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81pt"/>
    </style:style>
    <style:style style:name="co2" style:family="table-column">
      <style:table-column-properties fo:break-before="auto" style:column-width="80.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fo:background-color="#ed1c24"/>
    </style:style>
    <style:style style:name="ce4" style:family="table-cell" style:parent-style-name="Default" style:data-style-name="N100">
      <style:table-cell-properties fo:background-color="#fff200"/>
    </style:style>
    <style:style style:name="ce5" style:family="table-cell" style:parent-style-name="Default" style:data-style-name="N100">
      <style:table-cell-properties fo:background-color="#0066b3"/>
    </style:style>
    <style:style style:name="ce6" style:family="table-cell" style:parent-style-name="Default" style:data-style-name="N100">
      <style:table-cell-properties fo:background-color="#5c2d91"/>
    </style:style>
    <style:style style:name="ce7" style:family="table-cell" style:parent-style-name="Default" style:data-style-name="N100">
      <style:table-cell-properties fo:background-color="#fcd4d1"/>
    </style:style>
    <style:style style:name="ce8" style:family="table-cell" style:parent-style-name="Default" style:data-style-name="N100">
      <style:table-cell-properties fo:background-color="#00a65d"/>
    </style:style>
    <style:style style:name="ce9" style:family="table-cell" style:parent-style-name="Default">
      <style:table-cell-properties fo:background-color="#ed1c24"/>
    </style:style>
    <style:style style:name="ce10" style:family="table-cell" style:parent-style-name="Default">
      <style:table-cell-properties fo:background-color="#fff200"/>
    </style:style>
    <style:style style:name="ce11" style:family="table-cell" style:parent-style-name="Default">
      <style:table-cell-properties fo:background-color="#0066b3"/>
    </style:style>
    <style:style style:name="ce12" style:family="table-cell" style:parent-style-name="Default">
      <style:table-cell-properties fo:background-color="#5c2d91"/>
    </style:style>
    <style:style style:name="ce13" style:family="table-cell" style:parent-style-name="Default">
      <style:table-cell-properties fo:background-color="#fcd4d1"/>
    </style:style>
    <style:style style:name="ce14" style:family="table-cell" style:parent-style-name="Default">
      <style:table-cell-properties fo:background-color="#00a65d"/>
    </style:style>
  </office:automatic-styles>
  <office:body>
    <office:spreadsheet>
      <table:calculation-settings table:automatic-find-labels="false" table:use-regular-expressions="false" table:use-wildcards="true"/>
      <table:table table:name="Moto_06-26-2018_17.41" table:style-name="ta1">
        <table:table-column table:style-name="co1" table:default-cell-style-name="ce3"/>
        <table:table-column table:style-name="co2" table:number-columns-repeated="3" table:default-cell-style-name="ce9"/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</table:table-row>
        <table:table-row table:style-name="ro1">
          <table:table-cell table:style-name="ce1" office:value-type="string" calcext:value-type="string">
            <text:p>17:41:09.492</text:p>
          </table:table-cell>
          <table:table-cell table:style-name="Default" office:value-type="float" office:value="0.14348145" calcext:value-type="float">
            <text:p>0.14348145</text:p>
          </table:table-cell>
          <table:table-cell table:style-name="Default" office:value-type="float" office:value="0.18864898" calcext:value-type="float">
            <text:p>0.18864898</text:p>
          </table:table-cell>
          <table:table-cell table:style-name="Default" office:value-type="float" office:value="0.8199234" calcext:value-type="float">
            <text:p>0.8199234</text:p>
          </table:table-cell>
        </table:table-row>
        <table:table-row table:style-name="ro1">
          <table:table-cell table:style-name="ce1" office:value-type="string" calcext:value-type="string">
            <text:p>17:41:09.532</text:p>
          </table:table-cell>
          <table:table-cell table:style-name="Default" office:value-type="float" office:value="0.12913331" calcext:value-type="float">
            <text:p>0.12913331</text:p>
          </table:table-cell>
          <table:table-cell table:style-name="Default" office:value-type="float" office:value="0.1697841" calcext:value-type="float">
            <text:p>0.1697841</text:p>
          </table:table-cell>
          <table:table-cell table:style-name="Default" office:value-type="float" office:value="0.7379311" calcext:value-type="float">
            <text:p>0.7379311</text:p>
          </table:table-cell>
        </table:table-row>
        <table:table-row table:style-name="ro1">
          <table:table-cell table:style-name="ce1" office:value-type="string" calcext:value-type="string">
            <text:p>17:41:09.572</text:p>
          </table:table-cell>
          <table:table-cell table:style-name="Default" office:value-type="float" office:value="0.116219975" calcext:value-type="float">
            <text:p>0.116219975</text:p>
          </table:table-cell>
          <table:table-cell table:style-name="Default" office:value-type="float" office:value="0.15280567" calcext:value-type="float">
            <text:p>0.15280567</text:p>
          </table:table-cell>
          <table:table-cell table:style-name="Default" office:value-type="float" office:value="0.664138" calcext:value-type="float">
            <text:p>0.664138</text:p>
          </table:table-cell>
        </table:table-row>
        <table:table-row table:style-name="ro1">
          <table:table-cell table:style-name="ce1" office:value-type="string" calcext:value-type="string">
            <text:p>17:41:09.612</text:p>
          </table:table-cell>
          <table:table-cell table:style-name="Default" office:value-type="float" office:value="0.10459798" calcext:value-type="float">
            <text:p>0.10459798</text:p>
          </table:table-cell>
          <table:table-cell table:style-name="Default" office:value-type="float" office:value="0.13752511" calcext:value-type="float">
            <text:p>0.13752511</text:p>
          </table:table-cell>
          <table:table-cell table:style-name="Default" office:value-type="float" office:value="0.5977242" calcext:value-type="float">
            <text:p>0.5977242</text:p>
          </table:table-cell>
        </table:table-row>
        <table:table-row table:style-name="ro1">
          <table:table-cell table:style-name="ce1" office:value-type="string" calcext:value-type="string">
            <text:p>17:41:09.665</text:p>
          </table:table-cell>
          <table:table-cell table:style-name="Default" office:value-type="float" office:value="0.094138175" calcext:value-type="float">
            <text:p>0.094138175</text:p>
          </table:table-cell>
          <table:table-cell table:style-name="Default" office:value-type="float" office:value="0.1237726" calcext:value-type="float">
            <text:p>0.1237726</text:p>
          </table:table-cell>
          <table:table-cell table:style-name="Default" office:value-type="float" office:value="0.53795177" calcext:value-type="float">
            <text:p>0.53795177</text:p>
          </table:table-cell>
        </table:table-row>
        <table:table-row table:style-name="ro1">
          <table:table-cell table:style-name="ce1" office:value-type="string" calcext:value-type="string">
            <text:p>17:41:09.703</text:p>
          </table:table-cell>
          <table:table-cell table:style-name="Default" office:value-type="float" office:value="0.06165307" calcext:value-type="float">
            <text:p>0.06165307</text:p>
          </table:table-cell>
          <table:table-cell table:style-name="Default" office:value-type="float" office:value="0.1267762" calcext:value-type="float">
            <text:p>0.1267762</text:p>
          </table:table-cell>
          <table:table-cell table:style-name="Default" office:value-type="float" office:value="0.48327768" calcext:value-type="float">
            <text:p>0.48327768</text:p>
          </table:table-cell>
        </table:table-row>
        <table:table-row table:style-name="ro1">
          <table:table-cell table:style-name="ce1" office:value-type="string" calcext:value-type="string">
            <text:p>17:41:09.743</text:p>
          </table:table-cell>
          <table:table-cell table:style-name="Default" office:value-type="float" office:value="0.05768503" calcext:value-type="float">
            <text:p>0.05768503</text:p>
          </table:table-cell>
          <table:table-cell table:style-name="Default" office:value-type="float" office:value="0.10618842" calcext:value-type="float">
            <text:p>0.10618842</text:p>
          </table:table-cell>
          <table:table-cell table:style-name="Default" office:value-type="float" office:value="0.43626827" calcext:value-type="float">
            <text:p>0.43626827</text:p>
          </table:table-cell>
        </table:table-row>
        <table:table-row table:style-name="ro1">
          <table:table-cell table:style-name="ce1" office:value-type="string" calcext:value-type="string">
            <text:p>17:41:09.783</text:p>
          </table:table-cell>
          <table:table-cell table:style-name="Default" office:value-type="float" office:value="0.053674337" calcext:value-type="float">
            <text:p>0.053674337</text:p>
          </table:table-cell>
          <table:table-cell table:style-name="Default" office:value-type="float" office:value="0.097547114" calcext:value-type="float">
            <text:p>0.097547114</text:p>
          </table:table-cell>
          <table:table-cell table:style-name="Default" office:value-type="float" office:value="0.39286113" calcext:value-type="float">
            <text:p>0.39286113</text:p>
          </table:table-cell>
        </table:table-row>
        <table:table-row table:style-name="ro1">
          <table:table-cell table:style-name="ce1" office:value-type="string" calcext:value-type="string">
            <text:p>17:41:09.829</text:p>
          </table:table-cell>
          <table:table-cell table:style-name="Default" office:value-type="float" office:value="0.04479128" calcext:value-type="float">
            <text:p>0.04479128</text:p>
          </table:table-cell>
          <table:table-cell table:style-name="Default" office:value-type="float" office:value="0.0992182" calcext:value-type="float">
            <text:p>0.0992182</text:p>
          </table:table-cell>
          <table:table-cell table:style-name="Default" office:value-type="float" office:value="0.3434676" calcext:value-type="float">
            <text:p>0.3434676</text:p>
          </table:table-cell>
        </table:table-row>
        <table:table-row table:style-name="ro1">
          <table:table-cell table:style-name="ce1" office:value-type="string" calcext:value-type="string">
            <text:p>17:41:09.872</text:p>
          </table:table-cell>
          <table:table-cell table:style-name="Default" office:value-type="float" office:value="0.051737934" calcext:value-type="float">
            <text:p>0.051737934</text:p>
          </table:table-cell>
          <table:table-cell table:style-name="Default" office:value-type="float" office:value="0.09325145" calcext:value-type="float">
            <text:p>0.09325145</text:p>
          </table:table-cell>
          <table:table-cell table:style-name="Default" office:value-type="float" office:value="0.3027488" calcext:value-type="float">
            <text:p>0.3027488</text:p>
          </table:table-cell>
        </table:table-row>
        <table:table-row table:style-name="ro1">
          <table:table-cell table:style-name="ce1" office:value-type="string" calcext:value-type="string">
            <text:p>17:41:09.911</text:p>
          </table:table-cell>
          <table:table-cell table:style-name="Default" office:value-type="float" office:value="0.05227703" calcext:value-type="float">
            <text:p>0.05227703</text:p>
          </table:table-cell>
          <table:table-cell table:style-name="Default" office:value-type="float" office:value="0.07755425" calcext:value-type="float">
            <text:p>0.07755425</text:p>
          </table:table-cell>
          <table:table-cell table:style-name="Default" office:value-type="float" office:value="0.27423176" calcext:value-type="float">
            <text:p>0.27423176</text:p>
          </table:table-cell>
        </table:table-row>
        <table:table-row table:style-name="ro1">
          <table:table-cell table:style-name="ce1" office:value-type="string" calcext:value-type="string">
            <text:p>17:41:09.942</text:p>
          </table:table-cell>
          <table:table-cell table:style-name="Default" office:value-type="float" office:value="0.037161633" calcext:value-type="float">
            <text:p>0.037161633</text:p>
          </table:table-cell>
          <table:table-cell table:style-name="Default" office:value-type="float" office:value="0.0687002" calcext:value-type="float">
            <text:p>0.0687002</text:p>
          </table:table-cell>
          <table:table-cell table:style-name="Default" office:value-type="float" office:value="0.25010446" calcext:value-type="float">
            <text:p>0.25010446</text:p>
          </table:table-cell>
        </table:table-row>
        <table:table-row table:style-name="ro1">
          <table:table-cell table:style-name="ce1" office:value-type="string" calcext:value-type="string">
            <text:p>17:41:09.982</text:p>
          </table:table-cell>
          <table:table-cell table:style-name="Default" office:value-type="float" office:value="0.043552898" calcext:value-type="float">
            <text:p>0.043552898</text:p>
          </table:table-cell>
          <table:table-cell table:style-name="Default" office:value-type="float" office:value="0.071717866" calcext:value-type="float">
            <text:p>0.071717866</text:p>
          </table:table-cell>
          <table:table-cell table:style-name="Default" office:value-type="float" office:value="0.22091924" calcext:value-type="float">
            <text:p>0.22091924</text:p>
          </table:table-cell>
        </table:table-row>
        <table:table-row table:style-name="ro1">
          <table:table-cell table:style-name="ce1" office:value-type="string" calcext:value-type="string">
            <text:p>17:41:10.027</text:p>
          </table:table-cell>
          <table:table-cell table:style-name="Default" office:value-type="float" office:value="0.044690784" calcext:value-type="float">
            <text:p>0.044690784</text:p>
          </table:table-cell>
          <table:table-cell table:style-name="Default" office:value-type="float" office:value="0.05202168" calcext:value-type="float">
            <text:p>0.05202168</text:p>
          </table:table-cell>
          <table:table-cell table:style-name="Default" office:value-type="float" office:value="0.20344155" calcext:value-type="float">
            <text:p>0.20344155</text:p>
          </table:table-cell>
        </table:table-row>
        <table:table-row table:style-name="ro1">
          <table:table-cell table:style-name="ce1" office:value-type="string" calcext:value-type="string">
            <text:p>17:41:10.071</text:p>
          </table:table-cell>
          <table:table-cell table:style-name="Default" office:value-type="float" office:value="0.043957047" calcext:value-type="float">
            <text:p>0.043957047</text:p>
          </table:table-cell>
          <table:table-cell table:style-name="Default" office:value-type="float" office:value="0.055388846" calcext:value-type="float">
            <text:p>0.055388846</text:p>
          </table:table-cell>
          <table:table-cell table:style-name="Default" office:value-type="float" office:value="0.16903491" calcext:value-type="float">
            <text:p>0.16903491</text:p>
          </table:table-cell>
        </table:table-row>
        <table:table-row table:style-name="ro1">
          <table:table-cell table:style-name="ce1" office:value-type="string" calcext:value-type="string">
            <text:p>17:41:10.111</text:p>
          </table:table-cell>
          <table:table-cell table:style-name="Default" office:value-type="float" office:value="0.046153147" calcext:value-type="float">
            <text:p>0.046153147</text:p>
          </table:table-cell>
          <table:table-cell table:style-name="Default" office:value-type="float" office:value="0.052926134" calcext:value-type="float">
            <text:p>0.052926134</text:p>
          </table:table-cell>
          <table:table-cell table:style-name="Default" office:value-type="float" office:value="0.14993414" calcext:value-type="float">
            <text:p>0.14993414</text:p>
          </table:table-cell>
        </table:table-row>
        <table:table-row table:style-name="ro1">
          <table:table-cell table:style-name="ce1" office:value-type="string" calcext:value-type="string">
            <text:p>17:41:10.142</text:p>
          </table:table-cell>
          <table:table-cell table:style-name="Default" office:value-type="float" office:value="0.061093483" calcext:value-type="float">
            <text:p>0.061093483</text:p>
          </table:table-cell>
          <table:table-cell table:style-name="Default" office:value-type="float" office:value="0.03884447" calcext:value-type="float">
            <text:p>0.03884447</text:p>
          </table:table-cell>
          <table:table-cell table:style-name="Default" office:value-type="float" office:value="0.1399945" calcext:value-type="float">
            <text:p>0.1399945</text:p>
          </table:table-cell>
        </table:table-row>
        <table:table-row table:style-name="ro1">
          <table:table-cell table:style-name="ce1" office:value-type="string" calcext:value-type="string">
            <text:p>17:41:10.182</text:p>
          </table:table-cell>
          <table:table-cell table:style-name="Default" office:value-type="float" office:value="0.059818126" calcext:value-type="float">
            <text:p>0.059818126</text:p>
          </table:table-cell>
          <table:table-cell table:style-name="Default" office:value-type="float" office:value="0.024193408" calcext:value-type="float">
            <text:p>0.024193408</text:p>
          </table:table-cell>
          <table:table-cell table:style-name="Default" office:value-type="float" office:value="0.124017484" calcext:value-type="float">
            <text:p>0.124017484</text:p>
          </table:table-cell>
        </table:table-row>
        <table:table-row table:style-name="ro1">
          <table:table-cell table:style-name="ce1" office:value-type="string" calcext:value-type="string">
            <text:p>17:41:10.227</text:p>
          </table:table-cell>
          <table:table-cell table:style-name="Default" office:value-type="float" office:value="0.066140994" calcext:value-type="float">
            <text:p>0.066140994</text:p>
          </table:table-cell>
          <table:table-cell table:style-name="Default" office:value-type="float" office:value="0.0059537604" calcext:value-type="float">
            <text:p>0.0059537604</text:p>
          </table:table-cell>
          <table:table-cell table:style-name="Default" office:value-type="float" office:value="0.11579057" calcext:value-type="float">
            <text:p>0.11579057</text:p>
          </table:table-cell>
        </table:table-row>
        <table:table-row table:style-name="ro1">
          <table:table-cell table:style-name="ce1" office:value-type="string" calcext:value-type="string">
            <text:p>17:41:10.272</text:p>
          </table:table-cell>
          <table:table-cell table:style-name="Default" office:value-type="float" office:value="0.049419478" calcext:value-type="float">
            <text:p>0.049419478</text:p>
          </table:table-cell>
          <table:table-cell table:style-name="Default" office:value-type="float" office:value="0.00821483" calcext:value-type="float">
            <text:p>0.00821483</text:p>
          </table:table-cell>
          <table:table-cell table:style-name="Default" office:value-type="float" office:value="0.09564216" calcext:value-type="float">
            <text:p>0.09564216</text:p>
          </table:table-cell>
        </table:table-row>
        <table:table-row table:style-name="ro1">
          <table:table-cell table:style-name="ce1" office:value-type="string" calcext:value-type="string">
            <text:p>17:41:10.312</text:p>
          </table:table-cell>
          <table:table-cell table:style-name="Default" office:value-type="float" office:value="0.006684565" calcext:value-type="float">
            <text:p>0.006684565</text:p>
          </table:table-cell>
          <table:table-cell table:style-name="Default" office:value-type="float" office:value="-0.014359573" calcext:value-type="float">
            <text:p>-0.014359573</text:p>
          </table:table-cell>
          <table:table-cell table:style-name="Default" office:value-type="float" office:value="0.08871467" calcext:value-type="float">
            <text:p>0.08871467</text:p>
          </table:table-cell>
        </table:table-row>
        <table:table-row table:style-name="ro1">
          <table:table-cell table:style-name="ce1" office:value-type="string" calcext:value-type="string">
            <text:p>17:41:10.352</text:p>
          </table:table-cell>
          <table:table-cell table:style-name="Default" office:value-type="float" office:value="-0.0040913206" calcext:value-type="float">
            <text:p>-0.0040913206</text:p>
          </table:table-cell>
          <table:table-cell table:style-name="Default" office:value-type="float" office:value="-0.0065515544" calcext:value-type="float">
            <text:p>-0.0065515544</text:p>
          </table:table-cell>
          <table:table-cell table:style-name="Default" office:value-type="float" office:value="0.09324656" calcext:value-type="float">
            <text:p>0.09324656</text:p>
          </table:table-cell>
        </table:table-row>
        <table:table-row table:style-name="ro1">
          <table:table-cell table:style-name="ce1" office:value-type="string" calcext:value-type="string">
            <text:p>17:41:10.393</text:p>
          </table:table-cell>
          <table:table-cell table:style-name="Default" office:value-type="float" office:value="-0.00565972" calcext:value-type="float">
            <text:p>-0.00565972</text:p>
          </table:table-cell>
          <table:table-cell table:style-name="Default" office:value-type="float" office:value="-0.038415935" calcext:value-type="float">
            <text:p>-0.038415935</text:p>
          </table:table-cell>
          <table:table-cell table:style-name="Default" office:value-type="float" office:value="0.12632915" calcext:value-type="float">
            <text:p>0.12632915</text:p>
          </table:table-cell>
        </table:table-row>
        <table:table-row table:style-name="ro1">
          <table:table-cell table:style-name="ce1" office:value-type="string" calcext:value-type="string">
            <text:p>17:41:10.433</text:p>
          </table:table-cell>
          <table:table-cell table:style-name="Default" office:value-type="float" office:value="0.00061913976" calcext:value-type="float">
            <text:p>0.00061913976</text:p>
          </table:table-cell>
          <table:table-cell table:style-name="Default" office:value-type="float" office:value="-0.019413197" calcext:value-type="float">
            <text:p>-0.019413197</text:p>
          </table:table-cell>
          <table:table-cell table:style-name="Default" office:value-type="float" office:value="0.11809072" calcext:value-type="float">
            <text:p>0.11809072</text:p>
          </table:table-cell>
        </table:table-row>
        <table:table-row table:style-name="ro1">
          <table:table-cell table:style-name="ce1" office:value-type="string" calcext:value-type="string">
            <text:p>17:41:10.473</text:p>
          </table:table-cell>
          <table:table-cell table:style-name="Default" office:value-type="float" office:value="-0.015043358" calcext:value-type="float">
            <text:p>-0.015043358</text:p>
          </table:table-cell>
          <table:table-cell table:style-name="Default" office:value-type="float" office:value="-0.038126174" calcext:value-type="float">
            <text:p>-0.038126174</text:p>
          </table:table-cell>
          <table:table-cell table:style-name="Default" office:value-type="float" office:value="0.092658594" calcext:value-type="float">
            <text:p>0.092658594</text:p>
          </table:table-cell>
        </table:table-row>
        <table:table-row table:style-name="ro1">
          <table:table-cell table:style-name="ce1" office:value-type="string" calcext:value-type="string">
            <text:p>17:41:10.513</text:p>
          </table:table-cell>
          <table:table-cell table:style-name="Default" office:value-type="float" office:value="-0.0025526916" calcext:value-type="float">
            <text:p>-0.0025526916</text:p>
          </table:table-cell>
          <table:table-cell table:style-name="Default" office:value-type="float" office:value="-0.046398513" calcext:value-type="float">
            <text:p>-0.046398513</text:p>
          </table:table-cell>
          <table:table-cell table:style-name="Default" office:value-type="float" office:value="0.089764796" calcext:value-type="float">
            <text:p>0.089764796</text:p>
          </table:table-cell>
        </table:table-row>
        <table:table-row table:style-name="ro1">
          <table:table-cell table:style-name="ce1" office:value-type="string" calcext:value-type="string">
            <text:p>17:41:10.555</text:p>
          </table:table-cell>
          <table:table-cell table:style-name="Default" office:value-type="float" office:value="-0.044265203" calcext:value-type="float">
            <text:p>-0.044265203</text:p>
          </table:table-cell>
          <table:table-cell table:style-name="Default" office:value-type="float" office:value="0.018885858" calcext:value-type="float">
            <text:p>0.018885858</text:p>
          </table:table-cell>
          <table:table-cell table:style-name="Default" office:value-type="float" office:value="0.055080328" calcext:value-type="float">
            <text:p>0.055080328</text:p>
          </table:table-cell>
        </table:table-row>
        <table:table-row table:style-name="ro1">
          <table:table-cell table:style-name="ce1" office:value-type="string" calcext:value-type="string">
            <text:p>17:41:10.594</text:p>
          </table:table-cell>
          <table:table-cell table:style-name="Default" office:value-type="float" office:value="-0.031928528" calcext:value-type="float">
            <text:p>-0.031928528</text:p>
          </table:table-cell>
          <table:table-cell table:style-name="Default" office:value-type="float" office:value="-0.03046366" calcext:value-type="float">
            <text:p>-0.03046366</text:p>
          </table:table-cell>
          <table:table-cell table:style-name="Default" office:value-type="float" office:value="0.07637904" calcext:value-type="float">
            <text:p>0.07637904</text:p>
          </table:table-cell>
        </table:table-row>
        <table:table-row table:style-name="ro1">
          <table:table-cell table:style-name="ce1" office:value-type="string" calcext:value-type="string">
            <text:p>17:41:10.636</text:p>
          </table:table-cell>
          <table:table-cell table:style-name="Default" office:value-type="float" office:value="-0.0885013" calcext:value-type="float">
            <text:p>-0.0885013</text:p>
          </table:table-cell>
          <table:table-cell table:style-name="Default" office:value-type="float" office:value="-0.10542023" calcext:value-type="float">
            <text:p>-0.10542023</text:p>
          </table:table-cell>
          <table:table-cell table:style-name="Default" office:value-type="float" office:value="-0.030575363" calcext:value-type="float">
            <text:p>-0.030575363</text:p>
          </table:table-cell>
        </table:table-row>
        <table:table-row table:style-name="ro1">
          <table:table-cell table:style-name="ce1" office:value-type="string" calcext:value-type="string">
            <text:p>17:41:10.676</text:p>
          </table:table-cell>
          <table:table-cell table:style-name="Default" office:value-type="float" office:value="-0.022082817" calcext:value-type="float">
            <text:p>-0.022082817</text:p>
          </table:table-cell>
          <table:table-cell table:style-name="Default" office:value-type="float" office:value="-0.039946564" calcext:value-type="float">
            <text:p>-0.039946564</text:p>
          </table:table-cell>
          <table:table-cell table:style-name="Default" office:value-type="float" office:value="0.043453876" calcext:value-type="float">
            <text:p>0.043453876</text:p>
          </table:table-cell>
        </table:table-row>
        <table:table-row table:style-name="ro1">
          <table:table-cell table:style-name="ce1" office:value-type="string" calcext:value-type="string">
            <text:p>17:41:10.714</text:p>
          </table:table-cell>
          <table:table-cell table:style-name="Default" office:value-type="float" office:value="0.0680161" calcext:value-type="float">
            <text:p>0.0680161</text:p>
          </table:table-cell>
          <table:table-cell table:style-name="Default" office:value-type="float" office:value="-0.1269187" calcext:value-type="float">
            <text:p>-0.1269187</text:p>
          </table:table-cell>
          <table:table-cell table:style-name="Default" office:value-type="float" office:value="0.13073438" calcext:value-type="float">
            <text:p>0.13073438</text:p>
          </table:table-cell>
        </table:table-row>
        <table:table-row table:style-name="ro1">
          <table:table-cell table:style-name="ce1" office:value-type="string" calcext:value-type="string">
            <text:p>17:41:10.755</text:p>
          </table:table-cell>
          <table:table-cell table:style-name="Default" office:value-type="float" office:value="-0.015909543" calcext:value-type="float">
            <text:p>-0.015909543</text:p>
          </table:table-cell>
          <table:table-cell table:style-name="Default" office:value-type="float" office:value="-0.103240505" calcext:value-type="float">
            <text:p>-0.103240505</text:p>
          </table:table-cell>
          <table:table-cell table:style-name="Default" office:value-type="float" office:value="0.013290845" calcext:value-type="float">
            <text:p>0.013290845</text:p>
          </table:table-cell>
        </table:table-row>
        <table:table-row table:style-name="ro1">
          <table:table-cell table:style-name="ce1" office:value-type="string" calcext:value-type="string">
            <text:p>17:41:10.793</text:p>
          </table:table-cell>
          <table:table-cell table:style-name="Default" office:value-type="float" office:value="-0.007946512" calcext:value-type="float">
            <text:p>-0.007946512</text:p>
          </table:table-cell>
          <table:table-cell table:style-name="Default" office:value-type="float" office:value="-0.021285605" calcext:value-type="float">
            <text:p>-0.021285605</text:p>
          </table:table-cell>
          <table:table-cell table:style-name="Default" office:value-type="float" office:value="0.0315174" calcext:value-type="float">
            <text:p>0.0315174</text:p>
          </table:table-cell>
        </table:table-row>
        <table:table-row table:style-name="ro1">
          <table:table-cell table:style-name="ce1" office:value-type="string" calcext:value-type="string">
            <text:p>17:41:10.835</text:p>
          </table:table-cell>
          <table:table-cell table:style-name="Default" office:value-type="float" office:value="-0.02187354" calcext:value-type="float">
            <text:p>-0.02187354</text:p>
          </table:table-cell>
          <table:table-cell table:style-name="Default" office:value-type="float" office:value="-0.062443182" calcext:value-type="float">
            <text:p>-0.062443182</text:p>
          </table:table-cell>
          <table:table-cell table:style-name="Default" office:value-type="float" office:value="0.06747708" calcext:value-type="float">
            <text:p>0.06747708</text:p>
          </table:table-cell>
        </table:table-row>
        <table:table-row table:style-name="ro1">
          <table:table-cell table:style-name="ce1" office:value-type="string" calcext:value-type="string">
            <text:p>17:41:10.875</text:p>
          </table:table-cell>
          <table:table-cell table:style-name="Default" office:value-type="float" office:value="-0.08318716" calcext:value-type="float">
            <text:p>-0.08318716</text:p>
          </table:table-cell>
          <table:table-cell table:style-name="Default" office:value-type="float" office:value="-0.03488538" calcext:value-type="float">
            <text:p>-0.03488538</text:p>
          </table:table-cell>
          <table:table-cell table:style-name="Default" office:value-type="float" office:value="-0.01793277" calcext:value-type="float">
            <text:p>-0.01793277</text:p>
          </table:table-cell>
        </table:table-row>
        <table:table-row table:style-name="ro1">
          <table:table-cell table:style-name="ce1" office:value-type="string" calcext:value-type="string">
            <text:p>17:41:10.915</text:p>
          </table:table-cell>
          <table:table-cell table:style-name="Default" office:value-type="float" office:value="-0.073769815" calcext:value-type="float">
            <text:p>-0.073769815</text:p>
          </table:table-cell>
          <table:table-cell table:style-name="Default" office:value-type="float" office:value="0.04616664" calcext:value-type="float">
            <text:p>0.04616664</text:p>
          </table:table-cell>
          <table:table-cell table:style-name="Default" office:value-type="float" office:value="0.009788177" calcext:value-type="float">
            <text:p>0.009788177</text:p>
          </table:table-cell>
        </table:table-row>
        <table:table-row table:style-name="ro1">
          <table:table-cell table:style-name="ce1" office:value-type="string" calcext:value-type="string">
            <text:p>17:41:10.953</text:p>
          </table:table-cell>
          <table:table-cell table:style-name="Default" office:value-type="float" office:value="-0.042442642" calcext:value-type="float">
            <text:p>-0.042442642</text:p>
          </table:table-cell>
          <table:table-cell table:style-name="Default" office:value-type="float" office:value="-0.07226839" calcext:value-type="float">
            <text:p>-0.07226839</text:p>
          </table:table-cell>
          <table:table-cell table:style-name="Default" office:value-type="float" office:value="0.07406814" calcext:value-type="float">
            <text:p>0.07406814</text:p>
          </table:table-cell>
        </table:table-row>
        <table:table-row table:style-name="ro1">
          <table:table-cell table:style-name="ce1" office:value-type="string" calcext:value-type="string">
            <text:p>17:41:10.994</text:p>
          </table:table-cell>
          <table:table-cell table:style-name="Default" office:value-type="float" office:value="-0.065224744" calcext:value-type="float">
            <text:p>-0.065224744</text:p>
          </table:table-cell>
          <table:table-cell table:style-name="Default" office:value-type="float" office:value="0.01889399" calcext:value-type="float">
            <text:p>0.01889399</text:p>
          </table:table-cell>
          <table:table-cell table:style-name="Default" office:value-type="float" office:value="0.004918206" calcext:value-type="float">
            <text:p>0.004918206</text:p>
          </table:table-cell>
        </table:table-row>
        <table:table-row table:style-name="ro1">
          <table:table-cell table:style-name="ce1" office:value-type="string" calcext:value-type="string">
            <text:p>17:41:11.034</text:p>
          </table:table-cell>
          <table:table-cell table:style-name="Default" office:value-type="float" office:value="-0.053209104" calcext:value-type="float">
            <text:p>-0.053209104</text:p>
          </table:table-cell>
          <table:table-cell table:style-name="Default" office:value-type="float" office:value="-0.009362597" calcext:value-type="float">
            <text:p>-0.009362597</text:p>
          </table:table-cell>
          <table:table-cell table:style-name="Default" office:value-type="float" office:value="0.053425364" calcext:value-type="float">
            <text:p>0.053425364</text:p>
          </table:table-cell>
        </table:table-row>
        <table:table-row table:style-name="ro1">
          <table:table-cell table:style-name="ce1" office:value-type="string" calcext:value-type="string">
            <text:p>17:41:11.074</text:p>
          </table:table-cell>
          <table:table-cell table:style-name="Default" office:value-type="float" office:value="-0.032067884" calcext:value-type="float">
            <text:p>-0.032067884</text:p>
          </table:table-cell>
          <table:table-cell table:style-name="Default" office:value-type="float" office:value="-0.065555245" calcext:value-type="float">
            <text:p>-0.065555245</text:p>
          </table:table-cell>
          <table:table-cell table:style-name="Default" office:value-type="float" office:value="0.068077974" calcext:value-type="float">
            <text:p>0.068077974</text:p>
          </table:table-cell>
        </table:table-row>
        <table:table-row table:style-name="ro1">
          <table:table-cell table:style-name="ce1" office:value-type="string" calcext:value-type="string">
            <text:p>17:41:11.114</text:p>
          </table:table-cell>
          <table:table-cell table:style-name="Default" office:value-type="float" office:value="-0.08642946" calcext:value-type="float">
            <text:p>-0.08642946</text:p>
          </table:table-cell>
          <table:table-cell table:style-name="Default" office:value-type="float" office:value="-0.029995808" calcext:value-type="float">
            <text:p>-0.029995808</text:p>
          </table:table-cell>
          <table:table-cell table:style-name="Default" office:value-type="float" office:value="0.023696935" calcext:value-type="float">
            <text:p>0.023696935</text:p>
          </table:table-cell>
        </table:table-row>
        <table:table-row table:style-name="ro1">
          <table:table-cell table:style-name="ce1" office:value-type="string" calcext:value-type="string">
            <text:p>17:41:11.155</text:p>
          </table:table-cell>
          <table:table-cell table:style-name="Default" office:value-type="float" office:value="-0.06328456" calcext:value-type="float">
            <text:p>-0.06328456</text:p>
          </table:table-cell>
          <table:table-cell table:style-name="Default" office:value-type="float" office:value="-0.109833136" calcext:value-type="float">
            <text:p>-0.109833136</text:p>
          </table:table-cell>
          <table:table-cell table:style-name="Default" office:value-type="float" office:value="0.043299835" calcext:value-type="float">
            <text:p>0.043299835</text:p>
          </table:table-cell>
        </table:table-row>
        <table:table-row table:style-name="ro1">
          <table:table-cell table:style-name="ce1" office:value-type="string" calcext:value-type="string">
            <text:p>17:41:11.195</text:p>
          </table:table-cell>
          <table:table-cell table:style-name="Default" office:value-type="float" office:value="-0.10441703" calcext:value-type="float">
            <text:p>-0.10441703</text:p>
          </table:table-cell>
          <table:table-cell table:style-name="Default" office:value-type="float" office:value="-0.15026584" calcext:value-type="float">
            <text:p>-0.15026584</text:p>
          </table:table-cell>
          <table:table-cell table:style-name="Default" office:value-type="float" office:value="0.044902477" calcext:value-type="float">
            <text:p>0.044902477</text:p>
          </table:table-cell>
        </table:table-row>
        <table:table-row table:style-name="ro1">
          <table:table-cell table:style-name="ce1" office:value-type="string" calcext:value-type="string">
            <text:p>17:41:11.234</text:p>
          </table:table-cell>
          <table:table-cell table:style-name="Default" office:value-type="float" office:value="-0.12210034" calcext:value-type="float">
            <text:p>-0.12210034</text:p>
          </table:table-cell>
          <table:table-cell table:style-name="Default" office:value-type="float" office:value="-0.11370607" calcext:value-type="float">
            <text:p>-0.11370607</text:p>
          </table:table-cell>
          <table:table-cell table:style-name="Default" office:value-type="float" office:value="-0.0015555745" calcext:value-type="float">
            <text:p>-0.0015555745</text:p>
          </table:table-cell>
        </table:table-row>
        <table:table-row table:style-name="ro1">
          <table:table-cell table:style-name="ce1" office:value-type="string" calcext:value-type="string">
            <text:p>17:41:11.275</text:p>
          </table:table-cell>
          <table:table-cell table:style-name="Default" office:value-type="float" office:value="-0.110329755" calcext:value-type="float">
            <text:p>-0.110329755</text:p>
          </table:table-cell>
          <table:table-cell table:style-name="Default" office:value-type="float" office:value="-0.14628077" calcext:value-type="float">
            <text:p>-0.14628077</text:p>
          </table:table-cell>
          <table:table-cell table:style-name="Default" office:value-type="float" office:value="-0.0033776076" calcext:value-type="float">
            <text:p>-0.0033776076</text:p>
          </table:table-cell>
        </table:table-row>
        <table:table-row table:style-name="ro1">
          <table:table-cell table:style-name="ce1" office:value-type="string" calcext:value-type="string">
            <text:p>17:41:11.315</text:p>
          </table:table-cell>
          <table:table-cell table:style-name="Default" office:value-type="float" office:value="-0.10149405" calcext:value-type="float">
            <text:p>-0.10149405</text:p>
          </table:table-cell>
          <table:table-cell table:style-name="Default" office:value-type="float" office:value="-0.110119484" calcext:value-type="float">
            <text:p>-0.110119484</text:p>
          </table:table-cell>
          <table:table-cell table:style-name="Default" office:value-type="float" office:value="-0.0078738555" calcext:value-type="float">
            <text:p>-0.0078738555</text:p>
          </table:table-cell>
        </table:table-row>
        <table:table-row table:style-name="ro1">
          <table:table-cell table:style-name="ce1" office:value-type="string" calcext:value-type="string">
            <text:p>17:41:11.352</text:p>
          </table:table-cell>
          <table:table-cell table:style-name="Default" office:value-type="float" office:value="-0.07903995" calcext:value-type="float">
            <text:p>-0.07903995</text:p>
          </table:table-cell>
          <table:table-cell table:style-name="Default" office:value-type="float" office:value="-0.05516222" calcext:value-type="float">
            <text:p>-0.05516222</text:p>
          </table:table-cell>
          <table:table-cell table:style-name="Default" office:value-type="float" office:value="-0.023346258" calcext:value-type="float">
            <text:p>-0.023346258</text:p>
          </table:table-cell>
        </table:table-row>
        <table:table-row table:style-name="ro1">
          <table:table-cell table:style-name="ce1" office:value-type="string" calcext:value-type="string">
            <text:p>17:41:11.392</text:p>
          </table:table-cell>
          <table:table-cell table:style-name="Default" office:value-type="float" office:value="-0.043230683" calcext:value-type="float">
            <text:p>-0.043230683</text:p>
          </table:table-cell>
          <table:table-cell table:style-name="Default" office:value-type="float" office:value="-0.052282717" calcext:value-type="float">
            <text:p>-0.052282717</text:p>
          </table:table-cell>
          <table:table-cell table:style-name="Default" office:value-type="float" office:value="0.0029386315" calcext:value-type="float">
            <text:p>0.0029386315</text:p>
          </table:table-cell>
        </table:table-row>
        <table:table-row table:style-name="ro1">
          <table:table-cell table:style-name="ce1" office:value-type="string" calcext:value-type="string">
            <text:p>17:41:11.435</text:p>
          </table:table-cell>
          <table:table-cell table:style-name="Default" office:value-type="float" office:value="-0.060001366" calcext:value-type="float">
            <text:p>-0.060001366</text:p>
          </table:table-cell>
          <table:table-cell table:style-name="Default" office:value-type="float" office:value="-0.059578862" calcext:value-type="float">
            <text:p>-0.059578862</text:p>
          </table:table-cell>
          <table:table-cell table:style-name="Default" office:value-type="float" office:value="0.0063800337" calcext:value-type="float">
            <text:p>0.0063800337</text:p>
          </table:table-cell>
        </table:table-row>
        <table:table-row table:style-name="ro1">
          <table:table-cell table:style-name="ce1" office:value-type="string" calcext:value-type="string">
            <text:p>17:41:11.476</text:p>
          </table:table-cell>
          <table:table-cell table:style-name="Default" office:value-type="float" office:value="-0.030710215" calcext:value-type="float">
            <text:p>-0.030710215</text:p>
          </table:table-cell>
          <table:table-cell table:style-name="Default" office:value-type="float" office:value="-0.07537391" calcext:value-type="float">
            <text:p>-0.07537391</text:p>
          </table:table-cell>
          <table:table-cell table:style-name="Default" office:value-type="float" office:value="0.031230424" calcext:value-type="float">
            <text:p>0.031230424</text:p>
          </table:table-cell>
        </table:table-row>
        <table:table-row table:style-name="ro1">
          <table:table-cell table:style-name="ce1" office:value-type="string" calcext:value-type="string">
            <text:p>17:41:11.515</text:p>
          </table:table-cell>
          <table:table-cell table:style-name="Default" office:value-type="float" office:value="-0.036867704" calcext:value-type="float">
            <text:p>-0.036867704</text:p>
          </table:table-cell>
          <table:table-cell table:style-name="Default" office:value-type="float" office:value="0.02708536" calcext:value-type="float">
            <text:p>0.02708536</text:p>
          </table:table-cell>
          <table:table-cell table:style-name="Default" office:value-type="float" office:value="0.021955034" calcext:value-type="float">
            <text:p>0.021955034</text:p>
          </table:table-cell>
        </table:table-row>
        <table:table-row table:style-name="ro1">
          <table:table-cell table:style-name="ce1" office:value-type="string" calcext:value-type="string">
            <text:p>17:41:11.553</text:p>
          </table:table-cell>
          <table:table-cell table:style-name="Default" office:value-type="float" office:value="-0.06196511" calcext:value-type="float">
            <text:p>-0.06196511</text:p>
          </table:table-cell>
          <table:table-cell table:style-name="Default" office:value-type="float" office:value="-0.027918098" calcext:value-type="float">
            <text:p>-0.027918098</text:p>
          </table:table-cell>
          <table:table-cell table:style-name="Default" office:value-type="float" office:value="-0.0057288627" calcext:value-type="float">
            <text:p>-0.0057288627</text:p>
          </table:table-cell>
        </table:table-row>
        <table:table-row table:style-name="ro1">
          <table:table-cell table:style-name="ce1" office:value-type="string" calcext:value-type="string">
            <text:p>17:41:11.593</text:p>
          </table:table-cell>
          <table:table-cell table:style-name="Default" office:value-type="float" office:value="-0.015998097" calcext:value-type="float">
            <text:p>-0.015998097</text:p>
          </table:table-cell>
          <table:table-cell table:style-name="Default" office:value-type="float" office:value="0.009370782" calcext:value-type="float">
            <text:p>0.009370782</text:p>
          </table:table-cell>
          <table:table-cell table:style-name="Default" office:value-type="float" office:value="0.018354826" calcext:value-type="float">
            <text:p>0.018354826</text:p>
          </table:table-cell>
        </table:table-row>
        <table:table-row table:style-name="ro1">
          <table:table-cell table:style-name="ce1" office:value-type="string" calcext:value-type="string">
            <text:p>17:41:11.635</text:p>
          </table:table-cell>
          <table:table-cell table:style-name="Default" office:value-type="float" office:value="0.0066954624" calcext:value-type="float">
            <text:p>0.0066954624</text:p>
          </table:table-cell>
          <table:table-cell table:style-name="Default" office:value-type="float" office:value="0.01304796" calcext:value-type="float">
            <text:p>0.01304796</text:p>
          </table:table-cell>
          <table:table-cell table:style-name="Default" office:value-type="float" office:value="0.028164882" calcext:value-type="float">
            <text:p>0.028164882</text:p>
          </table:table-cell>
        </table:table-row>
        <table:table-row table:style-name="ro1">
          <table:table-cell table:style-name="ce1" office:value-type="string" calcext:value-type="string">
            <text:p>17:41:11.674</text:p>
          </table:table-cell>
          <table:table-cell table:style-name="Default" office:value-type="float" office:value="0.04206107" calcext:value-type="float">
            <text:p>0.04206107</text:p>
          </table:table-cell>
          <table:table-cell table:style-name="Default" office:value-type="float" office:value="-0.06911621" calcext:value-type="float">
            <text:p>-0.06911621</text:p>
          </table:table-cell>
          <table:table-cell table:style-name="Default" office:value-type="float" office:value="0.00007984037" calcext:value-type="float">
            <text:p>7.984037E-05</text:p>
          </table:table-cell>
        </table:table-row>
        <table:table-row table:style-name="ro1">
          <table:table-cell table:style-name="ce1" office:value-type="string" calcext:value-type="string">
            <text:p>17:41:11.715</text:p>
          </table:table-cell>
          <table:table-cell table:style-name="Default" office:value-type="float" office:value="0.029944807" calcext:value-type="float">
            <text:p>0.029944807</text:p>
          </table:table-cell>
          <table:table-cell table:style-name="Default" office:value-type="float" office:value="-0.0391333" calcext:value-type="float">
            <text:p>-0.0391333</text:p>
          </table:table-cell>
          <table:table-cell table:style-name="Default" office:value-type="float" office:value="-0.01728656" calcext:value-type="float">
            <text:p>-0.01728656</text:p>
          </table:table-cell>
        </table:table-row>
        <table:table-row table:style-name="ro1">
          <table:table-cell table:style-name="ce1" office:value-type="string" calcext:value-type="string">
            <text:p>17:41:11.755</text:p>
          </table:table-cell>
          <table:table-cell table:style-name="Default" office:value-type="float" office:value="0.0267306" calcext:value-type="float">
            <text:p>0.0267306</text:p>
          </table:table-cell>
          <table:table-cell table:style-name="Default" office:value-type="float" office:value="-0.025991455" calcext:value-type="float">
            <text:p>-0.025991455</text:p>
          </table:table-cell>
          <table:table-cell table:style-name="Default" office:value-type="float" office:value="-0.03313599" calcext:value-type="float">
            <text:p>-0.03313599</text:p>
          </table:table-cell>
        </table:table-row>
        <table:table-row table:style-name="ro1">
          <table:table-cell table:style-name="ce1" office:value-type="string" calcext:value-type="string">
            <text:p>17:41:11.795</text:p>
          </table:table-cell>
          <table:table-cell table:style-name="Default" office:value-type="float" office:value="0.01834465" calcext:value-type="float">
            <text:p>0.01834465</text:p>
          </table:table-cell>
          <table:table-cell table:style-name="Default" office:value-type="float" office:value="-0.029764377" calcext:value-type="float">
            <text:p>-0.029764377</text:p>
          </table:table-cell>
          <table:table-cell table:style-name="Default" office:value-type="float" office:value="-0.0377325" calcext:value-type="float">
            <text:p>-0.0377325</text:p>
          </table:table-cell>
        </table:table-row>
        <table:table-row table:style-name="ro1">
          <table:table-cell table:style-name="ce1" office:value-type="string" calcext:value-type="string">
            <text:p>17:41:11.835</text:p>
          </table:table-cell>
          <table:table-cell table:style-name="Default" office:value-type="float" office:value="0.06089495" calcext:value-type="float">
            <text:p>0.06089495</text:p>
          </table:table-cell>
          <table:table-cell table:style-name="Default" office:value-type="float" office:value="-0.09006919" calcext:value-type="float">
            <text:p>-0.09006919</text:p>
          </table:table-cell>
          <table:table-cell table:style-name="Default" office:value-type="float" office:value="-0.00078051013" calcext:value-type="float">
            <text:p>-0.00078051013</text:p>
          </table:table-cell>
        </table:table-row>
        <table:table-row table:style-name="ro1">
          <table:table-cell table:style-name="ce1" office:value-type="string" calcext:value-type="string">
            <text:p>17:41:11.875</text:p>
          </table:table-cell>
          <table:table-cell table:style-name="Default" office:value-type="float" office:value="0.039424602" calcext:value-type="float">
            <text:p>0.039424602</text:p>
          </table:table-cell>
          <table:table-cell table:style-name="Default" office:value-type="float" office:value="-0.026350357" calcext:value-type="float">
            <text:p>-0.026350357</text:p>
          </table:table-cell>
          <table:table-cell table:style-name="Default" office:value-type="float" office:value="0.01577708" calcext:value-type="float">
            <text:p>0.01577708</text:p>
          </table:table-cell>
        </table:table-row>
        <table:table-row table:style-name="ro1">
          <table:table-cell table:style-name="ce1" office:value-type="string" calcext:value-type="string">
            <text:p>17:41:11.915</text:p>
          </table:table-cell>
          <table:table-cell table:style-name="Default" office:value-type="float" office:value="0.02998897" calcext:value-type="float">
            <text:p>0.02998897</text:p>
          </table:table-cell>
          <table:table-cell table:style-name="Default" office:value-type="float" office:value="-0.042172354" calcext:value-type="float">
            <text:p>-0.042172354</text:p>
          </table:table-cell>
          <table:table-cell table:style-name="Default" office:value-type="float" office:value="-0.032602392" calcext:value-type="float">
            <text:p>-0.032602392</text:p>
          </table:table-cell>
        </table:table-row>
        <table:table-row table:style-name="ro1">
          <table:table-cell table:style-name="ce1" office:value-type="string" calcext:value-type="string">
            <text:p>17:41:11.955</text:p>
          </table:table-cell>
          <table:table-cell table:style-name="Default" office:value-type="float" office:value="-0.0130001595" calcext:value-type="float">
            <text:p>-0.0130001595</text:p>
          </table:table-cell>
          <table:table-cell table:style-name="Default" office:value-type="float" office:value="-0.1089268" calcext:value-type="float">
            <text:p>-0.1089268</text:p>
          </table:table-cell>
          <table:table-cell table:style-name="Default" office:value-type="float" office:value="0.03459821" calcext:value-type="float">
            <text:p>0.03459821</text:p>
          </table:table-cell>
        </table:table-row>
        <table:table-row table:style-name="ro1">
          <table:table-cell table:style-name="ce1" office:value-type="string" calcext:value-type="string">
            <text:p>17:41:11.994</text:p>
          </table:table-cell>
          <table:table-cell table:style-name="Default" office:value-type="float" office:value="-0.054327097" calcext:value-type="float">
            <text:p>-0.054327097</text:p>
          </table:table-cell>
          <table:table-cell table:style-name="Default" office:value-type="float" office:value="-0.09254096" calcext:value-type="float">
            <text:p>-0.09254096</text:p>
          </table:table-cell>
          <table:table-cell table:style-name="Default" office:value-type="float" office:value="0.0021343927" calcext:value-type="float">
            <text:p>0.0021343927</text:p>
          </table:table-cell>
        </table:table-row>
        <table:table-row table:style-name="ro1">
          <table:table-cell table:style-name="ce1" office:value-type="string" calcext:value-type="string">
            <text:p>17:41:12.035</text:p>
          </table:table-cell>
          <table:table-cell table:style-name="Default" office:value-type="float" office:value="-0.0746024" calcext:value-type="float">
            <text:p>-0.0746024</text:p>
          </table:table-cell>
          <table:table-cell table:style-name="Default" office:value-type="float" office:value="-0.05735912" calcext:value-type="float">
            <text:p>-0.05735912</text:p>
          </table:table-cell>
          <table:table-cell table:style-name="Default" office:value-type="float" office:value="-0.02774205" calcext:value-type="float">
            <text:p>-0.02774205</text:p>
          </table:table-cell>
        </table:table-row>
        <table:table-row table:style-name="ro1">
          <table:table-cell table:style-name="ce1" office:value-type="string" calcext:value-type="string">
            <text:p>17:41:12.074</text:p>
          </table:table-cell>
          <table:table-cell table:style-name="Default" office:value-type="float" office:value="-0.06604352" calcext:value-type="float">
            <text:p>-0.06604352</text:p>
          </table:table-cell>
          <table:table-cell table:style-name="Default" office:value-type="float" office:value="-0.09754607" calcext:value-type="float">
            <text:p>-0.09754607</text:p>
          </table:table-cell>
          <table:table-cell table:style-name="Default" office:value-type="float" office:value="0.14180458" calcext:value-type="float">
            <text:p>0.14180458</text:p>
          </table:table-cell>
        </table:table-row>
        <table:table-row table:style-name="ro1">
          <table:table-cell table:style-name="ce1" office:value-type="string" calcext:value-type="string">
            <text:p>17:41:12.115</text:p>
          </table:table-cell>
          <table:table-cell table:style-name="Default" office:value-type="float" office:value="-0.07020577" calcext:value-type="float">
            <text:p>-0.07020577</text:p>
          </table:table-cell>
          <table:table-cell table:style-name="Default" office:value-type="float" office:value="-0.029783651" calcext:value-type="float">
            <text:p>-0.029783651</text:p>
          </table:table-cell>
          <table:table-cell table:style-name="Default" office:value-type="float" office:value="-0.0006961964" calcext:value-type="float">
            <text:p>-0.0006961964</text:p>
          </table:table-cell>
        </table:table-row>
        <table:table-row table:style-name="ro1">
          <table:table-cell table:style-name="ce1" office:value-type="string" calcext:value-type="string">
            <text:p>17:41:12.155</text:p>
          </table:table-cell>
          <table:table-cell table:style-name="Default" office:value-type="float" office:value="-0.07900551" calcext:value-type="float">
            <text:p>-0.07900551</text:p>
          </table:table-cell>
          <table:table-cell table:style-name="Default" office:value-type="float" office:value="-0.011204699" calcext:value-type="float">
            <text:p>-0.011204699</text:p>
          </table:table-cell>
          <table:table-cell table:style-name="Default" office:value-type="float" office:value="-0.06566565" calcext:value-type="float">
            <text:p>-0.06566565</text:p>
          </table:table-cell>
        </table:table-row>
        <table:table-row table:style-name="ro1">
          <table:table-cell table:style-name="ce1" office:value-type="string" calcext:value-type="string">
            <text:p>17:41:12.195</text:p>
          </table:table-cell>
          <table:table-cell table:style-name="Default" office:value-type="float" office:value="-0.020128394" calcext:value-type="float">
            <text:p>-0.020128394</text:p>
          </table:table-cell>
          <table:table-cell table:style-name="Default" office:value-type="float" office:value="-0.050513923" calcext:value-type="float">
            <text:p>-0.050513923</text:p>
          </table:table-cell>
          <table:table-cell table:style-name="Default" office:value-type="float" office:value="-0.0030688462" calcext:value-type="float">
            <text:p>-0.0030688462</text:p>
          </table:table-cell>
        </table:table-row>
        <table:table-row table:style-name="ro1">
          <table:table-cell table:style-name="ce1" office:value-type="string" calcext:value-type="string">
            <text:p>17:41:12.235</text:p>
          </table:table-cell>
          <table:table-cell table:style-name="Default" office:value-type="float" office:value="-0.03569368" calcext:value-type="float">
            <text:p>-0.03569368</text:p>
          </table:table-cell>
          <table:table-cell table:style-name="Default" office:value-type="float" office:value="-0.07864124" calcext:value-type="float">
            <text:p>-0.07864124</text:p>
          </table:table-cell>
          <table:table-cell table:style-name="Default" office:value-type="float" office:value="0.02030931" calcext:value-type="float">
            <text:p>0.02030931</text:p>
          </table:table-cell>
        </table:table-row>
        <table:table-row table:style-name="ro1">
          <table:table-cell table:style-name="ce1" office:value-type="string" calcext:value-type="string">
            <text:p>17:41:12.275</text:p>
          </table:table-cell>
          <table:table-cell table:style-name="Default" office:value-type="float" office:value="-0.05058134" calcext:value-type="float">
            <text:p>-0.05058134</text:p>
          </table:table-cell>
          <table:table-cell table:style-name="Default" office:value-type="float" office:value="-0.12043531" calcext:value-type="float">
            <text:p>-0.12043531</text:p>
          </table:table-cell>
          <table:table-cell table:style-name="Default" office:value-type="float" office:value="-0.008528333" calcext:value-type="float">
            <text:p>-0.008528333</text:p>
          </table:table-cell>
        </table:table-row>
        <table:table-row table:style-name="ro1">
          <table:table-cell table:style-name="ce1" office:value-type="string" calcext:value-type="string">
            <text:p>17:41:12.315</text:p>
          </table:table-cell>
          <table:table-cell table:style-name="Default" office:value-type="float" office:value="-0.058047622" calcext:value-type="float">
            <text:p>-0.058047622</text:p>
          </table:table-cell>
          <table:table-cell table:style-name="Default" office:value-type="float" office:value="-0.08488104" calcext:value-type="float">
            <text:p>-0.08488104</text:p>
          </table:table-cell>
          <table:table-cell table:style-name="Default" office:value-type="float" office:value="-0.005697938" calcext:value-type="float">
            <text:p>-0.005697938</text:p>
          </table:table-cell>
        </table:table-row>
        <table:table-row table:style-name="ro1">
          <table:table-cell table:style-name="ce1" office:value-type="string" calcext:value-type="string">
            <text:p>17:41:12.354</text:p>
          </table:table-cell>
          <table:table-cell table:style-name="Default" office:value-type="float" office:value="-0.050924502" calcext:value-type="float">
            <text:p>-0.050924502</text:p>
          </table:table-cell>
          <table:table-cell table:style-name="Default" office:value-type="float" office:value="-0.08342418" calcext:value-type="float">
            <text:p>-0.08342418</text:p>
          </table:table-cell>
          <table:table-cell table:style-name="Default" office:value-type="float" office:value="0.009593585" calcext:value-type="float">
            <text:p>0.009593585</text:p>
          </table:table-cell>
        </table:table-row>
        <table:table-row table:style-name="ro1">
          <table:table-cell table:style-name="ce1" office:value-type="string" calcext:value-type="string">
            <text:p>17:41:12.392</text:p>
          </table:table-cell>
          <table:table-cell table:style-name="Default" office:value-type="float" office:value="-0.058356468" calcext:value-type="float">
            <text:p>-0.058356468</text:p>
          </table:table-cell>
          <table:table-cell table:style-name="Default" office:value-type="float" office:value="-0.03443235" calcext:value-type="float">
            <text:p>-0.03443235</text:p>
          </table:table-cell>
          <table:table-cell table:style-name="Default" office:value-type="float" office:value="-0.0019127653" calcext:value-type="float">
            <text:p>-0.0019127653</text:p>
          </table:table-cell>
        </table:table-row>
        <table:table-row table:style-name="ro1">
          <table:table-cell table:style-name="ce1" office:value-type="string" calcext:value-type="string">
            <text:p>17:41:12.433</text:p>
          </table:table-cell>
          <table:table-cell table:style-name="Default" office:value-type="float" office:value="-0.04197395" calcext:value-type="float">
            <text:p>-0.04197395</text:p>
          </table:table-cell>
          <table:table-cell table:style-name="Default" office:value-type="float" office:value="-0.014729345" calcext:value-type="float">
            <text:p>-0.014729345</text:p>
          </table:table-cell>
          <table:table-cell table:style-name="Default" office:value-type="float" office:value="-0.009192145" calcext:value-type="float">
            <text:p>-0.009192145</text:p>
          </table:table-cell>
        </table:table-row>
        <table:table-row table:style-name="ro1">
          <table:table-cell table:style-name="ce1" office:value-type="string" calcext:value-type="string">
            <text:p>17:41:12.475</text:p>
          </table:table-cell>
          <table:table-cell table:style-name="Default" office:value-type="float" office:value="-0.05359686" calcext:value-type="float">
            <text:p>-0.05359686</text:p>
          </table:table-cell>
          <table:table-cell table:style-name="Default" office:value-type="float" office:value="-0.009740793" calcext:value-type="float">
            <text:p>-0.009740793</text:p>
          </table:table-cell>
          <table:table-cell table:style-name="Default" office:value-type="float" office:value="-0.007613718" calcext:value-type="float">
            <text:p>-0.007613718</text:p>
          </table:table-cell>
        </table:table-row>
        <table:table-row table:style-name="ro1">
          <table:table-cell table:style-name="ce1" office:value-type="string" calcext:value-type="string">
            <text:p>17:41:12.515</text:p>
          </table:table-cell>
          <table:table-cell table:style-name="Default" office:value-type="float" office:value="-0.04735827" calcext:value-type="float">
            <text:p>-0.04735827</text:p>
          </table:table-cell>
          <table:table-cell table:style-name="Default" office:value-type="float" office:value="-0.008546992" calcext:value-type="float">
            <text:p>-0.008546992</text:p>
          </table:table-cell>
          <table:table-cell table:style-name="Default" office:value-type="float" office:value="-0.005094516" calcext:value-type="float">
            <text:p>-0.005094516</text:p>
          </table:table-cell>
        </table:table-row>
        <table:table-row table:style-name="ro1">
          <table:table-cell table:style-name="ce1" office:value-type="string" calcext:value-type="string">
            <text:p>17:41:12.553</text:p>
          </table:table-cell>
          <table:table-cell table:style-name="Default" office:value-type="float" office:value="-0.04174354" calcext:value-type="float">
            <text:p>-0.04174354</text:p>
          </table:table-cell>
          <table:table-cell table:style-name="Default" office:value-type="float" office:value="-0.03977237" calcext:value-type="float">
            <text:p>-0.03977237</text:p>
          </table:table-cell>
          <table:table-cell table:style-name="Default" office:value-type="float" office:value="-0.004804815" calcext:value-type="float">
            <text:p>-0.004804815</text:p>
          </table:table-cell>
        </table:table-row>
        <table:table-row table:style-name="ro1">
          <table:table-cell table:style-name="ce1" office:value-type="string" calcext:value-type="string">
            <text:p>17:41:12.593</text:p>
          </table:table-cell>
          <table:table-cell table:style-name="Default" office:value-type="float" office:value="-0.0426229" calcext:value-type="float">
            <text:p>-0.0426229</text:p>
          </table:table-cell>
          <table:table-cell table:style-name="Default" office:value-type="float" office:value="-0.03909103" calcext:value-type="float">
            <text:p>-0.03909103</text:p>
          </table:table-cell>
          <table:table-cell table:style-name="Default" office:value-type="float" office:value="-0.005203239" calcext:value-type="float">
            <text:p>-0.005203239</text:p>
          </table:table-cell>
        </table:table-row>
        <table:table-row table:style-name="ro1">
          <table:table-cell table:style-name="ce1" office:value-type="string" calcext:value-type="string">
            <text:p>17:41:12.636</text:p>
          </table:table-cell>
          <table:table-cell table:style-name="Default" office:value-type="float" office:value="-0.032647718" calcext:value-type="float">
            <text:p>-0.032647718</text:p>
          </table:table-cell>
          <table:table-cell table:style-name="Default" office:value-type="float" office:value="-0.039137013" calcext:value-type="float">
            <text:p>-0.039137013</text:p>
          </table:table-cell>
          <table:table-cell table:style-name="Default" office:value-type="float" office:value="0.0027878976" calcext:value-type="float">
            <text:p>0.0027878976</text:p>
          </table:table-cell>
        </table:table-row>
        <table:table-row table:style-name="ro1">
          <table:table-cell table:style-name="ce1" office:value-type="string" calcext:value-type="string">
            <text:p>17:41:12.674</text:p>
          </table:table-cell>
          <table:table-cell table:style-name="Default" office:value-type="float" office:value="-0.036633924" calcext:value-type="float">
            <text:p>-0.036633924</text:p>
          </table:table-cell>
          <table:table-cell table:style-name="Default" office:value-type="float" office:value="-0.03632195" calcext:value-type="float">
            <text:p>-0.03632195</text:p>
          </table:table-cell>
          <table:table-cell table:style-name="Default" office:value-type="float" office:value="-0.005181358" calcext:value-type="float">
            <text:p>-0.005181358</text:p>
          </table:table-cell>
        </table:table-row>
        <table:table-row table:style-name="ro1">
          <table:table-cell table:style-name="ce1" office:value-type="string" calcext:value-type="string">
            <text:p>17:41:12.715</text:p>
          </table:table-cell>
          <table:table-cell table:style-name="Default" office:value-type="float" office:value="-0.039782047" calcext:value-type="float">
            <text:p>-0.039782047</text:p>
          </table:table-cell>
          <table:table-cell table:style-name="Default" office:value-type="float" office:value="-0.0008294014" calcext:value-type="float">
            <text:p>-0.0008294014</text:p>
          </table:table-cell>
          <table:table-cell table:style-name="Default" office:value-type="float" office:value="-0.014111519" calcext:value-type="float">
            <text:p>-0.014111519</text:p>
          </table:table-cell>
        </table:table-row>
        <table:table-row table:style-name="ro1">
          <table:table-cell table:style-name="ce1" office:value-type="string" calcext:value-type="string">
            <text:p>17:41:12.755</text:p>
          </table:table-cell>
          <table:table-cell table:style-name="Default" office:value-type="float" office:value="-0.028113421" calcext:value-type="float">
            <text:p>-0.028113421</text:p>
          </table:table-cell>
          <table:table-cell table:style-name="Default" office:value-type="float" office:value="-0.0011859116" calcext:value-type="float">
            <text:p>-0.0011859116</text:p>
          </table:table-cell>
          <table:table-cell table:style-name="Default" office:value-type="float" office:value="0.003339681" calcext:value-type="float">
            <text:p>0.003339681</text:p>
          </table:table-cell>
        </table:table-row>
        <table:table-row table:style-name="ro1">
          <table:table-cell table:style-name="ce1" office:value-type="string" calcext:value-type="string">
            <text:p>17:41:12.795</text:p>
          </table:table-cell>
          <table:table-cell table:style-name="Default" office:value-type="float" office:value="-0.03475031" calcext:value-type="float">
            <text:p>-0.03475031</text:p>
          </table:table-cell>
          <table:table-cell table:style-name="Default" office:value-type="float" office:value="-0.008757752" calcext:value-type="float">
            <text:p>-0.008757752</text:p>
          </table:table-cell>
          <table:table-cell table:style-name="Default" office:value-type="float" office:value="-0.004904397" calcext:value-type="float">
            <text:p>-0.004904397</text:p>
          </table:table-cell>
        </table:table-row>
        <table:table-row table:style-name="ro1">
          <table:table-cell table:style-name="ce1" office:value-type="string" calcext:value-type="string">
            <text:p>17:41:12.835</text:p>
          </table:table-cell>
          <table:table-cell table:style-name="Default" office:value-type="float" office:value="-0.020508686" calcext:value-type="float">
            <text:p>-0.020508686</text:p>
          </table:table-cell>
          <table:table-cell table:style-name="Default" office:value-type="float" office:value="-0.01733021" calcext:value-type="float">
            <text:p>-0.01733021</text:p>
          </table:table-cell>
          <table:table-cell table:style-name="Default" office:value-type="float" office:value="-0.000019449542" calcext:value-type="float">
            <text:p>-1.9449542E-05</text:p>
          </table:table-cell>
        </table:table-row>
        <table:table-row table:style-name="ro1">
          <table:table-cell table:style-name="ce1" office:value-type="string" calcext:value-type="string">
            <text:p>17:41:12.875</text:p>
          </table:table-cell>
          <table:table-cell table:style-name="Default" office:value-type="float" office:value="-0.02724687" calcext:value-type="float">
            <text:p>-0.02724687</text:p>
          </table:table-cell>
          <table:table-cell table:style-name="Default" office:value-type="float" office:value="-0.01845364" calcext:value-type="float">
            <text:p>-0.01845364</text:p>
          </table:table-cell>
          <table:table-cell table:style-name="Default" office:value-type="float" office:value="-0.0022147195" calcext:value-type="float">
            <text:p>-0.0022147195</text:p>
          </table:table-cell>
        </table:table-row>
        <table:table-row table:style-name="ro1">
          <table:table-cell table:style-name="ce1" office:value-type="string" calcext:value-type="string">
            <text:p>17:41:12.915</text:p>
          </table:table-cell>
          <table:table-cell table:style-name="Default" office:value-type="float" office:value="-0.022544647" calcext:value-type="float">
            <text:p>-0.022544647</text:p>
          </table:table-cell>
          <table:table-cell table:style-name="Default" office:value-type="float" office:value="0.00075012026" calcext:value-type="float">
            <text:p>0.00075012026</text:p>
          </table:table-cell>
          <table:table-cell table:style-name="Default" office:value-type="float" office:value="0.00415909" calcext:value-type="float">
            <text:p>0.00415909</text:p>
          </table:table-cell>
        </table:table-row>
        <table:table-row table:style-name="ro1">
          <table:table-cell table:style-name="ce1" office:value-type="string" calcext:value-type="string">
            <text:p>17:41:12.955</text:p>
          </table:table-cell>
          <table:table-cell table:style-name="Default" office:value-type="float" office:value="-0.03215542" calcext:value-type="float">
            <text:p>-0.03215542</text:p>
          </table:table-cell>
          <table:table-cell table:style-name="Default" office:value-type="float" office:value="-0.0054772464" calcext:value-type="float">
            <text:p>-0.0054772464</text:p>
          </table:table-cell>
          <table:table-cell table:style-name="Default" office:value-type="float" office:value="-0.009660199" calcext:value-type="float">
            <text:p>-0.009660199</text:p>
          </table:table-cell>
        </table:table-row>
        <table:table-row table:style-name="ro1">
          <table:table-cell table:style-name="ce1" office:value-type="string" calcext:value-type="string">
            <text:p>17:41:12.994</text:p>
          </table:table-cell>
          <table:table-cell table:style-name="Default" office:value-type="float" office:value="-0.020590259" calcext:value-type="float">
            <text:p>-0.020590259</text:p>
          </table:table-cell>
          <table:table-cell table:style-name="Default" office:value-type="float" office:value="-0.0042703417" calcext:value-type="float">
            <text:p>-0.0042703417</text:p>
          </table:table-cell>
          <table:table-cell table:style-name="Default" office:value-type="float" office:value="0.0033908333" calcext:value-type="float">
            <text:p>0.0033908333</text:p>
          </table:table-cell>
        </table:table-row>
        <table:table-row table:style-name="ro1">
          <table:table-cell table:style-name="ce1" office:value-type="string" calcext:value-type="string">
            <text:p>17:41:13.034</text:p>
          </table:table-cell>
          <table:table-cell table:style-name="Default" office:value-type="float" office:value="-0.036988266" calcext:value-type="float">
            <text:p>-0.036988266</text:p>
          </table:table-cell>
          <table:table-cell table:style-name="Default" office:value-type="float" office:value="0.00011177409" calcext:value-type="float">
            <text:p>0.00011177409</text:p>
          </table:table-cell>
          <table:table-cell table:style-name="Default" office:value-type="float" office:value="-0.0022217212" calcext:value-type="float">
            <text:p>-0.0022217212</text:p>
          </table:table-cell>
        </table:table-row>
        <table:table-row table:style-name="ro1">
          <table:table-cell table:style-name="ce1" office:value-type="string" calcext:value-type="string">
            <text:p>17:41:13.074</text:p>
          </table:table-cell>
          <table:table-cell table:style-name="Default" office:value-type="float" office:value="-0.04603358" calcext:value-type="float">
            <text:p>-0.04603358</text:p>
          </table:table-cell>
          <table:table-cell table:style-name="Default" office:value-type="float" office:value="0.030862303" calcext:value-type="float">
            <text:p>0.030862303</text:p>
          </table:table-cell>
          <table:table-cell table:style-name="Default" office:value-type="float" office:value="-0.010568881" calcext:value-type="float">
            <text:p>-0.010568881</text:p>
          </table:table-cell>
        </table:table-row>
        <table:table-row table:style-name="ro1">
          <table:table-cell table:style-name="ce1" office:value-type="string" calcext:value-type="string">
            <text:p>17:41:13.114</text:p>
          </table:table-cell>
          <table:table-cell table:style-name="Default" office:value-type="float" office:value="-0.03198198" calcext:value-type="float">
            <text:p>-0.03198198</text:p>
          </table:table-cell>
          <table:table-cell table:style-name="Default" office:value-type="float" office:value="0.040520225" calcext:value-type="float">
            <text:p>0.040520225</text:p>
          </table:table-cell>
          <table:table-cell table:style-name="Default" office:value-type="float" office:value="0.0005954478" calcext:value-type="float">
            <text:p>0.0005954478</text:p>
          </table:table-cell>
        </table:table-row>
        <table:table-row table:style-name="ro1">
          <table:table-cell table:style-name="ce1" office:value-type="string" calcext:value-type="string">
            <text:p>17:41:13.155</text:p>
          </table:table-cell>
          <table:table-cell table:style-name="Default" office:value-type="float" office:value="-0.035375584" calcext:value-type="float">
            <text:p>-0.035375584</text:p>
          </table:table-cell>
          <table:table-cell table:style-name="Default" office:value-type="float" office:value="-0.0026431321" calcext:value-type="float">
            <text:p>-0.0026431321</text:p>
          </table:table-cell>
          <table:table-cell table:style-name="Default" office:value-type="float" office:value="-0.008912267" calcext:value-type="float">
            <text:p>-0.008912267</text:p>
          </table:table-cell>
        </table:table-row>
        <table:table-row table:style-name="ro1">
          <table:table-cell table:style-name="ce1" office:value-type="string" calcext:value-type="string">
            <text:p>17:41:13.195</text:p>
          </table:table-cell>
          <table:table-cell table:style-name="Default" office:value-type="float" office:value="-0.010524549" calcext:value-type="float">
            <text:p>-0.010524549</text:p>
          </table:table-cell>
          <table:table-cell table:style-name="Default" office:value-type="float" office:value="-0.025230385" calcext:value-type="float">
            <text:p>-0.025230385</text:p>
          </table:table-cell>
          <table:table-cell table:style-name="Default" office:value-type="float" office:value="-0.009559158" calcext:value-type="float">
            <text:p>-0.009559158</text:p>
          </table:table-cell>
        </table:table-row>
        <table:table-row table:style-name="ro1">
          <table:table-cell table:style-name="ce1" office:value-type="string" calcext:value-type="string">
            <text:p>17:41:13.235</text:p>
          </table:table-cell>
          <table:table-cell table:style-name="Default" office:value-type="float" office:value="-0.014745537" calcext:value-type="float">
            <text:p>-0.014745537</text:p>
          </table:table-cell>
          <table:table-cell table:style-name="Default" office:value-type="float" office:value="-0.014357737" calcext:value-type="float">
            <text:p>-0.014357737</text:p>
          </table:table-cell>
          <table:table-cell table:style-name="Default" office:value-type="float" office:value="-0.0105807455" calcext:value-type="float">
            <text:p>-0.0105807455</text:p>
          </table:table-cell>
        </table:table-row>
        <table:table-row table:style-name="ro1">
          <table:table-cell table:style-name="ce1" office:value-type="string" calcext:value-type="string">
            <text:p>17:41:13.275</text:p>
          </table:table-cell>
          <table:table-cell table:style-name="Default" office:value-type="float" office:value="-0.015687978" calcext:value-type="float">
            <text:p>-0.015687978</text:p>
          </table:table-cell>
          <table:table-cell table:style-name="Default" office:value-type="float" office:value="-0.026545003" calcext:value-type="float">
            <text:p>-0.026545003</text:p>
          </table:table-cell>
          <table:table-cell table:style-name="Default" office:value-type="float" office:value="-0.0018323414" calcext:value-type="float">
            <text:p>-0.0018323414</text:p>
          </table:table-cell>
        </table:table-row>
        <table:table-row table:style-name="ro1">
          <table:table-cell table:style-name="ce1" office:value-type="string" calcext:value-type="string">
            <text:p>17:41:13.314</text:p>
          </table:table-cell>
          <table:table-cell table:style-name="Default" office:value-type="float" office:value="-0.02774222" calcext:value-type="float">
            <text:p>-0.02774222</text:p>
          </table:table-cell>
          <table:table-cell table:style-name="Default" office:value-type="float" office:value="-0.023451056" calcext:value-type="float">
            <text:p>-0.023451056</text:p>
          </table:table-cell>
          <table:table-cell table:style-name="Default" office:value-type="float" office:value="-0.002967514" calcext:value-type="float">
            <text:p>-0.002967514</text:p>
          </table:table-cell>
        </table:table-row>
        <table:table-row table:style-name="ro1">
          <table:table-cell table:style-name="ce1" office:value-type="string" calcext:value-type="string">
            <text:p>17:41:13.355</text:p>
          </table:table-cell>
          <table:table-cell table:style-name="Default" office:value-type="float" office:value="-0.008488498" calcext:value-type="float">
            <text:p>-0.008488498</text:p>
          </table:table-cell>
          <table:table-cell table:style-name="Default" office:value-type="float" office:value="-0.015612792" calcext:value-type="float">
            <text:p>-0.015612792</text:p>
          </table:table-cell>
          <table:table-cell table:style-name="Default" office:value-type="float" office:value="-0.007944166" calcext:value-type="float">
            <text:p>-0.007944166</text:p>
          </table:table-cell>
        </table:table-row>
        <table:table-row table:style-name="ro1">
          <table:table-cell table:style-name="ce1" office:value-type="string" calcext:value-type="string">
            <text:p>17:41:13.395</text:p>
          </table:table-cell>
          <table:table-cell table:style-name="Default" office:value-type="float" office:value="-0.02016407" calcext:value-type="float">
            <text:p>-0.02016407</text:p>
          </table:table-cell>
          <table:table-cell table:style-name="Default" office:value-type="float" office:value="-0.020643307" calcext:value-type="float">
            <text:p>-0.020643307</text:p>
          </table:table-cell>
          <table:table-cell table:style-name="Default" office:value-type="float" office:value="-0.005172217" calcext:value-type="float">
            <text:p>-0.005172217</text:p>
          </table:table-cell>
        </table:table-row>
        <table:table-row table:style-name="ro1">
          <table:table-cell table:style-name="ce1" office:value-type="string" calcext:value-type="string">
            <text:p>17:41:13.432</text:p>
          </table:table-cell>
          <table:table-cell table:style-name="Default" office:value-type="float" office:value="-0.021883009" calcext:value-type="float">
            <text:p>-0.021883009</text:p>
          </table:table-cell>
          <table:table-cell table:style-name="Default" office:value-type="float" office:value="-0.022094607" calcext:value-type="float">
            <text:p>-0.022094607</text:p>
          </table:table-cell>
          <table:table-cell table:style-name="Default" office:value-type="float" office:value="-0.0070720483" calcext:value-type="float">
            <text:p>-0.0070720483</text:p>
          </table:table-cell>
        </table:table-row>
        <table:table-row table:style-name="ro1">
          <table:table-cell table:style-name="ce1" office:value-type="string" calcext:value-type="string">
            <text:p>17:41:13.472</text:p>
          </table:table-cell>
          <table:table-cell table:style-name="Default" office:value-type="float" office:value="-0.011345101" calcext:value-type="float">
            <text:p>-0.011345101</text:p>
          </table:table-cell>
          <table:table-cell table:style-name="Default" office:value-type="float" office:value="-0.01966542" calcext:value-type="float">
            <text:p>-0.01966542</text:p>
          </table:table-cell>
          <table:table-cell table:style-name="Default" office:value-type="float" office:value="-0.0043872334" calcext:value-type="float">
            <text:p>-0.0043872334</text:p>
          </table:table-cell>
        </table:table-row>
        <table:table-row table:style-name="ro1">
          <table:table-cell table:style-name="ce1" office:value-type="string" calcext:value-type="string">
            <text:p>17:41:13.515</text:p>
          </table:table-cell>
          <table:table-cell table:style-name="Default" office:value-type="float" office:value="-0.022075826" calcext:value-type="float">
            <text:p>-0.022075826</text:p>
          </table:table-cell>
          <table:table-cell table:style-name="Default" office:value-type="float" office:value="-0.01484242" calcext:value-type="float">
            <text:p>-0.01484242</text:p>
          </table:table-cell>
          <table:table-cell table:style-name="Default" office:value-type="float" office:value="-0.009221904" calcext:value-type="float">
            <text:p>-0.009221904</text:p>
          </table:table-cell>
        </table:table-row>
        <table:table-row table:style-name="ro1">
          <table:table-cell table:style-name="ce1" office:value-type="string" calcext:value-type="string">
            <text:p>17:41:13.555</text:p>
          </table:table-cell>
          <table:table-cell table:style-name="Default" office:value-type="float" office:value="-0.011079177" calcext:value-type="float">
            <text:p>-0.011079177</text:p>
          </table:table-cell>
          <table:table-cell table:style-name="Default" office:value-type="float" office:value="-0.02544315" calcext:value-type="float">
            <text:p>-0.02544315</text:p>
          </table:table-cell>
          <table:table-cell table:style-name="Default" office:value-type="float" office:value="-0.008299704" calcext:value-type="float">
            <text:p>-0.008299704</text:p>
          </table:table-cell>
        </table:table-row>
        <table:table-row table:style-name="ro1">
          <table:table-cell table:style-name="ce1" office:value-type="string" calcext:value-type="string">
            <text:p>17:41:13.593</text:p>
          </table:table-cell>
          <table:table-cell table:style-name="Default" office:value-type="float" office:value="-0.002720286" calcext:value-type="float">
            <text:p>-0.002720286</text:p>
          </table:table-cell>
          <table:table-cell table:style-name="Default" office:value-type="float" office:value="-0.048387107" calcext:value-type="float">
            <text:p>-0.048387107</text:p>
          </table:table-cell>
          <table:table-cell table:style-name="Default" office:value-type="float" office:value="0.0008798973" calcext:value-type="float">
            <text:p>0.0008798973</text:p>
          </table:table-cell>
        </table:table-row>
        <table:table-row table:style-name="ro1">
          <table:table-cell table:style-name="ce1" office:value-type="string" calcext:value-type="string">
            <text:p>17:41:13.634</text:p>
          </table:table-cell>
          <table:table-cell table:style-name="Default" office:value-type="float" office:value="-0.006183605" calcext:value-type="float">
            <text:p>-0.006183605</text:p>
          </table:table-cell>
          <table:table-cell table:style-name="Default" office:value-type="float" office:value="-0.034539603" calcext:value-type="float">
            <text:p>-0.034539603</text:p>
          </table:table-cell>
          <table:table-cell table:style-name="Default" office:value-type="float" office:value="-0.007338021" calcext:value-type="float">
            <text:p>-0.007338021</text:p>
          </table:table-cell>
        </table:table-row>
        <table:table-row table:style-name="ro1">
          <table:table-cell table:style-name="ce1" office:value-type="string" calcext:value-type="string">
            <text:p>17:41:13.673</text:p>
          </table:table-cell>
          <table:table-cell table:style-name="Default" office:value-type="float" office:value="-0.014574041" calcext:value-type="float">
            <text:p>-0.014574041</text:p>
          </table:table-cell>
          <table:table-cell table:style-name="Default" office:value-type="float" office:value="-0.020978216" calcext:value-type="float">
            <text:p>-0.020978216</text:p>
          </table:table-cell>
          <table:table-cell table:style-name="Default" office:value-type="float" office:value="-0.0039675124" calcext:value-type="float">
            <text:p>-0.0039675124</text:p>
          </table:table-cell>
        </table:table-row>
        <table:table-row table:style-name="ro1">
          <table:table-cell table:style-name="ce1" office:value-type="string" calcext:value-type="string">
            <text:p>17:41:13.713</text:p>
          </table:table-cell>
          <table:table-cell table:style-name="Default" office:value-type="float" office:value="-0.005865654" calcext:value-type="float">
            <text:p>-0.005865654</text:p>
          </table:table-cell>
          <table:table-cell table:style-name="Default" office:value-type="float" office:value="-0.021956565" calcext:value-type="float">
            <text:p>-0.021956565</text:p>
          </table:table-cell>
          <table:table-cell table:style-name="Default" office:value-type="float" office:value="-0.011700553" calcext:value-type="float">
            <text:p>-0.011700553</text:p>
          </table:table-cell>
        </table:table-row>
        <table:table-row table:style-name="ro1">
          <table:table-cell table:style-name="ce1" office:value-type="string" calcext:value-type="string">
            <text:p>17:41:13.755</text:p>
          </table:table-cell>
          <table:table-cell table:style-name="Default" office:value-type="float" office:value="-0.007915818" calcext:value-type="float">
            <text:p>-0.007915818</text:p>
          </table:table-cell>
          <table:table-cell table:style-name="Default" office:value-type="float" office:value="-0.03228533" calcext:value-type="float">
            <text:p>-0.03228533</text:p>
          </table:table-cell>
          <table:table-cell table:style-name="Default" office:value-type="float" office:value="-0.0041585066" calcext:value-type="float">
            <text:p>-0.0041585066</text:p>
          </table:table-cell>
        </table:table-row>
        <table:table-row table:style-name="ro1">
          <table:table-cell table:style-name="ce1" office:value-type="string" calcext:value-type="string">
            <text:p>17:41:13.795</text:p>
          </table:table-cell>
          <table:table-cell table:style-name="Default" office:value-type="float" office:value="-0.011958211" calcext:value-type="float">
            <text:p>-0.011958211</text:p>
          </table:table-cell>
          <table:table-cell table:style-name="Default" office:value-type="float" office:value="-0.025980627" calcext:value-type="float">
            <text:p>-0.025980627</text:p>
          </table:table-cell>
          <table:table-cell table:style-name="Default" office:value-type="float" office:value="-0.006379353" calcext:value-type="float">
            <text:p>-0.006379353</text:p>
          </table:table-cell>
        </table:table-row>
        <table:table-row table:style-name="ro1">
          <table:table-cell table:style-name="ce1" office:value-type="string" calcext:value-type="string">
            <text:p>17:41:13.834</text:p>
          </table:table-cell>
          <table:table-cell table:style-name="Default" office:value-type="float" office:value="-0.012739925" calcext:value-type="float">
            <text:p>-0.012739925</text:p>
          </table:table-cell>
          <table:table-cell table:style-name="Default" office:value-type="float" office:value="-0.02514037" calcext:value-type="float">
            <text:p>-0.02514037</text:p>
          </table:table-cell>
          <table:table-cell table:style-name="Default" office:value-type="float" office:value="-0.004862483" calcext:value-type="float">
            <text:p>-0.004862483</text:p>
          </table:table-cell>
        </table:table-row>
        <table:table-row table:style-name="ro1">
          <table:table-cell table:style-name="ce1" office:value-type="string" calcext:value-type="string">
            <text:p>17:41:13.873</text:p>
          </table:table-cell>
          <table:table-cell table:style-name="Default" office:value-type="float" office:value="-0.012344832" calcext:value-type="float">
            <text:p>-0.012344832</text:p>
          </table:table-cell>
          <table:table-cell table:style-name="Default" office:value-type="float" office:value="-0.011420261" calcext:value-type="float">
            <text:p>-0.011420261</text:p>
          </table:table-cell>
          <table:table-cell table:style-name="Default" office:value-type="float" office:value="-0.0052551692" calcext:value-type="float">
            <text:p>-0.0052551692</text:p>
          </table:table-cell>
        </table:table-row>
        <table:table-row table:style-name="ro1">
          <table:table-cell table:style-name="ce1" office:value-type="string" calcext:value-type="string">
            <text:p>17:41:13.916</text:p>
          </table:table-cell>
          <table:table-cell table:style-name="Default" office:value-type="float" office:value="-0.0062763677" calcext:value-type="float">
            <text:p>-0.0062763677</text:p>
          </table:table-cell>
          <table:table-cell table:style-name="Default" office:value-type="float" office:value="-0.017309485" calcext:value-type="float">
            <text:p>-0.017309485</text:p>
          </table:table-cell>
          <table:table-cell table:style-name="Default" office:value-type="float" office:value="-0.0023126479" calcext:value-type="float">
            <text:p>-0.0023126479</text:p>
          </table:table-cell>
        </table:table-row>
        <table:table-row table:style-name="ro1">
          <table:table-cell table:style-name="ce1" office:value-type="string" calcext:value-type="string">
            <text:p>17:41:13.953</text:p>
          </table:table-cell>
          <table:table-cell table:style-name="Default" office:value-type="float" office:value="-0.0067473627" calcext:value-type="float">
            <text:p>-0.0067473627</text:p>
          </table:table-cell>
          <table:table-cell table:style-name="Default" office:value-type="float" office:value="-0.0067894706" calcext:value-type="float">
            <text:p>-0.0067894706</text:p>
          </table:table-cell>
          <table:table-cell table:style-name="Default" office:value-type="float" office:value="-0.0025208553" calcext:value-type="float">
            <text:p>-0.0025208553</text:p>
          </table:table-cell>
        </table:table-row>
        <table:table-row table:style-name="ro1">
          <table:table-cell table:style-name="ce1" office:value-type="string" calcext:value-type="string">
            <text:p>17:41:13.993</text:p>
          </table:table-cell>
          <table:table-cell table:style-name="Default" office:value-type="float" office:value="-0.0065120836" calcext:value-type="float">
            <text:p>-0.0065120836</text:p>
          </table:table-cell>
          <table:table-cell table:style-name="Default" office:value-type="float" office:value="-0.01446014" calcext:value-type="float">
            <text:p>-0.01446014</text:p>
          </table:table-cell>
          <table:table-cell table:style-name="Default" office:value-type="float" office:value="-0.0040265415" calcext:value-type="float">
            <text:p>-0.0040265415</text:p>
          </table:table-cell>
        </table:table-row>
        <table:table-row table:style-name="ro1">
          <table:table-cell table:style-name="ce1" office:value-type="string" calcext:value-type="string">
            <text:p>17:41:14.035</text:p>
          </table:table-cell>
          <table:table-cell table:style-name="Default" office:value-type="float" office:value="-0.0021255312" calcext:value-type="float">
            <text:p>-0.0021255312</text:p>
          </table:table-cell>
          <table:table-cell table:style-name="Default" office:value-type="float" office:value="-0.018507298" calcext:value-type="float">
            <text:p>-0.018507298</text:p>
          </table:table-cell>
          <table:table-cell table:style-name="Default" office:value-type="float" office:value="-0.0038436186" calcext:value-type="float">
            <text:p>-0.0038436186</text:p>
          </table:table-cell>
        </table:table-row>
        <table:table-row table:style-name="ro1">
          <table:table-cell table:style-name="ce1" office:value-type="string" calcext:value-type="string">
            <text:p>17:41:14.074</text:p>
          </table:table-cell>
          <table:table-cell table:style-name="Default" office:value-type="float" office:value="-0.0030116036" calcext:value-type="float">
            <text:p>-0.0030116036</text:p>
          </table:table-cell>
          <table:table-cell table:style-name="Default" office:value-type="float" office:value="-0.015557933" calcext:value-type="float">
            <text:p>-0.015557933</text:p>
          </table:table-cell>
          <table:table-cell table:style-name="Default" office:value-type="float" office:value="-0.00082252116" calcext:value-type="float">
            <text:p>-0.00082252116</text:p>
          </table:table-cell>
        </table:table-row>
        <table:table-row table:style-name="ro1">
          <table:table-cell table:style-name="ce1" office:value-type="string" calcext:value-type="string">
            <text:p>17:41:14.115</text:p>
          </table:table-cell>
          <table:table-cell table:style-name="Default" office:value-type="float" office:value="-0.008423329" calcext:value-type="float">
            <text:p>-0.008423329</text:p>
          </table:table-cell>
          <table:table-cell table:style-name="Default" office:value-type="float" office:value="-0.013782408" calcext:value-type="float">
            <text:p>-0.013782408</text:p>
          </table:table-cell>
          <table:table-cell table:style-name="Default" office:value-type="float" office:value="-0.0029375616" calcext:value-type="float">
            <text:p>-0.0029375616</text:p>
          </table:table-cell>
        </table:table-row>
        <table:table-row table:style-name="ro1">
          <table:table-cell table:style-name="ce1" office:value-type="string" calcext:value-type="string">
            <text:p>17:41:14.154</text:p>
          </table:table-cell>
          <table:table-cell table:style-name="Default" office:value-type="float" office:value="-0.0036259175" calcext:value-type="float">
            <text:p>-0.0036259175</text:p>
          </table:table-cell>
          <table:table-cell table:style-name="Default" office:value-type="float" office:value="0.011326307" calcext:value-type="float">
            <text:p>0.011326307</text:p>
          </table:table-cell>
          <table:table-cell table:style-name="Default" office:value-type="float" office:value="-0.00022678167" calcext:value-type="float">
            <text:p>-0.00022678167</text:p>
          </table:table-cell>
        </table:table-row>
        <table:table-row table:style-name="ro1">
          <table:table-cell table:style-name="ce1" office:value-type="string" calcext:value-type="string">
            <text:p>17:41:14.195</text:p>
          </table:table-cell>
          <table:table-cell table:style-name="Default" office:value-type="float" office:value="-0.007877575" calcext:value-type="float">
            <text:p>-0.007877575</text:p>
          </table:table-cell>
          <table:table-cell table:style-name="Default" office:value-type="float" office:value="-0.0106803635" calcext:value-type="float">
            <text:p>-0.0106803635</text:p>
          </table:table-cell>
          <table:table-cell table:style-name="Default" office:value-type="float" office:value="0.00089448446" calcext:value-type="float">
            <text:p>0.00089448446</text:p>
          </table:table-cell>
        </table:table-row>
        <table:table-row table:style-name="ro1">
          <table:table-cell table:style-name="ce1" office:value-type="string" calcext:value-type="string">
            <text:p>17:41:14.235</text:p>
          </table:table-cell>
          <table:table-cell table:style-name="Default" office:value-type="float" office:value="-0.00708982" calcext:value-type="float">
            <text:p>-0.00708982</text:p>
          </table:table-cell>
          <table:table-cell table:style-name="Default" office:value-type="float" office:value="-0.0036797076" calcext:value-type="float">
            <text:p>-0.0036797076</text:p>
          </table:table-cell>
          <table:table-cell table:style-name="Default" office:value-type="float" office:value="-0.0024908057" calcext:value-type="float">
            <text:p>-0.0024908057</text:p>
          </table:table-cell>
        </table:table-row>
        <table:table-row table:style-name="ro1">
          <table:table-cell table:style-name="ce1" office:value-type="string" calcext:value-type="string">
            <text:p>17:41:14.278</text:p>
          </table:table-cell>
          <table:table-cell table:style-name="Default" office:value-type="float" office:value="-0.0074794674" calcext:value-type="float">
            <text:p>-0.0074794674</text:p>
          </table:table-cell>
          <table:table-cell table:style-name="Default" office:value-type="float" office:value="-0.010562719" calcext:value-type="float">
            <text:p>-0.010562719</text:p>
          </table:table-cell>
          <table:table-cell table:style-name="Default" office:value-type="float" office:value="-0.0037798241" calcext:value-type="float">
            <text:p>-0.0037798241</text:p>
          </table:table-cell>
        </table:table-row>
        <table:table-row table:style-name="ro1">
          <table:table-cell table:style-name="ce1" office:value-type="string" calcext:value-type="string">
            <text:p>17:41:14.315</text:p>
          </table:table-cell>
          <table:table-cell table:style-name="Default" office:value-type="float" office:value="-0.00497371" calcext:value-type="float">
            <text:p>-0.00497371</text:p>
          </table:table-cell>
          <table:table-cell table:style-name="Default" office:value-type="float" office:value="-0.01565878" calcext:value-type="float">
            <text:p>-0.01565878</text:p>
          </table:table-cell>
          <table:table-cell table:style-name="Default" office:value-type="float" office:value="-0.0003256826" calcext:value-type="float">
            <text:p>-0.0003256826</text:p>
          </table:table-cell>
        </table:table-row>
        <table:table-row table:style-name="ro1">
          <table:table-cell table:style-name="ce1" office:value-type="string" calcext:value-type="string">
            <text:p>17:41:14.354</text:p>
          </table:table-cell>
          <table:table-cell table:style-name="Default" office:value-type="float" office:value="-0.007991975" calcext:value-type="float">
            <text:p>-0.007991975</text:p>
          </table:table-cell>
          <table:table-cell table:style-name="Default" office:value-type="float" office:value="-0.01629016" calcext:value-type="float">
            <text:p>-0.01629016</text:p>
          </table:table-cell>
          <table:table-cell table:style-name="Default" office:value-type="float" office:value="-0.008862379" calcext:value-type="float">
            <text:p>-0.008862379</text:p>
          </table:table-cell>
        </table:table-row>
        <table:table-row table:style-name="ro1">
          <table:table-cell table:style-name="ce1" office:value-type="string" calcext:value-type="string">
            <text:p>17:41:14.394</text:p>
          </table:table-cell>
          <table:table-cell table:style-name="Default" office:value-type="float" office:value="-0.0047757747" calcext:value-type="float">
            <text:p>-0.0047757747</text:p>
          </table:table-cell>
          <table:table-cell table:style-name="Default" office:value-type="float" office:value="-0.0071904473" calcext:value-type="float">
            <text:p>-0.0071904473</text:p>
          </table:table-cell>
          <table:table-cell table:style-name="Default" office:value-type="float" office:value="-0.0018237836" calcext:value-type="float">
            <text:p>-0.0018237836</text:p>
          </table:table-cell>
        </table:table-row>
        <table:table-row table:style-name="ro1">
          <table:table-cell table:style-name="ce1" office:value-type="string" calcext:value-type="string">
            <text:p>17:41:14.434</text:p>
          </table:table-cell>
          <table:table-cell table:style-name="Default" office:value-type="float" office:value="-0.009571643" calcext:value-type="float">
            <text:p>-0.009571643</text:p>
          </table:table-cell>
          <table:table-cell table:style-name="Default" office:value-type="float" office:value="-0.013063189" calcext:value-type="float">
            <text:p>-0.013063189</text:p>
          </table:table-cell>
          <table:table-cell table:style-name="Default" office:value-type="float" office:value="-0.009551574" calcext:value-type="float">
            <text:p>-0.009551574</text:p>
          </table:table-cell>
        </table:table-row>
        <table:table-row table:style-name="ro1">
          <table:table-cell table:style-name="ce1" office:value-type="string" calcext:value-type="string">
            <text:p>17:41:14.472</text:p>
          </table:table-cell>
          <table:table-cell table:style-name="Default" office:value-type="float" office:value="-0.0072961194" calcext:value-type="float">
            <text:p>-0.0072961194</text:p>
          </table:table-cell>
          <table:table-cell table:style-name="Default" office:value-type="float" office:value="-0.030653356" calcext:value-type="float">
            <text:p>-0.030653356</text:p>
          </table:table-cell>
          <table:table-cell table:style-name="Default" office:value-type="float" office:value="-0.001565202" calcext:value-type="float">
            <text:p>-0.001565202</text:p>
          </table:table-cell>
        </table:table-row>
        <table:table-row table:style-name="ro1">
          <table:table-cell table:style-name="ce1" office:value-type="string" calcext:value-type="string">
            <text:p>17:41:14.512</text:p>
          </table:table-cell>
          <table:table-cell table:style-name="Default" office:value-type="float" office:value="-0.0010733352" calcext:value-type="float">
            <text:p>-0.0010733352</text:p>
          </table:table-cell>
          <table:table-cell table:style-name="Default" office:value-type="float" office:value="0.032177616" calcext:value-type="float">
            <text:p>0.032177616</text:p>
          </table:table-cell>
          <table:table-cell table:style-name="Default" office:value-type="float" office:value="-0.0055834777" calcext:value-type="float">
            <text:p>-0.0055834777</text:p>
          </table:table-cell>
        </table:table-row>
        <table:table-row table:style-name="ro1">
          <table:table-cell table:style-name="ce1" office:value-type="string" calcext:value-type="string">
            <text:p>17:41:14.555</text:p>
          </table:table-cell>
          <table:table-cell table:style-name="Default" office:value-type="float" office:value="0.0032087977" calcext:value-type="float">
            <text:p>0.0032087977</text:p>
          </table:table-cell>
          <table:table-cell table:style-name="Default" office:value-type="float" office:value="0.00742665" calcext:value-type="float">
            <text:p>0.00742665</text:p>
          </table:table-cell>
          <table:table-cell table:style-name="Default" office:value-type="float" office:value="0.0037639728" calcext:value-type="float">
            <text:p>0.0037639728</text:p>
          </table:table-cell>
        </table:table-row>
        <table:table-row table:style-name="ro1">
          <table:table-cell table:style-name="ce1" office:value-type="string" calcext:value-type="string">
            <text:p>17:41:14.596</text:p>
          </table:table-cell>
          <table:table-cell table:style-name="Default" office:value-type="float" office:value="-0.0067800498" calcext:value-type="float">
            <text:p>-0.0067800498</text:p>
          </table:table-cell>
          <table:table-cell table:style-name="Default" office:value-type="float" office:value="-0.018804291" calcext:value-type="float">
            <text:p>-0.018804291</text:p>
          </table:table-cell>
          <table:table-cell table:style-name="Default" office:value-type="float" office:value="-0.006719817" calcext:value-type="float">
            <text:p>-0.006719817</text:p>
          </table:table-cell>
        </table:table-row>
        <table:table-row table:style-name="ro1">
          <table:table-cell table:style-name="ce1" office:value-type="string" calcext:value-type="string">
            <text:p>17:41:14.634</text:p>
          </table:table-cell>
          <table:table-cell table:style-name="Default" office:value-type="float" office:value="-0.008958484" calcext:value-type="float">
            <text:p>-0.008958484</text:p>
          </table:table-cell>
          <table:table-cell table:style-name="Default" office:value-type="float" office:value="-0.0048389127" calcext:value-type="float">
            <text:p>-0.0048389127</text:p>
          </table:table-cell>
          <table:table-cell table:style-name="Default" office:value-type="float" office:value="-0.0038506205" calcext:value-type="float">
            <text:p>-0.0038506205</text:p>
          </table:table-cell>
        </table:table-row>
        <table:table-row table:style-name="ro1">
          <table:table-cell table:style-name="ce1" office:value-type="string" calcext:value-type="string">
            <text:p>17:41:14.673</text:p>
          </table:table-cell>
          <table:table-cell table:style-name="Default" office:value-type="float" office:value="-0.004107561" calcext:value-type="float">
            <text:p>-0.004107561</text:p>
          </table:table-cell>
          <table:table-cell table:style-name="Default" office:value-type="float" office:value="0.007510222" calcext:value-type="float">
            <text:p>0.007510222</text:p>
          </table:table-cell>
          <table:table-cell table:style-name="Default" office:value-type="float" office:value="0.0013684698" calcext:value-type="float">
            <text:p>0.0013684698</text:p>
          </table:table-cell>
        </table:table-row>
        <table:table-row table:style-name="ro1">
          <table:table-cell table:style-name="ce1" office:value-type="string" calcext:value-type="string">
            <text:p>17:41:14.713</text:p>
          </table:table-cell>
          <table:table-cell table:style-name="Default" office:value-type="float" office:value="-0.005015162" calcext:value-type="float">
            <text:p>-0.005015162</text:p>
          </table:table-cell>
          <table:table-cell table:style-name="Default" office:value-type="float" office:value="-0.018069902" calcext:value-type="float">
            <text:p>-0.018069902</text:p>
          </table:table-cell>
          <table:table-cell table:style-name="Default" office:value-type="float" office:value="-0.0011853524" calcext:value-type="float">
            <text:p>-0.0011853524</text:p>
          </table:table-cell>
        </table:table-row>
        <table:table-row table:style-name="ro1">
          <table:table-cell table:style-name="ce1" office:value-type="string" calcext:value-type="string">
            <text:p>17:41:14.754</text:p>
          </table:table-cell>
          <table:table-cell table:style-name="Default" office:value-type="float" office:value="-0.002536099" calcext:value-type="float">
            <text:p>-0.002536099</text:p>
          </table:table-cell>
          <table:table-cell table:style-name="Default" office:value-type="float" office:value="-0.0074738516" calcext:value-type="float">
            <text:p>-0.0074738516</text:p>
          </table:table-cell>
          <table:table-cell table:style-name="Default" office:value-type="float" office:value="0.004426327" calcext:value-type="float">
            <text:p>0.004426327</text:p>
          </table:table-cell>
        </table:table-row>
        <table:table-row table:style-name="ro1">
          <table:table-cell table:style-name="ce1" office:value-type="string" calcext:value-type="string">
            <text:p>17:41:14.794</text:p>
          </table:table-cell>
          <table:table-cell table:style-name="Default" office:value-type="float" office:value="-0.0044797645" calcext:value-type="float">
            <text:p>-0.0044797645</text:p>
          </table:table-cell>
          <table:table-cell table:style-name="Default" office:value-type="float" office:value="-0.0080448175" calcext:value-type="float">
            <text:p>-0.0080448175</text:p>
          </table:table-cell>
          <table:table-cell table:style-name="Default" office:value-type="float" office:value="-0.0017291616" calcext:value-type="float">
            <text:p>-0.0017291616</text:p>
          </table:table-cell>
        </table:table-row>
        <table:table-row table:style-name="ro1">
          <table:table-cell table:style-name="ce1" office:value-type="string" calcext:value-type="string">
            <text:p>17:41:14.835</text:p>
          </table:table-cell>
          <table:table-cell table:style-name="Default" office:value-type="float" office:value="-0.0055698752" calcext:value-type="float">
            <text:p>-0.0055698752</text:p>
          </table:table-cell>
          <table:table-cell table:style-name="Default" office:value-type="float" office:value="-0.00965733" calcext:value-type="float">
            <text:p>-0.00965733</text:p>
          </table:table-cell>
          <table:table-cell table:style-name="Default" office:value-type="float" office:value="0.0023988094" calcext:value-type="float">
            <text:p>0.0023988094</text:p>
          </table:table-cell>
        </table:table-row>
        <table:table-row table:style-name="ro1">
          <table:table-cell table:style-name="ce1" office:value-type="string" calcext:value-type="string">
            <text:p>17:41:14.874</text:p>
          </table:table-cell>
          <table:table-cell table:style-name="Default" office:value-type="float" office:value="-0.0014972623" calcext:value-type="float">
            <text:p>-0.0014972623</text:p>
          </table:table-cell>
          <table:table-cell table:style-name="Default" office:value-type="float" office:value="-0.0056154234" calcext:value-type="float">
            <text:p>-0.0056154234</text:p>
          </table:table-cell>
          <table:table-cell table:style-name="Default" office:value-type="float" office:value="-0.004872305" calcext:value-type="float">
            <text:p>-0.004872305</text:p>
          </table:table-cell>
        </table:table-row>
        <table:table-row table:style-name="ro1">
          <table:table-cell table:style-name="ce1" office:value-type="string" calcext:value-type="string">
            <text:p>17:41:14.915</text:p>
          </table:table-cell>
          <table:table-cell table:style-name="Default" office:value-type="float" office:value="-0.008598509" calcext:value-type="float">
            <text:p>-0.008598509</text:p>
          </table:table-cell>
          <table:table-cell table:style-name="Default" office:value-type="float" office:value="-0.004394697" calcext:value-type="float">
            <text:p>-0.004394697</text:p>
          </table:table-cell>
          <table:table-cell table:style-name="Default" office:value-type="float" office:value="-0.0052640187" calcext:value-type="float">
            <text:p>-0.0052640187</text:p>
          </table:table-cell>
        </table:table-row>
        <table:table-row table:style-name="ro1">
          <table:table-cell table:style-name="ce1" office:value-type="string" calcext:value-type="string">
            <text:p>17:41:14.955</text:p>
          </table:table-cell>
          <table:table-cell table:style-name="Default" office:value-type="float" office:value="-0.008397838" calcext:value-type="float">
            <text:p>-0.008397838</text:p>
          </table:table-cell>
          <table:table-cell table:style-name="Default" office:value-type="float" office:value="-0.008789199" calcext:value-type="float">
            <text:p>-0.008789199</text:p>
          </table:table-cell>
          <table:table-cell table:style-name="Default" office:value-type="float" office:value="-0.0018811598" calcext:value-type="float">
            <text:p>-0.0018811598</text:p>
          </table:table-cell>
        </table:table-row>
        <table:table-row table:style-name="ro1">
          <table:table-cell table:style-name="ce1" office:value-type="string" calcext:value-type="string">
            <text:p>17:41:14.994</text:p>
          </table:table-cell>
          <table:table-cell table:style-name="Default" office:value-type="float" office:value="-0.0036029792" calcext:value-type="float">
            <text:p>-0.0036029792</text:p>
          </table:table-cell>
          <table:table-cell table:style-name="Default" office:value-type="float" office:value="0.002416849" calcext:value-type="float">
            <text:p>0.002416849</text:p>
          </table:table-cell>
          <table:table-cell table:style-name="Default" office:value-type="float" office:value="-0.003670615" calcext:value-type="float">
            <text:p>-0.003670615</text:p>
          </table:table-cell>
        </table:table-row>
        <table:table-row table:style-name="ro1">
          <table:table-cell table:style-name="ce1" office:value-type="string" calcext:value-type="string">
            <text:p>17:41:15.034</text:p>
          </table:table-cell>
          <table:table-cell table:style-name="Default" office:value-type="float" office:value="-0.004561039" calcext:value-type="float">
            <text:p>-0.004561039</text:p>
          </table:table-cell>
          <table:table-cell table:style-name="Default" office:value-type="float" office:value="0.0010765322" calcext:value-type="float">
            <text:p>0.0010765322</text:p>
          </table:table-cell>
          <table:table-cell table:style-name="Default" office:value-type="float" office:value="-0.00396265" calcext:value-type="float">
            <text:p>-0.00396265</text:p>
          </table:table-cell>
        </table:table-row>
        <table:table-row table:style-name="ro1">
          <table:table-cell table:style-name="ce1" office:value-type="string" calcext:value-type="string">
            <text:p>17:41:15.074</text:p>
          </table:table-cell>
          <table:table-cell table:style-name="Default" office:value-type="float" office:value="0.0007290418" calcext:value-type="float">
            <text:p>0.0007290418</text:p>
          </table:table-cell>
          <table:table-cell table:style-name="Default" office:value-type="float" office:value="-0.008479345" calcext:value-type="float">
            <text:p>-0.008479345</text:p>
          </table:table-cell>
          <table:table-cell table:style-name="Default" office:value-type="float" office:value="-0.00092968816" calcext:value-type="float">
            <text:p>-0.00092968816</text:p>
          </table:table-cell>
        </table:table-row>
        <table:table-row table:style-name="ro1">
          <table:table-cell table:style-name="ce1" office:value-type="string" calcext:value-type="string">
            <text:p>17:41:15.114</text:p>
          </table:table-cell>
          <table:table-cell table:style-name="Default" office:value-type="float" office:value="-0.01164855" calcext:value-type="float">
            <text:p>-0.01164855</text:p>
          </table:table-cell>
          <table:table-cell table:style-name="Default" office:value-type="float" office:value="-0.00323689" calcext:value-type="float">
            <text:p>-0.00323689</text:p>
          </table:table-cell>
          <table:table-cell table:style-name="Default" office:value-type="float" office:value="-0.0050115637" calcext:value-type="float">
            <text:p>-0.0050115637</text:p>
          </table:table-cell>
        </table:table-row>
        <table:table-row table:style-name="ro1">
          <table:table-cell table:style-name="ce1" office:value-type="string" calcext:value-type="string">
            <text:p>17:41:15.154</text:p>
          </table:table-cell>
          <table:table-cell table:style-name="Default" office:value-type="float" office:value="-0.002353808" calcext:value-type="float">
            <text:p>-0.002353808</text:p>
          </table:table-cell>
          <table:table-cell table:style-name="Default" office:value-type="float" office:value="0.010490123" calcext:value-type="float">
            <text:p>0.010490123</text:p>
          </table:table-cell>
          <table:table-cell table:style-name="Default" office:value-type="float" office:value="0.002740635" calcext:value-type="float">
            <text:p>0.002740635</text:p>
          </table:table-cell>
        </table:table-row>
        <table:table-row table:style-name="ro1">
          <table:table-cell table:style-name="ce1" office:value-type="string" calcext:value-type="string">
            <text:p>17:41:15.194</text:p>
          </table:table-cell>
          <table:table-cell table:style-name="Default" office:value-type="float" office:value="0.0020563758" calcext:value-type="float">
            <text:p>0.0020563758</text:p>
          </table:table-cell>
          <table:table-cell table:style-name="Default" office:value-type="float" office:value="-0.010773734" calcext:value-type="float">
            <text:p>-0.010773734</text:p>
          </table:table-cell>
          <table:table-cell table:style-name="Default" office:value-type="float" office:value="0.0042243437" calcext:value-type="float">
            <text:p>0.0042243437</text:p>
          </table:table-cell>
        </table:table-row>
        <table:table-row table:style-name="ro1">
          <table:table-cell table:style-name="ce1" office:value-type="string" calcext:value-type="string">
            <text:p>17:41:15.235</text:p>
          </table:table-cell>
          <table:table-cell table:style-name="Default" office:value-type="float" office:value="-0.0054002265" calcext:value-type="float">
            <text:p>-0.0054002265</text:p>
          </table:table-cell>
          <table:table-cell table:style-name="Default" office:value-type="float" office:value="-0.03210847" calcext:value-type="float">
            <text:p>-0.03210847</text:p>
          </table:table-cell>
          <table:table-cell table:style-name="Default" office:value-type="float" office:value="-0.00257016" calcext:value-type="float">
            <text:p>-0.00257016</text:p>
          </table:table-cell>
        </table:table-row>
        <table:table-row table:style-name="ro1">
          <table:table-cell table:style-name="ce1" office:value-type="string" calcext:value-type="string">
            <text:p>17:41:15.274</text:p>
          </table:table-cell>
          <table:table-cell table:style-name="Default" office:value-type="float" office:value="-0.007057461" calcext:value-type="float">
            <text:p>-0.007057461</text:p>
          </table:table-cell>
          <table:table-cell table:style-name="Default" office:value-type="float" office:value="-0.03526968" calcext:value-type="float">
            <text:p>-0.03526968</text:p>
          </table:table-cell>
          <table:table-cell table:style-name="Default" office:value-type="float" office:value="-0.0029722792" calcext:value-type="float">
            <text:p>-0.0029722792</text:p>
          </table:table-cell>
        </table:table-row>
        <table:table-row table:style-name="ro1">
          <table:table-cell table:style-name="ce1" office:value-type="string" calcext:value-type="string">
            <text:p>17:41:15.315</text:p>
          </table:table-cell>
          <table:table-cell table:style-name="Default" office:value-type="float" office:value="-0.0041544465" calcext:value-type="float">
            <text:p>-0.0041544465</text:p>
          </table:table-cell>
          <table:table-cell table:style-name="Default" office:value-type="float" office:value="-0.015702685" calcext:value-type="float">
            <text:p>-0.015702685</text:p>
          </table:table-cell>
          <table:table-cell table:style-name="Default" office:value-type="float" office:value="0.00018136698" calcext:value-type="float">
            <text:p>0.00018136698</text:p>
          </table:table-cell>
        </table:table-row>
        <table:table-row table:style-name="ro1">
          <table:table-cell table:style-name="ce1" office:value-type="string" calcext:value-type="string">
            <text:p>17:41:15.355</text:p>
          </table:table-cell>
          <table:table-cell table:style-name="Default" office:value-type="float" office:value="-0.0041784546" calcext:value-type="float">
            <text:p>-0.0041784546</text:p>
          </table:table-cell>
          <table:table-cell table:style-name="Default" office:value-type="float" office:value="-0.0079800505" calcext:value-type="float">
            <text:p>-0.0079800505</text:p>
          </table:table-cell>
          <table:table-cell table:style-name="Default" office:value-type="float" office:value="-0.007087705" calcext:value-type="float">
            <text:p>-0.007087705</text:p>
          </table:table-cell>
        </table:table-row>
        <table:table-row table:style-name="ro1">
          <table:table-cell table:style-name="ce1" office:value-type="string" calcext:value-type="string">
            <text:p>17:41:15.394</text:p>
          </table:table-cell>
          <table:table-cell table:style-name="Default" office:value-type="float" office:value="0.00085364043" calcext:value-type="float">
            <text:p>0.00085364043</text:p>
          </table:table-cell>
          <table:table-cell table:style-name="Default" office:value-type="float" office:value="-0.026078532" calcext:value-type="float">
            <text:p>-0.026078532</text:p>
          </table:table-cell>
          <table:table-cell table:style-name="Default" office:value-type="float" office:value="-0.0057198186" calcext:value-type="float">
            <text:p>-0.0057198186</text:p>
          </table:table-cell>
        </table:table-row>
        <table:table-row table:style-name="ro1">
          <table:table-cell table:style-name="ce1" office:value-type="string" calcext:value-type="string">
            <text:p>17:41:15.435</text:p>
          </table:table-cell>
          <table:table-cell table:style-name="Default" office:value-type="float" office:value="-0.0014289822" calcext:value-type="float">
            <text:p>-0.0014289822</text:p>
          </table:table-cell>
          <table:table-cell table:style-name="Default" office:value-type="float" office:value="-0.014461902" calcext:value-type="float">
            <text:p>-0.014461902</text:p>
          </table:table-cell>
          <table:table-cell table:style-name="Default" office:value-type="float" office:value="-0.0069056572" calcext:value-type="float">
            <text:p>-0.0069056572</text:p>
          </table:table-cell>
        </table:table-row>
        <table:table-row table:style-name="ro1">
          <table:table-cell table:style-name="ce1" office:value-type="string" calcext:value-type="string">
            <text:p>17:41:15.474</text:p>
          </table:table-cell>
          <table:table-cell table:style-name="Default" office:value-type="float" office:value="-0.0010663577" calcext:value-type="float">
            <text:p>-0.0010663577</text:p>
          </table:table-cell>
          <table:table-cell table:style-name="Default" office:value-type="float" office:value="-0.0004912955" calcext:value-type="float">
            <text:p>-0.0004912955</text:p>
          </table:table-cell>
          <table:table-cell table:style-name="Default" office:value-type="float" office:value="0.00059651746" calcext:value-type="float">
            <text:p>0.00059651746</text:p>
          </table:table-cell>
        </table:table-row>
        <table:table-row table:style-name="ro1">
          <table:table-cell table:style-name="ce1" office:value-type="string" calcext:value-type="string">
            <text:p>17:41:15.512</text:p>
          </table:table-cell>
          <table:table-cell table:style-name="Default" office:value-type="float" office:value="-0.0020583572" calcext:value-type="float">
            <text:p>-0.0020583572</text:p>
          </table:table-cell>
          <table:table-cell table:style-name="Default" office:value-type="float" office:value="-0.0134060355" calcext:value-type="float">
            <text:p>-0.0134060355</text:p>
          </table:table-cell>
          <table:table-cell table:style-name="Default" office:value-type="float" office:value="-0.0010012625" calcext:value-type="float">
            <text:p>-0.0010012625</text:p>
          </table:table-cell>
        </table:table-row>
        <table:table-row table:style-name="ro1">
          <table:table-cell table:style-name="ce1" office:value-type="string" calcext:value-type="string">
            <text:p>17:41:15.553</text:p>
          </table:table-cell>
          <table:table-cell table:style-name="Default" office:value-type="float" office:value="-0.0047089653" calcext:value-type="float">
            <text:p>-0.0047089653</text:p>
          </table:table-cell>
          <table:table-cell table:style-name="Default" office:value-type="float" office:value="-0.013164058" calcext:value-type="float">
            <text:p>-0.013164058</text:p>
          </table:table-cell>
          <table:table-cell table:style-name="Default" office:value-type="float" office:value="-0.007492936" calcext:value-type="float">
            <text:p>-0.007492936</text:p>
          </table:table-cell>
        </table:table-row>
        <table:table-row table:style-name="ro1">
          <table:table-cell table:style-name="ce1" office:value-type="string" calcext:value-type="string">
            <text:p>17:41:15.595</text:p>
          </table:table-cell>
          <table:table-cell table:style-name="Default" office:value-type="float" office:value="-0.0013816226" calcext:value-type="float">
            <text:p>-0.0013816226</text:p>
          </table:table-cell>
          <table:table-cell table:style-name="Default" office:value-type="float" office:value="-0.020856425" calcext:value-type="float">
            <text:p>-0.020856425</text:p>
          </table:table-cell>
          <table:table-cell table:style-name="Default" office:value-type="float" office:value="-0.0016898735" calcext:value-type="float">
            <text:p>-0.0016898735</text:p>
          </table:table-cell>
        </table:table-row>
        <table:table-row table:style-name="ro1">
          <table:table-cell table:style-name="ce1" office:value-type="string" calcext:value-type="string">
            <text:p>17:41:15.635</text:p>
          </table:table-cell>
          <table:table-cell table:style-name="Default" office:value-type="float" office:value="-0.0054182657" calcext:value-type="float">
            <text:p>-0.0054182657</text:p>
          </table:table-cell>
          <table:table-cell table:style-name="Default" office:value-type="float" office:value="-0.023385061" calcext:value-type="float">
            <text:p>-0.023385061</text:p>
          </table:table-cell>
          <table:table-cell table:style-name="Default" office:value-type="float" office:value="-0.0013011744" calcext:value-type="float">
            <text:p>-0.0013011744</text:p>
          </table:table-cell>
        </table:table-row>
        <table:table-row table:style-name="ro1">
          <table:table-cell table:style-name="ce1" office:value-type="string" calcext:value-type="string">
            <text:p>17:41:15.673</text:p>
          </table:table-cell>
          <table:table-cell table:style-name="Default" office:value-type="float" office:value="-0.0028989057" calcext:value-type="float">
            <text:p>-0.0028989057</text:p>
          </table:table-cell>
          <table:table-cell table:style-name="Default" office:value-type="float" office:value="-0.017091457" calcext:value-type="float">
            <text:p>-0.017091457</text:p>
          </table:table-cell>
          <table:table-cell table:style-name="Default" office:value-type="float" office:value="-0.005345804" calcext:value-type="float">
            <text:p>-0.005345804</text:p>
          </table:table-cell>
        </table:table-row>
        <table:table-row table:style-name="ro1">
          <table:table-cell table:style-name="ce1" office:value-type="string" calcext:value-type="string">
            <text:p>17:41:15.713</text:p>
          </table:table-cell>
          <table:table-cell table:style-name="Default" office:value-type="float" office:value="0.0004671537" calcext:value-type="float">
            <text:p>0.0004671537</text:p>
          </table:table-cell>
          <table:table-cell table:style-name="Default" office:value-type="float" office:value="-0.0017592841" calcext:value-type="float">
            <text:p>-0.0017592841</text:p>
          </table:table-cell>
          <table:table-cell table:style-name="Default" office:value-type="float" office:value="-0.0030533837" calcext:value-type="float">
            <text:p>-0.0030533837</text:p>
          </table:table-cell>
        </table:table-row>
        <table:table-row table:style-name="ro1">
          <table:table-cell table:style-name="ce1" office:value-type="string" calcext:value-type="string">
            <text:p>17:41:15.753</text:p>
          </table:table-cell>
          <table:table-cell table:style-name="Default" office:value-type="float" office:value="0.0015190701" calcext:value-type="float">
            <text:p>0.0015190701</text:p>
          </table:table-cell>
          <table:table-cell table:style-name="Default" office:value-type="float" office:value="-0.0015833629" calcext:value-type="float">
            <text:p>-0.0015833629</text:p>
          </table:table-cell>
          <table:table-cell table:style-name="Default" office:value-type="float" office:value="-0.0009902734" calcext:value-type="float">
            <text:p>-0.0009902734</text:p>
          </table:table-cell>
        </table:table-row>
        <table:table-row table:style-name="ro1">
          <table:table-cell table:style-name="ce1" office:value-type="string" calcext:value-type="string">
            <text:p>17:41:15.796</text:p>
          </table:table-cell>
          <table:table-cell table:style-name="Default" office:value-type="float" office:value="-0.0034668203" calcext:value-type="float">
            <text:p>-0.0034668203</text:p>
          </table:table-cell>
          <table:table-cell table:style-name="Default" office:value-type="float" office:value="0.0005525129" calcext:value-type="float">
            <text:p>0.0005525129</text:p>
          </table:table-cell>
          <table:table-cell table:style-name="Default" office:value-type="float" office:value="-0.003967415" calcext:value-type="float">
            <text:p>-0.003967415</text:p>
          </table:table-cell>
        </table:table-row>
        <table:table-row table:style-name="ro1">
          <table:table-cell table:style-name="ce1" office:value-type="string" calcext:value-type="string">
            <text:p>17:41:15.833</text:p>
          </table:table-cell>
          <table:table-cell table:style-name="Default" office:value-type="float" office:value="0.00017575093" calcext:value-type="float">
            <text:p>0.00017575093</text:p>
          </table:table-cell>
          <table:table-cell table:style-name="Default" office:value-type="float" office:value="0.00774826" calcext:value-type="float">
            <text:p>0.00774826</text:p>
          </table:table-cell>
          <table:table-cell table:style-name="Default" office:value-type="float" office:value="-0.004449569" calcext:value-type="float">
            <text:p>-0.004449569</text:p>
          </table:table-cell>
        </table:table-row>
        <table:table-row table:style-name="ro1">
          <table:table-cell table:style-name="ce1" office:value-type="string" calcext:value-type="string">
            <text:p>17:41:15.873</text:p>
          </table:table-cell>
          <table:table-cell table:style-name="Default" office:value-type="float" office:value="-0.003577172" calcext:value-type="float">
            <text:p>-0.003577172</text:p>
          </table:table-cell>
          <table:table-cell table:style-name="Default" office:value-type="float" office:value="0.0041169575" calcext:value-type="float">
            <text:p>0.0041169575</text:p>
          </table:table-cell>
          <table:table-cell table:style-name="Default" office:value-type="float" office:value="0.0010490111" calcext:value-type="float">
            <text:p>0.0010490111</text:p>
          </table:table-cell>
        </table:table-row>
        <table:table-row table:style-name="ro1">
          <table:table-cell table:style-name="ce1" office:value-type="string" calcext:value-type="string">
            <text:p>17:41:15.913</text:p>
          </table:table-cell>
          <table:table-cell table:style-name="Default" office:value-type="float" office:value="-0.0019010956" calcext:value-type="float">
            <text:p>-0.0019010956</text:p>
          </table:table-cell>
          <table:table-cell table:style-name="Default" office:value-type="float" office:value="0.002826359" calcext:value-type="float">
            <text:p>0.002826359</text:p>
          </table:table-cell>
          <table:table-cell table:style-name="Default" office:value-type="float" office:value="0.00006515597" calcext:value-type="float">
            <text:p>6.515597E-05</text:p>
          </table:table-cell>
        </table:table-row>
        <table:table-row table:style-name="ro1">
          <table:table-cell table:style-name="ce1" office:value-type="string" calcext:value-type="string">
            <text:p>17:41:15.953</text:p>
          </table:table-cell>
          <table:table-cell table:style-name="Default" office:value-type="float" office:value="-0.0047871647" calcext:value-type="float">
            <text:p>-0.0047871647</text:p>
          </table:table-cell>
          <table:table-cell table:style-name="Default" office:value-type="float" office:value="-0.013056843" calcext:value-type="float">
            <text:p>-0.013056843</text:p>
          </table:table-cell>
          <table:table-cell table:style-name="Default" office:value-type="float" office:value="0.0004981028" calcext:value-type="float">
            <text:p>0.0004981028</text:p>
          </table:table-cell>
        </table:table-row>
        <table:table-row table:style-name="ro1">
          <table:table-cell table:style-name="ce1" office:value-type="string" calcext:value-type="string">
            <text:p>17:41:15.996</text:p>
          </table:table-cell>
          <table:table-cell table:style-name="Default" office:value-type="float" office:value="-0.0040887194" calcext:value-type="float">
            <text:p>-0.0040887194</text:p>
          </table:table-cell>
          <table:table-cell table:style-name="Default" office:value-type="float" office:value="-0.003621286" calcext:value-type="float">
            <text:p>-0.003621286</text:p>
          </table:table-cell>
          <table:table-cell table:style-name="Default" office:value-type="float" office:value="-0.00460536" calcext:value-type="float">
            <text:p>-0.00460536</text:p>
          </table:table-cell>
        </table:table-row>
        <table:table-row table:style-name="ro1">
          <table:table-cell table:style-name="ce1" office:value-type="string" calcext:value-type="string">
            <text:p>17:41:16.033</text:p>
          </table:table-cell>
          <table:table-cell table:style-name="Default" office:value-type="float" office:value="-0.0038995726" calcext:value-type="float">
            <text:p>-0.0038995726</text:p>
          </table:table-cell>
          <table:table-cell table:style-name="Default" office:value-type="float" office:value="0.013659803" calcext:value-type="float">
            <text:p>0.013659803</text:p>
          </table:table-cell>
          <table:table-cell table:style-name="Default" office:value-type="float" office:value="0.0015680222" calcext:value-type="float">
            <text:p>0.0015680222</text:p>
          </table:table-cell>
        </table:table-row>
        <table:table-row table:style-name="ro1">
          <table:table-cell table:style-name="ce1" office:value-type="string" calcext:value-type="string">
            <text:p>17:41:16.073</text:p>
          </table:table-cell>
          <table:table-cell table:style-name="Default" office:value-type="float" office:value="-0.006585785" calcext:value-type="float">
            <text:p>-0.006585785</text:p>
          </table:table-cell>
          <table:table-cell table:style-name="Default" office:value-type="float" office:value="-0.00045032986" calcext:value-type="float">
            <text:p>-0.00045032986</text:p>
          </table:table-cell>
          <table:table-cell table:style-name="Default" office:value-type="float" office:value="-0.00012690827" calcext:value-type="float">
            <text:p>-0.00012690827</text:p>
          </table:table-cell>
        </table:table-row>
        <table:table-row table:style-name="ro1">
          <table:table-cell table:style-name="ce1" office:value-type="string" calcext:value-type="string">
            <text:p>17:41:16.113</text:p>
          </table:table-cell>
          <table:table-cell table:style-name="Default" office:value-type="float" office:value="-0.0026313164" calcext:value-type="float">
            <text:p>-0.0026313164</text:p>
          </table:table-cell>
          <table:table-cell table:style-name="Default" office:value-type="float" office:value="-0.010073259" calcext:value-type="float">
            <text:p>-0.010073259</text:p>
          </table:table-cell>
          <table:table-cell table:style-name="Default" office:value-type="float" office:value="-0.0009930937" calcext:value-type="float">
            <text:p>-0.0009930937</text:p>
          </table:table-cell>
        </table:table-row>
        <table:table-row table:style-name="ro1">
          <table:table-cell table:style-name="ce1" office:value-type="string" calcext:value-type="string">
            <text:p>17:41:16.153</text:p>
          </table:table-cell>
          <table:table-cell table:style-name="Default" office:value-type="float" office:value="-0.0017089949" calcext:value-type="float">
            <text:p>-0.0017089949</text:p>
          </table:table-cell>
          <table:table-cell table:style-name="Default" office:value-type="float" office:value="0.0071938513" calcext:value-type="float">
            <text:p>0.0071938513</text:p>
          </table:table-cell>
          <table:table-cell table:style-name="Default" office:value-type="float" office:value="0.0056980355" calcext:value-type="float">
            <text:p>0.0056980355</text:p>
          </table:table-cell>
        </table:table-row>
        <table:table-row table:style-name="ro1">
          <table:table-cell table:style-name="ce1" office:value-type="string" calcext:value-type="string">
            <text:p>17:41:16.195</text:p>
          </table:table-cell>
          <table:table-cell table:style-name="Default" office:value-type="float" office:value="-0.00021973121" calcext:value-type="float">
            <text:p>-0.00021973121</text:p>
          </table:table-cell>
          <table:table-cell table:style-name="Default" office:value-type="float" office:value="0.0025193722" calcext:value-type="float">
            <text:p>0.0025193722</text:p>
          </table:table-cell>
          <table:table-cell table:style-name="Default" office:value-type="float" office:value="0.0044691158" calcext:value-type="float">
            <text:p>0.0044691158</text:p>
          </table:table-cell>
        </table:table-row>
        <table:table-row table:style-name="ro1">
          <table:table-cell table:style-name="ce1" office:value-type="string" calcext:value-type="string">
            <text:p>17:41:16.233</text:p>
          </table:table-cell>
          <table:table-cell table:style-name="Default" office:value-type="float" office:value="0.0006811473" calcext:value-type="float">
            <text:p>0.0006811473</text:p>
          </table:table-cell>
          <table:table-cell table:style-name="Default" office:value-type="float" office:value="-0.008499159" calcext:value-type="float">
            <text:p>-0.008499159</text:p>
          </table:table-cell>
          <table:table-cell table:style-name="Default" office:value-type="float" office:value="0.0011657084" calcext:value-type="float">
            <text:p>0.0011657084</text:p>
          </table:table-cell>
        </table:table-row>
        <table:table-row table:style-name="ro1">
          <table:table-cell table:style-name="ce1" office:value-type="string" calcext:value-type="string">
            <text:p>17:41:16.273</text:p>
          </table:table-cell>
          <table:table-cell table:style-name="Default" office:value-type="float" office:value="-0.004440683" calcext:value-type="float">
            <text:p>-0.004440683</text:p>
          </table:table-cell>
          <table:table-cell table:style-name="Default" office:value-type="float" office:value="-0.000398278" calcext:value-type="float">
            <text:p>-0.000398278</text:p>
          </table:table-cell>
          <table:table-cell table:style-name="Default" office:value-type="float" office:value="-0.0013677891" calcext:value-type="float">
            <text:p>-0.0013677891</text:p>
          </table:table-cell>
        </table:table-row>
        <table:table-row table:style-name="ro1">
          <table:table-cell table:style-name="ce1" office:value-type="string" calcext:value-type="string">
            <text:p>17:41:16.313</text:p>
          </table:table-cell>
          <table:table-cell table:style-name="Default" office:value-type="float" office:value="-0.0015796311" calcext:value-type="float">
            <text:p>-0.0015796311</text:p>
          </table:table-cell>
          <table:table-cell table:style-name="Default" office:value-type="float" office:value="0.006892529" calcext:value-type="float">
            <text:p>0.006892529</text:p>
          </table:table-cell>
          <table:table-cell table:style-name="Default" office:value-type="float" office:value="-0.003867736" calcext:value-type="float">
            <text:p>-0.003867736</text:p>
          </table:table-cell>
        </table:table-row>
        <table:table-row table:style-name="ro1">
          <table:table-cell table:style-name="ce1" office:value-type="string" calcext:value-type="string">
            <text:p>17:41:16.353</text:p>
          </table:table-cell>
          <table:table-cell table:style-name="Default" office:value-type="float" office:value="0.0009953304" calcext:value-type="float">
            <text:p>0.0009953304</text:p>
          </table:table-cell>
          <table:table-cell table:style-name="Default" office:value-type="float" office:value="-0.012253772" calcext:value-type="float">
            <text:p>-0.012253772</text:p>
          </table:table-cell>
          <table:table-cell table:style-name="Default" office:value-type="float" office:value="-0.0041402243" calcext:value-type="float">
            <text:p>-0.0041402243</text:p>
          </table:table-cell>
        </table:table-row>
        <table:table-row table:style-name="ro1">
          <table:table-cell table:style-name="ce1" office:value-type="string" calcext:value-type="string">
            <text:p>17:41:16.396</text:p>
          </table:table-cell>
          <table:table-cell table:style-name="Default" office:value-type="float" office:value="-0.0032790105" calcext:value-type="float">
            <text:p>-0.0032790105</text:p>
          </table:table-cell>
          <table:table-cell table:style-name="Default" office:value-type="float" office:value="-0.01080867" calcext:value-type="float">
            <text:p>-0.01080867</text:p>
          </table:table-cell>
          <table:table-cell table:style-name="Default" office:value-type="float" office:value="-0.0057036756" calcext:value-type="float">
            <text:p>-0.0057036756</text:p>
          </table:table-cell>
        </table:table-row>
        <table:table-row table:style-name="ro1">
          <table:table-cell table:style-name="ce1" office:value-type="string" calcext:value-type="string">
            <text:p>17:41:16.433</text:p>
          </table:table-cell>
          <table:table-cell table:style-name="Default" office:value-type="float" office:value="-0.0018524838" calcext:value-type="float">
            <text:p>-0.0018524838</text:p>
          </table:table-cell>
          <table:table-cell table:style-name="Default" office:value-type="float" office:value="0.006312228" calcext:value-type="float">
            <text:p>0.006312228</text:p>
          </table:table-cell>
          <table:table-cell table:style-name="Default" office:value-type="float" office:value="-0.0055727805" calcext:value-type="float">
            <text:p>-0.0055727805</text:p>
          </table:table-cell>
        </table:table-row>
        <table:table-row table:style-name="ro1">
          <table:table-cell table:style-name="ce1" office:value-type="string" calcext:value-type="string">
            <text:p>17:41:16.473</text:p>
          </table:table-cell>
          <table:table-cell table:style-name="Default" office:value-type="float" office:value="0.015031992" calcext:value-type="float">
            <text:p>0.015031992</text:p>
          </table:table-cell>
          <table:table-cell table:style-name="Default" office:value-type="float" office:value="0.0021653906" calcext:value-type="float">
            <text:p>0.0021653906</text:p>
          </table:table-cell>
          <table:table-cell table:style-name="Default" office:value-type="float" office:value="0.00662996" calcext:value-type="float">
            <text:p>0.00662996</text:p>
          </table:table-cell>
        </table:table-row>
        <table:table-row table:style-name="ro1">
          <table:table-cell table:style-name="ce1" office:value-type="string" calcext:value-type="string">
            <text:p>17:41:16.513</text:p>
          </table:table-cell>
          <table:table-cell table:style-name="Default" office:value-type="float" office:value="-0.01349757" calcext:value-type="float">
            <text:p>-0.01349757</text:p>
          </table:table-cell>
          <table:table-cell table:style-name="Default" office:value-type="float" office:value="-0.027494507" calcext:value-type="float">
            <text:p>-0.027494507</text:p>
          </table:table-cell>
          <table:table-cell table:style-name="Default" office:value-type="float" office:value="-0.0069968756" calcext:value-type="float">
            <text:p>-0.0069968756</text:p>
          </table:table-cell>
        </table:table-row>
        <table:table-row table:style-name="ro1">
          <table:table-cell table:style-name="ce1" office:value-type="string" calcext:value-type="string">
            <text:p>17:41:16.552</text:p>
          </table:table-cell>
          <table:table-cell table:style-name="Default" office:value-type="float" office:value="-0.003798216" calcext:value-type="float">
            <text:p>-0.003798216</text:p>
          </table:table-cell>
          <table:table-cell table:style-name="Default" office:value-type="float" office:value="-0.017933547" calcext:value-type="float">
            <text:p>-0.017933547</text:p>
          </table:table-cell>
          <table:table-cell table:style-name="Default" office:value-type="float" office:value="0.0029313378" calcext:value-type="float">
            <text:p>0.0029313378</text:p>
          </table:table-cell>
        </table:table-row>
        <table:table-row table:style-name="ro1">
          <table:table-cell table:style-name="ce1" office:value-type="string" calcext:value-type="string">
            <text:p>17:41:16.594</text:p>
          </table:table-cell>
          <table:table-cell table:style-name="Default" office:value-type="float" office:value="0.006469307" calcext:value-type="float">
            <text:p>0.006469307</text:p>
          </table:table-cell>
          <table:table-cell table:style-name="Default" office:value-type="float" office:value="-0.002077673" calcext:value-type="float">
            <text:p>-0.002077673</text:p>
          </table:table-cell>
          <table:table-cell table:style-name="Default" office:value-type="float" office:value="-0.0019760735" calcext:value-type="float">
            <text:p>-0.0019760735</text:p>
          </table:table-cell>
        </table:table-row>
        <table:table-row table:style-name="ro1">
          <table:table-cell table:style-name="ce1" office:value-type="string" calcext:value-type="string">
            <text:p>17:41:16.633</text:p>
          </table:table-cell>
          <table:table-cell table:style-name="Default" office:value-type="float" office:value="0.008459092" calcext:value-type="float">
            <text:p>0.008459092</text:p>
          </table:table-cell>
          <table:table-cell table:style-name="Default" office:value-type="float" office:value="0.0016457231" calcext:value-type="float">
            <text:p>0.0016457231</text:p>
          </table:table-cell>
          <table:table-cell table:style-name="Default" office:value-type="float" office:value="-0.008150525" calcext:value-type="float">
            <text:p>-0.008150525</text:p>
          </table:table-cell>
        </table:table-row>
        <table:table-row table:style-name="ro1">
          <table:table-cell table:style-name="ce1" office:value-type="string" calcext:value-type="string">
            <text:p>17:41:16.673</text:p>
          </table:table-cell>
          <table:table-cell table:style-name="Default" office:value-type="float" office:value="-0.0112833" calcext:value-type="float">
            <text:p>-0.0112833</text:p>
          </table:table-cell>
          <table:table-cell table:style-name="Default" office:value-type="float" office:value="0.0058756825" calcext:value-type="float">
            <text:p>0.0058756825</text:p>
          </table:table-cell>
          <table:table-cell table:style-name="Default" office:value-type="float" office:value="0.004310019" calcext:value-type="float">
            <text:p>0.004310019</text:p>
          </table:table-cell>
        </table:table-row>
        <table:table-row table:style-name="ro1">
          <table:table-cell table:style-name="ce1" office:value-type="string" calcext:value-type="string">
            <text:p>17:41:16.713</text:p>
          </table:table-cell>
          <table:table-cell table:style-name="Default" office:value-type="float" office:value="-0.00993524" calcext:value-type="float">
            <text:p>-0.00993524</text:p>
          </table:table-cell>
          <table:table-cell table:style-name="Default" office:value-type="float" office:value="-0.0056982054" calcext:value-type="float">
            <text:p>-0.0056982054</text:p>
          </table:table-cell>
          <table:table-cell table:style-name="Default" office:value-type="float" office:value="-0.0027128223" calcext:value-type="float">
            <text:p>-0.0027128223</text:p>
          </table:table-cell>
        </table:table-row>
        <table:table-row table:style-name="ro1">
          <table:table-cell table:style-name="ce1" office:value-type="string" calcext:value-type="string">
            <text:p>17:41:16.752</text:p>
          </table:table-cell>
          <table:table-cell table:style-name="Default" office:value-type="float" office:value="-0.00916144" calcext:value-type="float">
            <text:p>-0.00916144</text:p>
          </table:table-cell>
          <table:table-cell table:style-name="Default" office:value-type="float" office:value="-0.02050925" calcext:value-type="float">
            <text:p>-0.02050925</text:p>
          </table:table-cell>
          <table:table-cell table:style-name="Default" office:value-type="float" office:value="-0.0020020388" calcext:value-type="float">
            <text:p>-0.0020020388</text:p>
          </table:table-cell>
        </table:table-row>
        <table:table-row table:style-name="ro1">
          <table:table-cell table:style-name="ce1" office:value-type="string" calcext:value-type="string">
            <text:p>17:41:16.794</text:p>
          </table:table-cell>
          <table:table-cell table:style-name="Default" office:value-type="float" office:value="0.010431458" calcext:value-type="float">
            <text:p>0.010431458</text:p>
          </table:table-cell>
          <table:table-cell table:style-name="Default" office:value-type="float" office:value="0.00043817388" calcext:value-type="float">
            <text:p>0.00043817388</text:p>
          </table:table-cell>
          <table:table-cell table:style-name="Default" office:value-type="float" office:value="0.0008348716" calcext:value-type="float">
            <text:p>0.0008348716</text:p>
          </table:table-cell>
        </table:table-row>
        <table:table-row table:style-name="ro1">
          <table:table-cell table:style-name="ce1" office:value-type="string" calcext:value-type="string">
            <text:p>17:41:16.833</text:p>
          </table:table-cell>
          <table:table-cell table:style-name="Default" office:value-type="float" office:value="0.0063121426" calcext:value-type="float">
            <text:p>0.0063121426</text:p>
          </table:table-cell>
          <table:table-cell table:style-name="Default" office:value-type="float" office:value="0.012479313" calcext:value-type="float">
            <text:p>0.012479313</text:p>
          </table:table-cell>
          <table:table-cell table:style-name="Default" office:value-type="float" office:value="-0.0038627766" calcext:value-type="float">
            <text:p>-0.0038627766</text:p>
          </table:table-cell>
        </table:table-row>
        <table:table-row table:style-name="ro1">
          <table:table-cell table:style-name="ce1" office:value-type="string" calcext:value-type="string">
            <text:p>17:41:16.873</text:p>
          </table:table-cell>
          <table:table-cell table:style-name="Default" office:value-type="float" office:value="-0.004206766" calcext:value-type="float">
            <text:p>-0.004206766</text:p>
          </table:table-cell>
          <table:table-cell table:style-name="Default" office:value-type="float" office:value="-0.009203159" calcext:value-type="float">
            <text:p>-0.009203159</text:p>
          </table:table-cell>
          <table:table-cell table:style-name="Default" office:value-type="float" office:value="-0.00083973404" calcext:value-type="float">
            <text:p>-0.00083973404</text:p>
          </table:table-cell>
        </table:table-row>
        <table:table-row table:style-name="ro1">
          <table:table-cell table:style-name="ce1" office:value-type="string" calcext:value-type="string">
            <text:p>17:41:16.913</text:p>
          </table:table-cell>
          <table:table-cell table:style-name="Default" office:value-type="float" office:value="-0.0013691019" calcext:value-type="float">
            <text:p>-0.0013691019</text:p>
          </table:table-cell>
          <table:table-cell table:style-name="Default" office:value-type="float" office:value="-0.015973277" calcext:value-type="float">
            <text:p>-0.015973277</text:p>
          </table:table-cell>
          <table:table-cell table:style-name="Default" office:value-type="float" office:value="-0.0055897012" calcext:value-type="float">
            <text:p>-0.0055897012</text:p>
          </table:table-cell>
        </table:table-row>
        <table:table-row table:style-name="ro1">
          <table:table-cell table:style-name="ce1" office:value-type="string" calcext:value-type="string">
            <text:p>17:41:16.953</text:p>
          </table:table-cell>
          <table:table-cell table:style-name="Default" office:value-type="float" office:value="0.0077765957" calcext:value-type="float">
            <text:p>0.0077765957</text:p>
          </table:table-cell>
          <table:table-cell table:style-name="Default" office:value-type="float" office:value="-0.039644513" calcext:value-type="float">
            <text:p>-0.039644513</text:p>
          </table:table-cell>
          <table:table-cell table:style-name="Default" office:value-type="float" office:value="-0.008106861" calcext:value-type="float">
            <text:p>-0.008106861</text:p>
          </table:table-cell>
        </table:table-row>
        <table:table-row table:style-name="ro1">
          <table:table-cell table:style-name="ce1" office:value-type="string" calcext:value-type="string">
            <text:p>17:41:16.996</text:p>
          </table:table-cell>
          <table:table-cell table:style-name="Default" office:value-type="float" office:value="-0.0140948165" calcext:value-type="float">
            <text:p>-0.0140948165</text:p>
          </table:table-cell>
          <table:table-cell table:style-name="Default" office:value-type="float" office:value="-0.00030406928" calcext:value-type="float">
            <text:p>-0.00030406928</text:p>
          </table:table-cell>
          <table:table-cell table:style-name="Default" office:value-type="float" office:value="-0.013668263" calcext:value-type="float">
            <text:p>-0.013668263</text:p>
          </table:table-cell>
        </table:table-row>
        <table:table-row table:style-name="ro1">
          <table:table-cell table:style-name="ce1" office:value-type="string" calcext:value-type="string">
            <text:p>17:41:17.033</text:p>
          </table:table-cell>
          <table:table-cell table:style-name="Default" office:value-type="float" office:value="0.002036355" calcext:value-type="float">
            <text:p>0.002036355</text:p>
          </table:table-cell>
          <table:table-cell table:style-name="Default" office:value-type="float" office:value="0.007636498" calcext:value-type="float">
            <text:p>0.007636498</text:p>
          </table:table-cell>
          <table:table-cell table:style-name="Default" office:value-type="float" office:value="-0.00021647342" calcext:value-type="float">
            <text:p>-0.00021647342</text:p>
          </table:table-cell>
        </table:table-row>
        <table:table-row table:style-name="ro1">
          <table:table-cell table:style-name="ce1" office:value-type="string" calcext:value-type="string">
            <text:p>17:41:17.073</text:p>
          </table:table-cell>
          <table:table-cell table:style-name="Default" office:value-type="float" office:value="-0.003001271" calcext:value-type="float">
            <text:p>-0.003001271</text:p>
          </table:table-cell>
          <table:table-cell table:style-name="Default" office:value-type="float" office:value="-0.0060910378" calcext:value-type="float">
            <text:p>-0.0060910378</text:p>
          </table:table-cell>
          <table:table-cell table:style-name="Default" office:value-type="float" office:value="-0.0067866263" calcext:value-type="float">
            <text:p>-0.0067866263</text:p>
          </table:table-cell>
        </table:table-row>
        <table:table-row table:style-name="ro1">
          <table:table-cell table:style-name="ce1" office:value-type="string" calcext:value-type="string">
            <text:p>17:41:17.113</text:p>
          </table:table-cell>
          <table:table-cell table:style-name="Default" office:value-type="float" office:value="-0.0073153987" calcext:value-type="float">
            <text:p>-0.0073153987</text:p>
          </table:table-cell>
          <table:table-cell table:style-name="Default" office:value-type="float" office:value="-0.025916493" calcext:value-type="float">
            <text:p>-0.025916493</text:p>
          </table:table-cell>
          <table:table-cell table:style-name="Default" office:value-type="float" office:value="0.002241657" calcext:value-type="float">
            <text:p>0.002241657</text:p>
          </table:table-cell>
        </table:table-row>
        <table:table-row table:style-name="ro1">
          <table:table-cell table:style-name="ce1" office:value-type="string" calcext:value-type="string">
            <text:p>17:41:17.153</text:p>
          </table:table-cell>
          <table:table-cell table:style-name="Default" office:value-type="float" office:value="-0.0026287881" calcext:value-type="float">
            <text:p>-0.0026287881</text:p>
          </table:table-cell>
          <table:table-cell table:style-name="Default" office:value-type="float" office:value="-0.025741858" calcext:value-type="float">
            <text:p>-0.025741858</text:p>
          </table:table-cell>
          <table:table-cell table:style-name="Default" office:value-type="float" office:value="-0.0036954132" calcext:value-type="float">
            <text:p>-0.0036954132</text:p>
          </table:table-cell>
        </table:table-row>
        <table:table-row table:style-name="ro1">
          <table:table-cell table:style-name="ce1" office:value-type="string" calcext:value-type="string">
            <text:p>17:41:17.196</text:p>
          </table:table-cell>
          <table:table-cell table:style-name="Default" office:value-type="float" office:value="0.0048850686" calcext:value-type="float">
            <text:p>0.0048850686</text:p>
          </table:table-cell>
          <table:table-cell table:style-name="Default" office:value-type="float" office:value="-0.016575873" calcext:value-type="float">
            <text:p>-0.016575873</text:p>
          </table:table-cell>
          <table:table-cell table:style-name="Default" office:value-type="float" office:value="-0.007500716" calcext:value-type="float">
            <text:p>-0.007500716</text:p>
          </table:table-cell>
        </table:table-row>
        <table:table-row table:style-name="ro1">
          <table:table-cell table:style-name="ce1" office:value-type="string" calcext:value-type="string">
            <text:p>17:41:17.233</text:p>
          </table:table-cell>
          <table:table-cell table:style-name="Default" office:value-type="float" office:value="0.0019795746" calcext:value-type="float">
            <text:p>0.0019795746</text:p>
          </table:table-cell>
          <table:table-cell table:style-name="Default" office:value-type="float" office:value="-0.015797187" calcext:value-type="float">
            <text:p>-0.015797187</text:p>
          </table:table-cell>
          <table:table-cell table:style-name="Default" office:value-type="float" office:value="-0.0030152625" calcext:value-type="float">
            <text:p>-0.0030152625</text:p>
          </table:table-cell>
        </table:table-row>
        <table:table-row table:style-name="ro1">
          <table:table-cell table:style-name="ce1" office:value-type="string" calcext:value-type="string">
            <text:p>17:41:17.273</text:p>
          </table:table-cell>
          <table:table-cell table:style-name="Default" office:value-type="float" office:value="0.0074945046" calcext:value-type="float">
            <text:p>0.0074945046</text:p>
          </table:table-cell>
          <table:table-cell table:style-name="Default" office:value-type="float" office:value="-0.01597527" calcext:value-type="float">
            <text:p>-0.01597527</text:p>
          </table:table-cell>
          <table:table-cell table:style-name="Default" office:value-type="float" office:value="-0.0033729398" calcext:value-type="float">
            <text:p>-0.0033729398</text:p>
          </table:table-cell>
        </table:table-row>
        <table:table-row table:style-name="ro1">
          <table:table-cell table:style-name="ce1" office:value-type="string" calcext:value-type="string">
            <text:p>17:41:17.313</text:p>
          </table:table-cell>
          <table:table-cell table:style-name="Default" office:value-type="float" office:value="0.0010321629" calcext:value-type="float">
            <text:p>0.0010321629</text:p>
          </table:table-cell>
          <table:table-cell table:style-name="Default" office:value-type="float" office:value="-0.011741033" calcext:value-type="float">
            <text:p>-0.011741033</text:p>
          </table:table-cell>
          <table:table-cell table:style-name="Default" office:value-type="float" office:value="-0.0017172974" calcext:value-type="float">
            <text:p>-0.0017172974</text:p>
          </table:table-cell>
        </table:table-row>
        <table:table-row table:style-name="ro1">
          <table:table-cell table:style-name="ce1" office:value-type="string" calcext:value-type="string">
            <text:p>17:41:17.353</text:p>
          </table:table-cell>
          <table:table-cell table:style-name="Default" office:value-type="float" office:value="-0.0010485977" calcext:value-type="float">
            <text:p>-0.0010485977</text:p>
          </table:table-cell>
          <table:table-cell table:style-name="Default" office:value-type="float" office:value="-0.013203639" calcext:value-type="float">
            <text:p>-0.013203639</text:p>
          </table:table-cell>
          <table:table-cell table:style-name="Default" office:value-type="float" office:value="-0.0026441654" calcext:value-type="float">
            <text:p>-0.0026441654</text:p>
          </table:table-cell>
        </table:table-row>
        <table:table-row table:style-name="ro1">
          <table:table-cell table:style-name="ce1" office:value-type="string" calcext:value-type="string">
            <text:p>17:41:17.395</text:p>
          </table:table-cell>
          <table:table-cell table:style-name="Default" office:value-type="float" office:value="-0.0011634595" calcext:value-type="float">
            <text:p>-0.0011634595</text:p>
          </table:table-cell>
          <table:table-cell table:style-name="Default" office:value-type="float" office:value="-0.014519983" calcext:value-type="float">
            <text:p>-0.014519983</text:p>
          </table:table-cell>
          <table:table-cell table:style-name="Default" office:value-type="float" office:value="0.004211993" calcext:value-type="float">
            <text:p>0.004211993</text:p>
          </table:table-cell>
        </table:table-row>
        <table:table-row table:style-name="ro1">
          <table:table-cell table:style-name="ce1" office:value-type="string" calcext:value-type="string">
            <text:p>17:41:17.433</text:p>
          </table:table-cell>
          <table:table-cell table:style-name="Default" office:value-type="float" office:value="-0.020822499" calcext:value-type="float">
            <text:p>-0.020822499</text:p>
          </table:table-cell>
          <table:table-cell table:style-name="Default" office:value-type="float" office:value="-0.021197887" calcext:value-type="float">
            <text:p>-0.021197887</text:p>
          </table:table-cell>
          <table:table-cell table:style-name="Default" office:value-type="float" office:value="-0.0076350155" calcext:value-type="float">
            <text:p>-0.0076350155</text:p>
          </table:table-cell>
        </table:table-row>
        <table:table-row table:style-name="ro1">
          <table:table-cell table:style-name="ce1" office:value-type="string" calcext:value-type="string">
            <text:p>17:41:17.473</text:p>
          </table:table-cell>
          <table:table-cell table:style-name="Default" office:value-type="float" office:value="0.0030126856" calcext:value-type="float">
            <text:p>0.0030126856</text:p>
          </table:table-cell>
          <table:table-cell table:style-name="Default" office:value-type="float" office:value="0.02838284" calcext:value-type="float">
            <text:p>0.02838284</text:p>
          </table:table-cell>
          <table:table-cell table:style-name="Default" office:value-type="float" office:value="0.009388294" calcext:value-type="float">
            <text:p>0.009388294</text:p>
          </table:table-cell>
        </table:table-row>
        <table:table-row table:style-name="ro1">
          <table:table-cell table:style-name="ce1" office:value-type="string" calcext:value-type="string">
            <text:p>17:41:17.513</text:p>
          </table:table-cell>
          <table:table-cell table:style-name="Default" office:value-type="float" office:value="-0.0051987413" calcext:value-type="float">
            <text:p>-0.0051987413</text:p>
          </table:table-cell>
          <table:table-cell table:style-name="Default" office:value-type="float" office:value="0.041804336" calcext:value-type="float">
            <text:p>0.041804336</text:p>
          </table:table-cell>
          <table:table-cell table:style-name="Default" office:value-type="float" office:value="-0.0060525034" calcext:value-type="float">
            <text:p>-0.0060525034</text:p>
          </table:table-cell>
        </table:table-row>
        <table:table-row table:style-name="ro1">
          <table:table-cell table:style-name="ce1" office:value-type="string" calcext:value-type="string">
            <text:p>17:41:17.553</text:p>
          </table:table-cell>
          <table:table-cell table:style-name="Default" office:value-type="float" office:value="0.00432993" calcext:value-type="float">
            <text:p>0.00432993</text:p>
          </table:table-cell>
          <table:table-cell table:style-name="Default" office:value-type="float" office:value="-0.007420049" calcext:value-type="float">
            <text:p>-0.007420049</text:p>
          </table:table-cell>
          <table:table-cell table:style-name="Default" office:value-type="float" office:value="0.0068574226" calcext:value-type="float">
            <text:p>0.0068574226</text:p>
          </table:table-cell>
        </table:table-row>
        <table:table-row table:style-name="ro1">
          <table:table-cell table:style-name="ce1" office:value-type="string" calcext:value-type="string">
            <text:p>17:41:17.594</text:p>
          </table:table-cell>
          <table:table-cell table:style-name="Default" office:value-type="float" office:value="-0.0064302133" calcext:value-type="float">
            <text:p>-0.0064302133</text:p>
          </table:table-cell>
          <table:table-cell table:style-name="Default" office:value-type="float" office:value="-0.00030598993" calcext:value-type="float">
            <text:p>-0.00030598993</text:p>
          </table:table-cell>
          <table:table-cell table:style-name="Default" office:value-type="float" office:value="-0.015581223" calcext:value-type="float">
            <text:p>-0.015581223</text:p>
          </table:table-cell>
        </table:table-row>
        <table:table-row table:style-name="ro1">
          <table:table-cell table:style-name="ce1" office:value-type="string" calcext:value-type="string">
            <text:p>17:41:17.633</text:p>
          </table:table-cell>
          <table:table-cell table:style-name="Default" office:value-type="float" office:value="0.028929602" calcext:value-type="float">
            <text:p>0.028929602</text:p>
          </table:table-cell>
          <table:table-cell table:style-name="Default" office:value-type="float" office:value="-0.023566402" calcext:value-type="float">
            <text:p>-0.023566402</text:p>
          </table:table-cell>
          <table:table-cell table:style-name="Default" office:value-type="float" office:value="0.030361611" calcext:value-type="float">
            <text:p>0.030361611</text:p>
          </table:table-cell>
        </table:table-row>
        <table:table-row table:style-name="ro1">
          <table:table-cell table:style-name="ce1" office:value-type="string" calcext:value-type="string">
            <text:p>17:41:17.673</text:p>
          </table:table-cell>
          <table:table-cell table:style-name="Default" office:value-type="float" office:value="0.0077993395" calcext:value-type="float">
            <text:p>0.0077993395</text:p>
          </table:table-cell>
          <table:table-cell table:style-name="Default" office:value-type="float" office:value="-0.028021272" calcext:value-type="float">
            <text:p>-0.028021272</text:p>
          </table:table-cell>
          <table:table-cell table:style-name="Default" office:value-type="float" office:value="-0.0045348555" calcext:value-type="float">
            <text:p>-0.0045348555</text:p>
          </table:table-cell>
        </table:table-row>
        <table:table-row table:style-name="ro1">
          <table:table-cell table:style-name="ce1" office:value-type="string" calcext:value-type="string">
            <text:p>17:41:17.713</text:p>
          </table:table-cell>
          <table:table-cell table:style-name="Default" office:value-type="float" office:value="0.012732303" calcext:value-type="float">
            <text:p>0.012732303</text:p>
          </table:table-cell>
          <table:table-cell table:style-name="Default" office:value-type="float" office:value="-0.015111736" calcext:value-type="float">
            <text:p>-0.015111736</text:p>
          </table:table-cell>
          <table:table-cell table:style-name="Default" office:value-type="float" office:value="0.043379482" calcext:value-type="float">
            <text:p>0.043379482</text:p>
          </table:table-cell>
        </table:table-row>
        <table:table-row table:style-name="ro1">
          <table:table-cell table:style-name="ce1" office:value-type="string" calcext:value-type="string">
            <text:p>17:41:17.753</text:p>
          </table:table-cell>
          <table:table-cell table:style-name="Default" office:value-type="float" office:value="0.025521569" calcext:value-type="float">
            <text:p>0.025521569</text:p>
          </table:table-cell>
          <table:table-cell table:style-name="Default" office:value-type="float" office:value="-0.044582" calcext:value-type="float">
            <text:p>-0.044582</text:p>
          </table:table-cell>
          <table:table-cell table:style-name="Default" office:value-type="float" office:value="-0.007760173" calcext:value-type="float">
            <text:p>-0.007760173</text:p>
          </table:table-cell>
        </table:table-row>
        <table:table-row table:style-name="ro1">
          <table:table-cell table:style-name="ce1" office:value-type="string" calcext:value-type="string">
            <text:p>17:41:17.794</text:p>
          </table:table-cell>
          <table:table-cell table:style-name="Default" office:value-type="float" office:value="0.03263738" calcext:value-type="float">
            <text:p>0.03263738</text:p>
          </table:table-cell>
          <table:table-cell table:style-name="Default" office:value-type="float" office:value="-0.013756613" calcext:value-type="float">
            <text:p>-0.013756613</text:p>
          </table:table-cell>
          <table:table-cell table:style-name="Default" office:value-type="float" office:value="0.08332349" calcext:value-type="float">
            <text:p>0.08332349</text:p>
          </table:table-cell>
        </table:table-row>
        <table:table-row table:style-name="ro1">
          <table:table-cell table:style-name="ce1" office:value-type="string" calcext:value-type="string">
            <text:p>17:41:17.834</text:p>
          </table:table-cell>
          <table:table-cell table:style-name="Default" office:value-type="float" office:value="0.028055284" calcext:value-type="float">
            <text:p>0.028055284</text:p>
          </table:table-cell>
          <table:table-cell table:style-name="Default" office:value-type="float" office:value="0.018380791" calcext:value-type="float">
            <text:p>0.018380791</text:p>
          </table:table-cell>
          <table:table-cell table:style-name="Default" office:value-type="float" office:value="0.03961512" calcext:value-type="float">
            <text:p>0.03961512</text:p>
          </table:table-cell>
        </table:table-row>
        <table:table-row table:style-name="ro1">
          <table:table-cell table:style-name="ce1" office:value-type="string" calcext:value-type="string">
            <text:p>17:41:17.874</text:p>
          </table:table-cell>
          <table:table-cell table:style-name="Default" office:value-type="float" office:value="0.05601146" calcext:value-type="float">
            <text:p>0.05601146</text:p>
          </table:table-cell>
          <table:table-cell table:style-name="Default" office:value-type="float" office:value="0.08355931" calcext:value-type="float">
            <text:p>0.08355931</text:p>
          </table:table-cell>
          <table:table-cell table:style-name="Default" office:value-type="float" office:value="0.053231746" calcext:value-type="float">
            <text:p>0.053231746</text:p>
          </table:table-cell>
        </table:table-row>
        <table:table-row table:style-name="ro1">
          <table:table-cell table:style-name="ce1" office:value-type="string" calcext:value-type="string">
            <text:p>17:41:17.915</text:p>
          </table:table-cell>
          <table:table-cell table:style-name="Default" office:value-type="float" office:value="0.025361488" calcext:value-type="float">
            <text:p>0.025361488</text:p>
          </table:table-cell>
          <table:table-cell table:style-name="Default" office:value-type="float" office:value="0.11167799" calcext:value-type="float">
            <text:p>0.11167799</text:p>
          </table:table-cell>
          <table:table-cell table:style-name="Default" office:value-type="float" office:value="0.04285483" calcext:value-type="float">
            <text:p>0.04285483</text:p>
          </table:table-cell>
        </table:table-row>
        <table:table-row table:style-name="ro1">
          <table:table-cell table:style-name="ce1" office:value-type="string" calcext:value-type="string">
            <text:p>17:41:17.955</text:p>
          </table:table-cell>
          <table:table-cell table:style-name="Default" office:value-type="float" office:value="0.06501284" calcext:value-type="float">
            <text:p>0.06501284</text:p>
          </table:table-cell>
          <table:table-cell table:style-name="Default" office:value-type="float" office:value="0.033054132" calcext:value-type="float">
            <text:p>0.033054132</text:p>
          </table:table-cell>
          <table:table-cell table:style-name="Default" office:value-type="float" office:value="0.0018750331" calcext:value-type="float">
            <text:p>0.0018750331</text:p>
          </table:table-cell>
        </table:table-row>
        <table:table-row table:style-name="ro1">
          <table:table-cell table:style-name="ce1" office:value-type="string" calcext:value-type="string">
            <text:p>17:41:17.994</text:p>
          </table:table-cell>
          <table:table-cell table:style-name="Default" office:value-type="float" office:value="0.039615072" calcext:value-type="float">
            <text:p>0.039615072</text:p>
          </table:table-cell>
          <table:table-cell table:style-name="Default" office:value-type="float" office:value="-0.002551075" calcext:value-type="float">
            <text:p>-0.002551075</text:p>
          </table:table-cell>
          <table:table-cell table:style-name="Default" office:value-type="float" office:value="-0.0637909" calcext:value-type="float">
            <text:p>-0.0637909</text:p>
          </table:table-cell>
        </table:table-row>
        <table:table-row table:style-name="ro1">
          <table:table-cell table:style-name="ce1" office:value-type="string" calcext:value-type="string">
            <text:p>17:41:18.034</text:p>
          </table:table-cell>
          <table:table-cell table:style-name="Default" office:value-type="float" office:value="0.048177984" calcext:value-type="float">
            <text:p>0.048177984</text:p>
          </table:table-cell>
          <table:table-cell table:style-name="Default" office:value-type="float" office:value="-0.055469804" calcext:value-type="float">
            <text:p>-0.055469804</text:p>
          </table:table-cell>
          <table:table-cell table:style-name="Default" office:value-type="float" office:value="-0.072792634" calcext:value-type="float">
            <text:p>-0.072792634</text:p>
          </table:table-cell>
        </table:table-row>
        <table:table-row table:style-name="ro1">
          <table:table-cell table:style-name="ce1" office:value-type="string" calcext:value-type="string">
            <text:p>17:41:18.074</text:p>
          </table:table-cell>
          <table:table-cell table:style-name="Default" office:value-type="float" office:value="0.0020515986" calcext:value-type="float">
            <text:p>0.0020515986</text:p>
          </table:table-cell>
          <table:table-cell table:style-name="Default" office:value-type="float" office:value="0.02214751" calcext:value-type="float">
            <text:p>0.02214751</text:p>
          </table:table-cell>
          <table:table-cell table:style-name="Default" office:value-type="float" office:value="-0.11978589" calcext:value-type="float">
            <text:p>-0.11978589</text:p>
          </table:table-cell>
        </table:table-row>
        <table:table-row table:style-name="ro1">
          <table:table-cell table:style-name="ce1" office:value-type="string" calcext:value-type="string">
            <text:p>17:41:18.115</text:p>
          </table:table-cell>
          <table:table-cell table:style-name="Default" office:value-type="float" office:value="-0.018148685" calcext:value-type="float">
            <text:p>-0.018148685</text:p>
          </table:table-cell>
          <table:table-cell table:style-name="Default" office:value-type="float" office:value="-0.010389509" calcext:value-type="float">
            <text:p>-0.010389509</text:p>
          </table:table-cell>
          <table:table-cell table:style-name="Default" office:value-type="float" office:value="-0.086493865" calcext:value-type="float">
            <text:p>-0.086493865</text:p>
          </table:table-cell>
        </table:table-row>
        <table:table-row table:style-name="ro1">
          <table:table-cell table:style-name="ce1" office:value-type="string" calcext:value-type="string">
            <text:p>17:41:18.155</text:p>
          </table:table-cell>
          <table:table-cell table:style-name="Default" office:value-type="float" office:value="0.013549001" calcext:value-type="float">
            <text:p>0.013549001</text:p>
          </table:table-cell>
          <table:table-cell table:style-name="Default" office:value-type="float" office:value="0.044702183" calcext:value-type="float">
            <text:p>0.044702183</text:p>
          </table:table-cell>
          <table:table-cell table:style-name="Default" office:value-type="float" office:value="-0.051696982" calcext:value-type="float">
            <text:p>-0.051696982</text:p>
          </table:table-cell>
        </table:table-row>
        <table:table-row table:style-name="ro1">
          <table:table-cell table:style-name="ce1" office:value-type="string" calcext:value-type="string">
            <text:p>17:41:18.195</text:p>
          </table:table-cell>
          <table:table-cell table:style-name="Default" office:value-type="float" office:value="-0.06383131" calcext:value-type="float">
            <text:p>-0.06383131</text:p>
          </table:table-cell>
          <table:table-cell table:style-name="Default" office:value-type="float" office:value="0.023093292" calcext:value-type="float">
            <text:p>0.023093292</text:p>
          </table:table-cell>
          <table:table-cell table:style-name="Default" office:value-type="float" office:value="-0.028729405" calcext:value-type="float">
            <text:p>-0.028729405</text:p>
          </table:table-cell>
        </table:table-row>
        <table:table-row table:style-name="ro1">
          <table:table-cell table:style-name="ce1" office:value-type="string" calcext:value-type="string">
            <text:p>17:41:18.234</text:p>
          </table:table-cell>
          <table:table-cell table:style-name="Default" office:value-type="float" office:value="-0.06601751" calcext:value-type="float">
            <text:p>-0.06601751</text:p>
          </table:table-cell>
          <table:table-cell table:style-name="Default" office:value-type="float" office:value="0.03616481" calcext:value-type="float">
            <text:p>0.03616481</text:p>
          </table:table-cell>
          <table:table-cell table:style-name="Default" office:value-type="float" office:value="-0.035744175" calcext:value-type="float">
            <text:p>-0.035744175</text:p>
          </table:table-cell>
        </table:table-row>
        <table:table-row table:style-name="ro1">
          <table:table-cell table:style-name="ce1" office:value-type="string" calcext:value-type="string">
            <text:p>17:41:18.274</text:p>
          </table:table-cell>
          <table:table-cell table:style-name="Default" office:value-type="float" office:value="-0.08007006" calcext:value-type="float">
            <text:p>-0.08007006</text:p>
          </table:table-cell>
          <table:table-cell table:style-name="Default" office:value-type="float" office:value="0.023100076" calcext:value-type="float">
            <text:p>0.023100076</text:p>
          </table:table-cell>
          <table:table-cell table:style-name="Default" office:value-type="float" office:value="-0.066886544" calcext:value-type="float">
            <text:p>-0.066886544</text:p>
          </table:table-cell>
        </table:table-row>
        <table:table-row table:style-name="ro1">
          <table:table-cell table:style-name="ce1" office:value-type="string" calcext:value-type="string">
            <text:p>17:41:18.314</text:p>
          </table:table-cell>
          <table:table-cell table:style-name="Default" office:value-type="float" office:value="-0.030095274" calcext:value-type="float">
            <text:p>-0.030095274</text:p>
          </table:table-cell>
          <table:table-cell table:style-name="Default" office:value-type="float" office:value="-0.2428818" calcext:value-type="float">
            <text:p>-0.2428818</text:p>
          </table:table-cell>
          <table:table-cell table:style-name="Default" office:value-type="float" office:value="-0.0081226155" calcext:value-type="float">
            <text:p>-0.0081226155</text:p>
          </table:table-cell>
        </table:table-row>
        <table:table-row table:style-name="ro1">
          <table:table-cell table:style-name="ce1" office:value-type="string" calcext:value-type="string">
            <text:p>17:41:18.355</text:p>
          </table:table-cell>
          <table:table-cell table:style-name="Default" office:value-type="float" office:value="-0.087071106" calcext:value-type="float">
            <text:p>-0.087071106</text:p>
          </table:table-cell>
          <table:table-cell table:style-name="Default" office:value-type="float" office:value="-0.17113268" calcext:value-type="float">
            <text:p>-0.17113268</text:p>
          </table:table-cell>
          <table:table-cell table:style-name="Default" office:value-type="float" office:value="-0.05455164" calcext:value-type="float">
            <text:p>-0.05455164</text:p>
          </table:table-cell>
        </table:table-row>
        <table:table-row table:style-name="ro1">
          <table:table-cell table:style-name="ce1" office:value-type="string" calcext:value-type="string">
            <text:p>17:41:18.395</text:p>
          </table:table-cell>
          <table:table-cell table:style-name="Default" office:value-type="float" office:value="-0.054194074" calcext:value-type="float">
            <text:p>-0.054194074</text:p>
          </table:table-cell>
          <table:table-cell table:style-name="Default" office:value-type="float" office:value="-0.2764071" calcext:value-type="float">
            <text:p>-0.2764071</text:p>
          </table:table-cell>
          <table:table-cell table:style-name="Default" office:value-type="float" office:value="-0.060522262" calcext:value-type="float">
            <text:p>-0.060522262</text:p>
          </table:table-cell>
        </table:table-row>
        <table:table-row table:style-name="ro1">
          <table:table-cell table:style-name="ce1" office:value-type="string" calcext:value-type="string">
            <text:p>17:41:18.435</text:p>
          </table:table-cell>
          <table:table-cell table:style-name="Default" office:value-type="float" office:value="-0.13336937" calcext:value-type="float">
            <text:p>-0.13336937</text:p>
          </table:table-cell>
          <table:table-cell table:style-name="Default" office:value-type="float" office:value="-0.30018243" calcext:value-type="float">
            <text:p>-0.30018243</text:p>
          </table:table-cell>
          <table:table-cell table:style-name="Default" office:value-type="float" office:value="-0.16191627" calcext:value-type="float">
            <text:p>-0.16191627</text:p>
          </table:table-cell>
        </table:table-row>
        <table:table-row table:style-name="ro1">
          <table:table-cell table:style-name="ce1" office:value-type="string" calcext:value-type="string">
            <text:p>17:41:18.475</text:p>
          </table:table-cell>
          <table:table-cell table:style-name="Default" office:value-type="float" office:value="-0.09476389" calcext:value-type="float">
            <text:p>-0.09476389</text:p>
          </table:table-cell>
          <table:table-cell table:style-name="Default" office:value-type="float" office:value="-0.29960752" calcext:value-type="float">
            <text:p>-0.29960752</text:p>
          </table:table-cell>
          <table:table-cell table:style-name="Default" office:value-type="float" office:value="-0.11628133" calcext:value-type="float">
            <text:p>-0.11628133</text:p>
          </table:table-cell>
        </table:table-row>
        <table:table-row table:style-name="ro1">
          <table:table-cell table:style-name="ce1" office:value-type="string" calcext:value-type="string">
            <text:p>17:41:18.517</text:p>
          </table:table-cell>
          <table:table-cell table:style-name="Default" office:value-type="float" office:value="-0.027719148" calcext:value-type="float">
            <text:p>-0.027719148</text:p>
          </table:table-cell>
          <table:table-cell table:style-name="Default" office:value-type="float" office:value="-0.38126788" calcext:value-type="float">
            <text:p>-0.38126788</text:p>
          </table:table-cell>
          <table:table-cell table:style-name="Default" office:value-type="float" office:value="-0.13102034" calcext:value-type="float">
            <text:p>-0.13102034</text:p>
          </table:table-cell>
        </table:table-row>
        <table:table-row table:style-name="ro1">
          <table:table-cell table:style-name="ce1" office:value-type="string" calcext:value-type="string">
            <text:p>17:41:18.583</text:p>
          </table:table-cell>
          <table:table-cell table:style-name="Default" office:value-type="float" office:value="-0.024947224" calcext:value-type="float">
            <text:p>-0.024947224</text:p>
          </table:table-cell>
          <table:table-cell table:style-name="Default" office:value-type="float" office:value="-0.34314108" calcext:value-type="float">
            <text:p>-0.34314108</text:p>
          </table:table-cell>
          <table:table-cell table:style-name="Default" office:value-type="float" office:value="-0.1179183" calcext:value-type="float">
            <text:p>-0.1179183</text:p>
          </table:table-cell>
        </table:table-row>
        <table:table-row table:style-name="ro1">
          <table:table-cell table:style-name="ce1" office:value-type="string" calcext:value-type="string">
            <text:p>17:41:18.671</text:p>
          </table:table-cell>
          <table:table-cell table:style-name="Default" office:value-type="float" office:value="-0.022452503" calcext:value-type="float">
            <text:p>-0.022452503</text:p>
          </table:table-cell>
          <table:table-cell table:style-name="Default" office:value-type="float" office:value="-0.30882698" calcext:value-type="float">
            <text:p>-0.30882698</text:p>
          </table:table-cell>
          <table:table-cell table:style-name="Default" office:value-type="float" office:value="-0.10612648" calcext:value-type="float">
            <text:p>-0.10612648</text:p>
          </table:table-cell>
        </table:table-row>
        <table:table-row table:style-name="ro1">
          <table:table-cell table:style-name="ce1" office:value-type="string" calcext:value-type="string">
            <text:p>17:41:18.741</text:p>
          </table:table-cell>
          <table:table-cell table:style-name="Default" office:value-type="float" office:value="-0.020207249" calcext:value-type="float">
            <text:p>-0.020207249</text:p>
          </table:table-cell>
          <table:table-cell table:style-name="Default" office:value-type="float" office:value="-0.27794427" calcext:value-type="float">
            <text:p>-0.27794427</text:p>
          </table:table-cell>
          <table:table-cell table:style-name="Default" office:value-type="float" office:value="-0.095513836" calcext:value-type="float">
            <text:p>-0.095513836</text:p>
          </table:table-cell>
        </table:table-row>
        <table:table-row table:style-name="ro1">
          <table:table-cell table:style-name="ce1" office:value-type="string" calcext:value-type="string">
            <text:p>17:41:18.811</text:p>
          </table:table-cell>
          <table:table-cell table:style-name="Default" office:value-type="float" office:value="-0.018186513" calcext:value-type="float">
            <text:p>-0.018186513</text:p>
          </table:table-cell>
          <table:table-cell table:style-name="Default" office:value-type="float" office:value="-0.25014985" calcext:value-type="float">
            <text:p>-0.25014985</text:p>
          </table:table-cell>
          <table:table-cell table:style-name="Default" office:value-type="float" office:value="-0.08596246" calcext:value-type="float">
            <text:p>-0.08596246</text:p>
          </table:table-cell>
        </table:table-row>
        <table:table-row table:style-name="ro1">
          <table:table-cell table:style-name="ce1" office:value-type="string" calcext:value-type="string">
            <text:p>17:41:18.882</text:p>
          </table:table-cell>
          <table:table-cell table:style-name="Default" office:value-type="float" office:value="0.46571222" calcext:value-type="float">
            <text:p>0.46571222</text:p>
          </table:table-cell>
          <table:table-cell table:style-name="Default" office:value-type="float" office:value="-0.40311337" calcext:value-type="float">
            <text:p>-0.40311337</text:p>
          </table:table-cell>
          <table:table-cell table:style-name="Default" office:value-type="float" office:value="0.00019726699" calcext:value-type="float">
            <text:p>0.00019726699</text:p>
          </table:table-cell>
        </table:table-row>
        <table:table-row table:style-name="ro1">
          <table:table-cell table:style-name="ce1" office:value-type="string" calcext:value-type="string">
            <text:p>17:41:18.952</text:p>
          </table:table-cell>
          <table:table-cell table:style-name="Default" office:value-type="float" office:value="0.30268592" calcext:value-type="float">
            <text:p>0.30268592</text:p>
          </table:table-cell>
          <table:table-cell table:style-name="Default" office:value-type="float" office:value="-0.24217224" calcext:value-type="float">
            <text:p>-0.24217224</text:p>
          </table:table-cell>
          <table:table-cell table:style-name="Default" office:value-type="float" office:value="-0.12924139" calcext:value-type="float">
            <text:p>-0.12924139</text:p>
          </table:table-cell>
        </table:table-row>
        <table:table-row table:style-name="ro1">
          <table:table-cell table:style-name="ce1" office:value-type="string" calcext:value-type="string">
            <text:p>17:41:19.040</text:p>
          </table:table-cell>
          <table:table-cell table:style-name="Default" office:value-type="float" office:value="0.23440462" calcext:value-type="float">
            <text:p>0.23440462</text:p>
          </table:table-cell>
          <table:table-cell table:style-name="Default" office:value-type="float" office:value="-0.09402916" calcext:value-type="float">
            <text:p>-0.09402916</text:p>
          </table:table-cell>
          <table:table-cell table:style-name="Default" office:value-type="float" office:value="-0.13565321" calcext:value-type="float">
            <text:p>-0.13565321</text:p>
          </table:table-cell>
        </table:table-row>
        <table:table-row table:style-name="ro1">
          <table:table-cell table:style-name="ce1" office:value-type="string" calcext:value-type="string">
            <text:p>17:41:19.102</text:p>
          </table:table-cell>
          <table:table-cell table:style-name="Default" office:value-type="float" office:value="0.22085187" calcext:value-type="float">
            <text:p>0.22085187</text:p>
          </table:table-cell>
          <table:table-cell table:style-name="Default" office:value-type="float" office:value="-0.07825416" calcext:value-type="float">
            <text:p>-0.07825416</text:p>
          </table:table-cell>
          <table:table-cell table:style-name="Default" office:value-type="float" office:value="-0.12692188" calcext:value-type="float">
            <text:p>-0.12692188</text:p>
          </table:table-cell>
        </table:table-row>
        <table:table-row table:style-name="ro1">
          <table:table-cell table:style-name="ce1" office:value-type="string" calcext:value-type="string">
            <text:p>17:41:19.178</text:p>
          </table:table-cell>
          <table:table-cell table:style-name="Default" office:value-type="float" office:value="0.20667683" calcext:value-type="float">
            <text:p>0.20667683</text:p>
          </table:table-cell>
          <table:table-cell table:style-name="Default" office:value-type="float" office:value="-0.07064847" calcext:value-type="float">
            <text:p>-0.07064847</text:p>
          </table:table-cell>
          <table:table-cell table:style-name="Default" office:value-type="float" office:value="-0.14191525" calcext:value-type="float">
            <text:p>-0.14191525</text:p>
          </table:table-cell>
        </table:table-row>
        <table:table-row table:style-name="ro1">
          <table:table-cell table:style-name="ce1" office:value-type="string" calcext:value-type="string">
            <text:p>17:41:19.809</text:p>
          </table:table-cell>
          <table:table-cell table:style-name="Default" office:value-type="float" office:value="0.16293786" calcext:value-type="float">
            <text:p>0.16293786</text:p>
          </table:table-cell>
          <table:table-cell table:style-name="Default" office:value-type="float" office:value="-0.08533657" calcext:value-type="float">
            <text:p>-0.08533657</text:p>
          </table:table-cell>
          <table:table-cell table:style-name="Default" office:value-type="float" office:value="-0.10069733" calcext:value-type="float">
            <text:p>-0.10069733</text:p>
          </table:table-cell>
        </table:table-row>
        <table:table-row table:style-name="ro1">
          <table:table-cell table:style-name="ce1" office:value-type="string" calcext:value-type="string">
            <text:p>17:41:19.889</text:p>
          </table:table-cell>
          <table:table-cell table:style-name="Default" office:value-type="float" office:value="0.140272" calcext:value-type="float">
            <text:p>0.140272</text:p>
          </table:table-cell>
          <table:table-cell table:style-name="Default" office:value-type="float" office:value="-0.06911244" calcext:value-type="float">
            <text:p>-0.06911244</text:p>
          </table:table-cell>
          <table:table-cell table:style-name="Default" office:value-type="float" office:value="-0.08821063" calcext:value-type="float">
            <text:p>-0.08821063</text:p>
          </table:table-cell>
        </table:table-row>
        <table:table-row table:style-name="ro1">
          <table:table-cell table:style-name="ce1" office:value-type="string" calcext:value-type="string">
            <text:p>17:41:19.964</text:p>
          </table:table-cell>
          <table:table-cell table:style-name="Default" office:value-type="float" office:value="0.13129851" calcext:value-type="float">
            <text:p>0.13129851</text:p>
          </table:table-cell>
          <table:table-cell table:style-name="Default" office:value-type="float" office:value="-0.05934474" calcext:value-type="float">
            <text:p>-0.05934474</text:p>
          </table:table-cell>
          <table:table-cell table:style-name="Default" office:value-type="float" office:value="-0.07741205" calcext:value-type="float">
            <text:p>-0.07741205</text:p>
          </table:table-cell>
        </table:table-row>
        <table:table-row table:style-name="ro1">
          <table:table-cell table:style-name="ce1" office:value-type="string" calcext:value-type="string">
            <text:p>17:41:20.031</text:p>
          </table:table-cell>
          <table:table-cell table:style-name="Default" office:value-type="float" office:value="0.12695773" calcext:value-type="float">
            <text:p>0.12695773</text:p>
          </table:table-cell>
          <table:table-cell table:style-name="Default" office:value-type="float" office:value="-0.03363487" calcext:value-type="float">
            <text:p>-0.03363487</text:p>
          </table:table-cell>
          <table:table-cell table:style-name="Default" office:value-type="float" office:value="-0.07296676" calcext:value-type="float">
            <text:p>-0.07296676</text:p>
          </table:table-cell>
        </table:table-row>
        <table:table-row table:style-name="ro1">
          <table:table-cell table:style-name="ce1" office:value-type="string" calcext:value-type="string">
            <text:p>17:41:20.101</text:p>
          </table:table-cell>
          <table:table-cell table:style-name="Default" office:value-type="float" office:value="0.107010975" calcext:value-type="float">
            <text:p>0.107010975</text:p>
          </table:table-cell>
          <table:table-cell table:style-name="Default" office:value-type="float" office:value="-0.046311405" calcext:value-type="float">
            <text:p>-0.046311405</text:p>
          </table:table-cell>
          <table:table-cell table:style-name="Default" office:value-type="float" office:value="-0.07358025" calcext:value-type="float">
            <text:p>-0.07358025</text:p>
          </table:table-cell>
        </table:table-row>
        <table:table-row table:style-name="ro1">
          <table:table-cell table:style-name="ce1" office:value-type="string" calcext:value-type="string">
            <text:p>17:41:20.171</text:p>
          </table:table-cell>
          <table:table-cell table:style-name="Default" office:value-type="float" office:value="0.094771795" calcext:value-type="float">
            <text:p>0.094771795</text:p>
          </table:table-cell>
          <table:table-cell table:style-name="Default" office:value-type="float" office:value="-0.05464417" calcext:value-type="float">
            <text:p>-0.05464417</text:p>
          </table:table-cell>
          <table:table-cell table:style-name="Default" office:value-type="float" office:value="-0.063146055" calcext:value-type="float">
            <text:p>-0.063146055</text:p>
          </table:table-cell>
        </table:table-row>
        <table:table-row table:style-name="ro1">
          <table:table-cell table:style-name="ce1" office:value-type="string" calcext:value-type="string">
            <text:p>17:41:20.242</text:p>
          </table:table-cell>
          <table:table-cell table:style-name="Default" office:value-type="float" office:value="0.08990888" calcext:value-type="float">
            <text:p>0.08990888</text:p>
          </table:table-cell>
          <table:table-cell table:style-name="Default" office:value-type="float" office:value="-0.037753947" calcext:value-type="float">
            <text:p>-0.037753947</text:p>
          </table:table-cell>
          <table:table-cell table:style-name="Default" office:value-type="float" office:value="-0.050019946" calcext:value-type="float">
            <text:p>-0.050019946</text:p>
          </table:table-cell>
        </table:table-row>
        <table:table-row table:style-name="ro1">
          <table:table-cell table:style-name="ce1" office:value-type="string" calcext:value-type="string">
            <text:p>17:41:22.739</text:p>
          </table:table-cell>
          <table:table-cell table:style-name="Default" office:value-type="float" office:value="0.10860352" calcext:value-type="float">
            <text:p>0.10860352</text:p>
          </table:table-cell>
          <table:table-cell table:style-name="Default" office:value-type="float" office:value="0.5133603" calcext:value-type="float">
            <text:p>0.5133603</text:p>
          </table:table-cell>
          <table:table-cell table:style-name="Default" office:value-type="float" office:value="0.22612466" calcext:value-type="float">
            <text:p>0.22612466</text:p>
          </table:table-cell>
        </table:table-row>
        <table:table-row table:style-name="ro1">
          <table:table-cell table:style-name="ce1" office:value-type="string" calcext:value-type="string">
            <text:p>17:41:22.808</text:p>
          </table:table-cell>
          <table:table-cell table:style-name="Default" office:value-type="float" office:value="0.10477443" calcext:value-type="float">
            <text:p>0.10477443</text:p>
          </table:table-cell>
          <table:table-cell table:style-name="Default" office:value-type="float" office:value="0.42401162" calcext:value-type="float">
            <text:p>0.42401162</text:p>
          </table:table-cell>
          <table:table-cell table:style-name="Default" office:value-type="float" office:value="0.24240379" calcext:value-type="float">
            <text:p>0.24240379</text:p>
          </table:table-cell>
        </table:table-row>
        <table:table-row table:style-name="ro1">
          <table:table-cell table:style-name="ce1" office:value-type="string" calcext:value-type="string">
            <text:p>17:41:22.878</text:p>
          </table:table-cell>
          <table:table-cell table:style-name="Default" office:value-type="float" office:value="0.08682629" calcext:value-type="float">
            <text:p>0.08682629</text:p>
          </table:table-cell>
          <table:table-cell table:style-name="Default" office:value-type="float" office:value="0.39017975" calcext:value-type="float">
            <text:p>0.39017975</text:p>
          </table:table-cell>
          <table:table-cell table:style-name="Default" office:value-type="float" office:value="0.24145441" calcext:value-type="float">
            <text:p>0.24145441</text:p>
          </table:table-cell>
        </table:table-row>
        <table:table-row table:style-name="ro1">
          <table:table-cell table:style-name="ce1" office:value-type="string" calcext:value-type="string">
            <text:p>17:41:22.948</text:p>
          </table:table-cell>
          <table:table-cell table:style-name="Default" office:value-type="float" office:value="0.069354594" calcext:value-type="float">
            <text:p>0.069354594</text:p>
          </table:table-cell>
          <table:table-cell table:style-name="Default" office:value-type="float" office:value="0.32523406" calcext:value-type="float">
            <text:p>0.32523406</text:p>
          </table:table-cell>
          <table:table-cell table:style-name="Default" office:value-type="float" office:value="0.21599063" calcext:value-type="float">
            <text:p>0.21599063</text:p>
          </table:table-cell>
        </table:table-row>
        <table:table-row table:style-name="ro1">
          <table:table-cell table:style-name="ce1" office:value-type="string" calcext:value-type="string">
            <text:p>17:41:23.020</text:p>
          </table:table-cell>
          <table:table-cell table:style-name="Default" office:value-type="float" office:value="0.054069515" calcext:value-type="float">
            <text:p>0.054069515</text:p>
          </table:table-cell>
          <table:table-cell table:style-name="Default" office:value-type="float" office:value="0.3641218" calcext:value-type="float">
            <text:p>0.3641218</text:p>
          </table:table-cell>
          <table:table-cell table:style-name="Default" office:value-type="float" office:value="0.17241894" calcext:value-type="float">
            <text:p>0.17241894</text:p>
          </table:table-cell>
        </table:table-row>
        <table:table-row table:style-name="ro1">
          <table:table-cell table:style-name="ce1" office:value-type="string" calcext:value-type="string">
            <text:p>17:41:23.089</text:p>
          </table:table-cell>
          <table:table-cell table:style-name="Default" office:value-type="float" office:value="-0.025165558" calcext:value-type="float">
            <text:p>-0.025165558</text:p>
          </table:table-cell>
          <table:table-cell table:style-name="Default" office:value-type="float" office:value="0.31540492" calcext:value-type="float">
            <text:p>0.31540492</text:p>
          </table:table-cell>
          <table:table-cell table:style-name="Default" office:value-type="float" office:value="0.12573361" calcext:value-type="float">
            <text:p>0.12573361</text:p>
          </table:table-cell>
        </table:table-row>
        <table:table-row table:style-name="ro1">
          <table:table-cell table:style-name="ce1" office:value-type="string" calcext:value-type="string">
            <text:p>17:41:23.160</text:p>
          </table:table-cell>
          <table:table-cell table:style-name="Default" office:value-type="float" office:value="-0.061540604" calcext:value-type="float">
            <text:p>-0.061540604</text:p>
          </table:table-cell>
          <table:table-cell table:style-name="Default" office:value-type="float" office:value="0.3064963" calcext:value-type="float">
            <text:p>0.3064963</text:p>
          </table:table-cell>
          <table:table-cell table:style-name="Default" office:value-type="float" office:value="0.12941998" calcext:value-type="float">
            <text:p>0.12941998</text:p>
          </table:table-cell>
        </table:table-row>
        <table:table-row table:style-name="ro1">
          <table:table-cell office:value-type="string" calcext:value-type="string">
            <text:p>17:42:00.954</text:p>
          </table:table-cell>
          <table:table-cell office:value-type="float" office:value="-0.10768147" calcext:value-type="float">
            <text:p>-0.10768147</text:p>
          </table:table-cell>
          <table:table-cell office:value-type="float" office:value="0.14071482" calcext:value-type="float">
            <text:p>0.14071482</text:p>
          </table:table-cell>
          <table:table-cell office:value-type="float" office:value="0.0978013" calcext:value-type="float">
            <text:p>0.0978013</text:p>
          </table:table-cell>
        </table:table-row>
        <table:table-row table:style-name="ro1">
          <table:table-cell office:value-type="string" calcext:value-type="string">
            <text:p>17:42:01.021</text:p>
          </table:table-cell>
          <table:table-cell office:value-type="float" office:value="-0.096913315" calcext:value-type="float">
            <text:p>-0.096913315</text:p>
          </table:table-cell>
          <table:table-cell office:value-type="float" office:value="0.12334745" calcext:value-type="float">
            <text:p>0.12334745</text:p>
          </table:table-cell>
          <table:table-cell office:value-type="float" office:value="0.11109239" calcext:value-type="float">
            <text:p>0.11109239</text:p>
          </table:table-cell>
        </table:table-row>
        <table:table-row table:style-name="ro1">
          <table:table-cell office:value-type="string" calcext:value-type="string">
            <text:p>17:42:01.089</text:p>
          </table:table-cell>
          <table:table-cell office:value-type="float" office:value="-0.09359406" calcext:value-type="float">
            <text:p>-0.09359406</text:p>
          </table:table-cell>
          <table:table-cell office:value-type="float" office:value="0.11167189" calcext:value-type="float">
            <text:p>0.11167189</text:p>
          </table:table-cell>
          <table:table-cell office:value-type="float" office:value="0.09185328" calcext:value-type="float">
            <text:p>0.09185328</text:p>
          </table:table-cell>
        </table:table-row>
        <table:table-row table:style-name="ro1">
          <table:table-cell office:value-type="string" calcext:value-type="string">
            <text:p>17:42:01.161</text:p>
          </table:table-cell>
          <table:table-cell office:value-type="float" office:value="-0.096759066" calcext:value-type="float">
            <text:p>-0.096759066</text:p>
          </table:table-cell>
          <table:table-cell office:value-type="float" office:value="0.11654472" calcext:value-type="float">
            <text:p>0.11654472</text:p>
          </table:table-cell>
          <table:table-cell office:value-type="float" office:value="0.070802756" calcext:value-type="float">
            <text:p>0.070802756</text:p>
          </table:table-cell>
        </table:table-row>
        <table:table-row table:style-name="ro1">
          <table:table-cell office:value-type="string" calcext:value-type="string">
            <text:p>17:42:01.230</text:p>
          </table:table-cell>
          <table:table-cell office:value-type="float" office:value="-0.060276523" calcext:value-type="float">
            <text:p>-0.060276523</text:p>
          </table:table-cell>
          <table:table-cell office:value-type="float" office:value="0.13762951" calcext:value-type="float">
            <text:p>0.13762951</text:p>
          </table:table-cell>
          <table:table-cell office:value-type="float" office:value="0.06569997" calcext:value-type="float">
            <text:p>0.06569997</text:p>
          </table:table-cell>
        </table:table-row>
        <table:table-row table:style-name="ro1">
          <table:table-cell office:value-type="string" calcext:value-type="string">
            <text:p>17:42:01.301</text:p>
          </table:table-cell>
          <table:table-cell office:value-type="float" office:value="-0.050733246" calcext:value-type="float">
            <text:p>-0.050733246</text:p>
          </table:table-cell>
          <table:table-cell office:value-type="float" office:value="0.17769957" calcext:value-type="float">
            <text:p>0.17769957</text:p>
          </table:table-cell>
          <table:table-cell office:value-type="float" office:value="0.055614315" calcext:value-type="float">
            <text:p>0.055614315</text:p>
          </table:table-cell>
        </table:table-row>
        <table:table-row table:style-name="ro1">
          <table:table-cell office:value-type="string" calcext:value-type="string">
            <text:p>17:42:01.370</text:p>
          </table:table-cell>
          <table:table-cell office:value-type="float" office:value="-0.027862068" calcext:value-type="float">
            <text:p>-0.027862068</text:p>
          </table:table-cell>
          <table:table-cell office:value-type="float" office:value="0.123235255" calcext:value-type="float">
            <text:p>0.123235255</text:p>
          </table:table-cell>
          <table:table-cell office:value-type="float" office:value="0.051810663" calcext:value-type="float">
            <text:p>0.051810663</text:p>
          </table:table-cell>
        </table:table-row>
        <table:table-row table:style-name="ro1">
          <table:table-cell office:value-type="string" calcext:value-type="string">
            <text:p>17:42:02.677</text:p>
          </table:table-cell>
          <table:table-cell office:value-type="float" office:value="-0.18613543" calcext:value-type="float">
            <text:p>-0.18613543</text:p>
          </table:table-cell>
          <table:table-cell office:value-type="float" office:value="-0.26152477" calcext:value-type="float">
            <text:p>-0.26152477</text:p>
          </table:table-cell>
          <table:table-cell office:value-type="float" office:value="0.07453493" calcext:value-type="float">
            <text:p>0.07453493</text:p>
          </table:table-cell>
        </table:table-row>
        <table:table-row table:style-name="ro1">
          <table:table-cell office:value-type="string" calcext:value-type="string">
            <text:p>17:42:02.748</text:p>
          </table:table-cell>
          <table:table-cell office:value-type="float" office:value="-0.03107169" calcext:value-type="float">
            <text:p>-0.03107169</text:p>
          </table:table-cell>
          <table:table-cell office:value-type="float" office:value="-0.26064086" calcext:value-type="float">
            <text:p>-0.26064086</text:p>
          </table:table-cell>
          <table:table-cell office:value-type="float" office:value="0.10289683" calcext:value-type="float">
            <text:p>0.10289683</text:p>
          </table:table-cell>
        </table:table-row>
        <table:table-row table:style-name="ro1">
          <table:table-cell office:value-type="string" calcext:value-type="string">
            <text:p>17:42:02.821</text:p>
          </table:table-cell>
          <table:table-cell office:value-type="float" office:value="0.044325516" calcext:value-type="float">
            <text:p>0.044325516</text:p>
          </table:table-cell>
          <table:table-cell office:value-type="float" office:value="-0.20381504" calcext:value-type="float">
            <text:p>-0.20381504</text:p>
          </table:table-cell>
          <table:table-cell office:value-type="float" office:value="-0.020991502" calcext:value-type="float">
            <text:p>-0.020991502</text:p>
          </table:table-cell>
        </table:table-row>
        <table:table-row table:style-name="ro1">
          <table:table-cell office:value-type="string" calcext:value-type="string">
            <text:p>17:42:02.892</text:p>
          </table:table-cell>
          <table:table-cell office:value-type="float" office:value="0.08823281" calcext:value-type="float">
            <text:p>0.08823281</text:p>
          </table:table-cell>
          <table:table-cell office:value-type="float" office:value="-0.08345796" calcext:value-type="float">
            <text:p>-0.08345796</text:p>
          </table:table-cell>
          <table:table-cell office:value-type="float" office:value="0.025931882" calcext:value-type="float">
            <text:p>0.025931882</text:p>
          </table:table-cell>
        </table:table-row>
        <table:table-row table:style-name="ro1">
          <table:table-cell office:value-type="string" calcext:value-type="string">
            <text:p>17:42:02.958</text:p>
          </table:table-cell>
          <table:table-cell office:value-type="float" office:value="0.050845075" calcext:value-type="float">
            <text:p>0.050845075</text:p>
          </table:table-cell>
          <table:table-cell office:value-type="float" office:value="-0.04588852" calcext:value-type="float">
            <text:p>-0.04588852</text:p>
          </table:table-cell>
          <table:table-cell office:value-type="float" office:value="-0.058179904" calcext:value-type="float">
            <text:p>-0.058179904</text:p>
          </table:table-cell>
        </table:table-row>
        <table:table-row table:style-name="ro1">
          <table:table-cell office:value-type="string" calcext:value-type="string">
            <text:p>17:42:03.029</text:p>
          </table:table-cell>
          <table:table-cell office:value-type="float" office:value="0.051473457" calcext:value-type="float">
            <text:p>0.051473457</text:p>
          </table:table-cell>
          <table:table-cell office:value-type="float" office:value="-0.09293546" calcext:value-type="float">
            <text:p>-0.09293546</text:p>
          </table:table-cell>
          <table:table-cell office:value-type="float" office:value="0.0063050557" calcext:value-type="float">
            <text:p>0.0063050557</text:p>
          </table:table-cell>
        </table:table-row>
        <table:table-row table:style-name="ro1">
          <table:table-cell office:value-type="string" calcext:value-type="string">
            <text:p>17:42:03.104</text:p>
          </table:table-cell>
          <table:table-cell office:value-type="float" office:value="0.048083924" calcext:value-type="float">
            <text:p>0.048083924</text:p>
          </table:table-cell>
          <table:table-cell office:value-type="float" office:value="-0.0581536" calcext:value-type="float">
            <text:p>-0.0581536</text:p>
          </table:table-cell>
          <table:table-cell office:value-type="float" office:value="-0.042665295" calcext:value-type="float">
            <text:p>-0.042665295</text:p>
          </table:table-cell>
        </table:table-row>
        <table:table-row table:style-name="ro1">
          <table:table-cell office:value-type="string" calcext:value-type="string">
            <text:p>17:42:03.170</text:p>
          </table:table-cell>
          <table:table-cell office:value-type="float" office:value="0.05360268" calcext:value-type="float">
            <text:p>0.05360268</text:p>
          </table:table-cell>
          <table:table-cell office:value-type="float" office:value="-0.07123468" calcext:value-type="float">
            <text:p>-0.07123468</text:p>
          </table:table-cell>
          <table:table-cell office:value-type="float" office:value="-0.054438785" calcext:value-type="float">
            <text:p>-0.054438785</text:p>
          </table:table-cell>
        </table:table-row>
        <table:table-row table:style-name="ro1">
          <table:table-cell office:value-type="string" calcext:value-type="string">
            <text:p>17:42:03.240</text:p>
          </table:table-cell>
          <table:table-cell office:value-type="float" office:value="0.042309795" calcext:value-type="float">
            <text:p>0.042309795</text:p>
          </table:table-cell>
          <table:table-cell office:value-type="float" office:value="0.0062012435" calcext:value-type="float">
            <text:p>0.0062012435</text:p>
          </table:table-cell>
          <table:table-cell office:value-type="float" office:value="-0.027901147" calcext:value-type="float">
            <text:p>-0.027901147</text:p>
          </table:table-cell>
        </table:table-row>
        <table:table-row table:style-name="ro1">
          <table:table-cell office:value-type="string" calcext:value-type="string">
            <text:p>17:42:03.310</text:p>
          </table:table-cell>
          <table:table-cell office:value-type="float" office:value="0.042693075" calcext:value-type="float">
            <text:p>0.042693075</text:p>
          </table:table-cell>
          <table:table-cell office:value-type="float" office:value="-0.03902337" calcext:value-type="float">
            <text:p>-0.03902337</text:p>
          </table:table-cell>
          <table:table-cell office:value-type="float" office:value="-0.016541641" calcext:value-type="float">
            <text:p>-0.016541641</text:p>
          </table:table-cell>
        </table:table-row>
        <table:table-row table:style-name="ro1">
          <table:table-cell office:value-type="string" calcext:value-type="string">
            <text:p>17:42:11.676</text:p>
          </table:table-cell>
          <table:table-cell office:value-type="float" office:value="0.044136655" calcext:value-type="float">
            <text:p>0.044136655</text:p>
          </table:table-cell>
          <table:table-cell office:value-type="float" office:value="0.011460983" calcext:value-type="float">
            <text:p>0.011460983</text:p>
          </table:table-cell>
          <table:table-cell office:value-type="float" office:value="-0.029389426" calcext:value-type="float">
            <text:p>-0.029389426</text:p>
          </table:table-cell>
        </table:table-row>
        <table:table-row table:style-name="ro1">
          <table:table-cell office:value-type="string" calcext:value-type="string">
            <text:p>17:42:11.724</text:p>
          </table:table-cell>
          <table:table-cell office:value-type="float" office:value="-0.43093133" calcext:value-type="float">
            <text:p>-0.43093133</text:p>
          </table:table-cell>
          <table:table-cell office:value-type="float" office:value="-0.046154834" calcext:value-type="float">
            <text:p>-0.046154834</text:p>
          </table:table-cell>
          <table:table-cell office:value-type="float" office:value="-0.16971219" calcext:value-type="float">
            <text:p>-0.16971219</text:p>
          </table:table-cell>
        </table:table-row>
        <table:table-row table:style-name="ro1">
          <table:table-cell office:value-type="string" calcext:value-type="string">
            <text:p>17:42:11.794</text:p>
          </table:table-cell>
          <table:table-cell office:value-type="float" office:value="-0.19338016" calcext:value-type="float">
            <text:p>-0.19338016</text:p>
          </table:table-cell>
          <table:table-cell office:value-type="float" office:value="-0.36805305" calcext:value-type="float">
            <text:p>-0.36805305</text:p>
          </table:table-cell>
          <table:table-cell office:value-type="float" office:value="0.025676996" calcext:value-type="float">
            <text:p>0.025676996</text:p>
          </table:table-cell>
        </table:table-row>
        <table:table-row table:style-name="ro1">
          <table:table-cell office:value-type="string" calcext:value-type="string">
            <text:p>17:42:11.866</text:p>
          </table:table-cell>
          <table:table-cell office:value-type="float" office:value="-0.23842202" calcext:value-type="float">
            <text:p>-0.23842202</text:p>
          </table:table-cell>
          <table:table-cell office:value-type="float" office:value="-0.08888937" calcext:value-type="float">
            <text:p>-0.08888937</text:p>
          </table:table-cell>
          <table:table-cell office:value-type="float" office:value="0.09605857" calcext:value-type="float">
            <text:p>0.09605857</text:p>
          </table:table-cell>
        </table:table-row>
        <table:table-row table:style-name="ro1">
          <table:table-cell office:value-type="string" calcext:value-type="string">
            <text:p>17:42:11.935</text:p>
          </table:table-cell>
          <table:table-cell office:value-type="float" office:value="0.05788111" calcext:value-type="float">
            <text:p>0.05788111</text:p>
          </table:table-cell>
          <table:table-cell office:value-type="float" office:value="0.079301305" calcext:value-type="float">
            <text:p>0.079301305</text:p>
          </table:table-cell>
          <table:table-cell office:value-type="float" office:value="0.12842047" calcext:value-type="float">
            <text:p>0.12842047</text:p>
          </table:table-cell>
        </table:table-row>
        <table:table-row table:style-name="ro1">
          <table:table-cell office:value-type="string" calcext:value-type="string">
            <text:p>17:42:12.004</text:p>
          </table:table-cell>
          <table:table-cell office:value-type="float" office:value="-0.022174582" calcext:value-type="float">
            <text:p>-0.022174582</text:p>
          </table:table-cell>
          <table:table-cell office:value-type="float" office:value="-0.07606536" calcext:value-type="float">
            <text:p>-0.07606536</text:p>
          </table:table-cell>
          <table:table-cell office:value-type="float" office:value="0.069216155" calcext:value-type="float">
            <text:p>0.069216155</text:p>
          </table:table-cell>
        </table:table-row>
        <table:table-row table:style-name="ro1">
          <table:table-cell office:value-type="string" calcext:value-type="string">
            <text:p>17:42:12.074</text:p>
          </table:table-cell>
          <table:table-cell office:value-type="float" office:value="0.039808504" calcext:value-type="float">
            <text:p>0.039808504</text:p>
          </table:table-cell>
          <table:table-cell office:value-type="float" office:value="0.04140448" calcext:value-type="float">
            <text:p>0.04140448</text:p>
          </table:table-cell>
          <table:table-cell office:value-type="float" office:value="-0.05086464" calcext:value-type="float">
            <text:p>-0.05086464</text:p>
          </table:table-cell>
        </table:table-row>
        <table:table-row table:style-name="ro1">
          <table:table-cell office:value-type="string" calcext:value-type="string">
            <text:p>17:42:12.145</text:p>
          </table:table-cell>
          <table:table-cell office:value-type="float" office:value="0.10328371" calcext:value-type="float">
            <text:p>0.10328371</text:p>
          </table:table-cell>
          <table:table-cell office:value-type="float" office:value="-0.005582651" calcext:value-type="float">
            <text:p>-0.005582651</text:p>
          </table:table-cell>
          <table:table-cell office:value-type="float" office:value="0.004099769" calcext:value-type="float">
            <text:p>0.004099769</text:p>
          </table:table-cell>
        </table:table-row>
        <table:table-row table:style-name="ro1">
          <table:table-cell office:value-type="string" calcext:value-type="string">
            <text:p>17:42:12.216</text:p>
          </table:table-cell>
          <table:table-cell office:value-type="float" office:value="0.11888307" calcext:value-type="float">
            <text:p>0.11888307</text:p>
          </table:table-cell>
          <table:table-cell office:value-type="float" office:value="0.023320293" calcext:value-type="float">
            <text:p>0.023320293</text:p>
          </table:table-cell>
          <table:table-cell office:value-type="float" office:value="-0.049044598" calcext:value-type="float">
            <text:p>-0.049044598</text:p>
          </table:table-cell>
        </table:table-row>
        <table:table-row table:style-name="ro1">
          <table:table-cell office:value-type="string" calcext:value-type="string">
            <text:p>17:42:12.286</text:p>
          </table:table-cell>
          <table:table-cell office:value-type="float" office:value="0.11446547" calcext:value-type="float">
            <text:p>0.11446547</text:p>
          </table:table-cell>
          <table:table-cell office:value-type="float" office:value="-0.003401336" calcext:value-type="float">
            <text:p>-0.003401336</text:p>
          </table:table-cell>
          <table:table-cell office:value-type="float" office:value="-0.04348091" calcext:value-type="float">
            <text:p>-0.04348091</text:p>
          </table:table-cell>
        </table:table-row>
        <table:table-row table:style-name="ro1">
          <table:table-cell office:value-type="string" calcext:value-type="string">
            <text:p>17:42:12.356</text:p>
          </table:table-cell>
          <table:table-cell office:value-type="float" office:value="0.09598767" calcext:value-type="float">
            <text:p>0.09598767</text:p>
          </table:table-cell>
          <table:table-cell office:value-type="float" office:value="-0.018002594" calcext:value-type="float">
            <text:p>-0.018002594</text:p>
          </table:table-cell>
          <table:table-cell office:value-type="float" office:value="0.08325484" calcext:value-type="float">
            <text:p>0.08325484</text:p>
          </table:table-cell>
        </table:table-row>
        <table:table-row table:style-name="ro1">
          <table:table-cell office:value-type="string" calcext:value-type="string">
            <text:p>17:42:12.426</text:p>
          </table:table-cell>
          <table:table-cell office:value-type="float" office:value="0.10550512" calcext:value-type="float">
            <text:p>0.10550512</text:p>
          </table:table-cell>
          <table:table-cell office:value-type="float" office:value="0.0892664" calcext:value-type="float">
            <text:p>0.0892664</text:p>
          </table:table-cell>
          <table:table-cell office:value-type="float" office:value="-0.030319698" calcext:value-type="float">
            <text:p>-0.030319698</text:p>
          </table:table-cell>
        </table:table-row>
        <table:table-row table:style-name="ro1">
          <table:table-cell office:value-type="string" calcext:value-type="string">
            <text:p>17:42:20.615</text:p>
          </table:table-cell>
          <table:table-cell office:value-type="float" office:value="-0.49632958" calcext:value-type="float">
            <text:p>-0.49632958</text:p>
          </table:table-cell>
          <table:table-cell office:value-type="float" office:value="0.09857707" calcext:value-type="float">
            <text:p>0.09857707</text:p>
          </table:table-cell>
          <table:table-cell office:value-type="float" office:value="-0.35643807" calcext:value-type="float">
            <text:p>-0.35643807</text:p>
          </table:table-cell>
        </table:table-row>
        <table:table-row table:style-name="ro1">
          <table:table-cell office:value-type="string" calcext:value-type="string">
            <text:p>17:42:20.684</text:p>
          </table:table-cell>
          <table:table-cell office:value-type="float" office:value="-0.52338123" calcext:value-type="float">
            <text:p>-0.52338123</text:p>
          </table:table-cell>
          <table:table-cell office:value-type="float" office:value="0.028733976" calcext:value-type="float">
            <text:p>0.028733976</text:p>
          </table:table-cell>
          <table:table-cell office:value-type="float" office:value="-0.2706966" calcext:value-type="float">
            <text:p>-0.2706966</text:p>
          </table:table-cell>
        </table:table-row>
        <table:table-row table:style-name="ro1">
          <table:table-cell office:value-type="string" calcext:value-type="string">
            <text:p>17:42:20.756</text:p>
          </table:table-cell>
          <table:table-cell office:value-type="float" office:value="-0.41633114" calcext:value-type="float">
            <text:p>-0.41633114</text:p>
          </table:table-cell>
          <table:table-cell office:value-type="float" office:value="0.047393795" calcext:value-type="float">
            <text:p>0.047393795</text:p>
          </table:table-cell>
          <table:table-cell office:value-type="float" office:value="-0.15749413" calcext:value-type="float">
            <text:p>-0.15749413</text:p>
          </table:table-cell>
        </table:table-row>
        <table:table-row table:style-name="ro1">
          <table:table-cell office:value-type="string" calcext:value-type="string">
            <text:p>17:42:20.824</text:p>
          </table:table-cell>
          <table:table-cell office:value-type="float" office:value="-0.3395418" calcext:value-type="float">
            <text:p>-0.3395418</text:p>
          </table:table-cell>
          <table:table-cell office:value-type="float" office:value="-0.10610046" calcext:value-type="float">
            <text:p>-0.10610046</text:p>
          </table:table-cell>
          <table:table-cell office:value-type="float" office:value="-0.05033848" calcext:value-type="float">
            <text:p>-0.05033848</text:p>
          </table:table-cell>
        </table:table-row>
        <table:table-row table:style-name="ro1">
          <table:table-cell office:value-type="string" calcext:value-type="string">
            <text:p>17:42:20.895</text:p>
          </table:table-cell>
          <table:table-cell office:value-type="float" office:value="-0.34382" calcext:value-type="float">
            <text:p>-0.34382</text:p>
          </table:table-cell>
          <table:table-cell office:value-type="float" office:value="0.27386993" calcext:value-type="float">
            <text:p>0.27386993</text:p>
          </table:table-cell>
          <table:table-cell office:value-type="float" office:value="-0.036735326" calcext:value-type="float">
            <text:p>-0.036735326</text:p>
          </table:table-cell>
        </table:table-row>
        <table:table-row table:style-name="ro1">
          <table:table-cell office:value-type="string" calcext:value-type="string">
            <text:p>17:42:20.964</text:p>
          </table:table-cell>
          <table:table-cell office:value-type="float" office:value="0.014219221" calcext:value-type="float">
            <text:p>0.014219221</text:p>
          </table:table-cell>
          <table:table-cell office:value-type="float" office:value="0.15375836" calcext:value-type="float">
            <text:p>0.15375836</text:p>
          </table:table-cell>
          <table:table-cell office:value-type="float" office:value="0.14293917" calcext:value-type="float">
            <text:p>0.14293917</text:p>
          </table:table-cell>
        </table:table-row>
        <table:table-row table:style-name="ro1">
          <table:table-cell office:value-type="string" calcext:value-type="string">
            <text:p>17:42:21.037</text:p>
          </table:table-cell>
          <table:table-cell office:value-type="float" office:value="0.16133246" calcext:value-type="float">
            <text:p>0.16133246</text:p>
          </table:table-cell>
          <table:table-cell office:value-type="float" office:value="-0.15539189" calcext:value-type="float">
            <text:p>-0.15539189</text:p>
          </table:table-cell>
          <table:table-cell office:value-type="float" office:value="0.15830834" calcext:value-type="float">
            <text:p>0.15830834</text:p>
          </table:table-cell>
        </table:table-row>
        <table:table-row table:style-name="ro1">
          <table:table-cell office:value-type="string" calcext:value-type="string">
            <text:p>17:42:21.187</text:p>
          </table:table-cell>
          <table:table-cell office:value-type="float" office:value="0.18431054" calcext:value-type="float">
            <text:p>0.18431054</text:p>
          </table:table-cell>
          <table:table-cell office:value-type="float" office:value="-0.062289253" calcext:value-type="float">
            <text:p>-0.062289253</text:p>
          </table:table-cell>
          <table:table-cell office:value-type="float" office:value="0.0062470473" calcext:value-type="float">
            <text:p>0.0062470473</text:p>
          </table:table-cell>
        </table:table-row>
        <table:table-row table:style-name="ro1">
          <table:table-cell office:value-type="string" calcext:value-type="string">
            <text:p>17:42:21.258</text:p>
          </table:table-cell>
          <table:table-cell office:value-type="float" office:value="0.24739803" calcext:value-type="float">
            <text:p>0.24739803</text:p>
          </table:table-cell>
          <table:table-cell office:value-type="float" office:value="-0.069463655" calcext:value-type="float">
            <text:p>-0.069463655</text:p>
          </table:table-cell>
          <table:table-cell office:value-type="float" office:value="-0.0033864572" calcext:value-type="float">
            <text:p>-0.0033864572</text:p>
          </table:table-cell>
        </table:table-row>
        <table:table-row table:style-name="ro1">
          <table:table-cell office:value-type="string" calcext:value-type="string">
            <text:p>17:42:21.331</text:p>
          </table:table-cell>
          <table:table-cell office:value-type="float" office:value="0.19760941" calcext:value-type="float">
            <text:p>0.19760941</text:p>
          </table:table-cell>
          <table:table-cell office:value-type="float" office:value="-0.0636159" calcext:value-type="float">
            <text:p>-0.0636159</text:p>
          </table:table-cell>
          <table:table-cell office:value-type="float" office:value="0.028153311" calcext:value-type="float">
            <text:p>0.028153311</text:p>
          </table:table-cell>
        </table:table-row>
        <table:table-row table:style-name="ro1">
          <table:table-cell office:value-type="string" calcext:value-type="string">
            <text:p>17:42:21.398</text:p>
          </table:table-cell>
          <table:table-cell office:value-type="float" office:value="0.18202327" calcext:value-type="float">
            <text:p>0.18202327</text:p>
          </table:table-cell>
          <table:table-cell office:value-type="float" office:value="0.0097623095" calcext:value-type="float">
            <text:p>0.0097623095</text:p>
          </table:table-cell>
          <table:table-cell office:value-type="float" office:value="-0.026077995" calcext:value-type="float">
            <text:p>-0.026077995</text:p>
          </table:table-cell>
        </table:table-row>
        <table:table-row table:style-name="ro1">
          <table:table-cell office:value-type="string" calcext:value-type="string">
            <text:p>17:42:21.469</text:p>
          </table:table-cell>
          <table:table-cell office:value-type="float" office:value="0.1890895" calcext:value-type="float">
            <text:p>0.1890895</text:p>
          </table:table-cell>
          <table:table-cell office:value-type="float" office:value="0.009445282" calcext:value-type="float">
            <text:p>0.009445282</text:p>
          </table:table-cell>
          <table:table-cell office:value-type="float" office:value="-0.016878411" calcext:value-type="float">
            <text:p>-0.016878411</text:p>
          </table:table-cell>
        </table:table-row>
        <table:table-row table:style-name="ro1">
          <table:table-cell office:value-type="string" calcext:value-type="string">
            <text:p>17:42:21.539</text:p>
          </table:table-cell>
          <table:table-cell office:value-type="float" office:value="0.12601551" calcext:value-type="float">
            <text:p>0.12601551</text:p>
          </table:table-cell>
          <table:table-cell office:value-type="float" office:value="-0.021382099" calcext:value-type="float">
            <text:p>-0.021382099</text:p>
          </table:table-cell>
          <table:table-cell office:value-type="float" office:value="-0.00024919727" calcext:value-type="float">
            <text:p>-0.00024919727</text:p>
          </table:table-cell>
        </table:table-row>
        <table:table-row table:style-name="ro1">
          <table:table-cell office:value-type="string" calcext:value-type="string">
            <text:p>17:42:21.610</text:p>
          </table:table-cell>
          <table:table-cell office:value-type="float" office:value="0.11912685" calcext:value-type="float">
            <text:p>0.11912685</text:p>
          </table:table-cell>
          <table:table-cell office:value-type="float" office:value="-0.07395577" calcext:value-type="float">
            <text:p>-0.07395577</text:p>
          </table:table-cell>
          <table:table-cell office:value-type="float" office:value="0.0010940854" calcext:value-type="float">
            <text:p>0.0010940854</text:p>
          </table:table-cell>
        </table:table-row>
        <table:table-row table:style-name="ro1">
          <table:table-cell office:value-type="string" calcext:value-type="string">
            <text:p>17:42:22.486</text:p>
          </table:table-cell>
          <table:table-cell office:value-type="float" office:value="0.11842022" calcext:value-type="float">
            <text:p>0.11842022</text:p>
          </table:table-cell>
          <table:table-cell office:value-type="float" office:value="-0.05908951" calcext:value-type="float">
            <text:p>-0.05908951</text:p>
          </table:table-cell>
          <table:table-cell office:value-type="float" office:value="-0.0051676463" calcext:value-type="float">
            <text:p>-0.0051676463</text:p>
          </table:table-cell>
        </table:table-row>
        <table:table-row table:style-name="ro1">
          <table:table-cell office:value-type="string" calcext:value-type="string">
            <text:p>17:42:22.534</text:p>
          </table:table-cell>
          <table:table-cell office:value-type="float" office:value="0.138878" calcext:value-type="float">
            <text:p>0.138878</text:p>
          </table:table-cell>
          <table:table-cell office:value-type="float" office:value="-0.06350772" calcext:value-type="float">
            <text:p>-0.06350772</text:p>
          </table:table-cell>
          <table:table-cell office:value-type="float" office:value="-0.016076652" calcext:value-type="float">
            <text:p>-0.016076652</text:p>
          </table:table-cell>
        </table:table-row>
        <table:table-row table:style-name="ro1">
          <table:table-cell office:value-type="string" calcext:value-type="string">
            <text:p>17:42:22.604</text:p>
          </table:table-cell>
          <table:table-cell office:value-type="float" office:value="0.13158199" calcext:value-type="float">
            <text:p>0.13158199</text:p>
          </table:table-cell>
          <table:table-cell office:value-type="float" office:value="-0.03672239" calcext:value-type="float">
            <text:p>-0.03672239</text:p>
          </table:table-cell>
          <table:table-cell office:value-type="float" office:value="-0.028311776" calcext:value-type="float">
            <text:p>-0.028311776</text:p>
          </table:table-cell>
        </table:table-row>
        <table:table-row table:style-name="ro1">
          <table:table-cell office:value-type="string" calcext:value-type="string">
            <text:p>17:42:22.676</text:p>
          </table:table-cell>
          <table:table-cell office:value-type="float" office:value="0.114908166" calcext:value-type="float">
            <text:p>0.114908166</text:p>
          </table:table-cell>
          <table:table-cell office:value-type="float" office:value="-0.053264957" calcext:value-type="float">
            <text:p>-0.053264957</text:p>
          </table:table-cell>
          <table:table-cell office:value-type="float" office:value="-0.023722801" calcext:value-type="float">
            <text:p>-0.023722801</text:p>
          </table:table-cell>
        </table:table-row>
        <table:table-row table:style-name="ro1">
          <table:table-cell office:value-type="string" calcext:value-type="string">
            <text:p>17:42:22.744</text:p>
          </table:table-cell>
          <table:table-cell office:value-type="float" office:value="0.1071527" calcext:value-type="float">
            <text:p>0.1071527</text:p>
          </table:table-cell>
          <table:table-cell office:value-type="float" office:value="-0.05540917" calcext:value-type="float">
            <text:p>-0.05540917</text:p>
          </table:table-cell>
          <table:table-cell office:value-type="float" office:value="-0.01102332" calcext:value-type="float">
            <text:p>-0.01102332</text:p>
          </table:table-cell>
        </table:table-row>
        <table:table-row table:style-name="ro1">
          <table:table-cell office:value-type="string" calcext:value-type="string">
            <text:p>17:42:22.816</text:p>
          </table:table-cell>
          <table:table-cell office:value-type="float" office:value="0.07336615" calcext:value-type="float">
            <text:p>0.07336615</text:p>
          </table:table-cell>
          <table:table-cell office:value-type="float" office:value="-0.029653406" calcext:value-type="float">
            <text:p>-0.029653406</text:p>
          </table:table-cell>
          <table:table-cell office:value-type="float" office:value="-0.0072842916" calcext:value-type="float">
            <text:p>-0.0072842916</text:p>
          </table:table-cell>
        </table:table-row>
        <table:table-row table:style-name="ro1">
          <table:table-cell office:value-type="string" calcext:value-type="string">
            <text:p>17:42:22.885</text:p>
          </table:table-cell>
          <table:table-cell office:value-type="float" office:value="0.07306079" calcext:value-type="float">
            <text:p>0.07306079</text:p>
          </table:table-cell>
          <table:table-cell office:value-type="float" office:value="-0.023831623" calcext:value-type="float">
            <text:p>-0.023831623</text:p>
          </table:table-cell>
          <table:table-cell office:value-type="float" office:value="0.0050896537" calcext:value-type="float">
            <text:p>0.0050896537</text:p>
          </table:table-cell>
        </table:table-row>
        <table:table-row table:style-name="ro1">
          <table:table-cell office:value-type="string" calcext:value-type="string">
            <text:p>17:42:22.955</text:p>
          </table:table-cell>
          <table:table-cell office:value-type="float" office:value="0.051911935" calcext:value-type="float">
            <text:p>0.051911935</text:p>
          </table:table-cell>
          <table:table-cell office:value-type="float" office:value="-0.015515824" calcext:value-type="float">
            <text:p>-0.015515824</text:p>
          </table:table-cell>
          <table:table-cell office:value-type="float" office:value="0.005679315" calcext:value-type="float">
            <text:p>0.005679315</text:p>
          </table:table-cell>
        </table:table-row>
        <table:table-row table:style-name="ro1">
          <table:table-cell office:value-type="string" calcext:value-type="string">
            <text:p>17:42:29.943</text:p>
          </table:table-cell>
          <table:table-cell office:value-type="float" office:value="0.054411165" calcext:value-type="float">
            <text:p>0.054411165</text:p>
          </table:table-cell>
          <table:table-cell office:value-type="float" office:value="-0.103392944" calcext:value-type="float">
            <text:p>-0.103392944</text:p>
          </table:table-cell>
          <table:table-cell office:value-type="float" office:value="-0.008951117" calcext:value-type="float">
            <text:p>-0.008951117</text:p>
          </table:table-cell>
        </table:table-row>
        <table:table-row table:style-name="ro1">
          <table:table-cell office:value-type="string" calcext:value-type="string">
            <text:p>17:42:30.013</text:p>
          </table:table-cell>
          <table:table-cell office:value-type="float" office:value="0.029414382" calcext:value-type="float">
            <text:p>0.029414382</text:p>
          </table:table-cell>
          <table:table-cell office:value-type="float" office:value="-0.059874933" calcext:value-type="float">
            <text:p>-0.059874933</text:p>
          </table:table-cell>
          <table:table-cell office:value-type="float" office:value="0.044678323" calcext:value-type="float">
            <text:p>0.044678323</text:p>
          </table:table-cell>
        </table:table-row>
        <table:table-row table:style-name="ro1">
          <table:table-cell office:value-type="string" calcext:value-type="string">
            <text:p>17:42:30.083</text:p>
          </table:table-cell>
          <table:table-cell office:value-type="float" office:value="0.17281084" calcext:value-type="float">
            <text:p>0.17281084</text:p>
          </table:table-cell>
          <table:table-cell office:value-type="float" office:value="-0.035430405" calcext:value-type="float">
            <text:p>-0.035430405</text:p>
          </table:table-cell>
          <table:table-cell office:value-type="float" office:value="0.041309174" calcext:value-type="float">
            <text:p>0.041309174</text:p>
          </table:table-cell>
        </table:table-row>
        <table:table-row table:style-name="ro1">
          <table:table-cell office:value-type="string" calcext:value-type="string">
            <text:p>17:42:30.159</text:p>
          </table:table-cell>
          <table:table-cell office:value-type="float" office:value="0.087853976" calcext:value-type="float">
            <text:p>0.087853976</text:p>
          </table:table-cell>
          <table:table-cell office:value-type="float" office:value="-0.29292253" calcext:value-type="float">
            <text:p>-0.29292253</text:p>
          </table:table-cell>
          <table:table-cell office:value-type="float" office:value="0.03915577" calcext:value-type="float">
            <text:p>0.03915577</text:p>
          </table:table-cell>
        </table:table-row>
        <table:table-row table:style-name="ro1">
          <table:table-cell office:value-type="string" calcext:value-type="string">
            <text:p>17:42:30.225</text:p>
          </table:table-cell>
          <table:table-cell office:value-type="float" office:value="-0.15581912" calcext:value-type="float">
            <text:p>-0.15581912</text:p>
          </table:table-cell>
          <table:table-cell office:value-type="float" office:value="-0.25813705" calcext:value-type="float">
            <text:p>-0.25813705</text:p>
          </table:table-cell>
          <table:table-cell office:value-type="float" office:value="-0.13680565" calcext:value-type="float">
            <text:p>-0.13680565</text:p>
          </table:table-cell>
        </table:table-row>
        <table:table-row table:style-name="ro1">
          <table:table-cell office:value-type="string" calcext:value-type="string">
            <text:p>17:42:30.295</text:p>
          </table:table-cell>
          <table:table-cell office:value-type="float" office:value="-0.34326458" calcext:value-type="float">
            <text:p>-0.34326458</text:p>
          </table:table-cell>
          <table:table-cell office:value-type="float" office:value="-0.2549552" calcext:value-type="float">
            <text:p>-0.2549552</text:p>
          </table:table-cell>
          <table:table-cell office:value-type="float" office:value="-0.25078624" calcext:value-type="float">
            <text:p>-0.25078624</text:p>
          </table:table-cell>
        </table:table-row>
        <table:table-row table:style-name="ro1">
          <table:table-cell office:value-type="string" calcext:value-type="string">
            <text:p>17:42:30.365</text:p>
          </table:table-cell>
          <table:table-cell office:value-type="float" office:value="-0.34475353" calcext:value-type="float">
            <text:p>-0.34475353</text:p>
          </table:table-cell>
          <table:table-cell office:value-type="float" office:value="-0.14728196" calcext:value-type="float">
            <text:p>-0.14728196</text:p>
          </table:table-cell>
          <table:table-cell office:value-type="float" office:value="-0.27097127" calcext:value-type="float">
            <text:p>-0.27097127</text:p>
          </table:table-cell>
        </table:table-row>
        <table:table-row table:style-name="ro1">
          <table:table-cell office:value-type="string" calcext:value-type="string">
            <text:p>17:42:31.145</text:p>
          </table:table-cell>
          <table:table-cell office:value-type="float" office:value="-0.41574693" calcext:value-type="float">
            <text:p>-0.41574693</text:p>
          </table:table-cell>
          <table:table-cell office:value-type="float" office:value="-0.27361825" calcext:value-type="float">
            <text:p>-0.27361825</text:p>
          </table:table-cell>
          <table:table-cell office:value-type="float" office:value="-0.3761495" calcext:value-type="float">
            <text:p>-0.3761495</text:p>
          </table:table-cell>
        </table:table-row>
        <table:table-row table:style-name="ro1">
          <table:table-cell office:value-type="string" calcext:value-type="string">
            <text:p>17:42:31.215</text:p>
          </table:table-cell>
          <table:table-cell office:value-type="float" office:value="-0.31462637" calcext:value-type="float">
            <text:p>-0.31462637</text:p>
          </table:table-cell>
          <table:table-cell office:value-type="float" office:value="-0.16034329" calcext:value-type="float">
            <text:p>-0.16034329</text:p>
          </table:table-cell>
          <table:table-cell office:value-type="float" office:value="-0.2616303" calcext:value-type="float">
            <text:p>-0.2616303</text:p>
          </table:table-cell>
        </table:table-row>
        <table:table-row table:style-name="ro1">
          <table:table-cell office:value-type="string" calcext:value-type="string">
            <text:p>17:42:31.287</text:p>
          </table:table-cell>
          <table:table-cell office:value-type="float" office:value="-0.24537075" calcext:value-type="float">
            <text:p>-0.24537075</text:p>
          </table:table-cell>
          <table:table-cell office:value-type="float" office:value="-0.16100818" calcext:value-type="float">
            <text:p>-0.16100818</text:p>
          </table:table-cell>
          <table:table-cell office:value-type="float" office:value="-0.19240086" calcext:value-type="float">
            <text:p>-0.19240086</text:p>
          </table:table-cell>
        </table:table-row>
        <table:table-row table:style-name="ro1">
          <table:table-cell office:value-type="string" calcext:value-type="string">
            <text:p>17:42:31.355</text:p>
          </table:table-cell>
          <table:table-cell office:value-type="float" office:value="-0.18589714" calcext:value-type="float">
            <text:p>-0.18589714</text:p>
          </table:table-cell>
          <table:table-cell office:value-type="float" office:value="-0.14205095" calcext:value-type="float">
            <text:p>-0.14205095</text:p>
          </table:table-cell>
          <table:table-cell office:value-type="float" office:value="-0.13097326" calcext:value-type="float">
            <text:p>-0.13097326</text:p>
          </table:table-cell>
        </table:table-row>
        <table:table-row table:style-name="ro1">
          <table:table-cell office:value-type="string" calcext:value-type="string">
            <text:p>17:42:31.427</text:p>
          </table:table-cell>
          <table:table-cell office:value-type="float" office:value="-0.053489063" calcext:value-type="float">
            <text:p>-0.053489063</text:p>
          </table:table-cell>
          <table:table-cell office:value-type="float" office:value="-0.096644685" calcext:value-type="float">
            <text:p>-0.096644685</text:p>
          </table:table-cell>
          <table:table-cell office:value-type="float" office:value="-0.05569333" calcext:value-type="float">
            <text:p>-0.05569333</text:p>
          </table:table-cell>
        </table:table-row>
        <table:table-row table:style-name="ro1">
          <table:table-cell office:value-type="string" calcext:value-type="string">
            <text:p>17:42:31.495</text:p>
          </table:table-cell>
          <table:table-cell office:value-type="float" office:value="0.0021772305" calcext:value-type="float">
            <text:p>0.0021772305</text:p>
          </table:table-cell>
          <table:table-cell office:value-type="float" office:value="-0.104778044" calcext:value-type="float">
            <text:p>-0.104778044</text:p>
          </table:table-cell>
          <table:table-cell office:value-type="float" office:value="-0.08242376" calcext:value-type="float">
            <text:p>-0.08242376</text:p>
          </table:table-cell>
        </table:table-row>
        <table:table-row table:style-name="ro1">
          <table:table-cell office:value-type="string" calcext:value-type="string">
            <text:p>17:42:31.567</text:p>
          </table:table-cell>
          <table:table-cell office:value-type="float" office:value="-0.014959446" calcext:value-type="float">
            <text:p>-0.014959446</text:p>
          </table:table-cell>
          <table:table-cell office:value-type="float" office:value="-0.07430513" calcext:value-type="float">
            <text:p>-0.07430513</text:p>
          </table:table-cell>
          <table:table-cell office:value-type="float" office:value="-0.0711052" calcext:value-type="float">
            <text:p>-0.0711052</text:p>
          </table:table-cell>
        </table:table-row>
        <table:table-row table:style-name="ro1">
          <table:table-cell office:value-type="string" calcext:value-type="string">
            <text:p>17:42:44.930</text:p>
          </table:table-cell>
          <table:table-cell office:value-type="float" office:value="0.15023279" calcext:value-type="float">
            <text:p>0.15023279</text:p>
          </table:table-cell>
          <table:table-cell office:value-type="float" office:value="0.4413529" calcext:value-type="float">
            <text:p>0.4413529</text:p>
          </table:table-cell>
          <table:table-cell office:value-type="float" office:value="0.30822206" calcext:value-type="float">
            <text:p>0.30822206</text:p>
          </table:table-cell>
        </table:table-row>
        <table:table-row table:style-name="ro1">
          <table:table-cell office:value-type="string" calcext:value-type="string">
            <text:p>17:42:44.998</text:p>
          </table:table-cell>
          <table:table-cell office:value-type="float" office:value="0.123124555" calcext:value-type="float">
            <text:p>0.123124555</text:p>
          </table:table-cell>
          <table:table-cell office:value-type="float" office:value="0.52993244" calcext:value-type="float">
            <text:p>0.52993244</text:p>
          </table:table-cell>
          <table:table-cell office:value-type="float" office:value="0.26377684" calcext:value-type="float">
            <text:p>0.26377684</text:p>
          </table:table-cell>
        </table:table-row>
        <table:table-row table:style-name="ro1">
          <table:table-cell office:value-type="string" calcext:value-type="string">
            <text:p>17:42:45.071</text:p>
          </table:table-cell>
          <table:table-cell office:value-type="float" office:value="0.3430631" calcext:value-type="float">
            <text:p>0.3430631</text:p>
          </table:table-cell>
          <table:table-cell office:value-type="float" office:value="0.3343367" calcext:value-type="float">
            <text:p>0.3343367</text:p>
          </table:table-cell>
          <table:table-cell office:value-type="float" office:value="0.25519702" calcext:value-type="float">
            <text:p>0.25519702</text:p>
          </table:table-cell>
        </table:table-row>
        <table:table-row table:style-name="ro1">
          <table:table-cell office:value-type="string" calcext:value-type="string">
            <text:p>17:42:45.140</text:p>
          </table:table-cell>
          <table:table-cell office:value-type="float" office:value="0.12264836" calcext:value-type="float">
            <text:p>0.12264836</text:p>
          </table:table-cell>
          <table:table-cell office:value-type="float" office:value="-0.35410187" calcext:value-type="float">
            <text:p>-0.35410187</text:p>
          </table:table-cell>
          <table:table-cell office:value-type="float" office:value="0.005336468" calcext:value-type="float">
            <text:p>0.005336468</text:p>
          </table:table-cell>
        </table:table-row>
        <table:table-row table:style-name="ro1">
          <table:table-cell office:value-type="string" calcext:value-type="string">
            <text:p>17:42:45.210</text:p>
          </table:table-cell>
          <table:table-cell office:value-type="float" office:value="-0.3459885" calcext:value-type="float">
            <text:p>-0.3459885</text:p>
          </table:table-cell>
          <table:table-cell office:value-type="float" office:value="-0.36109892" calcext:value-type="float">
            <text:p>-0.36109892</text:p>
          </table:table-cell>
          <table:table-cell office:value-type="float" office:value="-0.18372257" calcext:value-type="float">
            <text:p>-0.18372257</text:p>
          </table:table-cell>
        </table:table-row>
        <table:table-row table:style-name="ro1">
          <table:table-cell office:value-type="string" calcext:value-type="string">
            <text:p>17:42:45.280</text:p>
          </table:table-cell>
          <table:table-cell office:value-type="float" office:value="-0.41663873" calcext:value-type="float">
            <text:p>-0.41663873</text:p>
          </table:table-cell>
          <table:table-cell office:value-type="float" office:value="-0.13822143" calcext:value-type="float">
            <text:p>-0.13822143</text:p>
          </table:table-cell>
          <table:table-cell office:value-type="float" office:value="-0.2633484" calcext:value-type="float">
            <text:p>-0.2633484</text:p>
          </table:table-cell>
        </table:table-row>
        <table:table-row table:style-name="ro1">
          <table:table-cell office:value-type="string" calcext:value-type="string">
            <text:p>17:42:45.349</text:p>
          </table:table-cell>
          <table:table-cell office:value-type="float" office:value="-0.37673268" calcext:value-type="float">
            <text:p>-0.37673268</text:p>
          </table:table-cell>
          <table:table-cell office:value-type="float" office:value="-0.06683092" calcext:value-type="float">
            <text:p>-0.06683092</text:p>
          </table:table-cell>
          <table:table-cell office:value-type="float" office:value="-0.2833759" calcext:value-type="float">
            <text:p>-0.2833759</text:p>
          </table:table-cell>
        </table:table-row>
        <table:table-row table:style-name="ro1">
          <table:table-cell office:value-type="string" calcext:value-type="string">
            <text:p>17:42:46.110</text:p>
          </table:table-cell>
          <table:table-cell office:value-type="float" office:value="-0.25512382" calcext:value-type="float">
            <text:p>-0.25512382</text:p>
          </table:table-cell>
          <table:table-cell office:value-type="float" office:value="0.18462761" calcext:value-type="float">
            <text:p>0.18462761</text:p>
          </table:table-cell>
          <table:table-cell office:value-type="float" office:value="-0.15132736" calcext:value-type="float">
            <text:p>-0.15132736</text:p>
          </table:table-cell>
        </table:table-row>
        <table:table-row table:style-name="ro1">
          <table:table-cell office:value-type="string" calcext:value-type="string">
            <text:p>17:42:46.163</text:p>
          </table:table-cell>
          <table:table-cell office:value-type="float" office:value="-0.107663214" calcext:value-type="float">
            <text:p>-0.107663214</text:p>
          </table:table-cell>
          <table:table-cell office:value-type="float" office:value="-0.2396701" calcext:value-type="float">
            <text:p>-0.2396701</text:p>
          </table:table-cell>
          <table:table-cell office:value-type="float" office:value="-0.22913896" calcext:value-type="float">
            <text:p>-0.22913896</text:p>
          </table:table-cell>
        </table:table-row>
        <table:table-row table:style-name="ro1">
          <table:table-cell office:value-type="string" calcext:value-type="string">
            <text:p>17:42:46.233</text:p>
          </table:table-cell>
          <table:table-cell office:value-type="float" office:value="-0.017136142" calcext:value-type="float">
            <text:p>-0.017136142</text:p>
          </table:table-cell>
          <table:table-cell office:value-type="float" office:value="-0.2860156" calcext:value-type="float">
            <text:p>-0.2860156</text:p>
          </table:table-cell>
          <table:table-cell office:value-type="float" office:value="-0.1842524" calcext:value-type="float">
            <text:p>-0.1842524</text:p>
          </table:table-cell>
        </table:table-row>
        <table:table-row table:style-name="ro1">
          <table:table-cell office:value-type="string" calcext:value-type="string">
            <text:p>17:42:46.305</text:p>
          </table:table-cell>
          <table:table-cell office:value-type="float" office:value="0.03489484" calcext:value-type="float">
            <text:p>0.03489484</text:p>
          </table:table-cell>
          <table:table-cell office:value-type="float" office:value="-0.33497748" calcext:value-type="float">
            <text:p>-0.33497748</text:p>
          </table:table-cell>
          <table:table-cell office:value-type="float" office:value="-0.23438187" calcext:value-type="float">
            <text:p>-0.23438187</text:p>
          </table:table-cell>
        </table:table-row>
        <table:table-row table:style-name="ro1">
          <table:table-cell office:value-type="string" calcext:value-type="string">
            <text:p>17:42:46.373</text:p>
          </table:table-cell>
          <table:table-cell office:value-type="float" office:value="0.10545322" calcext:value-type="float">
            <text:p>0.10545322</text:p>
          </table:table-cell>
          <table:table-cell office:value-type="float" office:value="-0.39684108" calcext:value-type="float">
            <text:p>-0.39684108</text:p>
          </table:table-cell>
          <table:table-cell office:value-type="float" office:value="-0.16502081" calcext:value-type="float">
            <text:p>-0.16502081</text:p>
          </table:table-cell>
        </table:table-row>
        <table:table-row table:style-name="ro1">
          <table:table-cell office:value-type="string" calcext:value-type="string">
            <text:p>17:42:46.445</text:p>
          </table:table-cell>
          <table:table-cell office:value-type="float" office:value="0.12676826" calcext:value-type="float">
            <text:p>0.12676826</text:p>
          </table:table-cell>
          <table:table-cell office:value-type="float" office:value="-0.14358275" calcext:value-type="float">
            <text:p>-0.14358275</text:p>
          </table:table-cell>
          <table:table-cell office:value-type="float" office:value="-0.26519355" calcext:value-type="float">
            <text:p>-0.26519355</text:p>
          </table:table-cell>
        </table:table-row>
        <table:table-row table:style-name="ro1">
          <table:table-cell office:value-type="string" calcext:value-type="string">
            <text:p>17:42:46.514</text:p>
          </table:table-cell>
          <table:table-cell office:value-type="float" office:value="0.07783655" calcext:value-type="float">
            <text:p>0.07783655</text:p>
          </table:table-cell>
          <table:table-cell office:value-type="float" office:value="-0.14284746" calcext:value-type="float">
            <text:p>-0.14284746</text:p>
          </table:table-cell>
          <table:table-cell office:value-type="float" office:value="-0.2353783" calcext:value-type="float">
            <text:p>-0.2353783</text:p>
          </table:table-cell>
        </table:table-row>
        <table:table-row table:style-name="ro1">
          <table:table-cell office:value-type="string" calcext:value-type="string">
            <text:p>17:42:46.584</text:p>
          </table:table-cell>
          <table:table-cell office:value-type="float" office:value="0.06499918" calcext:value-type="float">
            <text:p>0.06499918</text:p>
          </table:table-cell>
          <table:table-cell office:value-type="float" office:value="-0.03298166" calcext:value-type="float">
            <text:p>-0.03298166</text:p>
          </table:table-cell>
          <table:table-cell office:value-type="float" office:value="-0.24985318" calcext:value-type="float">
            <text:p>-0.24985318</text:p>
          </table:table-cell>
        </table:table-row>
        <table:table-row table:style-name="ro1">
          <table:table-cell office:value-type="string" calcext:value-type="string">
            <text:p>17:43:02.969</text:p>
          </table:table-cell>
          <table:table-cell office:value-type="float" office:value="0.9235627" calcext:value-type="float">
            <text:p>0.9235627</text:p>
          </table:table-cell>
          <table:table-cell office:value-type="float" office:value="0.4216349" calcext:value-type="float">
            <text:p>0.4216349</text:p>
          </table:table-cell>
          <table:table-cell office:value-type="float" office:value="-0.6599264" calcext:value-type="float">
            <text:p>-0.6599264</text:p>
          </table:table-cell>
        </table:table-row>
        <table:table-row table:style-name="ro1">
          <table:table-cell table:style-name="ce4" office:value-type="string" calcext:value-type="string">
            <text:p>17:43:03.041</text:p>
          </table:table-cell>
          <table:table-cell table:style-name="ce10" office:value-type="float" office:value="0.9443657" calcext:value-type="float">
            <text:p>0.9443657</text:p>
          </table:table-cell>
          <table:table-cell table:style-name="ce10" office:value-type="float" office:value="0.617655" calcext:value-type="float">
            <text:p>0.617655</text:p>
          </table:table-cell>
          <table:table-cell table:style-name="ce10" office:value-type="float" office:value="-0.5515266" calcext:value-type="float">
            <text:p>-0.5515266</text:p>
          </table:table-cell>
        </table:table-row>
        <table:table-row table:style-name="ro1">
          <table:table-cell table:style-name="ce4" office:value-type="string" calcext:value-type="string">
            <text:p>17:43:03.111</text:p>
          </table:table-cell>
          <table:table-cell table:style-name="ce10" office:value-type="float" office:value="0.8563011" calcext:value-type="float">
            <text:p>0.8563011</text:p>
          </table:table-cell>
          <table:table-cell table:style-name="ce10" office:value-type="float" office:value="0.21069904" calcext:value-type="float">
            <text:p>0.21069904</text:p>
          </table:table-cell>
          <table:table-cell table:style-name="ce10" office:value-type="float" office:value="-0.5012079" calcext:value-type="float">
            <text:p>-0.5012079</text:p>
          </table:table-cell>
        </table:table-row>
        <table:table-row table:style-name="ro1">
          <table:table-cell table:style-name="ce4" office:value-type="string" calcext:value-type="string">
            <text:p>17:43:03.180</text:p>
          </table:table-cell>
          <table:table-cell table:style-name="ce10" office:value-type="float" office:value="0.84581745" calcext:value-type="float">
            <text:p>0.84581745</text:p>
          </table:table-cell>
          <table:table-cell table:style-name="ce10" office:value-type="float" office:value="0.36848658" calcext:value-type="float">
            <text:p>0.36848658</text:p>
          </table:table-cell>
          <table:table-cell table:style-name="ce10" office:value-type="float" office:value="-0.38231272" calcext:value-type="float">
            <text:p>-0.38231272</text:p>
          </table:table-cell>
        </table:table-row>
        <table:table-row table:style-name="ro1">
          <table:table-cell table:style-name="ce4" office:value-type="string" calcext:value-type="string">
            <text:p>17:43:03.251</text:p>
          </table:table-cell>
          <table:table-cell table:style-name="ce10" office:value-type="float" office:value="0.792437" calcext:value-type="float">
            <text:p>0.792437</text:p>
          </table:table-cell>
          <table:table-cell table:style-name="ce10" office:value-type="float" office:value="0.16069067" calcext:value-type="float">
            <text:p>0.16069067</text:p>
          </table:table-cell>
          <table:table-cell table:style-name="ce10" office:value-type="float" office:value="-0.4844867" calcext:value-type="float">
            <text:p>-0.4844867</text:p>
          </table:table-cell>
        </table:table-row>
        <table:table-row table:style-name="ro1">
          <table:table-cell table:style-name="ce4" office:value-type="string" calcext:value-type="string">
            <text:p>17:43:03.321</text:p>
          </table:table-cell>
          <table:table-cell table:style-name="ce10" office:value-type="float" office:value="0.4688573" calcext:value-type="float">
            <text:p>0.4688573</text:p>
          </table:table-cell>
          <table:table-cell table:style-name="ce10" office:value-type="float" office:value="0.22833742" calcext:value-type="float">
            <text:p>0.22833742</text:p>
          </table:table-cell>
          <table:table-cell table:style-name="ce10" office:value-type="float" office:value="-0.6656523" calcext:value-type="float">
            <text:p>-0.6656523</text:p>
          </table:table-cell>
        </table:table-row>
        <table:table-row table:style-name="ro1">
          <table:table-cell table:style-name="ce4" office:value-type="string" calcext:value-type="string">
            <text:p>17:43:03.391</text:p>
          </table:table-cell>
          <table:table-cell table:style-name="ce10" office:value-type="float" office:value="0.38395888" calcext:value-type="float">
            <text:p>0.38395888</text:p>
          </table:table-cell>
          <table:table-cell table:style-name="ce10" office:value-type="float" office:value="0.54168534" calcext:value-type="float">
            <text:p>0.54168534</text:p>
          </table:table-cell>
          <table:table-cell table:style-name="ce10" office:value-type="float" office:value="-0.52218276" calcext:value-type="float">
            <text:p>-0.52218276</text:p>
          </table:table-cell>
        </table:table-row>
        <table:table-row table:style-name="ro1">
          <table:table-cell table:style-name="ce4" office:value-type="string" calcext:value-type="string">
            <text:p>17:44:02.953</text:p>
          </table:table-cell>
          <table:table-cell table:style-name="ce10" office:value-type="float" office:value="0.6228579" calcext:value-type="float">
            <text:p>0.6228579</text:p>
          </table:table-cell>
          <table:table-cell table:style-name="ce10" office:value-type="float" office:value="0.25922087" calcext:value-type="float">
            <text:p>0.25922087</text:p>
          </table:table-cell>
          <table:table-cell table:style-name="ce10" office:value-type="float" office:value="0.2265687" calcext:value-type="float">
            <text:p>0.2265687</text:p>
          </table:table-cell>
        </table:table-row>
        <table:table-row table:style-name="ro1">
          <table:table-cell table:style-name="ce4" office:value-type="string" calcext:value-type="string">
            <text:p>17:44:03.020</text:p>
          </table:table-cell>
          <table:table-cell table:style-name="ce10" office:value-type="float" office:value="0.66494226" calcext:value-type="float">
            <text:p>0.66494226</text:p>
          </table:table-cell>
          <table:table-cell table:style-name="ce10" office:value-type="float" office:value="0.2179179" calcext:value-type="float">
            <text:p>0.2179179</text:p>
          </table:table-cell>
          <table:table-cell table:style-name="ce10" office:value-type="float" office:value="0.23093823" calcext:value-type="float">
            <text:p>0.23093823</text:p>
          </table:table-cell>
        </table:table-row>
        <table:table-row table:style-name="ro1">
          <table:table-cell table:style-name="ce4" office:value-type="string" calcext:value-type="string">
            <text:p>17:44:03.091</text:p>
          </table:table-cell>
          <table:table-cell table:style-name="ce10" office:value-type="float" office:value="0.31324297" calcext:value-type="float">
            <text:p>0.31324297</text:p>
          </table:table-cell>
          <table:table-cell table:style-name="ce10" office:value-type="float" office:value="0.26270327" calcext:value-type="float">
            <text:p>0.26270327</text:p>
          </table:table-cell>
          <table:table-cell table:style-name="ce10" office:value-type="float" office:value="0.16280046" calcext:value-type="float">
            <text:p>0.16280046</text:p>
          </table:table-cell>
        </table:table-row>
        <table:table-row table:style-name="ro1">
          <table:table-cell table:style-name="ce4" office:value-type="string" calcext:value-type="string">
            <text:p>17:44:03.161</text:p>
          </table:table-cell>
          <table:table-cell table:style-name="ce10" office:value-type="float" office:value="0.3825534" calcext:value-type="float">
            <text:p>0.3825534</text:p>
          </table:table-cell>
          <table:table-cell table:style-name="ce10" office:value-type="float" office:value="0.11470443" calcext:value-type="float">
            <text:p>0.11470443</text:p>
          </table:table-cell>
          <table:table-cell table:style-name="ce10" office:value-type="float" office:value="0.11993349" calcext:value-type="float">
            <text:p>0.11993349</text:p>
          </table:table-cell>
        </table:table-row>
        <table:table-row table:style-name="ro1">
          <table:table-cell table:style-name="ce4" office:value-type="string" calcext:value-type="string">
            <text:p>17:44:03.234</text:p>
          </table:table-cell>
          <table:table-cell table:style-name="ce10" office:value-type="float" office:value="0.40472287" calcext:value-type="float">
            <text:p>0.40472287</text:p>
          </table:table-cell>
          <table:table-cell table:style-name="ce10" office:value-type="float" office:value="0.20277011" calcext:value-type="float">
            <text:p>0.20277011</text:p>
          </table:table-cell>
          <table:table-cell table:style-name="ce10" office:value-type="float" office:value="0.034990914" calcext:value-type="float">
            <text:p>0.034990914</text:p>
          </table:table-cell>
        </table:table-row>
        <table:table-row table:style-name="ro1">
          <table:table-cell table:style-name="ce4" office:value-type="string" calcext:value-type="string">
            <text:p>17:44:03.300</text:p>
          </table:table-cell>
          <table:table-cell table:style-name="ce10" office:value-type="float" office:value="0.19550058" calcext:value-type="float">
            <text:p>0.19550058</text:p>
          </table:table-cell>
          <table:table-cell table:style-name="ce10" office:value-type="float" office:value="0.33432418" calcext:value-type="float">
            <text:p>0.33432418</text:p>
          </table:table-cell>
          <table:table-cell table:style-name="ce10" office:value-type="float" office:value="0.012595342" calcext:value-type="float">
            <text:p>0.012595342</text:p>
          </table:table-cell>
        </table:table-row>
        <table:table-row table:style-name="ro1">
          <table:table-cell table:style-name="ce4" office:value-type="string" calcext:value-type="string">
            <text:p>17:44:03.372</text:p>
          </table:table-cell>
          <table:table-cell table:style-name="ce10" office:value-type="float" office:value="0.119480826" calcext:value-type="float">
            <text:p>0.119480826</text:p>
          </table:table-cell>
          <table:table-cell table:style-name="ce10" office:value-type="float" office:value="0.29408026" calcext:value-type="float">
            <text:p>0.29408026</text:p>
          </table:table-cell>
          <table:table-cell table:style-name="ce10" office:value-type="float" office:value="0.0027664665" calcext:value-type="float">
            <text:p>0.0027664665</text:p>
          </table:table-cell>
        </table:table-row>
        <table:table-row table:style-name="ro1">
          <table:table-cell table:style-name="ce4" office:value-type="string" calcext:value-type="string">
            <text:p>17:44:05.709</text:p>
          </table:table-cell>
          <table:table-cell table:style-name="ce10" office:value-type="float" office:value="0.25167328" calcext:value-type="float">
            <text:p>0.25167328</text:p>
          </table:table-cell>
          <table:table-cell table:style-name="ce10" office:value-type="float" office:value="-0.013062167" calcext:value-type="float">
            <text:p>-0.013062167</text:p>
          </table:table-cell>
          <table:table-cell table:style-name="ce10" office:value-type="float" office:value="0.21298786" calcext:value-type="float">
            <text:p>0.21298786</text:p>
          </table:table-cell>
        </table:table-row>
        <table:table-row table:style-name="ro1">
          <table:table-cell table:style-name="ce4" office:value-type="string" calcext:value-type="string">
            <text:p>17:44:05.781</text:p>
          </table:table-cell>
          <table:table-cell table:style-name="ce10" office:value-type="float" office:value="0.3519698" calcext:value-type="float">
            <text:p>0.3519698</text:p>
          </table:table-cell>
          <table:table-cell table:style-name="ce10" office:value-type="float" office:value="-0.0104375975" calcext:value-type="float">
            <text:p>-0.0104375975</text:p>
          </table:table-cell>
          <table:table-cell table:style-name="ce10" office:value-type="float" office:value="0.11368615" calcext:value-type="float">
            <text:p>0.11368615</text:p>
          </table:table-cell>
        </table:table-row>
        <table:table-row table:style-name="ro1">
          <table:table-cell table:style-name="ce4" office:value-type="string" calcext:value-type="string">
            <text:p>17:44:05.849</text:p>
          </table:table-cell>
          <table:table-cell table:style-name="ce10" office:value-type="float" office:value="0.24536172" calcext:value-type="float">
            <text:p>0.24536172</text:p>
          </table:table-cell>
          <table:table-cell table:style-name="ce10" office:value-type="float" office:value="0.14639232" calcext:value-type="float">
            <text:p>0.14639232</text:p>
          </table:table-cell>
          <table:table-cell table:style-name="ce10" office:value-type="float" office:value="0.09286928" calcext:value-type="float">
            <text:p>0.09286928</text:p>
          </table:table-cell>
        </table:table-row>
        <table:table-row table:style-name="ro1">
          <table:table-cell table:style-name="ce4" office:value-type="string" calcext:value-type="string">
            <text:p>17:44:05.919</text:p>
          </table:table-cell>
          <table:table-cell table:style-name="ce10" office:value-type="float" office:value="0.056689825" calcext:value-type="float">
            <text:p>0.056689825</text:p>
          </table:table-cell>
          <table:table-cell table:style-name="ce10" office:value-type="float" office:value="0.21524918" calcext:value-type="float">
            <text:p>0.21524918</text:p>
          </table:table-cell>
          <table:table-cell table:style-name="ce10" office:value-type="float" office:value="0.010413419" calcext:value-type="float">
            <text:p>0.010413419</text:p>
          </table:table-cell>
        </table:table-row>
        <table:table-row table:style-name="ro1">
          <table:table-cell table:style-name="ce4" office:value-type="string" calcext:value-type="string">
            <text:p>17:44:05.989</text:p>
          </table:table-cell>
          <table:table-cell table:style-name="ce10" office:value-type="float" office:value="-0.010063194" calcext:value-type="float">
            <text:p>-0.010063194</text:p>
          </table:table-cell>
          <table:table-cell table:style-name="ce10" office:value-type="float" office:value="0.08935414" calcext:value-type="float">
            <text:p>0.08935414</text:p>
          </table:table-cell>
          <table:table-cell table:style-name="ce10" office:value-type="float" office:value="0.012448254" calcext:value-type="float">
            <text:p>0.012448254</text:p>
          </table:table-cell>
        </table:table-row>
        <table:table-row table:style-name="ro1">
          <table:table-cell table:style-name="ce4" office:value-type="string" calcext:value-type="string">
            <text:p>17:44:06.061</text:p>
          </table:table-cell>
          <table:table-cell table:style-name="ce10" office:value-type="float" office:value="0.028296653" calcext:value-type="float">
            <text:p>0.028296653</text:p>
          </table:table-cell>
          <table:table-cell table:style-name="ce10" office:value-type="float" office:value="0.03559451" calcext:value-type="float">
            <text:p>0.03559451</text:p>
          </table:table-cell>
          <table:table-cell table:style-name="ce10" office:value-type="float" office:value="0.06261945" calcext:value-type="float">
            <text:p>0.06261945</text:p>
          </table:table-cell>
        </table:table-row>
        <table:table-row table:style-name="ro1">
          <table:table-cell table:style-name="ce4" office:value-type="string" calcext:value-type="string">
            <text:p>17:44:06.131</text:p>
          </table:table-cell>
          <table:table-cell table:style-name="ce10" office:value-type="float" office:value="0.061282396" calcext:value-type="float">
            <text:p>0.061282396</text:p>
          </table:table-cell>
          <table:table-cell table:style-name="ce10" office:value-type="float" office:value="0.0056678886" calcext:value-type="float">
            <text:p>0.0056678886</text:p>
          </table:table-cell>
          <table:table-cell table:style-name="ce10" office:value-type="float" office:value="0.08975593" calcext:value-type="float">
            <text:p>0.08975593</text:p>
          </table:table-cell>
        </table:table-row>
        <table:table-row table:style-name="ro1">
          <table:table-cell table:style-name="ce4" office:value-type="string" calcext:value-type="string">
            <text:p>17:44:06.209</text:p>
          </table:table-cell>
          <table:table-cell table:style-name="ce10" office:value-type="float" office:value="0.23137487" calcext:value-type="float">
            <text:p>0.23137487</text:p>
          </table:table-cell>
          <table:table-cell table:style-name="ce10" office:value-type="float" office:value="-0.05488425" calcext:value-type="float">
            <text:p>-0.05488425</text:p>
          </table:table-cell>
          <table:table-cell table:style-name="ce10" office:value-type="float" office:value="0.23876375" calcext:value-type="float">
            <text:p>0.23876375</text:p>
          </table:table-cell>
        </table:table-row>
        <table:table-row table:style-name="ro1">
          <table:table-cell table:style-name="ce4" office:value-type="string" calcext:value-type="string">
            <text:p>17:44:06.279</text:p>
          </table:table-cell>
          <table:table-cell table:style-name="ce10" office:value-type="float" office:value="-0.14596178" calcext:value-type="float">
            <text:p>-0.14596178</text:p>
          </table:table-cell>
          <table:table-cell table:style-name="ce10" office:value-type="float" office:value="-0.019073559" calcext:value-type="float">
            <text:p>-0.019073559</text:p>
          </table:table-cell>
          <table:table-cell table:style-name="ce10" office:value-type="float" office:value="0.24652797" calcext:value-type="float">
            <text:p>0.24652797</text:p>
          </table:table-cell>
        </table:table-row>
        <table:table-row table:style-name="ro1">
          <table:table-cell table:style-name="ce4" office:value-type="string" calcext:value-type="string">
            <text:p>17:44:06.349</text:p>
          </table:table-cell>
          <table:table-cell table:style-name="ce10" office:value-type="float" office:value="0.13692056" calcext:value-type="float">
            <text:p>0.13692056</text:p>
          </table:table-cell>
          <table:table-cell table:style-name="ce10" office:value-type="float" office:value="0.23288263" calcext:value-type="float">
            <text:p>0.23288263</text:p>
          </table:table-cell>
          <table:table-cell table:style-name="ce10" office:value-type="float" office:value="0.07114278" calcext:value-type="float">
            <text:p>0.07114278</text:p>
          </table:table-cell>
        </table:table-row>
        <table:table-row table:style-name="ro1">
          <table:table-cell table:style-name="ce4" office:value-type="string" calcext:value-type="string">
            <text:p>17:44:06.420</text:p>
          </table:table-cell>
          <table:table-cell table:style-name="ce10" office:value-type="float" office:value="0.11487892" calcext:value-type="float">
            <text:p>0.11487892</text:p>
          </table:table-cell>
          <table:table-cell table:style-name="ce10" office:value-type="float" office:value="0.10632287" calcext:value-type="float">
            <text:p>0.10632287</text:p>
          </table:table-cell>
          <table:table-cell table:style-name="ce10" office:value-type="float" office:value="0.17279316" calcext:value-type="float">
            <text:p>0.17279316</text:p>
          </table:table-cell>
        </table:table-row>
        <table:table-row table:style-name="ro1">
          <table:table-cell table:style-name="ce4" office:value-type="string" calcext:value-type="string">
            <text:p>17:44:06.495</text:p>
          </table:table-cell>
          <table:table-cell table:style-name="ce10" office:value-type="float" office:value="-0.011965456" calcext:value-type="float">
            <text:p>-0.011965456</text:p>
          </table:table-cell>
          <table:table-cell table:style-name="ce10" office:value-type="float" office:value="0.06624723" calcext:value-type="float">
            <text:p>0.06624723</text:p>
          </table:table-cell>
          <table:table-cell table:style-name="ce10" office:value-type="float" office:value="0.089156434" calcext:value-type="float">
            <text:p>0.089156434</text:p>
          </table:table-cell>
        </table:table-row>
        <table:table-row table:style-name="ro1">
          <table:table-cell table:style-name="ce4" office:value-type="string" calcext:value-type="string">
            <text:p>17:44:06.560</text:p>
          </table:table-cell>
          <table:table-cell table:style-name="ce10" office:value-type="float" office:value="-0.00263906" calcext:value-type="float">
            <text:p>-0.00263906</text:p>
          </table:table-cell>
          <table:table-cell table:style-name="ce10" office:value-type="float" office:value="0.051053178" calcext:value-type="float">
            <text:p>0.051053178</text:p>
          </table:table-cell>
          <table:table-cell table:style-name="ce10" office:value-type="float" office:value="0.028605027" calcext:value-type="float">
            <text:p>0.028605027</text:p>
          </table:table-cell>
        </table:table-row>
        <table:table-row table:style-name="ro1">
          <table:table-cell table:style-name="ce4" office:value-type="string" calcext:value-type="string">
            <text:p>17:44:06.629</text:p>
          </table:table-cell>
          <table:table-cell table:style-name="ce10" office:value-type="float" office:value="0.033000816" calcext:value-type="float">
            <text:p>0.033000816</text:p>
          </table:table-cell>
          <table:table-cell table:style-name="ce10" office:value-type="float" office:value="0.008814071" calcext:value-type="float">
            <text:p>0.008814071</text:p>
          </table:table-cell>
          <table:table-cell table:style-name="ce10" office:value-type="float" office:value="0.058264073" calcext:value-type="float">
            <text:p>0.058264073</text:p>
          </table:table-cell>
        </table:table-row>
        <table:table-row table:style-name="ro1">
          <table:table-cell table:style-name="ce4" office:value-type="string" calcext:value-type="string">
            <text:p>17:44:06.699</text:p>
          </table:table-cell>
          <table:table-cell table:style-name="ce10" office:value-type="float" office:value="0.21602899" calcext:value-type="float">
            <text:p>0.21602899</text:p>
          </table:table-cell>
          <table:table-cell table:style-name="ce10" office:value-type="float" office:value="-0.032057565" calcext:value-type="float">
            <text:p>-0.032057565</text:p>
          </table:table-cell>
          <table:table-cell table:style-name="ce10" office:value-type="float" office:value="0.14735956" calcext:value-type="float">
            <text:p>0.14735956</text:p>
          </table:table-cell>
        </table:table-row>
        <table:table-row table:style-name="ro1">
          <table:table-cell table:style-name="ce4" office:value-type="string" calcext:value-type="string">
            <text:p>17:44:06.769</text:p>
          </table:table-cell>
          <table:table-cell table:style-name="ce10" office:value-type="float" office:value="0.19618393" calcext:value-type="float">
            <text:p>0.19618393</text:p>
          </table:table-cell>
          <table:table-cell table:style-name="ce10" office:value-type="float" office:value="0.07903395" calcext:value-type="float">
            <text:p>0.07903395</text:p>
          </table:table-cell>
          <table:table-cell table:style-name="ce10" office:value-type="float" office:value="0.13613921" calcext:value-type="float">
            <text:p>0.13613921</text:p>
          </table:table-cell>
        </table:table-row>
        <table:table-row table:style-name="ro1">
          <table:table-cell table:style-name="ce4" office:value-type="string" calcext:value-type="string">
            <text:p>17:44:06.840</text:p>
          </table:table-cell>
          <table:table-cell table:style-name="ce10" office:value-type="float" office:value="0.17590633" calcext:value-type="float">
            <text:p>0.17590633</text:p>
          </table:table-cell>
          <table:table-cell table:style-name="ce10" office:value-type="float" office:value="0.08057879" calcext:value-type="float">
            <text:p>0.08057879</text:p>
          </table:table-cell>
          <table:table-cell table:style-name="ce10" office:value-type="float" office:value="0.14823328" calcext:value-type="float">
            <text:p>0.14823328</text:p>
          </table:table-cell>
        </table:table-row>
        <table:table-row table:style-name="ro1">
          <table:table-cell table:style-name="ce4" office:value-type="string" calcext:value-type="string">
            <text:p>17:44:06.912</text:p>
          </table:table-cell>
          <table:table-cell table:style-name="ce10" office:value-type="float" office:value="0.153262" calcext:value-type="float">
            <text:p>0.153262</text:p>
          </table:table-cell>
          <table:table-cell table:style-name="ce10" office:value-type="float" office:value="0.014073641" calcext:value-type="float">
            <text:p>0.014073641</text:p>
          </table:table-cell>
          <table:table-cell table:style-name="ce10" office:value-type="float" office:value="0.04683771" calcext:value-type="float">
            <text:p>0.04683771</text:p>
          </table:table-cell>
        </table:table-row>
        <table:table-row table:style-name="ro1">
          <table:table-cell table:style-name="ce4" office:value-type="string" calcext:value-type="string">
            <text:p>17:44:06.979</text:p>
          </table:table-cell>
          <table:table-cell table:style-name="ce10" office:value-type="float" office:value="0.18891235" calcext:value-type="float">
            <text:p>0.18891235</text:p>
          </table:table-cell>
          <table:table-cell table:style-name="ce10" office:value-type="float" office:value="0.0897903" calcext:value-type="float">
            <text:p>0.0897903</text:p>
          </table:table-cell>
          <table:table-cell table:style-name="ce10" office:value-type="float" office:value="-0.042001337" calcext:value-type="float">
            <text:p>-0.042001337</text:p>
          </table:table-cell>
        </table:table-row>
        <table:table-row table:style-name="ro1">
          <table:table-cell table:style-name="ce4" office:value-type="string" calcext:value-type="string">
            <text:p>17:44:07.049</text:p>
          </table:table-cell>
          <table:table-cell table:style-name="ce10" office:value-type="float" office:value="0.07048495" calcext:value-type="float">
            <text:p>0.07048495</text:p>
          </table:table-cell>
          <table:table-cell table:style-name="ce10" office:value-type="float" office:value="0.13003004" calcext:value-type="float">
            <text:p>0.13003004</text:p>
          </table:table-cell>
          <table:table-cell table:style-name="ce10" office:value-type="float" office:value="-0.0635092" calcext:value-type="float">
            <text:p>-0.0635092</text:p>
          </table:table-cell>
        </table:table-row>
        <table:table-row table:style-name="ro1">
          <table:table-cell table:style-name="ce4" office:value-type="string" calcext:value-type="string">
            <text:p>17:44:07.119</text:p>
          </table:table-cell>
          <table:table-cell table:style-name="ce10" office:value-type="float" office:value="-0.119156264" calcext:value-type="float">
            <text:p>-0.119156264</text:p>
          </table:table-cell>
          <table:table-cell table:style-name="ce10" office:value-type="float" office:value="0.08296942" calcext:value-type="float">
            <text:p>0.08296942</text:p>
          </table:table-cell>
          <table:table-cell table:style-name="ce10" office:value-type="float" office:value="-0.07429696" calcext:value-type="float">
            <text:p>-0.07429696</text:p>
          </table:table-cell>
        </table:table-row>
        <table:table-row table:style-name="ro1">
          <table:table-cell table:style-name="ce4" office:value-type="string" calcext:value-type="string">
            <text:p>17:44:07.189</text:p>
          </table:table-cell>
          <table:table-cell table:style-name="ce10" office:value-type="float" office:value="-0.15272403" calcext:value-type="float">
            <text:p>-0.15272403</text:p>
          </table:table-cell>
          <table:table-cell table:style-name="ce10" office:value-type="float" office:value="-0.007724994" calcext:value-type="float">
            <text:p>-0.007724994</text:p>
          </table:table-cell>
          <table:table-cell table:style-name="ce10" office:value-type="float" office:value="-0.013473719" calcext:value-type="float">
            <text:p>-0.013473719</text:p>
          </table:table-cell>
        </table:table-row>
        <table:table-row table:style-name="ro1">
          <table:table-cell table:style-name="ce4" office:value-type="string" calcext:value-type="string">
            <text:p>17:44:07.260</text:p>
          </table:table-cell>
          <table:table-cell table:style-name="ce10" office:value-type="float" office:value="-0.12602584" calcext:value-type="float">
            <text:p>-0.12602584</text:p>
          </table:table-cell>
          <table:table-cell table:style-name="ce10" office:value-type="float" office:value="0.00645083" calcext:value-type="float">
            <text:p>0.00645083</text:p>
          </table:table-cell>
          <table:table-cell table:style-name="ce10" office:value-type="float" office:value="0.025446907" calcext:value-type="float">
            <text:p>0.025446907</text:p>
          </table:table-cell>
        </table:table-row>
        <table:table-row table:style-name="ro1">
          <table:table-cell table:style-name="ce4" office:value-type="string" calcext:value-type="string">
            <text:p>17:44:07.329</text:p>
          </table:table-cell>
          <table:table-cell table:style-name="ce10" office:value-type="float" office:value="-0.12462932" calcext:value-type="float">
            <text:p>-0.12462932</text:p>
          </table:table-cell>
          <table:table-cell table:style-name="ce10" office:value-type="float" office:value="-0.004960873" calcext:value-type="float">
            <text:p>-0.004960873</text:p>
          </table:table-cell>
          <table:table-cell table:style-name="ce10" office:value-type="float" office:value="0.052785013" calcext:value-type="float">
            <text:p>0.052785013</text:p>
          </table:table-cell>
        </table:table-row>
        <table:table-row table:style-name="ro1">
          <table:table-cell table:style-name="ce4" office:value-type="string" calcext:value-type="string">
            <text:p>17:44:07.401</text:p>
          </table:table-cell>
          <table:table-cell table:style-name="ce10" office:value-type="float" office:value="0.07130533" calcext:value-type="float">
            <text:p>0.07130533</text:p>
          </table:table-cell>
          <table:table-cell table:style-name="ce10" office:value-type="float" office:value="-0.029513612" calcext:value-type="float">
            <text:p>-0.029513612</text:p>
          </table:table-cell>
          <table:table-cell table:style-name="ce10" office:value-type="float" office:value="0.0053190123" calcext:value-type="float">
            <text:p>0.0053190123</text:p>
          </table:table-cell>
        </table:table-row>
        <table:table-row table:style-name="ro1">
          <table:table-cell table:style-name="ce4" office:value-type="string" calcext:value-type="string">
            <text:p>17:44:07.469</text:p>
          </table:table-cell>
          <table:table-cell table:style-name="ce10" office:value-type="float" office:value="-0.02569343" calcext:value-type="float">
            <text:p>-0.02569343</text:p>
          </table:table-cell>
          <table:table-cell table:style-name="ce10" office:value-type="float" office:value="-0.0146969985" calcext:value-type="float">
            <text:p>-0.0146969985</text:p>
          </table:table-cell>
          <table:table-cell table:style-name="ce10" office:value-type="float" office:value="0.017531259" calcext:value-type="float">
            <text:p>0.017531259</text:p>
          </table:table-cell>
        </table:table-row>
        <table:table-row table:style-name="ro1">
          <table:table-cell table:style-name="ce4" office:value-type="string" calcext:value-type="string">
            <text:p>17:44:07.546</text:p>
          </table:table-cell>
          <table:table-cell table:style-name="ce10" office:value-type="float" office:value="0.09706635" calcext:value-type="float">
            <text:p>0.09706635</text:p>
          </table:table-cell>
          <table:table-cell table:style-name="ce10" office:value-type="float" office:value="-0.035639416" calcext:value-type="float">
            <text:p>-0.035639416</text:p>
          </table:table-cell>
          <table:table-cell table:style-name="ce10" office:value-type="float" office:value="0.030280095" calcext:value-type="float">
            <text:p>0.030280095</text:p>
          </table:table-cell>
        </table:table-row>
        <table:table-row table:style-name="ro1">
          <table:table-cell table:style-name="ce4" office:value-type="string" calcext:value-type="string">
            <text:p>17:44:07.611</text:p>
          </table:table-cell>
          <table:table-cell table:style-name="ce10" office:value-type="float" office:value="0.14075322" calcext:value-type="float">
            <text:p>0.14075322</text:p>
          </table:table-cell>
          <table:table-cell table:style-name="ce10" office:value-type="float" office:value="-0.0019729373" calcext:value-type="float">
            <text:p>-0.0019729373</text:p>
          </table:table-cell>
          <table:table-cell table:style-name="ce10" office:value-type="float" office:value="0.014068486" calcext:value-type="float">
            <text:p>0.014068486</text:p>
          </table:table-cell>
        </table:table-row>
        <table:table-row table:style-name="ro1">
          <table:table-cell table:style-name="ce4" office:value-type="string" calcext:value-type="string">
            <text:p>17:44:07.679</text:p>
          </table:table-cell>
          <table:table-cell table:style-name="ce10" office:value-type="float" office:value="0.03900703" calcext:value-type="float">
            <text:p>0.03900703</text:p>
          </table:table-cell>
          <table:table-cell table:style-name="ce10" office:value-type="float" office:value="0.09336595" calcext:value-type="float">
            <text:p>0.09336595</text:p>
          </table:table-cell>
          <table:table-cell table:style-name="ce10" office:value-type="float" office:value="-0.03370066" calcext:value-type="float">
            <text:p>-0.03370066</text:p>
          </table:table-cell>
        </table:table-row>
        <table:table-row table:style-name="ro1">
          <table:table-cell table:style-name="ce4" office:value-type="string" calcext:value-type="string">
            <text:p>17:44:07.749</text:p>
          </table:table-cell>
          <table:table-cell table:style-name="ce10" office:value-type="float" office:value="-0.032789208" calcext:value-type="float">
            <text:p>-0.032789208</text:p>
          </table:table-cell>
          <table:table-cell table:style-name="ce10" office:value-type="float" office:value="0.011080137" calcext:value-type="float">
            <text:p>0.011080137</text:p>
          </table:table-cell>
          <table:table-cell table:style-name="ce10" office:value-type="float" office:value="-0.038899913" calcext:value-type="float">
            <text:p>-0.038899913</text:p>
          </table:table-cell>
        </table:table-row>
        <table:table-row table:style-name="ro1">
          <table:table-cell table:style-name="ce4" office:value-type="string" calcext:value-type="string">
            <text:p>17:44:07.821</text:p>
          </table:table-cell>
          <table:table-cell table:style-name="ce10" office:value-type="float" office:value="-0.03302591" calcext:value-type="float">
            <text:p>-0.03302591</text:p>
          </table:table-cell>
          <table:table-cell table:style-name="ce10" office:value-type="float" office:value="-0.098792516" calcext:value-type="float">
            <text:p>-0.098792516</text:p>
          </table:table-cell>
          <table:table-cell table:style-name="ce10" office:value-type="float" office:value="0.047167793" calcext:value-type="float">
            <text:p>0.047167793</text:p>
          </table:table-cell>
        </table:table-row>
        <table:table-row table:style-name="ro1">
          <table:table-cell table:style-name="ce4" office:value-type="string" calcext:value-type="string">
            <text:p>17:44:07.889</text:p>
          </table:table-cell>
          <table:table-cell table:style-name="ce10" office:value-type="float" office:value="-0.067516364" calcext:value-type="float">
            <text:p>-0.067516364</text:p>
          </table:table-cell>
          <table:table-cell table:style-name="ce10" office:value-type="float" office:value="-0.0684787" calcext:value-type="float">
            <text:p>-0.0684787</text:p>
          </table:table-cell>
          <table:table-cell table:style-name="ce10" office:value-type="float" office:value="0.06508284" calcext:value-type="float">
            <text:p>0.06508284</text:p>
          </table:table-cell>
        </table:table-row>
        <table:table-row table:style-name="ro1">
          <table:table-cell table:style-name="ce4" office:value-type="string" calcext:value-type="string">
            <text:p>17:44:07.959</text:p>
          </table:table-cell>
          <table:table-cell table:style-name="ce10" office:value-type="float" office:value="0.038331937" calcext:value-type="float">
            <text:p>0.038331937</text:p>
          </table:table-cell>
          <table:table-cell table:style-name="ce10" office:value-type="float" office:value="0.0062646735" calcext:value-type="float">
            <text:p>0.0062646735</text:p>
          </table:table-cell>
          <table:table-cell table:style-name="ce10" office:value-type="float" office:value="0.08669957" calcext:value-type="float">
            <text:p>0.08669957</text:p>
          </table:table-cell>
        </table:table-row>
        <table:table-row table:style-name="ro1">
          <table:table-cell table:style-name="ce4" office:value-type="string" calcext:value-type="string">
            <text:p>17:44:08.029</text:p>
          </table:table-cell>
          <table:table-cell table:style-name="ce10" office:value-type="float" office:value="0.40561682" calcext:value-type="float">
            <text:p>0.40561682</text:p>
          </table:table-cell>
          <table:table-cell table:style-name="ce10" office:value-type="float" office:value="0.06496438" calcext:value-type="float">
            <text:p>0.06496438</text:p>
          </table:table-cell>
          <table:table-cell table:style-name="ce10" office:value-type="float" office:value="0.07033917" calcext:value-type="float">
            <text:p>0.07033917</text:p>
          </table:table-cell>
        </table:table-row>
        <table:table-row table:style-name="ro1">
          <table:table-cell table:style-name="ce4" office:value-type="string" calcext:value-type="string">
            <text:p>17:44:08.099</text:p>
          </table:table-cell>
          <table:table-cell table:style-name="ce10" office:value-type="float" office:value="0.23168111" calcext:value-type="float">
            <text:p>0.23168111</text:p>
          </table:table-cell>
          <table:table-cell table:style-name="ce10" office:value-type="float" office:value="0.14789666" calcext:value-type="float">
            <text:p>0.14789666</text:p>
          </table:table-cell>
          <table:table-cell table:style-name="ce10" office:value-type="float" office:value="0.060009353" calcext:value-type="float">
            <text:p>0.060009353</text:p>
          </table:table-cell>
        </table:table-row>
        <table:table-row table:style-name="ro1">
          <table:table-cell table:style-name="ce4" office:value-type="string" calcext:value-type="string">
            <text:p>17:44:08.169</text:p>
          </table:table-cell>
          <table:table-cell table:style-name="ce10" office:value-type="float" office:value="0.028556986" calcext:value-type="float">
            <text:p>0.028556986</text:p>
          </table:table-cell>
          <table:table-cell table:style-name="ce10" office:value-type="float" office:value="0.12563628" calcext:value-type="float">
            <text:p>0.12563628</text:p>
          </table:table-cell>
          <table:table-cell table:style-name="ce10" office:value-type="float" office:value="0.0050094" calcext:value-type="float">
            <text:p>0.0050094</text:p>
          </table:table-cell>
        </table:table-row>
        <table:table-row table:style-name="ro1">
          <table:table-cell table:style-name="ce4" office:value-type="string" calcext:value-type="string">
            <text:p>17:44:08.239</text:p>
          </table:table-cell>
          <table:table-cell table:style-name="ce10" office:value-type="float" office:value="0.0021905047" calcext:value-type="float">
            <text:p>0.0021905047</text:p>
          </table:table-cell>
          <table:table-cell table:style-name="ce10" office:value-type="float" office:value="-0.10247911" calcext:value-type="float">
            <text:p>-0.10247911</text:p>
          </table:table-cell>
          <table:table-cell table:style-name="ce10" office:value-type="float" office:value="-0.11172689" calcext:value-type="float">
            <text:p>-0.11172689</text:p>
          </table:table-cell>
        </table:table-row>
        <table:table-row table:style-name="ro1">
          <table:table-cell table:style-name="ce4" office:value-type="string" calcext:value-type="string">
            <text:p>17:44:08.309</text:p>
          </table:table-cell>
          <table:table-cell table:style-name="ce10" office:value-type="float" office:value="-0.047027536" calcext:value-type="float">
            <text:p>-0.047027536</text:p>
          </table:table-cell>
          <table:table-cell table:style-name="ce10" office:value-type="float" office:value="-0.030488033" calcext:value-type="float">
            <text:p>-0.030488033</text:p>
          </table:table-cell>
          <table:table-cell table:style-name="ce10" office:value-type="float" office:value="-0.08451417" calcext:value-type="float">
            <text:p>-0.08451417</text:p>
          </table:table-cell>
        </table:table-row>
        <table:table-row table:style-name="ro1">
          <table:table-cell table:style-name="ce4" office:value-type="string" calcext:value-type="string">
            <text:p>17:44:08.379</text:p>
          </table:table-cell>
          <table:table-cell table:style-name="ce10" office:value-type="float" office:value="-0.13724667" calcext:value-type="float">
            <text:p>-0.13724667</text:p>
          </table:table-cell>
          <table:table-cell table:style-name="ce10" office:value-type="float" office:value="0.043532442" calcext:value-type="float">
            <text:p>0.043532442</text:p>
          </table:table-cell>
          <table:table-cell table:style-name="ce10" office:value-type="float" office:value="-0.120667234" calcext:value-type="float">
            <text:p>-0.120667234</text:p>
          </table:table-cell>
        </table:table-row>
        <table:table-row table:style-name="ro1">
          <table:table-cell table:style-name="ce4" office:value-type="string" calcext:value-type="string">
            <text:p>17:44:08.449</text:p>
          </table:table-cell>
          <table:table-cell table:style-name="ce10" office:value-type="float" office:value="-0.19273584" calcext:value-type="float">
            <text:p>-0.19273584</text:p>
          </table:table-cell>
          <table:table-cell table:style-name="ce10" office:value-type="float" office:value="0.076093264" calcext:value-type="float">
            <text:p>0.076093264</text:p>
          </table:table-cell>
          <table:table-cell table:style-name="ce10" office:value-type="float" office:value="-0.14507511" calcext:value-type="float">
            <text:p>-0.14507511</text:p>
          </table:table-cell>
        </table:table-row>
        <table:table-row table:style-name="ro1">
          <table:table-cell table:style-name="ce4" office:value-type="string" calcext:value-type="string">
            <text:p>17:44:08.519</text:p>
          </table:table-cell>
          <table:table-cell table:style-name="ce10" office:value-type="float" office:value="-0.17368194" calcext:value-type="float">
            <text:p>-0.17368194</text:p>
          </table:table-cell>
          <table:table-cell table:style-name="ce10" office:value-type="float" office:value="0.007619662" calcext:value-type="float">
            <text:p>0.007619662</text:p>
          </table:table-cell>
          <table:table-cell table:style-name="ce10" office:value-type="float" office:value="-0.079371326" calcext:value-type="float">
            <text:p>-0.079371326</text:p>
          </table:table-cell>
        </table:table-row>
        <table:table-row table:style-name="ro1">
          <table:table-cell table:style-name="ce4" office:value-type="string" calcext:value-type="string">
            <text:p>17:44:08.589</text:p>
          </table:table-cell>
          <table:table-cell table:style-name="ce10" office:value-type="float" office:value="-0.061391897" calcext:value-type="float">
            <text:p>-0.061391897</text:p>
          </table:table-cell>
          <table:table-cell table:style-name="ce10" office:value-type="float" office:value="-0.028078819" calcext:value-type="float">
            <text:p>-0.028078819</text:p>
          </table:table-cell>
          <table:table-cell table:style-name="ce10" office:value-type="float" office:value="0.005470087" calcext:value-type="float">
            <text:p>0.005470087</text:p>
          </table:table-cell>
        </table:table-row>
        <table:table-row table:style-name="ro1">
          <table:table-cell table:style-name="ce4" office:value-type="string" calcext:value-type="string">
            <text:p>17:44:08.659</text:p>
          </table:table-cell>
          <table:table-cell table:style-name="ce10" office:value-type="float" office:value="-0.0038366169" calcext:value-type="float">
            <text:p>-0.0038366169</text:p>
          </table:table-cell>
          <table:table-cell table:style-name="ce10" office:value-type="float" office:value="-0.058449645" calcext:value-type="float">
            <text:p>-0.058449645</text:p>
          </table:table-cell>
          <table:table-cell table:style-name="ce10" office:value-type="float" office:value="0.082486555" calcext:value-type="float">
            <text:p>0.082486555</text:p>
          </table:table-cell>
        </table:table-row>
        <table:table-row table:style-name="ro1">
          <table:table-cell table:style-name="ce4" office:value-type="string" calcext:value-type="string">
            <text:p>17:44:08.729</text:p>
          </table:table-cell>
          <table:table-cell table:style-name="ce10" office:value-type="float" office:value="0.07081462" calcext:value-type="float">
            <text:p>0.07081462</text:p>
          </table:table-cell>
          <table:table-cell table:style-name="ce10" office:value-type="float" office:value="-0.02997284" calcext:value-type="float">
            <text:p>-0.02997284</text:p>
          </table:table-cell>
          <table:table-cell table:style-name="ce10" office:value-type="float" office:value="0.10873496" calcext:value-type="float">
            <text:p>0.10873496</text:p>
          </table:table-cell>
        </table:table-row>
        <table:table-row table:style-name="ro1">
          <table:table-cell table:style-name="ce4" office:value-type="string" calcext:value-type="string">
            <text:p>17:44:08.799</text:p>
          </table:table-cell>
          <table:table-cell table:style-name="ce10" office:value-type="float" office:value="0.114709705" calcext:value-type="float">
            <text:p>0.114709705</text:p>
          </table:table-cell>
          <table:table-cell table:style-name="ce10" office:value-type="float" office:value="-0.0107157985" calcext:value-type="float">
            <text:p>-0.0107157985</text:p>
          </table:table-cell>
          <table:table-cell table:style-name="ce10" office:value-type="float" office:value="0.1360939" calcext:value-type="float">
            <text:p>0.1360939</text:p>
          </table:table-cell>
        </table:table-row>
        <table:table-row table:style-name="ro1">
          <table:table-cell table:style-name="ce4" office:value-type="string" calcext:value-type="string">
            <text:p>17:44:08.869</text:p>
          </table:table-cell>
          <table:table-cell table:style-name="ce10" office:value-type="float" office:value="0.10016262" calcext:value-type="float">
            <text:p>0.10016262</text:p>
          </table:table-cell>
          <table:table-cell table:style-name="ce10" office:value-type="float" office:value="0.19052668" calcext:value-type="float">
            <text:p>0.19052668</text:p>
          </table:table-cell>
          <table:table-cell table:style-name="ce10" office:value-type="float" office:value="-0.01857993" calcext:value-type="float">
            <text:p>-0.01857993</text:p>
          </table:table-cell>
        </table:table-row>
        <table:table-row table:style-name="ro1">
          <table:table-cell table:style-name="ce4" office:value-type="string" calcext:value-type="string">
            <text:p>17:44:08.945</text:p>
          </table:table-cell>
          <table:table-cell table:style-name="ce10" office:value-type="float" office:value="0.008627817" calcext:value-type="float">
            <text:p>0.008627817</text:p>
          </table:table-cell>
          <table:table-cell table:style-name="ce10" office:value-type="float" office:value="0.13302186" calcext:value-type="float">
            <text:p>0.13302186</text:p>
          </table:table-cell>
          <table:table-cell table:style-name="ce10" office:value-type="float" office:value="-0.09142898" calcext:value-type="float">
            <text:p>-0.09142898</text:p>
          </table:table-cell>
        </table:table-row>
        <table:table-row table:style-name="ro1">
          <table:table-cell table:style-name="ce4" office:value-type="string" calcext:value-type="string">
            <text:p>17:44:09.011</text:p>
          </table:table-cell>
          <table:table-cell table:style-name="ce10" office:value-type="float" office:value="-0.11154653" calcext:value-type="float">
            <text:p>-0.11154653</text:p>
          </table:table-cell>
          <table:table-cell table:style-name="ce10" office:value-type="float" office:value="-0.0011299334" calcext:value-type="float">
            <text:p>-0.0011299334</text:p>
          </table:table-cell>
          <table:table-cell table:style-name="ce10" office:value-type="float" office:value="-0.09481049" calcext:value-type="float">
            <text:p>-0.09481049</text:p>
          </table:table-cell>
        </table:table-row>
        <table:table-row table:style-name="ro1">
          <table:table-cell table:style-name="ce4" office:value-type="string" calcext:value-type="string">
            <text:p>17:44:09.082</text:p>
          </table:table-cell>
          <table:table-cell table:style-name="ce10" office:value-type="float" office:value="-0.14895141" calcext:value-type="float">
            <text:p>-0.14895141</text:p>
          </table:table-cell>
          <table:table-cell table:style-name="ce10" office:value-type="float" office:value="-0.14076303" calcext:value-type="float">
            <text:p>-0.14076303</text:p>
          </table:table-cell>
          <table:table-cell table:style-name="ce10" office:value-type="float" office:value="-0.08840561" calcext:value-type="float">
            <text:p>-0.08840561</text:p>
          </table:table-cell>
        </table:table-row>
        <table:table-row table:style-name="ro1">
          <table:table-cell table:style-name="ce4" office:value-type="string" calcext:value-type="string">
            <text:p>17:44:09.151</text:p>
          </table:table-cell>
          <table:table-cell table:style-name="ce10" office:value-type="float" office:value="-0.048582625" calcext:value-type="float">
            <text:p>-0.048582625</text:p>
          </table:table-cell>
          <table:table-cell table:style-name="ce10" office:value-type="float" office:value="-0.10471408" calcext:value-type="float">
            <text:p>-0.10471408</text:p>
          </table:table-cell>
          <table:table-cell table:style-name="ce10" office:value-type="float" office:value="0.050293356" calcext:value-type="float">
            <text:p>0.050293356</text:p>
          </table:table-cell>
        </table:table-row>
        <table:table-row table:style-name="ro1">
          <table:table-cell table:style-name="ce4" office:value-type="string" calcext:value-type="string">
            <text:p>17:44:09.223</text:p>
          </table:table-cell>
          <table:table-cell table:style-name="ce10" office:value-type="float" office:value="0.013404528" calcext:value-type="float">
            <text:p>0.013404528</text:p>
          </table:table-cell>
          <table:table-cell table:style-name="ce10" office:value-type="float" office:value="-0.06897411" calcext:value-type="float">
            <text:p>-0.06897411</text:p>
          </table:table-cell>
          <table:table-cell table:style-name="ce10" office:value-type="float" office:value="0.17116736" calcext:value-type="float">
            <text:p>0.17116736</text:p>
          </table:table-cell>
        </table:table-row>
        <table:table-row table:style-name="ro1">
          <table:table-cell table:style-name="ce4" office:value-type="string" calcext:value-type="string">
            <text:p>17:44:09.291</text:p>
          </table:table-cell>
          <table:table-cell table:style-name="ce10" office:value-type="float" office:value="0.09182489" calcext:value-type="float">
            <text:p>0.09182489</text:p>
          </table:table-cell>
          <table:table-cell table:style-name="ce10" office:value-type="float" office:value="-0.046476092" calcext:value-type="float">
            <text:p>-0.046476092</text:p>
          </table:table-cell>
          <table:table-cell table:style-name="ce10" office:value-type="float" office:value="0.16679476" calcext:value-type="float">
            <text:p>0.16679476</text:p>
          </table:table-cell>
        </table:table-row>
        <table:table-row table:style-name="ro1">
          <table:table-cell table:style-name="ce4" office:value-type="string" calcext:value-type="string">
            <text:p>17:44:09.364</text:p>
          </table:table-cell>
          <table:table-cell table:style-name="ce10" office:value-type="float" office:value="0.1164803" calcext:value-type="float">
            <text:p>0.1164803</text:p>
          </table:table-cell>
          <table:table-cell table:style-name="ce10" office:value-type="float" office:value="0.0994557" calcext:value-type="float">
            <text:p>0.0994557</text:p>
          </table:table-cell>
          <table:table-cell table:style-name="ce10" office:value-type="float" office:value="0.1063897" calcext:value-type="float">
            <text:p>0.1063897</text:p>
          </table:table-cell>
        </table:table-row>
        <table:table-row table:style-name="ro1">
          <table:table-cell table:style-name="ce4" office:value-type="string" calcext:value-type="string">
            <text:p>17:44:09.431</text:p>
          </table:table-cell>
          <table:table-cell table:style-name="ce10" office:value-type="float" office:value="0.10329419" calcext:value-type="float">
            <text:p>0.10329419</text:p>
          </table:table-cell>
          <table:table-cell table:style-name="ce10" office:value-type="float" office:value="0.03677574" calcext:value-type="float">
            <text:p>0.03677574</text:p>
          </table:table-cell>
          <table:table-cell table:style-name="ce10" office:value-type="float" office:value="0.075975314" calcext:value-type="float">
            <text:p>0.075975314</text:p>
          </table:table-cell>
        </table:table-row>
        <table:table-row table:style-name="ro1">
          <table:table-cell table:style-name="ce4" office:value-type="string" calcext:value-type="string">
            <text:p>17:44:09.502</text:p>
          </table:table-cell>
          <table:table-cell table:style-name="ce10" office:value-type="float" office:value="0.12636329" calcext:value-type="float">
            <text:p>0.12636329</text:p>
          </table:table-cell>
          <table:table-cell table:style-name="ce10" office:value-type="float" office:value="0.04386477" calcext:value-type="float">
            <text:p>0.04386477</text:p>
          </table:table-cell>
          <table:table-cell table:style-name="ce10" office:value-type="float" office:value="0.0028992947" calcext:value-type="float">
            <text:p>0.0028992947</text:p>
          </table:table-cell>
        </table:table-row>
        <table:table-row table:style-name="ro1">
          <table:table-cell table:style-name="ce4" office:value-type="string" calcext:value-type="string">
            <text:p>17:44:09.571</text:p>
          </table:table-cell>
          <table:table-cell table:style-name="ce10" office:value-type="float" office:value="0.025836384" calcext:value-type="float">
            <text:p>0.025836384</text:p>
          </table:table-cell>
          <table:table-cell table:style-name="ce10" office:value-type="float" office:value="0.0957283" calcext:value-type="float">
            <text:p>0.0957283</text:p>
          </table:table-cell>
          <table:table-cell table:style-name="ce10" office:value-type="float" office:value="-0.053640623" calcext:value-type="float">
            <text:p>-0.053640623</text:p>
          </table:table-cell>
        </table:table-row>
        <table:table-row table:style-name="ro1">
          <table:table-cell table:style-name="ce4" office:value-type="string" calcext:value-type="string">
            <text:p>17:44:09.645</text:p>
          </table:table-cell>
          <table:table-cell table:style-name="ce10" office:value-type="float" office:value="-0.12352463" calcext:value-type="float">
            <text:p>-0.12352463</text:p>
          </table:table-cell>
          <table:table-cell table:style-name="ce10" office:value-type="float" office:value="0.0235334" calcext:value-type="float">
            <text:p>0.0235334</text:p>
          </table:table-cell>
          <table:table-cell table:style-name="ce10" office:value-type="float" office:value="-0.13023458" calcext:value-type="float">
            <text:p>-0.13023458</text:p>
          </table:table-cell>
        </table:table-row>
        <table:table-row table:style-name="ro1">
          <table:table-cell table:style-name="ce4" office:value-type="string" calcext:value-type="string">
            <text:p>17:44:09.709</text:p>
          </table:table-cell>
          <table:table-cell table:style-name="ce10" office:value-type="float" office:value="-0.21620141" calcext:value-type="float">
            <text:p>-0.21620141</text:p>
          </table:table-cell>
          <table:table-cell table:style-name="ce10" office:value-type="float" office:value="-0.045616813" calcext:value-type="float">
            <text:p>-0.045616813</text:p>
          </table:table-cell>
          <table:table-cell table:style-name="ce10" office:value-type="float" office:value="-0.071288265" calcext:value-type="float">
            <text:p>-0.071288265</text:p>
          </table:table-cell>
        </table:table-row>
        <table:table-row table:style-name="ro1">
          <table:table-cell table:style-name="ce4" office:value-type="string" calcext:value-type="string">
            <text:p>17:44:09.785</text:p>
          </table:table-cell>
          <table:table-cell table:style-name="ce10" office:value-type="float" office:value="-0.2539074" calcext:value-type="float">
            <text:p>-0.2539074</text:p>
          </table:table-cell>
          <table:table-cell table:style-name="ce10" office:value-type="float" office:value="-0.0698393" calcext:value-type="float">
            <text:p>-0.0698393</text:p>
          </table:table-cell>
          <table:table-cell table:style-name="ce10" office:value-type="float" office:value="0.0017585304" calcext:value-type="float">
            <text:p>0.0017585304</text:p>
          </table:table-cell>
        </table:table-row>
        <table:table-row table:style-name="ro1">
          <table:table-cell table:style-name="ce4" office:value-type="string" calcext:value-type="string">
            <text:p>17:44:11.713</text:p>
          </table:table-cell>
          <table:table-cell table:style-name="ce10" office:value-type="float" office:value="-0.08393664" calcext:value-type="float">
            <text:p>-0.08393664</text:p>
          </table:table-cell>
          <table:table-cell table:style-name="ce10" office:value-type="float" office:value="-0.08197158" calcext:value-type="float">
            <text:p>-0.08197158</text:p>
          </table:table-cell>
          <table:table-cell table:style-name="ce10" office:value-type="float" office:value="0.08419987" calcext:value-type="float">
            <text:p>0.08419987</text:p>
          </table:table-cell>
        </table:table-row>
        <table:table-row table:style-name="ro1">
          <table:table-cell table:style-name="ce4" office:value-type="string" calcext:value-type="string">
            <text:p>17:44:11.783</text:p>
          </table:table-cell>
          <table:table-cell table:style-name="ce10" office:value-type="float" office:value="-0.0920225" calcext:value-type="float">
            <text:p>-0.0920225</text:p>
          </table:table-cell>
          <table:table-cell table:style-name="ce10" office:value-type="float" office:value="-0.07838868" calcext:value-type="float">
            <text:p>-0.07838868</text:p>
          </table:table-cell>
          <table:table-cell table:style-name="ce10" office:value-type="float" office:value="0.16806501" calcext:value-type="float">
            <text:p>0.16806501</text:p>
          </table:table-cell>
        </table:table-row>
        <table:table-row table:style-name="ro1">
          <table:table-cell table:style-name="ce4" office:value-type="string" calcext:value-type="string">
            <text:p>17:44:11.855</text:p>
          </table:table-cell>
          <table:table-cell table:style-name="ce10" office:value-type="float" office:value="0.195793" calcext:value-type="float">
            <text:p>0.195793</text:p>
          </table:table-cell>
          <table:table-cell table:style-name="ce10" office:value-type="float" office:value="-0.056047868" calcext:value-type="float">
            <text:p>-0.056047868</text:p>
          </table:table-cell>
          <table:table-cell table:style-name="ce10" office:value-type="float" office:value="0.13148314" calcext:value-type="float">
            <text:p>0.13148314</text:p>
          </table:table-cell>
        </table:table-row>
        <table:table-row table:style-name="ro1">
          <table:table-cell table:style-name="ce4" office:value-type="string" calcext:value-type="string">
            <text:p>17:45:02.972</text:p>
          </table:table-cell>
          <table:table-cell table:style-name="ce10" office:value-type="float" office:value="-0.9878975" calcext:value-type="float">
            <text:p>-0.9878975</text:p>
          </table:table-cell>
          <table:table-cell table:style-name="ce10" office:value-type="float" office:value="-0.15393429" calcext:value-type="float">
            <text:p>-0.15393429</text:p>
          </table:table-cell>
          <table:table-cell table:style-name="ce10" office:value-type="float" office:value="0.458911" calcext:value-type="float">
            <text:p>0.458911</text:p>
          </table:table-cell>
        </table:table-row>
        <table:table-row table:style-name="ro1">
          <table:table-cell table:style-name="ce4" office:value-type="string" calcext:value-type="string">
            <text:p>17:45:03.040</text:p>
          </table:table-cell>
          <table:table-cell table:style-name="ce10" office:value-type="float" office:value="-0.85856587" calcext:value-type="float">
            <text:p>-0.85856587</text:p>
          </table:table-cell>
          <table:table-cell table:style-name="ce10" office:value-type="float" office:value="-0.119864106" calcext:value-type="float">
            <text:p>-0.119864106</text:p>
          </table:table-cell>
          <table:table-cell table:style-name="ce10" office:value-type="float" office:value="0.37478748" calcext:value-type="float">
            <text:p>0.37478748</text:p>
          </table:table-cell>
        </table:table-row>
        <table:table-row table:style-name="ro1">
          <table:table-cell table:style-name="ce4" office:value-type="string" calcext:value-type="string">
            <text:p>17:45:03.111</text:p>
          </table:table-cell>
          <table:table-cell table:style-name="ce10" office:value-type="float" office:value="-0.88081473" calcext:value-type="float">
            <text:p>-0.88081473</text:p>
          </table:table-cell>
          <table:table-cell table:style-name="ce10" office:value-type="float" office:value="-0.18192554" calcext:value-type="float">
            <text:p>-0.18192554</text:p>
          </table:table-cell>
          <table:table-cell table:style-name="ce10" office:value-type="float" office:value="0.45068762" calcext:value-type="float">
            <text:p>0.45068762</text:p>
          </table:table-cell>
        </table:table-row>
        <table:table-row table:style-name="ro1">
          <table:table-cell table:style-name="ce4" office:value-type="string" calcext:value-type="string">
            <text:p>17:45:03.181</text:p>
          </table:table-cell>
          <table:table-cell table:style-name="ce10" office:value-type="float" office:value="-0.76416874" calcext:value-type="float">
            <text:p>-0.76416874</text:p>
          </table:table-cell>
          <table:table-cell table:style-name="ce10" office:value-type="float" office:value="-0.009265203" calcext:value-type="float">
            <text:p>-0.009265203</text:p>
          </table:table-cell>
          <table:table-cell table:style-name="ce10" office:value-type="float" office:value="0.26059932" calcext:value-type="float">
            <text:p>0.26059932</text:p>
          </table:table-cell>
        </table:table-row>
        <table:table-row table:style-name="ro1">
          <table:table-cell table:style-name="ce4" office:value-type="string" calcext:value-type="string">
            <text:p>17:45:03.249</text:p>
          </table:table-cell>
          <table:table-cell table:style-name="ce10" office:value-type="float" office:value="-0.5864579" calcext:value-type="float">
            <text:p>-0.5864579</text:p>
          </table:table-cell>
          <table:table-cell table:style-name="ce10" office:value-type="float" office:value="0.025279494" calcext:value-type="float">
            <text:p>0.025279494</text:p>
          </table:table-cell>
          <table:table-cell table:style-name="ce10" office:value-type="float" office:value="0.26749837" calcext:value-type="float">
            <text:p>0.26749837</text:p>
          </table:table-cell>
        </table:table-row>
        <table:table-row table:style-name="ro1">
          <table:table-cell table:style-name="ce4" office:value-type="string" calcext:value-type="string">
            <text:p>17:45:03.319</text:p>
          </table:table-cell>
          <table:table-cell table:style-name="ce10" office:value-type="float" office:value="-0.50583947" calcext:value-type="float">
            <text:p>-0.50583947</text:p>
          </table:table-cell>
          <table:table-cell table:style-name="ce10" office:value-type="float" office:value="-0.059206475" calcext:value-type="float">
            <text:p>-0.059206475</text:p>
          </table:table-cell>
          <table:table-cell table:style-name="ce10" office:value-type="float" office:value="0.24140768" calcext:value-type="float">
            <text:p>0.24140768</text:p>
          </table:table-cell>
        </table:table-row>
        <table:table-row table:style-name="ro1">
          <table:table-cell table:style-name="ce4" office:value-type="string" calcext:value-type="string">
            <text:p>17:45:03.389</text:p>
          </table:table-cell>
          <table:table-cell table:style-name="ce10" office:value-type="float" office:value="-0.5211735" calcext:value-type="float">
            <text:p>-0.5211735</text:p>
          </table:table-cell>
          <table:table-cell table:style-name="ce10" office:value-type="float" office:value="-0.04955048" calcext:value-type="float">
            <text:p>-0.04955048</text:p>
          </table:table-cell>
          <table:table-cell table:style-name="ce10" office:value-type="float" office:value="0.20232552" calcext:value-type="float">
            <text:p>0.20232552</text:p>
          </table:table-cell>
        </table:table-row>
        <table:table-row table:style-name="ro1">
          <table:table-cell table:style-name="ce4" office:value-type="string" calcext:value-type="string">
            <text:p>17:45:03.459</text:p>
          </table:table-cell>
          <table:table-cell table:style-name="ce10" office:value-type="float" office:value="-0.31239113" calcext:value-type="float">
            <text:p>-0.31239113</text:p>
          </table:table-cell>
          <table:table-cell table:style-name="ce10" office:value-type="float" office:value="0.0582366" calcext:value-type="float">
            <text:p>0.0582366</text:p>
          </table:table-cell>
          <table:table-cell table:style-name="ce10" office:value-type="float" office:value="0.06629712" calcext:value-type="float">
            <text:p>0.06629712</text:p>
          </table:table-cell>
        </table:table-row>
        <table:table-row table:style-name="ro1">
          <table:table-cell table:style-name="ce4" office:value-type="string" calcext:value-type="string">
            <text:p>17:45:03.531</text:p>
          </table:table-cell>
          <table:table-cell table:style-name="ce10" office:value-type="float" office:value="-0.23281217" calcext:value-type="float">
            <text:p>-0.23281217</text:p>
          </table:table-cell>
          <table:table-cell table:style-name="ce10" office:value-type="float" office:value="-0.19455974" calcext:value-type="float">
            <text:p>-0.19455974</text:p>
          </table:table-cell>
          <table:table-cell table:style-name="ce10" office:value-type="float" office:value="0.12866154" calcext:value-type="float">
            <text:p>0.12866154</text:p>
          </table:table-cell>
        </table:table-row>
        <table:table-row table:style-name="ro1">
          <table:table-cell table:style-name="ce4" office:value-type="string" calcext:value-type="string">
            <text:p>17:45:03.601</text:p>
          </table:table-cell>
          <table:table-cell table:style-name="ce10" office:value-type="float" office:value="-0.11043427" calcext:value-type="float">
            <text:p>-0.11043427</text:p>
          </table:table-cell>
          <table:table-cell table:style-name="ce10" office:value-type="float" office:value="0.16327515" calcext:value-type="float">
            <text:p>0.16327515</text:p>
          </table:table-cell>
          <table:table-cell table:style-name="ce10" office:value-type="float" office:value="-0.029004423" calcext:value-type="float">
            <text:p>-0.029004423</text:p>
          </table:table-cell>
        </table:table-row>
        <table:table-row table:style-name="ro1">
          <table:table-cell table:style-name="ce4" office:value-type="string" calcext:value-type="string">
            <text:p>17:45:03.671</text:p>
          </table:table-cell>
          <table:table-cell table:style-name="ce10" office:value-type="float" office:value="-0.07214476" calcext:value-type="float">
            <text:p>-0.07214476</text:p>
          </table:table-cell>
          <table:table-cell table:style-name="ce10" office:value-type="float" office:value="-0.47246155" calcext:value-type="float">
            <text:p>-0.47246155</text:p>
          </table:table-cell>
          <table:table-cell table:style-name="ce10" office:value-type="float" office:value="0.2652534" calcext:value-type="float">
            <text:p>0.2652534</text:p>
          </table:table-cell>
        </table:table-row>
        <table:table-row table:style-name="ro1">
          <table:table-cell table:style-name="ce4" office:value-type="string" calcext:value-type="string">
            <text:p>17:45:04.985</text:p>
          </table:table-cell>
          <table:table-cell table:style-name="ce10" office:value-type="float" office:value="0.0042835916" calcext:value-type="float">
            <text:p>0.0042835916</text:p>
          </table:table-cell>
          <table:table-cell table:style-name="ce10" office:value-type="float" office:value="-0.27052784" calcext:value-type="float">
            <text:p>-0.27052784</text:p>
          </table:table-cell>
          <table:table-cell table:style-name="ce10" office:value-type="float" office:value="0.057453707" calcext:value-type="float">
            <text:p>0.057453707</text:p>
          </table:table-cell>
        </table:table-row>
        <table:table-row table:style-name="ro1">
          <table:table-cell table:style-name="ce4" office:value-type="string" calcext:value-type="string">
            <text:p>17:45:05.056</text:p>
          </table:table-cell>
          <table:table-cell table:style-name="ce10" office:value-type="float" office:value="-0.018556882" calcext:value-type="float">
            <text:p>-0.018556882</text:p>
          </table:table-cell>
          <table:table-cell table:style-name="ce10" office:value-type="float" office:value="-0.13163427" calcext:value-type="float">
            <text:p>-0.13163427</text:p>
          </table:table-cell>
          <table:table-cell table:style-name="ce10" office:value-type="float" office:value="-0.041016314" calcext:value-type="float">
            <text:p>-0.041016314</text:p>
          </table:table-cell>
        </table:table-row>
        <table:table-row table:style-name="ro1">
          <table:table-cell table:style-name="ce4" office:value-type="string" calcext:value-type="string">
            <text:p>17:45:05.126</text:p>
          </table:table-cell>
          <table:table-cell table:style-name="ce10" office:value-type="float" office:value="-0.31794629" calcext:value-type="float">
            <text:p>-0.31794629</text:p>
          </table:table-cell>
          <table:table-cell table:style-name="ce10" office:value-type="float" office:value="-0.013661262" calcext:value-type="float">
            <text:p>-0.013661262</text:p>
          </table:table-cell>
          <table:table-cell table:style-name="ce10" office:value-type="float" office:value="0.05932558" calcext:value-type="float">
            <text:p>0.05932558</text:p>
          </table:table-cell>
        </table:table-row>
        <table:table-row table:style-name="ro1">
          <table:table-cell table:style-name="ce4" office:value-type="string" calcext:value-type="string">
            <text:p>17:45:05.197</text:p>
          </table:table-cell>
          <table:table-cell table:style-name="ce10" office:value-type="float" office:value="0.116387375" calcext:value-type="float">
            <text:p>0.116387375</text:p>
          </table:table-cell>
          <table:table-cell table:style-name="ce10" office:value-type="float" office:value="-0.17730977" calcext:value-type="float">
            <text:p>-0.17730977</text:p>
          </table:table-cell>
          <table:table-cell table:style-name="ce10" office:value-type="float" office:value="0.14150335" calcext:value-type="float">
            <text:p>0.14150335</text:p>
          </table:table-cell>
        </table:table-row>
        <table:table-row table:style-name="ro1">
          <table:table-cell table:style-name="ce4" office:value-type="string" calcext:value-type="string">
            <text:p>17:45:05.268</text:p>
          </table:table-cell>
          <table:table-cell table:style-name="ce10" office:value-type="float" office:value="0.164734" calcext:value-type="float">
            <text:p>0.164734</text:p>
          </table:table-cell>
          <table:table-cell table:style-name="ce10" office:value-type="float" office:value="-0.25164422" calcext:value-type="float">
            <text:p>-0.25164422</text:p>
          </table:table-cell>
          <table:table-cell table:style-name="ce10" office:value-type="float" office:value="0.008480924" calcext:value-type="float">
            <text:p>0.008480924</text:p>
          </table:table-cell>
        </table:table-row>
        <table:table-row table:style-name="ro1">
          <table:table-cell table:style-name="ce4" office:value-type="string" calcext:value-type="string">
            <text:p>17:45:05.338</text:p>
          </table:table-cell>
          <table:table-cell table:style-name="ce10" office:value-type="float" office:value="0.026971556" calcext:value-type="float">
            <text:p>0.026971556</text:p>
          </table:table-cell>
          <table:table-cell table:style-name="ce10" office:value-type="float" office:value="-0.056631185" calcext:value-type="float">
            <text:p>-0.056631185</text:p>
          </table:table-cell>
          <table:table-cell table:style-name="ce10" office:value-type="float" office:value="0.041910168" calcext:value-type="float">
            <text:p>0.041910168</text:p>
          </table:table-cell>
        </table:table-row>
        <table:table-row table:style-name="ro1">
          <table:table-cell table:style-name="ce4" office:value-type="string" calcext:value-type="string">
            <text:p>17:45:05.408</text:p>
          </table:table-cell>
          <table:table-cell table:style-name="ce10" office:value-type="float" office:value="-0.0020927952" calcext:value-type="float">
            <text:p>-0.0020927952</text:p>
          </table:table-cell>
          <table:table-cell table:style-name="ce10" office:value-type="float" office:value="-0.08282841" calcext:value-type="float">
            <text:p>-0.08282841</text:p>
          </table:table-cell>
          <table:table-cell table:style-name="ce10" office:value-type="float" office:value="0.005419323" calcext:value-type="float">
            <text:p>0.005419323</text:p>
          </table:table-cell>
        </table:table-row>
        <table:table-row table:style-name="ro1">
          <table:table-cell table:style-name="ce4" office:value-type="string" calcext:value-type="string">
            <text:p>17:45:16.278</text:p>
          </table:table-cell>
          <table:table-cell table:style-name="ce10" office:value-type="float" office:value="-0.38530633" calcext:value-type="float">
            <text:p>-0.38530633</text:p>
          </table:table-cell>
          <table:table-cell table:style-name="ce10" office:value-type="float" office:value="0.12232941" calcext:value-type="float">
            <text:p>0.12232941</text:p>
          </table:table-cell>
          <table:table-cell table:style-name="ce10" office:value-type="float" office:value="0.14879829" calcext:value-type="float">
            <text:p>0.14879829</text:p>
          </table:table-cell>
        </table:table-row>
        <table:table-row table:style-name="ro1">
          <table:table-cell office:value-type="string" calcext:value-type="string">
            <text:p>17:45:16.345</text:p>
          </table:table-cell>
          <table:table-cell office:value-type="float" office:value="-0.33556968" calcext:value-type="float">
            <text:p>-0.33556968</text:p>
          </table:table-cell>
          <table:table-cell office:value-type="float" office:value="0.16085331" calcext:value-type="float">
            <text:p>0.16085331</text:p>
          </table:table-cell>
          <table:table-cell office:value-type="float" office:value="0.15567142" calcext:value-type="float">
            <text:p>0.15567142</text:p>
          </table:table-cell>
        </table:table-row>
        <table:table-row table:style-name="ro1">
          <table:table-cell office:value-type="string" calcext:value-type="string">
            <text:p>17:45:16.417</text:p>
          </table:table-cell>
          <table:table-cell office:value-type="float" office:value="-0.2954209" calcext:value-type="float">
            <text:p>-0.2954209</text:p>
          </table:table-cell>
          <table:table-cell office:value-type="float" office:value="0.20892814" calcext:value-type="float">
            <text:p>0.20892814</text:p>
          </table:table-cell>
          <table:table-cell office:value-type="float" office:value="0.12582201" calcext:value-type="float">
            <text:p>0.12582201</text:p>
          </table:table-cell>
        </table:table-row>
        <table:table-row table:style-name="ro1">
          <table:table-cell office:value-type="string" calcext:value-type="string">
            <text:p>17:45:16.485</text:p>
          </table:table-cell>
          <table:table-cell office:value-type="float" office:value="-0.2410497" calcext:value-type="float">
            <text:p>-0.2410497</text:p>
          </table:table-cell>
          <table:table-cell office:value-type="float" office:value="0.1333234" calcext:value-type="float">
            <text:p>0.1333234</text:p>
          </table:table-cell>
          <table:table-cell office:value-type="float" office:value="0.14795665" calcext:value-type="float">
            <text:p>0.14795665</text:p>
          </table:table-cell>
        </table:table-row>
        <table:table-row table:style-name="ro1">
          <table:table-cell office:value-type="string" calcext:value-type="string">
            <text:p>17:45:16.558</text:p>
          </table:table-cell>
          <table:table-cell office:value-type="float" office:value="-0.1686049" calcext:value-type="float">
            <text:p>-0.1686049</text:p>
          </table:table-cell>
          <table:table-cell office:value-type="float" office:value="0.105049655" calcext:value-type="float">
            <text:p>0.105049655</text:p>
          </table:table-cell>
          <table:table-cell office:value-type="float" office:value="0.113385536" calcext:value-type="float">
            <text:p>0.113385536</text:p>
          </table:table-cell>
        </table:table-row>
        <table:table-row table:style-name="ro1">
          <table:table-cell office:value-type="string" calcext:value-type="string">
            <text:p>17:45:16.627</text:p>
          </table:table-cell>
          <table:table-cell office:value-type="float" office:value="-0.100767836" calcext:value-type="float">
            <text:p>-0.100767836</text:p>
          </table:table-cell>
          <table:table-cell office:value-type="float" office:value="0.007532978" calcext:value-type="float">
            <text:p>0.007532978</text:p>
          </table:table-cell>
          <table:table-cell office:value-type="float" office:value="0.12731554" calcext:value-type="float">
            <text:p>0.12731554</text:p>
          </table:table-cell>
        </table:table-row>
        <table:table-row table:style-name="ro1">
          <table:table-cell office:value-type="string" calcext:value-type="string">
            <text:p>17:45:16.697</text:p>
          </table:table-cell>
          <table:table-cell office:value-type="float" office:value="-0.2978932" calcext:value-type="float">
            <text:p>-0.2978932</text:p>
          </table:table-cell>
          <table:table-cell office:value-type="float" office:value="-0.4568434" calcext:value-type="float">
            <text:p>-0.4568434</text:p>
          </table:table-cell>
          <table:table-cell office:value-type="float" office:value="-0.119864225" calcext:value-type="float">
            <text:p>-0.119864225</text:p>
          </table:table-cell>
        </table:table-row>
        <table:table-row table:style-name="ro1">
          <table:table-cell office:value-type="string" calcext:value-type="string">
            <text:p>17:45:16.771</text:p>
          </table:table-cell>
          <table:table-cell office:value-type="float" office:value="-0.3792855" calcext:value-type="float">
            <text:p>-0.3792855</text:p>
          </table:table-cell>
          <table:table-cell office:value-type="float" office:value="-0.63132507" calcext:value-type="float">
            <text:p>-0.63132507</text:p>
          </table:table-cell>
          <table:table-cell office:value-type="float" office:value="-0.3814374" calcext:value-type="float">
            <text:p>-0.3814374</text:p>
          </table:table-cell>
        </table:table-row>
        <table:table-row table:style-name="ro1">
          <table:table-cell office:value-type="string" calcext:value-type="string">
            <text:p>17:45:17.688</text:p>
          </table:table-cell>
          <table:table-cell office:value-type="float" office:value="-0.62502396" calcext:value-type="float">
            <text:p>-0.62502396</text:p>
          </table:table-cell>
          <table:table-cell office:value-type="float" office:value="0.034517396" calcext:value-type="float">
            <text:p>0.034517396</text:p>
          </table:table-cell>
          <table:table-cell office:value-type="float" office:value="-0.18706809" calcext:value-type="float">
            <text:p>-0.18706809</text:p>
          </table:table-cell>
        </table:table-row>
        <table:table-row table:style-name="ro1">
          <table:table-cell office:value-type="string" calcext:value-type="string">
            <text:p>17:45:17.759</text:p>
          </table:table-cell>
          <table:table-cell office:value-type="float" office:value="-0.43837607" calcext:value-type="float">
            <text:p>-0.43837607</text:p>
          </table:table-cell>
          <table:table-cell office:value-type="float" office:value="-0.1886609" calcext:value-type="float">
            <text:p>-0.1886609</text:p>
          </table:table-cell>
          <table:table-cell office:value-type="float" office:value="-0.15012397" calcext:value-type="float">
            <text:p>-0.15012397</text:p>
          </table:table-cell>
        </table:table-row>
        <table:table-row table:style-name="ro1">
          <table:table-cell office:value-type="string" calcext:value-type="string">
            <text:p>17:45:17.831</text:p>
          </table:table-cell>
          <table:table-cell office:value-type="float" office:value="-0.19986072" calcext:value-type="float">
            <text:p>-0.19986072</text:p>
          </table:table-cell>
          <table:table-cell office:value-type="float" office:value="-0.3172313" calcext:value-type="float">
            <text:p>-0.3172313</text:p>
          </table:table-cell>
          <table:table-cell office:value-type="float" office:value="0.113179415" calcext:value-type="float">
            <text:p>0.113179415</text:p>
          </table:table-cell>
        </table:table-row>
        <table:table-row table:style-name="ro1">
          <table:table-cell office:value-type="string" calcext:value-type="string">
            <text:p>17:45:17.899</text:p>
          </table:table-cell>
          <table:table-cell office:value-type="float" office:value="-0.062540665" calcext:value-type="float">
            <text:p>-0.062540665</text:p>
          </table:table-cell>
          <table:table-cell office:value-type="float" office:value="-0.47732946" calcext:value-type="float">
            <text:p>-0.47732946</text:p>
          </table:table-cell>
          <table:table-cell office:value-type="float" office:value="0.045831196" calcext:value-type="float">
            <text:p>0.045831196</text:p>
          </table:table-cell>
        </table:table-row>
        <table:table-row table:style-name="ro1">
          <table:table-cell office:value-type="string" calcext:value-type="string">
            <text:p>17:45:17.969</text:p>
          </table:table-cell>
          <table:table-cell office:value-type="float" office:value="-0.14747313" calcext:value-type="float">
            <text:p>-0.14747313</text:p>
          </table:table-cell>
          <table:table-cell office:value-type="float" office:value="-0.10440121" calcext:value-type="float">
            <text:p>-0.10440121</text:p>
          </table:table-cell>
          <table:table-cell office:value-type="float" office:value="-0.121129856" calcext:value-type="float">
            <text:p>-0.121129856</text:p>
          </table:table-cell>
        </table:table-row>
        <table:table-row table:style-name="ro1">
          <table:table-cell office:value-type="string" calcext:value-type="string">
            <text:p>17:45:18.039</text:p>
          </table:table-cell>
          <table:table-cell office:value-type="float" office:value="0.0017468486" calcext:value-type="float">
            <text:p>0.0017468486</text:p>
          </table:table-cell>
          <table:table-cell office:value-type="float" office:value="-0.2132726" calcext:value-type="float">
            <text:p>-0.2132726</text:p>
          </table:table-cell>
          <table:table-cell office:value-type="float" office:value="-0.084627196" calcext:value-type="float">
            <text:p>-0.084627196</text:p>
          </table:table-cell>
        </table:table-row>
        <table:table-row table:style-name="ro1">
          <table:table-cell office:value-type="string" calcext:value-type="string">
            <text:p>17:45:18.111</text:p>
          </table:table-cell>
          <table:table-cell office:value-type="float" office:value="0.027719634" calcext:value-type="float">
            <text:p>0.027719634</text:p>
          </table:table-cell>
          <table:table-cell office:value-type="float" office:value="-0.080983475" calcext:value-type="float">
            <text:p>-0.080983475</text:p>
          </table:table-cell>
          <table:table-cell office:value-type="float" office:value="-0.1286791" calcext:value-type="float">
            <text:p>-0.1286791</text:p>
          </table:table-cell>
        </table:table-row>
        <table:table-row table:style-name="ro1">
          <table:table-cell office:value-type="string" calcext:value-type="string">
            <text:p>17:46:00.960</text:p>
          </table:table-cell>
          <table:table-cell office:value-type="float" office:value="0.07218888" calcext:value-type="float">
            <text:p>0.07218888</text:p>
          </table:table-cell>
          <table:table-cell office:value-type="float" office:value="-0.21592717" calcext:value-type="float">
            <text:p>-0.21592717</text:p>
          </table:table-cell>
          <table:table-cell office:value-type="float" office:value="-0.23072821" calcext:value-type="float">
            <text:p>-0.23072821</text:p>
          </table:table-cell>
        </table:table-row>
        <table:table-row table:style-name="ro1">
          <table:table-cell office:value-type="string" calcext:value-type="string">
            <text:p>17:46:01.023</text:p>
          </table:table-cell>
          <table:table-cell office:value-type="float" office:value="0.06299245" calcext:value-type="float">
            <text:p>0.06299245</text:p>
          </table:table-cell>
          <table:table-cell office:value-type="float" office:value="-0.1912583" calcext:value-type="float">
            <text:p>-0.1912583</text:p>
          </table:table-cell>
          <table:table-cell office:value-type="float" office:value="-0.20260169" calcext:value-type="float">
            <text:p>-0.20260169</text:p>
          </table:table-cell>
        </table:table-row>
        <table:table-row table:style-name="ro1">
          <table:table-cell office:value-type="string" calcext:value-type="string">
            <text:p>17:46:01.094</text:p>
          </table:table-cell>
          <table:table-cell office:value-type="float" office:value="0.05845102" calcext:value-type="float">
            <text:p>0.05845102</text:p>
          </table:table-cell>
          <table:table-cell office:value-type="float" office:value="-0.16971545" calcext:value-type="float">
            <text:p>-0.16971545</text:p>
          </table:table-cell>
          <table:table-cell office:value-type="float" office:value="-0.18585713" calcext:value-type="float">
            <text:p>-0.18585713</text:p>
          </table:table-cell>
        </table:table-row>
        <table:table-row table:style-name="ro1">
          <table:table-cell office:value-type="string" calcext:value-type="string">
            <text:p>17:46:01.164</text:p>
          </table:table-cell>
          <table:table-cell office:value-type="float" office:value="0.058758255" calcext:value-type="float">
            <text:p>0.058758255</text:p>
          </table:table-cell>
          <table:table-cell office:value-type="float" office:value="-0.15406226" calcext:value-type="float">
            <text:p>-0.15406226</text:p>
          </table:table-cell>
          <table:table-cell office:value-type="float" office:value="-0.17166595" calcext:value-type="float">
            <text:p>-0.17166595</text:p>
          </table:table-cell>
        </table:table-row>
        <table:table-row table:style-name="ro1">
          <table:table-cell office:value-type="string" calcext:value-type="string">
            <text:p>17:46:01.235</text:p>
          </table:table-cell>
          <table:table-cell office:value-type="float" office:value="0.04563146" calcext:value-type="float">
            <text:p>0.04563146</text:p>
          </table:table-cell>
          <table:table-cell office:value-type="float" office:value="-0.13272348" calcext:value-type="float">
            <text:p>-0.13272348</text:p>
          </table:table-cell>
          <table:table-cell office:value-type="float" office:value="-0.14834699" calcext:value-type="float">
            <text:p>-0.14834699</text:p>
          </table:table-cell>
        </table:table-row>
        <table:table-row table:style-name="ro1">
          <table:table-cell office:value-type="string" calcext:value-type="string">
            <text:p>17:46:01.304</text:p>
          </table:table-cell>
          <table:table-cell office:value-type="float" office:value="0.055789992" calcext:value-type="float">
            <text:p>0.055789992</text:p>
          </table:table-cell>
          <table:table-cell office:value-type="float" office:value="-0.12955856" calcext:value-type="float">
            <text:p>-0.12955856</text:p>
          </table:table-cell>
          <table:table-cell office:value-type="float" office:value="-0.13636875" calcext:value-type="float">
            <text:p>-0.13636875</text:p>
          </table:table-cell>
        </table:table-row>
        <table:table-row table:style-name="ro1">
          <table:table-cell office:value-type="string" calcext:value-type="string">
            <text:p>17:46:01.374</text:p>
          </table:table-cell>
          <table:table-cell office:value-type="float" office:value="0.031534243" calcext:value-type="float">
            <text:p>0.031534243</text:p>
          </table:table-cell>
          <table:table-cell office:value-type="float" office:value="-0.11506457" calcext:value-type="float">
            <text:p>-0.11506457</text:p>
          </table:table-cell>
          <table:table-cell office:value-type="float" office:value="-0.11745844" calcext:value-type="float">
            <text:p>-0.11745844</text:p>
          </table:table-cell>
        </table:table-row>
        <table:table-row table:style-name="ro1">
          <table:table-cell table:style-name="ce5" office:value-type="string" calcext:value-type="string">
            <text:p>17:47:02.955</text:p>
          </table:table-cell>
          <table:table-cell table:style-name="ce11" office:value-type="float" office:value="-0.768128" calcext:value-type="float">
            <text:p>-0.768128</text:p>
          </table:table-cell>
          <table:table-cell table:style-name="ce11" office:value-type="float" office:value="0.80259424" calcext:value-type="float">
            <text:p>0.80259424</text:p>
          </table:table-cell>
          <table:table-cell table:style-name="ce11" office:value-type="float" office:value="-0.28522918" calcext:value-type="float">
            <text:p>-0.28522918</text:p>
          </table:table-cell>
        </table:table-row>
        <table:table-row table:style-name="ro1">
          <table:table-cell table:style-name="ce5" office:value-type="string" calcext:value-type="string">
            <text:p>17:47:03.020</text:p>
          </table:table-cell>
          <table:table-cell table:style-name="ce11" office:value-type="float" office:value="-0.68054855" calcext:value-type="float">
            <text:p>-0.68054855</text:p>
          </table:table-cell>
          <table:table-cell table:style-name="ce11" office:value-type="float" office:value="0.7137655" calcext:value-type="float">
            <text:p>0.7137655</text:p>
          </table:table-cell>
          <table:table-cell table:style-name="ce11" office:value-type="float" office:value="-0.23231663" calcext:value-type="float">
            <text:p>-0.23231663</text:p>
          </table:table-cell>
        </table:table-row>
        <table:table-row table:style-name="ro1">
          <table:table-cell table:style-name="ce5" office:value-type="string" calcext:value-type="string">
            <text:p>17:47:03.091</text:p>
          </table:table-cell>
          <table:table-cell table:style-name="ce11" office:value-type="float" office:value="-0.6201842" calcext:value-type="float">
            <text:p>-0.6201842</text:p>
          </table:table-cell>
          <table:table-cell table:style-name="ce11" office:value-type="float" office:value="0.6459046" calcext:value-type="float">
            <text:p>0.6459046</text:p>
          </table:table-cell>
          <table:table-cell table:style-name="ce11" office:value-type="float" office:value="-0.20952444" calcext:value-type="float">
            <text:p>-0.20952444</text:p>
          </table:table-cell>
        </table:table-row>
        <table:table-row table:style-name="ro1">
          <table:table-cell table:style-name="ce5" office:value-type="string" calcext:value-type="string">
            <text:p>17:47:03.161</text:p>
          </table:table-cell>
          <table:table-cell table:style-name="ce11" office:value-type="float" office:value="-0.56080246" calcext:value-type="float">
            <text:p>-0.56080246</text:p>
          </table:table-cell>
          <table:table-cell table:style-name="ce11" office:value-type="float" office:value="0.6017487" calcext:value-type="float">
            <text:p>0.6017487</text:p>
          </table:table-cell>
          <table:table-cell table:style-name="ce11" office:value-type="float" office:value="-0.21142356" calcext:value-type="float">
            <text:p>-0.21142356</text:p>
          </table:table-cell>
        </table:table-row>
        <table:table-row table:style-name="ro1">
          <table:table-cell table:style-name="ce5" office:value-type="string" calcext:value-type="string">
            <text:p>17:47:03.231</text:p>
          </table:table-cell>
          <table:table-cell table:style-name="ce11" office:value-type="float" office:value="-0.49813047" calcext:value-type="float">
            <text:p>-0.49813047</text:p>
          </table:table-cell>
          <table:table-cell table:style-name="ce11" office:value-type="float" office:value="0.53366363" calcext:value-type="float">
            <text:p>0.53366363</text:p>
          </table:table-cell>
          <table:table-cell table:style-name="ce11" office:value-type="float" office:value="-0.18083298" calcext:value-type="float">
            <text:p>-0.18083298</text:p>
          </table:table-cell>
        </table:table-row>
        <table:table-row table:style-name="ro1">
          <table:table-cell table:style-name="ce5" office:value-type="string" calcext:value-type="string">
            <text:p>17:47:03.301</text:p>
          </table:table-cell>
          <table:table-cell table:style-name="ce11" office:value-type="float" office:value="-0.4500752" calcext:value-type="float">
            <text:p>-0.4500752</text:p>
          </table:table-cell>
          <table:table-cell table:style-name="ce11" office:value-type="float" office:value="0.47678167" calcext:value-type="float">
            <text:p>0.47678167</text:p>
          </table:table-cell>
          <table:table-cell table:style-name="ce11" office:value-type="float" office:value="-0.1629694" calcext:value-type="float">
            <text:p>-0.1629694</text:p>
          </table:table-cell>
        </table:table-row>
        <table:table-row table:style-name="ro1">
          <table:table-cell table:style-name="ce5" office:value-type="string" calcext:value-type="string">
            <text:p>17:47:03.371</text:p>
          </table:table-cell>
          <table:table-cell table:style-name="ce11" office:value-type="float" office:value="-0.4070452" calcext:value-type="float">
            <text:p>-0.4070452</text:p>
          </table:table-cell>
          <table:table-cell table:style-name="ce11" office:value-type="float" office:value="0.42580757" calcext:value-type="float">
            <text:p>0.42580757</text:p>
          </table:table-cell>
          <table:table-cell table:style-name="ce11" office:value-type="float" office:value="-0.14623302" calcext:value-type="float">
            <text:p>-0.14623302</text:p>
          </table:table-cell>
        </table:table-row>
        <table:table-row table:style-name="ro1">
          <table:table-cell table:style-name="ce5" office:value-type="string" calcext:value-type="string">
            <text:p>17:48:02.951</text:p>
          </table:table-cell>
          <table:table-cell table:style-name="ce11" office:value-type="float" office:value="-0.32569125" calcext:value-type="float">
            <text:p>-0.32569125</text:p>
          </table:table-cell>
          <table:table-cell table:style-name="ce11" office:value-type="float" office:value="0.5475823" calcext:value-type="float">
            <text:p>0.5475823</text:p>
          </table:table-cell>
          <table:table-cell table:style-name="ce11" office:value-type="float" office:value="-0.11425131" calcext:value-type="float">
            <text:p>-0.11425131</text:p>
          </table:table-cell>
        </table:table-row>
        <table:table-row table:style-name="ro1">
          <table:table-cell table:style-name="ce5" office:value-type="string" calcext:value-type="string">
            <text:p>17:48:03.023</text:p>
          </table:table-cell>
          <table:table-cell table:style-name="ce11" office:value-type="float" office:value="-0.29180378" calcext:value-type="float">
            <text:p>-0.29180378</text:p>
          </table:table-cell>
          <table:table-cell table:style-name="ce11" office:value-type="float" office:value="0.4890887" calcext:value-type="float">
            <text:p>0.4890887</text:p>
          </table:table-cell>
          <table:table-cell table:style-name="ce11" office:value-type="float" office:value="-0.10722071" calcext:value-type="float">
            <text:p>-0.10722071</text:p>
          </table:table-cell>
        </table:table-row>
        <table:table-row table:style-name="ro1">
          <table:table-cell table:style-name="ce5" office:value-type="string" calcext:value-type="string">
            <text:p>17:48:03.090</text:p>
          </table:table-cell>
          <table:table-cell table:style-name="ce11" office:value-type="float" office:value="-0.26943496" calcext:value-type="float">
            <text:p>-0.26943496</text:p>
          </table:table-cell>
          <table:table-cell table:style-name="ce11" office:value-type="float" office:value="0.44369546" calcext:value-type="float">
            <text:p>0.44369546</text:p>
          </table:table-cell>
          <table:table-cell table:style-name="ce11" office:value-type="float" office:value="-0.10660608" calcext:value-type="float">
            <text:p>-0.10660608</text:p>
          </table:table-cell>
        </table:table-row>
        <table:table-row table:style-name="ro1">
          <table:table-cell table:style-name="ce5" office:value-type="string" calcext:value-type="string">
            <text:p>17:48:03.164</text:p>
          </table:table-cell>
          <table:table-cell table:style-name="ce11" office:value-type="float" office:value="-0.23436154" calcext:value-type="float">
            <text:p>-0.23436154</text:p>
          </table:table-cell>
          <table:table-cell table:style-name="ce11" office:value-type="float" office:value="0.3868015" calcext:value-type="float">
            <text:p>0.3868015</text:p>
          </table:table-cell>
          <table:table-cell table:style-name="ce11" office:value-type="float" office:value="-0.080784336" calcext:value-type="float">
            <text:p>-0.080784336</text:p>
          </table:table-cell>
        </table:table-row>
        <table:table-row table:style-name="ro1">
          <table:table-cell table:style-name="ce5" office:value-type="string" calcext:value-type="string">
            <text:p>17:48:03.231</text:p>
          </table:table-cell>
          <table:table-cell table:style-name="ce11" office:value-type="float" office:value="-0.21641861" calcext:value-type="float">
            <text:p>-0.21641861</text:p>
          </table:table-cell>
          <table:table-cell table:style-name="ce11" office:value-type="float" office:value="0.3518567" calcext:value-type="float">
            <text:p>0.3518567</text:p>
          </table:table-cell>
          <table:table-cell table:style-name="ce11" office:value-type="float" office:value="-0.08325277" calcext:value-type="float">
            <text:p>-0.08325277</text:p>
          </table:table-cell>
        </table:table-row>
        <table:table-row table:style-name="ro1">
          <table:table-cell table:style-name="ce5" office:value-type="string" calcext:value-type="string">
            <text:p>17:48:03.302</text:p>
          </table:table-cell>
          <table:table-cell table:style-name="ce11" office:value-type="float" office:value="-0.19367807" calcext:value-type="float">
            <text:p>-0.19367807</text:p>
          </table:table-cell>
          <table:table-cell table:style-name="ce11" office:value-type="float" office:value="0.32172477" calcext:value-type="float">
            <text:p>0.32172477</text:p>
          </table:table-cell>
          <table:table-cell table:style-name="ce11" office:value-type="float" office:value="-0.07229079" calcext:value-type="float">
            <text:p>-0.07229079</text:p>
          </table:table-cell>
        </table:table-row>
        <table:table-row table:style-name="ro1">
          <table:table-cell table:style-name="ce5" office:value-type="string" calcext:value-type="string">
            <text:p>17:48:03.371</text:p>
          </table:table-cell>
          <table:table-cell table:style-name="ce11" office:value-type="float" office:value="-0.17079465" calcext:value-type="float">
            <text:p>-0.17079465</text:p>
          </table:table-cell>
          <table:table-cell table:style-name="ce11" office:value-type="float" office:value="0.2888931" calcext:value-type="float">
            <text:p>0.2888931</text:p>
          </table:table-cell>
          <table:table-cell table:style-name="ce11" office:value-type="float" office:value="-0.06594061" calcext:value-type="float">
            <text:p>-0.06594061</text:p>
          </table:table-cell>
        </table:table-row>
        <table:table-row table:style-name="ro1">
          <table:table-cell table:style-name="ce5" office:value-type="string" calcext:value-type="string">
            <text:p>17:48:57.944</text:p>
          </table:table-cell>
          <table:table-cell table:style-name="ce11" office:value-type="float" office:value="-0.1552533" calcext:value-type="float">
            <text:p>-0.1552533</text:p>
          </table:table-cell>
          <table:table-cell table:style-name="ce11" office:value-type="float" office:value="0.30153212" calcext:value-type="float">
            <text:p>0.30153212</text:p>
          </table:table-cell>
          <table:table-cell table:style-name="ce11" office:value-type="float" office:value="-0.084615104" calcext:value-type="float">
            <text:p>-0.084615104</text:p>
          </table:table-cell>
        </table:table-row>
        <table:table-row table:style-name="ro1">
          <table:table-cell table:style-name="ce5" office:value-type="string" calcext:value-type="string">
            <text:p>17:48:58.012</text:p>
          </table:table-cell>
          <table:table-cell table:style-name="ce11" office:value-type="float" office:value="-0.13313615" calcext:value-type="float">
            <text:p>-0.13313615</text:p>
          </table:table-cell>
          <table:table-cell table:style-name="ce11" office:value-type="float" office:value="0.25687695" calcext:value-type="float">
            <text:p>0.25687695</text:p>
          </table:table-cell>
          <table:table-cell table:style-name="ce11" office:value-type="float" office:value="-0.06516727" calcext:value-type="float">
            <text:p>-0.06516727</text:p>
          </table:table-cell>
        </table:table-row>
        <table:table-row table:style-name="ro1">
          <table:table-cell table:style-name="ce5" office:value-type="string" calcext:value-type="string">
            <text:p>17:48:58.080</text:p>
          </table:table-cell>
          <table:table-cell table:style-name="ce11" office:value-type="float" office:value="-0.123338155" calcext:value-type="float">
            <text:p>-0.123338155</text:p>
          </table:table-cell>
          <table:table-cell table:style-name="ce11" office:value-type="float" office:value="0.25623807" calcext:value-type="float">
            <text:p>0.25623807</text:p>
          </table:table-cell>
          <table:table-cell table:style-name="ce11" office:value-type="float" office:value="-0.067879066" calcext:value-type="float">
            <text:p>-0.067879066</text:p>
          </table:table-cell>
        </table:table-row>
        <table:table-row table:style-name="ro1">
          <table:table-cell table:style-name="ce5" office:value-type="string" calcext:value-type="string">
            <text:p>17:48:58.151</text:p>
          </table:table-cell>
          <table:table-cell table:style-name="ce11" office:value-type="float" office:value="-0.1083676" calcext:value-type="float">
            <text:p>-0.1083676</text:p>
          </table:table-cell>
          <table:table-cell table:style-name="ce11" office:value-type="float" office:value="0.21435453" calcext:value-type="float">
            <text:p>0.21435453</text:p>
          </table:table-cell>
          <table:table-cell table:style-name="ce11" office:value-type="float" office:value="-0.05625717" calcext:value-type="float">
            <text:p>-0.05625717</text:p>
          </table:table-cell>
        </table:table-row>
        <table:table-row table:style-name="ro1">
          <table:table-cell table:style-name="ce5" office:value-type="string" calcext:value-type="string">
            <text:p>17:48:58.230</text:p>
          </table:table-cell>
          <table:table-cell table:style-name="ce11" office:value-type="float" office:value="-0.097530805" calcext:value-type="float">
            <text:p>-0.097530805</text:p>
          </table:table-cell>
          <table:table-cell table:style-name="ce11" office:value-type="float" office:value="0.19687414" calcext:value-type="float">
            <text:p>0.19687414</text:p>
          </table:table-cell>
          <table:table-cell table:style-name="ce11" office:value-type="float" office:value="-0.05216953" calcext:value-type="float">
            <text:p>-0.05216953</text:p>
          </table:table-cell>
        </table:table-row>
        <table:table-row table:style-name="ro1">
          <table:table-cell table:style-name="ce5" office:value-type="string" calcext:value-type="string">
            <text:p>17:48:58.300</text:p>
          </table:table-cell>
          <table:table-cell table:style-name="ce11" office:value-type="float" office:value="-0.08865666" calcext:value-type="float">
            <text:p>-0.08865666</text:p>
          </table:table-cell>
          <table:table-cell table:style-name="ce11" office:value-type="float" office:value="0.18070234" calcext:value-type="float">
            <text:p>0.18070234</text:p>
          </table:table-cell>
          <table:table-cell table:style-name="ce11" office:value-type="float" office:value="-0.049809027" calcext:value-type="float">
            <text:p>-0.049809027</text:p>
          </table:table-cell>
        </table:table-row>
        <table:table-row table:style-name="ro1">
          <table:table-cell table:style-name="ce5" office:value-type="string" calcext:value-type="string">
            <text:p>17:48:58.373</text:p>
          </table:table-cell>
          <table:table-cell table:style-name="ce11" office:value-type="float" office:value="-0.08132904" calcext:value-type="float">
            <text:p>-0.08132904</text:p>
          </table:table-cell>
          <table:table-cell table:style-name="ce11" office:value-type="float" office:value="0.16395047" calcext:value-type="float">
            <text:p>0.16395047</text:p>
          </table:table-cell>
          <table:table-cell table:style-name="ce11" office:value-type="float" office:value="-0.044168953" calcext:value-type="float">
            <text:p>-0.044168953</text:p>
          </table:table-cell>
        </table:table-row>
        <table:table-row table:style-name="ro1">
          <table:table-cell table:style-name="ce5" office:value-type="string" calcext:value-type="string">
            <text:p>17:48:58.440</text:p>
          </table:table-cell>
          <table:table-cell table:style-name="ce11" office:value-type="float" office:value="-0.06682415" calcext:value-type="float">
            <text:p>-0.06682415</text:p>
          </table:table-cell>
          <table:table-cell table:style-name="ce11" office:value-type="float" office:value="0.135031" calcext:value-type="float">
            <text:p>0.135031</text:p>
          </table:table-cell>
          <table:table-cell table:style-name="ce11" office:value-type="float" office:value="-0.039971787" calcext:value-type="float">
            <text:p>-0.039971787</text:p>
          </table:table-cell>
        </table:table-row>
        <table:table-row table:style-name="ro1">
          <table:table-cell table:style-name="ce5" office:value-type="string" calcext:value-type="string">
            <text:p>17:48:58.510</text:p>
          </table:table-cell>
          <table:table-cell table:style-name="ce11" office:value-type="float" office:value="-0.06783213" calcext:value-type="float">
            <text:p>-0.06783213</text:p>
          </table:table-cell>
          <table:table-cell table:style-name="ce11" office:value-type="float" office:value="0.12746054" calcext:value-type="float">
            <text:p>0.12746054</text:p>
          </table:table-cell>
          <table:table-cell table:style-name="ce11" office:value-type="float" office:value="-0.042786136" calcext:value-type="float">
            <text:p>-0.042786136</text:p>
          </table:table-cell>
        </table:table-row>
        <table:table-row table:style-name="ro1">
          <table:table-cell table:style-name="ce5" office:value-type="string" calcext:value-type="string">
            <text:p>17:48:58.580</text:p>
          </table:table-cell>
          <table:table-cell table:style-name="ce11" office:value-type="float" office:value="-0.059291057" calcext:value-type="float">
            <text:p>-0.059291057</text:p>
          </table:table-cell>
          <table:table-cell table:style-name="ce11" office:value-type="float" office:value="0.102409795" calcext:value-type="float">
            <text:p>0.102409795</text:p>
          </table:table-cell>
          <table:table-cell table:style-name="ce11" office:value-type="float" office:value="-0.020050509" calcext:value-type="float">
            <text:p>-0.020050509</text:p>
          </table:table-cell>
        </table:table-row>
        <table:table-row table:style-name="ro1">
          <table:table-cell table:style-name="ce5" office:value-type="string" calcext:value-type="string">
            <text:p>17:48:58.650</text:p>
          </table:table-cell>
          <table:table-cell table:style-name="ce11" office:value-type="float" office:value="-0.052043572" calcext:value-type="float">
            <text:p>-0.052043572</text:p>
          </table:table-cell>
          <table:table-cell table:style-name="ce11" office:value-type="float" office:value="0.11809655" calcext:value-type="float">
            <text:p>0.11809655</text:p>
          </table:table-cell>
          <table:table-cell table:style-name="ce11" office:value-type="float" office:value="-0.027493704" calcext:value-type="float">
            <text:p>-0.027493704</text:p>
          </table:table-cell>
        </table:table-row>
        <table:table-row table:style-name="ro1">
          <table:table-cell table:style-name="ce5" office:value-type="string" calcext:value-type="string">
            <text:p>17:48:58.721</text:p>
          </table:table-cell>
          <table:table-cell table:style-name="ce11" office:value-type="float" office:value="-0.048597015" calcext:value-type="float">
            <text:p>-0.048597015</text:p>
          </table:table-cell>
          <table:table-cell table:style-name="ce11" office:value-type="float" office:value="0.08980741" calcext:value-type="float">
            <text:p>0.08980741</text:p>
          </table:table-cell>
          <table:table-cell table:style-name="ce11" office:value-type="float" office:value="-0.014197461" calcext:value-type="float">
            <text:p>-0.014197461</text:p>
          </table:table-cell>
        </table:table-row>
        <table:table-row table:style-name="ro1">
          <table:table-cell table:style-name="ce5" office:value-type="string" calcext:value-type="string">
            <text:p>17:48:58.791</text:p>
          </table:table-cell>
          <table:table-cell table:style-name="ce11" office:value-type="float" office:value="-0.04066112" calcext:value-type="float">
            <text:p>-0.04066112</text:p>
          </table:table-cell>
          <table:table-cell table:style-name="ce11" office:value-type="float" office:value="0.08741845" calcext:value-type="float">
            <text:p>0.08741845</text:p>
          </table:table-cell>
          <table:table-cell table:style-name="ce11" office:value-type="float" office:value="-0.021566771" calcext:value-type="float">
            <text:p>-0.021566771</text:p>
          </table:table-cell>
        </table:table-row>
        <table:table-row table:style-name="ro1">
          <table:table-cell table:style-name="ce5" office:value-type="string" calcext:value-type="string">
            <text:p>17:48:58.860</text:p>
          </table:table-cell>
          <table:table-cell table:style-name="ce11" office:value-type="float" office:value="-0.035276607" calcext:value-type="float">
            <text:p>-0.035276607</text:p>
          </table:table-cell>
          <table:table-cell table:style-name="ce11" office:value-type="float" office:value="0.08460921" calcext:value-type="float">
            <text:p>0.08460921</text:p>
          </table:table-cell>
          <table:table-cell table:style-name="ce11" office:value-type="float" office:value="-0.028858345" calcext:value-type="float">
            <text:p>-0.028858345</text:p>
          </table:table-cell>
        </table:table-row>
        <table:table-row table:style-name="ro1">
          <table:table-cell table:style-name="ce5" office:value-type="string" calcext:value-type="string">
            <text:p>17:48:58.931</text:p>
          </table:table-cell>
          <table:table-cell table:style-name="ce11" office:value-type="float" office:value="-0.031748947" calcext:value-type="float">
            <text:p>-0.031748947</text:p>
          </table:table-cell>
          <table:table-cell table:style-name="ce11" office:value-type="float" office:value="0.07087486" calcext:value-type="float">
            <text:p>0.07087486</text:p>
          </table:table-cell>
          <table:table-cell table:style-name="ce11" office:value-type="float" office:value="-0.0044393097" calcext:value-type="float">
            <text:p>-0.0044393097</text:p>
          </table:table-cell>
        </table:table-row>
        <table:table-row table:style-name="ro1">
          <table:table-cell table:style-name="ce5" office:value-type="string" calcext:value-type="string">
            <text:p>17:48:59.001</text:p>
          </table:table-cell>
          <table:table-cell table:style-name="ce11" office:value-type="float" office:value="-0.030112172" calcext:value-type="float">
            <text:p>-0.030112172</text:p>
          </table:table-cell>
          <table:table-cell table:style-name="ce11" office:value-type="float" office:value="0.06576491" calcext:value-type="float">
            <text:p>0.06576491</text:p>
          </table:table-cell>
          <table:table-cell table:style-name="ce11" office:value-type="float" office:value="-0.023551026" calcext:value-type="float">
            <text:p>-0.023551026</text:p>
          </table:table-cell>
        </table:table-row>
        <table:table-row table:style-name="ro1">
          <table:table-cell table:style-name="ce5" office:value-type="string" calcext:value-type="string">
            <text:p>17:48:59.070</text:p>
          </table:table-cell>
          <table:table-cell table:style-name="ce11" office:value-type="float" office:value="-0.025562827" calcext:value-type="float">
            <text:p>-0.025562827</text:p>
          </table:table-cell>
          <table:table-cell table:style-name="ce11" office:value-type="float" office:value="0.060946237" calcext:value-type="float">
            <text:p>0.060946237</text:p>
          </table:table-cell>
          <table:table-cell table:style-name="ce11" office:value-type="float" office:value="-0.013505495" calcext:value-type="float">
            <text:p>-0.013505495</text:p>
          </table:table-cell>
        </table:table-row>
        <table:table-row table:style-name="ro1">
          <table:table-cell table:style-name="ce5" office:value-type="string" calcext:value-type="string">
            <text:p>17:48:59.140</text:p>
          </table:table-cell>
          <table:table-cell table:style-name="ce11" office:value-type="float" office:value="-0.027181417" calcext:value-type="float">
            <text:p>-0.027181417</text:p>
          </table:table-cell>
          <table:table-cell table:style-name="ce11" office:value-type="float" office:value="0.05287407" calcext:value-type="float">
            <text:p>0.05287407</text:p>
          </table:table-cell>
          <table:table-cell table:style-name="ce11" office:value-type="float" office:value="-0.016769214" calcext:value-type="float">
            <text:p>-0.016769214</text:p>
          </table:table-cell>
        </table:table-row>
        <table:table-row table:style-name="ro1">
          <table:table-cell table:style-name="ce5" office:value-type="string" calcext:value-type="string">
            <text:p>17:48:59.210</text:p>
          </table:table-cell>
          <table:table-cell table:style-name="ce11" office:value-type="float" office:value="-0.020508181" calcext:value-type="float">
            <text:p>-0.020508181</text:p>
          </table:table-cell>
          <table:table-cell table:style-name="ce11" office:value-type="float" office:value="0.043851305" calcext:value-type="float">
            <text:p>0.043851305</text:p>
          </table:table-cell>
          <table:table-cell table:style-name="ce11" office:value-type="float" office:value="-0.010038566" calcext:value-type="float">
            <text:p>-0.010038566</text:p>
          </table:table-cell>
        </table:table-row>
        <table:table-row table:style-name="ro1">
          <table:table-cell table:style-name="ce5" office:value-type="string" calcext:value-type="string">
            <text:p>17:48:59.280</text:p>
          </table:table-cell>
          <table:table-cell table:style-name="ce11" office:value-type="float" office:value="-0.017139034" calcext:value-type="float">
            <text:p>-0.017139034</text:p>
          </table:table-cell>
          <table:table-cell table:style-name="ce11" office:value-type="float" office:value="0.048474945" calcext:value-type="float">
            <text:p>0.048474945</text:p>
          </table:table-cell>
          <table:table-cell table:style-name="ce11" office:value-type="float" office:value="-0.014308142" calcext:value-type="float">
            <text:p>-0.014308142</text:p>
          </table:table-cell>
        </table:table-row>
        <table:table-row table:style-name="ro1">
          <table:table-cell table:style-name="ce5" office:value-type="string" calcext:value-type="string">
            <text:p>17:48:59.351</text:p>
          </table:table-cell>
          <table:table-cell table:style-name="ce11" office:value-type="float" office:value="-0.02333527" calcext:value-type="float">
            <text:p>-0.02333527</text:p>
          </table:table-cell>
          <table:table-cell table:style-name="ce11" office:value-type="float" office:value="0.032641124" calcext:value-type="float">
            <text:p>0.032641124</text:p>
          </table:table-cell>
          <table:table-cell table:style-name="ce11" office:value-type="float" office:value="-0.0159535" calcext:value-type="float">
            <text:p>-0.0159535</text:p>
          </table:table-cell>
        </table:table-row>
        <table:table-row table:style-name="ro1">
          <table:table-cell table:style-name="ce5" office:value-type="string" calcext:value-type="string">
            <text:p>17:48:59.423</text:p>
          </table:table-cell>
          <table:table-cell table:style-name="ce11" office:value-type="float" office:value="-0.013531047" calcext:value-type="float">
            <text:p>-0.013531047</text:p>
          </table:table-cell>
          <table:table-cell table:style-name="ce11" office:value-type="float" office:value="0.027619202" calcext:value-type="float">
            <text:p>0.027619202</text:p>
          </table:table-cell>
          <table:table-cell table:style-name="ce11" office:value-type="float" office:value="-0.00798608" calcext:value-type="float">
            <text:p>-0.00798608</text:p>
          </table:table-cell>
        </table:table-row>
        <table:table-row table:style-name="ro1">
          <table:table-cell table:style-name="ce5" office:value-type="string" calcext:value-type="string">
            <text:p>17:48:59.492</text:p>
          </table:table-cell>
          <table:table-cell table:style-name="ce11" office:value-type="float" office:value="-0.017231613" calcext:value-type="float">
            <text:p>-0.017231613</text:p>
          </table:table-cell>
          <table:table-cell table:style-name="ce11" office:value-type="float" office:value="0.027054533" calcext:value-type="float">
            <text:p>0.027054533</text:p>
          </table:table-cell>
          <table:table-cell table:style-name="ce11" office:value-type="float" office:value="-0.022128887" calcext:value-type="float">
            <text:p>-0.022128887</text:p>
          </table:table-cell>
        </table:table-row>
        <table:table-row table:style-name="ro1">
          <table:table-cell table:style-name="ce5" office:value-type="string" calcext:value-type="string">
            <text:p>17:48:59.573</text:p>
          </table:table-cell>
          <table:table-cell table:style-name="ce11" office:value-type="float" office:value="-0.012432246" calcext:value-type="float">
            <text:p>-0.012432246</text:p>
          </table:table-cell>
          <table:table-cell table:style-name="ce11" office:value-type="float" office:value="0.030721137" calcext:value-type="float">
            <text:p>0.030721137</text:p>
          </table:table-cell>
          <table:table-cell table:style-name="ce11" office:value-type="float" office:value="0.0031552995" calcext:value-type="float">
            <text:p>0.0031552995</text:p>
          </table:table-cell>
        </table:table-row>
        <table:table-row table:style-name="ro1">
          <table:table-cell table:style-name="ce5" office:value-type="string" calcext:value-type="string">
            <text:p>17:48:59.642</text:p>
          </table:table-cell>
          <table:table-cell table:style-name="ce11" office:value-type="float" office:value="-0.012946783" calcext:value-type="float">
            <text:p>-0.012946783</text:p>
          </table:table-cell>
          <table:table-cell table:style-name="ce11" office:value-type="float" office:value="0.017761348" calcext:value-type="float">
            <text:p>0.017761348</text:p>
          </table:table-cell>
          <table:table-cell table:style-name="ce11" office:value-type="float" office:value="-0.0066084685" calcext:value-type="float">
            <text:p>-0.0066084685</text:p>
          </table:table-cell>
        </table:table-row>
        <table:table-row table:style-name="ro1">
          <table:table-cell table:style-name="ce5" office:value-type="string" calcext:value-type="string">
            <text:p>17:48:59.710</text:p>
          </table:table-cell>
          <table:table-cell table:style-name="ce11" office:value-type="float" office:value="-0.00901535" calcext:value-type="float">
            <text:p>-0.00901535</text:p>
          </table:table-cell>
          <table:table-cell table:style-name="ce11" office:value-type="float" office:value="0.022137543" calcext:value-type="float">
            <text:p>0.022137543</text:p>
          </table:table-cell>
          <table:table-cell table:style-name="ce11" office:value-type="float" office:value="0.011410779" calcext:value-type="float">
            <text:p>0.011410779</text:p>
          </table:table-cell>
        </table:table-row>
        <table:table-row table:style-name="ro1">
          <table:table-cell table:style-name="ce5" office:value-type="string" calcext:value-type="string">
            <text:p>17:48:59.782</text:p>
          </table:table-cell>
          <table:table-cell table:style-name="ce11" office:value-type="float" office:value="-0.0070152557" calcext:value-type="float">
            <text:p>-0.0070152557</text:p>
          </table:table-cell>
          <table:table-cell table:style-name="ce11" office:value-type="float" office:value="0.020143503" calcext:value-type="float">
            <text:p>0.020143503</text:p>
          </table:table-cell>
          <table:table-cell table:style-name="ce11" office:value-type="float" office:value="0.004117347" calcext:value-type="float">
            <text:p>0.004117347</text:p>
          </table:table-cell>
        </table:table-row>
        <table:table-row table:style-name="ro1">
          <table:table-cell table:style-name="ce5" office:value-type="string" calcext:value-type="string">
            <text:p>17:48:59.851</text:p>
          </table:table-cell>
          <table:table-cell table:style-name="ce11" office:value-type="float" office:value="-0.0021388663" calcext:value-type="float">
            <text:p>-0.0021388663</text:p>
          </table:table-cell>
          <table:table-cell table:style-name="ce11" office:value-type="float" office:value="0.025819585" calcext:value-type="float">
            <text:p>0.025819585</text:p>
          </table:table-cell>
          <table:table-cell table:style-name="ce11" office:value-type="float" office:value="-0.0055228923" calcext:value-type="float">
            <text:p>-0.0055228923</text:p>
          </table:table-cell>
        </table:table-row>
        <table:table-row table:style-name="ro1">
          <table:table-cell table:style-name="ce5" office:value-type="string" calcext:value-type="string">
            <text:p>17:48:59.920</text:p>
          </table:table-cell>
          <table:table-cell table:style-name="ce11" office:value-type="float" office:value="-0.0041222335" calcext:value-type="float">
            <text:p>-0.0041222335</text:p>
          </table:table-cell>
          <table:table-cell table:style-name="ce11" office:value-type="float" office:value="0.01686555" calcext:value-type="float">
            <text:p>0.01686555</text:p>
          </table:table-cell>
          <table:table-cell table:style-name="ce11" office:value-type="float" office:value="-0.0040916977" calcext:value-type="float">
            <text:p>-0.0040916977</text:p>
          </table:table-cell>
        </table:table-row>
        <table:table-row table:style-name="ro1">
          <table:table-cell table:style-name="ce5" office:value-type="string" calcext:value-type="string">
            <text:p>17:48:59.991</text:p>
          </table:table-cell>
          <table:table-cell table:style-name="ce11" office:value-type="float" office:value="-0.00854399" calcext:value-type="float">
            <text:p>-0.00854399</text:p>
          </table:table-cell>
          <table:table-cell table:style-name="ce11" office:value-type="float" office:value="0.01825517" calcext:value-type="float">
            <text:p>0.01825517</text:p>
          </table:table-cell>
          <table:table-cell table:style-name="ce11" office:value-type="float" office:value="-0.0017049955" calcext:value-type="float">
            <text:p>-0.0017049955</text:p>
          </table:table-cell>
        </table:table-row>
        <table:table-row table:style-name="ro1">
          <table:table-cell table:style-name="ce5" office:value-type="string" calcext:value-type="string">
            <text:p>17:49:00.061</text:p>
          </table:table-cell>
          <table:table-cell table:style-name="ce11" office:value-type="float" office:value="-0.0024161194" calcext:value-type="float">
            <text:p>-0.0024161194</text:p>
          </table:table-cell>
          <table:table-cell table:style-name="ce11" office:value-type="float" office:value="0.007640607" calcext:value-type="float">
            <text:p>0.007640607</text:p>
          </table:table-cell>
          <table:table-cell table:style-name="ce11" office:value-type="float" office:value="0.0013219368" calcext:value-type="float">
            <text:p>0.0013219368</text:p>
          </table:table-cell>
        </table:table-row>
        <table:table-row table:style-name="ro1">
          <table:table-cell table:style-name="ce5" office:value-type="string" calcext:value-type="string">
            <text:p>17:49:00.130</text:p>
          </table:table-cell>
          <table:table-cell table:style-name="ce11" office:value-type="float" office:value="-0.0061296206" calcext:value-type="float">
            <text:p>-0.0061296206</text:p>
          </table:table-cell>
          <table:table-cell table:style-name="ce11" office:value-type="float" office:value="0.010831621" calcext:value-type="float">
            <text:p>0.010831621</text:p>
          </table:table-cell>
          <table:table-cell table:style-name="ce11" office:value-type="float" office:value="-0.0021061425" calcext:value-type="float">
            <text:p>-0.0021061425</text:p>
          </table:table-cell>
        </table:table-row>
        <table:table-row table:style-name="ro1">
          <table:table-cell table:style-name="ce5" office:value-type="string" calcext:value-type="string">
            <text:p>17:49:00.201</text:p>
          </table:table-cell>
          <table:table-cell table:style-name="ce11" office:value-type="float" office:value="-0.009032271" calcext:value-type="float">
            <text:p>-0.009032271</text:p>
          </table:table-cell>
          <table:table-cell table:style-name="ce11" office:value-type="float" office:value="0.010627352" calcext:value-type="float">
            <text:p>0.010627352</text:p>
          </table:table-cell>
          <table:table-cell table:style-name="ce11" office:value-type="float" office:value="-0.003213891" calcext:value-type="float">
            <text:p>-0.003213891</text:p>
          </table:table-cell>
        </table:table-row>
        <table:table-row table:style-name="ro1">
          <table:table-cell table:style-name="ce5" office:value-type="string" calcext:value-type="string">
            <text:p>17:49:00.271</text:p>
          </table:table-cell>
          <table:table-cell table:style-name="ce11" office:value-type="float" office:value="-0.0046134316" calcext:value-type="float">
            <text:p>-0.0046134316</text:p>
          </table:table-cell>
          <table:table-cell table:style-name="ce11" office:value-type="float" office:value="0.0062687094" calcext:value-type="float">
            <text:p>0.0062687094</text:p>
          </table:table-cell>
          <table:table-cell table:style-name="ce11" office:value-type="float" office:value="0.006995174" calcext:value-type="float">
            <text:p>0.006995174</text:p>
          </table:table-cell>
        </table:table-row>
        <table:table-row table:style-name="ro1">
          <table:table-cell table:style-name="ce5" office:value-type="string" calcext:value-type="string">
            <text:p>17:49:00.340</text:p>
          </table:table-cell>
          <table:table-cell table:style-name="ce11" office:value-type="float" office:value="0.0011213634" calcext:value-type="float">
            <text:p>0.0011213634</text:p>
          </table:table-cell>
          <table:table-cell table:style-name="ce11" office:value-type="float" office:value="0.0027853933" calcext:value-type="float">
            <text:p>0.0027853933</text:p>
          </table:table-cell>
          <table:table-cell table:style-name="ce11" office:value-type="float" office:value="0.009152104" calcext:value-type="float">
            <text:p>0.009152104</text:p>
          </table:table-cell>
        </table:table-row>
        <table:table-row table:style-name="ro1">
          <table:table-cell table:style-name="ce5" office:value-type="string" calcext:value-type="string">
            <text:p>17:49:00.410</text:p>
          </table:table-cell>
          <table:table-cell table:style-name="ce11" office:value-type="float" office:value="-0.0018472204" calcext:value-type="float">
            <text:p>-0.0018472204</text:p>
          </table:table-cell>
          <table:table-cell table:style-name="ce11" office:value-type="float" office:value="0.013053731" calcext:value-type="float">
            <text:p>0.013053731</text:p>
          </table:table-cell>
          <table:table-cell table:style-name="ce11" office:value-type="float" office:value="0.0027437226" calcext:value-type="float">
            <text:p>0.0027437226</text:p>
          </table:table-cell>
        </table:table-row>
        <table:table-row table:style-name="ro1">
          <table:table-cell table:style-name="ce5" office:value-type="string" calcext:value-type="string">
            <text:p>17:49:00.480</text:p>
          </table:table-cell>
          <table:table-cell table:style-name="ce11" office:value-type="float" office:value="-0.0012230845" calcext:value-type="float">
            <text:p>-0.0012230845</text:p>
          </table:table-cell>
          <table:table-cell table:style-name="ce11" office:value-type="float" office:value="0.008672186" calcext:value-type="float">
            <text:p>0.008672186</text:p>
          </table:table-cell>
          <table:table-cell table:style-name="ce11" office:value-type="float" office:value="0.0011509997" calcext:value-type="float">
            <text:p>0.0011509997</text:p>
          </table:table-cell>
        </table:table-row>
        <table:table-row table:style-name="ro1">
          <table:table-cell table:style-name="ce5" office:value-type="string" calcext:value-type="string">
            <text:p>17:49:00.550</text:p>
          </table:table-cell>
          <table:table-cell table:style-name="ce11" office:value-type="float" office:value="-0.0011007469" calcext:value-type="float">
            <text:p>-0.0011007469</text:p>
          </table:table-cell>
          <table:table-cell table:style-name="ce11" office:value-type="float" office:value="0.007365518" calcext:value-type="float">
            <text:p>0.007365518</text:p>
          </table:table-cell>
          <table:table-cell table:style-name="ce11" office:value-type="float" office:value="0.0063093347" calcext:value-type="float">
            <text:p>0.0063093347</text:p>
          </table:table-cell>
        </table:table-row>
        <table:table-row table:style-name="ro1">
          <table:table-cell table:style-name="ce5" office:value-type="string" calcext:value-type="string">
            <text:p>17:49:00.624</text:p>
          </table:table-cell>
          <table:table-cell table:style-name="ce11" office:value-type="float" office:value="-0.0018695873" calcext:value-type="float">
            <text:p>-0.0018695873</text:p>
          </table:table-cell>
          <table:table-cell table:style-name="ce11" office:value-type="float" office:value="0.010364321" calcext:value-type="float">
            <text:p>0.010364321</text:p>
          </table:table-cell>
          <table:table-cell table:style-name="ce11" office:value-type="float" office:value="0.0021627892" calcext:value-type="float">
            <text:p>0.0021627892</text:p>
          </table:table-cell>
        </table:table-row>
        <table:table-row table:style-name="ro1">
          <table:table-cell table:style-name="ce5" office:value-type="string" calcext:value-type="string">
            <text:p>17:49:00.690</text:p>
          </table:table-cell>
          <table:table-cell table:style-name="ce11" office:value-type="float" office:value="-0.002341725" calcext:value-type="float">
            <text:p>-0.002341725</text:p>
          </table:table-cell>
          <table:table-cell table:style-name="ce11" office:value-type="float" office:value="0.005592546" calcext:value-type="float">
            <text:p>0.005592546</text:p>
          </table:table-cell>
          <table:table-cell table:style-name="ce11" office:value-type="float" office:value="0.0023859728" calcext:value-type="float">
            <text:p>0.0023859728</text:p>
          </table:table-cell>
        </table:table-row>
        <table:table-row table:style-name="ro1">
          <table:table-cell table:style-name="ce5" office:value-type="string" calcext:value-type="string">
            <text:p>17:49:00.762</text:p>
          </table:table-cell>
          <table:table-cell table:style-name="ce11" office:value-type="float" office:value="-0.0012286276" calcext:value-type="float">
            <text:p>-0.0012286276</text:p>
          </table:table-cell>
          <table:table-cell table:style-name="ce11" office:value-type="float" office:value="0.014701253" calcext:value-type="float">
            <text:p>0.014701253</text:p>
          </table:table-cell>
          <table:table-cell table:style-name="ce11" office:value-type="float" office:value="-0.00839948" calcext:value-type="float">
            <text:p>-0.00839948</text:p>
          </table:table-cell>
        </table:table-row>
        <table:table-row table:style-name="ro1">
          <table:table-cell table:style-name="ce5" office:value-type="string" calcext:value-type="string">
            <text:p>17:49:00.830</text:p>
          </table:table-cell>
          <table:table-cell table:style-name="ce11" office:value-type="float" office:value="0.0024098956" calcext:value-type="float">
            <text:p>0.0024098956</text:p>
          </table:table-cell>
          <table:table-cell table:style-name="ce11" office:value-type="float" office:value="0.0040026186" calcext:value-type="float">
            <text:p>0.0040026186</text:p>
          </table:table-cell>
          <table:table-cell table:style-name="ce11" office:value-type="float" office:value="-0.006021457" calcext:value-type="float">
            <text:p>-0.006021457</text:p>
          </table:table-cell>
        </table:table-row>
        <table:table-row table:style-name="ro1">
          <table:table-cell table:style-name="ce5" office:value-type="string" calcext:value-type="string">
            <text:p>17:49:00.910</text:p>
          </table:table-cell>
          <table:table-cell table:style-name="ce11" office:value-type="float" office:value="-0.0006875413" calcext:value-type="float">
            <text:p>-0.0006875413</text:p>
          </table:table-cell>
          <table:table-cell table:style-name="ce11" office:value-type="float" office:value="-0.0071642636" calcext:value-type="float">
            <text:p>-0.0071642636</text:p>
          </table:table-cell>
          <table:table-cell table:style-name="ce11" office:value-type="float" office:value="0.0055670184" calcext:value-type="float">
            <text:p>0.0055670184</text:p>
          </table:table-cell>
        </table:table-row>
        <table:table-row table:style-name="ro1">
          <table:table-cell table:style-name="ce5" office:value-type="string" calcext:value-type="string">
            <text:p>17:49:00.980</text:p>
          </table:table-cell>
          <table:table-cell table:style-name="ce11" office:value-type="float" office:value="0.0024573526" calcext:value-type="float">
            <text:p>0.0024573526</text:p>
          </table:table-cell>
          <table:table-cell table:style-name="ce11" office:value-type="float" office:value="0.006076596" calcext:value-type="float">
            <text:p>0.006076596</text:p>
          </table:table-cell>
          <table:table-cell table:style-name="ce11" office:value-type="float" office:value="0.0050103236" calcext:value-type="float">
            <text:p>0.0050103236</text:p>
          </table:table-cell>
        </table:table-row>
        <table:table-row table:style-name="ro1">
          <table:table-cell table:style-name="ce5" office:value-type="string" calcext:value-type="string">
            <text:p>17:49:01.050</text:p>
          </table:table-cell>
          <table:table-cell table:style-name="ce11" office:value-type="float" office:value="-0.0026223818" calcext:value-type="float">
            <text:p>-0.0026223818</text:p>
          </table:table-cell>
          <table:table-cell table:style-name="ce11" office:value-type="float" office:value="0.0030519494" calcext:value-type="float">
            <text:p>0.0030519494</text:p>
          </table:table-cell>
          <table:table-cell table:style-name="ce11" office:value-type="float" office:value="-0.013288547" calcext:value-type="float">
            <text:p>-0.013288547</text:p>
          </table:table-cell>
        </table:table-row>
        <table:table-row table:style-name="ro1">
          <table:table-cell table:style-name="ce5" office:value-type="string" calcext:value-type="string">
            <text:p>17:49:01.121</text:p>
          </table:table-cell>
          <table:table-cell table:style-name="ce11" office:value-type="float" office:value="0.0026935672" calcext:value-type="float">
            <text:p>0.0026935672</text:p>
          </table:table-cell>
          <table:table-cell table:style-name="ce11" office:value-type="float" office:value="0.013513348" calcext:value-type="float">
            <text:p>0.013513348</text:p>
          </table:table-cell>
          <table:table-cell table:style-name="ce11" office:value-type="float" office:value="-0.010421612" calcext:value-type="float">
            <text:p>-0.010421612</text:p>
          </table:table-cell>
        </table:table-row>
        <table:table-row table:style-name="ro1">
          <table:table-cell table:style-name="ce5" office:value-type="string" calcext:value-type="string">
            <text:p>17:49:01.190</text:p>
          </table:table-cell>
          <table:table-cell table:style-name="ce11" office:value-type="float" office:value="-0.0030690406" calcext:value-type="float">
            <text:p>-0.0030690406</text:p>
          </table:table-cell>
          <table:table-cell table:style-name="ce11" office:value-type="float" office:value="0.0009559693" calcext:value-type="float">
            <text:p>0.0009559693</text:p>
          </table:table-cell>
          <table:table-cell table:style-name="ce11" office:value-type="float" office:value="-0.017729048" calcext:value-type="float">
            <text:p>-0.017729048</text:p>
          </table:table-cell>
        </table:table-row>
        <table:table-row table:style-name="ro1">
          <table:table-cell table:style-name="ce5" office:value-type="string" calcext:value-type="string">
            <text:p>17:49:01.260</text:p>
          </table:table-cell>
          <table:table-cell table:style-name="ce11" office:value-type="float" office:value="-0.0021028847" calcext:value-type="float">
            <text:p>-0.0021028847</text:p>
          </table:table-cell>
          <table:table-cell table:style-name="ce11" office:value-type="float" office:value="0.005914071" calcext:value-type="float">
            <text:p>0.005914071</text:p>
          </table:table-cell>
          <table:table-cell table:style-name="ce11" office:value-type="float" office:value="-0.004750089" calcext:value-type="float">
            <text:p>-0.004750089</text:p>
          </table:table-cell>
        </table:table-row>
        <table:table-row table:style-name="ro1">
          <table:table-cell table:style-name="ce5" office:value-type="string" calcext:value-type="string">
            <text:p>17:49:01.330</text:p>
          </table:table-cell>
          <table:table-cell table:style-name="ce11" office:value-type="float" office:value="-0.0016729524" calcext:value-type="float">
            <text:p>-0.0016729524</text:p>
          </table:table-cell>
          <table:table-cell table:style-name="ce11" office:value-type="float" office:value="-0.0017085694" calcext:value-type="float">
            <text:p>-0.0017085694</text:p>
          </table:table-cell>
          <table:table-cell table:style-name="ce11" office:value-type="float" office:value="0.00033917572" calcext:value-type="float">
            <text:p>0.00033917572</text:p>
          </table:table-cell>
        </table:table-row>
        <table:table-row table:style-name="ro1">
          <table:table-cell table:style-name="ce5" office:value-type="string" calcext:value-type="string">
            <text:p>17:49:01.400</text:p>
          </table:table-cell>
          <table:table-cell table:style-name="ce11" office:value-type="float" office:value="0.0022296957" calcext:value-type="float">
            <text:p>0.0022296957</text:p>
          </table:table-cell>
          <table:table-cell table:style-name="ce11" office:value-type="float" office:value="0.005273792" calcext:value-type="float">
            <text:p>0.005273792</text:p>
          </table:table-cell>
          <table:table-cell table:style-name="ce11" office:value-type="float" office:value="0.0049195187" calcext:value-type="float">
            <text:p>0.0049195187</text:p>
          </table:table-cell>
        </table:table-row>
        <table:table-row table:style-name="ro1">
          <table:table-cell table:style-name="ce5" office:value-type="string" calcext:value-type="string">
            <text:p>17:49:01.470</text:p>
          </table:table-cell>
          <table:table-cell table:style-name="ce11" office:value-type="float" office:value="-0.0028272828" calcext:value-type="float">
            <text:p>-0.0028272828</text:p>
          </table:table-cell>
          <table:table-cell table:style-name="ce11" office:value-type="float" office:value="0.012876278" calcext:value-type="float">
            <text:p>0.012876278</text:p>
          </table:table-cell>
          <table:table-cell table:style-name="ce11" office:value-type="float" office:value="-0.008975757" calcext:value-type="float">
            <text:p>-0.008975757</text:p>
          </table:table-cell>
        </table:table-row>
        <table:table-row table:style-name="ro1">
          <table:table-cell table:style-name="ce5" office:value-type="string" calcext:value-type="string">
            <text:p>17:49:01.540</text:p>
          </table:table-cell>
          <table:table-cell table:style-name="ce11" office:value-type="float" office:value="-0.0014459763" calcext:value-type="float">
            <text:p>-0.0014459763</text:p>
          </table:table-cell>
          <table:table-cell table:style-name="ce11" office:value-type="float" office:value="0.0041179545" calcext:value-type="float">
            <text:p>0.0041179545</text:p>
          </table:table-cell>
          <table:table-cell table:style-name="ce11" office:value-type="float" office:value="-0.010055718" calcext:value-type="float">
            <text:p>-0.010055718</text:p>
          </table:table-cell>
        </table:table-row>
        <table:table-row table:style-name="ro1">
          <table:table-cell table:style-name="ce5" office:value-type="string" calcext:value-type="string">
            <text:p>17:49:01.610</text:p>
          </table:table-cell>
          <table:table-cell table:style-name="ce11" office:value-type="float" office:value="0.00089584594" calcext:value-type="float">
            <text:p>0.00089584594</text:p>
          </table:table-cell>
          <table:table-cell table:style-name="ce11" office:value-type="float" office:value="-0.005302626" calcext:value-type="float">
            <text:p>-0.005302626</text:p>
          </table:table-cell>
          <table:table-cell table:style-name="ce11" office:value-type="float" office:value="0.007429336" calcext:value-type="float">
            <text:p>0.007429336</text:p>
          </table:table-cell>
        </table:table-row>
        <table:table-row table:style-name="ro1">
          <table:table-cell table:style-name="ce5" office:value-type="string" calcext:value-type="string">
            <text:p>17:49:01.683</text:p>
          </table:table-cell>
          <table:table-cell table:style-name="ce11" office:value-type="float" office:value="-0.007323531" calcext:value-type="float">
            <text:p>-0.007323531</text:p>
          </table:table-cell>
          <table:table-cell table:style-name="ce11" office:value-type="float" office:value="0.005554765" calcext:value-type="float">
            <text:p>0.005554765</text:p>
          </table:table-cell>
          <table:table-cell table:style-name="ce11" office:value-type="float" office:value="-0.01638488" calcext:value-type="float">
            <text:p>-0.01638488</text:p>
          </table:table-cell>
        </table:table-row>
        <table:table-row table:style-name="ro1">
          <table:table-cell table:style-name="ce5" office:value-type="string" calcext:value-type="string">
            <text:p>17:49:01.751</text:p>
          </table:table-cell>
          <table:table-cell table:style-name="ce11" office:value-type="float" office:value="0.0024175781" calcext:value-type="float">
            <text:p>0.0024175781</text:p>
          </table:table-cell>
          <table:table-cell table:style-name="ce11" office:value-type="float" office:value="0.00038502802" calcext:value-type="float">
            <text:p>0.00038502802</text:p>
          </table:table-cell>
          <table:table-cell table:style-name="ce11" office:value-type="float" office:value="0.006786821" calcext:value-type="float">
            <text:p>0.006786821</text:p>
          </table:table-cell>
        </table:table-row>
        <table:table-row table:style-name="ro1">
          <table:table-cell table:style-name="ce5" office:value-type="string" calcext:value-type="string">
            <text:p>17:49:01.820</text:p>
          </table:table-cell>
          <table:table-cell table:style-name="ce11" office:value-type="float" office:value="0.001077213" calcext:value-type="float">
            <text:p>0.001077213</text:p>
          </table:table-cell>
          <table:table-cell table:style-name="ce11" office:value-type="float" office:value="0.006279139" calcext:value-type="float">
            <text:p>0.006279139</text:p>
          </table:table-cell>
          <table:table-cell table:style-name="ce11" office:value-type="float" office:value="-0.0048782006" calcext:value-type="float">
            <text:p>-0.0048782006</text:p>
          </table:table-cell>
        </table:table-row>
        <table:table-row table:style-name="ro1">
          <table:table-cell table:style-name="ce5" office:value-type="string" calcext:value-type="string">
            <text:p>17:49:01.890</text:p>
          </table:table-cell>
          <table:table-cell table:style-name="ce11" office:value-type="float" office:value="0.0022878498" calcext:value-type="float">
            <text:p>0.0022878498</text:p>
          </table:table-cell>
          <table:table-cell table:style-name="ce11" office:value-type="float" office:value="-0.002698381" calcext:value-type="float">
            <text:p>-0.002698381</text:p>
          </table:table-cell>
          <table:table-cell table:style-name="ce11" office:value-type="float" office:value="0.009672112" calcext:value-type="float">
            <text:p>0.009672112</text:p>
          </table:table-cell>
        </table:table-row>
        <table:table-row table:style-name="ro1">
          <table:table-cell table:style-name="ce5" office:value-type="string" calcext:value-type="string">
            <text:p>17:49:01.963</text:p>
          </table:table-cell>
          <table:table-cell table:style-name="ce11" office:value-type="float" office:value="-0.003653791" calcext:value-type="float">
            <text:p>-0.003653791</text:p>
          </table:table-cell>
          <table:table-cell table:style-name="ce11" office:value-type="float" office:value="-0.0022088117" calcext:value-type="float">
            <text:p>-0.0022088117</text:p>
          </table:table-cell>
          <table:table-cell table:style-name="ce11" office:value-type="float" office:value="-0.0014025065" calcext:value-type="float">
            <text:p>-0.0014025065</text:p>
          </table:table-cell>
        </table:table-row>
        <table:table-row table:style-name="ro1">
          <table:table-cell table:style-name="ce5" office:value-type="string" calcext:value-type="string">
            <text:p>17:49:02.030</text:p>
          </table:table-cell>
          <table:table-cell table:style-name="ce11" office:value-type="float" office:value="0.0024244827" calcext:value-type="float">
            <text:p>0.0024244827</text:p>
          </table:table-cell>
          <table:table-cell table:style-name="ce11" office:value-type="float" office:value="0.010756205" calcext:value-type="float">
            <text:p>0.010756205</text:p>
          </table:table-cell>
          <table:table-cell table:style-name="ce11" office:value-type="float" office:value="0.0068676095" calcext:value-type="float">
            <text:p>0.0068676095</text:p>
          </table:table-cell>
        </table:table-row>
        <table:table-row table:style-name="ro1">
          <table:table-cell table:style-name="ce5" office:value-type="string" calcext:value-type="string">
            <text:p>17:49:02.100</text:p>
          </table:table-cell>
          <table:table-cell table:style-name="ce11" office:value-type="float" office:value="0.0026215066" calcext:value-type="float">
            <text:p>0.0026215066</text:p>
          </table:table-cell>
          <table:table-cell table:style-name="ce11" office:value-type="float" office:value="0.000012617891" calcext:value-type="float">
            <text:p>1.2617891E-05</text:p>
          </table:table-cell>
          <table:table-cell table:style-name="ce11" office:value-type="float" office:value="0.004642776" calcext:value-type="float">
            <text:p>0.004642776</text:p>
          </table:table-cell>
        </table:table-row>
        <table:table-row table:style-name="ro1">
          <table:table-cell table:style-name="ce5" office:value-type="string" calcext:value-type="string">
            <text:p>17:49:02.170</text:p>
          </table:table-cell>
          <table:table-cell table:style-name="ce11" office:value-type="float" office:value="0.00016211194" calcext:value-type="float">
            <text:p>0.00016211194</text:p>
          </table:table-cell>
          <table:table-cell table:style-name="ce11" office:value-type="float" office:value="0.008141238" calcext:value-type="float">
            <text:p>0.008141238</text:p>
          </table:table-cell>
          <table:table-cell table:style-name="ce11" office:value-type="float" office:value="-0.008565639" calcext:value-type="float">
            <text:p>-0.008565639</text:p>
          </table:table-cell>
        </table:table-row>
        <table:table-row table:style-name="ro1">
          <table:table-cell table:style-name="ce5" office:value-type="string" calcext:value-type="string">
            <text:p>17:49:02.249</text:p>
          </table:table-cell>
          <table:table-cell table:style-name="ce11" office:value-type="float" office:value="-0.005347263" calcext:value-type="float">
            <text:p>-0.005347263</text:p>
          </table:table-cell>
          <table:table-cell table:style-name="ce11" office:value-type="float" office:value="0.012600581" calcext:value-type="float">
            <text:p>0.012600581</text:p>
          </table:table-cell>
          <table:table-cell table:style-name="ce11" office:value-type="float" office:value="-0.017157316" calcext:value-type="float">
            <text:p>-0.017157316</text:p>
          </table:table-cell>
        </table:table-row>
        <table:table-row table:style-name="ro1">
          <table:table-cell table:style-name="ce5" office:value-type="string" calcext:value-type="string">
            <text:p>17:49:02.321</text:p>
          </table:table-cell>
          <table:table-cell table:style-name="ce11" office:value-type="float" office:value="0.0022187065" calcext:value-type="float">
            <text:p>0.0022187065</text:p>
          </table:table-cell>
          <table:table-cell table:style-name="ce11" office:value-type="float" office:value="-0.0025022565" calcext:value-type="float">
            <text:p>-0.0025022565</text:p>
          </table:table-cell>
          <table:table-cell table:style-name="ce11" office:value-type="float" office:value="0.0010379006" calcext:value-type="float">
            <text:p>0.0010379006</text:p>
          </table:table-cell>
        </table:table-row>
        <table:table-row table:style-name="ro1">
          <table:table-cell table:style-name="ce5" office:value-type="string" calcext:value-type="string">
            <text:p>17:49:02.395</text:p>
          </table:table-cell>
          <table:table-cell table:style-name="ce11" office:value-type="float" office:value="0.000019352296" calcext:value-type="float">
            <text:p>1.9352296E-05</text:p>
          </table:table-cell>
          <table:table-cell table:style-name="ce11" office:value-type="float" office:value="-0.016314544" calcext:value-type="float">
            <text:p>-0.016314544</text:p>
          </table:table-cell>
          <table:table-cell table:style-name="ce11" office:value-type="float" office:value="0.008404803" calcext:value-type="float">
            <text:p>0.008404803</text:p>
          </table:table-cell>
        </table:table-row>
        <table:table-row table:style-name="ro1">
          <table:table-cell table:style-name="ce5" office:value-type="string" calcext:value-type="string">
            <text:p>17:49:02.460</text:p>
          </table:table-cell>
          <table:table-cell table:style-name="ce11" office:value-type="float" office:value="-0.0010812973" calcext:value-type="float">
            <text:p>-0.0010812973</text:p>
          </table:table-cell>
          <table:table-cell table:style-name="ce11" office:value-type="float" office:value="-0.01446336" calcext:value-type="float">
            <text:p>-0.01446336</text:p>
          </table:table-cell>
          <table:table-cell table:style-name="ce11" office:value-type="float" office:value="0.005147346" calcext:value-type="float">
            <text:p>0.005147346</text:p>
          </table:table-cell>
        </table:table-row>
        <table:table-row table:style-name="ro1">
          <table:table-cell table:style-name="ce5" office:value-type="string" calcext:value-type="string">
            <text:p>17:49:02.533</text:p>
          </table:table-cell>
          <table:table-cell table:style-name="ce11" office:value-type="float" office:value="-0.00426898" calcext:value-type="float">
            <text:p>-0.00426898</text:p>
          </table:table-cell>
          <table:table-cell table:style-name="ce11" office:value-type="float" office:value="0.007857008" calcext:value-type="float">
            <text:p>0.007857008</text:p>
          </table:table-cell>
          <table:table-cell table:style-name="ce11" office:value-type="float" office:value="-0.01997677" calcext:value-type="float">
            <text:p>-0.01997677</text:p>
          </table:table-cell>
        </table:table-row>
        <table:table-row table:style-name="ro1">
          <table:table-cell table:style-name="ce5" office:value-type="string" calcext:value-type="string">
            <text:p>17:49:02.600</text:p>
          </table:table-cell>
          <table:table-cell table:style-name="ce11" office:value-type="float" office:value="0.010659808" calcext:value-type="float">
            <text:p>0.010659808</text:p>
          </table:table-cell>
          <table:table-cell table:style-name="ce11" office:value-type="float" office:value="0.012344771" calcext:value-type="float">
            <text:p>0.012344771</text:p>
          </table:table-cell>
          <table:table-cell table:style-name="ce11" office:value-type="float" office:value="0.010365634" calcext:value-type="float">
            <text:p>0.010365634</text:p>
          </table:table-cell>
        </table:table-row>
        <table:table-row table:style-name="ro1">
          <table:table-cell table:style-name="ce5" office:value-type="string" calcext:value-type="string">
            <text:p>17:49:02.670</text:p>
          </table:table-cell>
          <table:table-cell table:style-name="ce11" office:value-type="float" office:value="-0.006665942" calcext:value-type="float">
            <text:p>-0.006665942</text:p>
          </table:table-cell>
          <table:table-cell table:style-name="ce11" office:value-type="float" office:value="-0.016135827" calcext:value-type="float">
            <text:p>-0.016135827</text:p>
          </table:table-cell>
          <table:table-cell table:style-name="ce11" office:value-type="float" office:value="-0.010446313" calcext:value-type="float">
            <text:p>-0.010446313</text:p>
          </table:table-cell>
        </table:table-row>
        <table:table-row table:style-name="ro1">
          <table:table-cell table:style-name="ce5" office:value-type="string" calcext:value-type="string">
            <text:p>17:49:02.740</text:p>
          </table:table-cell>
          <table:table-cell table:style-name="ce11" office:value-type="float" office:value="-0.0046810186" calcext:value-type="float">
            <text:p>-0.0046810186</text:p>
          </table:table-cell>
          <table:table-cell table:style-name="ce11" office:value-type="float" office:value="-0.0017781015" calcext:value-type="float">
            <text:p>-0.0017781015</text:p>
          </table:table-cell>
          <table:table-cell table:style-name="ce11" office:value-type="float" office:value="-0.014235668" calcext:value-type="float">
            <text:p>-0.014235668</text:p>
          </table:table-cell>
        </table:table-row>
        <table:table-row table:style-name="ro1">
          <table:table-cell table:style-name="ce5" office:value-type="string" calcext:value-type="string">
            <text:p>17:49:02.810</text:p>
          </table:table-cell>
          <table:table-cell table:style-name="ce11" office:value-type="float" office:value="0.0054550134" calcext:value-type="float">
            <text:p>0.0054550134</text:p>
          </table:table-cell>
          <table:table-cell table:style-name="ce11" office:value-type="float" office:value="0.021471007" calcext:value-type="float">
            <text:p>0.021471007</text:p>
          </table:table-cell>
          <table:table-cell table:style-name="ce11" office:value-type="float" office:value="0.0025687618" calcext:value-type="float">
            <text:p>0.0025687618</text:p>
          </table:table-cell>
        </table:table-row>
        <table:table-row table:style-name="ro1">
          <table:table-cell table:style-name="ce5" office:value-type="string" calcext:value-type="string">
            <text:p>17:49:02.881</text:p>
          </table:table-cell>
          <table:table-cell table:style-name="ce11" office:value-type="float" office:value="-0.004099283" calcext:value-type="float">
            <text:p>-0.004099283</text:p>
          </table:table-cell>
          <table:table-cell table:style-name="ce11" office:value-type="float" office:value="-0.0028684672" calcext:value-type="float">
            <text:p>-0.0028684672</text:p>
          </table:table-cell>
          <table:table-cell table:style-name="ce11" office:value-type="float" office:value="0.0047288644" calcext:value-type="float">
            <text:p>0.0047288644</text:p>
          </table:table-cell>
        </table:table-row>
        <table:table-row table:style-name="ro1">
          <table:table-cell table:style-name="ce5" office:value-type="string" calcext:value-type="string">
            <text:p>17:49:02.951</text:p>
          </table:table-cell>
          <table:table-cell table:style-name="ce11" office:value-type="float" office:value="-0.00039346426" calcext:value-type="float">
            <text:p>-0.00039346426</text:p>
          </table:table-cell>
          <table:table-cell table:style-name="ce11" office:value-type="float" office:value="-0.013128514" calcext:value-type="float">
            <text:p>-0.013128514</text:p>
          </table:table-cell>
          <table:table-cell table:style-name="ce11" office:value-type="float" office:value="-0.007828988" calcext:value-type="float">
            <text:p>-0.007828988</text:p>
          </table:table-cell>
        </table:table-row>
        <table:table-row table:style-name="ro1">
          <table:table-cell table:style-name="ce5" office:value-type="string" calcext:value-type="string">
            <text:p>17:49:03.025</text:p>
          </table:table-cell>
          <table:table-cell table:style-name="ce11" office:value-type="float" office:value="-0.0060669933" calcext:value-type="float">
            <text:p>-0.0060669933</text:p>
          </table:table-cell>
          <table:table-cell table:style-name="ce11" office:value-type="float" office:value="-0.0028068607" calcext:value-type="float">
            <text:p>-0.0028068607</text:p>
          </table:table-cell>
          <table:table-cell table:style-name="ce11" office:value-type="float" office:value="-0.013418167" calcext:value-type="float">
            <text:p>-0.013418167</text:p>
          </table:table-cell>
        </table:table-row>
        <table:table-row table:style-name="ro1">
          <table:table-cell table:style-name="ce5" office:value-type="string" calcext:value-type="string">
            <text:p>17:49:03.092</text:p>
          </table:table-cell>
          <table:table-cell table:style-name="ce11" office:value-type="float" office:value="-0.003922292" calcext:value-type="float">
            <text:p>-0.003922292</text:p>
          </table:table-cell>
          <table:table-cell table:style-name="ce11" office:value-type="float" office:value="0.014832221" calcext:value-type="float">
            <text:p>0.014832221</text:p>
          </table:table-cell>
          <table:table-cell table:style-name="ce11" office:value-type="float" office:value="-0.013614437" calcext:value-type="float">
            <text:p>-0.013614437</text:p>
          </table:table-cell>
        </table:table-row>
        <table:table-row table:style-name="ro1">
          <table:table-cell table:style-name="ce5" office:value-type="string" calcext:value-type="string">
            <text:p>17:49:03.161</text:p>
          </table:table-cell>
          <table:table-cell table:style-name="ce11" office:value-type="float" office:value="0.008774661" calcext:value-type="float">
            <text:p>0.008774661</text:p>
          </table:table-cell>
          <table:table-cell table:style-name="ce11" office:value-type="float" office:value="-0.007525028" calcext:value-type="float">
            <text:p>-0.007525028</text:p>
          </table:table-cell>
          <table:table-cell table:style-name="ce11" office:value-type="float" office:value="0.021584908" calcext:value-type="float">
            <text:p>0.021584908</text:p>
          </table:table-cell>
        </table:table-row>
        <table:table-row table:style-name="ro1">
          <table:table-cell table:style-name="ce5" office:value-type="string" calcext:value-type="string">
            <text:p>17:49:03.232</text:p>
          </table:table-cell>
          <table:table-cell table:style-name="ce11" office:value-type="float" office:value="-0.01231759" calcext:value-type="float">
            <text:p>-0.01231759</text:p>
          </table:table-cell>
          <table:table-cell table:style-name="ce11" office:value-type="float" office:value="-0.0039160927" calcext:value-type="float">
            <text:p>-0.0039160927</text:p>
          </table:table-cell>
          <table:table-cell table:style-name="ce11" office:value-type="float" office:value="-0.017267924" calcext:value-type="float">
            <text:p>-0.017267924</text:p>
          </table:table-cell>
        </table:table-row>
        <table:table-row table:style-name="ro1">
          <table:table-cell table:style-name="ce5" office:value-type="string" calcext:value-type="string">
            <text:p>17:49:03.303</text:p>
          </table:table-cell>
          <table:table-cell table:style-name="ce11" office:value-type="float" office:value="-0.0051531564" calcext:value-type="float">
            <text:p>-0.0051531564</text:p>
          </table:table-cell>
          <table:table-cell table:style-name="ce11" office:value-type="float" office:value="0.025918875" calcext:value-type="float">
            <text:p>0.025918875</text:p>
          </table:table-cell>
          <table:table-cell table:style-name="ce11" office:value-type="float" office:value="-0.015980583" calcext:value-type="float">
            <text:p>-0.015980583</text:p>
          </table:table-cell>
        </table:table-row>
        <table:table-row table:style-name="ro1">
          <table:table-cell table:style-name="ce5" office:value-type="string" calcext:value-type="string">
            <text:p>17:49:05.692</text:p>
          </table:table-cell>
          <table:table-cell table:style-name="ce11" office:value-type="float" office:value="0.00085529365" calcext:value-type="float">
            <text:p>0.00085529365</text:p>
          </table:table-cell>
          <table:table-cell table:style-name="ce11" office:value-type="float" office:value="-0.009631997" calcext:value-type="float">
            <text:p>-0.009631997</text:p>
          </table:table-cell>
          <table:table-cell table:style-name="ce11" office:value-type="float" office:value="0.012204382" calcext:value-type="float">
            <text:p>0.012204382</text:p>
          </table:table-cell>
        </table:table-row>
        <table:table-row table:style-name="ro1">
          <table:table-cell table:style-name="ce5" office:value-type="string" calcext:value-type="string">
            <text:p>17:49:05.757</text:p>
          </table:table-cell>
          <table:table-cell table:style-name="ce11" office:value-type="float" office:value="-0.004283859" calcext:value-type="float">
            <text:p>-0.004283859</text:p>
          </table:table-cell>
          <table:table-cell table:style-name="ce11" office:value-type="float" office:value="-0.009108245" calcext:value-type="float">
            <text:p>-0.009108245</text:p>
          </table:table-cell>
          <table:table-cell table:style-name="ce11" office:value-type="float" office:value="0.012082579" calcext:value-type="float">
            <text:p>0.012082579</text:p>
          </table:table-cell>
        </table:table-row>
        <table:table-row table:style-name="ro1">
          <table:table-cell table:style-name="ce5" office:value-type="string" calcext:value-type="string">
            <text:p>17:49:05.829</text:p>
          </table:table-cell>
          <table:table-cell table:style-name="ce11" office:value-type="float" office:value="0.0025165763" calcext:value-type="float">
            <text:p>0.0025165763</text:p>
          </table:table-cell>
          <table:table-cell table:style-name="ce11" office:value-type="float" office:value="-0.013690606" calcext:value-type="float">
            <text:p>-0.013690606</text:p>
          </table:table-cell>
          <table:table-cell table:style-name="ce11" office:value-type="float" office:value="0.009995412" calcext:value-type="float">
            <text:p>0.009995412</text:p>
          </table:table-cell>
        </table:table-row>
        <table:table-row table:style-name="ro1">
          <table:table-cell table:style-name="ce5" office:value-type="string" calcext:value-type="string">
            <text:p>17:49:17.953</text:p>
          </table:table-cell>
          <table:table-cell table:style-name="ce11" office:value-type="float" office:value="0.0055608186" calcext:value-type="float">
            <text:p>0.0055608186</text:p>
          </table:table-cell>
          <table:table-cell table:style-name="ce11" office:value-type="float" office:value="-0.012760991" calcext:value-type="float">
            <text:p>-0.012760991</text:p>
          </table:table-cell>
          <table:table-cell table:style-name="ce11" office:value-type="float" office:value="0.032506604" calcext:value-type="float">
            <text:p>0.032506604</text:p>
          </table:table-cell>
        </table:table-row>
        <table:table-row table:style-name="ro1">
          <table:table-cell table:style-name="ce5" office:value-type="string" calcext:value-type="string">
            <text:p>17:49:18.022</text:p>
          </table:table-cell>
          <table:table-cell table:style-name="ce11" office:value-type="float" office:value="0.011157036" calcext:value-type="float">
            <text:p>0.011157036</text:p>
          </table:table-cell>
          <table:table-cell table:style-name="ce11" office:value-type="float" office:value="-0.030820815" calcext:value-type="float">
            <text:p>-0.030820815</text:p>
          </table:table-cell>
          <table:table-cell table:style-name="ce11" office:value-type="float" office:value="0.051228613" calcext:value-type="float">
            <text:p>0.051228613</text:p>
          </table:table-cell>
        </table:table-row>
        <table:table-row table:style-name="ro1">
          <table:table-cell table:style-name="ce5" office:value-type="string" calcext:value-type="string">
            <text:p>17:49:18.089</text:p>
          </table:table-cell>
          <table:table-cell table:style-name="ce11" office:value-type="float" office:value="0.004108716" calcext:value-type="float">
            <text:p>0.004108716</text:p>
          </table:table-cell>
          <table:table-cell table:style-name="ce11" office:value-type="float" office:value="-0.023124486" calcext:value-type="float">
            <text:p>-0.023124486</text:p>
          </table:table-cell>
          <table:table-cell table:style-name="ce11" office:value-type="float" office:value="0.050500277" calcext:value-type="float">
            <text:p>0.050500277</text:p>
          </table:table-cell>
        </table:table-row>
        <table:table-row table:style-name="ro1">
          <table:table-cell table:style-name="ce5" office:value-type="string" calcext:value-type="string">
            <text:p>17:49:18.161</text:p>
          </table:table-cell>
          <table:table-cell table:style-name="ce11" office:value-type="float" office:value="0.0072134463" calcext:value-type="float">
            <text:p>0.0072134463</text:p>
          </table:table-cell>
          <table:table-cell table:style-name="ce11" office:value-type="float" office:value="-0.023229027" calcext:value-type="float">
            <text:p>-0.023229027</text:p>
          </table:table-cell>
          <table:table-cell table:style-name="ce11" office:value-type="float" office:value="0.03402447" calcext:value-type="float">
            <text:p>0.03402447</text:p>
          </table:table-cell>
        </table:table-row>
        <table:table-row table:style-name="ro1">
          <table:table-cell table:style-name="ce5" office:value-type="string" calcext:value-type="string">
            <text:p>17:49:18.230</text:p>
          </table:table-cell>
          <table:table-cell table:style-name="ce11" office:value-type="float" office:value="0.013303682" calcext:value-type="float">
            <text:p>0.013303682</text:p>
          </table:table-cell>
          <table:table-cell table:style-name="ce11" office:value-type="float" office:value="-0.008162001" calcext:value-type="float">
            <text:p>-0.008162001</text:p>
          </table:table-cell>
          <table:table-cell table:style-name="ce11" office:value-type="float" office:value="0.029303677" calcext:value-type="float">
            <text:p>0.029303677</text:p>
          </table:table-cell>
        </table:table-row>
        <table:table-row table:style-name="ro1">
          <table:table-cell table:style-name="ce5" office:value-type="string" calcext:value-type="string">
            <text:p>17:49:18.301</text:p>
          </table:table-cell>
          <table:table-cell table:style-name="ce11" office:value-type="float" office:value="-0.009999302" calcext:value-type="float">
            <text:p>-0.009999302</text:p>
          </table:table-cell>
          <table:table-cell table:style-name="ce11" office:value-type="float" office:value="-0.025143664" calcext:value-type="float">
            <text:p>-0.025143664</text:p>
          </table:table-cell>
          <table:table-cell table:style-name="ce11" office:value-type="float" office:value="0.022198517" calcext:value-type="float">
            <text:p>0.022198517</text:p>
          </table:table-cell>
        </table:table-row>
        <table:table-row table:style-name="ro1">
          <table:table-cell table:style-name="ce5" office:value-type="string" calcext:value-type="string">
            <text:p>17:49:18.370</text:p>
          </table:table-cell>
          <table:table-cell table:style-name="ce11" office:value-type="float" office:value="0.012753454" calcext:value-type="float">
            <text:p>0.012753454</text:p>
          </table:table-cell>
          <table:table-cell table:style-name="ce11" office:value-type="float" office:value="-0.029440822" calcext:value-type="float">
            <text:p>-0.029440822</text:p>
          </table:table-cell>
          <table:table-cell table:style-name="ce11" office:value-type="float" office:value="0.05052065" calcext:value-type="float">
            <text:p>0.05052065</text:p>
          </table:table-cell>
        </table:table-row>
        <table:table-row table:style-name="ro1">
          <table:table-cell table:style-name="ce5" office:value-type="string" calcext:value-type="string">
            <text:p>17:49:23.202</text:p>
          </table:table-cell>
          <table:table-cell table:style-name="ce11" office:value-type="float" office:value="-0.0039027452" calcext:value-type="float">
            <text:p>-0.0039027452</text:p>
          </table:table-cell>
          <table:table-cell table:style-name="ce11" office:value-type="float" office:value="-0.012873677" calcext:value-type="float">
            <text:p>-0.012873677</text:p>
          </table:table-cell>
          <table:table-cell table:style-name="ce11" office:value-type="float" office:value="0.012949068" calcext:value-type="float">
            <text:p>0.012949068</text:p>
          </table:table-cell>
        </table:table-row>
        <table:table-row table:style-name="ro1">
          <table:table-cell table:style-name="ce5" office:value-type="string" calcext:value-type="string">
            <text:p>17:49:23.266</text:p>
          </table:table-cell>
          <table:table-cell table:style-name="ce11" office:value-type="float" office:value="0.0037385912" calcext:value-type="float">
            <text:p>0.0037385912</text:p>
          </table:table-cell>
          <table:table-cell table:style-name="ce11" office:value-type="float" office:value="0.0009381001" calcext:value-type="float">
            <text:p>0.0009381001</text:p>
          </table:table-cell>
          <table:table-cell table:style-name="ce11" office:value-type="float" office:value="0.0024256255" calcext:value-type="float">
            <text:p>0.0024256255</text:p>
          </table:table-cell>
        </table:table-row>
        <table:table-row table:style-name="ro1">
          <table:table-cell table:style-name="ce5" office:value-type="string" calcext:value-type="string">
            <text:p>17:49:23.335</text:p>
          </table:table-cell>
          <table:table-cell table:style-name="ce11" office:value-type="float" office:value="0.0018266038" calcext:value-type="float">
            <text:p>0.0018266038</text:p>
          </table:table-cell>
          <table:table-cell table:style-name="ce11" office:value-type="float" office:value="-0.0035502466" calcext:value-type="float">
            <text:p>-0.0035502466</text:p>
          </table:table-cell>
          <table:table-cell table:style-name="ce11" office:value-type="float" office:value="-0.006166526" calcext:value-type="float">
            <text:p>-0.006166526</text:p>
          </table:table-cell>
        </table:table-row>
        <table:table-row table:style-name="ro1">
          <table:table-cell table:style-name="ce5" office:value-type="string" calcext:value-type="string">
            <text:p>17:49:23.409</text:p>
          </table:table-cell>
          <table:table-cell table:style-name="ce11" office:value-type="float" office:value="-0.00077302207" calcext:value-type="float">
            <text:p>-0.00077302207</text:p>
          </table:table-cell>
          <table:table-cell table:style-name="ce11" office:value-type="float" office:value="-0.00077822484" calcext:value-type="float">
            <text:p>-0.00077822484</text:p>
          </table:table-cell>
          <table:table-cell table:style-name="ce11" office:value-type="float" office:value="0.00565617" calcext:value-type="float">
            <text:p>0.00565617</text:p>
          </table:table-cell>
        </table:table-row>
        <table:table-row table:style-name="ro1">
          <table:table-cell table:style-name="ce5" office:value-type="string" calcext:value-type="string">
            <text:p>17:49:23.475</text:p>
          </table:table-cell>
          <table:table-cell table:style-name="ce11" office:value-type="float" office:value="-0.0017944148" calcext:value-type="float">
            <text:p>-0.0017944148</text:p>
          </table:table-cell>
          <table:table-cell table:style-name="ce11" office:value-type="float" office:value="-0.0017990341" calcext:value-type="float">
            <text:p>-0.0017990341</text:p>
          </table:table-cell>
          <table:table-cell table:style-name="ce11" office:value-type="float" office:value="0.0039919214" calcext:value-type="float">
            <text:p>0.0039919214</text:p>
          </table:table-cell>
        </table:table-row>
        <table:table-row table:style-name="ro1">
          <table:table-cell table:style-name="ce5" office:value-type="string" calcext:value-type="string">
            <text:p>17:49:23.547</text:p>
          </table:table-cell>
          <table:table-cell table:style-name="ce11" office:value-type="float" office:value="0.002779534" calcext:value-type="float">
            <text:p>0.002779534</text:p>
          </table:table-cell>
          <table:table-cell table:style-name="ce11" office:value-type="float" office:value="-0.00030076288" calcext:value-type="float">
            <text:p>-0.00030076288</text:p>
          </table:table-cell>
          <table:table-cell table:style-name="ce11" office:value-type="float" office:value="0.011063459" calcext:value-type="float">
            <text:p>0.011063459</text:p>
          </table:table-cell>
        </table:table-row>
        <table:table-row table:style-name="ro1">
          <table:table-cell table:style-name="ce5" office:value-type="string" calcext:value-type="string">
            <text:p>17:49:23.617</text:p>
          </table:table-cell>
          <table:table-cell table:style-name="ce11" office:value-type="float" office:value="0.0014029928" calcext:value-type="float">
            <text:p>0.0014029928</text:p>
          </table:table-cell>
          <table:table-cell table:style-name="ce11" office:value-type="float" office:value="0.0045633004" calcext:value-type="float">
            <text:p>0.0045633004</text:p>
          </table:table-cell>
          <table:table-cell table:style-name="ce11" office:value-type="float" office:value="0.0013877735" calcext:value-type="float">
            <text:p>0.0013877735</text:p>
          </table:table-cell>
        </table:table-row>
        <table:table-row table:style-name="ro1">
          <table:table-cell table:style-name="ce5" office:value-type="string" calcext:value-type="string">
            <text:p>17:49:23.687</text:p>
          </table:table-cell>
          <table:table-cell table:style-name="ce11" office:value-type="float" office:value="-0.00093455054" calcext:value-type="float">
            <text:p>-0.00093455054</text:p>
          </table:table-cell>
          <table:table-cell table:style-name="ce11" office:value-type="float" office:value="0.0010308014" calcext:value-type="float">
            <text:p>0.0010308014</text:p>
          </table:table-cell>
          <table:table-cell table:style-name="ce11" office:value-type="float" office:value="0.004105434" calcext:value-type="float">
            <text:p>0.004105434</text:p>
          </table:table-cell>
        </table:table-row>
        <table:table-row table:style-name="ro1">
          <table:table-cell table:style-name="ce5" office:value-type="string" calcext:value-type="string">
            <text:p>17:49:23.757</text:p>
          </table:table-cell>
          <table:table-cell table:style-name="ce11" office:value-type="float" office:value="0.0039928937" calcext:value-type="float">
            <text:p>0.0039928937</text:p>
          </table:table-cell>
          <table:table-cell table:style-name="ce11" office:value-type="float" office:value="-0.011816399" calcext:value-type="float">
            <text:p>-0.011816399</text:p>
          </table:table-cell>
          <table:table-cell table:style-name="ce11" office:value-type="float" office:value="0.0080894055" calcext:value-type="float">
            <text:p>0.0080894055</text:p>
          </table:table-cell>
        </table:table-row>
        <table:table-row table:style-name="ro1">
          <table:table-cell table:style-name="ce5" office:value-type="string" calcext:value-type="string">
            <text:p>17:49:23.827</text:p>
          </table:table-cell>
          <table:table-cell table:style-name="ce11" office:value-type="float" office:value="-0.002339002" calcext:value-type="float">
            <text:p>-0.002339002</text:p>
          </table:table-cell>
          <table:table-cell table:style-name="ce11" office:value-type="float" office:value="0.00848146" calcext:value-type="float">
            <text:p>0.00848146</text:p>
          </table:table-cell>
          <table:table-cell table:style-name="ce11" office:value-type="float" office:value="-0.009858196" calcext:value-type="float">
            <text:p>-0.009858196</text:p>
          </table:table-cell>
        </table:table-row>
        <table:table-row table:style-name="ro1">
          <table:table-cell table:style-name="ce5" office:value-type="string" calcext:value-type="string">
            <text:p>17:49:23.897</text:p>
          </table:table-cell>
          <table:table-cell table:style-name="ce11" office:value-type="float" office:value="-0.0049614813" calcext:value-type="float">
            <text:p>-0.0049614813</text:p>
          </table:table-cell>
          <table:table-cell table:style-name="ce11" office:value-type="float" office:value="0.0003823294" calcext:value-type="float">
            <text:p>0.0003823294</text:p>
          </table:table-cell>
          <table:table-cell table:style-name="ce11" office:value-type="float" office:value="0.0014547529" calcext:value-type="float">
            <text:p>0.0014547529</text:p>
          </table:table-cell>
        </table:table-row>
        <table:table-row table:style-name="ro1">
          <table:table-cell table:style-name="ce5" office:value-type="string" calcext:value-type="string">
            <text:p>17:49:23.967</text:p>
          </table:table-cell>
          <table:table-cell table:style-name="ce11" office:value-type="float" office:value="0.0041039507" calcext:value-type="float">
            <text:p>0.0041039507</text:p>
          </table:table-cell>
          <table:table-cell table:style-name="ce11" office:value-type="float" office:value="0.0021019122" calcext:value-type="float">
            <text:p>0.0021019122</text:p>
          </table:table-cell>
          <table:table-cell table:style-name="ce11" office:value-type="float" office:value="0.006362991" calcext:value-type="float">
            <text:p>0.006362991</text:p>
          </table:table-cell>
        </table:table-row>
        <table:table-row table:style-name="ro1">
          <table:table-cell table:style-name="ce5" office:value-type="string" calcext:value-type="string">
            <text:p>17:49:24.037</text:p>
          </table:table-cell>
          <table:table-cell table:style-name="ce11" office:value-type="float" office:value="-0.00004171927" calcext:value-type="float">
            <text:p>-4.171927E-05</text:p>
          </table:table-cell>
          <table:table-cell table:style-name="ce11" office:value-type="float" office:value="0.0014522731" calcext:value-type="float">
            <text:p>0.0014522731</text:p>
          </table:table-cell>
          <table:table-cell table:style-name="ce11" office:value-type="float" office:value="-0.003282086" calcext:value-type="float">
            <text:p>-0.003282086</text:p>
          </table:table-cell>
        </table:table-row>
        <table:table-row table:style-name="ro1">
          <table:table-cell table:style-name="ce5" office:value-type="string" calcext:value-type="string">
            <text:p>17:49:24.107</text:p>
          </table:table-cell>
          <table:table-cell table:style-name="ce11" office:value-type="float" office:value="0.0015005323" calcext:value-type="float">
            <text:p>0.0015005323</text:p>
          </table:table-cell>
          <table:table-cell table:style-name="ce11" office:value-type="float" office:value="-0.004186125" calcext:value-type="float">
            <text:p>-0.004186125</text:p>
          </table:table-cell>
          <table:table-cell table:style-name="ce11" office:value-type="float" office:value="-0.0036130687" calcext:value-type="float">
            <text:p>-0.0036130687</text:p>
          </table:table-cell>
        </table:table-row>
        <table:table-row table:style-name="ro1">
          <table:table-cell table:style-name="ce5" office:value-type="string" calcext:value-type="string">
            <text:p>17:49:24.175</text:p>
          </table:table-cell>
          <table:table-cell table:style-name="ce11" office:value-type="float" office:value="0.001350479" calcext:value-type="float">
            <text:p>0.001350479</text:p>
          </table:table-cell>
          <table:table-cell table:style-name="ce11" office:value-type="float" office:value="-0.0011307964" calcext:value-type="float">
            <text:p>-0.0011307964</text:p>
          </table:table-cell>
          <table:table-cell table:style-name="ce11" office:value-type="float" office:value="-0.00061504316" calcext:value-type="float">
            <text:p>-0.00061504316</text:p>
          </table:table-cell>
        </table:table-row>
        <table:table-row table:style-name="ro1">
          <table:table-cell table:style-name="ce5" office:value-type="string" calcext:value-type="string">
            <text:p>17:49:24.250</text:p>
          </table:table-cell>
          <table:table-cell table:style-name="ce11" office:value-type="float" office:value="0.0012154019" calcext:value-type="float">
            <text:p>0.0012154019</text:p>
          </table:table-cell>
          <table:table-cell table:style-name="ce11" office:value-type="float" office:value="0.0020584424" calcext:value-type="float">
            <text:p>0.0020584424</text:p>
          </table:table-cell>
          <table:table-cell table:style-name="ce11" office:value-type="float" office:value="-0.0009929964" calcext:value-type="float">
            <text:p>-0.0009929964</text:p>
          </table:table-cell>
        </table:table-row>
        <table:table-row table:style-name="ro1">
          <table:table-cell table:style-name="ce5" office:value-type="string" calcext:value-type="string">
            <text:p>17:49:24.315</text:p>
          </table:table-cell>
          <table:table-cell table:style-name="ce11" office:value-type="float" office:value="-0.00022454497" calcext:value-type="float">
            <text:p>-0.00022454497</text:p>
          </table:table-cell>
          <table:table-cell table:style-name="ce11" office:value-type="float" office:value="0.001193424" calcext:value-type="float">
            <text:p>0.001193424</text:p>
          </table:table-cell>
          <table:table-cell table:style-name="ce11" office:value-type="float" office:value="-0.0063868654" calcext:value-type="float">
            <text:p>-0.0063868654</text:p>
          </table:table-cell>
        </table:table-row>
        <table:table-row table:style-name="ro1">
          <table:table-cell table:style-name="ce5" office:value-type="string" calcext:value-type="string">
            <text:p>17:49:24.388</text:p>
          </table:table-cell>
          <table:table-cell table:style-name="ce11" office:value-type="float" office:value="-0.0010810056" calcext:value-type="float">
            <text:p>-0.0010810056</text:p>
          </table:table-cell>
          <table:table-cell table:style-name="ce11" office:value-type="float" office:value="0.0028319021" calcext:value-type="float">
            <text:p>0.0028319021</text:p>
          </table:table-cell>
          <table:table-cell table:style-name="ce11" office:value-type="float" office:value="0.008753753" calcext:value-type="float">
            <text:p>0.008753753</text:p>
          </table:table-cell>
        </table:table-row>
        <table:table-row table:style-name="ro1">
          <table:table-cell table:style-name="ce5" office:value-type="string" calcext:value-type="string">
            <text:p>17:49:24.456</text:p>
          </table:table-cell>
          <table:table-cell table:style-name="ce11" office:value-type="float" office:value="0.0005652037" calcext:value-type="float">
            <text:p>0.0005652037</text:p>
          </table:table-cell>
          <table:table-cell table:style-name="ce11" office:value-type="float" office:value="0.00013172203" calcext:value-type="float">
            <text:p>0.00013172203</text:p>
          </table:table-cell>
          <table:table-cell table:style-name="ce11" office:value-type="float" office:value="-0.0004712138" calcext:value-type="float">
            <text:p>-0.0004712138</text:p>
          </table:table-cell>
        </table:table-row>
        <table:table-row table:style-name="ro1">
          <table:table-cell table:style-name="ce5" office:value-type="string" calcext:value-type="string">
            <text:p>17:49:24.527</text:p>
          </table:table-cell>
          <table:table-cell table:style-name="ce11" office:value-type="float" office:value="0.0029256002" calcext:value-type="float">
            <text:p>0.0029256002</text:p>
          </table:table-cell>
          <table:table-cell table:style-name="ce11" office:value-type="float" office:value="0.0029750022" calcext:value-type="float">
            <text:p>0.0029750022</text:p>
          </table:table-cell>
          <table:table-cell table:style-name="ce11" office:value-type="float" office:value="0.006387424" calcext:value-type="float">
            <text:p>0.006387424</text:p>
          </table:table-cell>
        </table:table-row>
        <table:table-row table:style-name="ro1">
          <table:table-cell table:style-name="ce5" office:value-type="string" calcext:value-type="string">
            <text:p>17:49:24.597</text:p>
          </table:table-cell>
          <table:table-cell table:style-name="ce11" office:value-type="float" office:value="-0.000223378" calcext:value-type="float">
            <text:p>-0.000223378</text:p>
          </table:table-cell>
          <table:table-cell table:style-name="ce11" office:value-type="float" office:value="-0.0058918255" calcext:value-type="float">
            <text:p>-0.0058918255</text:p>
          </table:table-cell>
          <table:table-cell table:style-name="ce11" office:value-type="float" office:value="-0.0012825514" calcext:value-type="float">
            <text:p>-0.0012825514</text:p>
          </table:table-cell>
        </table:table-row>
        <table:table-row table:style-name="ro1">
          <table:table-cell table:style-name="ce5" office:value-type="string" calcext:value-type="string">
            <text:p>17:49:24.667</text:p>
          </table:table-cell>
          <table:table-cell table:style-name="ce11" office:value-type="float" office:value="0.000458134" calcext:value-type="float">
            <text:p>0.000458134</text:p>
          </table:table-cell>
          <table:table-cell table:style-name="ce11" office:value-type="float" office:value="0.009858487" calcext:value-type="float">
            <text:p>0.009858487</text:p>
          </table:table-cell>
          <table:table-cell table:style-name="ce11" office:value-type="float" office:value="-0.0020332066" calcext:value-type="float">
            <text:p>-0.0020332066</text:p>
          </table:table-cell>
        </table:table-row>
        <table:table-row table:style-name="ro1">
          <table:table-cell table:style-name="ce5" office:value-type="string" calcext:value-type="string">
            <text:p>17:49:24.736</text:p>
          </table:table-cell>
          <table:table-cell table:style-name="ce11" office:value-type="float" office:value="-0.00046659453" calcext:value-type="float">
            <text:p>-0.00046659453</text:p>
          </table:table-cell>
          <table:table-cell table:style-name="ce11" office:value-type="float" office:value="-0.003212335" calcext:value-type="float">
            <text:p>-0.003212335</text:p>
          </table:table-cell>
          <table:table-cell table:style-name="ce11" office:value-type="float" office:value="-0.004686319" calcext:value-type="float">
            <text:p>-0.004686319</text:p>
          </table:table-cell>
        </table:table-row>
        <table:table-row table:style-name="ro1">
          <table:table-cell table:style-name="ce5" office:value-type="string" calcext:value-type="string">
            <text:p>17:49:24.810</text:p>
          </table:table-cell>
          <table:table-cell table:style-name="ce11" office:value-type="float" office:value="-0.0017383029" calcext:value-type="float">
            <text:p>-0.0017383029</text:p>
          </table:table-cell>
          <table:table-cell table:style-name="ce11" office:value-type="float" office:value="-0.0022319322" calcext:value-type="float">
            <text:p>-0.0022319322</text:p>
          </table:table-cell>
          <table:table-cell table:style-name="ce11" office:value-type="float" office:value="0.006329173" calcext:value-type="float">
            <text:p>0.006329173</text:p>
          </table:table-cell>
        </table:table-row>
        <table:table-row table:style-name="ro1">
          <table:table-cell table:style-name="ce5" office:value-type="string" calcext:value-type="string">
            <text:p>17:49:24.877</text:p>
          </table:table-cell>
          <table:table-cell table:style-name="ce11" office:value-type="float" office:value="-0.0013447414" calcext:value-type="float">
            <text:p>-0.0013447414</text:p>
          </table:table-cell>
          <table:table-cell table:style-name="ce11" office:value-type="float" office:value="-0.0006903858" calcext:value-type="float">
            <text:p>-0.0006903858</text:p>
          </table:table-cell>
          <table:table-cell table:style-name="ce11" office:value-type="float" office:value="0.003498997" calcext:value-type="float">
            <text:p>0.003498997</text:p>
          </table:table-cell>
        </table:table-row>
        <table:table-row table:style-name="ro1">
          <table:table-cell table:style-name="ce5" office:value-type="string" calcext:value-type="string">
            <text:p>17:49:24.947</text:p>
          </table:table-cell>
          <table:table-cell table:style-name="ce11" office:value-type="float" office:value="0.0003277248" calcext:value-type="float">
            <text:p>0.0003277248</text:p>
          </table:table-cell>
          <table:table-cell table:style-name="ce11" office:value-type="float" office:value="-0.0019397029" calcext:value-type="float">
            <text:p>-0.0019397029</text:p>
          </table:table-cell>
          <table:table-cell table:style-name="ce11" office:value-type="float" office:value="0.0013912744" calcext:value-type="float">
            <text:p>0.0013912744</text:p>
          </table:table-cell>
        </table:table-row>
        <table:table-row table:style-name="ro1">
          <table:table-cell table:style-name="ce5" office:value-type="string" calcext:value-type="string">
            <text:p>17:49:25.017</text:p>
          </table:table-cell>
          <table:table-cell table:style-name="ce11" office:value-type="float" office:value="-0.0030008699" calcext:value-type="float">
            <text:p>-0.0030008699</text:p>
          </table:table-cell>
          <table:table-cell table:style-name="ce11" office:value-type="float" office:value="0.009680062" calcext:value-type="float">
            <text:p>0.009680062</text:p>
          </table:table-cell>
          <table:table-cell table:style-name="ce11" office:value-type="float" office:value="0.0034494007" calcext:value-type="float">
            <text:p>0.0034494007</text:p>
          </table:table-cell>
        </table:table-row>
        <table:table-row table:style-name="ro1">
          <table:table-cell table:style-name="ce5" office:value-type="string" calcext:value-type="string">
            <text:p>17:49:25.088</text:p>
          </table:table-cell>
          <table:table-cell table:style-name="ce11" office:value-type="float" office:value="0.001254301" calcext:value-type="float">
            <text:p>0.001254301</text:p>
          </table:table-cell>
          <table:table-cell table:style-name="ce11" office:value-type="float" office:value="0.0034386062" calcext:value-type="float">
            <text:p>0.0034386062</text:p>
          </table:table-cell>
          <table:table-cell table:style-name="ce11" office:value-type="float" office:value="-0.00480569" calcext:value-type="float">
            <text:p>-0.00480569</text:p>
          </table:table-cell>
        </table:table-row>
        <table:table-row table:style-name="ro1">
          <table:table-cell table:style-name="ce5" office:value-type="string" calcext:value-type="string">
            <text:p>17:49:25.157</text:p>
          </table:table-cell>
          <table:table-cell table:style-name="ce11" office:value-type="float" office:value="-0.0021670682" calcext:value-type="float">
            <text:p>-0.0021670682</text:p>
          </table:table-cell>
          <table:table-cell table:style-name="ce11" office:value-type="float" office:value="-0.00393649" calcext:value-type="float">
            <text:p>-0.00393649</text:p>
          </table:table-cell>
          <table:table-cell table:style-name="ce11" office:value-type="float" office:value="-0.0025673152" calcext:value-type="float">
            <text:p>-0.0025673152</text:p>
          </table:table-cell>
        </table:table-row>
        <table:table-row table:style-name="ro1">
          <table:table-cell table:style-name="ce5" office:value-type="string" calcext:value-type="string">
            <text:p>17:49:25.233</text:p>
          </table:table-cell>
          <table:table-cell table:style-name="ce11" office:value-type="float" office:value="-0.00041223306" calcext:value-type="float">
            <text:p>-0.00041223306</text:p>
          </table:table-cell>
          <table:table-cell table:style-name="ce11" office:value-type="float" office:value="0.0028292278" calcext:value-type="float">
            <text:p>0.0028292278</text:p>
          </table:table-cell>
          <table:table-cell table:style-name="ce11" office:value-type="float" office:value="-0.0042881137" calcext:value-type="float">
            <text:p>-0.0042881137</text:p>
          </table:table-cell>
        </table:table-row>
        <table:table-row table:style-name="ro1">
          <table:table-cell table:style-name="ce5" office:value-type="string" calcext:value-type="string">
            <text:p>17:49:25.295</text:p>
          </table:table-cell>
          <table:table-cell table:style-name="ce11" office:value-type="float" office:value="-0.00037100003" calcext:value-type="float">
            <text:p>-0.00037100003</text:p>
          </table:table-cell>
          <table:table-cell table:style-name="ce11" office:value-type="float" office:value="-0.0009693166" calcext:value-type="float">
            <text:p>-0.0009693166</text:p>
          </table:table-cell>
          <table:table-cell table:style-name="ce11" office:value-type="float" office:value="-0.002540937" calcext:value-type="float">
            <text:p>-0.002540937</text:p>
          </table:table-cell>
        </table:table-row>
        <table:table-row table:style-name="ro1">
          <table:table-cell table:style-name="ce5" office:value-type="string" calcext:value-type="string">
            <text:p>17:49:25.366</text:p>
          </table:table-cell>
          <table:table-cell table:style-name="ce11" office:value-type="float" office:value="-0.00011416882" calcext:value-type="float">
            <text:p>-0.00011416882</text:p>
          </table:table-cell>
          <table:table-cell table:style-name="ce11" office:value-type="float" office:value="-0.00065265375" calcext:value-type="float">
            <text:p>-0.00065265375</text:p>
          </table:table-cell>
          <table:table-cell table:style-name="ce11" office:value-type="float" office:value="0.0056233006" calcext:value-type="float">
            <text:p>0.0056233006</text:p>
          </table:table-cell>
        </table:table-row>
        <table:table-row table:style-name="ro1">
          <table:table-cell table:style-name="ce5" office:value-type="string" calcext:value-type="string">
            <text:p>17:49:25.435</text:p>
          </table:table-cell>
          <table:table-cell table:style-name="ce11" office:value-type="float" office:value="0.0025339837" calcext:value-type="float">
            <text:p>0.0025339837</text:p>
          </table:table-cell>
          <table:table-cell table:style-name="ce11" office:value-type="float" office:value="-0.0054213656" calcext:value-type="float">
            <text:p>-0.0054213656</text:p>
          </table:table-cell>
          <table:table-cell table:style-name="ce11" office:value-type="float" office:value="0.007038498" calcext:value-type="float">
            <text:p>0.007038498</text:p>
          </table:table-cell>
        </table:table-row>
        <table:table-row table:style-name="ro1">
          <table:table-cell table:style-name="ce5" office:value-type="string" calcext:value-type="string">
            <text:p>17:49:26.734</text:p>
          </table:table-cell>
          <table:table-cell table:style-name="ce11" office:value-type="float" office:value="-0.0016745084" calcext:value-type="float">
            <text:p>-0.0016745084</text:p>
          </table:table-cell>
          <table:table-cell table:style-name="ce11" office:value-type="float" office:value="0.009403003" calcext:value-type="float">
            <text:p>0.009403003</text:p>
          </table:table-cell>
          <table:table-cell table:style-name="ce11" office:value-type="float" office:value="-0.011023734" calcext:value-type="float">
            <text:p>-0.011023734</text:p>
          </table:table-cell>
        </table:table-row>
        <table:table-row table:style-name="ro1">
          <table:table-cell table:style-name="ce5" office:value-type="string" calcext:value-type="string">
            <text:p>17:49:26.804</text:p>
          </table:table-cell>
          <table:table-cell table:style-name="ce11" office:value-type="float" office:value="0.007941249" calcext:value-type="float">
            <text:p>0.007941249</text:p>
          </table:table-cell>
          <table:table-cell table:style-name="ce11" office:value-type="float" office:value="-0.0012052882" calcext:value-type="float">
            <text:p>-0.0012052882</text:p>
          </table:table-cell>
          <table:table-cell table:style-name="ce11" office:value-type="float" office:value="0.0072172876" calcext:value-type="float">
            <text:p>0.0072172876</text:p>
          </table:table-cell>
        </table:table-row>
        <table:table-row table:style-name="ro1">
          <table:table-cell table:style-name="ce5" office:value-type="string" calcext:value-type="string">
            <text:p>17:49:26.878</text:p>
          </table:table-cell>
          <table:table-cell table:style-name="ce11" office:value-type="float" office:value="-0.0020813928" calcext:value-type="float">
            <text:p>-0.0020813928</text:p>
          </table:table-cell>
          <table:table-cell table:style-name="ce11" office:value-type="float" office:value="-0.026133597" calcext:value-type="float">
            <text:p>-0.026133597</text:p>
          </table:table-cell>
          <table:table-cell table:style-name="ce11" office:value-type="float" office:value="0.020997507" calcext:value-type="float">
            <text:p>0.020997507</text:p>
          </table:table-cell>
        </table:table-row>
        <table:table-row table:style-name="ro1">
          <table:table-cell table:style-name="ce5" office:value-type="string" calcext:value-type="string">
            <text:p>17:49:26.945</text:p>
          </table:table-cell>
          <table:table-cell table:style-name="ce11" office:value-type="float" office:value="-0.015716009" calcext:value-type="float">
            <text:p>-0.015716009</text:p>
          </table:table-cell>
          <table:table-cell table:style-name="ce11" office:value-type="float" office:value="-0.026596399" calcext:value-type="float">
            <text:p>-0.026596399</text:p>
          </table:table-cell>
          <table:table-cell table:style-name="ce11" office:value-type="float" office:value="-0.013621755" calcext:value-type="float">
            <text:p>-0.013621755</text:p>
          </table:table-cell>
        </table:table-row>
        <table:table-row table:style-name="ro1">
          <table:table-cell table:style-name="ce5" office:value-type="string" calcext:value-type="string">
            <text:p>17:49:27.016</text:p>
          </table:table-cell>
          <table:table-cell table:style-name="ce11" office:value-type="float" office:value="0.0012364074" calcext:value-type="float">
            <text:p>0.0012364074</text:p>
          </table:table-cell>
          <table:table-cell table:style-name="ce11" office:value-type="float" office:value="0.0109997615" calcext:value-type="float">
            <text:p>0.0109997615</text:p>
          </table:table-cell>
          <table:table-cell table:style-name="ce11" office:value-type="float" office:value="-0.004788891" calcext:value-type="float">
            <text:p>-0.004788891</text:p>
          </table:table-cell>
        </table:table-row>
        <table:table-row table:style-name="ro1">
          <table:table-cell table:style-name="ce5" office:value-type="string" calcext:value-type="string">
            <text:p>17:49:27.086</text:p>
          </table:table-cell>
          <table:table-cell table:style-name="ce11" office:value-type="float" office:value="0.0030903379" calcext:value-type="float">
            <text:p>0.0030903379</text:p>
          </table:table-cell>
          <table:table-cell table:style-name="ce11" office:value-type="float" office:value="0.02066638" calcext:value-type="float">
            <text:p>0.02066638</text:p>
          </table:table-cell>
          <table:table-cell table:style-name="ce11" office:value-type="float" office:value="-0.0045297258" calcext:value-type="float">
            <text:p>-0.0045297258</text:p>
          </table:table-cell>
        </table:table-row>
        <table:table-row table:style-name="ro1">
          <table:table-cell table:style-name="ce5" office:value-type="string" calcext:value-type="string">
            <text:p>17:49:27.155</text:p>
          </table:table-cell>
          <table:table-cell table:style-name="ce11" office:value-type="float" office:value="-0.004030237" calcext:value-type="float">
            <text:p>-0.004030237</text:p>
          </table:table-cell>
          <table:table-cell table:style-name="ce11" office:value-type="float" office:value="0.006295039" calcext:value-type="float">
            <text:p>0.006295039</text:p>
          </table:table-cell>
          <table:table-cell table:style-name="ce11" office:value-type="float" office:value="-0.01726035" calcext:value-type="float">
            <text:p>-0.01726035</text:p>
          </table:table-cell>
        </table:table-row>
        <table:table-row table:style-name="ro1">
          <table:table-cell table:style-name="ce5" office:value-type="string" calcext:value-type="string">
            <text:p>17:49:27.226</text:p>
          </table:table-cell>
          <table:table-cell table:style-name="ce11" office:value-type="float" office:value="-0.004066705" calcext:value-type="float">
            <text:p>-0.004066705</text:p>
          </table:table-cell>
          <table:table-cell table:style-name="ce11" office:value-type="float" office:value="-0.010154752" calcext:value-type="float">
            <text:p>-0.010154752</text:p>
          </table:table-cell>
          <table:table-cell table:style-name="ce11" office:value-type="float" office:value="-0.008942511" calcext:value-type="float">
            <text:p>-0.008942511</text:p>
          </table:table-cell>
        </table:table-row>
        <table:table-row table:style-name="ro1">
          <table:table-cell table:style-name="ce5" office:value-type="string" calcext:value-type="string">
            <text:p>17:49:27.296</text:p>
          </table:table-cell>
          <table:table-cell table:style-name="ce11" office:value-type="float" office:value="-0.0032205526" calcext:value-type="float">
            <text:p>-0.0032205526</text:p>
          </table:table-cell>
          <table:table-cell table:style-name="ce11" office:value-type="float" office:value="-0.00078967575" calcext:value-type="float">
            <text:p>-0.00078967575</text:p>
          </table:table-cell>
          <table:table-cell table:style-name="ce11" office:value-type="float" office:value="-0.005631275" calcext:value-type="float">
            <text:p>-0.005631275</text:p>
          </table:table-cell>
        </table:table-row>
        <table:table-row table:style-name="ro1">
          <table:table-cell table:style-name="ce5" office:value-type="string" calcext:value-type="string">
            <text:p>17:49:27.366</text:p>
          </table:table-cell>
          <table:table-cell table:style-name="ce11" office:value-type="float" office:value="-0.0048760003" calcext:value-type="float">
            <text:p>-0.0048760003</text:p>
          </table:table-cell>
          <table:table-cell table:style-name="ce11" office:value-type="float" office:value="-0.0051052375" calcext:value-type="float">
            <text:p>-0.0051052375</text:p>
          </table:table-cell>
          <table:table-cell table:style-name="ce11" office:value-type="float" office:value="-0.0118796835" calcext:value-type="float">
            <text:p>-0.0118796835</text:p>
          </table:table-cell>
        </table:table-row>
        <table:table-row table:style-name="ro1">
          <table:table-cell table:style-name="ce5" office:value-type="string" calcext:value-type="string">
            <text:p>17:49:27.435</text:p>
          </table:table-cell>
          <table:table-cell table:style-name="ce11" office:value-type="float" office:value="0.0028624865" calcext:value-type="float">
            <text:p>0.0028624865</text:p>
          </table:table-cell>
          <table:table-cell table:style-name="ce11" office:value-type="float" office:value="-0.013164034" calcext:value-type="float">
            <text:p>-0.013164034</text:p>
          </table:table-cell>
          <table:table-cell table:style-name="ce11" office:value-type="float" office:value="0.00029461196" calcext:value-type="float">
            <text:p>0.00029461196</text:p>
          </table:table-cell>
        </table:table-row>
        <table:table-row table:style-name="ro1">
          <table:table-cell table:style-name="ce5" office:value-type="string" calcext:value-type="string">
            <text:p>17:49:27.506</text:p>
          </table:table-cell>
          <table:table-cell table:style-name="ce11" office:value-type="float" office:value="0.0008184368" calcext:value-type="float">
            <text:p>0.0008184368</text:p>
          </table:table-cell>
          <table:table-cell table:style-name="ce11" office:value-type="float" office:value="-0.0032782934" calcext:value-type="float">
            <text:p>-0.0032782934</text:p>
          </table:table-cell>
          <table:table-cell table:style-name="ce11" office:value-type="float" office:value="0.0070766676" calcext:value-type="float">
            <text:p>0.0070766676</text:p>
          </table:table-cell>
        </table:table-row>
        <table:table-row table:style-name="ro1">
          <table:table-cell table:style-name="ce5" office:value-type="string" calcext:value-type="string">
            <text:p>17:49:27.575</text:p>
          </table:table-cell>
          <table:table-cell table:style-name="ce11" office:value-type="float" office:value="0.0035931086" calcext:value-type="float">
            <text:p>0.0035931086</text:p>
          </table:table-cell>
          <table:table-cell table:style-name="ce11" office:value-type="float" office:value="0.0034216123" calcext:value-type="float">
            <text:p>0.0034216123</text:p>
          </table:table-cell>
          <table:table-cell table:style-name="ce11" office:value-type="float" office:value="0.0061492645" calcext:value-type="float">
            <text:p>0.0061492645</text:p>
          </table:table-cell>
        </table:table-row>
        <table:table-row table:style-name="ro1">
          <table:table-cell table:style-name="ce5" office:value-type="string" calcext:value-type="string">
            <text:p>17:49:27.654</text:p>
          </table:table-cell>
          <table:table-cell table:style-name="ce11" office:value-type="float" office:value="0.0043323855" calcext:value-type="float">
            <text:p>0.0043323855</text:p>
          </table:table-cell>
          <table:table-cell table:style-name="ce11" office:value-type="float" office:value="0.0024202769" calcext:value-type="float">
            <text:p>0.0024202769</text:p>
          </table:table-cell>
          <table:table-cell table:style-name="ce11" office:value-type="float" office:value="0.0015792543" calcext:value-type="float">
            <text:p>0.0015792543</text:p>
          </table:table-cell>
        </table:table-row>
        <table:table-row table:style-name="ro1">
          <table:table-cell table:style-name="ce5" office:value-type="string" calcext:value-type="string">
            <text:p>17:49:27.727</text:p>
          </table:table-cell>
          <table:table-cell table:style-name="ce11" office:value-type="float" office:value="-0.0020334497" calcext:value-type="float">
            <text:p>-0.0020334497</text:p>
          </table:table-cell>
          <table:table-cell table:style-name="ce11" office:value-type="float" office:value="0.009648967" calcext:value-type="float">
            <text:p>0.009648967</text:p>
          </table:table-cell>
          <table:table-cell table:style-name="ce11" office:value-type="float" office:value="0.004497488" calcext:value-type="float">
            <text:p>0.004497488</text:p>
          </table:table-cell>
        </table:table-row>
        <table:table-row table:style-name="ro1">
          <table:table-cell table:style-name="ce5" office:value-type="string" calcext:value-type="string">
            <text:p>17:49:27.795</text:p>
          </table:table-cell>
          <table:table-cell table:style-name="ce11" office:value-type="float" office:value="-0.0029288095" calcext:value-type="float">
            <text:p>-0.0029288095</text:p>
          </table:table-cell>
          <table:table-cell table:style-name="ce11" office:value-type="float" office:value="0.0056078867" calcext:value-type="float">
            <text:p>0.0056078867</text:p>
          </table:table-cell>
          <table:table-cell table:style-name="ce11" office:value-type="float" office:value="0.0066844677" calcext:value-type="float">
            <text:p>0.0066844677</text:p>
          </table:table-cell>
        </table:table-row>
        <table:table-row table:style-name="ro1">
          <table:table-cell table:style-name="ce5" office:value-type="string" calcext:value-type="string">
            <text:p>17:49:27.866</text:p>
          </table:table-cell>
          <table:table-cell table:style-name="ce11" office:value-type="float" office:value="0.0015389451" calcext:value-type="float">
            <text:p>0.0015389451</text:p>
          </table:table-cell>
          <table:table-cell table:style-name="ce11" office:value-type="float" office:value="0.009881097" calcext:value-type="float">
            <text:p>0.009881097</text:p>
          </table:table-cell>
          <table:table-cell table:style-name="ce11" office:value-type="float" office:value="0.0049173795" calcext:value-type="float">
            <text:p>0.0049173795</text:p>
          </table:table-cell>
        </table:table-row>
        <table:table-row table:style-name="ro1">
          <table:table-cell table:style-name="ce5" office:value-type="string" calcext:value-type="string">
            <text:p>17:49:27.935</text:p>
          </table:table-cell>
          <table:table-cell table:style-name="ce11" office:value-type="float" office:value="0.0049007013" calcext:value-type="float">
            <text:p>0.0049007013</text:p>
          </table:table-cell>
          <table:table-cell table:style-name="ce11" office:value-type="float" office:value="-0.0012144537" calcext:value-type="float">
            <text:p>-0.0012144537</text:p>
          </table:table-cell>
          <table:table-cell table:style-name="ce11" office:value-type="float" office:value="0.006842641" calcext:value-type="float">
            <text:p>0.006842641</text:p>
          </table:table-cell>
        </table:table-row>
        <table:table-row table:style-name="ro1">
          <table:table-cell table:style-name="ce5" office:value-type="string" calcext:value-type="string">
            <text:p>17:49:28.006</text:p>
          </table:table-cell>
          <table:table-cell table:style-name="ce11" office:value-type="float" office:value="0.0055091805" calcext:value-type="float">
            <text:p>0.0055091805</text:p>
          </table:table-cell>
          <table:table-cell table:style-name="ce11" office:value-type="float" office:value="0.0017634415" calcext:value-type="float">
            <text:p>0.0017634415</text:p>
          </table:table-cell>
          <table:table-cell table:style-name="ce11" office:value-type="float" office:value="-0.00043340874" calcext:value-type="float">
            <text:p>-0.00043340874</text:p>
          </table:table-cell>
        </table:table-row>
        <table:table-row table:style-name="ro1">
          <table:table-cell table:style-name="ce5" office:value-type="string" calcext:value-type="string">
            <text:p>17:49:28.075</text:p>
          </table:table-cell>
          <table:table-cell table:style-name="ce11" office:value-type="float" office:value="-0.0029518572" calcext:value-type="float">
            <text:p>-0.0029518572</text:p>
          </table:table-cell>
          <table:table-cell table:style-name="ce11" office:value-type="float" office:value="0.005981634" calcext:value-type="float">
            <text:p>0.005981634</text:p>
          </table:table-cell>
          <table:table-cell table:style-name="ce11" office:value-type="float" office:value="-0.009398846" calcext:value-type="float">
            <text:p>-0.009398846</text:p>
          </table:table-cell>
        </table:table-row>
        <table:table-row table:style-name="ro1">
          <table:table-cell table:style-name="ce5" office:value-type="string" calcext:value-type="string">
            <text:p>17:49:28.146</text:p>
          </table:table-cell>
          <table:table-cell table:style-name="ce11" office:value-type="float" office:value="0.0063521233" calcext:value-type="float">
            <text:p>0.0063521233</text:p>
          </table:table-cell>
          <table:table-cell table:style-name="ce11" office:value-type="float" office:value="0.0056031947" calcext:value-type="float">
            <text:p>0.0056031947</text:p>
          </table:table-cell>
          <table:table-cell table:style-name="ce11" office:value-type="float" office:value="0.01461232" calcext:value-type="float">
            <text:p>0.01461232</text:p>
          </table:table-cell>
        </table:table-row>
        <table:table-row table:style-name="ro1">
          <table:table-cell table:style-name="ce5" office:value-type="string" calcext:value-type="string">
            <text:p>17:49:28.215</text:p>
          </table:table-cell>
          <table:table-cell table:style-name="ce11" office:value-type="float" office:value="-0.0030721526" calcext:value-type="float">
            <text:p>-0.0030721526</text:p>
          </table:table-cell>
          <table:table-cell table:style-name="ce11" office:value-type="float" office:value="-0.004625077" calcext:value-type="float">
            <text:p>-0.004625077</text:p>
          </table:table-cell>
          <table:table-cell table:style-name="ce11" office:value-type="float" office:value="-0.0048664943" calcext:value-type="float">
            <text:p>-0.0048664943</text:p>
          </table:table-cell>
        </table:table-row>
        <table:table-row table:style-name="ro1">
          <table:table-cell table:style-name="ce5" office:value-type="string" calcext:value-type="string">
            <text:p>17:49:28.286</text:p>
          </table:table-cell>
          <table:table-cell table:style-name="ce11" office:value-type="float" office:value="-0.00034795233" calcext:value-type="float">
            <text:p>-0.00034795233</text:p>
          </table:table-cell>
          <table:table-cell table:style-name="ce11" office:value-type="float" office:value="0.007922406" calcext:value-type="float">
            <text:p>0.007922406</text:p>
          </table:table-cell>
          <table:table-cell table:style-name="ce11" office:value-type="float" office:value="0.0019922166" calcext:value-type="float">
            <text:p>0.0019922166</text:p>
          </table:table-cell>
        </table:table-row>
        <table:table-row table:style-name="ro1">
          <table:table-cell table:style-name="ce5" office:value-type="string" calcext:value-type="string">
            <text:p>17:49:28.354</text:p>
          </table:table-cell>
          <table:table-cell table:style-name="ce11" office:value-type="float" office:value="-0.0016315249" calcext:value-type="float">
            <text:p>-0.0016315249</text:p>
          </table:table-cell>
          <table:table-cell table:style-name="ce11" office:value-type="float" office:value="0.0029553338" calcext:value-type="float">
            <text:p>0.0029553338</text:p>
          </table:table-cell>
          <table:table-cell table:style-name="ce11" office:value-type="float" office:value="-0.003480447" calcext:value-type="float">
            <text:p>-0.003480447</text:p>
          </table:table-cell>
        </table:table-row>
        <table:table-row table:style-name="ro1">
          <table:table-cell table:style-name="ce5" office:value-type="string" calcext:value-type="string">
            <text:p>17:49:28.426</text:p>
          </table:table-cell>
          <table:table-cell table:style-name="ce11" office:value-type="float" office:value="0.008199538" calcext:value-type="float">
            <text:p>0.008199538</text:p>
          </table:table-cell>
          <table:table-cell table:style-name="ce11" office:value-type="float" office:value="0.006834618" calcext:value-type="float">
            <text:p>0.006834618</text:p>
          </table:table-cell>
          <table:table-cell table:style-name="ce11" office:value-type="float" office:value="0.010051208" calcext:value-type="float">
            <text:p>0.010051208</text:p>
          </table:table-cell>
        </table:table-row>
        <table:table-row table:style-name="ro1">
          <table:table-cell table:style-name="ce5" office:value-type="string" calcext:value-type="string">
            <text:p>17:49:28.495</text:p>
          </table:table-cell>
          <table:table-cell table:style-name="ce11" office:value-type="float" office:value="-0.004485648" calcext:value-type="float">
            <text:p>-0.004485648</text:p>
          </table:table-cell>
          <table:table-cell table:style-name="ce11" office:value-type="float" office:value="-0.0043957424" calcext:value-type="float">
            <text:p>-0.0043957424</text:p>
          </table:table-cell>
          <table:table-cell table:style-name="ce11" office:value-type="float" office:value="-0.006554496" calcext:value-type="float">
            <text:p>-0.006554496</text:p>
          </table:table-cell>
        </table:table-row>
        <table:table-row table:style-name="ro1">
          <table:table-cell table:style-name="ce5" office:value-type="string" calcext:value-type="string">
            <text:p>17:49:28.570</text:p>
          </table:table-cell>
          <table:table-cell table:style-name="ce11" office:value-type="float" office:value="-0.0027187543" calcext:value-type="float">
            <text:p>-0.0027187543</text:p>
          </table:table-cell>
          <table:table-cell table:style-name="ce11" office:value-type="float" office:value="0.0015370002" calcext:value-type="float">
            <text:p>0.0015370002</text:p>
          </table:table-cell>
          <table:table-cell table:style-name="ce11" office:value-type="float" office:value="-0.0008453501" calcext:value-type="float">
            <text:p>-0.0008453501</text:p>
          </table:table-cell>
        </table:table-row>
        <table:table-row table:style-name="ro1">
          <table:table-cell table:style-name="ce5" office:value-type="string" calcext:value-type="string">
            <text:p>17:49:28.634</text:p>
          </table:table-cell>
          <table:table-cell table:style-name="ce11" office:value-type="float" office:value="-0.0042046993" calcext:value-type="float">
            <text:p>-0.0042046993</text:p>
          </table:table-cell>
          <table:table-cell table:style-name="ce11" office:value-type="float" office:value="-0.0027914958" calcext:value-type="float">
            <text:p>-0.0027914958</text:p>
          </table:table-cell>
          <table:table-cell table:style-name="ce11" office:value-type="float" office:value="-0.0062539764" calcext:value-type="float">
            <text:p>-0.0062539764</text:p>
          </table:table-cell>
        </table:table-row>
        <table:table-row table:style-name="ro1">
          <table:table-cell table:style-name="ce5" office:value-type="string" calcext:value-type="string">
            <text:p>17:49:28.706</text:p>
          </table:table-cell>
          <table:table-cell table:style-name="ce11" office:value-type="float" office:value="0.00017086424" calcext:value-type="float">
            <text:p>0.00017086424</text:p>
          </table:table-cell>
          <table:table-cell table:style-name="ce11" office:value-type="float" office:value="-0.002512346" calcext:value-type="float">
            <text:p>-0.002512346</text:p>
          </table:table-cell>
          <table:table-cell table:style-name="ce11" office:value-type="float" office:value="-0.0045299446" calcext:value-type="float">
            <text:p>-0.0045299446</text:p>
          </table:table-cell>
        </table:table-row>
        <table:table-row table:style-name="ro1">
          <table:table-cell table:style-name="ce5" office:value-type="string" calcext:value-type="string">
            <text:p>17:49:28.777</text:p>
          </table:table-cell>
          <table:table-cell table:style-name="ce11" office:value-type="float" office:value="0.0019115984" calcext:value-type="float">
            <text:p>0.0019115984</text:p>
          </table:table-cell>
          <table:table-cell table:style-name="ce11" office:value-type="float" office:value="-0.0046781013" calcext:value-type="float">
            <text:p>-0.0046781013</text:p>
          </table:table-cell>
          <table:table-cell table:style-name="ce11" office:value-type="float" office:value="0.0040529203" calcext:value-type="float">
            <text:p>0.0040529203</text:p>
          </table:table-cell>
        </table:table-row>
        <table:table-row table:style-name="ro1">
          <table:table-cell table:style-name="ce5" office:value-type="string" calcext:value-type="string">
            <text:p>17:49:28.845</text:p>
          </table:table-cell>
          <table:table-cell table:style-name="ce11" office:value-type="float" office:value="-0.00047680555" calcext:value-type="float">
            <text:p>-0.00047680555</text:p>
          </table:table-cell>
          <table:table-cell table:style-name="ce11" office:value-type="float" office:value="-0.0048694606" calcext:value-type="float">
            <text:p>-0.0048694606</text:p>
          </table:table-cell>
          <table:table-cell table:style-name="ce11" office:value-type="float" office:value="0.008701337" calcext:value-type="float">
            <text:p>0.008701337</text:p>
          </table:table-cell>
        </table:table-row>
        <table:table-row table:style-name="ro1">
          <table:table-cell table:style-name="ce5" office:value-type="string" calcext:value-type="string">
            <text:p>17:49:31.196</text:p>
          </table:table-cell>
          <table:table-cell table:style-name="ce11" office:value-type="float" office:value="-0.0041644387" calcext:value-type="float">
            <text:p>-0.0041644387</text:p>
          </table:table-cell>
          <table:table-cell table:style-name="ce11" office:value-type="float" office:value="-0.029211609" calcext:value-type="float">
            <text:p>-0.029211609</text:p>
          </table:table-cell>
          <table:table-cell table:style-name="ce11" office:value-type="float" office:value="0.026507951" calcext:value-type="float">
            <text:p>0.026507951</text:p>
          </table:table-cell>
        </table:table-row>
        <table:table-row table:style-name="ro1">
          <table:table-cell table:style-name="ce5" office:value-type="string" calcext:value-type="string">
            <text:p>17:49:31.262</text:p>
          </table:table-cell>
          <table:table-cell table:style-name="ce11" office:value-type="float" office:value="-0.010779228" calcext:value-type="float">
            <text:p>-0.010779228</text:p>
          </table:table-cell>
          <table:table-cell table:style-name="ce11" office:value-type="float" office:value="-0.006295331" calcext:value-type="float">
            <text:p>-0.006295331</text:p>
          </table:table-cell>
          <table:table-cell table:style-name="ce11" office:value-type="float" office:value="-0.013276623" calcext:value-type="float">
            <text:p>-0.013276623</text:p>
          </table:table-cell>
        </table:table-row>
        <table:table-row table:style-name="ro1">
          <table:table-cell table:style-name="ce5" office:value-type="string" calcext:value-type="string">
            <text:p>17:49:31.337</text:p>
          </table:table-cell>
          <table:table-cell table:style-name="ce11" office:value-type="float" office:value="-0.0024503507" calcext:value-type="float">
            <text:p>-0.0024503507</text:p>
          </table:table-cell>
          <table:table-cell table:style-name="ce11" office:value-type="float" office:value="-0.03466971" calcext:value-type="float">
            <text:p>-0.03466971</text:p>
          </table:table-cell>
          <table:table-cell table:style-name="ce11" office:value-type="float" office:value="0.03331471" calcext:value-type="float">
            <text:p>0.03331471</text:p>
          </table:table-cell>
        </table:table-row>
        <table:table-row table:style-name="ro1">
          <table:table-cell table:style-name="ce5" office:value-type="string" calcext:value-type="string">
            <text:p>17:49:31.402</text:p>
          </table:table-cell>
          <table:table-cell table:style-name="ce11" office:value-type="float" office:value="0.009220445" calcext:value-type="float">
            <text:p>0.009220445</text:p>
          </table:table-cell>
          <table:table-cell table:style-name="ce11" office:value-type="float" office:value="-0.017359981" calcext:value-type="float">
            <text:p>-0.017359981</text:p>
          </table:table-cell>
          <table:table-cell table:style-name="ce11" office:value-type="float" office:value="0.04909945" calcext:value-type="float">
            <text:p>0.04909945</text:p>
          </table:table-cell>
        </table:table-row>
        <table:table-row table:style-name="ro1">
          <table:table-cell table:style-name="ce5" office:value-type="string" calcext:value-type="string">
            <text:p>17:49:31.477</text:p>
          </table:table-cell>
          <table:table-cell table:style-name="ce11" office:value-type="float" office:value="-0.0033470718" calcext:value-type="float">
            <text:p>-0.0033470718</text:p>
          </table:table-cell>
          <table:table-cell table:style-name="ce11" office:value-type="float" office:value="-0.009471635" calcext:value-type="float">
            <text:p>-0.009471635</text:p>
          </table:table-cell>
          <table:table-cell table:style-name="ce11" office:value-type="float" office:value="-0.0006347115" calcext:value-type="float">
            <text:p>-0.0006347115</text:p>
          </table:table-cell>
        </table:table-row>
        <table:table-row table:style-name="ro1">
          <table:table-cell table:style-name="ce5" office:value-type="string" calcext:value-type="string">
            <text:p>17:49:31.544</text:p>
          </table:table-cell>
          <table:table-cell table:style-name="ce11" office:value-type="float" office:value="0.0051174667" calcext:value-type="float">
            <text:p>0.0051174667</text:p>
          </table:table-cell>
          <table:table-cell table:style-name="ce11" office:value-type="float" office:value="0.01388763" calcext:value-type="float">
            <text:p>0.01388763</text:p>
          </table:table-cell>
          <table:table-cell table:style-name="ce11" office:value-type="float" office:value="0.006899458" calcext:value-type="float">
            <text:p>0.006899458</text:p>
          </table:table-cell>
        </table:table-row>
        <table:table-row table:style-name="ro1">
          <table:table-cell table:style-name="ce5" office:value-type="string" calcext:value-type="string">
            <text:p>17:49:31.615</text:p>
          </table:table-cell>
          <table:table-cell table:style-name="ce11" office:value-type="float" office:value="0.0026282168" calcext:value-type="float">
            <text:p>0.0026282168</text:p>
          </table:table-cell>
          <table:table-cell table:style-name="ce11" office:value-type="float" office:value="-0.0046397857" calcext:value-type="float">
            <text:p>-0.0046397857</text:p>
          </table:table-cell>
          <table:table-cell table:style-name="ce11" office:value-type="float" office:value="0.003572808" calcext:value-type="float">
            <text:p>0.003572808</text:p>
          </table:table-cell>
        </table:table-row>
        <table:table-row table:style-name="ro1">
          <table:table-cell table:style-name="ce5" office:value-type="string" calcext:value-type="string">
            <text:p>17:49:31.684</text:p>
          </table:table-cell>
          <table:table-cell table:style-name="ce11" office:value-type="float" office:value="0.0045626685" calcext:value-type="float">
            <text:p>0.0045626685</text:p>
          </table:table-cell>
          <table:table-cell table:style-name="ce11" office:value-type="float" office:value="-0.0703135" calcext:value-type="float">
            <text:p>-0.0703135</text:p>
          </table:table-cell>
          <table:table-cell table:style-name="ce11" office:value-type="float" office:value="0.022112016" calcext:value-type="float">
            <text:p>0.022112016</text:p>
          </table:table-cell>
        </table:table-row>
        <table:table-row table:style-name="ro1">
          <table:table-cell table:style-name="ce5" office:value-type="string" calcext:value-type="string">
            <text:p>17:49:31.755</text:p>
          </table:table-cell>
          <table:table-cell table:style-name="ce11" office:value-type="float" office:value="0.0023486295" calcext:value-type="float">
            <text:p>0.0023486295</text:p>
          </table:table-cell>
          <table:table-cell table:style-name="ce11" office:value-type="float" office:value="0.027245186" calcext:value-type="float">
            <text:p>0.027245186</text:p>
          </table:table-cell>
          <table:table-cell table:style-name="ce11" office:value-type="float" office:value="0.0102328425" calcext:value-type="float">
            <text:p>0.0102328425</text:p>
          </table:table-cell>
        </table:table-row>
        <table:table-row table:style-name="ro1">
          <table:table-cell table:style-name="ce5" office:value-type="string" calcext:value-type="string">
            <text:p>17:49:31.824</text:p>
          </table:table-cell>
          <table:table-cell table:style-name="ce11" office:value-type="float" office:value="-0.004697745" calcext:value-type="float">
            <text:p>-0.004697745</text:p>
          </table:table-cell>
          <table:table-cell table:style-name="ce11" office:value-type="float" office:value="-0.016128752" calcext:value-type="float">
            <text:p>-0.016128752</text:p>
          </table:table-cell>
          <table:table-cell table:style-name="ce11" office:value-type="float" office:value="0.0037163943" calcext:value-type="float">
            <text:p>0.0037163943</text:p>
          </table:table-cell>
        </table:table-row>
        <table:table-row table:style-name="ro1">
          <table:table-cell table:style-name="ce5" office:value-type="string" calcext:value-type="string">
            <text:p>17:49:31.892</text:p>
          </table:table-cell>
          <table:table-cell table:style-name="ce11" office:value-type="float" office:value="0.00258358" calcext:value-type="float">
            <text:p>0.00258358</text:p>
          </table:table-cell>
          <table:table-cell table:style-name="ce11" office:value-type="float" office:value="0.0054792524" calcext:value-type="float">
            <text:p>0.0054792524</text:p>
          </table:table-cell>
          <table:table-cell table:style-name="ce11" office:value-type="float" office:value="0.005761733" calcext:value-type="float">
            <text:p>0.005761733</text:p>
          </table:table-cell>
        </table:table-row>
        <table:table-row table:style-name="ro1">
          <table:table-cell table:style-name="ce5" office:value-type="string" calcext:value-type="string">
            <text:p>17:49:31.962</text:p>
          </table:table-cell>
          <table:table-cell table:style-name="ce11" office:value-type="float" office:value="0.0040830425" calcext:value-type="float">
            <text:p>0.0040830425</text:p>
          </table:table-cell>
          <table:table-cell table:style-name="ce11" office:value-type="float" office:value="-0.00012238625" calcext:value-type="float">
            <text:p>-0.00012238625</text:p>
          </table:table-cell>
          <table:table-cell table:style-name="ce11" office:value-type="float" office:value="0.0012304754" calcext:value-type="float">
            <text:p>0.0012304754</text:p>
          </table:table-cell>
        </table:table-row>
        <table:table-row table:style-name="ro1">
          <table:table-cell table:style-name="ce5" office:value-type="string" calcext:value-type="string">
            <text:p>17:49:32.036</text:p>
          </table:table-cell>
          <table:table-cell table:style-name="ce11" office:value-type="float" office:value="0.014880748" calcext:value-type="float">
            <text:p>0.014880748</text:p>
          </table:table-cell>
          <table:table-cell table:style-name="ce11" office:value-type="float" office:value="0.00010957386" calcext:value-type="float">
            <text:p>0.00010957386</text:p>
          </table:table-cell>
          <table:table-cell table:style-name="ce11" office:value-type="float" office:value="0.041097663" calcext:value-type="float">
            <text:p>0.041097663</text:p>
          </table:table-cell>
        </table:table-row>
        <table:table-row table:style-name="ro1">
          <table:table-cell table:style-name="ce5" office:value-type="string" calcext:value-type="string">
            <text:p>17:49:32.102</text:p>
          </table:table-cell>
          <table:table-cell table:style-name="ce11" office:value-type="float" office:value="0.0059219967" calcext:value-type="float">
            <text:p>0.0059219967</text:p>
          </table:table-cell>
          <table:table-cell table:style-name="ce11" office:value-type="float" office:value="-0.015941428" calcext:value-type="float">
            <text:p>-0.015941428</text:p>
          </table:table-cell>
          <table:table-cell table:style-name="ce11" office:value-type="float" office:value="0.00974179" calcext:value-type="float">
            <text:p>0.00974179</text:p>
          </table:table-cell>
        </table:table-row>
        <table:table-row table:style-name="ro1">
          <table:table-cell table:style-name="ce5" office:value-type="string" calcext:value-type="string">
            <text:p>17:49:32.173</text:p>
          </table:table-cell>
          <table:table-cell table:style-name="ce11" office:value-type="float" office:value="-0.0052170483" calcext:value-type="float">
            <text:p>-0.0052170483</text:p>
          </table:table-cell>
          <table:table-cell table:style-name="ce11" office:value-type="float" office:value="0.012898791" calcext:value-type="float">
            <text:p>0.012898791</text:p>
          </table:table-cell>
          <table:table-cell table:style-name="ce11" office:value-type="float" office:value="-0.0059540644" calcext:value-type="float">
            <text:p>-0.0059540644</text:p>
          </table:table-cell>
        </table:table-row>
        <table:table-row table:style-name="ro1">
          <table:table-cell table:style-name="ce5" office:value-type="string" calcext:value-type="string">
            <text:p>17:49:32.242</text:p>
          </table:table-cell>
          <table:table-cell table:style-name="ce11" office:value-type="float" office:value="0.0062909545" calcext:value-type="float">
            <text:p>0.0062909545</text:p>
          </table:table-cell>
          <table:table-cell table:style-name="ce11" office:value-type="float" office:value="0.0015015047" calcext:value-type="float">
            <text:p>0.0015015047</text:p>
          </table:table-cell>
          <table:table-cell table:style-name="ce11" office:value-type="float" office:value="0.011340543" calcext:value-type="float">
            <text:p>0.011340543</text:p>
          </table:table-cell>
        </table:table-row>
        <table:table-row table:style-name="ro1">
          <table:table-cell table:style-name="ce5" office:value-type="string" calcext:value-type="string">
            <text:p>17:49:32.316</text:p>
          </table:table-cell>
          <table:table-cell table:style-name="ce11" office:value-type="float" office:value="0.0017067946" calcext:value-type="float">
            <text:p>0.0017067946</text:p>
          </table:table-cell>
          <table:table-cell table:style-name="ce11" office:value-type="float" office:value="0.008822045" calcext:value-type="float">
            <text:p>0.008822045</text:p>
          </table:table-cell>
          <table:table-cell table:style-name="ce11" office:value-type="float" office:value="0.012403776" calcext:value-type="float">
            <text:p>0.012403776</text:p>
          </table:table-cell>
        </table:table-row>
        <table:table-row table:style-name="ro1">
          <table:table-cell table:style-name="ce5" office:value-type="string" calcext:value-type="string">
            <text:p>17:49:32.383</text:p>
          </table:table-cell>
          <table:table-cell table:style-name="ce11" office:value-type="float" office:value="-0.0019794772" calcext:value-type="float">
            <text:p>-0.0019794772</text:p>
          </table:table-cell>
          <table:table-cell table:style-name="ce11" office:value-type="float" office:value="0.007939838" calcext:value-type="float">
            <text:p>0.007939838</text:p>
          </table:table-cell>
          <table:table-cell table:style-name="ce11" office:value-type="float" office:value="-0.003558294" calcext:value-type="float">
            <text:p>-0.003558294</text:p>
          </table:table-cell>
        </table:table-row>
        <table:table-row table:style-name="ro1">
          <table:table-cell table:style-name="ce5" office:value-type="string" calcext:value-type="string">
            <text:p>17:49:32.455</text:p>
          </table:table-cell>
          <table:table-cell table:style-name="ce11" office:value-type="float" office:value="-0.008593002" calcext:value-type="float">
            <text:p>-0.008593002</text:p>
          </table:table-cell>
          <table:table-cell table:style-name="ce11" office:value-type="float" office:value="0.01527572" calcext:value-type="float">
            <text:p>0.01527572</text:p>
          </table:table-cell>
          <table:table-cell table:style-name="ce11" office:value-type="float" office:value="-0.03154718" calcext:value-type="float">
            <text:p>-0.03154718</text:p>
          </table:table-cell>
        </table:table-row>
        <table:table-row table:style-name="ro1">
          <table:table-cell table:style-name="ce5" office:value-type="string" calcext:value-type="string">
            <text:p>17:49:32.524</text:p>
          </table:table-cell>
          <table:table-cell table:style-name="ce11" office:value-type="float" office:value="-0.00070242025" calcext:value-type="float">
            <text:p>-0.00070242025</text:p>
          </table:table-cell>
          <table:table-cell table:style-name="ce11" office:value-type="float" office:value="0.008035263" calcext:value-type="float">
            <text:p>0.008035263</text:p>
          </table:table-cell>
          <table:table-cell table:style-name="ce11" office:value-type="float" office:value="0.005225679" calcext:value-type="float">
            <text:p>0.005225679</text:p>
          </table:table-cell>
        </table:table-row>
        <table:table-row table:style-name="ro1">
          <table:table-cell table:style-name="ce5" office:value-type="string" calcext:value-type="string">
            <text:p>17:49:32.595</text:p>
          </table:table-cell>
          <table:table-cell table:style-name="ce11" office:value-type="float" office:value="-0.0019504974" calcext:value-type="float">
            <text:p>-0.0019504974</text:p>
          </table:table-cell>
          <table:table-cell table:style-name="ce11" office:value-type="float" office:value="-0.02023409" calcext:value-type="float">
            <text:p>-0.02023409</text:p>
          </table:table-cell>
          <table:table-cell table:style-name="ce11" office:value-type="float" office:value="0.0022861236" calcext:value-type="float">
            <text:p>0.0022861236</text:p>
          </table:table-cell>
        </table:table-row>
        <table:table-row table:style-name="ro1">
          <table:table-cell table:style-name="ce5" office:value-type="string" calcext:value-type="string">
            <text:p>17:49:32.664</text:p>
          </table:table-cell>
          <table:table-cell table:style-name="ce11" office:value-type="float" office:value="0.004836323" calcext:value-type="float">
            <text:p>0.004836323</text:p>
          </table:table-cell>
          <table:table-cell table:style-name="ce11" office:value-type="float" office:value="0.014748297" calcext:value-type="float">
            <text:p>0.014748297</text:p>
          </table:table-cell>
          <table:table-cell table:style-name="ce11" office:value-type="float" office:value="0.008209847" calcext:value-type="float">
            <text:p>0.008209847</text:p>
          </table:table-cell>
        </table:table-row>
        <table:table-row table:style-name="ro1">
          <table:table-cell table:style-name="ce5" office:value-type="string" calcext:value-type="string">
            <text:p>17:49:32.735</text:p>
          </table:table-cell>
          <table:table-cell table:style-name="ce11" office:value-type="float" office:value="-0.00026159635" calcext:value-type="float">
            <text:p>-0.00026159635</text:p>
          </table:table-cell>
          <table:table-cell table:style-name="ce11" office:value-type="float" office:value="-0.0060624713" calcext:value-type="float">
            <text:p>-0.0060624713</text:p>
          </table:table-cell>
          <table:table-cell table:style-name="ce11" office:value-type="float" office:value="-0.0053552613" calcext:value-type="float">
            <text:p>-0.0053552613</text:p>
          </table:table-cell>
        </table:table-row>
        <table:table-row table:style-name="ro1">
          <table:table-cell table:style-name="ce5" office:value-type="string" calcext:value-type="string">
            <text:p>17:49:32.804</text:p>
          </table:table-cell>
          <table:table-cell table:style-name="ce11" office:value-type="float" office:value="-0.0074863234" calcext:value-type="float">
            <text:p>-0.0074863234</text:p>
          </table:table-cell>
          <table:table-cell table:style-name="ce11" office:value-type="float" office:value="0.008826008" calcext:value-type="float">
            <text:p>0.008826008</text:p>
          </table:table-cell>
          <table:table-cell table:style-name="ce11" office:value-type="float" office:value="-0.015146891" calcext:value-type="float">
            <text:p>-0.015146891</text:p>
          </table:table-cell>
        </table:table-row>
        <table:table-row table:style-name="ro1">
          <table:table-cell table:style-name="ce5" office:value-type="string" calcext:value-type="string">
            <text:p>17:49:32.875</text:p>
          </table:table-cell>
          <table:table-cell table:style-name="ce11" office:value-type="float" office:value="0.004468338" calcext:value-type="float">
            <text:p>0.004468338</text:p>
          </table:table-cell>
          <table:table-cell table:style-name="ce11" office:value-type="float" office:value="0.020028386" calcext:value-type="float">
            <text:p>0.020028386</text:p>
          </table:table-cell>
          <table:table-cell table:style-name="ce11" office:value-type="float" office:value="-0.0017669667" calcext:value-type="float">
            <text:p>-0.0017669667</text:p>
          </table:table-cell>
        </table:table-row>
        <table:table-row table:style-name="ro1">
          <table:table-cell table:style-name="ce5" office:value-type="string" calcext:value-type="string">
            <text:p>17:49:32.942</text:p>
          </table:table-cell>
          <table:table-cell table:style-name="ce11" office:value-type="float" office:value="0.004680727" calcext:value-type="float">
            <text:p>0.004680727</text:p>
          </table:table-cell>
          <table:table-cell table:style-name="ce11" office:value-type="float" office:value="-0.003287921" calcext:value-type="float">
            <text:p>-0.003287921</text:p>
          </table:table-cell>
          <table:table-cell table:style-name="ce11" office:value-type="float" office:value="-0.0042269933" calcext:value-type="float">
            <text:p>-0.0042269933</text:p>
          </table:table-cell>
        </table:table-row>
        <table:table-row table:style-name="ro1">
          <table:table-cell table:style-name="ce5" office:value-type="string" calcext:value-type="string">
            <text:p>17:49:33.013</text:p>
          </table:table-cell>
          <table:table-cell table:style-name="ce11" office:value-type="float" office:value="-0.005675085" calcext:value-type="float">
            <text:p>-0.005675085</text:p>
          </table:table-cell>
          <table:table-cell table:style-name="ce11" office:value-type="float" office:value="-0.023613423" calcext:value-type="float">
            <text:p>-0.023613423</text:p>
          </table:table-cell>
          <table:table-cell table:style-name="ce11" office:value-type="float" office:value="0.0076214736" calcext:value-type="float">
            <text:p>0.0076214736</text:p>
          </table:table-cell>
        </table:table-row>
        <table:table-row table:style-name="ro1">
          <table:table-cell table:style-name="ce5" office:value-type="string" calcext:value-type="string">
            <text:p>17:49:33.082</text:p>
          </table:table-cell>
          <table:table-cell table:style-name="ce11" office:value-type="float" office:value="0.0017039744" calcext:value-type="float">
            <text:p>0.0017039744</text:p>
          </table:table-cell>
          <table:table-cell table:style-name="ce11" office:value-type="float" office:value="0.013025261" calcext:value-type="float">
            <text:p>0.013025261</text:p>
          </table:table-cell>
          <table:table-cell table:style-name="ce11" office:value-type="float" office:value="-0.017969772" calcext:value-type="float">
            <text:p>-0.017969772</text:p>
          </table:table-cell>
        </table:table-row>
        <table:table-row table:style-name="ro1">
          <table:table-cell table:style-name="ce5" office:value-type="string" calcext:value-type="string">
            <text:p>17:49:33.154</text:p>
          </table:table-cell>
          <table:table-cell table:style-name="ce11" office:value-type="float" office:value="-0.0094527695" calcext:value-type="float">
            <text:p>-0.0094527695</text:p>
          </table:table-cell>
          <table:table-cell table:style-name="ce11" office:value-type="float" office:value="-0.008711839" calcext:value-type="float">
            <text:p>-0.008711839</text:p>
          </table:table-cell>
          <table:table-cell table:style-name="ce11" office:value-type="float" office:value="0.0022842272" calcext:value-type="float">
            <text:p>0.0022842272</text:p>
          </table:table-cell>
        </table:table-row>
        <table:table-row table:style-name="ro1">
          <table:table-cell table:style-name="ce5" office:value-type="string" calcext:value-type="string">
            <text:p>17:49:33.223</text:p>
          </table:table-cell>
          <table:table-cell table:style-name="ce11" office:value-type="float" office:value="0.0057746666" calcext:value-type="float">
            <text:p>0.0057746666</text:p>
          </table:table-cell>
          <table:table-cell table:style-name="ce11" office:value-type="float" office:value="0.010396656" calcext:value-type="float">
            <text:p>0.010396656</text:p>
          </table:table-cell>
          <table:table-cell table:style-name="ce11" office:value-type="float" office:value="-0.0073924307" calcext:value-type="float">
            <text:p>-0.0073924307</text:p>
          </table:table-cell>
        </table:table-row>
        <table:table-row table:style-name="ro1">
          <table:table-cell table:style-name="ce5" office:value-type="string" calcext:value-type="string">
            <text:p>17:49:33.294</text:p>
          </table:table-cell>
          <table:table-cell table:style-name="ce11" office:value-type="float" office:value="-0.00095516705" calcext:value-type="float">
            <text:p>-0.00095516705</text:p>
          </table:table-cell>
          <table:table-cell table:style-name="ce11" office:value-type="float" office:value="0.009796443" calcext:value-type="float">
            <text:p>0.009796443</text:p>
          </table:table-cell>
          <table:table-cell table:style-name="ce11" office:value-type="float" office:value="-0.025329942" calcext:value-type="float">
            <text:p>-0.025329942</text:p>
          </table:table-cell>
        </table:table-row>
        <table:table-row table:style-name="ro1">
          <table:table-cell table:style-name="ce5" office:value-type="string" calcext:value-type="string">
            <text:p>17:49:33.364</text:p>
          </table:table-cell>
          <table:table-cell table:style-name="ce11" office:value-type="float" office:value="0.0039743194" calcext:value-type="float">
            <text:p>0.0039743194</text:p>
          </table:table-cell>
          <table:table-cell table:style-name="ce11" office:value-type="float" office:value="-0.0019497924" calcext:value-type="float">
            <text:p>-0.0019497924</text:p>
          </table:table-cell>
          <table:table-cell table:style-name="ce11" office:value-type="float" office:value="0.0002743358" calcext:value-type="float">
            <text:p>0.0002743358</text:p>
          </table:table-cell>
        </table:table-row>
        <table:table-row table:style-name="ro1">
          <table:table-cell table:style-name="ce5" office:value-type="string" calcext:value-type="string">
            <text:p>17:49:33.433</text:p>
          </table:table-cell>
          <table:table-cell table:style-name="ce11" office:value-type="float" office:value="-0.005871331" calcext:value-type="float">
            <text:p>-0.005871331</text:p>
          </table:table-cell>
          <table:table-cell table:style-name="ce11" office:value-type="float" office:value="0.029446341" calcext:value-type="float">
            <text:p>0.029446341</text:p>
          </table:table-cell>
          <table:table-cell table:style-name="ce11" office:value-type="float" office:value="-0.019528484" calcext:value-type="float">
            <text:p>-0.019528484</text:p>
          </table:table-cell>
        </table:table-row>
        <table:table-row table:style-name="ro1">
          <table:table-cell table:style-name="ce5" office:value-type="string" calcext:value-type="string">
            <text:p>17:49:33.505</text:p>
          </table:table-cell>
          <table:table-cell table:style-name="ce11" office:value-type="float" office:value="-0.00045025692" calcext:value-type="float">
            <text:p>-0.00045025692</text:p>
          </table:table-cell>
          <table:table-cell table:style-name="ce11" office:value-type="float" office:value="0.0067263083" calcext:value-type="float">
            <text:p>0.0067263083</text:p>
          </table:table-cell>
          <table:table-cell table:style-name="ce11" office:value-type="float" office:value="-0.0028539773" calcext:value-type="float">
            <text:p>-0.0028539773</text:p>
          </table:table-cell>
        </table:table-row>
        <table:table-row table:style-name="ro1">
          <table:table-cell table:style-name="ce5" office:value-type="string" calcext:value-type="string">
            <text:p>17:49:33.574</text:p>
          </table:table-cell>
          <table:table-cell table:style-name="ce11" office:value-type="float" office:value="-0.0026025434" calcext:value-type="float">
            <text:p>-0.0026025434</text:p>
          </table:table-cell>
          <table:table-cell table:style-name="ce11" office:value-type="float" office:value="0.020555638" calcext:value-type="float">
            <text:p>0.020555638</text:p>
          </table:table-cell>
          <table:table-cell table:style-name="ce11" office:value-type="float" office:value="-0.02036642" calcext:value-type="float">
            <text:p>-0.02036642</text:p>
          </table:table-cell>
        </table:table-row>
        <table:table-row table:style-name="ro1">
          <table:table-cell table:style-name="ce5" office:value-type="string" calcext:value-type="string">
            <text:p>17:49:33.644</text:p>
          </table:table-cell>
          <table:table-cell table:style-name="ce11" office:value-type="float" office:value="-0.008274905" calcext:value-type="float">
            <text:p>-0.008274905</text:p>
          </table:table-cell>
          <table:table-cell table:style-name="ce11" office:value-type="float" office:value="-0.012920817" calcext:value-type="float">
            <text:p>-0.012920817</text:p>
          </table:table-cell>
          <table:table-cell table:style-name="ce11" office:value-type="float" office:value="-0.03195283" calcext:value-type="float">
            <text:p>-0.03195283</text:p>
          </table:table-cell>
        </table:table-row>
        <table:table-row table:style-name="ro1">
          <table:table-cell table:style-name="ce5" office:value-type="string" calcext:value-type="string">
            <text:p>17:49:33.719</text:p>
          </table:table-cell>
          <table:table-cell table:style-name="ce11" office:value-type="float" office:value="0.008812296" calcext:value-type="float">
            <text:p>0.008812296</text:p>
          </table:table-cell>
          <table:table-cell table:style-name="ce11" office:value-type="float" office:value="0.005290203" calcext:value-type="float">
            <text:p>0.005290203</text:p>
          </table:table-cell>
          <table:table-cell table:style-name="ce11" office:value-type="float" office:value="0.010134063" calcext:value-type="float">
            <text:p>0.010134063</text:p>
          </table:table-cell>
        </table:table-row>
        <table:table-row table:style-name="ro1">
          <table:table-cell table:style-name="ce5" office:value-type="string" calcext:value-type="string">
            <text:p>17:49:33.785</text:p>
          </table:table-cell>
          <table:table-cell table:style-name="ce11" office:value-type="float" office:value="-0.010306216" calcext:value-type="float">
            <text:p>-0.010306216</text:p>
          </table:table-cell>
          <table:table-cell table:style-name="ce11" office:value-type="float" office:value="-0.006225142" calcext:value-type="float">
            <text:p>-0.006225142</text:p>
          </table:table-cell>
          <table:table-cell table:style-name="ce11" office:value-type="float" office:value="-0.01856488" calcext:value-type="float">
            <text:p>-0.01856488</text:p>
          </table:table-cell>
        </table:table-row>
        <table:table-row table:style-name="ro1">
          <table:table-cell table:style-name="ce5" office:value-type="string" calcext:value-type="string">
            <text:p>17:49:33.853</text:p>
          </table:table-cell>
          <table:table-cell table:style-name="ce11" office:value-type="float" office:value="-0.010374289" calcext:value-type="float">
            <text:p>-0.010374289</text:p>
          </table:table-cell>
          <table:table-cell table:style-name="ce11" office:value-type="float" office:value="0.008899309" calcext:value-type="float">
            <text:p>0.008899309</text:p>
          </table:table-cell>
          <table:table-cell table:style-name="ce11" office:value-type="float" office:value="-0.024398845" calcext:value-type="float">
            <text:p>-0.024398845</text:p>
          </table:table-cell>
        </table:table-row>
        <table:table-row table:style-name="ro1">
          <table:table-cell table:style-name="ce5" office:value-type="string" calcext:value-type="string">
            <text:p>17:49:33.925</text:p>
          </table:table-cell>
          <table:table-cell table:style-name="ce11" office:value-type="float" office:value="0.0078017954" calcext:value-type="float">
            <text:p>0.0078017954</text:p>
          </table:table-cell>
          <table:table-cell table:style-name="ce11" office:value-type="float" office:value="0.0009781418" calcext:value-type="float">
            <text:p>0.0009781418</text:p>
          </table:table-cell>
          <table:table-cell table:style-name="ce11" office:value-type="float" office:value="0.012318392" calcext:value-type="float">
            <text:p>0.012318392</text:p>
          </table:table-cell>
        </table:table-row>
        <table:table-row table:style-name="ro1">
          <table:table-cell table:style-name="ce5" office:value-type="string" calcext:value-type="string">
            <text:p>17:49:33.993</text:p>
          </table:table-cell>
          <table:table-cell table:style-name="ce11" office:value-type="float" office:value="0.0015285396" calcext:value-type="float">
            <text:p>0.0015285396</text:p>
          </table:table-cell>
          <table:table-cell table:style-name="ce11" office:value-type="float" office:value="0.0081312945" calcext:value-type="float">
            <text:p>0.0081312945</text:p>
          </table:table-cell>
          <table:table-cell table:style-name="ce11" office:value-type="float" office:value="-0.017917382" calcext:value-type="float">
            <text:p>-0.017917382</text:p>
          </table:table-cell>
        </table:table-row>
        <table:table-row table:style-name="ro1">
          <table:table-cell table:style-name="ce5" office:value-type="string" calcext:value-type="string">
            <text:p>17:49:34.066</text:p>
          </table:table-cell>
          <table:table-cell table:style-name="ce11" office:value-type="float" office:value="0.0013756661" calcext:value-type="float">
            <text:p>0.0013756661</text:p>
          </table:table-cell>
          <table:table-cell table:style-name="ce11" office:value-type="float" office:value="-0.015093939" calcext:value-type="float">
            <text:p>-0.015093939</text:p>
          </table:table-cell>
          <table:table-cell table:style-name="ce11" office:value-type="float" office:value="0.008923207" calcext:value-type="float">
            <text:p>0.008923207</text:p>
          </table:table-cell>
        </table:table-row>
        <table:table-row table:style-name="ro1">
          <table:table-cell table:style-name="ce5" office:value-type="string" calcext:value-type="string">
            <text:p>17:49:34.134</text:p>
          </table:table-cell>
          <table:table-cell table:style-name="ce11" office:value-type="float" office:value="0.0007986955" calcext:value-type="float">
            <text:p>0.0007986955</text:p>
          </table:table-cell>
          <table:table-cell table:style-name="ce11" office:value-type="float" office:value="0.0002582413" calcext:value-type="float">
            <text:p>0.0002582413</text:p>
          </table:table-cell>
          <table:table-cell table:style-name="ce11" office:value-type="float" office:value="0.006932255" calcext:value-type="float">
            <text:p>0.006932255</text:p>
          </table:table-cell>
        </table:table-row>
        <table:table-row table:style-name="ro1">
          <table:table-cell table:style-name="ce5" office:value-type="string" calcext:value-type="string">
            <text:p>17:49:34.207</text:p>
          </table:table-cell>
          <table:table-cell table:style-name="ce11" office:value-type="float" office:value="-0.0054335217" calcext:value-type="float">
            <text:p>-0.0054335217</text:p>
          </table:table-cell>
          <table:table-cell table:style-name="ce11" office:value-type="float" office:value="0.010779302" calcext:value-type="float">
            <text:p>0.010779302</text:p>
          </table:table-cell>
          <table:table-cell table:style-name="ce11" office:value-type="float" office:value="-0.019029554" calcext:value-type="float">
            <text:p>-0.019029554</text:p>
          </table:table-cell>
        </table:table-row>
        <table:table-row table:style-name="ro1">
          <table:table-cell table:style-name="ce5" office:value-type="string" calcext:value-type="string">
            <text:p>17:49:34.273</text:p>
          </table:table-cell>
          <table:table-cell table:style-name="ce11" office:value-type="float" office:value="0.00785392" calcext:value-type="float">
            <text:p>0.00785392</text:p>
          </table:table-cell>
          <table:table-cell table:style-name="ce11" office:value-type="float" office:value="-0.00809648" calcext:value-type="float">
            <text:p>-0.00809648</text:p>
          </table:table-cell>
          <table:table-cell table:style-name="ce11" office:value-type="float" office:value="0.013415395" calcext:value-type="float">
            <text:p>0.013415395</text:p>
          </table:table-cell>
        </table:table-row>
        <table:table-row table:style-name="ro1">
          <table:table-cell table:style-name="ce5" office:value-type="string" calcext:value-type="string">
            <text:p>17:49:34.346</text:p>
          </table:table-cell>
          <table:table-cell table:style-name="ce11" office:value-type="float" office:value="-0.0004021193" calcext:value-type="float">
            <text:p>-0.0004021193</text:p>
          </table:table-cell>
          <table:table-cell table:style-name="ce11" office:value-type="float" office:value="0.013806915" calcext:value-type="float">
            <text:p>0.013806915</text:p>
          </table:table-cell>
          <table:table-cell table:style-name="ce11" office:value-type="float" office:value="-0.011876329" calcext:value-type="float">
            <text:p>-0.011876329</text:p>
          </table:table-cell>
        </table:table-row>
        <table:table-row table:style-name="ro1">
          <table:table-cell table:style-name="ce5" office:value-type="string" calcext:value-type="string">
            <text:p>17:49:34.413</text:p>
          </table:table-cell>
          <table:table-cell table:style-name="ce11" office:value-type="float" office:value="0.00051696884" calcext:value-type="float">
            <text:p>0.00051696884</text:p>
          </table:table-cell>
          <table:table-cell table:style-name="ce11" office:value-type="float" office:value="-0.0069097173" calcext:value-type="float">
            <text:p>-0.0069097173</text:p>
          </table:table-cell>
          <table:table-cell table:style-name="ce11" office:value-type="float" office:value="0.0033737908" calcext:value-type="float">
            <text:p>0.0033737908</text:p>
          </table:table-cell>
        </table:table-row>
        <table:table-row table:style-name="ro1">
          <table:table-cell table:style-name="ce5" office:value-type="string" calcext:value-type="string">
            <text:p>17:49:34.487</text:p>
          </table:table-cell>
          <table:table-cell table:style-name="ce11" office:value-type="float" office:value="0.00024555047" calcext:value-type="float">
            <text:p>0.00024555047</text:p>
          </table:table-cell>
          <table:table-cell table:style-name="ce11" office:value-type="float" office:value="0.001471674" calcext:value-type="float">
            <text:p>0.001471674</text:p>
          </table:table-cell>
          <table:table-cell table:style-name="ce11" office:value-type="float" office:value="-0.009927436" calcext:value-type="float">
            <text:p>-0.009927436</text:p>
          </table:table-cell>
        </table:table-row>
        <table:table-row table:style-name="ro1">
          <table:table-cell table:style-name="ce5" office:value-type="string" calcext:value-type="string">
            <text:p>17:49:34.554</text:p>
          </table:table-cell>
          <table:table-cell table:style-name="ce11" office:value-type="float" office:value="-0.00549187" calcext:value-type="float">
            <text:p>-0.00549187</text:p>
          </table:table-cell>
          <table:table-cell table:style-name="ce11" office:value-type="float" office:value="0.0037415086" calcext:value-type="float">
            <text:p>0.0037415086</text:p>
          </table:table-cell>
          <table:table-cell table:style-name="ce11" office:value-type="float" office:value="-0.003661255" calcext:value-type="float">
            <text:p>-0.003661255</text:p>
          </table:table-cell>
        </table:table-row>
        <table:table-row table:style-name="ro1">
          <table:table-cell table:style-name="ce5" office:value-type="string" calcext:value-type="string">
            <text:p>17:49:34.624</text:p>
          </table:table-cell>
          <table:table-cell table:style-name="ce11" office:value-type="float" office:value="0.003626659" calcext:value-type="float">
            <text:p>0.003626659</text:p>
          </table:table-cell>
          <table:table-cell table:style-name="ce11" office:value-type="float" office:value="0.0027081787" calcext:value-type="float">
            <text:p>0.0027081787</text:p>
          </table:table-cell>
          <table:table-cell table:style-name="ce11" office:value-type="float" office:value="-0.00021895322" calcext:value-type="float">
            <text:p>-0.00021895322</text:p>
          </table:table-cell>
        </table:table-row>
        <table:table-row table:style-name="ro1">
          <table:table-cell table:style-name="ce5" office:value-type="string" calcext:value-type="string">
            <text:p>17:49:34.694</text:p>
          </table:table-cell>
          <table:table-cell table:style-name="ce11" office:value-type="float" office:value="0.0045823124" calcext:value-type="float">
            <text:p>0.0045823124</text:p>
          </table:table-cell>
          <table:table-cell table:style-name="ce11" office:value-type="float" office:value="0.005733263" calcext:value-type="float">
            <text:p>0.005733263</text:p>
          </table:table-cell>
          <table:table-cell table:style-name="ce11" office:value-type="float" office:value="0.004856648" calcext:value-type="float">
            <text:p>0.004856648</text:p>
          </table:table-cell>
        </table:table-row>
        <table:table-row table:style-name="ro1">
          <table:table-cell table:style-name="ce5" office:value-type="string" calcext:value-type="string">
            <text:p>17:49:34.765</text:p>
          </table:table-cell>
          <table:table-cell table:style-name="ce11" office:value-type="float" office:value="-0.0020282955" calcext:value-type="float">
            <text:p>-0.0020282955</text:p>
          </table:table-cell>
          <table:table-cell table:style-name="ce11" office:value-type="float" office:value="0.0040613078" calcext:value-type="float">
            <text:p>0.0040613078</text:p>
          </table:table-cell>
          <table:table-cell table:style-name="ce11" office:value-type="float" office:value="0.0039315308" calcext:value-type="float">
            <text:p>0.0039315308</text:p>
          </table:table-cell>
        </table:table-row>
        <table:table-row table:style-name="ro1">
          <table:table-cell table:style-name="ce5" office:value-type="string" calcext:value-type="string">
            <text:p>17:49:34.834</text:p>
          </table:table-cell>
          <table:table-cell table:style-name="ce11" office:value-type="float" office:value="-0.0027043617" calcext:value-type="float">
            <text:p>-0.0027043617</text:p>
          </table:table-cell>
          <table:table-cell table:style-name="ce11" office:value-type="float" office:value="0.0007987441" calcext:value-type="float">
            <text:p>0.0007987441</text:p>
          </table:table-cell>
          <table:table-cell table:style-name="ce11" office:value-type="float" office:value="0.005955377" calcext:value-type="float">
            <text:p>0.005955377</text:p>
          </table:table-cell>
        </table:table-row>
        <table:table-row table:style-name="ro1">
          <table:table-cell table:style-name="ce5" office:value-type="string" calcext:value-type="string">
            <text:p>17:49:34.905</text:p>
          </table:table-cell>
          <table:table-cell table:style-name="ce11" office:value-type="float" office:value="0.0026197562" calcext:value-type="float">
            <text:p>0.0026197562</text:p>
          </table:table-cell>
          <table:table-cell table:style-name="ce11" office:value-type="float" office:value="-0.0065321047" calcext:value-type="float">
            <text:p>-0.0065321047</text:p>
          </table:table-cell>
          <table:table-cell table:style-name="ce11" office:value-type="float" office:value="0.0075571197" calcext:value-type="float">
            <text:p>0.0075571197</text:p>
          </table:table-cell>
        </table:table-row>
        <table:table-row table:style-name="ro1">
          <table:table-cell table:style-name="ce5" office:value-type="string" calcext:value-type="string">
            <text:p>17:49:34.974</text:p>
          </table:table-cell>
          <table:table-cell table:style-name="ce11" office:value-type="float" office:value="0.0032366957" calcext:value-type="float">
            <text:p>0.0032366957</text:p>
          </table:table-cell>
          <table:table-cell table:style-name="ce11" office:value-type="float" office:value="-0.0069775237" calcext:value-type="float">
            <text:p>-0.0069775237</text:p>
          </table:table-cell>
          <table:table-cell table:style-name="ce11" office:value-type="float" office:value="0.00877894" calcext:value-type="float">
            <text:p>0.00877894</text:p>
          </table:table-cell>
        </table:table-row>
        <table:table-row table:style-name="ro1">
          <table:table-cell table:style-name="ce5" office:value-type="string" calcext:value-type="string">
            <text:p>17:49:35.043</text:p>
          </table:table-cell>
          <table:table-cell table:style-name="ce11" office:value-type="float" office:value="-0.006315461" calcext:value-type="float">
            <text:p>-0.006315461</text:p>
          </table:table-cell>
          <table:table-cell table:style-name="ce11" office:value-type="float" office:value="0.008441904" calcext:value-type="float">
            <text:p>0.008441904</text:p>
          </table:table-cell>
          <table:table-cell table:style-name="ce11" office:value-type="float" office:value="-0.013632161" calcext:value-type="float">
            <text:p>-0.013632161</text:p>
          </table:table-cell>
        </table:table-row>
        <table:table-row table:style-name="ro1">
          <table:table-cell table:style-name="ce5" office:value-type="string" calcext:value-type="string">
            <text:p>17:49:35.112</text:p>
          </table:table-cell>
          <table:table-cell table:style-name="ce11" office:value-type="float" office:value="0.007060184" calcext:value-type="float">
            <text:p>0.007060184</text:p>
          </table:table-cell>
          <table:table-cell table:style-name="ce11" office:value-type="float" office:value="0.008696377" calcext:value-type="float">
            <text:p>0.008696377</text:p>
          </table:table-cell>
          <table:table-cell table:style-name="ce11" office:value-type="float" office:value="0.00069490785" calcext:value-type="float">
            <text:p>0.00069490785</text:p>
          </table:table-cell>
        </table:table-row>
        <table:table-row table:style-name="ro1">
          <table:table-cell table:style-name="ce5" office:value-type="string" calcext:value-type="string">
            <text:p>17:49:35.188</text:p>
          </table:table-cell>
          <table:table-cell table:style-name="ce11" office:value-type="float" office:value="0.0054752408" calcext:value-type="float">
            <text:p>0.0054752408</text:p>
          </table:table-cell>
          <table:table-cell table:style-name="ce11" office:value-type="float" office:value="0.0018940937" calcext:value-type="float">
            <text:p>0.0018940937</text:p>
          </table:table-cell>
          <table:table-cell table:style-name="ce11" office:value-type="float" office:value="0.00809614" calcext:value-type="float">
            <text:p>0.00809614</text:p>
          </table:table-cell>
        </table:table-row>
        <table:table-row table:style-name="ro1">
          <table:table-cell table:style-name="ce5" office:value-type="string" calcext:value-type="string">
            <text:p>17:49:35.254</text:p>
          </table:table-cell>
          <table:table-cell table:style-name="ce11" office:value-type="float" office:value="0.0055869785" calcext:value-type="float">
            <text:p>0.0055869785</text:p>
          </table:table-cell>
          <table:table-cell table:style-name="ce11" office:value-type="float" office:value="0.0028033112" calcext:value-type="float">
            <text:p>0.0028033112</text:p>
          </table:table-cell>
          <table:table-cell table:style-name="ce11" office:value-type="float" office:value="0.007945698" calcext:value-type="float">
            <text:p>0.007945698</text:p>
          </table:table-cell>
        </table:table-row>
        <table:table-row table:style-name="ro1">
          <table:table-cell table:style-name="ce5" office:value-type="string" calcext:value-type="string">
            <text:p>17:49:35.327</text:p>
          </table:table-cell>
          <table:table-cell table:style-name="ce11" office:value-type="float" office:value="-0.0077158283" calcext:value-type="float">
            <text:p>-0.0077158283</text:p>
          </table:table-cell>
          <table:table-cell table:style-name="ce11" office:value-type="float" office:value="0.004720234" calcext:value-type="float">
            <text:p>0.004720234</text:p>
          </table:table-cell>
          <table:table-cell table:style-name="ce11" office:value-type="float" office:value="-0.010866459" calcext:value-type="float">
            <text:p>-0.010866459</text:p>
          </table:table-cell>
        </table:table-row>
        <table:table-row table:style-name="ro1">
          <table:table-cell table:style-name="ce5" office:value-type="string" calcext:value-type="string">
            <text:p>17:49:35.394</text:p>
          </table:table-cell>
          <table:table-cell table:style-name="ce11" office:value-type="float" office:value="-0.00079188816" calcext:value-type="float">
            <text:p>-0.00079188816</text:p>
          </table:table-cell>
          <table:table-cell table:style-name="ce11" office:value-type="float" office:value="0.003369293" calcext:value-type="float">
            <text:p>0.003369293</text:p>
          </table:table-cell>
          <table:table-cell table:style-name="ce11" office:value-type="float" office:value="-0.0018696602" calcext:value-type="float">
            <text:p>-0.0018696602</text:p>
          </table:table-cell>
        </table:table-row>
        <table:table-row table:style-name="ro1">
          <table:table-cell table:style-name="ce5" office:value-type="string" calcext:value-type="string">
            <text:p>17:49:35.464</text:p>
          </table:table-cell>
          <table:table-cell table:style-name="ce11" office:value-type="float" office:value="0.00038587893" calcext:value-type="float">
            <text:p>0.00038587893</text:p>
          </table:table-cell>
          <table:table-cell table:style-name="ce11" office:value-type="float" office:value="-0.014985192" calcext:value-type="float">
            <text:p>-0.014985192</text:p>
          </table:table-cell>
          <table:table-cell table:style-name="ce11" office:value-type="float" office:value="0.007985277" calcext:value-type="float">
            <text:p>0.007985277</text:p>
          </table:table-cell>
        </table:table-row>
        <table:table-row table:style-name="ro1">
          <table:table-cell table:style-name="ce5" office:value-type="string" calcext:value-type="string">
            <text:p>17:49:35.533</text:p>
          </table:table-cell>
          <table:table-cell table:style-name="ce11" office:value-type="float" office:value="0.003203826" calcext:value-type="float">
            <text:p>0.003203826</text:p>
          </table:table-cell>
          <table:table-cell table:style-name="ce11" office:value-type="float" office:value="-0.0071146186" calcext:value-type="float">
            <text:p>-0.0071146186</text:p>
          </table:table-cell>
          <table:table-cell table:style-name="ce11" office:value-type="float" office:value="0.019051969" calcext:value-type="float">
            <text:p>0.019051969</text:p>
          </table:table-cell>
        </table:table-row>
        <table:table-row table:style-name="ro1">
          <table:table-cell table:style-name="ce5" office:value-type="string" calcext:value-type="string">
            <text:p>17:49:35.605</text:p>
          </table:table-cell>
          <table:table-cell table:style-name="ce11" office:value-type="float" office:value="0.0026637123" calcext:value-type="float">
            <text:p>0.0026637123</text:p>
          </table:table-cell>
          <table:table-cell table:style-name="ce11" office:value-type="float" office:value="0.019744301" calcext:value-type="float">
            <text:p>0.019744301</text:p>
          </table:table-cell>
          <table:table-cell table:style-name="ce11" office:value-type="float" office:value="-0.0037272617" calcext:value-type="float">
            <text:p>-0.0037272617</text:p>
          </table:table-cell>
        </table:table-row>
        <table:table-row table:style-name="ro1">
          <table:table-cell table:style-name="ce5" office:value-type="string" calcext:value-type="string">
            <text:p>17:49:35.674</text:p>
          </table:table-cell>
          <table:table-cell table:style-name="ce11" office:value-type="float" office:value="-0.0033155635" calcext:value-type="float">
            <text:p>-0.0033155635</text:p>
          </table:table-cell>
          <table:table-cell table:style-name="ce11" office:value-type="float" office:value="-0.005740873" calcext:value-type="float">
            <text:p>-0.005740873</text:p>
          </table:table-cell>
          <table:table-cell table:style-name="ce11" office:value-type="float" office:value="0.007192344" calcext:value-type="float">
            <text:p>0.007192344</text:p>
          </table:table-cell>
        </table:table-row>
        <table:table-row table:style-name="ro1">
          <table:table-cell table:style-name="ce5" office:value-type="string" calcext:value-type="string">
            <text:p>17:49:35.744</text:p>
          </table:table-cell>
          <table:table-cell table:style-name="ce11" office:value-type="float" office:value="0.0007513358" calcext:value-type="float">
            <text:p>0.0007513358</text:p>
          </table:table-cell>
          <table:table-cell table:style-name="ce11" office:value-type="float" office:value="-0.011099393" calcext:value-type="float">
            <text:p>-0.011099393</text:p>
          </table:table-cell>
          <table:table-cell table:style-name="ce11" office:value-type="float" office:value="0.005154761" calcext:value-type="float">
            <text:p>0.005154761</text:p>
          </table:table-cell>
        </table:table-row>
        <table:table-row table:style-name="ro1">
          <table:table-cell table:style-name="ce5" office:value-type="string" calcext:value-type="string">
            <text:p>17:49:35.813</text:p>
          </table:table-cell>
          <table:table-cell table:style-name="ce11" office:value-type="float" office:value="0.0061692977" calcext:value-type="float">
            <text:p>0.0061692977</text:p>
          </table:table-cell>
          <table:table-cell table:style-name="ce11" office:value-type="float" office:value="-0.004935759" calcext:value-type="float">
            <text:p>-0.004935759</text:p>
          </table:table-cell>
          <table:table-cell table:style-name="ce11" office:value-type="float" office:value="0.007276001" calcext:value-type="float">
            <text:p>0.007276001</text:p>
          </table:table-cell>
        </table:table-row>
        <table:table-row table:style-name="ro1">
          <table:table-cell table:style-name="ce5" office:value-type="string" calcext:value-type="string">
            <text:p>17:49:35.884</text:p>
          </table:table-cell>
          <table:table-cell table:style-name="ce11" office:value-type="float" office:value="0.0004986863" calcext:value-type="float">
            <text:p>0.0004986863</text:p>
          </table:table-cell>
          <table:table-cell table:style-name="ce11" office:value-type="float" office:value="0.0041271443" calcext:value-type="float">
            <text:p>0.0041271443</text:p>
          </table:table-cell>
          <table:table-cell table:style-name="ce11" office:value-type="float" office:value="0.010503482" calcext:value-type="float">
            <text:p>0.010503482</text:p>
          </table:table-cell>
        </table:table-row>
        <table:table-row table:style-name="ro1">
          <table:table-cell table:style-name="ce5" office:value-type="string" calcext:value-type="string">
            <text:p>17:49:35.954</text:p>
          </table:table-cell>
          <table:table-cell table:style-name="ce11" office:value-type="float" office:value="0.0017671855" calcext:value-type="float">
            <text:p>0.0017671855</text:p>
          </table:table-cell>
          <table:table-cell table:style-name="ce11" office:value-type="float" office:value="-0.0072718924" calcext:value-type="float">
            <text:p>-0.0072718924</text:p>
          </table:table-cell>
          <table:table-cell table:style-name="ce11" office:value-type="float" office:value="0.013408199" calcext:value-type="float">
            <text:p>0.013408199</text:p>
          </table:table-cell>
        </table:table-row>
        <table:table-row table:style-name="ro1">
          <table:table-cell table:style-name="ce5" office:value-type="string" calcext:value-type="string">
            <text:p>17:49:36.025</text:p>
          </table:table-cell>
          <table:table-cell table:style-name="ce11" office:value-type="float" office:value="0.0035679215" calcext:value-type="float">
            <text:p>0.0035679215</text:p>
          </table:table-cell>
          <table:table-cell table:style-name="ce11" office:value-type="float" office:value="0.010154533" calcext:value-type="float">
            <text:p>0.010154533</text:p>
          </table:table-cell>
          <table:table-cell table:style-name="ce11" office:value-type="float" office:value="-0.0019951342" calcext:value-type="float">
            <text:p>-0.0019951342</text:p>
          </table:table-cell>
        </table:table-row>
        <table:table-row table:style-name="ro1">
          <table:table-cell table:style-name="ce5" office:value-type="string" calcext:value-type="string">
            <text:p>17:49:36.092</text:p>
          </table:table-cell>
          <table:table-cell table:style-name="ce11" office:value-type="float" office:value="0.006726722" calcext:value-type="float">
            <text:p>0.006726722</text:p>
          </table:table-cell>
          <table:table-cell table:style-name="ce11" office:value-type="float" office:value="0.007161516" calcext:value-type="float">
            <text:p>0.007161516</text:p>
          </table:table-cell>
          <table:table-cell table:style-name="ce11" office:value-type="float" office:value="0.004356746" calcext:value-type="float">
            <text:p>0.004356746</text:p>
          </table:table-cell>
        </table:table-row>
        <table:table-row table:style-name="ro1">
          <table:table-cell table:style-name="ce5" office:value-type="string" calcext:value-type="string">
            <text:p>17:49:36.166</text:p>
          </table:table-cell>
          <table:table-cell table:style-name="ce11" office:value-type="float" office:value="0.006493522" calcext:value-type="float">
            <text:p>0.006493522</text:p>
          </table:table-cell>
          <table:table-cell table:style-name="ce11" office:value-type="float" office:value="0.011938543" calcext:value-type="float">
            <text:p>0.011938543</text:p>
          </table:table-cell>
          <table:table-cell table:style-name="ce11" office:value-type="float" office:value="0.0028224448" calcext:value-type="float">
            <text:p>0.0028224448</text:p>
          </table:table-cell>
        </table:table-row>
        <table:table-row table:style-name="ro1">
          <table:table-cell table:style-name="ce5" office:value-type="string" calcext:value-type="string">
            <text:p>17:49:36.233</text:p>
          </table:table-cell>
          <table:table-cell table:style-name="ce11" office:value-type="float" office:value="0.00057074684" calcext:value-type="float">
            <text:p>0.00057074684</text:p>
          </table:table-cell>
          <table:table-cell table:style-name="ce11" office:value-type="float" office:value="0.012502506" calcext:value-type="float">
            <text:p>0.012502506</text:p>
          </table:table-cell>
          <table:table-cell table:style-name="ce11" office:value-type="float" office:value="-0.003612169" calcext:value-type="float">
            <text:p>-0.003612169</text:p>
          </table:table-cell>
        </table:table-row>
        <table:table-row table:style-name="ro1">
          <table:table-cell table:style-name="ce5" office:value-type="string" calcext:value-type="string">
            <text:p>17:49:36.303</text:p>
          </table:table-cell>
          <table:table-cell table:style-name="ce11" office:value-type="float" office:value="0.003809582" calcext:value-type="float">
            <text:p>0.003809582</text:p>
          </table:table-cell>
          <table:table-cell table:style-name="ce11" office:value-type="float" office:value="-0.0061061596" calcext:value-type="float">
            <text:p>-0.0061061596</text:p>
          </table:table-cell>
          <table:table-cell table:style-name="ce11" office:value-type="float" office:value="0.010591832" calcext:value-type="float">
            <text:p>0.010591832</text:p>
          </table:table-cell>
        </table:table-row>
        <table:table-row table:style-name="ro1">
          <table:table-cell table:style-name="ce5" office:value-type="string" calcext:value-type="string">
            <text:p>17:49:36.377</text:p>
          </table:table-cell>
          <table:table-cell table:style-name="ce11" office:value-type="float" office:value="0.0054060975" calcext:value-type="float">
            <text:p>0.0054060975</text:p>
          </table:table-cell>
          <table:table-cell table:style-name="ce11" office:value-type="float" office:value="-0.003957447" calcext:value-type="float">
            <text:p>-0.003957447</text:p>
          </table:table-cell>
          <table:table-cell table:style-name="ce11" office:value-type="float" office:value="0.0053578387" calcext:value-type="float">
            <text:p>0.0053578387</text:p>
          </table:table-cell>
        </table:table-row>
        <table:table-row table:style-name="ro1">
          <table:table-cell table:style-name="ce5" office:value-type="string" calcext:value-type="string">
            <text:p>17:49:36.444</text:p>
          </table:table-cell>
          <table:table-cell table:style-name="ce11" office:value-type="float" office:value="-0.0072193784" calcext:value-type="float">
            <text:p>-0.0072193784</text:p>
          </table:table-cell>
          <table:table-cell table:style-name="ce11" office:value-type="float" office:value="0.0036892623" calcext:value-type="float">
            <text:p>0.0036892623</text:p>
          </table:table-cell>
          <table:table-cell table:style-name="ce11" office:value-type="float" office:value="-0.0044064643" calcext:value-type="float">
            <text:p>-0.0044064643</text:p>
          </table:table-cell>
        </table:table-row>
        <table:table-row table:style-name="ro1">
          <table:table-cell table:style-name="ce5" office:value-type="string" calcext:value-type="string">
            <text:p>17:49:36.517</text:p>
          </table:table-cell>
          <table:table-cell table:style-name="ce11" office:value-type="float" office:value="0.008224142" calcext:value-type="float">
            <text:p>0.008224142</text:p>
          </table:table-cell>
          <table:table-cell table:style-name="ce11" office:value-type="float" office:value="-0.0017333676" calcext:value-type="float">
            <text:p>-0.0017333676</text:p>
          </table:table-cell>
          <table:table-cell table:style-name="ce11" office:value-type="float" office:value="0.01251369" calcext:value-type="float">
            <text:p>0.01251369</text:p>
          </table:table-cell>
        </table:table-row>
        <table:table-row table:style-name="ro1">
          <table:table-cell table:style-name="ce5" office:value-type="string" calcext:value-type="string">
            <text:p>17:49:36.583</text:p>
          </table:table-cell>
          <table:table-cell table:style-name="ce11" office:value-type="float" office:value="-0.0035845507" calcext:value-type="float">
            <text:p>-0.0035845507</text:p>
          </table:table-cell>
          <table:table-cell table:style-name="ce11" office:value-type="float" office:value="0.023928238" calcext:value-type="float">
            <text:p>0.023928238</text:p>
          </table:table-cell>
          <table:table-cell table:style-name="ce11" office:value-type="float" office:value="-0.027189828" calcext:value-type="float">
            <text:p>-0.027189828</text:p>
          </table:table-cell>
        </table:table-row>
        <table:table-row table:style-name="ro1">
          <table:table-cell table:style-name="ce5" office:value-type="string" calcext:value-type="string">
            <text:p>17:49:36.654</text:p>
          </table:table-cell>
          <table:table-cell table:style-name="ce11" office:value-type="float" office:value="-0.0049839453" calcext:value-type="float">
            <text:p>-0.0049839453</text:p>
          </table:table-cell>
          <table:table-cell table:style-name="ce11" office:value-type="float" office:value="-0.012961637" calcext:value-type="float">
            <text:p>-0.012961637</text:p>
          </table:table-cell>
          <table:table-cell table:style-name="ce11" office:value-type="float" office:value="0.00057799177" calcext:value-type="float">
            <text:p>0.00057799177</text:p>
          </table:table-cell>
        </table:table-row>
        <table:table-row table:style-name="ro1">
          <table:table-cell table:style-name="ce5" office:value-type="string" calcext:value-type="string">
            <text:p>17:49:36.724</text:p>
          </table:table-cell>
          <table:table-cell table:style-name="ce11" office:value-type="float" office:value="0.004523283" calcext:value-type="float">
            <text:p>0.004523283</text:p>
          </table:table-cell>
          <table:table-cell table:style-name="ce11" office:value-type="float" office:value="0.01294389" calcext:value-type="float">
            <text:p>0.01294389</text:p>
          </table:table-cell>
          <table:table-cell table:style-name="ce11" office:value-type="float" office:value="-0.00409408" calcext:value-type="float">
            <text:p>-0.00409408</text:p>
          </table:table-cell>
        </table:table-row>
        <table:table-row table:style-name="ro1">
          <table:table-cell table:style-name="ce5" office:value-type="string" calcext:value-type="string">
            <text:p>17:49:36.794</text:p>
          </table:table-cell>
          <table:table-cell table:style-name="ce11" office:value-type="float" office:value="-0.005816775" calcext:value-type="float">
            <text:p>-0.005816775</text:p>
          </table:table-cell>
          <table:table-cell table:style-name="ce11" office:value-type="float" office:value="-0.0017538383" calcext:value-type="float">
            <text:p>-0.0017538383</text:p>
          </table:table-cell>
          <table:table-cell table:style-name="ce11" office:value-type="float" office:value="-0.003464936" calcext:value-type="float">
            <text:p>-0.003464936</text:p>
          </table:table-cell>
        </table:table-row>
        <table:table-row table:style-name="ro1">
          <table:table-cell table:style-name="ce5" office:value-type="string" calcext:value-type="string">
            <text:p>17:49:36.864</text:p>
          </table:table-cell>
          <table:table-cell table:style-name="ce11" office:value-type="float" office:value="-0.0012799745" calcext:value-type="float">
            <text:p>-0.0012799745</text:p>
          </table:table-cell>
          <table:table-cell table:style-name="ce11" office:value-type="float" office:value="-0.0053138095" calcext:value-type="float">
            <text:p>-0.0053138095</text:p>
          </table:table-cell>
          <table:table-cell table:style-name="ce11" office:value-type="float" office:value="-0.0018000795" calcext:value-type="float">
            <text:p>-0.0018000795</text:p>
          </table:table-cell>
        </table:table-row>
        <table:table-row table:style-name="ro1">
          <table:table-cell table:style-name="ce5" office:value-type="string" calcext:value-type="string">
            <text:p>17:49:36.935</text:p>
          </table:table-cell>
          <table:table-cell table:style-name="ce11" office:value-type="float" office:value="-0.000053291747" calcext:value-type="float">
            <text:p>-5.3291747E-05</text:p>
          </table:table-cell>
          <table:table-cell table:style-name="ce11" office:value-type="float" office:value="-0.003244354" calcext:value-type="float">
            <text:p>-0.003244354</text:p>
          </table:table-cell>
          <table:table-cell table:style-name="ce11" office:value-type="float" office:value="-0.0040370687" calcext:value-type="float">
            <text:p>-0.0040370687</text:p>
          </table:table-cell>
        </table:table-row>
        <table:table-row table:style-name="ro1">
          <table:table-cell table:style-name="ce5" office:value-type="string" calcext:value-type="string">
            <text:p>17:49:37.004</text:p>
          </table:table-cell>
          <table:table-cell table:style-name="ce11" office:value-type="float" office:value="-0.004003008" calcext:value-type="float">
            <text:p>-0.004003008</text:p>
          </table:table-cell>
          <table:table-cell table:style-name="ce11" office:value-type="float" office:value="0.0014746158" calcext:value-type="float">
            <text:p>0.0014746158</text:p>
          </table:table-cell>
          <table:table-cell table:style-name="ce11" office:value-type="float" office:value="-0.010005428" calcext:value-type="float">
            <text:p>-0.010005428</text:p>
          </table:table-cell>
        </table:table-row>
        <table:table-row table:style-name="ro1">
          <table:table-cell table:style-name="ce5" office:value-type="string" calcext:value-type="string">
            <text:p>17:49:37.075</text:p>
          </table:table-cell>
          <table:table-cell table:style-name="ce11" office:value-type="float" office:value="0.005186318" calcext:value-type="float">
            <text:p>0.005186318</text:p>
          </table:table-cell>
          <table:table-cell table:style-name="ce11" office:value-type="float" office:value="0.011434581" calcext:value-type="float">
            <text:p>0.011434581</text:p>
          </table:table-cell>
          <table:table-cell table:style-name="ce11" office:value-type="float" office:value="-0.0063681696" calcext:value-type="float">
            <text:p>-0.0063681696</text:p>
          </table:table-cell>
        </table:table-row>
        <table:table-row table:style-name="ro1">
          <table:table-cell table:style-name="ce5" office:value-type="string" calcext:value-type="string">
            <text:p>17:49:37.142</text:p>
          </table:table-cell>
          <table:table-cell table:style-name="ce11" office:value-type="float" office:value="0.0040084533" calcext:value-type="float">
            <text:p>0.0040084533</text:p>
          </table:table-cell>
          <table:table-cell table:style-name="ce11" office:value-type="float" office:value="-0.003991119" calcext:value-type="float">
            <text:p>-0.003991119</text:p>
          </table:table-cell>
          <table:table-cell table:style-name="ce11" office:value-type="float" office:value="0.0048155366" calcext:value-type="float">
            <text:p>0.0048155366</text:p>
          </table:table-cell>
        </table:table-row>
        <table:table-row table:style-name="ro1">
          <table:table-cell table:style-name="ce5" office:value-type="string" calcext:value-type="string">
            <text:p>17:49:37.218</text:p>
          </table:table-cell>
          <table:table-cell table:style-name="ce11" office:value-type="float" office:value="-0.0016658533" calcext:value-type="float">
            <text:p>-0.0016658533</text:p>
          </table:table-cell>
          <table:table-cell table:style-name="ce11" office:value-type="float" office:value="-0.0035920145" calcext:value-type="float">
            <text:p>-0.0035920145</text:p>
          </table:table-cell>
          <table:table-cell table:style-name="ce11" office:value-type="float" office:value="0.014880845" calcext:value-type="float">
            <text:p>0.014880845</text:p>
          </table:table-cell>
        </table:table-row>
        <table:table-row table:style-name="ro1">
          <table:table-cell table:style-name="ce5" office:value-type="string" calcext:value-type="string">
            <text:p>17:49:37.284</text:p>
          </table:table-cell>
          <table:table-cell table:style-name="ce11" office:value-type="float" office:value="0.0004783615" calcext:value-type="float">
            <text:p>0.0004783615</text:p>
          </table:table-cell>
          <table:table-cell table:style-name="ce11" office:value-type="float" office:value="-0.0036722682" calcext:value-type="float">
            <text:p>-0.0036722682</text:p>
          </table:table-cell>
          <table:table-cell table:style-name="ce11" office:value-type="float" office:value="-0.012754695" calcext:value-type="float">
            <text:p>-0.012754695</text:p>
          </table:table-cell>
        </table:table-row>
        <table:table-row table:style-name="ro1">
          <table:table-cell table:style-name="ce5" office:value-type="string" calcext:value-type="string">
            <text:p>17:49:37.355</text:p>
          </table:table-cell>
          <table:table-cell table:style-name="ce11" office:value-type="float" office:value="-0.0061612264" calcext:value-type="float">
            <text:p>-0.0061612264</text:p>
          </table:table-cell>
          <table:table-cell table:style-name="ce11" office:value-type="float" office:value="0.001968391" calcext:value-type="float">
            <text:p>0.001968391</text:p>
          </table:table-cell>
          <table:table-cell table:style-name="ce11" office:value-type="float" office:value="-0.009721416" calcext:value-type="float">
            <text:p>-0.009721416</text:p>
          </table:table-cell>
        </table:table-row>
        <table:table-row table:style-name="ro1">
          <table:table-cell table:style-name="ce5" office:value-type="string" calcext:value-type="string">
            <text:p>17:49:37.424</text:p>
          </table:table-cell>
          <table:table-cell table:style-name="ce11" office:value-type="float" office:value="0.00060721475" calcext:value-type="float">
            <text:p>0.00060721475</text:p>
          </table:table-cell>
          <table:table-cell table:style-name="ce11" office:value-type="float" office:value="0.01056064" calcext:value-type="float">
            <text:p>0.01056064</text:p>
          </table:table-cell>
          <table:table-cell table:style-name="ce11" office:value-type="float" office:value="-0.0014982956" calcext:value-type="float">
            <text:p>-0.0014982956</text:p>
          </table:table-cell>
        </table:table-row>
        <table:table-row table:style-name="ro1">
          <table:table-cell table:style-name="ce5" office:value-type="string" calcext:value-type="string">
            <text:p>17:49:37.495</text:p>
          </table:table-cell>
          <table:table-cell table:style-name="ce11" office:value-type="float" office:value="0.003402892" calcext:value-type="float">
            <text:p>0.003402892</text:p>
          </table:table-cell>
          <table:table-cell table:style-name="ce11" office:value-type="float" office:value="0.018733071" calcext:value-type="float">
            <text:p>0.018733071</text:p>
          </table:table-cell>
          <table:table-cell table:style-name="ce11" office:value-type="float" office:value="-0.004204918" calcext:value-type="float">
            <text:p>-0.004204918</text:p>
          </table:table-cell>
        </table:table-row>
        <table:table-row table:style-name="ro1">
          <table:table-cell table:style-name="ce5" office:value-type="string" calcext:value-type="string">
            <text:p>17:49:37.564</text:p>
          </table:table-cell>
          <table:table-cell table:style-name="ce11" office:value-type="float" office:value="-0.00001361468" calcext:value-type="float">
            <text:p>-1.361468E-05</text:p>
          </table:table-cell>
          <table:table-cell table:style-name="ce11" office:value-type="float" office:value="0.00038026288" calcext:value-type="float">
            <text:p>0.00038026288</text:p>
          </table:table-cell>
          <table:table-cell table:style-name="ce11" office:value-type="float" office:value="-0.005981683" calcext:value-type="float">
            <text:p>-0.005981683</text:p>
          </table:table-cell>
        </table:table-row>
        <table:table-row table:style-name="ro1">
          <table:table-cell table:style-name="ce5" office:value-type="string" calcext:value-type="string">
            <text:p>17:49:37.635</text:p>
          </table:table-cell>
          <table:table-cell table:style-name="ce11" office:value-type="float" office:value="0.0010864515" calcext:value-type="float">
            <text:p>0.0010864515</text:p>
          </table:table-cell>
          <table:table-cell table:style-name="ce11" office:value-type="float" office:value="-0.005810113" calcext:value-type="float">
            <text:p>-0.005810113</text:p>
          </table:table-cell>
          <table:table-cell table:style-name="ce11" office:value-type="float" office:value="0.0027463727" calcext:value-type="float">
            <text:p>0.0027463727</text:p>
          </table:table-cell>
        </table:table-row>
        <table:table-row table:style-name="ro1">
          <table:table-cell table:style-name="ce5" office:value-type="string" calcext:value-type="string">
            <text:p>17:49:37.704</text:p>
          </table:table-cell>
          <table:table-cell table:style-name="ce11" office:value-type="float" office:value="0.0038341857" calcext:value-type="float">
            <text:p>0.0038341857</text:p>
          </table:table-cell>
          <table:table-cell table:style-name="ce11" office:value-type="float" office:value="0.0011429767" calcext:value-type="float">
            <text:p>0.0011429767</text:p>
          </table:table-cell>
          <table:table-cell table:style-name="ce11" office:value-type="float" office:value="0.009502998" calcext:value-type="float">
            <text:p>0.009502998</text:p>
          </table:table-cell>
        </table:table-row>
        <table:table-row table:style-name="ro1">
          <table:table-cell table:style-name="ce5" office:value-type="string" calcext:value-type="string">
            <text:p>17:49:37.775</text:p>
          </table:table-cell>
          <table:table-cell table:style-name="ce11" office:value-type="float" office:value="0.008504507" calcext:value-type="float">
            <text:p>0.008504507</text:p>
          </table:table-cell>
          <table:table-cell table:style-name="ce11" office:value-type="float" office:value="0.013113636" calcext:value-type="float">
            <text:p>0.013113636</text:p>
          </table:table-cell>
          <table:table-cell table:style-name="ce11" office:value-type="float" office:value="0.00635543" calcext:value-type="float">
            <text:p>0.00635543</text:p>
          </table:table-cell>
        </table:table-row>
        <table:table-row table:style-name="ro1">
          <table:table-cell table:style-name="ce5" office:value-type="string" calcext:value-type="string">
            <text:p>17:49:37.843</text:p>
          </table:table-cell>
          <table:table-cell table:style-name="ce11" office:value-type="float" office:value="0.004138474" calcext:value-type="float">
            <text:p>0.004138474</text:p>
          </table:table-cell>
          <table:table-cell table:style-name="ce11" office:value-type="float" office:value="0.011582543" calcext:value-type="float">
            <text:p>0.011582543</text:p>
          </table:table-cell>
          <table:table-cell table:style-name="ce11" office:value-type="float" office:value="0.013190582" calcext:value-type="float">
            <text:p>0.013190582</text:p>
          </table:table-cell>
        </table:table-row>
        <table:table-row table:style-name="ro1">
          <table:table-cell table:style-name="ce5" office:value-type="string" calcext:value-type="string">
            <text:p>17:49:38.202</text:p>
          </table:table-cell>
          <table:table-cell table:style-name="ce11" office:value-type="float" office:value="0.00394427" calcext:value-type="float">
            <text:p>0.00394427</text:p>
          </table:table-cell>
          <table:table-cell table:style-name="ce11" office:value-type="float" office:value="0.0016352446" calcext:value-type="float">
            <text:p>0.0016352446</text:p>
          </table:table-cell>
          <table:table-cell table:style-name="ce11" office:value-type="float" office:value="-0.003948792" calcext:value-type="float">
            <text:p>-0.003948792</text:p>
          </table:table-cell>
        </table:table-row>
        <table:table-row table:style-name="ro1">
          <table:table-cell table:style-name="ce5" office:value-type="string" calcext:value-type="string">
            <text:p>17:49:38.279</text:p>
          </table:table-cell>
          <table:table-cell table:style-name="ce11" office:value-type="float" office:value="0.000034231194" calcext:value-type="float">
            <text:p>3.4231194E-05</text:p>
          </table:table-cell>
          <table:table-cell table:style-name="ce11" office:value-type="float" office:value="0.0049873493" calcext:value-type="float">
            <text:p>0.0049873493</text:p>
          </table:table-cell>
          <table:table-cell table:style-name="ce11" office:value-type="float" office:value="0.0021589964" calcext:value-type="float">
            <text:p>0.0021589964</text:p>
          </table:table-cell>
        </table:table-row>
        <table:table-row table:style-name="ro1">
          <table:table-cell table:style-name="ce5" office:value-type="string" calcext:value-type="string">
            <text:p>17:49:38.344</text:p>
          </table:table-cell>
          <table:table-cell table:style-name="ce11" office:value-type="float" office:value="-0.0012875597" calcext:value-type="float">
            <text:p>-0.0012875597</text:p>
          </table:table-cell>
          <table:table-cell table:style-name="ce11" office:value-type="float" office:value="0.014156569" calcext:value-type="float">
            <text:p>0.014156569</text:p>
          </table:table-cell>
          <table:table-cell table:style-name="ce11" office:value-type="float" office:value="-0.0037698078" calcext:value-type="float">
            <text:p>-0.0037698078</text:p>
          </table:table-cell>
        </table:table-row>
        <table:table-row table:style-name="ro1">
          <table:table-cell table:style-name="ce5" office:value-type="string" calcext:value-type="string">
            <text:p>17:49:38.415</text:p>
          </table:table-cell>
          <table:table-cell table:style-name="ce11" office:value-type="float" office:value="0.0014778735" calcext:value-type="float">
            <text:p>0.0014778735</text:p>
          </table:table-cell>
          <table:table-cell table:style-name="ce11" office:value-type="float" office:value="0.011422547" calcext:value-type="float">
            <text:p>0.011422547</text:p>
          </table:table-cell>
          <table:table-cell table:style-name="ce11" office:value-type="float" office:value="-0.0040519964" calcext:value-type="float">
            <text:p>-0.0040519964</text:p>
          </table:table-cell>
        </table:table-row>
        <table:table-row table:style-name="ro1">
          <table:table-cell table:style-name="ce5" office:value-type="string" calcext:value-type="string">
            <text:p>17:49:38.483</text:p>
          </table:table-cell>
          <table:table-cell table:style-name="ce11" office:value-type="float" office:value="-0.0061406097" calcext:value-type="float">
            <text:p>-0.0061406097</text:p>
          </table:table-cell>
          <table:table-cell table:style-name="ce11" office:value-type="float" office:value="-0.0037822067" calcext:value-type="float">
            <text:p>-0.0037822067</text:p>
          </table:table-cell>
          <table:table-cell table:style-name="ce11" office:value-type="float" office:value="-0.016390933" calcext:value-type="float">
            <text:p>-0.016390933</text:p>
          </table:table-cell>
        </table:table-row>
        <table:table-row table:style-name="ro1">
          <table:table-cell table:style-name="ce5" office:value-type="string" calcext:value-type="string">
            <text:p>17:49:38.559</text:p>
          </table:table-cell>
          <table:table-cell table:style-name="ce11" office:value-type="float" office:value="-0.008163265" calcext:value-type="float">
            <text:p>-0.008163265</text:p>
          </table:table-cell>
          <table:table-cell table:style-name="ce11" office:value-type="float" office:value="-0.012852234" calcext:value-type="float">
            <text:p>-0.012852234</text:p>
          </table:table-cell>
          <table:table-cell table:style-name="ce11" office:value-type="float" office:value="-0.01870691" calcext:value-type="float">
            <text:p>-0.01870691</text:p>
          </table:table-cell>
        </table:table-row>
        <table:table-row table:style-name="ro1">
          <table:table-cell table:style-name="ce5" office:value-type="string" calcext:value-type="string">
            <text:p>17:49:38.624</text:p>
          </table:table-cell>
          <table:table-cell table:style-name="ce11" office:value-type="float" office:value="0.0029802534" calcext:value-type="float">
            <text:p>0.0029802534</text:p>
          </table:table-cell>
          <table:table-cell table:style-name="ce11" office:value-type="float" office:value="-0.009150013" calcext:value-type="float">
            <text:p>-0.009150013</text:p>
          </table:table-cell>
          <table:table-cell table:style-name="ce11" office:value-type="float" office:value="0.0040377737" calcext:value-type="float">
            <text:p>0.0040377737</text:p>
          </table:table-cell>
        </table:table-row>
        <table:table-row table:style-name="ro1">
          <table:table-cell table:style-name="ce5" office:value-type="string" calcext:value-type="string">
            <text:p>17:49:38.700</text:p>
          </table:table-cell>
          <table:table-cell table:style-name="ce11" office:value-type="float" office:value="0.005758426" calcext:value-type="float">
            <text:p>0.005758426</text:p>
          </table:table-cell>
          <table:table-cell table:style-name="ce11" office:value-type="float" office:value="0.0073655904" calcext:value-type="float">
            <text:p>0.0073655904</text:p>
          </table:table-cell>
          <table:table-cell table:style-name="ce11" office:value-type="float" office:value="0.0027551006" calcext:value-type="float">
            <text:p>0.0027551006</text:p>
          </table:table-cell>
        </table:table-row>
        <table:table-row table:style-name="ro1">
          <table:table-cell table:style-name="ce5" office:value-type="string" calcext:value-type="string">
            <text:p>17:49:38.772</text:p>
          </table:table-cell>
          <table:table-cell table:style-name="ce11" office:value-type="float" office:value="0.0051826225" calcext:value-type="float">
            <text:p>0.0051826225</text:p>
          </table:table-cell>
          <table:table-cell table:style-name="ce11" office:value-type="float" office:value="0.017835084" calcext:value-type="float">
            <text:p>0.017835084</text:p>
          </table:table-cell>
          <table:table-cell table:style-name="ce11" office:value-type="float" office:value="0.002479598" calcext:value-type="float">
            <text:p>0.002479598</text:p>
          </table:table-cell>
        </table:table-row>
        <table:table-row table:style-name="ro1">
          <table:table-cell table:style-name="ce5" office:value-type="string" calcext:value-type="string">
            <text:p>17:49:38.834</text:p>
          </table:table-cell>
          <table:table-cell table:style-name="ce11" office:value-type="float" office:value="0.013892906" calcext:value-type="float">
            <text:p>0.013892906</text:p>
          </table:table-cell>
          <table:table-cell table:style-name="ce11" office:value-type="float" office:value="-0.0043829787" calcext:value-type="float">
            <text:p>-0.0043829787</text:p>
          </table:table-cell>
          <table:table-cell table:style-name="ce11" office:value-type="float" office:value="0.038266804" calcext:value-type="float">
            <text:p>0.038266804</text:p>
          </table:table-cell>
        </table:table-row>
        <table:table-row table:style-name="ro1">
          <table:table-cell table:style-name="ce5" office:value-type="string" calcext:value-type="string">
            <text:p>17:49:38.905</text:p>
          </table:table-cell>
          <table:table-cell table:style-name="ce11" office:value-type="float" office:value="-0.0002404936" calcext:value-type="float">
            <text:p>-0.0002404936</text:p>
          </table:table-cell>
          <table:table-cell table:style-name="ce11" office:value-type="float" office:value="-0.0006487881" calcext:value-type="float">
            <text:p>-0.0006487881</text:p>
          </table:table-cell>
          <table:table-cell table:style-name="ce11" office:value-type="float" office:value="-0.008846017" calcext:value-type="float">
            <text:p>-0.008846017</text:p>
          </table:table-cell>
        </table:table-row>
        <table:table-row table:style-name="ro1">
          <table:table-cell table:style-name="ce5" office:value-type="string" calcext:value-type="string">
            <text:p>17:49:38.980</text:p>
          </table:table-cell>
          <table:table-cell table:style-name="ce11" office:value-type="float" office:value="-0.0021940058" calcext:value-type="float">
            <text:p>-0.0021940058</text:p>
          </table:table-cell>
          <table:table-cell table:style-name="ce11" office:value-type="float" office:value="0.020729566" calcext:value-type="float">
            <text:p>0.020729566</text:p>
          </table:table-cell>
          <table:table-cell table:style-name="ce11" office:value-type="float" office:value="-0.020705545" calcext:value-type="float">
            <text:p>-0.020705545</text:p>
          </table:table-cell>
        </table:table-row>
        <table:table-row table:style-name="ro1">
          <table:table-cell table:style-name="ce5" office:value-type="string" calcext:value-type="string">
            <text:p>17:49:39.047</text:p>
          </table:table-cell>
          <table:table-cell table:style-name="ce11" office:value-type="float" office:value="-0.0006562276" calcext:value-type="float">
            <text:p>-0.0006562276</text:p>
          </table:table-cell>
          <table:table-cell table:style-name="ce11" office:value-type="float" office:value="0.0034954718" calcext:value-type="float">
            <text:p>0.0034954718</text:p>
          </table:table-cell>
          <table:table-cell table:style-name="ce11" office:value-type="float" office:value="-0.010944574" calcext:value-type="float">
            <text:p>-0.010944574</text:p>
          </table:table-cell>
        </table:table-row>
        <table:table-row table:style-name="ro1">
          <table:table-cell table:style-name="ce5" office:value-type="string" calcext:value-type="string">
            <text:p>17:49:39.116</text:p>
          </table:table-cell>
          <table:table-cell table:style-name="ce11" office:value-type="float" office:value="0.0016066295" calcext:value-type="float">
            <text:p>0.0016066295</text:p>
          </table:table-cell>
          <table:table-cell table:style-name="ce11" office:value-type="float" office:value="-0.008719327" calcext:value-type="float">
            <text:p>-0.008719327</text:p>
          </table:table-cell>
          <table:table-cell table:style-name="ce11" office:value-type="float" office:value="0.008606909" calcext:value-type="float">
            <text:p>0.008606909</text:p>
          </table:table-cell>
        </table:table-row>
        <table:table-row table:style-name="ro1">
          <table:table-cell table:style-name="ce5" office:value-type="string" calcext:value-type="string">
            <text:p>17:49:39.183</text:p>
          </table:table-cell>
          <table:table-cell table:style-name="ce11" office:value-type="float" office:value="0.003203826" calcext:value-type="float">
            <text:p>0.003203826</text:p>
          </table:table-cell>
          <table:table-cell table:style-name="ce11" office:value-type="float" office:value="-0.003233122" calcext:value-type="float">
            <text:p>-0.003233122</text:p>
          </table:table-cell>
          <table:table-cell table:style-name="ce11" office:value-type="float" office:value="0.016535273" calcext:value-type="float">
            <text:p>0.016535273</text:p>
          </table:table-cell>
        </table:table-row>
        <table:table-row table:style-name="ro1">
          <table:table-cell table:style-name="ce5" office:value-type="string" calcext:value-type="string">
            <text:p>17:49:39.254</text:p>
          </table:table-cell>
          <table:table-cell table:style-name="ce11" office:value-type="float" office:value="0.000027034865" calcext:value-type="float">
            <text:p>2.7034865E-05</text:p>
          </table:table-cell>
          <table:table-cell table:style-name="ce11" office:value-type="float" office:value="0.0006058046" calcext:value-type="float">
            <text:p>0.0006058046</text:p>
          </table:table-cell>
          <table:table-cell table:style-name="ce11" office:value-type="float" office:value="0.003455965" calcext:value-type="float">
            <text:p>0.003455965</text:p>
          </table:table-cell>
        </table:table-row>
        <table:table-row table:style-name="ro1">
          <table:table-cell table:style-name="ce5" office:value-type="string" calcext:value-type="string">
            <text:p>17:49:39.325</text:p>
          </table:table-cell>
          <table:table-cell table:style-name="ce11" office:value-type="float" office:value="-0.002172903" calcext:value-type="float">
            <text:p>-0.002172903</text:p>
          </table:table-cell>
          <table:table-cell table:style-name="ce11" office:value-type="float" office:value="0.021199515" calcext:value-type="float">
            <text:p>0.021199515</text:p>
          </table:table-cell>
          <table:table-cell table:style-name="ce11" office:value-type="float" office:value="-0.0146874925" calcext:value-type="float">
            <text:p>-0.0146874925</text:p>
          </table:table-cell>
        </table:table-row>
        <table:table-row table:style-name="ro1">
          <table:table-cell table:style-name="ce5" office:value-type="string" calcext:value-type="string">
            <text:p>17:49:39.394</text:p>
          </table:table-cell>
          <table:table-cell table:style-name="ce11" office:value-type="float" office:value="-0.002395114" calcext:value-type="float">
            <text:p>-0.002395114</text:p>
          </table:table-cell>
          <table:table-cell table:style-name="ce11" office:value-type="float" office:value="0.008972122" calcext:value-type="float">
            <text:p>0.008972122</text:p>
          </table:table-cell>
          <table:table-cell table:style-name="ce11" office:value-type="float" office:value="-0.0050888755" calcext:value-type="float">
            <text:p>-0.0050888755</text:p>
          </table:table-cell>
        </table:table-row>
        <table:table-row table:style-name="ro1">
          <table:table-cell table:style-name="ce5" office:value-type="string" calcext:value-type="string">
            <text:p>17:49:39.466</text:p>
          </table:table-cell>
          <table:table-cell table:style-name="ce11" office:value-type="float" office:value="-0.0034739801" calcext:value-type="float">
            <text:p>-0.0034739801</text:p>
          </table:table-cell>
          <table:table-cell table:style-name="ce11" office:value-type="float" office:value="-0.0051086657" calcext:value-type="float">
            <text:p>-0.0051086657</text:p>
          </table:table-cell>
          <table:table-cell table:style-name="ce11" office:value-type="float" office:value="-0.0058983415" calcext:value-type="float">
            <text:p>-0.0058983415</text:p>
          </table:table-cell>
        </table:table-row>
        <table:table-row table:style-name="ro1">
          <table:table-cell table:style-name="ce5" office:value-type="string" calcext:value-type="string">
            <text:p>17:49:39.533</text:p>
          </table:table-cell>
          <table:table-cell table:style-name="ce11" office:value-type="float" office:value="-0.0022476865" calcext:value-type="float">
            <text:p>-0.0022476865</text:p>
          </table:table-cell>
          <table:table-cell table:style-name="ce11" office:value-type="float" office:value="0.0033123544" calcext:value-type="float">
            <text:p>0.0033123544</text:p>
          </table:table-cell>
          <table:table-cell table:style-name="ce11" office:value-type="float" office:value="-0.008824136" calcext:value-type="float">
            <text:p>-0.008824136</text:p>
          </table:table-cell>
        </table:table-row>
        <table:table-row table:style-name="ro1">
          <table:table-cell table:style-name="ce5" office:value-type="string" calcext:value-type="string">
            <text:p>17:49:39.609</text:p>
          </table:table-cell>
          <table:table-cell table:style-name="ce11" office:value-type="float" office:value="0.0008335102" calcext:value-type="float">
            <text:p>0.0008335102</text:p>
          </table:table-cell>
          <table:table-cell table:style-name="ce11" office:value-type="float" office:value="-0.0022923232" calcext:value-type="float">
            <text:p>-0.0022923232</text:p>
          </table:table-cell>
          <table:table-cell table:style-name="ce11" office:value-type="float" office:value="0.0059010643" calcext:value-type="float">
            <text:p>0.0059010643</text:p>
          </table:table-cell>
        </table:table-row>
        <table:table-row table:style-name="ro1">
          <table:table-cell table:style-name="ce5" office:value-type="string" calcext:value-type="string">
            <text:p>17:49:39.674</text:p>
          </table:table-cell>
          <table:table-cell table:style-name="ce11" office:value-type="float" office:value="0.005803938" calcext:value-type="float">
            <text:p>0.005803938</text:p>
          </table:table-cell>
          <table:table-cell table:style-name="ce11" office:value-type="float" office:value="-0.0009644542" calcext:value-type="float">
            <text:p>-0.0009644542</text:p>
          </table:table-cell>
          <table:table-cell table:style-name="ce11" office:value-type="float" office:value="0.009705492" calcext:value-type="float">
            <text:p>0.009705492</text:p>
          </table:table-cell>
        </table:table-row>
        <table:table-row table:style-name="ro1">
          <table:table-cell table:style-name="ce5" office:value-type="string" calcext:value-type="string">
            <text:p>17:49:39.745</text:p>
          </table:table-cell>
          <table:table-cell table:style-name="ce11" office:value-type="float" office:value="0.0067615365" calcext:value-type="float">
            <text:p>0.0067615365</text:p>
          </table:table-cell>
          <table:table-cell table:style-name="ce11" office:value-type="float" office:value="0.005943513" calcext:value-type="float">
            <text:p>0.005943513</text:p>
          </table:table-cell>
          <table:table-cell table:style-name="ce11" office:value-type="float" office:value="0.012030831" calcext:value-type="float">
            <text:p>0.012030831</text:p>
          </table:table-cell>
        </table:table-row>
        <table:table-row table:style-name="ro1">
          <table:table-cell table:style-name="ce5" office:value-type="string" calcext:value-type="string">
            <text:p>17:49:39.814</text:p>
          </table:table-cell>
          <table:table-cell table:style-name="ce11" office:value-type="float" office:value="0.011798385" calcext:value-type="float">
            <text:p>0.011798385</text:p>
          </table:table-cell>
          <table:table-cell table:style-name="ce11" office:value-type="float" office:value="0.017434133" calcext:value-type="float">
            <text:p>0.017434133</text:p>
          </table:table-cell>
          <table:table-cell table:style-name="ce11" office:value-type="float" office:value="-0.00015858671" calcext:value-type="float">
            <text:p>-0.00015858671</text:p>
          </table:table-cell>
        </table:table-row>
        <table:table-row table:style-name="ro1">
          <table:table-cell table:style-name="ce5" office:value-type="string" calcext:value-type="string">
            <text:p>17:49:39.885</text:p>
          </table:table-cell>
          <table:table-cell table:style-name="ce11" office:value-type="float" office:value="-0.010035867" calcext:value-type="float">
            <text:p>-0.010035867</text:p>
          </table:table-cell>
          <table:table-cell table:style-name="ce11" office:value-type="float" office:value="0.005583283" calcext:value-type="float">
            <text:p>0.005583283</text:p>
          </table:table-cell>
          <table:table-cell table:style-name="ce11" office:value-type="float" office:value="-0.031563617" calcext:value-type="float">
            <text:p>-0.031563617</text:p>
          </table:table-cell>
        </table:table-row>
        <table:table-row table:style-name="ro1">
          <table:table-cell table:style-name="ce5" office:value-type="string" calcext:value-type="string">
            <text:p>17:49:39.954</text:p>
          </table:table-cell>
          <table:table-cell table:style-name="ce11" office:value-type="float" office:value="-0.018260786" calcext:value-type="float">
            <text:p>-0.018260786</text:p>
          </table:table-cell>
          <table:table-cell table:style-name="ce11" office:value-type="float" office:value="0.019966366" calcext:value-type="float">
            <text:p>0.019966366</text:p>
          </table:table-cell>
          <table:table-cell table:style-name="ce11" office:value-type="float" office:value="-0.0510391" calcext:value-type="float">
            <text:p>-0.0510391</text:p>
          </table:table-cell>
        </table:table-row>
        <table:table-row table:style-name="ro1">
          <table:table-cell table:style-name="ce5" office:value-type="string" calcext:value-type="string">
            <text:p>17:49:40.025</text:p>
          </table:table-cell>
          <table:table-cell table:style-name="ce11" office:value-type="float" office:value="-0.0116007775" calcext:value-type="float">
            <text:p>-0.0116007775</text:p>
          </table:table-cell>
          <table:table-cell table:style-name="ce11" office:value-type="float" office:value="0.008301746" calcext:value-type="float">
            <text:p>0.008301746</text:p>
          </table:table-cell>
          <table:table-cell table:style-name="ce11" office:value-type="float" office:value="-0.00792248" calcext:value-type="float">
            <text:p>-0.00792248</text:p>
          </table:table-cell>
        </table:table-row>
        <table:table-row table:style-name="ro1">
          <table:table-cell table:style-name="ce5" office:value-type="string" calcext:value-type="string">
            <text:p>17:49:40.094</text:p>
          </table:table-cell>
          <table:table-cell table:style-name="ce11" office:value-type="float" office:value="-0.0042883325" calcext:value-type="float">
            <text:p>-0.0042883325</text:p>
          </table:table-cell>
          <table:table-cell table:style-name="ce11" office:value-type="float" office:value="-0.0030752888" calcext:value-type="float">
            <text:p>-0.0030752888</text:p>
          </table:table-cell>
          <table:table-cell table:style-name="ce11" office:value-type="float" office:value="-0.00932749" calcext:value-type="float">
            <text:p>-0.00932749</text:p>
          </table:table-cell>
        </table:table-row>
        <table:table-row table:style-name="ro1">
          <table:table-cell table:style-name="ce5" office:value-type="string" calcext:value-type="string">
            <text:p>17:49:40.165</text:p>
          </table:table-cell>
          <table:table-cell table:style-name="ce11" office:value-type="float" office:value="0.0036111965" calcext:value-type="float">
            <text:p>0.0036111965</text:p>
          </table:table-cell>
          <table:table-cell table:style-name="ce11" office:value-type="float" office:value="0.009317206" calcext:value-type="float">
            <text:p>0.009317206</text:p>
          </table:table-cell>
          <table:table-cell table:style-name="ce11" office:value-type="float" office:value="-0.011470927" calcext:value-type="float">
            <text:p>-0.011470927</text:p>
          </table:table-cell>
        </table:table-row>
        <table:table-row table:style-name="ro1">
          <table:table-cell table:style-name="ce5" office:value-type="string" calcext:value-type="string">
            <text:p>17:49:40.234</text:p>
          </table:table-cell>
          <table:table-cell table:style-name="ce11" office:value-type="float" office:value="-0.0031219434" calcext:value-type="float">
            <text:p>-0.0031219434</text:p>
          </table:table-cell>
          <table:table-cell table:style-name="ce11" office:value-type="float" office:value="0.006188188" calcext:value-type="float">
            <text:p>0.006188188</text:p>
          </table:table-cell>
          <table:table-cell table:style-name="ce11" office:value-type="float" office:value="0.00066250004" calcext:value-type="float">
            <text:p>0.00066250004</text:p>
          </table:table-cell>
        </table:table-row>
        <table:table-row table:style-name="ro1">
          <table:table-cell table:style-name="ce5" office:value-type="string" calcext:value-type="string">
            <text:p>17:49:40.305</text:p>
          </table:table-cell>
          <table:table-cell table:style-name="ce11" office:value-type="float" office:value="0.0015847487" calcext:value-type="float">
            <text:p>0.0015847487</text:p>
          </table:table-cell>
          <table:table-cell table:style-name="ce11" office:value-type="float" office:value="-0.003878871" calcext:value-type="float">
            <text:p>-0.003878871</text:p>
          </table:table-cell>
          <table:table-cell table:style-name="ce11" office:value-type="float" office:value="-0.008412535" calcext:value-type="float">
            <text:p>-0.008412535</text:p>
          </table:table-cell>
        </table:table-row>
        <table:table-row table:style-name="ro1">
          <table:table-cell table:style-name="ce5" office:value-type="string" calcext:value-type="string">
            <text:p>17:49:40.387</text:p>
          </table:table-cell>
          <table:table-cell table:style-name="ce11" office:value-type="float" office:value="-0.0047260444" calcext:value-type="float">
            <text:p>-0.0047260444</text:p>
          </table:table-cell>
          <table:table-cell table:style-name="ce11" office:value-type="float" office:value="0.002881085" calcext:value-type="float">
            <text:p>0.002881085</text:p>
          </table:table-cell>
          <table:table-cell table:style-name="ce11" office:value-type="float" office:value="-0.00954885" calcext:value-type="float">
            <text:p>-0.00954885</text:p>
          </table:table-cell>
        </table:table-row>
        <table:table-row table:style-name="ro1">
          <table:table-cell table:style-name="ce5" office:value-type="string" calcext:value-type="string">
            <text:p>17:49:40.444</text:p>
          </table:table-cell>
          <table:table-cell table:style-name="ce11" office:value-type="float" office:value="0.0043158536" calcext:value-type="float">
            <text:p>0.0043158536</text:p>
          </table:table-cell>
          <table:table-cell table:style-name="ce11" office:value-type="float" office:value="0.013139868" calcext:value-type="float">
            <text:p>0.013139868</text:p>
          </table:table-cell>
          <table:table-cell table:style-name="ce11" office:value-type="float" office:value="-0.010791238" calcext:value-type="float">
            <text:p>-0.010791238</text:p>
          </table:table-cell>
        </table:table-row>
        <table:table-row table:style-name="ro1">
          <table:table-cell table:style-name="ce5" office:value-type="string" calcext:value-type="string">
            <text:p>17:49:40.513</text:p>
          </table:table-cell>
          <table:table-cell table:style-name="ce11" office:value-type="float" office:value="-0.0035863984" calcext:value-type="float">
            <text:p>-0.0035863984</text:p>
          </table:table-cell>
          <table:table-cell table:style-name="ce11" office:value-type="float" office:value="-0.004214157" calcext:value-type="float">
            <text:p>-0.004214157</text:p>
          </table:table-cell>
          <table:table-cell table:style-name="ce11" office:value-type="float" office:value="-0.011689662" calcext:value-type="float">
            <text:p>-0.011689662</text:p>
          </table:table-cell>
        </table:table-row>
        <table:table-row table:style-name="ro1">
          <table:table-cell table:style-name="ce5" office:value-type="string" calcext:value-type="string">
            <text:p>17:49:40.586</text:p>
          </table:table-cell>
          <table:table-cell table:style-name="ce11" office:value-type="float" office:value="-0.010698415" calcext:value-type="float">
            <text:p>-0.010698415</text:p>
          </table:table-cell>
          <table:table-cell table:style-name="ce11" office:value-type="float" office:value="-0.006649191" calcext:value-type="float">
            <text:p>-0.006649191</text:p>
          </table:table-cell>
          <table:table-cell table:style-name="ce11" office:value-type="float" office:value="0.00266291" calcext:value-type="float">
            <text:p>0.00266291</text:p>
          </table:table-cell>
        </table:table-row>
        <table:table-row table:style-name="ro1">
          <table:table-cell table:style-name="ce5" office:value-type="string" calcext:value-type="string">
            <text:p>17:49:40.654</text:p>
          </table:table-cell>
          <table:table-cell table:style-name="ce11" office:value-type="float" office:value="-0.004794604" calcext:value-type="float">
            <text:p>-0.004794604</text:p>
          </table:table-cell>
          <table:table-cell table:style-name="ce11" office:value-type="float" office:value="-0.0160917" calcext:value-type="float">
            <text:p>-0.0160917</text:p>
          </table:table-cell>
          <table:table-cell table:style-name="ce11" office:value-type="float" office:value="-0.006612188" calcext:value-type="float">
            <text:p>-0.006612188</text:p>
          </table:table-cell>
        </table:table-row>
        <table:table-row table:style-name="ro1">
          <table:table-cell table:style-name="ce5" office:value-type="string" calcext:value-type="string">
            <text:p>17:49:40.727</text:p>
          </table:table-cell>
          <table:table-cell table:style-name="ce11" office:value-type="float" office:value="0.011724963" calcext:value-type="float">
            <text:p>0.011724963</text:p>
          </table:table-cell>
          <table:table-cell table:style-name="ce11" office:value-type="float" office:value="-0.004594833" calcext:value-type="float">
            <text:p>-0.004594833</text:p>
          </table:table-cell>
          <table:table-cell table:style-name="ce11" office:value-type="float" office:value="0.019757064" calcext:value-type="float">
            <text:p>0.019757064</text:p>
          </table:table-cell>
        </table:table-row>
        <table:table-row table:style-name="ro1">
          <table:table-cell table:style-name="ce5" office:value-type="string" calcext:value-type="string">
            <text:p>17:49:40.794</text:p>
          </table:table-cell>
          <table:table-cell table:style-name="ce11" office:value-type="float" office:value="0.0068170647" calcext:value-type="float">
            <text:p>0.0068170647</text:p>
          </table:table-cell>
          <table:table-cell table:style-name="ce11" office:value-type="float" office:value="-0.01534141" calcext:value-type="float">
            <text:p>-0.01534141</text:p>
          </table:table-cell>
          <table:table-cell table:style-name="ce11" office:value-type="float" office:value="0.022175882" calcext:value-type="float">
            <text:p>0.022175882</text:p>
          </table:table-cell>
        </table:table-row>
        <table:table-row table:style-name="ro1">
          <table:table-cell table:style-name="ce5" office:value-type="string" calcext:value-type="string">
            <text:p>17:49:40.865</text:p>
          </table:table-cell>
          <table:table-cell table:style-name="ce11" office:value-type="float" office:value="0.00042244408" calcext:value-type="float">
            <text:p>0.00042244408</text:p>
          </table:table-cell>
          <table:table-cell table:style-name="ce11" office:value-type="float" office:value="-0.013807279" calcext:value-type="float">
            <text:p>-0.013807279</text:p>
          </table:table-cell>
          <table:table-cell table:style-name="ce11" office:value-type="float" office:value="0.02984598" calcext:value-type="float">
            <text:p>0.02984598</text:p>
          </table:table-cell>
        </table:table-row>
        <table:table-row table:style-name="ro1">
          <table:table-cell table:style-name="ce5" office:value-type="string" calcext:value-type="string">
            <text:p>17:49:40.934</text:p>
          </table:table-cell>
          <table:table-cell table:style-name="ce11" office:value-type="float" office:value="0.002357771" calcext:value-type="float">
            <text:p>0.002357771</text:p>
          </table:table-cell>
          <table:table-cell table:style-name="ce11" office:value-type="float" office:value="-0.006933373" calcext:value-type="float">
            <text:p>-0.006933373</text:p>
          </table:table-cell>
          <table:table-cell table:style-name="ce11" office:value-type="float" office:value="-0.0025819754" calcext:value-type="float">
            <text:p>-0.0025819754</text:p>
          </table:table-cell>
        </table:table-row>
        <table:table-row table:style-name="ro1">
          <table:table-cell table:style-name="ce5" office:value-type="string" calcext:value-type="string">
            <text:p>17:49:41.005</text:p>
          </table:table-cell>
          <table:table-cell table:style-name="ce11" office:value-type="float" office:value="-0.0046895766" calcext:value-type="float">
            <text:p>-0.0046895766</text:p>
          </table:table-cell>
          <table:table-cell table:style-name="ce11" office:value-type="float" office:value="-0.0047019515" calcext:value-type="float">
            <text:p>-0.0047019515</text:p>
          </table:table-cell>
          <table:table-cell table:style-name="ce11" office:value-type="float" office:value="-0.0014448822" calcext:value-type="float">
            <text:p>-0.0014448822</text:p>
          </table:table-cell>
        </table:table-row>
        <table:table-row table:style-name="ro1">
          <table:table-cell table:style-name="ce5" office:value-type="string" calcext:value-type="string">
            <text:p>17:49:41.075</text:p>
          </table:table-cell>
          <table:table-cell table:style-name="ce11" office:value-type="float" office:value="0.00039365876" calcext:value-type="float">
            <text:p>0.00039365876</text:p>
          </table:table-cell>
          <table:table-cell table:style-name="ce11" office:value-type="float" office:value="0.00016276837" calcext:value-type="float">
            <text:p>0.00016276837</text:p>
          </table:table-cell>
          <table:table-cell table:style-name="ce11" office:value-type="float" office:value="-0.0067935553" calcext:value-type="float">
            <text:p>-0.0067935553</text:p>
          </table:table-cell>
        </table:table-row>
        <table:table-row table:style-name="ro1">
          <table:table-cell table:style-name="ce5" office:value-type="string" calcext:value-type="string">
            <text:p>17:49:41.145</text:p>
          </table:table-cell>
          <table:table-cell table:style-name="ce11" office:value-type="float" office:value="-0.0022824039" calcext:value-type="float">
            <text:p>-0.0022824039</text:p>
          </table:table-cell>
          <table:table-cell table:style-name="ce11" office:value-type="float" office:value="0.0043212995" calcext:value-type="float">
            <text:p>0.0043212995</text:p>
          </table:table-cell>
          <table:table-cell table:style-name="ce11" office:value-type="float" office:value="-0.0052352822" calcext:value-type="float">
            <text:p>-0.0052352822</text:p>
          </table:table-cell>
        </table:table-row>
        <table:table-row table:style-name="ro1">
          <table:table-cell table:style-name="ce5" office:value-type="string" calcext:value-type="string">
            <text:p>17:49:41.214</text:p>
          </table:table-cell>
          <table:table-cell table:style-name="ce11" office:value-type="float" office:value="0.0036587508" calcext:value-type="float">
            <text:p>0.0036587508</text:p>
          </table:table-cell>
          <table:table-cell table:style-name="ce11" office:value-type="float" office:value="-0.0066577" calcext:value-type="float">
            <text:p>-0.0066577</text:p>
          </table:table-cell>
          <table:table-cell table:style-name="ce11" office:value-type="float" office:value="0.0062745684" calcext:value-type="float">
            <text:p>0.0062745684</text:p>
          </table:table-cell>
        </table:table-row>
        <table:table-row table:style-name="ro1">
          <table:table-cell table:style-name="ce5" office:value-type="string" calcext:value-type="string">
            <text:p>17:49:41.286</text:p>
          </table:table-cell>
          <table:table-cell table:style-name="ce11" office:value-type="float" office:value="0.0017547378" calcext:value-type="float">
            <text:p>0.0017547378</text:p>
          </table:table-cell>
          <table:table-cell table:style-name="ce11" office:value-type="float" office:value="0.008290295" calcext:value-type="float">
            <text:p>0.008290295</text:p>
          </table:table-cell>
          <table:table-cell table:style-name="ce11" office:value-type="float" office:value="-0.0048997533" calcext:value-type="float">
            <text:p>-0.0048997533</text:p>
          </table:table-cell>
        </table:table-row>
        <table:table-row table:style-name="ro1">
          <table:table-cell table:style-name="ce5" office:value-type="string" calcext:value-type="string">
            <text:p>17:49:41.353</text:p>
          </table:table-cell>
          <table:table-cell table:style-name="ce11" office:value-type="float" office:value="-0.0010574716" calcext:value-type="float">
            <text:p>-0.0010574716</text:p>
          </table:table-cell>
          <table:table-cell table:style-name="ce11" office:value-type="float" office:value="0.0010891987" calcext:value-type="float">
            <text:p>0.0010891987</text:p>
          </table:table-cell>
          <table:table-cell table:style-name="ce11" office:value-type="float" office:value="-0.0037506013" calcext:value-type="float">
            <text:p>-0.0037506013</text:p>
          </table:table-cell>
        </table:table-row>
        <table:table-row table:style-name="ro1">
          <table:table-cell table:style-name="ce5" office:value-type="string" calcext:value-type="string">
            <text:p>17:49:42.201</text:p>
          </table:table-cell>
          <table:table-cell table:style-name="ce11" office:value-type="float" office:value="0.0036625434" calcext:value-type="float">
            <text:p>0.0036625434</text:p>
          </table:table-cell>
          <table:table-cell table:style-name="ce11" office:value-type="float" office:value="0.0038367142" calcext:value-type="float">
            <text:p>0.0038367142</text:p>
          </table:table-cell>
          <table:table-cell table:style-name="ce11" office:value-type="float" office:value="-0.0027163718" calcext:value-type="float">
            <text:p>-0.0027163718</text:p>
          </table:table-cell>
        </table:table-row>
        <table:table-row table:style-name="ro1">
          <table:table-cell table:style-name="ce5" office:value-type="string" calcext:value-type="string">
            <text:p>17:49:42.267</text:p>
          </table:table-cell>
          <table:table-cell table:style-name="ce11" office:value-type="float" office:value="0.0030765287" calcext:value-type="float">
            <text:p>0.0030765287</text:p>
          </table:table-cell>
          <table:table-cell table:style-name="ce11" office:value-type="float" office:value="0.0049911174" calcext:value-type="float">
            <text:p>0.0049911174</text:p>
          </table:table-cell>
          <table:table-cell table:style-name="ce11" office:value-type="float" office:value="-0.002664466" calcext:value-type="float">
            <text:p>-0.002664466</text:p>
          </table:table-cell>
        </table:table-row>
        <table:table-row table:style-name="ro1">
          <table:table-cell table:style-name="ce5" office:value-type="string" calcext:value-type="string">
            <text:p>17:49:42.338</text:p>
          </table:table-cell>
          <table:table-cell table:style-name="ce11" office:value-type="float" office:value="-0.005360975" calcext:value-type="float">
            <text:p>-0.005360975</text:p>
          </table:table-cell>
          <table:table-cell table:style-name="ce11" office:value-type="float" office:value="0.010864077" calcext:value-type="float">
            <text:p>0.010864077</text:p>
          </table:table-cell>
          <table:table-cell table:style-name="ce11" office:value-type="float" office:value="-0.009649015" calcext:value-type="float">
            <text:p>-0.009649015</text:p>
          </table:table-cell>
        </table:table-row>
        <table:table-row table:style-name="ro1">
          <table:table-cell table:style-name="ce5" office:value-type="string" calcext:value-type="string">
            <text:p>17:49:42.409</text:p>
          </table:table-cell>
          <table:table-cell table:style-name="ce11" office:value-type="float" office:value="0.00088796887" calcext:value-type="float">
            <text:p>0.00088796887</text:p>
          </table:table-cell>
          <table:table-cell table:style-name="ce11" office:value-type="float" office:value="-0.0034059067" calcext:value-type="float">
            <text:p>-0.0034059067</text:p>
          </table:table-cell>
          <table:table-cell table:style-name="ce11" office:value-type="float" office:value="0.008015108" calcext:value-type="float">
            <text:p>0.008015108</text:p>
          </table:table-cell>
        </table:table-row>
        <table:table-row table:style-name="ro1">
          <table:table-cell table:style-name="ce5" office:value-type="string" calcext:value-type="string">
            <text:p>17:49:42.480</text:p>
          </table:table-cell>
          <table:table-cell table:style-name="ce11" office:value-type="float" office:value="-0.00095866795" calcext:value-type="float">
            <text:p>-0.00095866795</text:p>
          </table:table-cell>
          <table:table-cell table:style-name="ce11" office:value-type="float" office:value="0.00001084312" calcext:value-type="float">
            <text:p>1.084312E-05</text:p>
          </table:table-cell>
          <table:table-cell table:style-name="ce11" office:value-type="float" office:value="-0.002234631" calcext:value-type="float">
            <text:p>-0.002234631</text:p>
          </table:table-cell>
        </table:table-row>
        <table:table-row table:style-name="ro1">
          <table:table-cell table:style-name="ce5" office:value-type="string" calcext:value-type="string">
            <text:p>17:49:42.549</text:p>
          </table:table-cell>
          <table:table-cell table:style-name="ce11" office:value-type="float" office:value="-0.0010825616" calcext:value-type="float">
            <text:p>-0.0010825616</text:p>
          </table:table-cell>
          <table:table-cell table:style-name="ce11" office:value-type="float" office:value="0.041977536" calcext:value-type="float">
            <text:p>0.041977536</text:p>
          </table:table-cell>
          <table:table-cell table:style-name="ce11" office:value-type="float" office:value="-0.023983816" calcext:value-type="float">
            <text:p>-0.023983816</text:p>
          </table:table-cell>
        </table:table-row>
        <table:table-row table:style-name="ro1">
          <table:table-cell table:style-name="ce5" office:value-type="string" calcext:value-type="string">
            <text:p>17:49:42.619</text:p>
          </table:table-cell>
          <table:table-cell table:style-name="ce11" office:value-type="float" office:value="0.0018822295" calcext:value-type="float">
            <text:p>0.0018822295</text:p>
          </table:table-cell>
          <table:table-cell table:style-name="ce11" office:value-type="float" office:value="-0.00550636" calcext:value-type="float">
            <text:p>-0.00550636</text:p>
          </table:table-cell>
          <table:table-cell table:style-name="ce11" office:value-type="float" office:value="-0.0033481172" calcext:value-type="float">
            <text:p>-0.0033481172</text:p>
          </table:table-cell>
        </table:table-row>
        <table:table-row table:style-name="ro1">
          <table:table-cell table:style-name="ce5" office:value-type="string" calcext:value-type="string">
            <text:p>17:49:42.689</text:p>
          </table:table-cell>
          <table:table-cell table:style-name="ce11" office:value-type="float" office:value="-0.0066556334" calcext:value-type="float">
            <text:p>-0.0066556334</text:p>
          </table:table-cell>
          <table:table-cell table:style-name="ce11" office:value-type="float" office:value="-0.02077605" calcext:value-type="float">
            <text:p>-0.02077605</text:p>
          </table:table-cell>
          <table:table-cell table:style-name="ce11" office:value-type="float" office:value="-0.011362934" calcext:value-type="float">
            <text:p>-0.011362934</text:p>
          </table:table-cell>
        </table:table-row>
        <table:table-row table:style-name="ro1">
          <table:table-cell table:style-name="ce5" office:value-type="string" calcext:value-type="string">
            <text:p>17:49:42.760</text:p>
          </table:table-cell>
          <table:table-cell table:style-name="ce11" office:value-type="float" office:value="-0.0081873825" calcext:value-type="float">
            <text:p>-0.0081873825</text:p>
          </table:table-cell>
          <table:table-cell table:style-name="ce11" office:value-type="float" office:value="0.0023953083" calcext:value-type="float">
            <text:p>0.0023953083</text:p>
          </table:table-cell>
          <table:table-cell table:style-name="ce11" office:value-type="float" office:value="-0.017697334" calcext:value-type="float">
            <text:p>-0.017697334</text:p>
          </table:table-cell>
        </table:table-row>
        <table:table-row table:style-name="ro1">
          <table:table-cell table:style-name="ce5" office:value-type="string" calcext:value-type="string">
            <text:p>17:49:42.829</text:p>
          </table:table-cell>
          <table:table-cell table:style-name="ce11" office:value-type="float" office:value="-0.005610804" calcext:value-type="float">
            <text:p>-0.005610804</text:p>
          </table:table-cell>
          <table:table-cell table:style-name="ce11" office:value-type="float" office:value="0.0039135884" calcext:value-type="float">
            <text:p>0.0039135884</text:p>
          </table:table-cell>
          <table:table-cell table:style-name="ce11" office:value-type="float" office:value="-0.0014256515" calcext:value-type="float">
            <text:p>-0.0014256515</text:p>
          </table:table-cell>
        </table:table-row>
        <table:table-row table:style-name="ro1">
          <table:table-cell table:style-name="ce5" office:value-type="string" calcext:value-type="string">
            <text:p>17:49:42.900</text:p>
          </table:table-cell>
          <table:table-cell table:style-name="ce11" office:value-type="float" office:value="0.0006631322" calcext:value-type="float">
            <text:p>0.0006631322</text:p>
          </table:table-cell>
          <table:table-cell table:style-name="ce11" office:value-type="float" office:value="-0.017351788" calcext:value-type="float">
            <text:p>-0.017351788</text:p>
          </table:table-cell>
          <table:table-cell table:style-name="ce11" office:value-type="float" office:value="0.012339957" calcext:value-type="float">
            <text:p>0.012339957</text:p>
          </table:table-cell>
        </table:table-row>
        <table:table-row table:style-name="ro1">
          <table:table-cell table:style-name="ce5" office:value-type="string" calcext:value-type="string">
            <text:p>17:49:42.969</text:p>
          </table:table-cell>
          <table:table-cell table:style-name="ce11" office:value-type="float" office:value="0.004332094" calcext:value-type="float">
            <text:p>0.004332094</text:p>
          </table:table-cell>
          <table:table-cell table:style-name="ce11" office:value-type="float" office:value="-0.016715253" calcext:value-type="float">
            <text:p>-0.016715253</text:p>
          </table:table-cell>
          <table:table-cell table:style-name="ce11" office:value-type="float" office:value="0.025827656" calcext:value-type="float">
            <text:p>0.025827656</text:p>
          </table:table-cell>
        </table:table-row>
        <table:table-row table:style-name="ro1">
          <table:table-cell table:style-name="ce5" office:value-type="string" calcext:value-type="string">
            <text:p>17:49:43.038</text:p>
          </table:table-cell>
          <table:table-cell table:style-name="ce11" office:value-type="float" office:value="0.0030199306" calcext:value-type="float">
            <text:p>0.0030199306</text:p>
          </table:table-cell>
          <table:table-cell table:style-name="ce11" office:value-type="float" office:value="-0.0181199" calcext:value-type="float">
            <text:p>-0.0181199</text:p>
          </table:table-cell>
          <table:table-cell table:style-name="ce11" office:value-type="float" office:value="0.021267345" calcext:value-type="float">
            <text:p>0.021267345</text:p>
          </table:table-cell>
        </table:table-row>
        <table:table-row table:style-name="ro1">
          <table:table-cell table:style-name="ce5" office:value-type="string" calcext:value-type="string">
            <text:p>17:49:43.108</text:p>
          </table:table-cell>
          <table:table-cell table:style-name="ce11" office:value-type="float" office:value="0.009309718" calcext:value-type="float">
            <text:p>0.009309718</text:p>
          </table:table-cell>
          <table:table-cell table:style-name="ce11" office:value-type="float" office:value="-0.018285438" calcext:value-type="float">
            <text:p>-0.018285438</text:p>
          </table:table-cell>
          <table:table-cell table:style-name="ce11" office:value-type="float" office:value="0.037817374" calcext:value-type="float">
            <text:p>0.037817374</text:p>
          </table:table-cell>
        </table:table-row>
        <table:table-row table:style-name="ro1">
          <table:table-cell table:style-name="ce5" office:value-type="string" calcext:value-type="string">
            <text:p>17:49:43.182</text:p>
          </table:table-cell>
          <table:table-cell table:style-name="ce11" office:value-type="float" office:value="0.006181454" calcext:value-type="float">
            <text:p>0.006181454</text:p>
          </table:table-cell>
          <table:table-cell table:style-name="ce11" office:value-type="float" office:value="-0.013160995" calcext:value-type="float">
            <text:p>-0.013160995</text:p>
          </table:table-cell>
          <table:table-cell table:style-name="ce11" office:value-type="float" office:value="0.02239012" calcext:value-type="float">
            <text:p>0.02239012</text:p>
          </table:table-cell>
        </table:table-row>
        <table:table-row table:style-name="ro1">
          <table:table-cell table:style-name="ce5" office:value-type="string" calcext:value-type="string">
            <text:p>17:49:43.249</text:p>
          </table:table-cell>
          <table:table-cell table:style-name="ce11" office:value-type="float" office:value="-0.0058624814" calcext:value-type="float">
            <text:p>-0.0058624814</text:p>
          </table:table-cell>
          <table:table-cell table:style-name="ce11" office:value-type="float" office:value="-0.0067911968" calcext:value-type="float">
            <text:p>-0.0067911968</text:p>
          </table:table-cell>
          <table:table-cell table:style-name="ce11" office:value-type="float" office:value="-0.0024807407" calcext:value-type="float">
            <text:p>-0.0024807407</text:p>
          </table:table-cell>
        </table:table-row>
        <table:table-row table:style-name="ro1">
          <table:table-cell table:style-name="ce5" office:value-type="string" calcext:value-type="string">
            <text:p>17:49:43.319</text:p>
          </table:table-cell>
          <table:table-cell table:style-name="ce11" office:value-type="float" office:value="0.012301933" calcext:value-type="float">
            <text:p>0.012301933</text:p>
          </table:table-cell>
          <table:table-cell table:style-name="ce11" office:value-type="float" office:value="0.014542229" calcext:value-type="float">
            <text:p>0.014542229</text:p>
          </table:table-cell>
          <table:table-cell table:style-name="ce11" office:value-type="float" office:value="0.020618899" calcext:value-type="float">
            <text:p>0.020618899</text:p>
          </table:table-cell>
        </table:table-row>
        <table:table-row table:style-name="ro1">
          <table:table-cell table:style-name="ce5" office:value-type="string" calcext:value-type="string">
            <text:p>17:49:43.388</text:p>
          </table:table-cell>
          <table:table-cell table:style-name="ce11" office:value-type="float" office:value="-0.009362816" calcext:value-type="float">
            <text:p>-0.009362816</text:p>
          </table:table-cell>
          <table:table-cell table:style-name="ce11" office:value-type="float" office:value="-0.0159159" calcext:value-type="float">
            <text:p>-0.0159159</text:p>
          </table:table-cell>
          <table:table-cell table:style-name="ce11" office:value-type="float" office:value="-0.005173457" calcext:value-type="float">
            <text:p>-0.005173457</text:p>
          </table:table-cell>
        </table:table-row>
        <table:table-row table:style-name="ro1">
          <table:table-cell table:style-name="ce5" office:value-type="string" calcext:value-type="string">
            <text:p>17:49:43.463</text:p>
          </table:table-cell>
          <table:table-cell table:style-name="ce11" office:value-type="float" office:value="0.0014611469" calcext:value-type="float">
            <text:p>0.0014611469</text:p>
          </table:table-cell>
          <table:table-cell table:style-name="ce11" office:value-type="float" office:value="-0.010149501" calcext:value-type="float">
            <text:p>-0.010149501</text:p>
          </table:table-cell>
          <table:table-cell table:style-name="ce11" office:value-type="float" office:value="0.010065576" calcext:value-type="float">
            <text:p>0.010065576</text:p>
          </table:table-cell>
        </table:table-row>
        <table:table-row table:style-name="ro1">
          <table:table-cell table:style-name="ce5" office:value-type="string" calcext:value-type="string">
            <text:p>17:49:43.529</text:p>
          </table:table-cell>
          <table:table-cell table:style-name="ce11" office:value-type="float" office:value="-0.002420301" calcext:value-type="float">
            <text:p>-0.002420301</text:p>
          </table:table-cell>
          <table:table-cell table:style-name="ce11" office:value-type="float" office:value="-0.002103298" calcext:value-type="float">
            <text:p>-0.002103298</text:p>
          </table:table-cell>
          <table:table-cell table:style-name="ce11" office:value-type="float" office:value="-0.0023667663" calcext:value-type="float">
            <text:p>-0.0023667663</text:p>
          </table:table-cell>
        </table:table-row>
        <table:table-row table:style-name="ro1">
          <table:table-cell table:style-name="ce5" office:value-type="string" calcext:value-type="string">
            <text:p>17:49:43.599</text:p>
          </table:table-cell>
          <table:table-cell table:style-name="ce11" office:value-type="float" office:value="-0.0028374938" calcext:value-type="float">
            <text:p>-0.0028374938</text:p>
          </table:table-cell>
          <table:table-cell table:style-name="ce11" office:value-type="float" office:value="-0.010242592" calcext:value-type="float">
            <text:p>-0.010242592</text:p>
          </table:table-cell>
          <table:table-cell table:style-name="ce11" office:value-type="float" office:value="0.009735153" calcext:value-type="float">
            <text:p>0.009735153</text:p>
          </table:table-cell>
        </table:table-row>
        <table:table-row table:style-name="ro1">
          <table:table-cell table:style-name="ce5" office:value-type="string" calcext:value-type="string">
            <text:p>17:49:43.669</text:p>
          </table:table-cell>
          <table:table-cell table:style-name="ce11" office:value-type="float" office:value="0.009091786" calcext:value-type="float">
            <text:p>0.009091786</text:p>
          </table:table-cell>
          <table:table-cell table:style-name="ce11" office:value-type="float" office:value="0.0127543295" calcext:value-type="float">
            <text:p>0.0127543295</text:p>
          </table:table-cell>
          <table:table-cell table:style-name="ce11" office:value-type="float" office:value="-0.0006866175" calcext:value-type="float">
            <text:p>-0.0006866175</text:p>
          </table:table-cell>
        </table:table-row>
        <table:table-row table:style-name="ro1">
          <table:table-cell table:style-name="ce5" office:value-type="string" calcext:value-type="string">
            <text:p>17:49:43.739</text:p>
          </table:table-cell>
          <table:table-cell table:style-name="ce11" office:value-type="float" office:value="-0.008077104" calcext:value-type="float">
            <text:p>-0.008077104</text:p>
          </table:table-cell>
          <table:table-cell table:style-name="ce11" office:value-type="float" office:value="0.0026898475" calcext:value-type="float">
            <text:p>0.0026898475</text:p>
          </table:table-cell>
          <table:table-cell table:style-name="ce11" office:value-type="float" office:value="-0.023249788" calcext:value-type="float">
            <text:p>-0.023249788</text:p>
          </table:table-cell>
        </table:table-row>
        <table:table-row table:style-name="ro1">
          <table:table-cell table:style-name="ce5" office:value-type="string" calcext:value-type="string">
            <text:p>17:49:43.809</text:p>
          </table:table-cell>
          <table:table-cell table:style-name="ce11" office:value-type="float" office:value="0.002178835" calcext:value-type="float">
            <text:p>0.002178835</text:p>
          </table:table-cell>
          <table:table-cell table:style-name="ce11" office:value-type="float" office:value="-0.014278372" calcext:value-type="float">
            <text:p>-0.014278372</text:p>
          </table:table-cell>
          <table:table-cell table:style-name="ce11" office:value-type="float" office:value="0.0058818334" calcext:value-type="float">
            <text:p>0.0058818334</text:p>
          </table:table-cell>
        </table:table-row>
        <table:table-row table:style-name="ro1">
          <table:table-cell table:style-name="ce5" office:value-type="string" calcext:value-type="string">
            <text:p>17:49:43.880</text:p>
          </table:table-cell>
          <table:table-cell table:style-name="ce11" office:value-type="float" office:value="-0.00045599454" calcext:value-type="float">
            <text:p>-0.00045599454</text:p>
          </table:table-cell>
          <table:table-cell table:style-name="ce11" office:value-type="float" office:value="0.007584033" calcext:value-type="float">
            <text:p>0.007584033</text:p>
          </table:table-cell>
          <table:table-cell table:style-name="ce11" office:value-type="float" office:value="-0.0105266515" calcext:value-type="float">
            <text:p>-0.0105266515</text:p>
          </table:table-cell>
        </table:table-row>
        <table:table-row table:style-name="ro1">
          <table:table-cell table:style-name="ce5" office:value-type="string" calcext:value-type="string">
            <text:p>17:49:43.949</text:p>
          </table:table-cell>
          <table:table-cell table:style-name="ce11" office:value-type="float" office:value="-0.00041038534" calcext:value-type="float">
            <text:p>-0.00041038534</text:p>
          </table:table-cell>
          <table:table-cell table:style-name="ce11" office:value-type="float" office:value="0.01122015" calcext:value-type="float">
            <text:p>0.01122015</text:p>
          </table:table-cell>
          <table:table-cell table:style-name="ce11" office:value-type="float" office:value="-0.009693725" calcext:value-type="float">
            <text:p>-0.009693725</text:p>
          </table:table-cell>
        </table:table-row>
        <table:table-row table:style-name="ro1">
          <table:table-cell table:style-name="ce5" office:value-type="string" calcext:value-type="string">
            <text:p>17:49:44.020</text:p>
          </table:table-cell>
          <table:table-cell table:style-name="ce11" office:value-type="float" office:value="0.0073210024" calcext:value-type="float">
            <text:p>0.0073210024</text:p>
          </table:table-cell>
          <table:table-cell table:style-name="ce11" office:value-type="float" office:value="0.010977031" calcext:value-type="float">
            <text:p>0.010977031</text:p>
          </table:table-cell>
          <table:table-cell table:style-name="ce11" office:value-type="float" office:value="0.00050415646" calcext:value-type="float">
            <text:p>0.00050415646</text:p>
          </table:table-cell>
        </table:table-row>
        <table:table-row table:style-name="ro1">
          <table:table-cell table:style-name="ce5" office:value-type="string" calcext:value-type="string">
            <text:p>17:49:44.089</text:p>
          </table:table-cell>
          <table:table-cell table:style-name="ce11" office:value-type="float" office:value="-0.0013212075" calcext:value-type="float">
            <text:p>-0.0013212075</text:p>
          </table:table-cell>
          <table:table-cell table:style-name="ce11" office:value-type="float" office:value="0.012296317" calcext:value-type="float">
            <text:p>0.012296317</text:p>
          </table:table-cell>
          <table:table-cell table:style-name="ce11" office:value-type="float" office:value="-0.0037210623" calcext:value-type="float">
            <text:p>-0.0037210623</text:p>
          </table:table-cell>
        </table:table-row>
        <table:table-row table:style-name="ro1">
          <table:table-cell table:style-name="ce5" office:value-type="string" calcext:value-type="string">
            <text:p>17:49:44.160</text:p>
          </table:table-cell>
          <table:table-cell table:style-name="ce11" office:value-type="float" office:value="0.00012924221" calcext:value-type="float">
            <text:p>0.00012924221</text:p>
          </table:table-cell>
          <table:table-cell table:style-name="ce11" office:value-type="float" office:value="0.006012972" calcext:value-type="float">
            <text:p>0.006012972</text:p>
          </table:table-cell>
          <table:table-cell table:style-name="ce11" office:value-type="float" office:value="-0.0037884063" calcext:value-type="float">
            <text:p>-0.0037884063</text:p>
          </table:table-cell>
        </table:table-row>
        <table:table-row table:style-name="ro1">
          <table:table-cell table:style-name="ce5" office:value-type="string" calcext:value-type="string">
            <text:p>17:49:44.228</text:p>
          </table:table-cell>
          <table:table-cell table:style-name="ce11" office:value-type="float" office:value="-0.009112208" calcext:value-type="float">
            <text:p>-0.009112208</text:p>
          </table:table-cell>
          <table:table-cell table:style-name="ce11" office:value-type="float" office:value="0.011124555" calcext:value-type="float">
            <text:p>0.011124555</text:p>
          </table:table-cell>
          <table:table-cell table:style-name="ce11" office:value-type="float" office:value="-0.015494527" calcext:value-type="float">
            <text:p>-0.015494527</text:p>
          </table:table-cell>
        </table:table-row>
        <table:table-row table:style-name="ro1">
          <table:table-cell table:style-name="ce5" office:value-type="string" calcext:value-type="string">
            <text:p>17:49:44.301</text:p>
          </table:table-cell>
          <table:table-cell table:style-name="ce11" office:value-type="float" office:value="-0.0005105505" calcext:value-type="float">
            <text:p>-0.0005105505</text:p>
          </table:table-cell>
          <table:table-cell table:style-name="ce11" office:value-type="float" office:value="0.0021019608" calcext:value-type="float">
            <text:p>0.0021019608</text:p>
          </table:table-cell>
          <table:table-cell table:style-name="ce11" office:value-type="float" office:value="-0.013285886" calcext:value-type="float">
            <text:p>-0.013285886</text:p>
          </table:table-cell>
        </table:table-row>
        <table:table-row table:style-name="ro1">
          <table:table-cell table:style-name="ce5" office:value-type="string" calcext:value-type="string">
            <text:p>17:49:44.368</text:p>
          </table:table-cell>
          <table:table-cell table:style-name="ce11" office:value-type="float" office:value="-0.005513265" calcext:value-type="float">
            <text:p>-0.005513265</text:p>
          </table:table-cell>
          <table:table-cell table:style-name="ce11" office:value-type="float" office:value="-0.0062381006" calcext:value-type="float">
            <text:p>-0.0062381006</text:p>
          </table:table-cell>
          <table:table-cell table:style-name="ce11" office:value-type="float" office:value="0.0023249497" calcext:value-type="float">
            <text:p>0.0023249497</text:p>
          </table:table-cell>
        </table:table-row>
        <table:table-row table:style-name="ro1">
          <table:table-cell table:style-name="ce5" office:value-type="string" calcext:value-type="string">
            <text:p>17:49:46.699</text:p>
          </table:table-cell>
          <table:table-cell table:style-name="ce11" office:value-type="float" office:value="0.0071231034" calcext:value-type="float">
            <text:p>0.0071231034</text:p>
          </table:table-cell>
          <table:table-cell table:style-name="ce11" office:value-type="float" office:value="-0.019237349" calcext:value-type="float">
            <text:p>-0.019237349</text:p>
          </table:table-cell>
          <table:table-cell table:style-name="ce11" office:value-type="float" office:value="0.03900652" calcext:value-type="float">
            <text:p>0.03900652</text:p>
          </table:table-cell>
        </table:table-row>
        <table:table-row table:style-name="ro1">
          <table:table-cell table:style-name="ce5" office:value-type="string" calcext:value-type="string">
            <text:p>17:49:46.771</text:p>
          </table:table-cell>
          <table:table-cell table:style-name="ce11" office:value-type="float" office:value="0.0050924737" calcext:value-type="float">
            <text:p>0.0050924737</text:p>
          </table:table-cell>
          <table:table-cell table:style-name="ce11" office:value-type="float" office:value="-0.017972788" calcext:value-type="float">
            <text:p>-0.017972788</text:p>
          </table:table-cell>
          <table:table-cell table:style-name="ce11" office:value-type="float" office:value="0.03180997" calcext:value-type="float">
            <text:p>0.03180997</text:p>
          </table:table-cell>
        </table:table-row>
        <table:table-row table:style-name="ro1">
          <table:table-cell table:style-name="ce5" office:value-type="string" calcext:value-type="string">
            <text:p>17:49:46.840</text:p>
          </table:table-cell>
          <table:table-cell table:style-name="ce11" office:value-type="float" office:value="0.005681795" calcext:value-type="float">
            <text:p>0.005681795</text:p>
          </table:table-cell>
          <table:table-cell table:style-name="ce11" office:value-type="float" office:value="-0.008704813" calcext:value-type="float">
            <text:p>-0.008704813</text:p>
          </table:table-cell>
          <table:table-cell table:style-name="ce11" office:value-type="float" office:value="0.03280377" calcext:value-type="float">
            <text:p>0.03280377</text:p>
          </table:table-cell>
        </table:table-row>
        <table:table-row table:style-name="ro1">
          <table:table-cell table:style-name="ce5" office:value-type="string" calcext:value-type="string">
            <text:p>17:49:54.960</text:p>
          </table:table-cell>
          <table:table-cell table:style-name="ce11" office:value-type="float" office:value="0.00093882944" calcext:value-type="float">
            <text:p>0.00093882944</text:p>
          </table:table-cell>
          <table:table-cell table:style-name="ce11" office:value-type="float" office:value="0.016115867" calcext:value-type="float">
            <text:p>0.016115867</text:p>
          </table:table-cell>
          <table:table-cell table:style-name="ce11" office:value-type="float" office:value="-0.005632879" calcext:value-type="float">
            <text:p>-0.005632879</text:p>
          </table:table-cell>
        </table:table-row>
        <table:table-row table:style-name="ro1">
          <table:table-cell table:style-name="ce5" office:value-type="string" calcext:value-type="string">
            <text:p>17:49:55.029</text:p>
          </table:table-cell>
          <table:table-cell table:style-name="ce11" office:value-type="float" office:value="0.0058986573" calcext:value-type="float">
            <text:p>0.0058986573</text:p>
          </table:table-cell>
          <table:table-cell table:style-name="ce11" office:value-type="float" office:value="0.021974994" calcext:value-type="float">
            <text:p>0.021974994</text:p>
          </table:table-cell>
          <table:table-cell table:style-name="ce11" office:value-type="float" office:value="-0.008804929" calcext:value-type="float">
            <text:p>-0.008804929</text:p>
          </table:table-cell>
        </table:table-row>
        <table:table-row table:style-name="ro1">
          <table:table-cell table:style-name="ce5" office:value-type="string" calcext:value-type="string">
            <text:p>17:49:55.100</text:p>
          </table:table-cell>
          <table:table-cell table:style-name="ce11" office:value-type="float" office:value="0.00662714" calcext:value-type="float">
            <text:p>0.00662714</text:p>
          </table:table-cell>
          <table:table-cell table:style-name="ce11" office:value-type="float" office:value="0.020656386" calcext:value-type="float">
            <text:p>0.020656386</text:p>
          </table:table-cell>
          <table:table-cell table:style-name="ce11" office:value-type="float" office:value="-0.012758414" calcext:value-type="float">
            <text:p>-0.012758414</text:p>
          </table:table-cell>
        </table:table-row>
        <table:table-row table:style-name="ro1">
          <table:table-cell table:style-name="ce5" office:value-type="string" calcext:value-type="string">
            <text:p>17:49:55.169</text:p>
          </table:table-cell>
          <table:table-cell table:style-name="ce11" office:value-type="float" office:value="0.00025157983" calcext:value-type="float">
            <text:p>0.00025157983</text:p>
          </table:table-cell>
          <table:table-cell table:style-name="ce11" office:value-type="float" office:value="0.016613215" calcext:value-type="float">
            <text:p>0.016613215</text:p>
          </table:table-cell>
          <table:table-cell table:style-name="ce11" office:value-type="float" office:value="-0.0042316127" calcext:value-type="float">
            <text:p>-0.0042316127</text:p>
          </table:table-cell>
        </table:table-row>
        <table:table-row table:style-name="ro1">
          <table:table-cell table:style-name="ce5" office:value-type="string" calcext:value-type="string">
            <text:p>17:49:55.239</text:p>
          </table:table-cell>
          <table:table-cell table:style-name="ce11" office:value-type="float" office:value="-0.0032892094" calcext:value-type="float">
            <text:p>-0.0032892094</text:p>
          </table:table-cell>
          <table:table-cell table:style-name="ce11" office:value-type="float" office:value="0.0006696721" calcext:value-type="float">
            <text:p>0.0006696721</text:p>
          </table:table-cell>
          <table:table-cell table:style-name="ce11" office:value-type="float" office:value="-0.0011717377" calcext:value-type="float">
            <text:p>-0.0011717377</text:p>
          </table:table-cell>
        </table:table-row>
        <table:table-row table:style-name="ro1">
          <table:table-cell table:style-name="ce5" office:value-type="string" calcext:value-type="string">
            <text:p>17:49:55.310</text:p>
          </table:table-cell>
          <table:table-cell table:style-name="ce11" office:value-type="float" office:value="0.0027525965" calcext:value-type="float">
            <text:p>0.0027525965</text:p>
          </table:table-cell>
          <table:table-cell table:style-name="ce11" office:value-type="float" office:value="-0.00225374" calcext:value-type="float">
            <text:p>-0.00225374</text:p>
          </table:table-cell>
          <table:table-cell table:style-name="ce11" office:value-type="float" office:value="0.009272594" calcext:value-type="float">
            <text:p>0.009272594</text:p>
          </table:table-cell>
        </table:table-row>
        <table:table-row table:style-name="ro1">
          <table:table-cell table:style-name="ce5" office:value-type="string" calcext:value-type="string">
            <text:p>17:49:55.381</text:p>
          </table:table-cell>
          <table:table-cell table:style-name="ce11" office:value-type="float" office:value="-0.0010383138" calcext:value-type="float">
            <text:p>-0.0010383138</text:p>
          </table:table-cell>
          <table:table-cell table:style-name="ce11" office:value-type="float" office:value="0.012913038" calcext:value-type="float">
            <text:p>0.012913038</text:p>
          </table:table-cell>
          <table:table-cell table:style-name="ce11" office:value-type="float" office:value="-0.009672258" calcext:value-type="float">
            <text:p>-0.009672258</text:p>
          </table:table-cell>
        </table:table-row>
        <table:table-row table:style-name="ro1">
          <table:table-cell table:style-name="ce5" office:value-type="string" calcext:value-type="string">
            <text:p>17:50:02.944</text:p>
          </table:table-cell>
          <table:table-cell table:style-name="ce11" office:value-type="float" office:value="0.003899536" calcext:value-type="float">
            <text:p>0.003899536</text:p>
          </table:table-cell>
          <table:table-cell table:style-name="ce11" office:value-type="float" office:value="-0.036937866" calcext:value-type="float">
            <text:p>-0.036937866</text:p>
          </table:table-cell>
          <table:table-cell table:style-name="ce11" office:value-type="float" office:value="0.043370146" calcext:value-type="float">
            <text:p>0.043370146</text:p>
          </table:table-cell>
        </table:table-row>
        <table:table-row table:style-name="ro1">
          <table:table-cell table:style-name="ce5" office:value-type="string" calcext:value-type="string">
            <text:p>17:50:03.011</text:p>
          </table:table-cell>
          <table:table-cell table:style-name="ce11" office:value-type="float" office:value="0.0017518203" calcext:value-type="float">
            <text:p>0.0017518203</text:p>
          </table:table-cell>
          <table:table-cell table:style-name="ce11" office:value-type="float" office:value="-0.03697944" calcext:value-type="float">
            <text:p>-0.03697944</text:p>
          </table:table-cell>
          <table:table-cell table:style-name="ce11" office:value-type="float" office:value="0.036396418" calcext:value-type="float">
            <text:p>0.036396418</text:p>
          </table:table-cell>
        </table:table-row>
        <table:table-row table:style-name="ro1">
          <table:table-cell table:style-name="ce5" office:value-type="string" calcext:value-type="string">
            <text:p>17:50:03.083</text:p>
          </table:table-cell>
          <table:table-cell table:style-name="ce11" office:value-type="float" office:value="0.0011372148" calcext:value-type="float">
            <text:p>0.0011372148</text:p>
          </table:table-cell>
          <table:table-cell table:style-name="ce11" office:value-type="float" office:value="-0.026030514" calcext:value-type="float">
            <text:p>-0.026030514</text:p>
          </table:table-cell>
          <table:table-cell table:style-name="ce11" office:value-type="float" office:value="0.034075137" calcext:value-type="float">
            <text:p>0.034075137</text:p>
          </table:table-cell>
        </table:table-row>
        <table:table-row table:style-name="ro1">
          <table:table-cell table:style-name="ce5" office:value-type="string" calcext:value-type="string">
            <text:p>17:50:03.152</text:p>
          </table:table-cell>
          <table:table-cell table:style-name="ce11" office:value-type="float" office:value="-0.00007507524" calcext:value-type="float">
            <text:p>-7.507524E-05</text:p>
          </table:table-cell>
          <table:table-cell table:style-name="ce11" office:value-type="float" office:value="-0.05484837" calcext:value-type="float">
            <text:p>-0.05484837</text:p>
          </table:table-cell>
          <table:table-cell table:style-name="ce11" office:value-type="float" office:value="0.05110219" calcext:value-type="float">
            <text:p>0.05110219</text:p>
          </table:table-cell>
        </table:table-row>
        <table:table-row table:style-name="ro1">
          <table:table-cell table:style-name="ce5" office:value-type="string" calcext:value-type="string">
            <text:p>17:50:03.221</text:p>
          </table:table-cell>
          <table:table-cell table:style-name="ce11" office:value-type="float" office:value="0.003448015" calcext:value-type="float">
            <text:p>0.003448015</text:p>
          </table:table-cell>
          <table:table-cell table:style-name="ce11" office:value-type="float" office:value="-0.010471926" calcext:value-type="float">
            <text:p>-0.010471926</text:p>
          </table:table-cell>
          <table:table-cell table:style-name="ce11" office:value-type="float" office:value="0.016548619" calcext:value-type="float">
            <text:p>0.016548619</text:p>
          </table:table-cell>
        </table:table-row>
        <table:table-row table:style-name="ro1">
          <table:table-cell table:style-name="ce5" office:value-type="string" calcext:value-type="string">
            <text:p>17:50:03.291</text:p>
          </table:table-cell>
          <table:table-cell table:style-name="ce11" office:value-type="float" office:value="0.004861024" calcext:value-type="float">
            <text:p>0.004861024</text:p>
          </table:table-cell>
          <table:table-cell table:style-name="ce11" office:value-type="float" office:value="-0.039527256" calcext:value-type="float">
            <text:p>-0.039527256</text:p>
          </table:table-cell>
          <table:table-cell table:style-name="ce11" office:value-type="float" office:value="0.03950314" calcext:value-type="float">
            <text:p>0.03950314</text:p>
          </table:table-cell>
        </table:table-row>
        <table:table-row table:style-name="ro1">
          <table:table-cell table:style-name="ce5" office:value-type="string" calcext:value-type="string">
            <text:p>17:50:03.363</text:p>
          </table:table-cell>
          <table:table-cell table:style-name="ce11" office:value-type="float" office:value="0.0048143454" calcext:value-type="float">
            <text:p>0.0048143454</text:p>
          </table:table-cell>
          <table:table-cell table:style-name="ce11" office:value-type="float" office:value="-0.03623372" calcext:value-type="float">
            <text:p>-0.03623372</text:p>
          </table:table-cell>
          <table:table-cell table:style-name="ce11" office:value-type="float" office:value="0.04258407" calcext:value-type="float">
            <text:p>0.04258407</text:p>
          </table:table-cell>
        </table:table-row>
        <table:table-row table:style-name="ro1">
          <table:table-cell table:style-name="ce5" office:value-type="string" calcext:value-type="string">
            <text:p>17:51:02.941</text:p>
          </table:table-cell>
          <table:table-cell table:style-name="ce11" office:value-type="float" office:value="-0.0055547897" calcext:value-type="float">
            <text:p>-0.0055547897</text:p>
          </table:table-cell>
          <table:table-cell table:style-name="ce11" office:value-type="float" office:value="-0.0022880929" calcext:value-type="float">
            <text:p>-0.0022880929</text:p>
          </table:table-cell>
          <table:table-cell table:style-name="ce11" office:value-type="float" office:value="-0.0049604843" calcext:value-type="float">
            <text:p>-0.0049604843</text:p>
          </table:table-cell>
        </table:table-row>
        <table:table-row table:style-name="ro1">
          <table:table-cell table:style-name="ce5" office:value-type="string" calcext:value-type="string">
            <text:p>17:51:02.991</text:p>
          </table:table-cell>
          <table:table-cell table:style-name="ce11" office:value-type="float" office:value="-0.024774633" calcext:value-type="float">
            <text:p>-0.024774633</text:p>
          </table:table-cell>
          <table:table-cell table:style-name="ce11" office:value-type="float" office:value="-0.025130585" calcext:value-type="float">
            <text:p>-0.025130585</text:p>
          </table:table-cell>
          <table:table-cell table:style-name="ce11" office:value-type="float" office:value="-0.057638258" calcext:value-type="float">
            <text:p>-0.057638258</text:p>
          </table:table-cell>
        </table:table-row>
        <table:table-row table:style-name="ro1">
          <table:table-cell table:style-name="ce5" office:value-type="string" calcext:value-type="string">
            <text:p>17:51:03.059</text:p>
          </table:table-cell>
          <table:table-cell table:style-name="ce11" office:value-type="float" office:value="-0.026471898" calcext:value-type="float">
            <text:p>-0.026471898</text:p>
          </table:table-cell>
          <table:table-cell table:style-name="ce11" office:value-type="float" office:value="-0.023935895" calcext:value-type="float">
            <text:p>-0.023935895</text:p>
          </table:table-cell>
          <table:table-cell table:style-name="ce11" office:value-type="float" office:value="-0.049457442" calcext:value-type="float">
            <text:p>-0.049457442</text:p>
          </table:table-cell>
        </table:table-row>
        <table:table-row table:style-name="ro1">
          <table:table-cell table:style-name="ce5" office:value-type="string" calcext:value-type="string">
            <text:p>17:51:03.130</text:p>
          </table:table-cell>
          <table:table-cell table:style-name="ce11" office:value-type="float" office:value="-0.02272611" calcext:value-type="float">
            <text:p>-0.02272611</text:p>
          </table:table-cell>
          <table:table-cell table:style-name="ce11" office:value-type="float" office:value="-0.018685857" calcext:value-type="float">
            <text:p>-0.018685857</text:p>
          </table:table-cell>
          <table:table-cell table:style-name="ce11" office:value-type="float" office:value="-0.047807585" calcext:value-type="float">
            <text:p>-0.047807585</text:p>
          </table:table-cell>
        </table:table-row>
        <table:table-row table:style-name="ro1">
          <table:table-cell table:style-name="ce5" office:value-type="string" calcext:value-type="string">
            <text:p>17:51:03.200</text:p>
          </table:table-cell>
          <table:table-cell table:style-name="ce11" office:value-type="float" office:value="-0.021771818" calcext:value-type="float">
            <text:p>-0.021771818</text:p>
          </table:table-cell>
          <table:table-cell table:style-name="ce11" office:value-type="float" office:value="-0.01901453" calcext:value-type="float">
            <text:p>-0.01901453</text:p>
          </table:table-cell>
          <table:table-cell table:style-name="ce11" office:value-type="float" office:value="-0.035775855" calcext:value-type="float">
            <text:p>-0.035775855</text:p>
          </table:table-cell>
        </table:table-row>
        <table:table-row table:style-name="ro1">
          <table:table-cell table:style-name="ce5" office:value-type="string" calcext:value-type="string">
            <text:p>17:51:03.270</text:p>
          </table:table-cell>
          <table:table-cell table:style-name="ce11" office:value-type="float" office:value="-0.018056469" calcext:value-type="float">
            <text:p>-0.018056469</text:p>
          </table:table-cell>
          <table:table-cell table:style-name="ce11" office:value-type="float" office:value="-0.018870894" calcext:value-type="float">
            <text:p>-0.018870894</text:p>
          </table:table-cell>
          <table:table-cell table:style-name="ce11" office:value-type="float" office:value="-0.041866235" calcext:value-type="float">
            <text:p>-0.041866235</text:p>
          </table:table-cell>
        </table:table-row>
        <table:table-row table:style-name="ro1">
          <table:table-cell table:style-name="ce5" office:value-type="string" calcext:value-type="string">
            <text:p>17:51:03.339</text:p>
          </table:table-cell>
          <table:table-cell table:style-name="ce11" office:value-type="float" office:value="-0.016031092" calcext:value-type="float">
            <text:p>-0.016031092</text:p>
          </table:table-cell>
          <table:table-cell table:style-name="ce11" office:value-type="float" office:value="-0.012589276" calcext:value-type="float">
            <text:p>-0.012589276</text:p>
          </table:table-cell>
          <table:table-cell table:style-name="ce11" office:value-type="float" office:value="-0.03218644" calcext:value-type="float">
            <text:p>-0.03218644</text:p>
          </table:table-cell>
        </table:table-row>
        <table:table-row table:style-name="ro1">
          <table:table-cell table:style-name="ce5" office:value-type="string" calcext:value-type="string">
            <text:p>17:51:03.410</text:p>
          </table:table-cell>
          <table:table-cell table:style-name="ce11" office:value-type="float" office:value="-0.01552657" calcext:value-type="float">
            <text:p>-0.01552657</text:p>
          </table:table-cell>
          <table:table-cell table:style-name="ce11" office:value-type="float" office:value="-0.01374735" calcext:value-type="float">
            <text:p>-0.01374735</text:p>
          </table:table-cell>
          <table:table-cell table:style-name="ce11" office:value-type="float" office:value="-0.03138478" calcext:value-type="float">
            <text:p>-0.03138478</text:p>
          </table:table-cell>
        </table:table-row>
        <table:table-row table:style-name="ro1">
          <table:table-cell table:style-name="ce5" office:value-type="string" calcext:value-type="string">
            <text:p>17:51:21.262</text:p>
          </table:table-cell>
          <table:table-cell table:style-name="ce11" office:value-type="float" office:value="0.74276435" calcext:value-type="float">
            <text:p>0.74276435</text:p>
          </table:table-cell>
          <table:table-cell table:style-name="ce11" office:value-type="float" office:value="-0.8512886" calcext:value-type="float">
            <text:p>-0.8512886</text:p>
          </table:table-cell>
          <table:table-cell table:style-name="ce11" office:value-type="float" office:value="0.4441658" calcext:value-type="float">
            <text:p>0.4441658</text:p>
          </table:table-cell>
        </table:table-row>
        <table:table-row table:style-name="ro1">
          <table:table-cell office:value-type="string" calcext:value-type="string">
            <text:p>17:51:21.332</text:p>
          </table:table-cell>
          <table:table-cell office:value-type="float" office:value="0.60564613" calcext:value-type="float">
            <text:p>0.60564613</text:p>
          </table:table-cell>
          <table:table-cell office:value-type="float" office:value="-0.7641822" calcext:value-type="float">
            <text:p>-0.7641822</text:p>
          </table:table-cell>
          <table:table-cell office:value-type="float" office:value="0.36788887" calcext:value-type="float">
            <text:p>0.36788887</text:p>
          </table:table-cell>
        </table:table-row>
        <table:table-row table:style-name="ro1">
          <table:table-cell office:value-type="string" calcext:value-type="string">
            <text:p>17:51:21.402</text:p>
          </table:table-cell>
          <table:table-cell office:value-type="float" office:value="0.45411474" calcext:value-type="float">
            <text:p>0.45411474</text:p>
          </table:table-cell>
          <table:table-cell office:value-type="float" office:value="-0.6345902" calcext:value-type="float">
            <text:p>-0.6345902</text:p>
          </table:table-cell>
          <table:table-cell office:value-type="float" office:value="0.31527966" calcext:value-type="float">
            <text:p>0.31527966</text:p>
          </table:table-cell>
        </table:table-row>
        <table:table-row table:style-name="ro1">
          <table:table-cell office:value-type="string" calcext:value-type="string">
            <text:p>17:51:21.479</text:p>
          </table:table-cell>
          <table:table-cell office:value-type="float" office:value="0.4528683" calcext:value-type="float">
            <text:p>0.4528683</text:p>
          </table:table-cell>
          <table:table-cell office:value-type="float" office:value="-0.59090656" calcext:value-type="float">
            <text:p>-0.59090656</text:p>
          </table:table-cell>
          <table:table-cell office:value-type="float" office:value="0.28155443" calcext:value-type="float">
            <text:p>0.28155443</text:p>
          </table:table-cell>
        </table:table-row>
        <table:table-row table:style-name="ro1">
          <table:table-cell office:value-type="string" calcext:value-type="string">
            <text:p>17:51:21.542</text:p>
          </table:table-cell>
          <table:table-cell office:value-type="float" office:value="0.42450044" calcext:value-type="float">
            <text:p>0.42450044</text:p>
          </table:table-cell>
          <table:table-cell office:value-type="float" office:value="-0.52412546" calcext:value-type="float">
            <text:p>-0.52412546</text:p>
          </table:table-cell>
          <table:table-cell office:value-type="float" office:value="0.26218805" calcext:value-type="float">
            <text:p>0.26218805</text:p>
          </table:table-cell>
        </table:table-row>
        <table:table-row table:style-name="ro1">
          <table:table-cell office:value-type="string" calcext:value-type="string">
            <text:p>17:51:21.618</text:p>
          </table:table-cell>
          <table:table-cell office:value-type="float" office:value="0.45543906" calcext:value-type="float">
            <text:p>0.45543906</text:p>
          </table:table-cell>
          <table:table-cell office:value-type="float" office:value="-0.50313383" calcext:value-type="float">
            <text:p>-0.50313383</text:p>
          </table:table-cell>
          <table:table-cell office:value-type="float" office:value="0.26475346" calcext:value-type="float">
            <text:p>0.26475346</text:p>
          </table:table-cell>
        </table:table-row>
        <table:table-row table:style-name="ro1">
          <table:table-cell office:value-type="string" calcext:value-type="string">
            <text:p>17:51:21.684</text:p>
          </table:table-cell>
          <table:table-cell office:value-type="float" office:value="0.38089123" calcext:value-type="float">
            <text:p>0.38089123</text:p>
          </table:table-cell>
          <table:table-cell office:value-type="float" office:value="-0.4159064" calcext:value-type="float">
            <text:p>-0.4159064</text:p>
          </table:table-cell>
          <table:table-cell office:value-type="float" office:value="0.25431815" calcext:value-type="float">
            <text:p>0.25431815</text:p>
          </table:table-cell>
        </table:table-row>
        <table:table-row table:style-name="ro1">
          <table:table-cell office:value-type="string" calcext:value-type="string">
            <text:p>17:51:23.665</text:p>
          </table:table-cell>
          <table:table-cell office:value-type="float" office:value="-0.11356997" calcext:value-type="float">
            <text:p>-0.11356997</text:p>
          </table:table-cell>
          <table:table-cell office:value-type="float" office:value="-0.16733332" calcext:value-type="float">
            <text:p>-0.16733332</text:p>
          </table:table-cell>
          <table:table-cell office:value-type="float" office:value="-0.11740272" calcext:value-type="float">
            <text:p>-0.11740272</text:p>
          </table:table-cell>
        </table:table-row>
        <table:table-row table:style-name="ro1">
          <table:table-cell office:value-type="string" calcext:value-type="string">
            <text:p>17:51:23.734</text:p>
          </table:table-cell>
          <table:table-cell office:value-type="float" office:value="-0.08924914" calcext:value-type="float">
            <text:p>-0.08924914</text:p>
          </table:table-cell>
          <table:table-cell office:value-type="float" office:value="-0.1508197" calcext:value-type="float">
            <text:p>-0.1508197</text:p>
          </table:table-cell>
          <table:table-cell office:value-type="float" office:value="-0.12324057" calcext:value-type="float">
            <text:p>-0.12324057</text:p>
          </table:table-cell>
        </table:table-row>
        <table:table-row table:style-name="ro1">
          <table:table-cell office:value-type="string" calcext:value-type="string">
            <text:p>17:51:23.807</text:p>
          </table:table-cell>
          <table:table-cell office:value-type="float" office:value="-0.18579297" calcext:value-type="float">
            <text:p>-0.18579297</text:p>
          </table:table-cell>
          <table:table-cell office:value-type="float" office:value="-0.1361772" calcext:value-type="float">
            <text:p>-0.1361772</text:p>
          </table:table-cell>
          <table:table-cell office:value-type="float" office:value="-0.16738625" calcext:value-type="float">
            <text:p>-0.16738625</text:p>
          </table:table-cell>
        </table:table-row>
        <table:table-row table:style-name="ro1">
          <table:table-cell office:value-type="string" calcext:value-type="string">
            <text:p>17:51:23.874</text:p>
          </table:table-cell>
          <table:table-cell office:value-type="float" office:value="-0.26587087" calcext:value-type="float">
            <text:p>-0.26587087</text:p>
          </table:table-cell>
          <table:table-cell office:value-type="float" office:value="-0.11596768" calcext:value-type="float">
            <text:p>-0.11596768</text:p>
          </table:table-cell>
          <table:table-cell office:value-type="float" office:value="-0.17064275" calcext:value-type="float">
            <text:p>-0.17064275</text:p>
          </table:table-cell>
        </table:table-row>
        <table:table-row table:style-name="ro1">
          <table:table-cell office:value-type="string" calcext:value-type="string">
            <text:p>17:51:23.945</text:p>
          </table:table-cell>
          <table:table-cell office:value-type="float" office:value="-0.23313145" calcext:value-type="float">
            <text:p>-0.23313145</text:p>
          </table:table-cell>
          <table:table-cell office:value-type="float" office:value="-0.33530354" calcext:value-type="float">
            <text:p>-0.33530354</text:p>
          </table:table-cell>
          <table:table-cell office:value-type="float" office:value="-0.043934938" calcext:value-type="float">
            <text:p>-0.043934938</text:p>
          </table:table-cell>
        </table:table-row>
        <table:table-row table:style-name="ro1">
          <table:table-cell office:value-type="string" calcext:value-type="string">
            <text:p>17:51:24.014</text:p>
          </table:table-cell>
          <table:table-cell office:value-type="float" office:value="-0.028104443" calcext:value-type="float">
            <text:p>-0.028104443</text:p>
          </table:table-cell>
          <table:table-cell office:value-type="float" office:value="-0.49557203" calcext:value-type="float">
            <text:p>-0.49557203</text:p>
          </table:table-cell>
          <table:table-cell office:value-type="float" office:value="0.04153766" calcext:value-type="float">
            <text:p>0.04153766</text:p>
          </table:table-cell>
        </table:table-row>
        <table:table-row table:style-name="ro1">
          <table:table-cell office:value-type="string" calcext:value-type="string">
            <text:p>17:51:24.086</text:p>
          </table:table-cell>
          <table:table-cell office:value-type="float" office:value="0.028319264" calcext:value-type="float">
            <text:p>0.028319264</text:p>
          </table:table-cell>
          <table:table-cell office:value-type="float" office:value="-0.5809269" calcext:value-type="float">
            <text:p>-0.5809269</text:p>
          </table:table-cell>
          <table:table-cell office:value-type="float" office:value="0.018926885" calcext:value-type="float">
            <text:p>0.018926885</text:p>
          </table:table-cell>
        </table:table-row>
        <table:table-row table:style-name="ro1">
          <table:table-cell office:value-type="string" calcext:value-type="string">
            <text:p>17:51:33.126</text:p>
          </table:table-cell>
          <table:table-cell office:value-type="float" office:value="0.46472076" calcext:value-type="float">
            <text:p>0.46472076</text:p>
          </table:table-cell>
          <table:table-cell office:value-type="float" office:value="0.08031519" calcext:value-type="float">
            <text:p>0.08031519</text:p>
          </table:table-cell>
          <table:table-cell office:value-type="float" office:value="0.3679375" calcext:value-type="float">
            <text:p>0.3679375</text:p>
          </table:table-cell>
        </table:table-row>
        <table:table-row table:style-name="ro1">
          <table:table-cell office:value-type="string" calcext:value-type="string">
            <text:p>17:51:33.193</text:p>
          </table:table-cell>
          <table:table-cell office:value-type="float" office:value="0.51558757" calcext:value-type="float">
            <text:p>0.51558757</text:p>
          </table:table-cell>
          <table:table-cell office:value-type="float" office:value="-0.010553249" calcext:value-type="float">
            <text:p>-0.010553249</text:p>
          </table:table-cell>
          <table:table-cell office:value-type="float" office:value="0.3814611" calcext:value-type="float">
            <text:p>0.3814611</text:p>
          </table:table-cell>
        </table:table-row>
        <table:table-row table:style-name="ro1">
          <table:table-cell office:value-type="string" calcext:value-type="string">
            <text:p>17:51:33.264</text:p>
          </table:table-cell>
          <table:table-cell office:value-type="float" office:value="0.28648973" calcext:value-type="float">
            <text:p>0.28648973</text:p>
          </table:table-cell>
          <table:table-cell office:value-type="float" office:value="-0.33711025" calcext:value-type="float">
            <text:p>-0.33711025</text:p>
          </table:table-cell>
          <table:table-cell office:value-type="float" office:value="0.2204879" calcext:value-type="float">
            <text:p>0.2204879</text:p>
          </table:table-cell>
        </table:table-row>
        <table:table-row table:style-name="ro1">
          <table:table-cell office:value-type="string" calcext:value-type="string">
            <text:p>17:51:33.334</text:p>
          </table:table-cell>
          <table:table-cell office:value-type="float" office:value="0.24421768" calcext:value-type="float">
            <text:p>0.24421768</text:p>
          </table:table-cell>
          <table:table-cell office:value-type="float" office:value="-0.366241" calcext:value-type="float">
            <text:p>-0.366241</text:p>
          </table:table-cell>
          <table:table-cell office:value-type="float" office:value="-0.048094053" calcext:value-type="float">
            <text:p>-0.048094053</text:p>
          </table:table-cell>
        </table:table-row>
        <table:table-row table:style-name="ro1">
          <table:table-cell office:value-type="string" calcext:value-type="string">
            <text:p>17:51:33.409</text:p>
          </table:table-cell>
          <table:table-cell office:value-type="float" office:value="-0.0036659958" calcext:value-type="float">
            <text:p>-0.0036659958</text:p>
          </table:table-cell>
          <table:table-cell office:value-type="float" office:value="-0.6328396" calcext:value-type="float">
            <text:p>-0.6328396</text:p>
          </table:table-cell>
          <table:table-cell office:value-type="float" office:value="-0.12875827" calcext:value-type="float">
            <text:p>-0.12875827</text:p>
          </table:table-cell>
        </table:table-row>
        <table:table-row table:style-name="ro1">
          <table:table-cell office:value-type="string" calcext:value-type="string">
            <text:p>17:51:33.474</text:p>
          </table:table-cell>
          <table:table-cell office:value-type="float" office:value="-0.11272323" calcext:value-type="float">
            <text:p>-0.11272323</text:p>
          </table:table-cell>
          <table:table-cell office:value-type="float" office:value="-0.29929194" calcext:value-type="float">
            <text:p>-0.29929194</text:p>
          </table:table-cell>
          <table:table-cell office:value-type="float" office:value="-0.12555042" calcext:value-type="float">
            <text:p>-0.12555042</text:p>
          </table:table-cell>
        </table:table-row>
        <table:table-row table:style-name="ro1">
          <table:table-cell office:value-type="string" calcext:value-type="string">
            <text:p>17:51:33.548</text:p>
          </table:table-cell>
          <table:table-cell office:value-type="float" office:value="-0.26910228" calcext:value-type="float">
            <text:p>-0.26910228</text:p>
          </table:table-cell>
          <table:table-cell office:value-type="float" office:value="-0.02876213" calcext:value-type="float">
            <text:p>-0.02876213</text:p>
          </table:table-cell>
          <table:table-cell office:value-type="float" office:value="-0.19363503" calcext:value-type="float">
            <text:p>-0.19363503</text:p>
          </table:table-cell>
        </table:table-row>
        <table:table-row table:style-name="ro1">
          <table:table-cell office:value-type="string" calcext:value-type="string">
            <text:p>17:51:34.345</text:p>
          </table:table-cell>
          <table:table-cell office:value-type="float" office:value="-0.23867638" calcext:value-type="float">
            <text:p>-0.23867638</text:p>
          </table:table-cell>
          <table:table-cell office:value-type="float" office:value="0.18087676" calcext:value-type="float">
            <text:p>0.18087676</text:p>
          </table:table-cell>
          <table:table-cell office:value-type="float" office:value="-0.20810942" calcext:value-type="float">
            <text:p>-0.20810942</text:p>
          </table:table-cell>
        </table:table-row>
        <table:table-row table:style-name="ro1">
          <table:table-cell office:value-type="string" calcext:value-type="string">
            <text:p>17:51:34.392</text:p>
          </table:table-cell>
          <table:table-cell office:value-type="float" office:value="-0.21173258" calcext:value-type="float">
            <text:p>-0.21173258</text:p>
          </table:table-cell>
          <table:table-cell office:value-type="float" office:value="0.316378" calcext:value-type="float">
            <text:p>0.316378</text:p>
          </table:table-cell>
          <table:table-cell office:value-type="float" office:value="-0.06732775" calcext:value-type="float">
            <text:p>-0.06732775</text:p>
          </table:table-cell>
        </table:table-row>
        <table:table-row table:style-name="ro1">
          <table:table-cell office:value-type="string" calcext:value-type="string">
            <text:p>17:51:34.462</text:p>
          </table:table-cell>
          <table:table-cell office:value-type="float" office:value="-0.21231228" calcext:value-type="float">
            <text:p>-0.21231228</text:p>
          </table:table-cell>
          <table:table-cell office:value-type="float" office:value="0.04062397" calcext:value-type="float">
            <text:p>0.04062397</text:p>
          </table:table-cell>
          <table:table-cell office:value-type="float" office:value="-0.0028069094" calcext:value-type="float">
            <text:p>-0.0028069094</text:p>
          </table:table-cell>
        </table:table-row>
        <table:table-row table:style-name="ro1">
          <table:table-cell office:value-type="string" calcext:value-type="string">
            <text:p>17:51:34.535</text:p>
          </table:table-cell>
          <table:table-cell office:value-type="float" office:value="-0.17372264" calcext:value-type="float">
            <text:p>-0.17372264</text:p>
          </table:table-cell>
          <table:table-cell office:value-type="float" office:value="-0.07220307" calcext:value-type="float">
            <text:p>-0.07220307</text:p>
          </table:table-cell>
          <table:table-cell office:value-type="float" office:value="0.054602694" calcext:value-type="float">
            <text:p>0.054602694</text:p>
          </table:table-cell>
        </table:table-row>
        <table:table-row table:style-name="ro1">
          <table:table-cell office:value-type="string" calcext:value-type="string">
            <text:p>17:51:34.604</text:p>
          </table:table-cell>
          <table:table-cell office:value-type="float" office:value="0.1051242" calcext:value-type="float">
            <text:p>0.1051242</text:p>
          </table:table-cell>
          <table:table-cell office:value-type="float" office:value="-0.14342517" calcext:value-type="float">
            <text:p>-0.14342517</text:p>
          </table:table-cell>
          <table:table-cell office:value-type="float" office:value="0.06056826" calcext:value-type="float">
            <text:p>0.06056826</text:p>
          </table:table-cell>
        </table:table-row>
        <table:table-row table:style-name="ro1">
          <table:table-cell office:value-type="string" calcext:value-type="string">
            <text:p>17:51:34.674</text:p>
          </table:table-cell>
          <table:table-cell office:value-type="float" office:value="0.31917232" calcext:value-type="float">
            <text:p>0.31917232</text:p>
          </table:table-cell>
          <table:table-cell office:value-type="float" office:value="-0.39121637" calcext:value-type="float">
            <text:p>-0.39121637</text:p>
          </table:table-cell>
          <table:table-cell office:value-type="float" office:value="-0.013823568" calcext:value-type="float">
            <text:p>-0.013823568</text:p>
          </table:table-cell>
        </table:table-row>
        <table:table-row table:style-name="ro1">
          <table:table-cell office:value-type="string" calcext:value-type="string">
            <text:p>17:51:34.744</text:p>
          </table:table-cell>
          <table:table-cell office:value-type="float" office:value="0.3678947" calcext:value-type="float">
            <text:p>0.3678947</text:p>
          </table:table-cell>
          <table:table-cell office:value-type="float" office:value="-0.32792485" calcext:value-type="float">
            <text:p>-0.32792485</text:p>
          </table:table-cell>
          <table:table-cell office:value-type="float" office:value="-0.0084861275" calcext:value-type="float">
            <text:p>-0.0084861275</text:p>
          </table:table-cell>
        </table:table-row>
        <table:table-row table:style-name="ro1">
          <table:table-cell office:value-type="string" calcext:value-type="string">
            <text:p>17:51:34.814</text:p>
          </table:table-cell>
          <table:table-cell office:value-type="float" office:value="0.40141773" calcext:value-type="float">
            <text:p>0.40141773</text:p>
          </table:table-cell>
          <table:table-cell office:value-type="float" office:value="-0.3623687" calcext:value-type="float">
            <text:p>-0.3623687</text:p>
          </table:table-cell>
          <table:table-cell office:value-type="float" office:value="-0.030708786" calcext:value-type="float">
            <text:p>-0.030708786</text:p>
          </table:table-cell>
        </table:table-row>
        <table:table-row table:style-name="ro1">
          <table:table-cell office:value-type="string" calcext:value-type="string">
            <text:p>17:51:50.691</text:p>
          </table:table-cell>
          <table:table-cell office:value-type="float" office:value="0.35336578" calcext:value-type="float">
            <text:p>0.35336578</text:p>
          </table:table-cell>
          <table:table-cell office:value-type="float" office:value="0.26053807" calcext:value-type="float">
            <text:p>0.26053807</text:p>
          </table:table-cell>
          <table:table-cell office:value-type="float" office:value="0.3832507" calcext:value-type="float">
            <text:p>0.3832507</text:p>
          </table:table-cell>
        </table:table-row>
        <table:table-row table:style-name="ro1">
          <table:table-cell office:value-type="string" calcext:value-type="string">
            <text:p>17:51:50.760</text:p>
          </table:table-cell>
          <table:table-cell office:value-type="float" office:value="0.33099306" calcext:value-type="float">
            <text:p>0.33099306</text:p>
          </table:table-cell>
          <table:table-cell office:value-type="float" office:value="0.34566593" calcext:value-type="float">
            <text:p>0.34566593</text:p>
          </table:table-cell>
          <table:table-cell office:value-type="float" office:value="0.4213905" calcext:value-type="float">
            <text:p>0.4213905</text:p>
          </table:table-cell>
        </table:table-row>
        <table:table-row table:style-name="ro1">
          <table:table-cell office:value-type="string" calcext:value-type="string">
            <text:p>17:51:50.831</text:p>
          </table:table-cell>
          <table:table-cell office:value-type="float" office:value="0.307342" calcext:value-type="float">
            <text:p>0.307342</text:p>
          </table:table-cell>
          <table:table-cell office:value-type="float" office:value="0.29044506" calcext:value-type="float">
            <text:p>0.29044506</text:p>
          </table:table-cell>
          <table:table-cell office:value-type="float" office:value="0.35420263" calcext:value-type="float">
            <text:p>0.35420263</text:p>
          </table:table-cell>
        </table:table-row>
        <table:table-row table:style-name="ro1">
          <table:table-cell office:value-type="string" calcext:value-type="string">
            <text:p>17:51:50.906</text:p>
          </table:table-cell>
          <table:table-cell office:value-type="float" office:value="0.2533168" calcext:value-type="float">
            <text:p>0.2533168</text:p>
          </table:table-cell>
          <table:table-cell office:value-type="float" office:value="0.26074138" calcext:value-type="float">
            <text:p>0.26074138</text:p>
          </table:table-cell>
          <table:table-cell office:value-type="float" office:value="0.21990544" calcext:value-type="float">
            <text:p>0.21990544</text:p>
          </table:table-cell>
        </table:table-row>
        <table:table-row table:style-name="ro1">
          <table:table-cell office:value-type="string" calcext:value-type="string">
            <text:p>17:51:50.971</text:p>
          </table:table-cell>
          <table:table-cell office:value-type="float" office:value="0.22842455" calcext:value-type="float">
            <text:p>0.22842455</text:p>
          </table:table-cell>
          <table:table-cell office:value-type="float" office:value="0.2526848" calcext:value-type="float">
            <text:p>0.2526848</text:p>
          </table:table-cell>
          <table:table-cell office:value-type="float" office:value="0.19989239" calcext:value-type="float">
            <text:p>0.19989239</text:p>
          </table:table-cell>
        </table:table-row>
        <table:table-row table:style-name="ro1">
          <table:table-cell office:value-type="string" calcext:value-type="string">
            <text:p>17:51:51.044</text:p>
          </table:table-cell>
          <table:table-cell office:value-type="float" office:value="0.23876078" calcext:value-type="float">
            <text:p>0.23876078</text:p>
          </table:table-cell>
          <table:table-cell office:value-type="float" office:value="0.27114195" calcext:value-type="float">
            <text:p>0.27114195</text:p>
          </table:table-cell>
          <table:table-cell office:value-type="float" office:value="0.24845785" calcext:value-type="float">
            <text:p>0.24845785</text:p>
          </table:table-cell>
        </table:table-row>
        <table:table-row table:style-name="ro1">
          <table:table-cell office:value-type="string" calcext:value-type="string">
            <text:p>17:51:51.112</text:p>
          </table:table-cell>
          <table:table-cell office:value-type="float" office:value="0.2513593" calcext:value-type="float">
            <text:p>0.2513593</text:p>
          </table:table-cell>
          <table:table-cell office:value-type="float" office:value="0.22776796" calcext:value-type="float">
            <text:p>0.22776796</text:p>
          </table:table-cell>
          <table:table-cell office:value-type="float" office:value="0.24734251" calcext:value-type="float">
            <text:p>0.24734251</text:p>
          </table:table-cell>
        </table:table-row>
        <table:table-row table:style-name="ro1">
          <table:table-cell office:value-type="string" calcext:value-type="string">
            <text:p>17:51:52.733</text:p>
          </table:table-cell>
          <table:table-cell office:value-type="float" office:value="-0.3828586" calcext:value-type="float">
            <text:p>-0.3828586</text:p>
          </table:table-cell>
          <table:table-cell office:value-type="float" office:value="-0.61371" calcext:value-type="float">
            <text:p>-0.61371</text:p>
          </table:table-cell>
          <table:table-cell office:value-type="float" office:value="-0.6365226" calcext:value-type="float">
            <text:p>-0.6365226</text:p>
          </table:table-cell>
        </table:table-row>
        <table:table-row table:style-name="ro1">
          <table:table-cell office:value-type="string" calcext:value-type="string">
            <text:p>17:51:52.803</text:p>
          </table:table-cell>
          <table:table-cell office:value-type="float" office:value="-0.33754152" calcext:value-type="float">
            <text:p>-0.33754152</text:p>
          </table:table-cell>
          <table:table-cell office:value-type="float" office:value="-0.21835463" calcext:value-type="float">
            <text:p>-0.21835463</text:p>
          </table:table-cell>
          <table:table-cell office:value-type="float" office:value="-0.46037033" calcext:value-type="float">
            <text:p>-0.46037033</text:p>
          </table:table-cell>
        </table:table-row>
        <table:table-row table:style-name="ro1">
          <table:table-cell office:value-type="string" calcext:value-type="string">
            <text:p>17:51:52.875</text:p>
          </table:table-cell>
          <table:table-cell office:value-type="float" office:value="-0.33103347" calcext:value-type="float">
            <text:p>-0.33103347</text:p>
          </table:table-cell>
          <table:table-cell office:value-type="float" office:value="-0.032822903" calcext:value-type="float">
            <text:p>-0.032822903</text:p>
          </table:table-cell>
          <table:table-cell office:value-type="float" office:value="-0.297219" calcext:value-type="float">
            <text:p>-0.297219</text:p>
          </table:table-cell>
        </table:table-row>
        <table:table-row table:style-name="ro1">
          <table:table-cell office:value-type="string" calcext:value-type="string">
            <text:p>17:51:52.943</text:p>
          </table:table-cell>
          <table:table-cell office:value-type="float" office:value="-0.24915083" calcext:value-type="float">
            <text:p>-0.24915083</text:p>
          </table:table-cell>
          <table:table-cell office:value-type="float" office:value="0.042529732" calcext:value-type="float">
            <text:p>0.042529732</text:p>
          </table:table-cell>
          <table:table-cell office:value-type="float" office:value="-0.27738485" calcext:value-type="float">
            <text:p>-0.27738485</text:p>
          </table:table-cell>
        </table:table-row>
        <table:table-row table:style-name="ro1">
          <table:table-cell office:value-type="string" calcext:value-type="string">
            <text:p>17:51:53.013</text:p>
          </table:table-cell>
          <table:table-cell office:value-type="float" office:value="-0.17281973" calcext:value-type="float">
            <text:p>-0.17281973</text:p>
          </table:table-cell>
          <table:table-cell office:value-type="float" office:value="0.21295935" calcext:value-type="float">
            <text:p>0.21295935</text:p>
          </table:table-cell>
          <table:table-cell office:value-type="float" office:value="-0.16461216" calcext:value-type="float">
            <text:p>-0.16461216</text:p>
          </table:table-cell>
        </table:table-row>
        <table:table-row table:style-name="ro1">
          <table:table-cell office:value-type="string" calcext:value-type="string">
            <text:p>17:51:53.083</text:p>
          </table:table-cell>
          <table:table-cell office:value-type="float" office:value="-0.29770082" calcext:value-type="float">
            <text:p>-0.29770082</text:p>
          </table:table-cell>
          <table:table-cell office:value-type="float" office:value="0.10157551" calcext:value-type="float">
            <text:p>0.10157551</text:p>
          </table:table-cell>
          <table:table-cell office:value-type="float" office:value="-0.16814606" calcext:value-type="float">
            <text:p>-0.16814606</text:p>
          </table:table-cell>
        </table:table-row>
        <table:table-row table:style-name="ro1">
          <table:table-cell office:value-type="string" calcext:value-type="string">
            <text:p>17:51:53.155</text:p>
          </table:table-cell>
          <table:table-cell office:value-type="float" office:value="-0.31802836" calcext:value-type="float">
            <text:p>-0.31802836</text:p>
          </table:table-cell>
          <table:table-cell office:value-type="float" office:value="0.18106636" calcext:value-type="float">
            <text:p>0.18106636</text:p>
          </table:table-cell>
          <table:table-cell office:value-type="float" office:value="-0.17022796" calcext:value-type="float">
            <text:p>-0.17022796</text:p>
          </table:table-cell>
        </table:table-row>
        <table:table-row table:style-name="ro1">
          <table:table-cell office:value-type="string" calcext:value-type="string">
            <text:p>17:52:00.957</text:p>
          </table:table-cell>
          <table:table-cell office:value-type="float" office:value="0.40547368" calcext:value-type="float">
            <text:p>0.40547368</text:p>
          </table:table-cell>
          <table:table-cell office:value-type="float" office:value="-0.3382366" calcext:value-type="float">
            <text:p>-0.3382366</text:p>
          </table:table-cell>
          <table:table-cell office:value-type="float" office:value="0.03114543" calcext:value-type="float">
            <text:p>0.03114543</text:p>
          </table:table-cell>
        </table:table-row>
        <table:table-row table:style-name="ro1">
          <table:table-cell office:value-type="string" calcext:value-type="string">
            <text:p>17:52:01.023</text:p>
          </table:table-cell>
          <table:table-cell office:value-type="float" office:value="0.36536577" calcext:value-type="float">
            <text:p>0.36536577</text:p>
          </table:table-cell>
          <table:table-cell office:value-type="float" office:value="-0.30045786" calcext:value-type="float">
            <text:p>-0.30045786</text:p>
          </table:table-cell>
          <table:table-cell office:value-type="float" office:value="0.02231801" calcext:value-type="float">
            <text:p>0.02231801</text:p>
          </table:table-cell>
        </table:table-row>
        <table:table-row table:style-name="ro1">
          <table:table-cell office:value-type="string" calcext:value-type="string">
            <text:p>17:52:01.092</text:p>
          </table:table-cell>
          <table:table-cell office:value-type="float" office:value="0.32597277" calcext:value-type="float">
            <text:p>0.32597277</text:p>
          </table:table-cell>
          <table:table-cell office:value-type="float" office:value="-0.271291" calcext:value-type="float">
            <text:p>-0.271291</text:p>
          </table:table-cell>
          <table:table-cell office:value-type="float" office:value="0.023382094" calcext:value-type="float">
            <text:p>0.023382094</text:p>
          </table:table-cell>
        </table:table-row>
        <table:table-row table:style-name="ro1">
          <table:table-cell office:value-type="string" calcext:value-type="string">
            <text:p>17:52:01.166</text:p>
          </table:table-cell>
          <table:table-cell office:value-type="float" office:value="0.2984292" calcext:value-type="float">
            <text:p>0.2984292</text:p>
          </table:table-cell>
          <table:table-cell office:value-type="float" office:value="-0.23888843" calcext:value-type="float">
            <text:p>-0.23888843</text:p>
          </table:table-cell>
          <table:table-cell office:value-type="float" office:value="0.027855393" calcext:value-type="float">
            <text:p>0.027855393</text:p>
          </table:table-cell>
        </table:table-row>
        <table:table-row table:style-name="ro1">
          <table:table-cell office:value-type="string" calcext:value-type="string">
            <text:p>17:52:01.234</text:p>
          </table:table-cell>
          <table:table-cell office:value-type="float" office:value="0.2655101" calcext:value-type="float">
            <text:p>0.2655101</text:p>
          </table:table-cell>
          <table:table-cell office:value-type="float" office:value="-0.21741652" calcext:value-type="float">
            <text:p>-0.21741652</text:p>
          </table:table-cell>
          <table:table-cell office:value-type="float" office:value="0.024410684" calcext:value-type="float">
            <text:p>0.024410684</text:p>
          </table:table-cell>
        </table:table-row>
        <table:table-row table:style-name="ro1">
          <table:table-cell office:value-type="string" calcext:value-type="string">
            <text:p>17:52:01.304</text:p>
          </table:table-cell>
          <table:table-cell office:value-type="float" office:value="0.2413761" calcext:value-type="float">
            <text:p>0.2413761</text:p>
          </table:table-cell>
          <table:table-cell office:value-type="float" office:value="-0.19677356" calcext:value-type="float">
            <text:p>-0.19677356</text:p>
          </table:table-cell>
          <table:table-cell office:value-type="float" office:value="0.02021182" calcext:value-type="float">
            <text:p>0.02021182</text:p>
          </table:table-cell>
        </table:table-row>
        <table:table-row table:style-name="ro1">
          <table:table-cell office:value-type="string" calcext:value-type="string">
            <text:p>17:52:01.373</text:p>
          </table:table-cell>
          <table:table-cell office:value-type="float" office:value="0.21811739" calcext:value-type="float">
            <text:p>0.21811739</text:p>
          </table:table-cell>
          <table:table-cell office:value-type="float" office:value="-0.16918603" calcext:value-type="float">
            <text:p>-0.16918603</text:p>
          </table:table-cell>
          <table:table-cell office:value-type="float" office:value="0.022145735" calcext:value-type="float">
            <text:p>0.022145735</text:p>
          </table:table-cell>
        </table:table-row>
        <table:table-row table:style-name="ro1">
          <table:table-cell office:value-type="string" calcext:value-type="string">
            <text:p>17:52:33.544</text:p>
          </table:table-cell>
          <table:table-cell office:value-type="float" office:value="0.47250193" calcext:value-type="float">
            <text:p>0.47250193</text:p>
          </table:table-cell>
          <table:table-cell office:value-type="float" office:value="0.4979035" calcext:value-type="float">
            <text:p>0.4979035</text:p>
          </table:table-cell>
          <table:table-cell office:value-type="float" office:value="0.4398286" calcext:value-type="float">
            <text:p>0.4398286</text:p>
          </table:table-cell>
        </table:table-row>
        <table:table-row table:style-name="ro1">
          <table:table-cell table:style-name="ce4" office:value-type="string" calcext:value-type="string">
            <text:p>17:52:33.613</text:p>
          </table:table-cell>
          <table:table-cell table:style-name="ce10" office:value-type="float" office:value="0.4720535" calcext:value-type="float">
            <text:p>0.4720535</text:p>
          </table:table-cell>
          <table:table-cell table:style-name="ce10" office:value-type="float" office:value="0.5278739" calcext:value-type="float">
            <text:p>0.5278739</text:p>
          </table:table-cell>
          <table:table-cell table:style-name="ce10" office:value-type="float" office:value="0.2075401" calcext:value-type="float">
            <text:p>0.2075401</text:p>
          </table:table-cell>
        </table:table-row>
        <table:table-row table:style-name="ro1">
          <table:table-cell table:style-name="ce4" office:value-type="string" calcext:value-type="string">
            <text:p>17:52:33.687</text:p>
          </table:table-cell>
          <table:table-cell table:style-name="ce10" office:value-type="float" office:value="0.529438" calcext:value-type="float">
            <text:p>0.529438</text:p>
          </table:table-cell>
          <table:table-cell table:style-name="ce10" office:value-type="float" office:value="0.42696637" calcext:value-type="float">
            <text:p>0.42696637</text:p>
          </table:table-cell>
          <table:table-cell table:style-name="ce10" office:value-type="float" office:value="0.042865187" calcext:value-type="float">
            <text:p>0.042865187</text:p>
          </table:table-cell>
        </table:table-row>
        <table:table-row table:style-name="ro1">
          <table:table-cell table:style-name="ce4" office:value-type="string" calcext:value-type="string">
            <text:p>17:52:33.754</text:p>
          </table:table-cell>
          <table:table-cell table:style-name="ce10" office:value-type="float" office:value="0.44133794" calcext:value-type="float">
            <text:p>0.44133794</text:p>
          </table:table-cell>
          <table:table-cell table:style-name="ce10" office:value-type="float" office:value="0.40184787" calcext:value-type="float">
            <text:p>0.40184787</text:p>
          </table:table-cell>
          <table:table-cell table:style-name="ce10" office:value-type="float" office:value="-0.04447799" calcext:value-type="float">
            <text:p>-0.04447799</text:p>
          </table:table-cell>
        </table:table-row>
        <table:table-row table:style-name="ro1">
          <table:table-cell table:style-name="ce4" office:value-type="string" calcext:value-type="string">
            <text:p>17:52:33.826</text:p>
          </table:table-cell>
          <table:table-cell table:style-name="ce10" office:value-type="float" office:value="0.51519734" calcext:value-type="float">
            <text:p>0.51519734</text:p>
          </table:table-cell>
          <table:table-cell table:style-name="ce10" office:value-type="float" office:value="0.113372065" calcext:value-type="float">
            <text:p>0.113372065</text:p>
          </table:table-cell>
          <table:table-cell table:style-name="ce10" office:value-type="float" office:value="0.19881254" calcext:value-type="float">
            <text:p>0.19881254</text:p>
          </table:table-cell>
        </table:table-row>
        <table:table-row table:style-name="ro1">
          <table:table-cell table:style-name="ce4" office:value-type="string" calcext:value-type="string">
            <text:p>17:52:33.895</text:p>
          </table:table-cell>
          <table:table-cell table:style-name="ce10" office:value-type="float" office:value="0.43005943" calcext:value-type="float">
            <text:p>0.43005943</text:p>
          </table:table-cell>
          <table:table-cell table:style-name="ce10" office:value-type="float" office:value="0.17080927" calcext:value-type="float">
            <text:p>0.17080927</text:p>
          </table:table-cell>
          <table:table-cell table:style-name="ce10" office:value-type="float" office:value="0.073462576" calcext:value-type="float">
            <text:p>0.073462576</text:p>
          </table:table-cell>
        </table:table-row>
        <table:table-row table:style-name="ro1">
          <table:table-cell table:style-name="ce4" office:value-type="string" calcext:value-type="string">
            <text:p>17:52:33.965</text:p>
          </table:table-cell>
          <table:table-cell table:style-name="ce10" office:value-type="float" office:value="0.3578298" calcext:value-type="float">
            <text:p>0.3578298</text:p>
          </table:table-cell>
          <table:table-cell table:style-name="ce10" office:value-type="float" office:value="0.17723909" calcext:value-type="float">
            <text:p>0.17723909</text:p>
          </table:table-cell>
          <table:table-cell table:style-name="ce10" office:value-type="float" office:value="0.25464174" calcext:value-type="float">
            <text:p>0.25464174</text:p>
          </table:table-cell>
        </table:table-row>
        <table:table-row table:style-name="ro1">
          <table:table-cell table:style-name="ce4" office:value-type="string" calcext:value-type="string">
            <text:p>17:52:35.324</text:p>
          </table:table-cell>
          <table:table-cell table:style-name="ce10" office:value-type="float" office:value="0.29524022" calcext:value-type="float">
            <text:p>0.29524022</text:p>
          </table:table-cell>
          <table:table-cell table:style-name="ce10" office:value-type="float" office:value="0.09645366" calcext:value-type="float">
            <text:p>0.09645366</text:p>
          </table:table-cell>
          <table:table-cell table:style-name="ce10" office:value-type="float" office:value="0.18830839" calcext:value-type="float">
            <text:p>0.18830839</text:p>
          </table:table-cell>
        </table:table-row>
        <table:table-row table:style-name="ro1">
          <table:table-cell table:style-name="ce4" office:value-type="string" calcext:value-type="string">
            <text:p>17:52:35.378</text:p>
          </table:table-cell>
          <table:table-cell table:style-name="ce10" office:value-type="float" office:value="0.27911952" calcext:value-type="float">
            <text:p>0.27911952</text:p>
          </table:table-cell>
          <table:table-cell table:style-name="ce10" office:value-type="float" office:value="-0.07425128" calcext:value-type="float">
            <text:p>-0.07425128</text:p>
          </table:table-cell>
          <table:table-cell table:style-name="ce10" office:value-type="float" office:value="0.008198274" calcext:value-type="float">
            <text:p>0.008198274</text:p>
          </table:table-cell>
        </table:table-row>
        <table:table-row table:style-name="ro1">
          <table:table-cell table:style-name="ce4" office:value-type="string" calcext:value-type="string">
            <text:p>17:52:35.448</text:p>
          </table:table-cell>
          <table:table-cell table:style-name="ce10" office:value-type="float" office:value="0.26197416" calcext:value-type="float">
            <text:p>0.26197416</text:p>
          </table:table-cell>
          <table:table-cell table:style-name="ce10" office:value-type="float" office:value="0.00832032" calcext:value-type="float">
            <text:p>0.00832032</text:p>
          </table:table-cell>
          <table:table-cell table:style-name="ce10" office:value-type="float" office:value="0.14229058" calcext:value-type="float">
            <text:p>0.14229058</text:p>
          </table:table-cell>
        </table:table-row>
        <table:table-row table:style-name="ro1">
          <table:table-cell table:style-name="ce4" office:value-type="string" calcext:value-type="string">
            <text:p>17:52:35.520</text:p>
          </table:table-cell>
          <table:table-cell table:style-name="ce10" office:value-type="float" office:value="0.1674418" calcext:value-type="float">
            <text:p>0.1674418</text:p>
          </table:table-cell>
          <table:table-cell table:style-name="ce10" office:value-type="float" office:value="0.020452166" calcext:value-type="float">
            <text:p>0.020452166</text:p>
          </table:table-cell>
          <table:table-cell table:style-name="ce10" office:value-type="float" office:value="0.11993157" calcext:value-type="float">
            <text:p>0.11993157</text:p>
          </table:table-cell>
        </table:table-row>
        <table:table-row table:style-name="ro1">
          <table:table-cell table:style-name="ce4" office:value-type="string" calcext:value-type="string">
            <text:p>17:52:35.588</text:p>
          </table:table-cell>
          <table:table-cell table:style-name="ce10" office:value-type="float" office:value="0.054237653" calcext:value-type="float">
            <text:p>0.054237653</text:p>
          </table:table-cell>
          <table:table-cell table:style-name="ce10" office:value-type="float" office:value="0.11442745" calcext:value-type="float">
            <text:p>0.11442745</text:p>
          </table:table-cell>
          <table:table-cell table:style-name="ce10" office:value-type="float" office:value="0.09695208" calcext:value-type="float">
            <text:p>0.09695208</text:p>
          </table:table-cell>
        </table:table-row>
        <table:table-row table:style-name="ro1">
          <table:table-cell table:style-name="ce4" office:value-type="string" calcext:value-type="string">
            <text:p>17:52:35.658</text:p>
          </table:table-cell>
          <table:table-cell table:style-name="ce10" office:value-type="float" office:value="0.11846721" calcext:value-type="float">
            <text:p>0.11846721</text:p>
          </table:table-cell>
          <table:table-cell table:style-name="ce10" office:value-type="float" office:value="0.015094086" calcext:value-type="float">
            <text:p>0.015094086</text:p>
          </table:table-cell>
          <table:table-cell table:style-name="ce10" office:value-type="float" office:value="0.018702194" calcext:value-type="float">
            <text:p>0.018702194</text:p>
          </table:table-cell>
        </table:table-row>
        <table:table-row table:style-name="ro1">
          <table:table-cell table:style-name="ce4" office:value-type="string" calcext:value-type="string">
            <text:p>17:52:35.728</text:p>
          </table:table-cell>
          <table:table-cell table:style-name="ce10" office:value-type="float" office:value="0.12617616" calcext:value-type="float">
            <text:p>0.12617616</text:p>
          </table:table-cell>
          <table:table-cell table:style-name="ce10" office:value-type="float" office:value="-0.1285784" calcext:value-type="float">
            <text:p>-0.1285784</text:p>
          </table:table-cell>
          <table:table-cell table:style-name="ce10" office:value-type="float" office:value="-0.01502837" calcext:value-type="float">
            <text:p>-0.01502837</text:p>
          </table:table-cell>
        </table:table-row>
        <table:table-row table:style-name="ro1">
          <table:table-cell table:style-name="ce4" office:value-type="string" calcext:value-type="string">
            <text:p>17:52:35.803</text:p>
          </table:table-cell>
          <table:table-cell table:style-name="ce10" office:value-type="float" office:value="0.16892967" calcext:value-type="float">
            <text:p>0.16892967</text:p>
          </table:table-cell>
          <table:table-cell table:style-name="ce10" office:value-type="float" office:value="-0.2642557" calcext:value-type="float">
            <text:p>-0.2642557</text:p>
          </table:table-cell>
          <table:table-cell table:style-name="ce10" office:value-type="float" office:value="-0.08647476" calcext:value-type="float">
            <text:p>-0.08647476</text:p>
          </table:table-cell>
        </table:table-row>
        <table:table-row table:style-name="ro1">
          <table:table-cell table:style-name="ce4" office:value-type="string" calcext:value-type="string">
            <text:p>17:53:02.973</text:p>
          </table:table-cell>
          <table:table-cell table:style-name="ce10" office:value-type="float" office:value="0.46998104" calcext:value-type="float">
            <text:p>0.46998104</text:p>
          </table:table-cell>
          <table:table-cell table:style-name="ce10" office:value-type="float" office:value="0.13482612" calcext:value-type="float">
            <text:p>0.13482612</text:p>
          </table:table-cell>
          <table:table-cell table:style-name="ce10" office:value-type="float" office:value="-0.3929152" calcext:value-type="float">
            <text:p>-0.3929152</text:p>
          </table:table-cell>
        </table:table-row>
        <table:table-row table:style-name="ro1">
          <table:table-cell table:style-name="ce4" office:value-type="string" calcext:value-type="string">
            <text:p>17:53:03.039</text:p>
          </table:table-cell>
          <table:table-cell table:style-name="ce10" office:value-type="float" office:value="0.480771" calcext:value-type="float">
            <text:p>0.480771</text:p>
          </table:table-cell>
          <table:table-cell table:style-name="ce10" office:value-type="float" office:value="0.17627515" calcext:value-type="float">
            <text:p>0.17627515</text:p>
          </table:table-cell>
          <table:table-cell table:style-name="ce10" office:value-type="float" office:value="-0.36592838" calcext:value-type="float">
            <text:p>-0.36592838</text:p>
          </table:table-cell>
        </table:table-row>
        <table:table-row table:style-name="ro1">
          <table:table-cell table:style-name="ce4" office:value-type="string" calcext:value-type="string">
            <text:p>17:53:03.114</text:p>
          </table:table-cell>
          <table:table-cell table:style-name="ce10" office:value-type="float" office:value="0.55024767" calcext:value-type="float">
            <text:p>0.55024767</text:p>
          </table:table-cell>
          <table:table-cell table:style-name="ce10" office:value-type="float" office:value="0.039555848" calcext:value-type="float">
            <text:p>0.039555848</text:p>
          </table:table-cell>
          <table:table-cell table:style-name="ce10" office:value-type="float" office:value="-0.18409626" calcext:value-type="float">
            <text:p>-0.18409626</text:p>
          </table:table-cell>
        </table:table-row>
        <table:table-row table:style-name="ro1">
          <table:table-cell table:style-name="ce4" office:value-type="string" calcext:value-type="string">
            <text:p>17:53:03.180</text:p>
          </table:table-cell>
          <table:table-cell table:style-name="ce10" office:value-type="float" office:value="0.3009846" calcext:value-type="float">
            <text:p>0.3009846</text:p>
          </table:table-cell>
          <table:table-cell table:style-name="ce10" office:value-type="float" office:value="0.057792637" calcext:value-type="float">
            <text:p>0.057792637</text:p>
          </table:table-cell>
          <table:table-cell table:style-name="ce10" office:value-type="float" office:value="-0.18985657" calcext:value-type="float">
            <text:p>-0.18985657</text:p>
          </table:table-cell>
        </table:table-row>
        <table:table-row table:style-name="ro1">
          <table:table-cell table:style-name="ce4" office:value-type="string" calcext:value-type="string">
            <text:p>17:53:03.251</text:p>
          </table:table-cell>
          <table:table-cell table:style-name="ce10" office:value-type="float" office:value="0.3789916" calcext:value-type="float">
            <text:p>0.3789916</text:p>
          </table:table-cell>
          <table:table-cell table:style-name="ce10" office:value-type="float" office:value="0.10716475" calcext:value-type="float">
            <text:p>0.10716475</text:p>
          </table:table-cell>
          <table:table-cell table:style-name="ce10" office:value-type="float" office:value="-0.1218719" calcext:value-type="float">
            <text:p>-0.1218719</text:p>
          </table:table-cell>
        </table:table-row>
        <table:table-row table:style-name="ro1">
          <table:table-cell table:style-name="ce4" office:value-type="string" calcext:value-type="string">
            <text:p>17:53:03.321</text:p>
          </table:table-cell>
          <table:table-cell table:style-name="ce10" office:value-type="float" office:value="0.274735" calcext:value-type="float">
            <text:p>0.274735</text:p>
          </table:table-cell>
          <table:table-cell table:style-name="ce10" office:value-type="float" office:value="0.18389943" calcext:value-type="float">
            <text:p>0.18389943</text:p>
          </table:table-cell>
          <table:table-cell table:style-name="ce10" office:value-type="float" office:value="-0.14242399" calcext:value-type="float">
            <text:p>-0.14242399</text:p>
          </table:table-cell>
        </table:table-row>
        <table:table-row table:style-name="ro1">
          <table:table-cell table:style-name="ce4" office:value-type="string" calcext:value-type="string">
            <text:p>17:53:03.391</text:p>
          </table:table-cell>
          <table:table-cell table:style-name="ce10" office:value-type="float" office:value="0.18815507" calcext:value-type="float">
            <text:p>0.18815507</text:p>
          </table:table-cell>
          <table:table-cell table:style-name="ce10" office:value-type="float" office:value="0.07893723" calcext:value-type="float">
            <text:p>0.07893723</text:p>
          </table:table-cell>
          <table:table-cell table:style-name="ce10" office:value-type="float" office:value="-0.16553508" calcext:value-type="float">
            <text:p>-0.16553508</text:p>
          </table:table-cell>
        </table:table-row>
        <table:table-row table:style-name="ro1">
          <table:table-cell table:style-name="ce4" office:value-type="string" calcext:value-type="string">
            <text:p>17:53:27.290</text:p>
          </table:table-cell>
          <table:table-cell table:style-name="ce10" office:value-type="float" office:value="-0.2977991" calcext:value-type="float">
            <text:p>-0.2977991</text:p>
          </table:table-cell>
          <table:table-cell table:style-name="ce10" office:value-type="float" office:value="0.3347154" calcext:value-type="float">
            <text:p>0.3347154</text:p>
          </table:table-cell>
          <table:table-cell table:style-name="ce10" office:value-type="float" office:value="0.2825614" calcext:value-type="float">
            <text:p>0.2825614</text:p>
          </table:table-cell>
        </table:table-row>
        <table:table-row table:style-name="ro1">
          <table:table-cell table:style-name="ce4" office:value-type="string" calcext:value-type="string">
            <text:p>17:53:27.356</text:p>
          </table:table-cell>
          <table:table-cell table:style-name="ce10" office:value-type="float" office:value="-0.2943864" calcext:value-type="float">
            <text:p>-0.2943864</text:p>
          </table:table-cell>
          <table:table-cell table:style-name="ce10" office:value-type="float" office:value="0.321239" calcext:value-type="float">
            <text:p>0.321239</text:p>
          </table:table-cell>
          <table:table-cell table:style-name="ce10" office:value-type="float" office:value="0.2301353" calcext:value-type="float">
            <text:p>0.2301353</text:p>
          </table:table-cell>
        </table:table-row>
        <table:table-row table:style-name="ro1">
          <table:table-cell table:style-name="ce4" office:value-type="string" calcext:value-type="string">
            <text:p>17:53:27.426</text:p>
          </table:table-cell>
          <table:table-cell table:style-name="ce10" office:value-type="float" office:value="-0.26912254" calcext:value-type="float">
            <text:p>-0.26912254</text:p>
          </table:table-cell>
          <table:table-cell table:style-name="ce10" office:value-type="float" office:value="0.34316784" calcext:value-type="float">
            <text:p>0.34316784</text:p>
          </table:table-cell>
          <table:table-cell table:style-name="ce10" office:value-type="float" office:value="0.24073993" calcext:value-type="float">
            <text:p>0.24073993</text:p>
          </table:table-cell>
        </table:table-row>
        <table:table-row table:style-name="ro1">
          <table:table-cell table:style-name="ce4" office:value-type="string" calcext:value-type="string">
            <text:p>17:53:27.501</text:p>
          </table:table-cell>
          <table:table-cell table:style-name="ce10" office:value-type="float" office:value="-0.19145347" calcext:value-type="float">
            <text:p>-0.19145347</text:p>
          </table:table-cell>
          <table:table-cell table:style-name="ce10" office:value-type="float" office:value="0.39124852" calcext:value-type="float">
            <text:p>0.39124852</text:p>
          </table:table-cell>
          <table:table-cell table:style-name="ce10" office:value-type="float" office:value="0.25160244" calcext:value-type="float">
            <text:p>0.25160244</text:p>
          </table:table-cell>
        </table:table-row>
        <table:table-row table:style-name="ro1">
          <table:table-cell table:style-name="ce4" office:value-type="string" calcext:value-type="string">
            <text:p>17:53:27.568</text:p>
          </table:table-cell>
          <table:table-cell table:style-name="ce10" office:value-type="float" office:value="-0.121770985" calcext:value-type="float">
            <text:p>-0.121770985</text:p>
          </table:table-cell>
          <table:table-cell table:style-name="ce10" office:value-type="float" office:value="0.37145957" calcext:value-type="float">
            <text:p>0.37145957</text:p>
          </table:table-cell>
          <table:table-cell table:style-name="ce10" office:value-type="float" office:value="0.29631525" calcext:value-type="float">
            <text:p>0.29631525</text:p>
          </table:table-cell>
        </table:table-row>
        <table:table-row table:style-name="ro1">
          <table:table-cell table:style-name="ce4" office:value-type="string" calcext:value-type="string">
            <text:p>17:53:27.636</text:p>
          </table:table-cell>
          <table:table-cell table:style-name="ce10" office:value-type="float" office:value="-0.088500135" calcext:value-type="float">
            <text:p>-0.088500135</text:p>
          </table:table-cell>
          <table:table-cell table:style-name="ce10" office:value-type="float" office:value="0.38331267" calcext:value-type="float">
            <text:p>0.38331267</text:p>
          </table:table-cell>
          <table:table-cell table:style-name="ce10" office:value-type="float" office:value="0.25240147" calcext:value-type="float">
            <text:p>0.25240147</text:p>
          </table:table-cell>
        </table:table-row>
        <table:table-row table:style-name="ro1">
          <table:table-cell table:style-name="ce4" office:value-type="string" calcext:value-type="string">
            <text:p>17:53:27.706</text:p>
          </table:table-cell>
          <table:table-cell table:style-name="ce10" office:value-type="float" office:value="-0.11986009" calcext:value-type="float">
            <text:p>-0.11986009</text:p>
          </table:table-cell>
          <table:table-cell table:style-name="ce10" office:value-type="float" office:value="0.32037202" calcext:value-type="float">
            <text:p>0.32037202</text:p>
          </table:table-cell>
          <table:table-cell table:style-name="ce10" office:value-type="float" office:value="0.28494942" calcext:value-type="float">
            <text:p>0.28494942</text:p>
          </table:table-cell>
        </table:table-row>
        <table:table-row table:style-name="ro1">
          <table:table-cell table:style-name="ce4" office:value-type="string" calcext:value-type="string">
            <text:p>17:53:27.780</text:p>
          </table:table-cell>
          <table:table-cell table:style-name="ce10" office:value-type="float" office:value="-0.081287175" calcext:value-type="float">
            <text:p>-0.081287175</text:p>
          </table:table-cell>
          <table:table-cell table:style-name="ce10" office:value-type="float" office:value="0.19604966" calcext:value-type="float">
            <text:p>0.19604966</text:p>
          </table:table-cell>
          <table:table-cell table:style-name="ce10" office:value-type="float" office:value="0.2292084" calcext:value-type="float">
            <text:p>0.2292084</text:p>
          </table:table-cell>
        </table:table-row>
        <table:table-row table:style-name="ro1">
          <table:table-cell table:style-name="ce4" office:value-type="string" calcext:value-type="string">
            <text:p>17:53:30.181</text:p>
          </table:table-cell>
          <table:table-cell table:style-name="ce10" office:value-type="float" office:value="0.526695" calcext:value-type="float">
            <text:p>0.526695</text:p>
          </table:table-cell>
          <table:table-cell table:style-name="ce10" office:value-type="float" office:value="-0.2080768" calcext:value-type="float">
            <text:p>-0.2080768</text:p>
          </table:table-cell>
          <table:table-cell table:style-name="ce10" office:value-type="float" office:value="-0.4961783" calcext:value-type="float">
            <text:p>-0.4961783</text:p>
          </table:table-cell>
        </table:table-row>
        <table:table-row table:style-name="ro1">
          <table:table-cell table:style-name="ce4" office:value-type="string" calcext:value-type="string">
            <text:p>17:53:30.254</text:p>
          </table:table-cell>
          <table:table-cell table:style-name="ce10" office:value-type="float" office:value="0.19211641" calcext:value-type="float">
            <text:p>0.19211641</text:p>
          </table:table-cell>
          <table:table-cell table:style-name="ce10" office:value-type="float" office:value="-0.105970286" calcext:value-type="float">
            <text:p>-0.105970286</text:p>
          </table:table-cell>
          <table:table-cell table:style-name="ce10" office:value-type="float" office:value="-0.3854765" calcext:value-type="float">
            <text:p>-0.3854765</text:p>
          </table:table-cell>
        </table:table-row>
        <table:table-row table:style-name="ro1">
          <table:table-cell table:style-name="ce4" office:value-type="string" calcext:value-type="string">
            <text:p>17:53:30.321</text:p>
          </table:table-cell>
          <table:table-cell table:style-name="ce10" office:value-type="float" office:value="0.2950727" calcext:value-type="float">
            <text:p>0.2950727</text:p>
          </table:table-cell>
          <table:table-cell table:style-name="ce10" office:value-type="float" office:value="-0.15140353" calcext:value-type="float">
            <text:p>-0.15140353</text:p>
          </table:table-cell>
          <table:table-cell table:style-name="ce10" office:value-type="float" office:value="-0.38428238" calcext:value-type="float">
            <text:p>-0.38428238</text:p>
          </table:table-cell>
        </table:table-row>
        <table:table-row table:style-name="ro1">
          <table:table-cell table:style-name="ce4" office:value-type="string" calcext:value-type="string">
            <text:p>17:53:30.393</text:p>
          </table:table-cell>
          <table:table-cell table:style-name="ce10" office:value-type="float" office:value="0.37279198" calcext:value-type="float">
            <text:p>0.37279198</text:p>
          </table:table-cell>
          <table:table-cell table:style-name="ce10" office:value-type="float" office:value="-0.021565914" calcext:value-type="float">
            <text:p>-0.021565914</text:p>
          </table:table-cell>
          <table:table-cell table:style-name="ce10" office:value-type="float" office:value="-0.33728477" calcext:value-type="float">
            <text:p>-0.33728477</text:p>
          </table:table-cell>
        </table:table-row>
        <table:table-row table:style-name="ro1">
          <table:table-cell table:style-name="ce4" office:value-type="string" calcext:value-type="string">
            <text:p>17:53:30.463</text:p>
          </table:table-cell>
          <table:table-cell table:style-name="ce10" office:value-type="float" office:value="0.23509781" calcext:value-type="float">
            <text:p>0.23509781</text:p>
          </table:table-cell>
          <table:table-cell table:style-name="ce10" office:value-type="float" office:value="-0.03171401" calcext:value-type="float">
            <text:p>-0.03171401</text:p>
          </table:table-cell>
          <table:table-cell table:style-name="ce10" office:value-type="float" office:value="-0.2117106" calcext:value-type="float">
            <text:p>-0.2117106</text:p>
          </table:table-cell>
        </table:table-row>
        <table:table-row table:style-name="ro1">
          <table:table-cell table:style-name="ce4" office:value-type="string" calcext:value-type="string">
            <text:p>17:53:30.533</text:p>
          </table:table-cell>
          <table:table-cell table:style-name="ce10" office:value-type="float" office:value="0.2555333" calcext:value-type="float">
            <text:p>0.2555333</text:p>
          </table:table-cell>
          <table:table-cell table:style-name="ce10" office:value-type="float" office:value="-0.13972424" calcext:value-type="float">
            <text:p>-0.13972424</text:p>
          </table:table-cell>
          <table:table-cell table:style-name="ce10" office:value-type="float" office:value="-0.1826294" calcext:value-type="float">
            <text:p>-0.1826294</text:p>
          </table:table-cell>
        </table:table-row>
        <table:table-row table:style-name="ro1">
          <table:table-cell table:style-name="ce4" office:value-type="string" calcext:value-type="string">
            <text:p>17:53:30.602</text:p>
          </table:table-cell>
          <table:table-cell table:style-name="ce10" office:value-type="float" office:value="0.23898879" calcext:value-type="float">
            <text:p>0.23898879</text:p>
          </table:table-cell>
          <table:table-cell table:style-name="ce10" office:value-type="float" office:value="-0.15167958" calcext:value-type="float">
            <text:p>-0.15167958</text:p>
          </table:table-cell>
          <table:table-cell table:style-name="ce10" office:value-type="float" office:value="-0.11514771" calcext:value-type="float">
            <text:p>-0.11514771</text:p>
          </table:table-cell>
        </table:table-row>
        <table:table-row table:style-name="ro1">
          <table:table-cell table:style-name="ce4" office:value-type="string" calcext:value-type="string">
            <text:p>17:54:02.962</text:p>
          </table:table-cell>
          <table:table-cell table:style-name="ce10" office:value-type="float" office:value="0.39987987" calcext:value-type="float">
            <text:p>0.39987987</text:p>
          </table:table-cell>
          <table:table-cell table:style-name="ce10" office:value-type="float" office:value="-0.16969031" calcext:value-type="float">
            <text:p>-0.16969031</text:p>
          </table:table-cell>
          <table:table-cell table:style-name="ce10" office:value-type="float" office:value="0.03743152" calcext:value-type="float">
            <text:p>0.03743152</text:p>
          </table:table-cell>
        </table:table-row>
        <table:table-row table:style-name="ro1">
          <table:table-cell table:style-name="ce4" office:value-type="string" calcext:value-type="string">
            <text:p>17:54:03.038</text:p>
          </table:table-cell>
          <table:table-cell table:style-name="ce10" office:value-type="float" office:value="0.34319267" calcext:value-type="float">
            <text:p>0.34319267</text:p>
          </table:table-cell>
          <table:table-cell table:style-name="ce10" office:value-type="float" office:value="-0.067247644" calcext:value-type="float">
            <text:p>-0.067247644</text:p>
          </table:table-cell>
          <table:table-cell table:style-name="ce10" office:value-type="float" office:value="0.03193056" calcext:value-type="float">
            <text:p>0.03193056</text:p>
          </table:table-cell>
        </table:table-row>
        <table:table-row table:style-name="ro1">
          <table:table-cell table:style-name="ce4" office:value-type="string" calcext:value-type="string">
            <text:p>17:54:03.103</text:p>
          </table:table-cell>
          <table:table-cell table:style-name="ce10" office:value-type="float" office:value="0.26229143" calcext:value-type="float">
            <text:p>0.26229143</text:p>
          </table:table-cell>
          <table:table-cell table:style-name="ce10" office:value-type="float" office:value="-0.1143559" calcext:value-type="float">
            <text:p>-0.1143559</text:p>
          </table:table-cell>
          <table:table-cell table:style-name="ce10" office:value-type="float" office:value="-0.008616001" calcext:value-type="float">
            <text:p>-0.008616001</text:p>
          </table:table-cell>
        </table:table-row>
        <table:table-row table:style-name="ro1">
          <table:table-cell table:style-name="ce4" office:value-type="string" calcext:value-type="string">
            <text:p>17:54:03.174</text:p>
          </table:table-cell>
          <table:table-cell table:style-name="ce10" office:value-type="float" office:value="0.26177022" calcext:value-type="float">
            <text:p>0.26177022</text:p>
          </table:table-cell>
          <table:table-cell table:style-name="ce10" office:value-type="float" office:value="-0.107974015" calcext:value-type="float">
            <text:p>-0.107974015</text:p>
          </table:table-cell>
          <table:table-cell table:style-name="ce10" office:value-type="float" office:value="-0.10377486" calcext:value-type="float">
            <text:p>-0.10377486</text:p>
          </table:table-cell>
        </table:table-row>
        <table:table-row table:style-name="ro1">
          <table:table-cell table:style-name="ce4" office:value-type="string" calcext:value-type="string">
            <text:p>17:54:03.243</text:p>
          </table:table-cell>
          <table:table-cell table:style-name="ce10" office:value-type="float" office:value="0.36105713" calcext:value-type="float">
            <text:p>0.36105713</text:p>
          </table:table-cell>
          <table:table-cell table:style-name="ce10" office:value-type="float" office:value="-0.020931501" calcext:value-type="float">
            <text:p>-0.020931501</text:p>
          </table:table-cell>
          <table:table-cell table:style-name="ce10" office:value-type="float" office:value="-0.20809464" calcext:value-type="float">
            <text:p>-0.20809464</text:p>
          </table:table-cell>
        </table:table-row>
        <table:table-row table:style-name="ro1">
          <table:table-cell table:style-name="ce4" office:value-type="string" calcext:value-type="string">
            <text:p>17:54:03.312</text:p>
          </table:table-cell>
          <table:table-cell table:style-name="ce10" office:value-type="float" office:value="0.33725613" calcext:value-type="float">
            <text:p>0.33725613</text:p>
          </table:table-cell>
          <table:table-cell table:style-name="ce10" office:value-type="float" office:value="0.024228064" calcext:value-type="float">
            <text:p>0.024228064</text:p>
          </table:table-cell>
          <table:table-cell table:style-name="ce10" office:value-type="float" office:value="-0.2246387" calcext:value-type="float">
            <text:p>-0.2246387</text:p>
          </table:table-cell>
        </table:table-row>
        <table:table-row table:style-name="ro1">
          <table:table-cell table:style-name="ce4" office:value-type="string" calcext:value-type="string">
            <text:p>17:54:03.382</text:p>
          </table:table-cell>
          <table:table-cell table:style-name="ce10" office:value-type="float" office:value="0.0020657359" calcext:value-type="float">
            <text:p>0.0020657359</text:p>
          </table:table-cell>
          <table:table-cell table:style-name="ce10" office:value-type="float" office:value="0.013235925" calcext:value-type="float">
            <text:p>0.013235925</text:p>
          </table:table-cell>
          <table:table-cell table:style-name="ce10" office:value-type="float" office:value="-0.20459181" calcext:value-type="float">
            <text:p>-0.20459181</text:p>
          </table:table-cell>
        </table:table-row>
        <table:table-row table:style-name="ro1">
          <table:table-cell table:style-name="ce4" office:value-type="string" calcext:value-type="string">
            <text:p>17:54:22.250</text:p>
          </table:table-cell>
          <table:table-cell table:style-name="ce10" office:value-type="float" office:value="-0.8454065" calcext:value-type="float">
            <text:p>-0.8454065</text:p>
          </table:table-cell>
          <table:table-cell table:style-name="ce10" office:value-type="float" office:value="-0.2579119" calcext:value-type="float">
            <text:p>-0.2579119</text:p>
          </table:table-cell>
          <table:table-cell table:style-name="ce10" office:value-type="float" office:value="0.38495916" calcext:value-type="float">
            <text:p>0.38495916</text:p>
          </table:table-cell>
        </table:table-row>
        <table:table-row table:style-name="ro1">
          <table:table-cell table:style-name="ce4" office:value-type="string" calcext:value-type="string">
            <text:p>17:54:22.318</text:p>
          </table:table-cell>
          <table:table-cell table:style-name="ce10" office:value-type="float" office:value="-0.8001969" calcext:value-type="float">
            <text:p>-0.8001969</text:p>
          </table:table-cell>
          <table:table-cell table:style-name="ce10" office:value-type="float" office:value="-0.0956705" calcext:value-type="float">
            <text:p>-0.0956705</text:p>
          </table:table-cell>
          <table:table-cell table:style-name="ce10" office:value-type="float" office:value="0.30471522" calcext:value-type="float">
            <text:p>0.30471522</text:p>
          </table:table-cell>
        </table:table-row>
        <table:table-row table:style-name="ro1">
          <table:table-cell table:style-name="ce4" office:value-type="string" calcext:value-type="string">
            <text:p>17:54:22.389</text:p>
          </table:table-cell>
          <table:table-cell table:style-name="ce10" office:value-type="float" office:value="-0.7392934" calcext:value-type="float">
            <text:p>-0.7392934</text:p>
          </table:table-cell>
          <table:table-cell table:style-name="ce10" office:value-type="float" office:value="-0.12433587" calcext:value-type="float">
            <text:p>-0.12433587</text:p>
          </table:table-cell>
          <table:table-cell table:style-name="ce10" office:value-type="float" office:value="0.32302296" calcext:value-type="float">
            <text:p>0.32302296</text:p>
          </table:table-cell>
        </table:table-row>
        <table:table-row table:style-name="ro1">
          <table:table-cell table:style-name="ce4" office:value-type="string" calcext:value-type="string">
            <text:p>17:54:22.460</text:p>
          </table:table-cell>
          <table:table-cell table:style-name="ce10" office:value-type="float" office:value="-0.66294706" calcext:value-type="float">
            <text:p>-0.66294706</text:p>
          </table:table-cell>
          <table:table-cell table:style-name="ce10" office:value-type="float" office:value="-0.19539838" calcext:value-type="float">
            <text:p>-0.19539838</text:p>
          </table:table-cell>
          <table:table-cell table:style-name="ce10" office:value-type="float" office:value="0.3098369" calcext:value-type="float">
            <text:p>0.3098369</text:p>
          </table:table-cell>
        </table:table-row>
        <table:table-row table:style-name="ro1">
          <table:table-cell table:style-name="ce4" office:value-type="string" calcext:value-type="string">
            <text:p>17:54:22.530</text:p>
          </table:table-cell>
          <table:table-cell table:style-name="ce10" office:value-type="float" office:value="-0.6012666" calcext:value-type="float">
            <text:p>-0.6012666</text:p>
          </table:table-cell>
          <table:table-cell table:style-name="ce10" office:value-type="float" office:value="-0.06072179" calcext:value-type="float">
            <text:p>-0.06072179</text:p>
          </table:table-cell>
          <table:table-cell table:style-name="ce10" office:value-type="float" office:value="0.20194888" calcext:value-type="float">
            <text:p>0.20194888</text:p>
          </table:table-cell>
        </table:table-row>
        <table:table-row table:style-name="ro1">
          <table:table-cell table:style-name="ce4" office:value-type="string" calcext:value-type="string">
            <text:p>17:54:22.600</text:p>
          </table:table-cell>
          <table:table-cell table:style-name="ce10" office:value-type="float" office:value="-0.4512718" calcext:value-type="float">
            <text:p>-0.4512718</text:p>
          </table:table-cell>
          <table:table-cell table:style-name="ce10" office:value-type="float" office:value="-0.17571896" calcext:value-type="float">
            <text:p>-0.17571896</text:p>
          </table:table-cell>
          <table:table-cell table:style-name="ce10" office:value-type="float" office:value="0.24064068" calcext:value-type="float">
            <text:p>0.24064068</text:p>
          </table:table-cell>
        </table:table-row>
        <table:table-row table:style-name="ro1">
          <table:table-cell table:style-name="ce4" office:value-type="string" calcext:value-type="string">
            <text:p>17:54:22.670</text:p>
          </table:table-cell>
          <table:table-cell table:style-name="ce10" office:value-type="float" office:value="-0.52413774" calcext:value-type="float">
            <text:p>-0.52413774</text:p>
          </table:table-cell>
          <table:table-cell table:style-name="ce10" office:value-type="float" office:value="-0.117937095" calcext:value-type="float">
            <text:p>-0.117937095</text:p>
          </table:table-cell>
          <table:table-cell table:style-name="ce10" office:value-type="float" office:value="0.17131299" calcext:value-type="float">
            <text:p>0.17131299</text:p>
          </table:table-cell>
        </table:table-row>
        <table:table-row table:style-name="ro1">
          <table:table-cell table:style-name="ce4" office:value-type="string" calcext:value-type="string">
            <text:p>17:54:24.270</text:p>
          </table:table-cell>
          <table:table-cell table:style-name="ce10" office:value-type="float" office:value="-0.4475541" calcext:value-type="float">
            <text:p>-0.4475541</text:p>
          </table:table-cell>
          <table:table-cell table:style-name="ce10" office:value-type="float" office:value="-0.009903148" calcext:value-type="float">
            <text:p>-0.009903148</text:p>
          </table:table-cell>
          <table:table-cell table:style-name="ce10" office:value-type="float" office:value="0.15154496" calcext:value-type="float">
            <text:p>0.15154496</text:p>
          </table:table-cell>
        </table:table-row>
        <table:table-row table:style-name="ro1">
          <table:table-cell table:style-name="ce4" office:value-type="string" calcext:value-type="string">
            <text:p>17:54:24.322</text:p>
          </table:table-cell>
          <table:table-cell table:style-name="ce10" office:value-type="float" office:value="0.30735758" calcext:value-type="float">
            <text:p>0.30735758</text:p>
          </table:table-cell>
          <table:table-cell table:style-name="ce10" office:value-type="float" office:value="-0.32312182" calcext:value-type="float">
            <text:p>-0.32312182</text:p>
          </table:table-cell>
          <table:table-cell table:style-name="ce10" office:value-type="float" office:value="-0.19671504" calcext:value-type="float">
            <text:p>-0.19671504</text:p>
          </table:table-cell>
        </table:table-row>
        <table:table-row table:style-name="ro1">
          <table:table-cell table:style-name="ce4" office:value-type="string" calcext:value-type="string">
            <text:p>17:54:24.389</text:p>
          </table:table-cell>
          <table:table-cell table:style-name="ce10" office:value-type="float" office:value="0.29463938" calcext:value-type="float">
            <text:p>0.29463938</text:p>
          </table:table-cell>
          <table:table-cell table:style-name="ce10" office:value-type="float" office:value="-0.277626" calcext:value-type="float">
            <text:p>-0.277626</text:p>
          </table:table-cell>
          <table:table-cell table:style-name="ce10" office:value-type="float" office:value="-0.2049488" calcext:value-type="float">
            <text:p>-0.2049488</text:p>
          </table:table-cell>
        </table:table-row>
        <table:table-row table:style-name="ro1">
          <table:table-cell table:style-name="ce4" office:value-type="string" calcext:value-type="string">
            <text:p>17:54:24.460</text:p>
          </table:table-cell>
          <table:table-cell table:style-name="ce10" office:value-type="float" office:value="0.25265104" calcext:value-type="float">
            <text:p>0.25265104</text:p>
          </table:table-cell>
          <table:table-cell table:style-name="ce10" office:value-type="float" office:value="-0.24854505" calcext:value-type="float">
            <text:p>-0.24854505</text:p>
          </table:table-cell>
          <table:table-cell table:style-name="ce10" office:value-type="float" office:value="-0.18511309" calcext:value-type="float">
            <text:p>-0.18511309</text:p>
          </table:table-cell>
        </table:table-row>
        <table:table-row table:style-name="ro1">
          <table:table-cell table:style-name="ce4" office:value-type="string" calcext:value-type="string">
            <text:p>17:54:24.528</text:p>
          </table:table-cell>
          <table:table-cell table:style-name="ce10" office:value-type="float" office:value="0.29220527" calcext:value-type="float">
            <text:p>0.29220527</text:p>
          </table:table-cell>
          <table:table-cell table:style-name="ce10" office:value-type="float" office:value="-0.1314054" calcext:value-type="float">
            <text:p>-0.1314054</text:p>
          </table:table-cell>
          <table:table-cell table:style-name="ce10" office:value-type="float" office:value="-0.17670919" calcext:value-type="float">
            <text:p>-0.17670919</text:p>
          </table:table-cell>
        </table:table-row>
        <table:table-row table:style-name="ro1">
          <table:table-cell table:style-name="ce4" office:value-type="string" calcext:value-type="string">
            <text:p>17:54:24.601</text:p>
          </table:table-cell>
          <table:table-cell table:style-name="ce10" office:value-type="float" office:value="0.22101697" calcext:value-type="float">
            <text:p>0.22101697</text:p>
          </table:table-cell>
          <table:table-cell table:style-name="ce10" office:value-type="float" office:value="-0.26394358" calcext:value-type="float">
            <text:p>-0.26394358</text:p>
          </table:table-cell>
          <table:table-cell table:style-name="ce10" office:value-type="float" office:value="-0.14014179" calcext:value-type="float">
            <text:p>-0.14014179</text:p>
          </table:table-cell>
        </table:table-row>
        <table:table-row table:style-name="ro1">
          <table:table-cell table:style-name="ce4" office:value-type="string" calcext:value-type="string">
            <text:p>17:54:24.668</text:p>
          </table:table-cell>
          <table:table-cell table:style-name="ce10" office:value-type="float" office:value="0.15057544" calcext:value-type="float">
            <text:p>0.15057544</text:p>
          </table:table-cell>
          <table:table-cell table:style-name="ce10" office:value-type="float" office:value="-0.18195835" calcext:value-type="float">
            <text:p>-0.18195835</text:p>
          </table:table-cell>
          <table:table-cell table:style-name="ce10" office:value-type="float" office:value="-0.1705124" calcext:value-type="float">
            <text:p>-0.1705124</text:p>
          </table:table-cell>
        </table:table-row>
        <table:table-row table:style-name="ro1">
          <table:table-cell table:style-name="ce4" office:value-type="string" calcext:value-type="string">
            <text:p>17:54:24.744</text:p>
          </table:table-cell>
          <table:table-cell table:style-name="ce10" office:value-type="float" office:value="0.101240605" calcext:value-type="float">
            <text:p>0.101240605</text:p>
          </table:table-cell>
          <table:table-cell table:style-name="ce10" office:value-type="float" office:value="-0.15101841" calcext:value-type="float">
            <text:p>-0.15101841</text:p>
          </table:table-cell>
          <table:table-cell table:style-name="ce10" office:value-type="float" office:value="-0.08161055" calcext:value-type="float">
            <text:p>-0.08161055</text:p>
          </table:table-cell>
        </table:table-row>
        <table:table-row table:style-name="ro1">
          <table:table-cell table:style-name="ce4" office:value-type="string" calcext:value-type="string">
            <text:p>17:54:36.452</text:p>
          </table:table-cell>
          <table:table-cell table:style-name="ce10" office:value-type="float" office:value="-0.5452116" calcext:value-type="float">
            <text:p>-0.5452116</text:p>
          </table:table-cell>
          <table:table-cell table:style-name="ce10" office:value-type="float" office:value="0.1185268" calcext:value-type="float">
            <text:p>0.1185268</text:p>
          </table:table-cell>
          <table:table-cell table:style-name="ce10" office:value-type="float" office:value="0.33040792" calcext:value-type="float">
            <text:p>0.33040792</text:p>
          </table:table-cell>
        </table:table-row>
        <table:table-row table:style-name="ro1">
          <table:table-cell office:value-type="string" calcext:value-type="string">
            <text:p>17:54:36.523</text:p>
          </table:table-cell>
          <table:table-cell office:value-type="float" office:value="-0.46014848" calcext:value-type="float">
            <text:p>-0.46014848</text:p>
          </table:table-cell>
          <table:table-cell office:value-type="float" office:value="0.11172783" calcext:value-type="float">
            <text:p>0.11172783</text:p>
          </table:table-cell>
          <table:table-cell office:value-type="float" office:value="0.31296775" calcext:value-type="float">
            <text:p>0.31296775</text:p>
          </table:table-cell>
        </table:table-row>
        <table:table-row table:style-name="ro1">
          <table:table-cell office:value-type="string" calcext:value-type="string">
            <text:p>17:54:36.592</text:p>
          </table:table-cell>
          <table:table-cell office:value-type="float" office:value="-0.39435822" calcext:value-type="float">
            <text:p>-0.39435822</text:p>
          </table:table-cell>
          <table:table-cell office:value-type="float" office:value="0.055950575" calcext:value-type="float">
            <text:p>0.055950575</text:p>
          </table:table-cell>
          <table:table-cell office:value-type="float" office:value="0.30386338" calcext:value-type="float">
            <text:p>0.30386338</text:p>
          </table:table-cell>
        </table:table-row>
        <table:table-row table:style-name="ro1">
          <table:table-cell office:value-type="string" calcext:value-type="string">
            <text:p>17:54:36.666</text:p>
          </table:table-cell>
          <table:table-cell office:value-type="float" office:value="-0.40502006" calcext:value-type="float">
            <text:p>-0.40502006</text:p>
          </table:table-cell>
          <table:table-cell office:value-type="float" office:value="0.07057038" calcext:value-type="float">
            <text:p>0.07057038</text:p>
          </table:table-cell>
          <table:table-cell office:value-type="float" office:value="0.2457914" calcext:value-type="float">
            <text:p>0.2457914</text:p>
          </table:table-cell>
        </table:table-row>
        <table:table-row table:style-name="ro1">
          <table:table-cell office:value-type="string" calcext:value-type="string">
            <text:p>17:54:36.734</text:p>
          </table:table-cell>
          <table:table-cell office:value-type="float" office:value="-0.33683252" calcext:value-type="float">
            <text:p>-0.33683252</text:p>
          </table:table-cell>
          <table:table-cell office:value-type="float" office:value="0.15755633" calcext:value-type="float">
            <text:p>0.15755633</text:p>
          </table:table-cell>
          <table:table-cell office:value-type="float" office:value="0.23813125" calcext:value-type="float">
            <text:p>0.23813125</text:p>
          </table:table-cell>
        </table:table-row>
        <table:table-row table:style-name="ro1">
          <table:table-cell office:value-type="string" calcext:value-type="string">
            <text:p>17:54:36.804</text:p>
          </table:table-cell>
          <table:table-cell office:value-type="float" office:value="-0.16428207" calcext:value-type="float">
            <text:p>-0.16428207</text:p>
          </table:table-cell>
          <table:table-cell office:value-type="float" office:value="0.08291399" calcext:value-type="float">
            <text:p>0.08291399</text:p>
          </table:table-cell>
          <table:table-cell office:value-type="float" office:value="0.26617366" calcext:value-type="float">
            <text:p>0.26617366</text:p>
          </table:table-cell>
        </table:table-row>
        <table:table-row table:style-name="ro1">
          <table:table-cell office:value-type="string" calcext:value-type="string">
            <text:p>17:54:36.873</text:p>
          </table:table-cell>
          <table:table-cell office:value-type="float" office:value="-0.2284935" calcext:value-type="float">
            <text:p>-0.2284935</text:p>
          </table:table-cell>
          <table:table-cell office:value-type="float" office:value="0.0054087234" calcext:value-type="float">
            <text:p>0.0054087234</text:p>
          </table:table-cell>
          <table:table-cell office:value-type="float" office:value="0.10068907" calcext:value-type="float">
            <text:p>0.10068907</text:p>
          </table:table-cell>
        </table:table-row>
        <table:table-row table:style-name="ro1">
          <table:table-cell office:value-type="string" calcext:value-type="string">
            <text:p>17:54:37.935</text:p>
          </table:table-cell>
          <table:table-cell office:value-type="float" office:value="-0.58269495" calcext:value-type="float">
            <text:p>-0.58269495</text:p>
          </table:table-cell>
          <table:table-cell office:value-type="float" office:value="-0.26561555" calcext:value-type="float">
            <text:p>-0.26561555</text:p>
          </table:table-cell>
          <table:table-cell office:value-type="float" office:value="0.088642605" calcext:value-type="float">
            <text:p>0.088642605</text:p>
          </table:table-cell>
        </table:table-row>
        <table:table-row table:style-name="ro1">
          <table:table-cell office:value-type="string" calcext:value-type="string">
            <text:p>17:54:38.004</text:p>
          </table:table-cell>
          <table:table-cell office:value-type="float" office:value="-0.2963493" calcext:value-type="float">
            <text:p>-0.2963493</text:p>
          </table:table-cell>
          <table:table-cell office:value-type="float" office:value="-0.3120032" calcext:value-type="float">
            <text:p>-0.3120032</text:p>
          </table:table-cell>
          <table:table-cell office:value-type="float" office:value="0.1296563" calcext:value-type="float">
            <text:p>0.1296563</text:p>
          </table:table-cell>
        </table:table-row>
        <table:table-row table:style-name="ro1">
          <table:table-cell office:value-type="string" calcext:value-type="string">
            <text:p>17:54:38.076</text:p>
          </table:table-cell>
          <table:table-cell office:value-type="float" office:value="-0.42645553" calcext:value-type="float">
            <text:p>-0.42645553</text:p>
          </table:table-cell>
          <table:table-cell office:value-type="float" office:value="-0.17621306" calcext:value-type="float">
            <text:p>-0.17621306</text:p>
          </table:table-cell>
          <table:table-cell office:value-type="float" office:value="-0.02019903" calcext:value-type="float">
            <text:p>-0.02019903</text:p>
          </table:table-cell>
        </table:table-row>
        <table:table-row table:style-name="ro1">
          <table:table-cell office:value-type="string" calcext:value-type="string">
            <text:p>17:54:38.144</text:p>
          </table:table-cell>
          <table:table-cell office:value-type="float" office:value="-0.11090961" calcext:value-type="float">
            <text:p>-0.11090961</text:p>
          </table:table-cell>
          <table:table-cell office:value-type="float" office:value="-0.23637496" calcext:value-type="float">
            <text:p>-0.23637496</text:p>
          </table:table-cell>
          <table:table-cell office:value-type="float" office:value="0.034994688" calcext:value-type="float">
            <text:p>0.034994688</text:p>
          </table:table-cell>
        </table:table-row>
        <table:table-row table:style-name="ro1">
          <table:table-cell office:value-type="string" calcext:value-type="string">
            <text:p>17:54:38.216</text:p>
          </table:table-cell>
          <table:table-cell office:value-type="float" office:value="-0.028846966" calcext:value-type="float">
            <text:p>-0.028846966</text:p>
          </table:table-cell>
          <table:table-cell office:value-type="float" office:value="-0.22701968" calcext:value-type="float">
            <text:p>-0.22701968</text:p>
          </table:table-cell>
          <table:table-cell office:value-type="float" office:value="0.016334115" calcext:value-type="float">
            <text:p>0.016334115</text:p>
          </table:table-cell>
        </table:table-row>
        <table:table-row table:style-name="ro1">
          <table:table-cell office:value-type="string" calcext:value-type="string">
            <text:p>17:54:38.285</text:p>
          </table:table-cell>
          <table:table-cell office:value-type="float" office:value="-0.13846228" calcext:value-type="float">
            <text:p>-0.13846228</text:p>
          </table:table-cell>
          <table:table-cell office:value-type="float" office:value="-0.07973272" calcext:value-type="float">
            <text:p>-0.07973272</text:p>
          </table:table-cell>
          <table:table-cell office:value-type="float" office:value="-0.024850098" calcext:value-type="float">
            <text:p>-0.024850098</text:p>
          </table:table-cell>
        </table:table-row>
        <table:table-row table:style-name="ro1">
          <table:table-cell office:value-type="string" calcext:value-type="string">
            <text:p>17:54:38.358</text:p>
          </table:table-cell>
          <table:table-cell office:value-type="float" office:value="-0.07056331" calcext:value-type="float">
            <text:p>-0.07056331</text:p>
          </table:table-cell>
          <table:table-cell office:value-type="float" office:value="-0.0803288" calcext:value-type="float">
            <text:p>-0.0803288</text:p>
          </table:table-cell>
          <table:table-cell office:value-type="float" office:value="-0.007863158" calcext:value-type="float">
            <text:p>-0.007863158</text:p>
          </table:table-cell>
        </table:table-row>
        <table:table-row table:style-name="ro1">
          <table:table-cell office:value-type="string" calcext:value-type="string">
            <text:p>17:54:45.193</text:p>
          </table:table-cell>
          <table:table-cell office:value-type="float" office:value="-0.019561665" calcext:value-type="float">
            <text:p>-0.019561665</text:p>
          </table:table-cell>
          <table:table-cell office:value-type="float" office:value="0.13270895" calcext:value-type="float">
            <text:p>0.13270895</text:p>
          </table:table-cell>
          <table:table-cell office:value-type="float" office:value="0.114871435" calcext:value-type="float">
            <text:p>0.114871435</text:p>
          </table:table-cell>
        </table:table-row>
        <table:table-row table:style-name="ro1">
          <table:table-cell office:value-type="string" calcext:value-type="string">
            <text:p>17:54:45.263</text:p>
          </table:table-cell>
          <table:table-cell office:value-type="float" office:value="-0.022659209" calcext:value-type="float">
            <text:p>-0.022659209</text:p>
          </table:table-cell>
          <table:table-cell office:value-type="float" office:value="0.21743609" calcext:value-type="float">
            <text:p>0.21743609</text:p>
          </table:table-cell>
          <table:table-cell office:value-type="float" office:value="0.14886768" calcext:value-type="float">
            <text:p>0.14886768</text:p>
          </table:table-cell>
        </table:table-row>
        <table:table-row table:style-name="ro1">
          <table:table-cell office:value-type="string" calcext:value-type="string">
            <text:p>17:54:45.334</text:p>
          </table:table-cell>
          <table:table-cell office:value-type="float" office:value="0.014103781" calcext:value-type="float">
            <text:p>0.014103781</text:p>
          </table:table-cell>
          <table:table-cell office:value-type="float" office:value="0.17415927" calcext:value-type="float">
            <text:p>0.17415927</text:p>
          </table:table-cell>
          <table:table-cell office:value-type="float" office:value="0.12607077" calcext:value-type="float">
            <text:p>0.12607077</text:p>
          </table:table-cell>
        </table:table-row>
        <table:table-row table:style-name="ro1">
          <table:table-cell office:value-type="string" calcext:value-type="string">
            <text:p>17:54:45.404</text:p>
          </table:table-cell>
          <table:table-cell office:value-type="float" office:value="0.02324028" calcext:value-type="float">
            <text:p>0.02324028</text:p>
          </table:table-cell>
          <table:table-cell office:value-type="float" office:value="0.2281545" calcext:value-type="float">
            <text:p>0.2281545</text:p>
          </table:table-cell>
          <table:table-cell office:value-type="float" office:value="0.13521662" calcext:value-type="float">
            <text:p>0.13521662</text:p>
          </table:table-cell>
        </table:table-row>
        <table:table-row table:style-name="ro1">
          <table:table-cell office:value-type="string" calcext:value-type="string">
            <text:p>17:54:45.476</text:p>
          </table:table-cell>
          <table:table-cell office:value-type="float" office:value="0.0015803133" calcext:value-type="float">
            <text:p>0.0015803133</text:p>
          </table:table-cell>
          <table:table-cell office:value-type="float" office:value="0.2563156" calcext:value-type="float">
            <text:p>0.2563156</text:p>
          </table:table-cell>
          <table:table-cell office:value-type="float" office:value="0.08763736" calcext:value-type="float">
            <text:p>0.08763736</text:p>
          </table:table-cell>
        </table:table-row>
        <table:table-row table:style-name="ro1">
          <table:table-cell office:value-type="string" calcext:value-type="string">
            <text:p>17:54:45.545</text:p>
          </table:table-cell>
          <table:table-cell office:value-type="float" office:value="0.05020158" calcext:value-type="float">
            <text:p>0.05020158</text:p>
          </table:table-cell>
          <table:table-cell office:value-type="float" office:value="0.29726118" calcext:value-type="float">
            <text:p>0.29726118</text:p>
          </table:table-cell>
          <table:table-cell office:value-type="float" office:value="0.1245767" calcext:value-type="float">
            <text:p>0.1245767</text:p>
          </table:table-cell>
        </table:table-row>
        <table:table-row table:style-name="ro1">
          <table:table-cell office:value-type="string" calcext:value-type="string">
            <text:p>17:54:45.618</text:p>
          </table:table-cell>
          <table:table-cell office:value-type="float" office:value="0.111538835" calcext:value-type="float">
            <text:p>0.111538835</text:p>
          </table:table-cell>
          <table:table-cell office:value-type="float" office:value="0.2523739" calcext:value-type="float">
            <text:p>0.2523739</text:p>
          </table:table-cell>
          <table:table-cell office:value-type="float" office:value="0.13167472" calcext:value-type="float">
            <text:p>0.13167472</text:p>
          </table:table-cell>
        </table:table-row>
        <table:table-row table:style-name="ro1">
          <table:table-cell office:value-type="string" calcext:value-type="string">
            <text:p>17:54:46.732</text:p>
          </table:table-cell>
          <table:table-cell office:value-type="float" office:value="0.106537305" calcext:value-type="float">
            <text:p>0.106537305</text:p>
          </table:table-cell>
          <table:table-cell office:value-type="float" office:value="-0.044884928" calcext:value-type="float">
            <text:p>-0.044884928</text:p>
          </table:table-cell>
          <table:table-cell office:value-type="float" office:value="0.09433738" calcext:value-type="float">
            <text:p>0.09433738</text:p>
          </table:table-cell>
        </table:table-row>
        <table:table-row table:style-name="ro1">
          <table:table-cell office:value-type="string" calcext:value-type="string">
            <text:p>17:54:46.780</text:p>
          </table:table-cell>
          <table:table-cell office:value-type="float" office:value="-0.5723049" calcext:value-type="float">
            <text:p>-0.5723049</text:p>
          </table:table-cell>
          <table:table-cell office:value-type="float" office:value="-0.39767188" calcext:value-type="float">
            <text:p>-0.39767188</text:p>
          </table:table-cell>
          <table:table-cell office:value-type="float" office:value="-0.4718835" calcext:value-type="float">
            <text:p>-0.4718835</text:p>
          </table:table-cell>
        </table:table-row>
        <table:table-row table:style-name="ro1">
          <table:table-cell office:value-type="string" calcext:value-type="string">
            <text:p>17:54:46.850</text:p>
          </table:table-cell>
          <table:table-cell office:value-type="float" office:value="-0.34302852" calcext:value-type="float">
            <text:p>-0.34302852</text:p>
          </table:table-cell>
          <table:table-cell office:value-type="float" office:value="-0.40338808" calcext:value-type="float">
            <text:p>-0.40338808</text:p>
          </table:table-cell>
          <table:table-cell office:value-type="float" office:value="-0.4466678" calcext:value-type="float">
            <text:p>-0.4466678</text:p>
          </table:table-cell>
        </table:table-row>
        <table:table-row table:style-name="ro1">
          <table:table-cell office:value-type="string" calcext:value-type="string">
            <text:p>17:54:46.922</text:p>
          </table:table-cell>
          <table:table-cell office:value-type="float" office:value="-0.37925792" calcext:value-type="float">
            <text:p>-0.37925792</text:p>
          </table:table-cell>
          <table:table-cell office:value-type="float" office:value="-0.38634026" calcext:value-type="float">
            <text:p>-0.38634026</text:p>
          </table:table-cell>
          <table:table-cell office:value-type="float" office:value="-0.37014067" calcext:value-type="float">
            <text:p>-0.37014067</text:p>
          </table:table-cell>
        </table:table-row>
        <table:table-row table:style-name="ro1">
          <table:table-cell office:value-type="string" calcext:value-type="string">
            <text:p>17:54:46.990</text:p>
          </table:table-cell>
          <table:table-cell office:value-type="float" office:value="-0.14863192" calcext:value-type="float">
            <text:p>-0.14863192</text:p>
          </table:table-cell>
          <table:table-cell office:value-type="float" office:value="-0.31782347" calcext:value-type="float">
            <text:p>-0.31782347</text:p>
          </table:table-cell>
          <table:table-cell office:value-type="float" office:value="-0.3546598" calcext:value-type="float">
            <text:p>-0.3546598</text:p>
          </table:table-cell>
        </table:table-row>
        <table:table-row table:style-name="ro1">
          <table:table-cell office:value-type="string" calcext:value-type="string">
            <text:p>17:54:47.062</text:p>
          </table:table-cell>
          <table:table-cell office:value-type="float" office:value="-0.035770677" calcext:value-type="float">
            <text:p>-0.035770677</text:p>
          </table:table-cell>
          <table:table-cell office:value-type="float" office:value="-0.36074808" calcext:value-type="float">
            <text:p>-0.36074808</text:p>
          </table:table-cell>
          <table:table-cell office:value-type="float" office:value="-0.30688915" calcext:value-type="float">
            <text:p>-0.30688915</text:p>
          </table:table-cell>
        </table:table-row>
        <table:table-row table:style-name="ro1">
          <table:table-cell office:value-type="string" calcext:value-type="string">
            <text:p>17:54:47.129</text:p>
          </table:table-cell>
          <table:table-cell office:value-type="float" office:value="-0.009122322" calcext:value-type="float">
            <text:p>-0.009122322</text:p>
          </table:table-cell>
          <table:table-cell office:value-type="float" office:value="-0.3782866" calcext:value-type="float">
            <text:p>-0.3782866</text:p>
          </table:table-cell>
          <table:table-cell office:value-type="float" office:value="-0.32300195" calcext:value-type="float">
            <text:p>-0.32300195</text:p>
          </table:table-cell>
        </table:table-row>
        <table:table-row table:style-name="ro1">
          <table:table-cell office:value-type="string" calcext:value-type="string">
            <text:p>17:54:47.213</text:p>
          </table:table-cell>
          <table:table-cell office:value-type="float" office:value="0.00277624" calcext:value-type="float">
            <text:p>0.00277624</text:p>
          </table:table-cell>
          <table:table-cell office:value-type="float" office:value="-0.27673724" calcext:value-type="float">
            <text:p>-0.27673724</text:p>
          </table:table-cell>
          <table:table-cell office:value-type="float" office:value="-0.2770787" calcext:value-type="float">
            <text:p>-0.2770787</text:p>
          </table:table-cell>
        </table:table-row>
        <table:table-row table:style-name="ro1">
          <table:table-cell office:value-type="string" calcext:value-type="string">
            <text:p>17:54:54.552</text:p>
          </table:table-cell>
          <table:table-cell office:value-type="float" office:value="0.06226424" calcext:value-type="float">
            <text:p>0.06226424</text:p>
          </table:table-cell>
          <table:table-cell office:value-type="float" office:value="0.31607315" calcext:value-type="float">
            <text:p>0.31607315</text:p>
          </table:table-cell>
          <table:table-cell office:value-type="float" office:value="0.31247" calcext:value-type="float">
            <text:p>0.31247</text:p>
          </table:table-cell>
        </table:table-row>
        <table:table-row table:style-name="ro1">
          <table:table-cell office:value-type="string" calcext:value-type="string">
            <text:p>17:54:54.623</text:p>
          </table:table-cell>
          <table:table-cell office:value-type="float" office:value="0.046369843" calcext:value-type="float">
            <text:p>0.046369843</text:p>
          </table:table-cell>
          <table:table-cell office:value-type="float" office:value="0.30182424" calcext:value-type="float">
            <text:p>0.30182424</text:p>
          </table:table-cell>
          <table:table-cell office:value-type="float" office:value="0.27902573" calcext:value-type="float">
            <text:p>0.27902573</text:p>
          </table:table-cell>
        </table:table-row>
        <table:table-row table:style-name="ro1">
          <table:table-cell office:value-type="string" calcext:value-type="string">
            <text:p>17:54:54.692</text:p>
          </table:table-cell>
          <table:table-cell office:value-type="float" office:value="0.06282661" calcext:value-type="float">
            <text:p>0.06282661</text:p>
          </table:table-cell>
          <table:table-cell office:value-type="float" office:value="0.33470336" calcext:value-type="float">
            <text:p>0.33470336</text:p>
          </table:table-cell>
          <table:table-cell office:value-type="float" office:value="0.24672863" calcext:value-type="float">
            <text:p>0.24672863</text:p>
          </table:table-cell>
        </table:table-row>
        <table:table-row table:style-name="ro1">
          <table:table-cell office:value-type="string" calcext:value-type="string">
            <text:p>17:54:54.765</text:p>
          </table:table-cell>
          <table:table-cell office:value-type="float" office:value="0.12685645" calcext:value-type="float">
            <text:p>0.12685645</text:p>
          </table:table-cell>
          <table:table-cell office:value-type="float" office:value="0.388025" calcext:value-type="float">
            <text:p>0.388025</text:p>
          </table:table-cell>
          <table:table-cell office:value-type="float" office:value="0.25325692" calcext:value-type="float">
            <text:p>0.25325692</text:p>
          </table:table-cell>
        </table:table-row>
        <table:table-row table:style-name="ro1">
          <table:table-cell office:value-type="string" calcext:value-type="string">
            <text:p>17:54:54.833</text:p>
          </table:table-cell>
          <table:table-cell office:value-type="float" office:value="0.0744003" calcext:value-type="float">
            <text:p>0.0744003</text:p>
          </table:table-cell>
          <table:table-cell office:value-type="float" office:value="0.23540413" calcext:value-type="float">
            <text:p>0.23540413</text:p>
          </table:table-cell>
          <table:table-cell office:value-type="float" office:value="0.18640292" calcext:value-type="float">
            <text:p>0.18640292</text:p>
          </table:table-cell>
        </table:table-row>
        <table:table-row table:style-name="ro1">
          <table:table-cell office:value-type="string" calcext:value-type="string">
            <text:p>17:54:54.905</text:p>
          </table:table-cell>
          <table:table-cell office:value-type="float" office:value="-0.033894226" calcext:value-type="float">
            <text:p>-0.033894226</text:p>
          </table:table-cell>
          <table:table-cell office:value-type="float" office:value="0.24987644" calcext:value-type="float">
            <text:p>0.24987644</text:p>
          </table:table-cell>
          <table:table-cell office:value-type="float" office:value="0.17787005" calcext:value-type="float">
            <text:p>0.17787005</text:p>
          </table:table-cell>
        </table:table-row>
        <table:table-row table:style-name="ro1">
          <table:table-cell office:value-type="string" calcext:value-type="string">
            <text:p>17:54:54.973</text:p>
          </table:table-cell>
          <table:table-cell office:value-type="float" office:value="0.045740318" calcext:value-type="float">
            <text:p>0.045740318</text:p>
          </table:table-cell>
          <table:table-cell office:value-type="float" office:value="0.19588488" calcext:value-type="float">
            <text:p>0.19588488</text:p>
          </table:table-cell>
          <table:table-cell office:value-type="float" office:value="0.17326674" calcext:value-type="float">
            <text:p>0.17326674</text:p>
          </table:table-cell>
        </table:table-row>
        <table:table-row table:style-name="ro1">
          <table:table-cell office:value-type="string" calcext:value-type="string">
            <text:p>17:54:56.151</text:p>
          </table:table-cell>
          <table:table-cell office:value-type="float" office:value="-0.5039753" calcext:value-type="float">
            <text:p>-0.5039753</text:p>
          </table:table-cell>
          <table:table-cell office:value-type="float" office:value="-0.14714114" calcext:value-type="float">
            <text:p>-0.14714114</text:p>
          </table:table-cell>
          <table:table-cell office:value-type="float" office:value="-0.36810783" calcext:value-type="float">
            <text:p>-0.36810783</text:p>
          </table:table-cell>
        </table:table-row>
        <table:table-row table:style-name="ro1">
          <table:table-cell office:value-type="string" calcext:value-type="string">
            <text:p>17:54:56.223</text:p>
          </table:table-cell>
          <table:table-cell office:value-type="float" office:value="-0.36766466" calcext:value-type="float">
            <text:p>-0.36766466</text:p>
          </table:table-cell>
          <table:table-cell office:value-type="float" office:value="-0.21086942" calcext:value-type="float">
            <text:p>-0.21086942</text:p>
          </table:table-cell>
          <table:table-cell office:value-type="float" office:value="-0.10541813" calcext:value-type="float">
            <text:p>-0.10541813</text:p>
          </table:table-cell>
        </table:table-row>
        <table:table-row table:style-name="ro1">
          <table:table-cell office:value-type="string" calcext:value-type="string">
            <text:p>17:54:56.293</text:p>
          </table:table-cell>
          <table:table-cell office:value-type="float" office:value="-0.18302225" calcext:value-type="float">
            <text:p>-0.18302225</text:p>
          </table:table-cell>
          <table:table-cell office:value-type="float" office:value="-0.19879125" calcext:value-type="float">
            <text:p>-0.19879125</text:p>
          </table:table-cell>
          <table:table-cell office:value-type="float" office:value="-0.12717609" calcext:value-type="float">
            <text:p>-0.12717609</text:p>
          </table:table-cell>
        </table:table-row>
        <table:table-row table:style-name="ro1">
          <table:table-cell office:value-type="string" calcext:value-type="string">
            <text:p>17:54:56.363</text:p>
          </table:table-cell>
          <table:table-cell office:value-type="float" office:value="0.005348345" calcext:value-type="float">
            <text:p>0.005348345</text:p>
          </table:table-cell>
          <table:table-cell office:value-type="float" office:value="-0.5491513" calcext:value-type="float">
            <text:p>-0.5491513</text:p>
          </table:table-cell>
          <table:table-cell office:value-type="float" office:value="-0.07600633" calcext:value-type="float">
            <text:p>-0.07600633</text:p>
          </table:table-cell>
        </table:table-row>
        <table:table-row table:style-name="ro1">
          <table:table-cell office:value-type="string" calcext:value-type="string">
            <text:p>17:54:56.433</text:p>
          </table:table-cell>
          <table:table-cell office:value-type="float" office:value="-0.08813084" calcext:value-type="float">
            <text:p>-0.08813084</text:p>
          </table:table-cell>
          <table:table-cell office:value-type="float" office:value="-0.4050273" calcext:value-type="float">
            <text:p>-0.4050273</text:p>
          </table:table-cell>
          <table:table-cell office:value-type="float" office:value="-0.23847406" calcext:value-type="float">
            <text:p>-0.23847406</text:p>
          </table:table-cell>
        </table:table-row>
        <table:table-row table:style-name="ro1">
          <table:table-cell office:value-type="string" calcext:value-type="string">
            <text:p>17:54:56.502</text:p>
          </table:table-cell>
          <table:table-cell office:value-type="float" office:value="0.10415393" calcext:value-type="float">
            <text:p>0.10415393</text:p>
          </table:table-cell>
          <table:table-cell office:value-type="float" office:value="-0.1276593" calcext:value-type="float">
            <text:p>-0.1276593</text:p>
          </table:table-cell>
          <table:table-cell office:value-type="float" office:value="-0.25176042" calcext:value-type="float">
            <text:p>-0.25176042</text:p>
          </table:table-cell>
        </table:table-row>
        <table:table-row table:style-name="ro1">
          <table:table-cell office:value-type="string" calcext:value-type="string">
            <text:p>17:54:56.576</text:p>
          </table:table-cell>
          <table:table-cell office:value-type="float" office:value="0.13021314" calcext:value-type="float">
            <text:p>0.13021314</text:p>
          </table:table-cell>
          <table:table-cell office:value-type="float" office:value="-0.2640877" calcext:value-type="float">
            <text:p>-0.2640877</text:p>
          </table:table-cell>
          <table:table-cell office:value-type="float" office:value="-0.19670157" calcext:value-type="float">
            <text:p>-0.19670157</text:p>
          </table:table-cell>
        </table:table-row>
        <table:table-row table:style-name="ro1">
          <table:table-cell office:value-type="string" calcext:value-type="string">
            <text:p>17:55:02.955</text:p>
          </table:table-cell>
          <table:table-cell office:value-type="float" office:value="0.13147406" calcext:value-type="float">
            <text:p>0.13147406</text:p>
          </table:table-cell>
          <table:table-cell office:value-type="float" office:value="-0.2473469" calcext:value-type="float">
            <text:p>-0.2473469</text:p>
          </table:table-cell>
          <table:table-cell office:value-type="float" office:value="-0.24141128" calcext:value-type="float">
            <text:p>-0.24141128</text:p>
          </table:table-cell>
        </table:table-row>
        <table:table-row table:style-name="ro1">
          <table:table-cell office:value-type="string" calcext:value-type="string">
            <text:p>17:55:03.021</text:p>
          </table:table-cell>
          <table:table-cell office:value-type="float" office:value="0.112833485" calcext:value-type="float">
            <text:p>0.112833485</text:p>
          </table:table-cell>
          <table:table-cell office:value-type="float" office:value="-0.22546868" calcext:value-type="float">
            <text:p>-0.22546868</text:p>
          </table:table-cell>
          <table:table-cell office:value-type="float" office:value="-0.21375449" calcext:value-type="float">
            <text:p>-0.21375449</text:p>
          </table:table-cell>
        </table:table-row>
        <table:table-row table:style-name="ro1">
          <table:table-cell office:value-type="string" calcext:value-type="string">
            <text:p>17:55:03.093</text:p>
          </table:table-cell>
          <table:table-cell office:value-type="float" office:value="0.1118773" calcext:value-type="float">
            <text:p>0.1118773</text:p>
          </table:table-cell>
          <table:table-cell office:value-type="float" office:value="-0.20358095" calcext:value-type="float">
            <text:p>-0.20358095</text:p>
          </table:table-cell>
          <table:table-cell office:value-type="float" office:value="-0.20358512" calcext:value-type="float">
            <text:p>-0.20358512</text:p>
          </table:table-cell>
        </table:table-row>
        <table:table-row table:style-name="ro1">
          <table:table-cell office:value-type="string" calcext:value-type="string">
            <text:p>17:55:03.162</text:p>
          </table:table-cell>
          <table:table-cell office:value-type="float" office:value="0.10003038" calcext:value-type="float">
            <text:p>0.10003038</text:p>
          </table:table-cell>
          <table:table-cell office:value-type="float" office:value="-0.17179708" calcext:value-type="float">
            <text:p>-0.17179708</text:p>
          </table:table-cell>
          <table:table-cell office:value-type="float" office:value="-0.17663482" calcext:value-type="float">
            <text:p>-0.17663482</text:p>
          </table:table-cell>
        </table:table-row>
        <table:table-row table:style-name="ro1">
          <table:table-cell office:value-type="string" calcext:value-type="string">
            <text:p>17:55:03.233</text:p>
          </table:table-cell>
          <table:table-cell office:value-type="float" office:value="0.089807615" calcext:value-type="float">
            <text:p>0.089807615</text:p>
          </table:table-cell>
          <table:table-cell office:value-type="float" office:value="-0.1664826" calcext:value-type="float">
            <text:p>-0.1664826</text:p>
          </table:table-cell>
          <table:table-cell office:value-type="float" office:value="-0.15677404" calcext:value-type="float">
            <text:p>-0.15677404</text:p>
          </table:table-cell>
        </table:table-row>
        <table:table-row table:style-name="ro1">
          <table:table-cell office:value-type="string" calcext:value-type="string">
            <text:p>17:55:03.301</text:p>
          </table:table-cell>
          <table:table-cell office:value-type="float" office:value="0.08434248" calcext:value-type="float">
            <text:p>0.08434248</text:p>
          </table:table-cell>
          <table:table-cell office:value-type="float" office:value="-0.13950725" calcext:value-type="float">
            <text:p>-0.13950725</text:p>
          </table:table-cell>
          <table:table-cell office:value-type="float" office:value="-0.14131637" calcext:value-type="float">
            <text:p>-0.14131637</text:p>
          </table:table-cell>
        </table:table-row>
        <table:table-row table:style-name="ro1">
          <table:table-cell office:value-type="string" calcext:value-type="string">
            <text:p>17:55:03.374</text:p>
          </table:table-cell>
          <table:table-cell office:value-type="float" office:value="0.070415065" calcext:value-type="float">
            <text:p>0.070415065</text:p>
          </table:table-cell>
          <table:table-cell office:value-type="float" office:value="-0.1358836" calcext:value-type="float">
            <text:p>-0.1358836</text:p>
          </table:table-cell>
          <table:table-cell office:value-type="float" office:value="-0.13729219" calcext:value-type="float">
            <text:p>-0.13729219</text:p>
          </table:table-cell>
        </table:table-row>
        <table:table-row table:style-name="ro1">
          <table:table-cell table:style-name="ce6" office:value-type="string" calcext:value-type="string">
            <text:p>17:56:02.955</text:p>
          </table:table-cell>
          <table:table-cell table:style-name="ce12" office:value-type="float" office:value="-0.79883343" calcext:value-type="float">
            <text:p>-0.79883343</text:p>
          </table:table-cell>
          <table:table-cell table:style-name="ce12" office:value-type="float" office:value="0.59643036" calcext:value-type="float">
            <text:p>0.59643036</text:p>
          </table:table-cell>
          <table:table-cell table:style-name="ce12" office:value-type="float" office:value="-0.24441259" calcext:value-type="float">
            <text:p>-0.24441259</text:p>
          </table:table-cell>
        </table:table-row>
        <table:table-row table:style-name="ro1">
          <table:table-cell table:style-name="ce6" office:value-type="string" calcext:value-type="string">
            <text:p>17:56:03.022</text:p>
          </table:table-cell>
          <table:table-cell table:style-name="ce12" office:value-type="float" office:value="-0.7189501" calcext:value-type="float">
            <text:p>-0.7189501</text:p>
          </table:table-cell>
          <table:table-cell table:style-name="ce12" office:value-type="float" office:value="0.5339309" calcext:value-type="float">
            <text:p>0.5339309</text:p>
          </table:table-cell>
          <table:table-cell table:style-name="ce12" office:value-type="float" office:value="-0.21909238" calcext:value-type="float">
            <text:p>-0.21909238</text:p>
          </table:table-cell>
        </table:table-row>
        <table:table-row table:style-name="ro1">
          <table:table-cell table:style-name="ce6" office:value-type="string" calcext:value-type="string">
            <text:p>17:56:03.093</text:p>
          </table:table-cell>
          <table:table-cell table:style-name="ce12" office:value-type="float" office:value="-0.64266056" calcext:value-type="float">
            <text:p>-0.64266056</text:p>
          </table:table-cell>
          <table:table-cell table:style-name="ce12" office:value-type="float" office:value="0.48361397" calcext:value-type="float">
            <text:p>0.48361397</text:p>
          </table:table-cell>
          <table:table-cell table:style-name="ce12" office:value-type="float" office:value="-0.20333551" calcext:value-type="float">
            <text:p>-0.20333551</text:p>
          </table:table-cell>
        </table:table-row>
        <table:table-row table:style-name="ro1">
          <table:table-cell table:style-name="ce6" office:value-type="string" calcext:value-type="string">
            <text:p>17:56:03.163</text:p>
          </table:table-cell>
          <table:table-cell table:style-name="ce12" office:value-type="float" office:value="-0.58432716" calcext:value-type="float">
            <text:p>-0.58432716</text:p>
          </table:table-cell>
          <table:table-cell table:style-name="ce12" office:value-type="float" office:value="0.43327504" calcext:value-type="float">
            <text:p>0.43327504</text:p>
          </table:table-cell>
          <table:table-cell table:style-name="ce12" office:value-type="float" office:value="-0.18080468" calcext:value-type="float">
            <text:p>-0.18080468</text:p>
          </table:table-cell>
        </table:table-row>
        <table:table-row table:style-name="ro1">
          <table:table-cell table:style-name="ce6" office:value-type="string" calcext:value-type="string">
            <text:p>17:56:03.234</text:p>
          </table:table-cell>
          <table:table-cell table:style-name="ce12" office:value-type="float" office:value="-0.52501553" calcext:value-type="float">
            <text:p>-0.52501553</text:p>
          </table:table-cell>
          <table:table-cell table:style-name="ce12" office:value-type="float" office:value="0.38269654" calcext:value-type="float">
            <text:p>0.38269654</text:p>
          </table:table-cell>
          <table:table-cell table:style-name="ce12" office:value-type="float" office:value="-0.16799766" calcext:value-type="float">
            <text:p>-0.16799766</text:p>
          </table:table-cell>
        </table:table-row>
        <table:table-row table:style-name="ro1">
          <table:table-cell table:style-name="ce6" office:value-type="string" calcext:value-type="string">
            <text:p>17:56:03.302</text:p>
          </table:table-cell>
          <table:table-cell table:style-name="ce12" office:value-type="float" office:value="-0.47163507" calcext:value-type="float">
            <text:p>-0.47163507</text:p>
          </table:table-cell>
          <table:table-cell table:style-name="ce12" office:value-type="float" office:value="0.35013974" calcext:value-type="float">
            <text:p>0.35013974</text:p>
          </table:table-cell>
          <table:table-cell table:style-name="ce12" office:value-type="float" office:value="-0.14987953" calcext:value-type="float">
            <text:p>-0.14987953</text:p>
          </table:table-cell>
        </table:table-row>
        <table:table-row table:style-name="ro1">
          <table:table-cell table:style-name="ce6" office:value-type="string" calcext:value-type="string">
            <text:p>17:56:03.376</text:p>
          </table:table-cell>
          <table:table-cell table:style-name="ce12" office:value-type="float" office:value="-0.42205456" calcext:value-type="float">
            <text:p>-0.42205456</text:p>
          </table:table-cell>
          <table:table-cell table:style-name="ce12" office:value-type="float" office:value="0.31995976" calcext:value-type="float">
            <text:p>0.31995976</text:p>
          </table:table-cell>
          <table:table-cell table:style-name="ce12" office:value-type="float" office:value="-0.13730855" calcext:value-type="float">
            <text:p>-0.13730855</text:p>
          </table:table-cell>
        </table:table-row>
        <table:table-row table:style-name="ro1">
          <table:table-cell table:style-name="ce6" office:value-type="string" calcext:value-type="string">
            <text:p>17:57:02.960</text:p>
          </table:table-cell>
          <table:table-cell table:style-name="ce12" office:value-type="float" office:value="-0.38182667" calcext:value-type="float">
            <text:p>-0.38182667</text:p>
          </table:table-cell>
          <table:table-cell table:style-name="ce12" office:value-type="float" office:value="0.33740225" calcext:value-type="float">
            <text:p>0.33740225</text:p>
          </table:table-cell>
          <table:table-cell table:style-name="ce12" office:value-type="float" office:value="-0.090179265" calcext:value-type="float">
            <text:p>-0.090179265</text:p>
          </table:table-cell>
        </table:table-row>
        <table:table-row table:style-name="ro1">
          <table:table-cell table:style-name="ce6" office:value-type="string" calcext:value-type="string">
            <text:p>17:57:03.025</text:p>
          </table:table-cell>
          <table:table-cell table:style-name="ce12" office:value-type="float" office:value="-0.34430316" calcext:value-type="float">
            <text:p>-0.34430316</text:p>
          </table:table-cell>
          <table:table-cell table:style-name="ce12" office:value-type="float" office:value="0.31113273" calcext:value-type="float">
            <text:p>0.31113273</text:p>
          </table:table-cell>
          <table:table-cell table:style-name="ce12" office:value-type="float" office:value="-0.08006271" calcext:value-type="float">
            <text:p>-0.08006271</text:p>
          </table:table-cell>
        </table:table-row>
        <table:table-row table:style-name="ro1">
          <table:table-cell table:style-name="ce6" office:value-type="string" calcext:value-type="string">
            <text:p>17:57:03.093</text:p>
          </table:table-cell>
          <table:table-cell table:style-name="ce12" office:value-type="float" office:value="-0.3092137" calcext:value-type="float">
            <text:p>-0.3092137</text:p>
          </table:table-cell>
          <table:table-cell table:style-name="ce12" office:value-type="float" office:value="0.26925284" calcext:value-type="float">
            <text:p>0.26925284</text:p>
          </table:table-cell>
          <table:table-cell table:style-name="ce12" office:value-type="float" office:value="-0.07029862" calcext:value-type="float">
            <text:p>-0.07029862</text:p>
          </table:table-cell>
        </table:table-row>
        <table:table-row table:style-name="ro1">
          <table:table-cell table:style-name="ce6" office:value-type="string" calcext:value-type="string">
            <text:p>17:57:03.164</text:p>
          </table:table-cell>
          <table:table-cell table:style-name="ce12" office:value-type="float" office:value="-0.28180793" calcext:value-type="float">
            <text:p>-0.28180793</text:p>
          </table:table-cell>
          <table:table-cell table:style-name="ce12" office:value-type="float" office:value="0.247601" calcext:value-type="float">
            <text:p>0.247601</text:p>
          </table:table-cell>
          <table:table-cell table:style-name="ce12" office:value-type="float" office:value="-0.06832249" calcext:value-type="float">
            <text:p>-0.06832249</text:p>
          </table:table-cell>
        </table:table-row>
        <table:table-row table:style-name="ro1">
          <table:table-cell table:style-name="ce6" office:value-type="string" calcext:value-type="string">
            <text:p>17:57:03.233</text:p>
          </table:table-cell>
          <table:table-cell table:style-name="ce12" office:value-type="float" office:value="-0.24813391" calcext:value-type="float">
            <text:p>-0.24813391</text:p>
          </table:table-cell>
          <table:table-cell table:style-name="ce12" office:value-type="float" office:value="0.21690826" calcext:value-type="float">
            <text:p>0.21690826</text:p>
          </table:table-cell>
          <table:table-cell table:style-name="ce12" office:value-type="float" office:value="-0.05687598" calcext:value-type="float">
            <text:p>-0.05687598</text:p>
          </table:table-cell>
        </table:table-row>
        <table:table-row table:style-name="ro1">
          <table:table-cell table:style-name="ce6" office:value-type="string" calcext:value-type="string">
            <text:p>17:57:03.304</text:p>
          </table:table-cell>
          <table:table-cell table:style-name="ce12" office:value-type="float" office:value="-0.2272756" calcext:value-type="float">
            <text:p>-0.2272756</text:p>
          </table:table-cell>
          <table:table-cell table:style-name="ce12" office:value-type="float" office:value="0.1998317" calcext:value-type="float">
            <text:p>0.1998317</text:p>
          </table:table-cell>
          <table:table-cell table:style-name="ce12" office:value-type="float" office:value="-0.056681547" calcext:value-type="float">
            <text:p>-0.056681547</text:p>
          </table:table-cell>
        </table:table-row>
        <table:table-row table:style-name="ro1">
          <table:table-cell table:style-name="ce6" office:value-type="string" calcext:value-type="string">
            <text:p>17:57:03.373</text:p>
          </table:table-cell>
          <table:table-cell table:style-name="ce12" office:value-type="float" office:value="-0.2001535" calcext:value-type="float">
            <text:p>-0.2001535</text:p>
          </table:table-cell>
          <table:table-cell table:style-name="ce12" office:value-type="float" office:value="0.18094715" calcext:value-type="float">
            <text:p>0.18094715</text:p>
          </table:table-cell>
          <table:table-cell table:style-name="ce12" office:value-type="float" office:value="-0.04639912" calcext:value-type="float">
            <text:p>-0.04639912</text:p>
          </table:table-cell>
        </table:table-row>
        <table:table-row table:style-name="ro1">
          <table:table-cell table:style-name="ce6" office:value-type="string" calcext:value-type="string">
            <text:p>17:57:21.786</text:p>
          </table:table-cell>
          <table:table-cell table:style-name="ce12" office:value-type="float" office:value="0.4873911" calcext:value-type="float">
            <text:p>0.4873911</text:p>
          </table:table-cell>
          <table:table-cell table:style-name="ce12" office:value-type="float" office:value="-0.072914176" calcext:value-type="float">
            <text:p>-0.072914176</text:p>
          </table:table-cell>
          <table:table-cell table:style-name="ce12" office:value-type="float" office:value="0.5490855" calcext:value-type="float">
            <text:p>0.5490855</text:p>
          </table:table-cell>
        </table:table-row>
        <table:table-row table:style-name="ro1">
          <table:table-cell table:style-name="ce6" office:value-type="string" calcext:value-type="string">
            <text:p>17:57:21.856</text:p>
          </table:table-cell>
          <table:table-cell table:style-name="ce12" office:value-type="float" office:value="0.43535608" calcext:value-type="float">
            <text:p>0.43535608</text:p>
          </table:table-cell>
          <table:table-cell table:style-name="ce12" office:value-type="float" office:value="-0.15922628" calcext:value-type="float">
            <text:p>-0.15922628</text:p>
          </table:table-cell>
          <table:table-cell table:style-name="ce12" office:value-type="float" office:value="0.48341033" calcext:value-type="float">
            <text:p>0.48341033</text:p>
          </table:table-cell>
        </table:table-row>
        <table:table-row table:style-name="ro1">
          <table:table-cell table:style-name="ce6" office:value-type="string" calcext:value-type="string">
            <text:p>17:57:21.927</text:p>
          </table:table-cell>
          <table:table-cell table:style-name="ce12" office:value-type="float" office:value="0.37336347" calcext:value-type="float">
            <text:p>0.37336347</text:p>
          </table:table-cell>
          <table:table-cell table:style-name="ce12" office:value-type="float" office:value="-0.12770306" calcext:value-type="float">
            <text:p>-0.12770306</text:p>
          </table:table-cell>
          <table:table-cell table:style-name="ce12" office:value-type="float" office:value="0.43375093" calcext:value-type="float">
            <text:p>0.43375093</text:p>
          </table:table-cell>
        </table:table-row>
        <table:table-row table:style-name="ro1">
          <table:table-cell table:style-name="ce6" office:value-type="string" calcext:value-type="string">
            <text:p>17:57:21.998</text:p>
          </table:table-cell>
          <table:table-cell table:style-name="ce12" office:value-type="float" office:value="0.3623943" calcext:value-type="float">
            <text:p>0.3623943</text:p>
          </table:table-cell>
          <table:table-cell table:style-name="ce12" office:value-type="float" office:value="-0.0813146" calcext:value-type="float">
            <text:p>-0.0813146</text:p>
          </table:table-cell>
          <table:table-cell table:style-name="ce12" office:value-type="float" office:value="0.41344714" calcext:value-type="float">
            <text:p>0.41344714</text:p>
          </table:table-cell>
        </table:table-row>
        <table:table-row table:style-name="ro1">
          <table:table-cell table:style-name="ce6" office:value-type="string" calcext:value-type="string">
            <text:p>17:57:22.069</text:p>
          </table:table-cell>
          <table:table-cell table:style-name="ce12" office:value-type="float" office:value="0.2956129" calcext:value-type="float">
            <text:p>0.2956129</text:p>
          </table:table-cell>
          <table:table-cell table:style-name="ce12" office:value-type="float" office:value="-0.1109761" calcext:value-type="float">
            <text:p>-0.1109761</text:p>
          </table:table-cell>
          <table:table-cell table:style-name="ce12" office:value-type="float" office:value="0.34617475" calcext:value-type="float">
            <text:p>0.34617475</text:p>
          </table:table-cell>
        </table:table-row>
        <table:table-row table:style-name="ro1">
          <table:table-cell table:style-name="ce6" office:value-type="string" calcext:value-type="string">
            <text:p>17:57:22.138</text:p>
          </table:table-cell>
          <table:table-cell table:style-name="ce12" office:value-type="float" office:value="0.29219908" calcext:value-type="float">
            <text:p>0.29219908</text:p>
          </table:table-cell>
          <table:table-cell table:style-name="ce12" office:value-type="float" office:value="-0.02253475" calcext:value-type="float">
            <text:p>-0.02253475</text:p>
          </table:table-cell>
          <table:table-cell table:style-name="ce12" office:value-type="float" office:value="0.3436373" calcext:value-type="float">
            <text:p>0.3436373</text:p>
          </table:table-cell>
        </table:table-row>
        <table:table-row table:style-name="ro1">
          <table:table-cell table:style-name="ce6" office:value-type="string" calcext:value-type="string">
            <text:p>17:57:22.210</text:p>
          </table:table-cell>
          <table:table-cell table:style-name="ce12" office:value-type="float" office:value="0.23419498" calcext:value-type="float">
            <text:p>0.23419498</text:p>
          </table:table-cell>
          <table:table-cell table:style-name="ce12" office:value-type="float" office:value="-0.086418964" calcext:value-type="float">
            <text:p>-0.086418964</text:p>
          </table:table-cell>
          <table:table-cell table:style-name="ce12" office:value-type="float" office:value="0.2415978" calcext:value-type="float">
            <text:p>0.2415978</text:p>
          </table:table-cell>
        </table:table-row>
        <table:table-row table:style-name="ro1">
          <table:table-cell table:style-name="ce6" office:value-type="string" calcext:value-type="string">
            <text:p>17:57:23.686</text:p>
          </table:table-cell>
          <table:table-cell table:style-name="ce12" office:value-type="float" office:value="0.21648836" calcext:value-type="float">
            <text:p>0.21648836</text:p>
          </table:table-cell>
          <table:table-cell table:style-name="ce12" office:value-type="float" office:value="-0.10678098" calcext:value-type="float">
            <text:p>-0.10678098</text:p>
          </table:table-cell>
          <table:table-cell table:style-name="ce12" office:value-type="float" office:value="0.22886379" calcext:value-type="float">
            <text:p>0.22886379</text:p>
          </table:table-cell>
        </table:table-row>
        <table:table-row table:style-name="ro1">
          <table:table-cell table:style-name="ce6" office:value-type="string" calcext:value-type="string">
            <text:p>17:57:23.736</text:p>
          </table:table-cell>
          <table:table-cell table:style-name="ce12" office:value-type="float" office:value="0.29503483" calcext:value-type="float">
            <text:p>0.29503483</text:p>
          </table:table-cell>
          <table:table-cell table:style-name="ce12" office:value-type="float" office:value="-0.3610931" calcext:value-type="float">
            <text:p>-0.3610931</text:p>
          </table:table-cell>
          <table:table-cell table:style-name="ce12" office:value-type="float" office:value="0.020308483" calcext:value-type="float">
            <text:p>0.020308483</text:p>
          </table:table-cell>
        </table:table-row>
        <table:table-row table:style-name="ro1">
          <table:table-cell table:style-name="ce6" office:value-type="string" calcext:value-type="string">
            <text:p>17:57:23.806</text:p>
          </table:table-cell>
          <table:table-cell table:style-name="ce12" office:value-type="float" office:value="0.2600382" calcext:value-type="float">
            <text:p>0.2600382</text:p>
          </table:table-cell>
          <table:table-cell table:style-name="ce12" office:value-type="float" office:value="-0.31333825" calcext:value-type="float">
            <text:p>-0.31333825</text:p>
          </table:table-cell>
          <table:table-cell table:style-name="ce12" office:value-type="float" office:value="0.025968058" calcext:value-type="float">
            <text:p>0.025968058</text:p>
          </table:table-cell>
        </table:table-row>
        <table:table-row table:style-name="ro1">
          <table:table-cell table:style-name="ce6" office:value-type="string" calcext:value-type="string">
            <text:p>17:57:23.878</text:p>
          </table:table-cell>
          <table:table-cell table:style-name="ce12" office:value-type="float" office:value="0.23711054" calcext:value-type="float">
            <text:p>0.23711054</text:p>
          </table:table-cell>
          <table:table-cell table:style-name="ce12" office:value-type="float" office:value="-0.28903568" calcext:value-type="float">
            <text:p>-0.28903568</text:p>
          </table:table-cell>
          <table:table-cell table:style-name="ce12" office:value-type="float" office:value="0.012824397" calcext:value-type="float">
            <text:p>0.012824397</text:p>
          </table:table-cell>
        </table:table-row>
        <table:table-row table:style-name="ro1">
          <table:table-cell table:style-name="ce6" office:value-type="string" calcext:value-type="string">
            <text:p>17:57:23.946</text:p>
          </table:table-cell>
          <table:table-cell table:style-name="ce12" office:value-type="float" office:value="0.21361919" calcext:value-type="float">
            <text:p>0.21361919</text:p>
          </table:table-cell>
          <table:table-cell table:style-name="ce12" office:value-type="float" office:value="-0.26254913" calcext:value-type="float">
            <text:p>-0.26254913</text:p>
          </table:table-cell>
          <table:table-cell table:style-name="ce12" office:value-type="float" office:value="0.01461813" calcext:value-type="float">
            <text:p>0.01461813</text:p>
          </table:table-cell>
        </table:table-row>
        <table:table-row table:style-name="ro1">
          <table:table-cell table:style-name="ce6" office:value-type="string" calcext:value-type="string">
            <text:p>17:57:24.021</text:p>
          </table:table-cell>
          <table:table-cell table:style-name="ce12" office:value-type="float" office:value="0.18852192" calcext:value-type="float">
            <text:p>0.18852192</text:p>
          </table:table-cell>
          <table:table-cell table:style-name="ce12" office:value-type="float" office:value="-0.23453635" calcext:value-type="float">
            <text:p>-0.23453635</text:p>
          </table:table-cell>
          <table:table-cell table:style-name="ce12" office:value-type="float" office:value="0.014914152" calcext:value-type="float">
            <text:p>0.014914152</text:p>
          </table:table-cell>
        </table:table-row>
        <table:table-row table:style-name="ro1">
          <table:table-cell table:style-name="ce6" office:value-type="string" calcext:value-type="string">
            <text:p>17:57:24.087</text:p>
          </table:table-cell>
          <table:table-cell table:style-name="ce12" office:value-type="float" office:value="0.17406425" calcext:value-type="float">
            <text:p>0.17406425</text:p>
          </table:table-cell>
          <table:table-cell table:style-name="ce12" office:value-type="float" office:value="-0.20427121" calcext:value-type="float">
            <text:p>-0.20427121</text:p>
          </table:table-cell>
          <table:table-cell table:style-name="ce12" office:value-type="float" office:value="0.01122545" calcext:value-type="float">
            <text:p>0.01122545</text:p>
          </table:table-cell>
        </table:table-row>
        <table:table-row table:style-name="ro1">
          <table:table-cell table:style-name="ce6" office:value-type="string" calcext:value-type="string">
            <text:p>17:57:24.157</text:p>
          </table:table-cell>
          <table:table-cell table:style-name="ce12" office:value-type="float" office:value="0.15995373" calcext:value-type="float">
            <text:p>0.15995373</text:p>
          </table:table-cell>
          <table:table-cell table:style-name="ce12" office:value-type="float" office:value="-0.18692027" calcext:value-type="float">
            <text:p>-0.18692027</text:p>
          </table:table-cell>
          <table:table-cell table:style-name="ce12" office:value-type="float" office:value="0.004609736" calcext:value-type="float">
            <text:p>0.004609736</text:p>
          </table:table-cell>
        </table:table-row>
        <table:table-row table:style-name="ro1">
          <table:table-cell office:value-type="string" calcext:value-type="string">
            <text:p>17:57:26.819</text:p>
          </table:table-cell>
          <table:table-cell office:value-type="float" office:value="0.1094613" calcext:value-type="float">
            <text:p>0.1094613</text:p>
          </table:table-cell>
          <table:table-cell office:value-type="float" office:value="0.22244556" calcext:value-type="float">
            <text:p>0.22244556</text:p>
          </table:table-cell>
          <table:table-cell office:value-type="float" office:value="0.26869956" calcext:value-type="float">
            <text:p>0.26869956</text:p>
          </table:table-cell>
        </table:table-row>
        <table:table-row table:style-name="ro1">
          <table:table-cell office:value-type="string" calcext:value-type="string">
            <text:p>17:57:26.889</text:p>
          </table:table-cell>
          <table:table-cell office:value-type="float" office:value="0.10488724" calcext:value-type="float">
            <text:p>0.10488724</text:p>
          </table:table-cell>
          <table:table-cell office:value-type="float" office:value="0.21140708" calcext:value-type="float">
            <text:p>0.21140708</text:p>
          </table:table-cell>
          <table:table-cell office:value-type="float" office:value="0.25852883" calcext:value-type="float">
            <text:p>0.25852883</text:p>
          </table:table-cell>
        </table:table-row>
        <table:table-row table:style-name="ro1">
          <table:table-cell office:value-type="string" calcext:value-type="string">
            <text:p>17:57:26.959</text:p>
          </table:table-cell>
          <table:table-cell office:value-type="float" office:value="0.095497146" calcext:value-type="float">
            <text:p>0.095497146</text:p>
          </table:table-cell>
          <table:table-cell office:value-type="float" office:value="0.2284988" calcext:value-type="float">
            <text:p>0.2284988</text:p>
          </table:table-cell>
          <table:table-cell office:value-type="float" office:value="0.23509295" calcext:value-type="float">
            <text:p>0.23509295</text:p>
          </table:table-cell>
        </table:table-row>
        <table:table-row table:style-name="ro1">
          <table:table-cell office:value-type="string" calcext:value-type="string">
            <text:p>17:57:27.028</text:p>
          </table:table-cell>
          <table:table-cell office:value-type="float" office:value="0.16329119" calcext:value-type="float">
            <text:p>0.16329119</text:p>
          </table:table-cell>
          <table:table-cell office:value-type="float" office:value="0.1643403" calcext:value-type="float">
            <text:p>0.1643403</text:p>
          </table:table-cell>
          <table:table-cell office:value-type="float" office:value="0.21597818" calcext:value-type="float">
            <text:p>0.21597818</text:p>
          </table:table-cell>
        </table:table-row>
        <table:table-row table:style-name="ro1">
          <table:table-cell office:value-type="string" calcext:value-type="string">
            <text:p>17:57:27.100</text:p>
          </table:table-cell>
          <table:table-cell office:value-type="float" office:value="0.036659326" calcext:value-type="float">
            <text:p>0.036659326</text:p>
          </table:table-cell>
          <table:table-cell office:value-type="float" office:value="-0.015130821" calcext:value-type="float">
            <text:p>-0.015130821</text:p>
          </table:table-cell>
          <table:table-cell office:value-type="float" office:value="0.104731895" calcext:value-type="float">
            <text:p>0.104731895</text:p>
          </table:table-cell>
        </table:table-row>
        <table:table-row table:style-name="ro1">
          <table:table-cell office:value-type="string" calcext:value-type="string">
            <text:p>17:57:27.170</text:p>
          </table:table-cell>
          <table:table-cell office:value-type="float" office:value="-0.049623806" calcext:value-type="float">
            <text:p>-0.049623806</text:p>
          </table:table-cell>
          <table:table-cell office:value-type="float" office:value="-0.20631793" calcext:value-type="float">
            <text:p>-0.20631793</text:p>
          </table:table-cell>
          <table:table-cell office:value-type="float" office:value="-0.05559477" calcext:value-type="float">
            <text:p>-0.05559477</text:p>
          </table:table-cell>
        </table:table-row>
        <table:table-row table:style-name="ro1">
          <table:table-cell office:value-type="string" calcext:value-type="string">
            <text:p>17:57:27.242</text:p>
          </table:table-cell>
          <table:table-cell office:value-type="float" office:value="-0.10222977" calcext:value-type="float">
            <text:p>-0.10222977</text:p>
          </table:table-cell>
          <table:table-cell office:value-type="float" office:value="-0.38256118" calcext:value-type="float">
            <text:p>-0.38256118</text:p>
          </table:table-cell>
          <table:table-cell office:value-type="float" office:value="-0.25064564" calcext:value-type="float">
            <text:p>-0.25064564</text:p>
          </table:table-cell>
        </table:table-row>
        <table:table-row table:style-name="ro1">
          <table:table-cell office:value-type="string" calcext:value-type="string">
            <text:p>17:57:28.141</text:p>
          </table:table-cell>
          <table:table-cell office:value-type="float" office:value="-0.3864404" calcext:value-type="float">
            <text:p>-0.3864404</text:p>
          </table:table-cell>
          <table:table-cell office:value-type="float" office:value="0.15974768" calcext:value-type="float">
            <text:p>0.15974768</text:p>
          </table:table-cell>
          <table:table-cell office:value-type="float" office:value="-0.29040045" calcext:value-type="float">
            <text:p>-0.29040045</text:p>
          </table:table-cell>
        </table:table-row>
        <table:table-row table:style-name="ro1">
          <table:table-cell office:value-type="string" calcext:value-type="string">
            <text:p>17:57:28.211</text:p>
          </table:table-cell>
          <table:table-cell office:value-type="float" office:value="-0.30912447" calcext:value-type="float">
            <text:p>-0.30912447</text:p>
          </table:table-cell>
          <table:table-cell office:value-type="float" office:value="0.07895357" calcext:value-type="float">
            <text:p>0.07895357</text:p>
          </table:table-cell>
          <table:table-cell office:value-type="float" office:value="-0.23257625" calcext:value-type="float">
            <text:p>-0.23257625</text:p>
          </table:table-cell>
        </table:table-row>
        <table:table-row table:style-name="ro1">
          <table:table-cell office:value-type="string" calcext:value-type="string">
            <text:p>17:57:28.283</text:p>
          </table:table-cell>
          <table:table-cell office:value-type="float" office:value="-0.36126867" calcext:value-type="float">
            <text:p>-0.36126867</text:p>
          </table:table-cell>
          <table:table-cell office:value-type="float" office:value="-0.057042398" calcext:value-type="float">
            <text:p>-0.057042398</text:p>
          </table:table-cell>
          <table:table-cell office:value-type="float" office:value="-0.18053442" calcext:value-type="float">
            <text:p>-0.18053442</text:p>
          </table:table-cell>
        </table:table-row>
        <table:table-row table:style-name="ro1">
          <table:table-cell office:value-type="string" calcext:value-type="string">
            <text:p>17:57:28.351</text:p>
          </table:table-cell>
          <table:table-cell office:value-type="float" office:value="-0.16364281" calcext:value-type="float">
            <text:p>-0.16364281</text:p>
          </table:table-cell>
          <table:table-cell office:value-type="float" office:value="-0.266011" calcext:value-type="float">
            <text:p>-0.266011</text:p>
          </table:table-cell>
          <table:table-cell office:value-type="float" office:value="-0.013506346" calcext:value-type="float">
            <text:p>-0.013506346</text:p>
          </table:table-cell>
        </table:table-row>
        <table:table-row table:style-name="ro1">
          <table:table-cell office:value-type="string" calcext:value-type="string">
            <text:p>17:57:28.423</text:p>
          </table:table-cell>
          <table:table-cell office:value-type="float" office:value="-0.073670104" calcext:value-type="float">
            <text:p>-0.073670104</text:p>
          </table:table-cell>
          <table:table-cell office:value-type="float" office:value="-0.06934156" calcext:value-type="float">
            <text:p>-0.06934156</text:p>
          </table:table-cell>
          <table:table-cell office:value-type="float" office:value="0.04211672" calcext:value-type="float">
            <text:p>0.04211672</text:p>
          </table:table-cell>
        </table:table-row>
        <table:table-row table:style-name="ro1">
          <table:table-cell office:value-type="string" calcext:value-type="string">
            <text:p>17:57:28.491</text:p>
          </table:table-cell>
          <table:table-cell office:value-type="float" office:value="-0.07091736" calcext:value-type="float">
            <text:p>-0.07091736</text:p>
          </table:table-cell>
          <table:table-cell office:value-type="float" office:value="0.015156105" calcext:value-type="float">
            <text:p>0.015156105</text:p>
          </table:table-cell>
          <table:table-cell office:value-type="float" office:value="0.21720189" calcext:value-type="float">
            <text:p>0.21720189</text:p>
          </table:table-cell>
        </table:table-row>
        <table:table-row table:style-name="ro1">
          <table:table-cell office:value-type="string" calcext:value-type="string">
            <text:p>17:57:28.563</text:p>
          </table:table-cell>
          <table:table-cell office:value-type="float" office:value="-0.021638103" calcext:value-type="float">
            <text:p>-0.021638103</text:p>
          </table:table-cell>
          <table:table-cell office:value-type="float" office:value="-0.01734097" calcext:value-type="float">
            <text:p>-0.01734097</text:p>
          </table:table-cell>
          <table:table-cell office:value-type="float" office:value="0.079685844" calcext:value-type="float">
            <text:p>0.079685844</text:p>
          </table:table-cell>
        </table:table-row>
        <table:table-row table:style-name="ro1">
          <table:table-cell office:value-type="string" calcext:value-type="string">
            <text:p>17:57:29.113</text:p>
          </table:table-cell>
          <table:table-cell office:value-type="float" office:value="0.30418292" calcext:value-type="float">
            <text:p>0.30418292</text:p>
          </table:table-cell>
          <table:table-cell office:value-type="float" office:value="-0.035821684" calcext:value-type="float">
            <text:p>-0.035821684</text:p>
          </table:table-cell>
          <table:table-cell office:value-type="float" office:value="0.094788566" calcext:value-type="float">
            <text:p>0.094788566</text:p>
          </table:table-cell>
        </table:table-row>
        <table:table-row table:style-name="ro1">
          <table:table-cell office:value-type="string" calcext:value-type="string">
            <text:p>17:57:29.184</text:p>
          </table:table-cell>
          <table:table-cell office:value-type="float" office:value="0.30101076" calcext:value-type="float">
            <text:p>0.30101076</text:p>
          </table:table-cell>
          <table:table-cell office:value-type="float" office:value="-0.042346954" calcext:value-type="float">
            <text:p>-0.042346954</text:p>
          </table:table-cell>
          <table:table-cell office:value-type="float" office:value="0.09300013" calcext:value-type="float">
            <text:p>0.09300013</text:p>
          </table:table-cell>
        </table:table-row>
        <table:table-row table:style-name="ro1">
          <table:table-cell office:value-type="string" calcext:value-type="string">
            <text:p>17:57:29.258</text:p>
          </table:table-cell>
          <table:table-cell office:value-type="float" office:value="0.2671743" calcext:value-type="float">
            <text:p>0.2671743</text:p>
          </table:table-cell>
          <table:table-cell office:value-type="float" office:value="-0.035036065" calcext:value-type="float">
            <text:p>-0.035036065</text:p>
          </table:table-cell>
          <table:table-cell office:value-type="float" office:value="0.09556533" calcext:value-type="float">
            <text:p>0.09556533</text:p>
          </table:table-cell>
        </table:table-row>
        <table:table-row table:style-name="ro1">
          <table:table-cell office:value-type="string" calcext:value-type="string">
            <text:p>17:57:29.325</text:p>
          </table:table-cell>
          <table:table-cell office:value-type="float" office:value="0.2562772" calcext:value-type="float">
            <text:p>0.2562772</text:p>
          </table:table-cell>
          <table:table-cell office:value-type="float" office:value="0.005821005" calcext:value-type="float">
            <text:p>0.005821005</text:p>
          </table:table-cell>
          <table:table-cell office:value-type="float" office:value="0.10226857" calcext:value-type="float">
            <text:p>0.10226857</text:p>
          </table:table-cell>
        </table:table-row>
        <table:table-row table:style-name="ro1">
          <table:table-cell office:value-type="string" calcext:value-type="string">
            <text:p>17:57:29.396</text:p>
          </table:table-cell>
          <table:table-cell office:value-type="float" office:value="0.22955085" calcext:value-type="float">
            <text:p>0.22955085</text:p>
          </table:table-cell>
          <table:table-cell office:value-type="float" office:value="-0.0020120551" calcext:value-type="float">
            <text:p>-0.0020120551</text:p>
          </table:table-cell>
          <table:table-cell office:value-type="float" office:value="0.08698799" calcext:value-type="float">
            <text:p>0.08698799</text:p>
          </table:table-cell>
        </table:table-row>
        <table:table-row table:style-name="ro1">
          <table:table-cell office:value-type="string" calcext:value-type="string">
            <text:p>17:57:29.466</text:p>
          </table:table-cell>
          <table:table-cell office:value-type="float" office:value="0.18396391" calcext:value-type="float">
            <text:p>0.18396391</text:p>
          </table:table-cell>
          <table:table-cell office:value-type="float" office:value="-0.024882091" calcext:value-type="float">
            <text:p>-0.024882091</text:p>
          </table:table-cell>
          <table:table-cell office:value-type="float" office:value="0.085100695" calcext:value-type="float">
            <text:p>0.085100695</text:p>
          </table:table-cell>
        </table:table-row>
        <table:table-row table:style-name="ro1">
          <table:table-cell office:value-type="string" calcext:value-type="string">
            <text:p>17:57:29.534</text:p>
          </table:table-cell>
          <table:table-cell office:value-type="float" office:value="0.18380484" calcext:value-type="float">
            <text:p>0.18380484</text:p>
          </table:table-cell>
          <table:table-cell office:value-type="float" office:value="0.051214486" calcext:value-type="float">
            <text:p>0.051214486</text:p>
          </table:table-cell>
          <table:table-cell office:value-type="float" office:value="0.09592655" calcext:value-type="float">
            <text:p>0.09592655</text:p>
          </table:table-cell>
        </table:table-row>
        <table:table-row table:style-name="ro1">
          <table:table-cell office:value-type="string" calcext:value-type="string">
            <text:p>17:57:30.292</text:p>
          </table:table-cell>
          <table:table-cell office:value-type="float" office:value="0.15048294" calcext:value-type="float">
            <text:p>0.15048294</text:p>
          </table:table-cell>
          <table:table-cell office:value-type="float" office:value="-0.01345286" calcext:value-type="float">
            <text:p>-0.01345286</text:p>
          </table:table-cell>
          <table:table-cell office:value-type="float" office:value="0.07886318" calcext:value-type="float">
            <text:p>0.07886318</text:p>
          </table:table-cell>
        </table:table-row>
        <table:table-row table:style-name="ro1">
          <table:table-cell office:value-type="string" calcext:value-type="string">
            <text:p>17:57:30.345</text:p>
          </table:table-cell>
          <table:table-cell office:value-type="float" office:value="0.1209327" calcext:value-type="float">
            <text:p>0.1209327</text:p>
          </table:table-cell>
          <table:table-cell office:value-type="float" office:value="0.0056902557" calcext:value-type="float">
            <text:p>0.0056902557</text:p>
          </table:table-cell>
          <table:table-cell office:value-type="float" office:value="0.05867217" calcext:value-type="float">
            <text:p>0.05867217</text:p>
          </table:table-cell>
        </table:table-row>
        <table:table-row table:style-name="ro1">
          <table:table-cell office:value-type="string" calcext:value-type="string">
            <text:p>17:57:30.416</text:p>
          </table:table-cell>
          <table:table-cell office:value-type="float" office:value="0.11213533" calcext:value-type="float">
            <text:p>0.11213533</text:p>
          </table:table-cell>
          <table:table-cell office:value-type="float" office:value="-0.0016902626" calcext:value-type="float">
            <text:p>-0.0016902626</text:p>
          </table:table-cell>
          <table:table-cell office:value-type="float" office:value="0.04511448" calcext:value-type="float">
            <text:p>0.04511448</text:p>
          </table:table-cell>
        </table:table-row>
        <table:table-row table:style-name="ro1">
          <table:table-cell office:value-type="string" calcext:value-type="string">
            <text:p>17:57:30.486</text:p>
          </table:table-cell>
          <table:table-cell office:value-type="float" office:value="0.105536066" calcext:value-type="float">
            <text:p>0.105536066</text:p>
          </table:table-cell>
          <table:table-cell office:value-type="float" office:value="-0.0083327675" calcext:value-type="float">
            <text:p>-0.0083327675</text:p>
          </table:table-cell>
          <table:table-cell office:value-type="float" office:value="0.023684097" calcext:value-type="float">
            <text:p>0.023684097</text:p>
          </table:table-cell>
        </table:table-row>
        <table:table-row table:style-name="ro1">
          <table:table-cell office:value-type="string" calcext:value-type="string">
            <text:p>17:57:30.559</text:p>
          </table:table-cell>
          <table:table-cell office:value-type="float" office:value="0.07916214" calcext:value-type="float">
            <text:p>0.07916214</text:p>
          </table:table-cell>
          <table:table-cell office:value-type="float" office:value="-0.0463911" calcext:value-type="float">
            <text:p>-0.0463911</text:p>
          </table:table-cell>
          <table:table-cell office:value-type="float" office:value="0.016262006" calcext:value-type="float">
            <text:p>0.016262006</text:p>
          </table:table-cell>
        </table:table-row>
        <table:table-row table:style-name="ro1">
          <table:table-cell office:value-type="string" calcext:value-type="string">
            <text:p>17:57:30.628</text:p>
          </table:table-cell>
          <table:table-cell office:value-type="float" office:value="0.08069417" calcext:value-type="float">
            <text:p>0.08069417</text:p>
          </table:table-cell>
          <table:table-cell office:value-type="float" office:value="-0.02153711" calcext:value-type="float">
            <text:p>-0.02153711</text:p>
          </table:table-cell>
          <table:table-cell office:value-type="float" office:value="0.026061561" calcext:value-type="float">
            <text:p>0.026061561</text:p>
          </table:table-cell>
        </table:table-row>
        <table:table-row table:style-name="ro1">
          <table:table-cell office:value-type="string" calcext:value-type="string">
            <text:p>17:57:30.696</text:p>
          </table:table-cell>
          <table:table-cell office:value-type="float" office:value="0.07592065" calcext:value-type="float">
            <text:p>0.07592065</text:p>
          </table:table-cell>
          <table:table-cell office:value-type="float" office:value="-0.01213243" calcext:value-type="float">
            <text:p>-0.01213243</text:p>
          </table:table-cell>
          <table:table-cell office:value-type="float" office:value="0.0047786552" calcext:value-type="float">
            <text:p>0.0047786552</text:p>
          </table:table-cell>
        </table:table-row>
        <table:table-row table:style-name="ro1">
          <table:table-cell office:value-type="string" calcext:value-type="string">
            <text:p>17:57:30.771</text:p>
          </table:table-cell>
          <table:table-cell office:value-type="float" office:value="0.0659116" calcext:value-type="float">
            <text:p>0.0659116</text:p>
          </table:table-cell>
          <table:table-cell office:value-type="float" office:value="-0.041461173" calcext:value-type="float">
            <text:p>-0.041461173</text:p>
          </table:table-cell>
          <table:table-cell office:value-type="float" office:value="-0.0016318166" calcext:value-type="float">
            <text:p>-0.0016318166</text:p>
          </table:table-cell>
        </table:table-row>
        <table:table-row table:style-name="ro1">
          <table:table-cell office:value-type="string" calcext:value-type="string">
            <text:p>17:57:38.830</text:p>
          </table:table-cell>
          <table:table-cell office:value-type="float" office:value="0.05206946" calcext:value-type="float">
            <text:p>0.05206946</text:p>
          </table:table-cell>
          <table:table-cell office:value-type="float" office:value="0.07826112" calcext:value-type="float">
            <text:p>0.07826112</text:p>
          </table:table-cell>
          <table:table-cell office:value-type="float" office:value="0.07148057" calcext:value-type="float">
            <text:p>0.07148057</text:p>
          </table:table-cell>
        </table:table-row>
        <table:table-row table:style-name="ro1">
          <table:table-cell office:value-type="string" calcext:value-type="string">
            <text:p>17:57:38.900</text:p>
          </table:table-cell>
          <table:table-cell office:value-type="float" office:value="0.015881075" calcext:value-type="float">
            <text:p>0.015881075</text:p>
          </table:table-cell>
          <table:table-cell office:value-type="float" office:value="0.06801802" calcext:value-type="float">
            <text:p>0.06801802</text:p>
          </table:table-cell>
          <table:table-cell office:value-type="float" office:value="0.08520655" calcext:value-type="float">
            <text:p>0.08520655</text:p>
          </table:table-cell>
        </table:table-row>
        <table:table-row table:style-name="ro1">
          <table:table-cell office:value-type="string" calcext:value-type="string">
            <text:p>17:57:38.970</text:p>
          </table:table-cell>
          <table:table-cell office:value-type="float" office:value="0.03846288" calcext:value-type="float">
            <text:p>0.03846288</text:p>
          </table:table-cell>
          <table:table-cell office:value-type="float" office:value="0.06121622" calcext:value-type="float">
            <text:p>0.06121622</text:p>
          </table:table-cell>
          <table:table-cell office:value-type="float" office:value="0.07536751" calcext:value-type="float">
            <text:p>0.07536751</text:p>
          </table:table-cell>
        </table:table-row>
        <table:table-row table:style-name="ro1">
          <table:table-cell office:value-type="string" calcext:value-type="string">
            <text:p>17:57:39.044</text:p>
          </table:table-cell>
          <table:table-cell office:value-type="float" office:value="0.03461659" calcext:value-type="float">
            <text:p>0.03461659</text:p>
          </table:table-cell>
          <table:table-cell office:value-type="float" office:value="0.10651061" calcext:value-type="float">
            <text:p>0.10651061</text:p>
          </table:table-cell>
          <table:table-cell office:value-type="float" office:value="0.039705757" calcext:value-type="float">
            <text:p>0.039705757</text:p>
          </table:table-cell>
        </table:table-row>
        <table:table-row table:style-name="ro1">
          <table:table-cell office:value-type="string" calcext:value-type="string">
            <text:p>17:57:39.111</text:p>
          </table:table-cell>
          <table:table-cell office:value-type="float" office:value="0.050271142" calcext:value-type="float">
            <text:p>0.050271142</text:p>
          </table:table-cell>
          <table:table-cell office:value-type="float" office:value="0.06465835" calcext:value-type="float">
            <text:p>0.06465835</text:p>
          </table:table-cell>
          <table:table-cell office:value-type="float" office:value="0.051116023" calcext:value-type="float">
            <text:p>0.051116023</text:p>
          </table:table-cell>
        </table:table-row>
        <table:table-row table:style-name="ro1">
          <table:table-cell office:value-type="string" calcext:value-type="string">
            <text:p>17:57:39.182</text:p>
          </table:table-cell>
          <table:table-cell office:value-type="float" office:value="0.05513173" calcext:value-type="float">
            <text:p>0.05513173</text:p>
          </table:table-cell>
          <table:table-cell office:value-type="float" office:value="0.059510887" calcext:value-type="float">
            <text:p>0.059510887</text:p>
          </table:table-cell>
          <table:table-cell office:value-type="float" office:value="0.041609913" calcext:value-type="float">
            <text:p>0.041609913</text:p>
          </table:table-cell>
        </table:table-row>
        <table:table-row table:style-name="ro1">
          <table:table-cell office:value-type="string" calcext:value-type="string">
            <text:p>17:57:39.249</text:p>
          </table:table-cell>
          <table:table-cell office:value-type="float" office:value="0.13575137" calcext:value-type="float">
            <text:p>0.13575137</text:p>
          </table:table-cell>
          <table:table-cell office:value-type="float" office:value="0.040815692" calcext:value-type="float">
            <text:p>0.040815692</text:p>
          </table:table-cell>
          <table:table-cell office:value-type="float" office:value="0.0025124433" calcext:value-type="float">
            <text:p>0.0025124433</text:p>
          </table:table-cell>
        </table:table-row>
        <table:table-row table:style-name="ro1">
          <table:table-cell office:value-type="string" calcext:value-type="string">
            <text:p>17:57:40.395</text:p>
          </table:table-cell>
          <table:table-cell office:value-type="float" office:value="0.09317233" calcext:value-type="float">
            <text:p>0.09317233</text:p>
          </table:table-cell>
          <table:table-cell office:value-type="float" office:value="-0.094882116" calcext:value-type="float">
            <text:p>-0.094882116</text:p>
          </table:table-cell>
          <table:table-cell office:value-type="float" office:value="-0.051791556" calcext:value-type="float">
            <text:p>-0.051791556</text:p>
          </table:table-cell>
        </table:table-row>
        <table:table-row table:style-name="ro1">
          <table:table-cell office:value-type="string" calcext:value-type="string">
            <text:p>17:57:40.465</text:p>
          </table:table-cell>
          <table:table-cell office:value-type="float" office:value="0.07550548" calcext:value-type="float">
            <text:p>0.07550548</text:p>
          </table:table-cell>
          <table:table-cell office:value-type="float" office:value="-0.08034018" calcext:value-type="float">
            <text:p>-0.08034018</text:p>
          </table:table-cell>
          <table:table-cell office:value-type="float" office:value="-0.03408795" calcext:value-type="float">
            <text:p>-0.03408795</text:p>
          </table:table-cell>
        </table:table-row>
        <table:table-row table:style-name="ro1">
          <table:table-cell office:value-type="string" calcext:value-type="string">
            <text:p>17:57:40.538</text:p>
          </table:table-cell>
          <table:table-cell office:value-type="float" office:value="0.06224204" calcext:value-type="float">
            <text:p>0.06224204</text:p>
          </table:table-cell>
          <table:table-cell office:value-type="float" office:value="-0.06966943" calcext:value-type="float">
            <text:p>-0.06966943</text:p>
          </table:table-cell>
          <table:table-cell office:value-type="float" office:value="-0.028701643" calcext:value-type="float">
            <text:p>-0.028701643</text:p>
          </table:table-cell>
        </table:table-row>
        <table:table-row table:style-name="ro1">
          <table:table-cell office:value-type="string" calcext:value-type="string">
            <text:p>17:57:40.606</text:p>
          </table:table-cell>
          <table:table-cell office:value-type="float" office:value="0.062170185" calcext:value-type="float">
            <text:p>0.062170185</text:p>
          </table:table-cell>
          <table:table-cell office:value-type="float" office:value="-0.07061263" calcext:value-type="float">
            <text:p>-0.07061263</text:p>
          </table:table-cell>
          <table:table-cell office:value-type="float" office:value="-0.030665463" calcext:value-type="float">
            <text:p>-0.030665463</text:p>
          </table:table-cell>
        </table:table-row>
        <table:table-row table:style-name="ro1">
          <table:table-cell office:value-type="string" calcext:value-type="string">
            <text:p>17:57:40.677</text:p>
          </table:table-cell>
          <table:table-cell office:value-type="float" office:value="0.057271525" calcext:value-type="float">
            <text:p>0.057271525</text:p>
          </table:table-cell>
          <table:table-cell office:value-type="float" office:value="-0.062232994" calcext:value-type="float">
            <text:p>-0.062232994</text:p>
          </table:table-cell>
          <table:table-cell office:value-type="float" office:value="-0.031114552" calcext:value-type="float">
            <text:p>-0.031114552</text:p>
          </table:table-cell>
        </table:table-row>
        <table:table-row table:style-name="ro1">
          <table:table-cell office:value-type="string" calcext:value-type="string">
            <text:p>17:57:40.746</text:p>
          </table:table-cell>
          <table:table-cell office:value-type="float" office:value="0.051983826" calcext:value-type="float">
            <text:p>0.051983826</text:p>
          </table:table-cell>
          <table:table-cell office:value-type="float" office:value="-0.05974506" calcext:value-type="float">
            <text:p>-0.05974506</text:p>
          </table:table-cell>
          <table:table-cell office:value-type="float" office:value="-0.026245262" calcext:value-type="float">
            <text:p>-0.026245262</text:p>
          </table:table-cell>
        </table:table-row>
        <table:table-row table:style-name="ro1">
          <table:table-cell office:value-type="string" calcext:value-type="string">
            <text:p>17:57:40.817</text:p>
          </table:table-cell>
          <table:table-cell office:value-type="float" office:value="0.044588175" calcext:value-type="float">
            <text:p>0.044588175</text:p>
          </table:table-cell>
          <table:table-cell office:value-type="float" office:value="-0.052232478" calcext:value-type="float">
            <text:p>-0.052232478</text:p>
          </table:table-cell>
          <table:table-cell office:value-type="float" office:value="-0.025378542" calcext:value-type="float">
            <text:p>-0.025378542</text:p>
          </table:table-cell>
        </table:table-row>
        <table:table-row table:style-name="ro1">
          <table:table-cell office:value-type="string" calcext:value-type="string">
            <text:p>17:57:46.930</text:p>
          </table:table-cell>
          <table:table-cell office:value-type="float" office:value="-0.07215091" calcext:value-type="float">
            <text:p>-0.07215091</text:p>
          </table:table-cell>
          <table:table-cell office:value-type="float" office:value="0.07999271" calcext:value-type="float">
            <text:p>0.07999271</text:p>
          </table:table-cell>
          <table:table-cell office:value-type="float" office:value="0.0156114185" calcext:value-type="float">
            <text:p>0.0156114185</text:p>
          </table:table-cell>
        </table:table-row>
        <table:table-row table:style-name="ro1">
          <table:table-cell office:value-type="string" calcext:value-type="string">
            <text:p>17:57:46.997</text:p>
          </table:table-cell>
          <table:table-cell office:value-type="float" office:value="0.014605191" calcext:value-type="float">
            <text:p>0.014605191</text:p>
          </table:table-cell>
          <table:table-cell office:value-type="float" office:value="-0.021390364" calcext:value-type="float">
            <text:p>-0.021390364</text:p>
          </table:table-cell>
          <table:table-cell office:value-type="float" office:value="0.2019165" calcext:value-type="float">
            <text:p>0.2019165</text:p>
          </table:table-cell>
        </table:table-row>
        <table:table-row table:style-name="ro1">
          <table:table-cell office:value-type="string" calcext:value-type="string">
            <text:p>17:57:47.071</text:p>
          </table:table-cell>
          <table:table-cell office:value-type="float" office:value="-0.025527196" calcext:value-type="float">
            <text:p>-0.025527196</text:p>
          </table:table-cell>
          <table:table-cell office:value-type="float" office:value="0.10643223" calcext:value-type="float">
            <text:p>0.10643223</text:p>
          </table:table-cell>
          <table:table-cell office:value-type="float" office:value="0.01473264" calcext:value-type="float">
            <text:p>0.01473264</text:p>
          </table:table-cell>
        </table:table-row>
        <table:table-row table:style-name="ro1">
          <table:table-cell office:value-type="string" calcext:value-type="string">
            <text:p>17:57:47.137</text:p>
          </table:table-cell>
          <table:table-cell office:value-type="float" office:value="-0.014844596" calcext:value-type="float">
            <text:p>-0.014844596</text:p>
          </table:table-cell>
          <table:table-cell office:value-type="float" office:value="0.040198218" calcext:value-type="float">
            <text:p>0.040198218</text:p>
          </table:table-cell>
          <table:table-cell office:value-type="float" office:value="-0.026071675" calcext:value-type="float">
            <text:p>-0.026071675</text:p>
          </table:table-cell>
        </table:table-row>
        <table:table-row table:style-name="ro1">
          <table:table-cell office:value-type="string" calcext:value-type="string">
            <text:p>17:57:47.210</text:p>
          </table:table-cell>
          <table:table-cell office:value-type="float" office:value="0.09957931" calcext:value-type="float">
            <text:p>0.09957931</text:p>
          </table:table-cell>
          <table:table-cell office:value-type="float" office:value="-0.07478349" calcext:value-type="float">
            <text:p>-0.07478349</text:p>
          </table:table-cell>
          <table:table-cell office:value-type="float" office:value="0.020700537" calcext:value-type="float">
            <text:p>0.020700537</text:p>
          </table:table-cell>
        </table:table-row>
        <table:table-row table:style-name="ro1">
          <table:table-cell office:value-type="string" calcext:value-type="string">
            <text:p>17:57:47.279</text:p>
          </table:table-cell>
          <table:table-cell office:value-type="float" office:value="0.03622783" calcext:value-type="float">
            <text:p>0.03622783</text:p>
          </table:table-cell>
          <table:table-cell office:value-type="float" office:value="-0.11388719" calcext:value-type="float">
            <text:p>-0.11388719</text:p>
          </table:table-cell>
          <table:table-cell office:value-type="float" office:value="-0.025973989" calcext:value-type="float">
            <text:p>-0.025973989</text:p>
          </table:table-cell>
        </table:table-row>
        <table:table-row table:style-name="ro1">
          <table:table-cell office:value-type="string" calcext:value-type="string">
            <text:p>17:57:47.351</text:p>
          </table:table-cell>
          <table:table-cell office:value-type="float" office:value="0.03941657" calcext:value-type="float">
            <text:p>0.03941657</text:p>
          </table:table-cell>
          <table:table-cell office:value-type="float" office:value="0.02670077" calcext:value-type="float">
            <text:p>0.02670077</text:p>
          </table:table-cell>
          <table:table-cell office:value-type="float" office:value="-0.01832288" calcext:value-type="float">
            <text:p>-0.01832288</text:p>
          </table:table-cell>
        </table:table-row>
        <table:table-row table:style-name="ro1">
          <table:table-cell office:value-type="string" calcext:value-type="string">
            <text:p>17:57:48.149</text:p>
          </table:table-cell>
          <table:table-cell office:value-type="float" office:value="0.029102843" calcext:value-type="float">
            <text:p>0.029102843</text:p>
          </table:table-cell>
          <table:table-cell office:value-type="float" office:value="-0.0831959" calcext:value-type="float">
            <text:p>-0.0831959</text:p>
          </table:table-cell>
          <table:table-cell office:value-type="float" office:value="-0.037144884" calcext:value-type="float">
            <text:p>-0.037144884</text:p>
          </table:table-cell>
        </table:table-row>
        <table:table-row table:style-name="ro1">
          <table:table-cell office:value-type="string" calcext:value-type="string">
            <text:p>17:57:48.203</text:p>
          </table:table-cell>
          <table:table-cell office:value-type="float" office:value="0.0121300565" calcext:value-type="float">
            <text:p>0.0121300565</text:p>
          </table:table-cell>
          <table:table-cell office:value-type="float" office:value="-0.06498866" calcext:value-type="float">
            <text:p>-0.06498866</text:p>
          </table:table-cell>
          <table:table-cell office:value-type="float" office:value="-0.047712646" calcext:value-type="float">
            <text:p>-0.047712646</text:p>
          </table:table-cell>
        </table:table-row>
        <table:table-row table:style-name="ro1">
          <table:table-cell office:value-type="string" calcext:value-type="string">
            <text:p>17:57:48.273</text:p>
          </table:table-cell>
          <table:table-cell office:value-type="float" office:value="0.0111367805" calcext:value-type="float">
            <text:p>0.0111367805</text:p>
          </table:table-cell>
          <table:table-cell office:value-type="float" office:value="-0.072552286" calcext:value-type="float">
            <text:p>-0.072552286</text:p>
          </table:table-cell>
          <table:table-cell office:value-type="float" office:value="-0.054806624" calcext:value-type="float">
            <text:p>-0.054806624</text:p>
          </table:table-cell>
        </table:table-row>
        <table:table-row table:style-name="ro1">
          <table:table-cell office:value-type="string" calcext:value-type="string">
            <text:p>17:57:48.345</text:p>
          </table:table-cell>
          <table:table-cell office:value-type="float" office:value="0.009363921" calcext:value-type="float">
            <text:p>0.009363921</text:p>
          </table:table-cell>
          <table:table-cell office:value-type="float" office:value="-0.056947436" calcext:value-type="float">
            <text:p>-0.056947436</text:p>
          </table:table-cell>
          <table:table-cell office:value-type="float" office:value="-0.05152325" calcext:value-type="float">
            <text:p>-0.05152325</text:p>
          </table:table-cell>
        </table:table-row>
        <table:table-row table:style-name="ro1">
          <table:table-cell office:value-type="string" calcext:value-type="string">
            <text:p>17:57:48.413</text:p>
          </table:table-cell>
          <table:table-cell office:value-type="float" office:value="0.007768351" calcext:value-type="float">
            <text:p>0.007768351</text:p>
          </table:table-cell>
          <table:table-cell office:value-type="float" office:value="-0.06004176" calcext:value-type="float">
            <text:p>-0.06004176</text:p>
          </table:table-cell>
          <table:table-cell office:value-type="float" office:value="-0.04988657" calcext:value-type="float">
            <text:p>-0.04988657</text:p>
          </table:table-cell>
        </table:table-row>
        <table:table-row table:style-name="ro1">
          <table:table-cell office:value-type="string" calcext:value-type="string">
            <text:p>17:57:48.485</text:p>
          </table:table-cell>
          <table:table-cell office:value-type="float" office:value="0.010067688" calcext:value-type="float">
            <text:p>0.010067688</text:p>
          </table:table-cell>
          <table:table-cell office:value-type="float" office:value="-0.059530724" calcext:value-type="float">
            <text:p>-0.059530724</text:p>
          </table:table-cell>
          <table:table-cell office:value-type="float" office:value="-0.05017136" calcext:value-type="float">
            <text:p>-0.05017136</text:p>
          </table:table-cell>
        </table:table-row>
        <table:table-row table:style-name="ro1">
          <table:table-cell office:value-type="string" calcext:value-type="string">
            <text:p>17:57:48.553</text:p>
          </table:table-cell>
          <table:table-cell office:value-type="float" office:value="0.005984749" calcext:value-type="float">
            <text:p>0.005984749</text:p>
          </table:table-cell>
          <table:table-cell office:value-type="float" office:value="-0.054676265" calcext:value-type="float">
            <text:p>-0.054676265</text:p>
          </table:table-cell>
          <table:table-cell office:value-type="float" office:value="-0.047131784" calcext:value-type="float">
            <text:p>-0.047131784</text:p>
          </table:table-cell>
        </table:table-row>
        <table:table-row table:style-name="ro1">
          <table:table-cell office:value-type="string" calcext:value-type="string">
            <text:p>17:57:48.625</text:p>
          </table:table-cell>
          <table:table-cell office:value-type="float" office:value="-0.0012055222" calcext:value-type="float">
            <text:p>-0.0012055222</text:p>
          </table:table-cell>
          <table:table-cell office:value-type="float" office:value="-0.053163722" calcext:value-type="float">
            <text:p>-0.053163722</text:p>
          </table:table-cell>
          <table:table-cell office:value-type="float" office:value="-0.043736964" calcext:value-type="float">
            <text:p>-0.043736964</text:p>
          </table:table-cell>
        </table:table-row>
        <table:table-row table:style-name="ro1">
          <table:table-cell office:value-type="string" calcext:value-type="string">
            <text:p>17:58:02.973</text:p>
          </table:table-cell>
          <table:table-cell office:value-type="float" office:value="-0.016465832" calcext:value-type="float">
            <text:p>-0.016465832</text:p>
          </table:table-cell>
          <table:table-cell office:value-type="float" office:value="-0.1366169" calcext:value-type="float">
            <text:p>-0.1366169</text:p>
          </table:table-cell>
          <table:table-cell office:value-type="float" office:value="-0.13802047" calcext:value-type="float">
            <text:p>-0.13802047</text:p>
          </table:table-cell>
        </table:table-row>
        <table:table-row table:style-name="ro1">
          <table:table-cell office:value-type="string" calcext:value-type="string">
            <text:p>17:58:03.043</text:p>
          </table:table-cell>
          <table:table-cell office:value-type="float" office:value="-0.011523346" calcext:value-type="float">
            <text:p>-0.011523346</text:p>
          </table:table-cell>
          <table:table-cell office:value-type="float" office:value="-0.120538205" calcext:value-type="float">
            <text:p>-0.120538205</text:p>
          </table:table-cell>
          <table:table-cell office:value-type="float" office:value="-0.12421844" calcext:value-type="float">
            <text:p>-0.12421844</text:p>
          </table:table-cell>
        </table:table-row>
        <table:table-row table:style-name="ro1">
          <table:table-cell office:value-type="string" calcext:value-type="string">
            <text:p>17:58:03.114</text:p>
          </table:table-cell>
          <table:table-cell office:value-type="float" office:value="-0.012348554" calcext:value-type="float">
            <text:p>-0.012348554</text:p>
          </table:table-cell>
          <table:table-cell office:value-type="float" office:value="-0.11265919" calcext:value-type="float">
            <text:p>-0.11265919</text:p>
          </table:table-cell>
          <table:table-cell office:value-type="float" office:value="-0.11443338" calcext:value-type="float">
            <text:p>-0.11443338</text:p>
          </table:table-cell>
        </table:table-row>
        <table:table-row table:style-name="ro1">
          <table:table-cell office:value-type="string" calcext:value-type="string">
            <text:p>17:58:03.184</text:p>
          </table:table-cell>
          <table:table-cell office:value-type="float" office:value="-0.014409595" calcext:value-type="float">
            <text:p>-0.014409595</text:p>
          </table:table-cell>
          <table:table-cell office:value-type="float" office:value="-0.094362035" calcext:value-type="float">
            <text:p>-0.094362035</text:p>
          </table:table-cell>
          <table:table-cell office:value-type="float" office:value="-0.09376148" calcext:value-type="float">
            <text:p>-0.09376148</text:p>
          </table:table-cell>
        </table:table-row>
        <table:table-row table:style-name="ro1">
          <table:table-cell office:value-type="string" calcext:value-type="string">
            <text:p>17:58:03.255</text:p>
          </table:table-cell>
          <table:table-cell office:value-type="float" office:value="-0.0096727405" calcext:value-type="float">
            <text:p>-0.0096727405</text:p>
          </table:table-cell>
          <table:table-cell office:value-type="float" office:value="-0.08888091" calcext:value-type="float">
            <text:p>-0.08888091</text:p>
          </table:table-cell>
          <table:table-cell office:value-type="float" office:value="-0.08548395" calcext:value-type="float">
            <text:p>-0.08548395</text:p>
          </table:table-cell>
        </table:table-row>
        <table:table-row table:style-name="ro1">
          <table:table-cell office:value-type="string" calcext:value-type="string">
            <text:p>17:58:03.324</text:p>
          </table:table-cell>
          <table:table-cell office:value-type="float" office:value="-0.008485738" calcext:value-type="float">
            <text:p>-0.008485738</text:p>
          </table:table-cell>
          <table:table-cell office:value-type="float" office:value="-0.07647721" calcext:value-type="float">
            <text:p>-0.07647721</text:p>
          </table:table-cell>
          <table:table-cell office:value-type="float" office:value="-0.081769526" calcext:value-type="float">
            <text:p>-0.081769526</text:p>
          </table:table-cell>
        </table:table-row>
        <table:table-row table:style-name="ro1">
          <table:table-cell office:value-type="string" calcext:value-type="string">
            <text:p>17:58:03.393</text:p>
          </table:table-cell>
          <table:table-cell office:value-type="float" office:value="-0.0069779796" calcext:value-type="float">
            <text:p>-0.0069779796</text:p>
          </table:table-cell>
          <table:table-cell office:value-type="float" office:value="-0.06904923" calcext:value-type="float">
            <text:p>-0.06904923</text:p>
          </table:table-cell>
          <table:table-cell office:value-type="float" office:value="-0.07337286" calcext:value-type="float">
            <text:p>-0.07337286</text:p>
          </table:table-cell>
        </table:table-row>
        <table:table-row table:style-name="ro1">
          <table:table-cell office:value-type="string" calcext:value-type="string">
            <text:p>17:59:02.960</text:p>
          </table:table-cell>
          <table:table-cell office:value-type="float" office:value="2.0134463" calcext:value-type="float">
            <text:p>2.0134463</text:p>
          </table:table-cell>
          <table:table-cell office:value-type="float" office:value="-0.0036970663" calcext:value-type="float">
            <text:p>-0.0036970663</text:p>
          </table:table-cell>
          <table:table-cell office:value-type="float" office:value="-0.11020062" calcext:value-type="float">
            <text:p>-0.11020062</text:p>
          </table:table-cell>
        </table:table-row>
        <table:table-row table:style-name="ro1">
          <table:table-cell office:value-type="string" calcext:value-type="string">
            <text:p>17:59:03.023</text:p>
          </table:table-cell>
          <table:table-cell office:value-type="float" office:value="0.50582737" calcext:value-type="float">
            <text:p>0.50582737</text:p>
          </table:table-cell>
          <table:table-cell office:value-type="float" office:value="0.4554617" calcext:value-type="float">
            <text:p>0.4554617</text:p>
          </table:table-cell>
          <table:table-cell office:value-type="float" office:value="-0.245079" calcext:value-type="float">
            <text:p>-0.245079</text:p>
          </table:table-cell>
        </table:table-row>
        <table:table-row table:style-name="ro1">
          <table:table-cell office:value-type="string" calcext:value-type="string">
            <text:p>17:59:03.094</text:p>
          </table:table-cell>
          <table:table-cell office:value-type="float" office:value="0.41217822" calcext:value-type="float">
            <text:p>0.41217822</text:p>
          </table:table-cell>
          <table:table-cell office:value-type="float" office:value="0.48594093" calcext:value-type="float">
            <text:p>0.48594093</text:p>
          </table:table-cell>
          <table:table-cell office:value-type="float" office:value="-0.30626443" calcext:value-type="float">
            <text:p>-0.30626443</text:p>
          </table:table-cell>
        </table:table-row>
        <table:table-row table:style-name="ro1">
          <table:table-cell office:value-type="string" calcext:value-type="string">
            <text:p>17:59:03.162</text:p>
          </table:table-cell>
          <table:table-cell office:value-type="float" office:value="0.18924654" calcext:value-type="float">
            <text:p>0.18924654</text:p>
          </table:table-cell>
          <table:table-cell office:value-type="float" office:value="0.28595525" calcext:value-type="float">
            <text:p>0.28595525</text:p>
          </table:table-cell>
          <table:table-cell office:value-type="float" office:value="-0.18533039" calcext:value-type="float">
            <text:p>-0.18533039</text:p>
          </table:table-cell>
        </table:table-row>
        <table:table-row table:style-name="ro1">
          <table:table-cell office:value-type="string" calcext:value-type="string">
            <text:p>17:59:03.234</text:p>
          </table:table-cell>
          <table:table-cell office:value-type="float" office:value="0.31006798" calcext:value-type="float">
            <text:p>0.31006798</text:p>
          </table:table-cell>
          <table:table-cell office:value-type="float" office:value="0.1132191" calcext:value-type="float">
            <text:p>0.1132191</text:p>
          </table:table-cell>
          <table:table-cell office:value-type="float" office:value="-0.070117645" calcext:value-type="float">
            <text:p>-0.070117645</text:p>
          </table:table-cell>
        </table:table-row>
        <table:table-row table:style-name="ro1">
          <table:table-cell office:value-type="string" calcext:value-type="string">
            <text:p>17:59:03.303</text:p>
          </table:table-cell>
          <table:table-cell office:value-type="float" office:value="1.1225915" calcext:value-type="float">
            <text:p>1.1225915</text:p>
          </table:table-cell>
          <table:table-cell office:value-type="float" office:value="0.4040212" calcext:value-type="float">
            <text:p>0.4040212</text:p>
          </table:table-cell>
          <table:table-cell office:value-type="float" office:value="-0.26437545" calcext:value-type="float">
            <text:p>-0.26437545</text:p>
          </table:table-cell>
        </table:table-row>
        <table:table-row table:style-name="ro1">
          <table:table-cell office:value-type="string" calcext:value-type="string">
            <text:p>17:59:03.378</text:p>
          </table:table-cell>
          <table:table-cell office:value-type="float" office:value="0.62559104" calcext:value-type="float">
            <text:p>0.62559104</text:p>
          </table:table-cell>
          <table:table-cell office:value-type="float" office:value="0.5088583" calcext:value-type="float">
            <text:p>0.5088583</text:p>
          </table:table-cell>
          <table:table-cell office:value-type="float" office:value="-0.35746914" calcext:value-type="float">
            <text:p>-0.35746914</text:p>
          </table:table-cell>
        </table:table-row>
        <table:table-row table:style-name="ro1">
          <table:table-cell office:value-type="string" calcext:value-type="string">
            <text:p>17:59:03.445</text:p>
          </table:table-cell>
          <table:table-cell office:value-type="float" office:value="0.8669138" calcext:value-type="float">
            <text:p>0.8669138</text:p>
          </table:table-cell>
          <table:table-cell office:value-type="float" office:value="0.19495976" calcext:value-type="float">
            <text:p>0.19495976</text:p>
          </table:table-cell>
          <table:table-cell office:value-type="float" office:value="-0.17230816" calcext:value-type="float">
            <text:p>-0.17230816</text:p>
          </table:table-cell>
        </table:table-row>
        <table:table-row table:style-name="ro1">
          <table:table-cell office:value-type="string" calcext:value-type="string">
            <text:p>17:59:17.984</text:p>
          </table:table-cell>
          <table:table-cell office:value-type="float" office:value="0.34582305" calcext:value-type="float">
            <text:p>0.34582305</text:p>
          </table:table-cell>
          <table:table-cell office:value-type="float" office:value="0.15173332" calcext:value-type="float">
            <text:p>0.15173332</text:p>
          </table:table-cell>
          <table:table-cell office:value-type="float" office:value="-0.22385179" calcext:value-type="float">
            <text:p>-0.22385179</text:p>
          </table:table-cell>
        </table:table-row>
        <table:table-row table:style-name="ro1">
          <table:table-cell office:value-type="string" calcext:value-type="string">
            <text:p>17:59:18.052</text:p>
          </table:table-cell>
          <table:table-cell office:value-type="float" office:value="0.18182176" calcext:value-type="float">
            <text:p>0.18182176</text:p>
          </table:table-cell>
          <table:table-cell office:value-type="float" office:value="0.23170158" calcext:value-type="float">
            <text:p>0.23170158</text:p>
          </table:table-cell>
          <table:table-cell office:value-type="float" office:value="-0.25310236" calcext:value-type="float">
            <text:p>-0.25310236</text:p>
          </table:table-cell>
        </table:table-row>
        <table:table-row table:style-name="ro1">
          <table:table-cell office:value-type="string" calcext:value-type="string">
            <text:p>17:59:18.122</text:p>
          </table:table-cell>
          <table:table-cell office:value-type="float" office:value="0.0430097" calcext:value-type="float">
            <text:p>0.0430097</text:p>
          </table:table-cell>
          <table:table-cell office:value-type="float" office:value="0.13668084" calcext:value-type="float">
            <text:p>0.13668084</text:p>
          </table:table-cell>
          <table:table-cell office:value-type="float" office:value="-0.23372471" calcext:value-type="float">
            <text:p>-0.23372471</text:p>
          </table:table-cell>
        </table:table-row>
        <table:table-row table:style-name="ro1">
          <table:table-cell office:value-type="string" calcext:value-type="string">
            <text:p>17:59:18.192</text:p>
          </table:table-cell>
          <table:table-cell office:value-type="float" office:value="0.10814228" calcext:value-type="float">
            <text:p>0.10814228</text:p>
          </table:table-cell>
          <table:table-cell office:value-type="float" office:value="0.10213874" calcext:value-type="float">
            <text:p>0.10213874</text:p>
          </table:table-cell>
          <table:table-cell office:value-type="float" office:value="-0.16882393" calcext:value-type="float">
            <text:p>-0.16882393</text:p>
          </table:table-cell>
        </table:table-row>
        <table:table-row table:style-name="ro1">
          <table:table-cell office:value-type="string" calcext:value-type="string">
            <text:p>17:59:18.262</text:p>
          </table:table-cell>
          <table:table-cell office:value-type="float" office:value="0.12545305" calcext:value-type="float">
            <text:p>0.12545305</text:p>
          </table:table-cell>
          <table:table-cell office:value-type="float" office:value="0.10994246" calcext:value-type="float">
            <text:p>0.10994246</text:p>
          </table:table-cell>
          <table:table-cell office:value-type="float" office:value="-0.1293097" calcext:value-type="float">
            <text:p>-0.1293097</text:p>
          </table:table-cell>
        </table:table-row>
        <table:table-row table:style-name="ro1">
          <table:table-cell office:value-type="string" calcext:value-type="string">
            <text:p>17:59:18.332</text:p>
          </table:table-cell>
          <table:table-cell office:value-type="float" office:value="0.21815681" calcext:value-type="float">
            <text:p>0.21815681</text:p>
          </table:table-cell>
          <table:table-cell office:value-type="float" office:value="0.05983691" calcext:value-type="float">
            <text:p>0.05983691</text:p>
          </table:table-cell>
          <table:table-cell office:value-type="float" office:value="-0.013766435" calcext:value-type="float">
            <text:p>-0.013766435</text:p>
          </table:table-cell>
        </table:table-row>
        <table:table-row table:style-name="ro1">
          <table:table-cell office:value-type="string" calcext:value-type="string">
            <text:p>17:59:18.400</text:p>
          </table:table-cell>
          <table:table-cell office:value-type="float" office:value="0.09570629" calcext:value-type="float">
            <text:p>0.09570629</text:p>
          </table:table-cell>
          <table:table-cell office:value-type="float" office:value="0.029683284" calcext:value-type="float">
            <text:p>0.029683284</text:p>
          </table:table-cell>
          <table:table-cell office:value-type="float" office:value="0.0974735" calcext:value-type="float">
            <text:p>0.0974735</text:p>
          </table:table-cell>
        </table:table-row>
        <table:table-row table:style-name="ro1">
          <table:table-cell table:style-name="ce4" office:value-type="string" calcext:value-type="string">
            <text:p>18:00:02.964</text:p>
          </table:table-cell>
          <table:table-cell table:style-name="ce10" office:value-type="float" office:value="0.4179228" calcext:value-type="float">
            <text:p>0.4179228</text:p>
          </table:table-cell>
          <table:table-cell table:style-name="ce10" office:value-type="float" office:value="0.17525013" calcext:value-type="float">
            <text:p>0.17525013</text:p>
          </table:table-cell>
          <table:table-cell table:style-name="ce10" office:value-type="float" office:value="-0.07179534" calcext:value-type="float">
            <text:p>-0.07179534</text:p>
          </table:table-cell>
        </table:table-row>
        <table:table-row table:style-name="ro1">
          <table:table-cell table:style-name="ce4" office:value-type="string" calcext:value-type="string">
            <text:p>18:00:03.035</text:p>
          </table:table-cell>
          <table:table-cell table:style-name="ce10" office:value-type="float" office:value="0.06741469" calcext:value-type="float">
            <text:p>0.06741469</text:p>
          </table:table-cell>
          <table:table-cell table:style-name="ce10" office:value-type="float" office:value="0.15948293" calcext:value-type="float">
            <text:p>0.15948293</text:p>
          </table:table-cell>
          <table:table-cell table:style-name="ce10" office:value-type="float" office:value="-0.15756014" calcext:value-type="float">
            <text:p>-0.15756014</text:p>
          </table:table-cell>
        </table:table-row>
        <table:table-row table:style-name="ro1">
          <table:table-cell table:style-name="ce4" office:value-type="string" calcext:value-type="string">
            <text:p>18:00:03.103</text:p>
          </table:table-cell>
          <table:table-cell table:style-name="ce10" office:value-type="float" office:value="0.022880297" calcext:value-type="float">
            <text:p>0.022880297</text:p>
          </table:table-cell>
          <table:table-cell table:style-name="ce10" office:value-type="float" office:value="0.07322213" calcext:value-type="float">
            <text:p>0.07322213</text:p>
          </table:table-cell>
          <table:table-cell table:style-name="ce10" office:value-type="float" office:value="-0.1714672" calcext:value-type="float">
            <text:p>-0.1714672</text:p>
          </table:table-cell>
        </table:table-row>
        <table:table-row table:style-name="ro1">
          <table:table-cell table:style-name="ce4" office:value-type="string" calcext:value-type="string">
            <text:p>18:00:03.178</text:p>
          </table:table-cell>
          <table:table-cell table:style-name="ce10" office:value-type="float" office:value="-0.051038615" calcext:value-type="float">
            <text:p>-0.051038615</text:p>
          </table:table-cell>
          <table:table-cell table:style-name="ce10" office:value-type="float" office:value="0.05908839" calcext:value-type="float">
            <text:p>0.05908839</text:p>
          </table:table-cell>
          <table:table-cell table:style-name="ce10" office:value-type="float" office:value="-0.19738688" calcext:value-type="float">
            <text:p>-0.19738688</text:p>
          </table:table-cell>
        </table:table-row>
        <table:table-row table:style-name="ro1">
          <table:table-cell table:style-name="ce4" office:value-type="string" calcext:value-type="string">
            <text:p>18:00:03.244</text:p>
          </table:table-cell>
          <table:table-cell table:style-name="ce10" office:value-type="float" office:value="-0.0041867085" calcext:value-type="float">
            <text:p>-0.0041867085</text:p>
          </table:table-cell>
          <table:table-cell table:style-name="ce10" office:value-type="float" office:value="0.09558676" calcext:value-type="float">
            <text:p>0.09558676</text:p>
          </table:table-cell>
          <table:table-cell table:style-name="ce10" office:value-type="float" office:value="-0.15501636" calcext:value-type="float">
            <text:p>-0.15501636</text:p>
          </table:table-cell>
        </table:table-row>
        <table:table-row table:style-name="ro1">
          <table:table-cell table:style-name="ce4" office:value-type="string" calcext:value-type="string">
            <text:p>18:00:03.313</text:p>
          </table:table-cell>
          <table:table-cell table:style-name="ce10" office:value-type="float" office:value="0.11730126" calcext:value-type="float">
            <text:p>0.11730126</text:p>
          </table:table-cell>
          <table:table-cell table:style-name="ce10" office:value-type="float" office:value="-0.06953832" calcext:value-type="float">
            <text:p>-0.06953832</text:p>
          </table:table-cell>
          <table:table-cell table:style-name="ce10" office:value-type="float" office:value="0.0028680782" calcext:value-type="float">
            <text:p>0.0028680782</text:p>
          </table:table-cell>
        </table:table-row>
        <table:table-row table:style-name="ro1">
          <table:table-cell table:style-name="ce4" office:value-type="string" calcext:value-type="string">
            <text:p>18:00:03.383</text:p>
          </table:table-cell>
          <table:table-cell table:style-name="ce10" office:value-type="float" office:value="0.046904176" calcext:value-type="float">
            <text:p>0.046904176</text:p>
          </table:table-cell>
          <table:table-cell table:style-name="ce10" office:value-type="float" office:value="-0.04610502" calcext:value-type="float">
            <text:p>-0.04610502</text:p>
          </table:table-cell>
          <table:table-cell table:style-name="ce10" office:value-type="float" office:value="0.0997004" calcext:value-type="float">
            <text:p>0.0997004</text:p>
          </table:table-cell>
        </table:table-row>
        <table:table-row table:style-name="ro1">
          <table:table-cell table:style-name="ce4" office:value-type="string" calcext:value-type="string">
            <text:p>18:00:03.456</text:p>
          </table:table-cell>
          <table:table-cell table:style-name="ce10" office:value-type="float" office:value="0.19865909" calcext:value-type="float">
            <text:p>0.19865909</text:p>
          </table:table-cell>
          <table:table-cell table:style-name="ce10" office:value-type="float" office:value="-0.059072614" calcext:value-type="float">
            <text:p>-0.059072614</text:p>
          </table:table-cell>
          <table:table-cell table:style-name="ce10" office:value-type="float" office:value="0.23782606" calcext:value-type="float">
            <text:p>0.23782606</text:p>
          </table:table-cell>
        </table:table-row>
        <table:table-row table:style-name="ro1">
          <table:table-cell table:style-name="ce4" office:value-type="string" calcext:value-type="string">
            <text:p>18:00:15.285</text:p>
          </table:table-cell>
          <table:table-cell table:style-name="ce10" office:value-type="float" office:value="-0.7735017" calcext:value-type="float">
            <text:p>-0.7735017</text:p>
          </table:table-cell>
          <table:table-cell table:style-name="ce10" office:value-type="float" office:value="-0.025040362" calcext:value-type="float">
            <text:p>-0.025040362</text:p>
          </table:table-cell>
          <table:table-cell table:style-name="ce10" office:value-type="float" office:value="0.5921929" calcext:value-type="float">
            <text:p>0.5921929</text:p>
          </table:table-cell>
        </table:table-row>
        <table:table-row table:style-name="ro1">
          <table:table-cell table:style-name="ce4" office:value-type="string" calcext:value-type="string">
            <text:p>18:00:15.351</text:p>
          </table:table-cell>
          <table:table-cell table:style-name="ce10" office:value-type="float" office:value="-0.60100996" calcext:value-type="float">
            <text:p>-0.60100996</text:p>
          </table:table-cell>
          <table:table-cell table:style-name="ce10" office:value-type="float" office:value="0.00031522848" calcext:value-type="float">
            <text:p>0.00031522848</text:p>
          </table:table-cell>
          <table:table-cell table:style-name="ce10" office:value-type="float" office:value="0.59229976" calcext:value-type="float">
            <text:p>0.59229976</text:p>
          </table:table-cell>
        </table:table-row>
        <table:table-row table:style-name="ro1">
          <table:table-cell table:style-name="ce4" office:value-type="string" calcext:value-type="string">
            <text:p>18:00:15.422</text:p>
          </table:table-cell>
          <table:table-cell table:style-name="ce10" office:value-type="float" office:value="-0.5011385" calcext:value-type="float">
            <text:p>-0.5011385</text:p>
          </table:table-cell>
          <table:table-cell table:style-name="ce10" office:value-type="float" office:value="-0.10518505" calcext:value-type="float">
            <text:p>-0.10518505</text:p>
          </table:table-cell>
          <table:table-cell table:style-name="ce10" office:value-type="float" office:value="0.20260097" calcext:value-type="float">
            <text:p>0.20260097</text:p>
          </table:table-cell>
        </table:table-row>
        <table:table-row table:style-name="ro1">
          <table:table-cell table:style-name="ce4" office:value-type="string" calcext:value-type="string">
            <text:p>18:00:15.494</text:p>
          </table:table-cell>
          <table:table-cell table:style-name="ce10" office:value-type="float" office:value="-0.5090324" calcext:value-type="float">
            <text:p>-0.5090324</text:p>
          </table:table-cell>
          <table:table-cell table:style-name="ce10" office:value-type="float" office:value="0.045079544" calcext:value-type="float">
            <text:p>0.045079544</text:p>
          </table:table-cell>
          <table:table-cell table:style-name="ce10" office:value-type="float" office:value="0.27308798" calcext:value-type="float">
            <text:p>0.27308798</text:p>
          </table:table-cell>
        </table:table-row>
        <table:table-row table:style-name="ro1">
          <table:table-cell table:style-name="ce4" office:value-type="string" calcext:value-type="string">
            <text:p>18:00:15.562</text:p>
          </table:table-cell>
          <table:table-cell table:style-name="ce10" office:value-type="float" office:value="-0.5677727" calcext:value-type="float">
            <text:p>-0.5677727</text:p>
          </table:table-cell>
          <table:table-cell table:style-name="ce10" office:value-type="float" office:value="-0.037431326" calcext:value-type="float">
            <text:p>-0.037431326</text:p>
          </table:table-cell>
          <table:table-cell table:style-name="ce10" office:value-type="float" office:value="0.25852332" calcext:value-type="float">
            <text:p>0.25852332</text:p>
          </table:table-cell>
        </table:table-row>
        <table:table-row table:style-name="ro1">
          <table:table-cell table:style-name="ce4" office:value-type="string" calcext:value-type="string">
            <text:p>18:00:15.637</text:p>
          </table:table-cell>
          <table:table-cell table:style-name="ce10" office:value-type="float" office:value="-0.53055114" calcext:value-type="float">
            <text:p>-0.53055114</text:p>
          </table:table-cell>
          <table:table-cell table:style-name="ce10" office:value-type="float" office:value="0.11990067" calcext:value-type="float">
            <text:p>0.11990067</text:p>
          </table:table-cell>
          <table:table-cell table:style-name="ce10" office:value-type="float" office:value="0.34604988" calcext:value-type="float">
            <text:p>0.34604988</text:p>
          </table:table-cell>
        </table:table-row>
        <table:table-row table:style-name="ro1">
          <table:table-cell table:style-name="ce4" office:value-type="string" calcext:value-type="string">
            <text:p>18:00:15.701</text:p>
          </table:table-cell>
          <table:table-cell table:style-name="ce10" office:value-type="float" office:value="-0.5401181" calcext:value-type="float">
            <text:p>-0.5401181</text:p>
          </table:table-cell>
          <table:table-cell table:style-name="ce10" office:value-type="float" office:value="-0.11137652" calcext:value-type="float">
            <text:p>-0.11137652</text:p>
          </table:table-cell>
          <table:table-cell table:style-name="ce10" office:value-type="float" office:value="0.18224567" calcext:value-type="float">
            <text:p>0.18224567</text:p>
          </table:table-cell>
        </table:table-row>
        <table:table-row table:style-name="ro1">
          <table:table-cell table:style-name="ce4" office:value-type="string" calcext:value-type="string">
            <text:p>18:00:16.921</text:p>
          </table:table-cell>
          <table:table-cell table:style-name="ce10" office:value-type="float" office:value="-0.57619417" calcext:value-type="float">
            <text:p>-0.57619417</text:p>
          </table:table-cell>
          <table:table-cell table:style-name="ce10" office:value-type="float" office:value="-0.5038765" calcext:value-type="float">
            <text:p>-0.5038765</text:p>
          </table:table-cell>
          <table:table-cell table:style-name="ce10" office:value-type="float" office:value="-0.24598868" calcext:value-type="float">
            <text:p>-0.24598868</text:p>
          </table:table-cell>
        </table:table-row>
        <table:table-row table:style-name="ro1">
          <table:table-cell table:style-name="ce4" office:value-type="string" calcext:value-type="string">
            <text:p>18:00:16.995</text:p>
          </table:table-cell>
          <table:table-cell table:style-name="ce10" office:value-type="float" office:value="-0.495064" calcext:value-type="float">
            <text:p>-0.495064</text:p>
          </table:table-cell>
          <table:table-cell table:style-name="ce10" office:value-type="float" office:value="-0.4633766" calcext:value-type="float">
            <text:p>-0.4633766</text:p>
          </table:table-cell>
          <table:table-cell table:style-name="ce10" office:value-type="float" office:value="-0.28335267" calcext:value-type="float">
            <text:p>-0.28335267</text:p>
          </table:table-cell>
        </table:table-row>
        <table:table-row table:style-name="ro1">
          <table:table-cell table:style-name="ce4" office:value-type="string" calcext:value-type="string">
            <text:p>18:00:17.062</text:p>
          </table:table-cell>
          <table:table-cell table:style-name="ce10" office:value-type="float" office:value="-0.3792002" calcext:value-type="float">
            <text:p>-0.3792002</text:p>
          </table:table-cell>
          <table:table-cell table:style-name="ce10" office:value-type="float" office:value="-0.33595982" calcext:value-type="float">
            <text:p>-0.33595982</text:p>
          </table:table-cell>
          <table:table-cell table:style-name="ce10" office:value-type="float" office:value="-0.26600373" calcext:value-type="float">
            <text:p>-0.26600373</text:p>
          </table:table-cell>
        </table:table-row>
        <table:table-row table:style-name="ro1">
          <table:table-cell table:style-name="ce4" office:value-type="string" calcext:value-type="string">
            <text:p>18:00:17.133</text:p>
          </table:table-cell>
          <table:table-cell table:style-name="ce10" office:value-type="float" office:value="-0.15297452" calcext:value-type="float">
            <text:p>-0.15297452</text:p>
          </table:table-cell>
          <table:table-cell table:style-name="ce10" office:value-type="float" office:value="-0.409151" calcext:value-type="float">
            <text:p>-0.409151</text:p>
          </table:table-cell>
          <table:table-cell table:style-name="ce10" office:value-type="float" office:value="-0.2486319" calcext:value-type="float">
            <text:p>-0.2486319</text:p>
          </table:table-cell>
        </table:table-row>
        <table:table-row table:style-name="ro1">
          <table:table-cell table:style-name="ce4" office:value-type="string" calcext:value-type="string">
            <text:p>18:00:17.202</text:p>
          </table:table-cell>
          <table:table-cell table:style-name="ce10" office:value-type="float" office:value="-0.13547981" calcext:value-type="float">
            <text:p>-0.13547981</text:p>
          </table:table-cell>
          <table:table-cell table:style-name="ce10" office:value-type="float" office:value="-0.2737535" calcext:value-type="float">
            <text:p>-0.2737535</text:p>
          </table:table-cell>
          <table:table-cell table:style-name="ce10" office:value-type="float" office:value="-0.2343156" calcext:value-type="float">
            <text:p>-0.2343156</text:p>
          </table:table-cell>
        </table:table-row>
        <table:table-row table:style-name="ro1">
          <table:table-cell table:style-name="ce4" office:value-type="string" calcext:value-type="string">
            <text:p>18:00:17.274</text:p>
          </table:table-cell>
          <table:table-cell table:style-name="ce10" office:value-type="float" office:value="-0.25288883" calcext:value-type="float">
            <text:p>-0.25288883</text:p>
          </table:table-cell>
          <table:table-cell table:style-name="ce10" office:value-type="float" office:value="-0.34942985" calcext:value-type="float">
            <text:p>-0.34942985</text:p>
          </table:table-cell>
          <table:table-cell table:style-name="ce10" office:value-type="float" office:value="-0.06212916" calcext:value-type="float">
            <text:p>-0.06212916</text:p>
          </table:table-cell>
        </table:table-row>
        <table:table-row table:style-name="ro1">
          <table:table-cell table:style-name="ce4" office:value-type="string" calcext:value-type="string">
            <text:p>18:00:17.344</text:p>
          </table:table-cell>
          <table:table-cell table:style-name="ce10" office:value-type="float" office:value="-0.41085196" calcext:value-type="float">
            <text:p>-0.41085196</text:p>
          </table:table-cell>
          <table:table-cell table:style-name="ce10" office:value-type="float" office:value="-0.23099084" calcext:value-type="float">
            <text:p>-0.23099084</text:p>
          </table:table-cell>
          <table:table-cell table:style-name="ce10" office:value-type="float" office:value="-0.123372294" calcext:value-type="float">
            <text:p>-0.123372294</text:p>
          </table:table-cell>
        </table:table-row>
        <table:table-row table:style-name="ro1">
          <table:table-cell table:style-name="ce4" office:value-type="string" calcext:value-type="string">
            <text:p>18:00:29.849</text:p>
          </table:table-cell>
          <table:table-cell table:style-name="ce10" office:value-type="float" office:value="-0.22123158" calcext:value-type="float">
            <text:p>-0.22123158</text:p>
          </table:table-cell>
          <table:table-cell table:style-name="ce10" office:value-type="float" office:value="0.1485048" calcext:value-type="float">
            <text:p>0.1485048</text:p>
          </table:table-cell>
          <table:table-cell table:style-name="ce10" office:value-type="float" office:value="0.39455575" calcext:value-type="float">
            <text:p>0.39455575</text:p>
          </table:table-cell>
        </table:table-row>
        <table:table-row table:style-name="ro1">
          <table:table-cell office:value-type="string" calcext:value-type="string">
            <text:p>18:00:29.917</text:p>
          </table:table-cell>
          <table:table-cell office:value-type="float" office:value="-0.22745314" calcext:value-type="float">
            <text:p>-0.22745314</text:p>
          </table:table-cell>
          <table:table-cell office:value-type="float" office:value="0.23033398" calcext:value-type="float">
            <text:p>0.23033398</text:p>
          </table:table-cell>
          <table:table-cell office:value-type="float" office:value="0.37333754" calcext:value-type="float">
            <text:p>0.37333754</text:p>
          </table:table-cell>
        </table:table-row>
        <table:table-row table:style-name="ro1">
          <table:table-cell office:value-type="string" calcext:value-type="string">
            <text:p>18:00:29.988</text:p>
          </table:table-cell>
          <table:table-cell office:value-type="float" office:value="-0.13065997" calcext:value-type="float">
            <text:p>-0.13065997</text:p>
          </table:table-cell>
          <table:table-cell office:value-type="float" office:value="0.22421956" calcext:value-type="float">
            <text:p>0.22421956</text:p>
          </table:table-cell>
          <table:table-cell office:value-type="float" office:value="0.36434853" calcext:value-type="float">
            <text:p>0.36434853</text:p>
          </table:table-cell>
        </table:table-row>
        <table:table-row table:style-name="ro1">
          <table:table-cell office:value-type="string" calcext:value-type="string">
            <text:p>18:00:30.058</text:p>
          </table:table-cell>
          <table:table-cell office:value-type="float" office:value="-0.10155393" calcext:value-type="float">
            <text:p>-0.10155393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0.3443931" calcext:value-type="float">
            <text:p>0.3443931</text:p>
          </table:table-cell>
        </table:table-row>
        <table:table-row table:style-name="ro1">
          <table:table-cell office:value-type="string" calcext:value-type="string">
            <text:p>18:00:30.129</text:p>
          </table:table-cell>
          <table:table-cell office:value-type="float" office:value="-0.11271202" calcext:value-type="float">
            <text:p>-0.11271202</text:p>
          </table:table-cell>
          <table:table-cell office:value-type="float" office:value="0.18675944" calcext:value-type="float">
            <text:p>0.18675944</text:p>
          </table:table-cell>
          <table:table-cell office:value-type="float" office:value="0.28270772" calcext:value-type="float">
            <text:p>0.28270772</text:p>
          </table:table-cell>
        </table:table-row>
        <table:table-row table:style-name="ro1">
          <table:table-cell office:value-type="string" calcext:value-type="string">
            <text:p>18:00:30.199</text:p>
          </table:table-cell>
          <table:table-cell office:value-type="float" office:value="-0.010474018" calcext:value-type="float">
            <text:p>-0.010474018</text:p>
          </table:table-cell>
          <table:table-cell office:value-type="float" office:value="0.24564695" calcext:value-type="float">
            <text:p>0.24564695</text:p>
          </table:table-cell>
          <table:table-cell office:value-type="float" office:value="0.27750826" calcext:value-type="float">
            <text:p>0.27750826</text:p>
          </table:table-cell>
        </table:table-row>
        <table:table-row table:style-name="ro1">
          <table:table-cell office:value-type="string" calcext:value-type="string">
            <text:p>18:00:30.269</text:p>
          </table:table-cell>
          <table:table-cell office:value-type="float" office:value="0.113839984" calcext:value-type="float">
            <text:p>0.113839984</text:p>
          </table:table-cell>
          <table:table-cell office:value-type="float" office:value="0.072547086" calcext:value-type="float">
            <text:p>0.072547086</text:p>
          </table:table-cell>
          <table:table-cell office:value-type="float" office:value="0.25788727" calcext:value-type="float">
            <text:p>0.25788727</text:p>
          </table:table-cell>
        </table:table-row>
        <table:table-row table:style-name="ro1">
          <table:table-cell office:value-type="string" calcext:value-type="string">
            <text:p>18:00:31.309</text:p>
          </table:table-cell>
          <table:table-cell office:value-type="float" office:value="-0.20779791" calcext:value-type="float">
            <text:p>-0.20779791</text:p>
          </table:table-cell>
          <table:table-cell office:value-type="float" office:value="-0.3119781" calcext:value-type="float">
            <text:p>-0.3119781</text:p>
          </table:table-cell>
          <table:table-cell office:value-type="float" office:value="0.07037982" calcext:value-type="float">
            <text:p>0.07037982</text:p>
          </table:table-cell>
        </table:table-row>
        <table:table-row table:style-name="ro1">
          <table:table-cell office:value-type="string" calcext:value-type="string">
            <text:p>18:00:31.362</text:p>
          </table:table-cell>
          <table:table-cell office:value-type="float" office:value="-0.7565494" calcext:value-type="float">
            <text:p>-0.7565494</text:p>
          </table:table-cell>
          <table:table-cell office:value-type="float" office:value="0.15911226" calcext:value-type="float">
            <text:p>0.15911226</text:p>
          </table:table-cell>
          <table:table-cell office:value-type="float" office:value="-0.32513472" calcext:value-type="float">
            <text:p>-0.32513472</text:p>
          </table:table-cell>
        </table:table-row>
        <table:table-row table:style-name="ro1">
          <table:table-cell office:value-type="string" calcext:value-type="string">
            <text:p>18:00:31.432</text:p>
          </table:table-cell>
          <table:table-cell office:value-type="float" office:value="-0.61915123" calcext:value-type="float">
            <text:p>-0.61915123</text:p>
          </table:table-cell>
          <table:table-cell office:value-type="float" office:value="-0.08729213" calcext:value-type="float">
            <text:p>-0.08729213</text:p>
          </table:table-cell>
          <table:table-cell office:value-type="float" office:value="-0.13771404" calcext:value-type="float">
            <text:p>-0.13771404</text:p>
          </table:table-cell>
        </table:table-row>
        <table:table-row table:style-name="ro1">
          <table:table-cell office:value-type="string" calcext:value-type="string">
            <text:p>18:00:31.504</text:p>
          </table:table-cell>
          <table:table-cell office:value-type="float" office:value="-0.2467625" calcext:value-type="float">
            <text:p>-0.2467625</text:p>
          </table:table-cell>
          <table:table-cell office:value-type="float" office:value="-0.13085784" calcext:value-type="float">
            <text:p>-0.13085784</text:p>
          </table:table-cell>
          <table:table-cell office:value-type="float" office:value="0.13357688" calcext:value-type="float">
            <text:p>0.13357688</text:p>
          </table:table-cell>
        </table:table-row>
        <table:table-row table:style-name="ro1">
          <table:table-cell office:value-type="string" calcext:value-type="string">
            <text:p>18:00:31.572</text:p>
          </table:table-cell>
          <table:table-cell office:value-type="float" office:value="-0.053775713" calcext:value-type="float">
            <text:p>-0.053775713</text:p>
          </table:table-cell>
          <table:table-cell office:value-type="float" office:value="-0.2999254" calcext:value-type="float">
            <text:p>-0.2999254</text:p>
          </table:table-cell>
          <table:table-cell office:value-type="float" office:value="0.11846138" calcext:value-type="float">
            <text:p>0.11846138</text:p>
          </table:table-cell>
        </table:table-row>
        <table:table-row table:style-name="ro1">
          <table:table-cell office:value-type="string" calcext:value-type="string">
            <text:p>18:00:31.644</text:p>
          </table:table-cell>
          <table:table-cell office:value-type="float" office:value="0.09859893" calcext:value-type="float">
            <text:p>0.09859893</text:p>
          </table:table-cell>
          <table:table-cell office:value-type="float" office:value="-0.29322383" calcext:value-type="float">
            <text:p>-0.29322383</text:p>
          </table:table-cell>
          <table:table-cell office:value-type="float" office:value="0.11606349" calcext:value-type="float">
            <text:p>0.11606349</text:p>
          </table:table-cell>
        </table:table-row>
        <table:table-row table:style-name="ro1">
          <table:table-cell office:value-type="string" calcext:value-type="string">
            <text:p>18:00:31.712</text:p>
          </table:table-cell>
          <table:table-cell office:value-type="float" office:value="0.024359155" calcext:value-type="float">
            <text:p>0.024359155</text:p>
          </table:table-cell>
          <table:table-cell office:value-type="float" office:value="-0.015390715" calcext:value-type="float">
            <text:p>-0.015390715</text:p>
          </table:table-cell>
          <table:table-cell office:value-type="float" office:value="-0.013755738" calcext:value-type="float">
            <text:p>-0.013755738</text:p>
          </table:table-cell>
        </table:table-row>
        <table:table-row table:style-name="ro1">
          <table:table-cell office:value-type="string" calcext:value-type="string">
            <text:p>18:00:31.784</text:p>
          </table:table-cell>
          <table:table-cell office:value-type="float" office:value="0.09904726" calcext:value-type="float">
            <text:p>0.09904726</text:p>
          </table:table-cell>
          <table:table-cell office:value-type="float" office:value="-0.004183694" calcext:value-type="float">
            <text:p>-0.004183694</text:p>
          </table:table-cell>
          <table:table-cell office:value-type="float" office:value="0.040354203" calcext:value-type="float">
            <text:p>0.040354203</text:p>
          </table:table-cell>
        </table:table-row>
        <table:table-row table:style-name="ro1">
          <table:table-cell office:value-type="string" calcext:value-type="string">
            <text:p>18:00:40.250</text:p>
          </table:table-cell>
          <table:table-cell office:value-type="float" office:value="0.13616401" calcext:value-type="float">
            <text:p>0.13616401</text:p>
          </table:table-cell>
          <table:table-cell office:value-type="float" office:value="0.3893255" calcext:value-type="float">
            <text:p>0.3893255</text:p>
          </table:table-cell>
          <table:table-cell office:value-type="float" office:value="0.1918852" calcext:value-type="float">
            <text:p>0.1918852</text:p>
          </table:table-cell>
        </table:table-row>
        <table:table-row table:style-name="ro1">
          <table:table-cell office:value-type="string" calcext:value-type="string">
            <text:p>18:00:40.320</text:p>
          </table:table-cell>
          <table:table-cell office:value-type="float" office:value="0.17572144" calcext:value-type="float">
            <text:p>0.17572144</text:p>
          </table:table-cell>
          <table:table-cell office:value-type="float" office:value="0.34621814" calcext:value-type="float">
            <text:p>0.34621814</text:p>
          </table:table-cell>
          <table:table-cell office:value-type="float" office:value="0.27486956" calcext:value-type="float">
            <text:p>0.27486956</text:p>
          </table:table-cell>
        </table:table-row>
        <table:table-row table:style-name="ro1">
          <table:table-cell office:value-type="string" calcext:value-type="string">
            <text:p>18:00:40.390</text:p>
          </table:table-cell>
          <table:table-cell office:value-type="float" office:value="0.103217654" calcext:value-type="float">
            <text:p>0.103217654</text:p>
          </table:table-cell>
          <table:table-cell office:value-type="float" office:value="0.3098385" calcext:value-type="float">
            <text:p>0.3098385</text:p>
          </table:table-cell>
          <table:table-cell office:value-type="float" office:value="0.17025852" calcext:value-type="float">
            <text:p>0.17025852</text:p>
          </table:table-cell>
        </table:table-row>
        <table:table-row table:style-name="ro1">
          <table:table-cell office:value-type="string" calcext:value-type="string">
            <text:p>18:00:40.466</text:p>
          </table:table-cell>
          <table:table-cell office:value-type="float" office:value="0.064770885" calcext:value-type="float">
            <text:p>0.064770885</text:p>
          </table:table-cell>
          <table:table-cell office:value-type="float" office:value="0.36872283" calcext:value-type="float">
            <text:p>0.36872283</text:p>
          </table:table-cell>
          <table:table-cell office:value-type="float" office:value="0.13082059" calcext:value-type="float">
            <text:p>0.13082059</text:p>
          </table:table-cell>
        </table:table-row>
        <table:table-row table:style-name="ro1">
          <table:table-cell office:value-type="string" calcext:value-type="string">
            <text:p>18:00:40.532</text:p>
          </table:table-cell>
          <table:table-cell office:value-type="float" office:value="0.078508645" calcext:value-type="float">
            <text:p>0.078508645</text:p>
          </table:table-cell>
          <table:table-cell office:value-type="float" office:value="0.16419917" calcext:value-type="float">
            <text:p>0.16419917</text:p>
          </table:table-cell>
          <table:table-cell office:value-type="float" office:value="0.14168875" calcext:value-type="float">
            <text:p>0.14168875</text:p>
          </table:table-cell>
        </table:table-row>
        <table:table-row table:style-name="ro1">
          <table:table-cell office:value-type="string" calcext:value-type="string">
            <text:p>18:00:40.602</text:p>
          </table:table-cell>
          <table:table-cell office:value-type="float" office:value="0.09306989" calcext:value-type="float">
            <text:p>0.09306989</text:p>
          </table:table-cell>
          <table:table-cell office:value-type="float" office:value="0.19106539" calcext:value-type="float">
            <text:p>0.19106539</text:p>
          </table:table-cell>
          <table:table-cell office:value-type="float" office:value="0.09697785" calcext:value-type="float">
            <text:p>0.09697785</text:p>
          </table:table-cell>
        </table:table-row>
        <table:table-row table:style-name="ro1">
          <table:table-cell office:value-type="string" calcext:value-type="string">
            <text:p>18:00:40.672</text:p>
          </table:table-cell>
          <table:table-cell office:value-type="float" office:value="0.07167794" calcext:value-type="float">
            <text:p>0.07167794</text:p>
          </table:table-cell>
          <table:table-cell office:value-type="float" office:value="0.011778181" calcext:value-type="float">
            <text:p>0.011778181</text:p>
          </table:table-cell>
          <table:table-cell office:value-type="float" office:value="0.0769529" calcext:value-type="float">
            <text:p>0.0769529</text:p>
          </table:table-cell>
        </table:table-row>
        <table:table-row table:style-name="ro1">
          <table:table-cell office:value-type="string" calcext:value-type="string">
            <text:p>18:00:41.853</text:p>
          </table:table-cell>
          <table:table-cell office:value-type="float" office:value="-0.5507242" calcext:value-type="float">
            <text:p>-0.5507242</text:p>
          </table:table-cell>
          <table:table-cell office:value-type="float" office:value="-0.08915551" calcext:value-type="float">
            <text:p>-0.08915551</text:p>
          </table:table-cell>
          <table:table-cell office:value-type="float" office:value="-0.49126482" calcext:value-type="float">
            <text:p>-0.49126482</text:p>
          </table:table-cell>
        </table:table-row>
        <table:table-row table:style-name="ro1">
          <table:table-cell office:value-type="string" calcext:value-type="string">
            <text:p>18:00:41.924</text:p>
          </table:table-cell>
          <table:table-cell office:value-type="float" office:value="-0.54970455" calcext:value-type="float">
            <text:p>-0.54970455</text:p>
          </table:table-cell>
          <table:table-cell office:value-type="float" office:value="-0.13890694" calcext:value-type="float">
            <text:p>-0.13890694</text:p>
          </table:table-cell>
          <table:table-cell office:value-type="float" office:value="-0.3962155" calcext:value-type="float">
            <text:p>-0.3962155</text:p>
          </table:table-cell>
        </table:table-row>
        <table:table-row table:style-name="ro1">
          <table:table-cell office:value-type="string" calcext:value-type="string">
            <text:p>18:00:41.996</text:p>
          </table:table-cell>
          <table:table-cell office:value-type="float" office:value="-0.52373797" calcext:value-type="float">
            <text:p>-0.52373797</text:p>
          </table:table-cell>
          <table:table-cell office:value-type="float" office:value="0.0131917745" calcext:value-type="float">
            <text:p>0.0131917745</text:p>
          </table:table-cell>
          <table:table-cell office:value-type="float" office:value="-0.3207785" calcext:value-type="float">
            <text:p>-0.3207785</text:p>
          </table:table-cell>
        </table:table-row>
        <table:table-row table:style-name="ro1">
          <table:table-cell office:value-type="string" calcext:value-type="string">
            <text:p>18:00:42.062</text:p>
          </table:table-cell>
          <table:table-cell office:value-type="float" office:value="-0.51662785" calcext:value-type="float">
            <text:p>-0.51662785</text:p>
          </table:table-cell>
          <table:table-cell office:value-type="float" office:value="-0.11600826" calcext:value-type="float">
            <text:p>-0.11600826</text:p>
          </table:table-cell>
          <table:table-cell office:value-type="float" office:value="-0.30364206" calcext:value-type="float">
            <text:p>-0.30364206</text:p>
          </table:table-cell>
        </table:table-row>
        <table:table-row table:style-name="ro1">
          <table:table-cell office:value-type="string" calcext:value-type="string">
            <text:p>18:00:42.135</text:p>
          </table:table-cell>
          <table:table-cell office:value-type="float" office:value="-0.46935964" calcext:value-type="float">
            <text:p>-0.46935964</text:p>
          </table:table-cell>
          <table:table-cell office:value-type="float" office:value="-0.07210763" calcext:value-type="float">
            <text:p>-0.07210763</text:p>
          </table:table-cell>
          <table:table-cell office:value-type="float" office:value="-0.31436673" calcext:value-type="float">
            <text:p>-0.31436673</text:p>
          </table:table-cell>
        </table:table-row>
        <table:table-row table:style-name="ro1">
          <table:table-cell office:value-type="string" calcext:value-type="string">
            <text:p>18:00:42.213</text:p>
          </table:table-cell>
          <table:table-cell office:value-type="float" office:value="-0.32178888" calcext:value-type="float">
            <text:p>-0.32178888</text:p>
          </table:table-cell>
          <table:table-cell office:value-type="float" office:value="0.017720308" calcext:value-type="float">
            <text:p>0.017720308</text:p>
          </table:table-cell>
          <table:table-cell office:value-type="float" office:value="-0.24052285" calcext:value-type="float">
            <text:p>-0.24052285</text:p>
          </table:table-cell>
        </table:table-row>
        <table:table-row table:style-name="ro1">
          <table:table-cell office:value-type="string" calcext:value-type="string">
            <text:p>18:00:42.283</text:p>
          </table:table-cell>
          <table:table-cell office:value-type="float" office:value="-0.303233" calcext:value-type="float">
            <text:p>-0.303233</text:p>
          </table:table-cell>
          <table:table-cell office:value-type="float" office:value="-0.040741175" calcext:value-type="float">
            <text:p>-0.040741175</text:p>
          </table:table-cell>
          <table:table-cell office:value-type="float" office:value="-0.23295005" calcext:value-type="float">
            <text:p>-0.23295005</text:p>
          </table:table-cell>
        </table:table-row>
        <table:table-row table:style-name="ro1">
          <table:table-cell office:value-type="string" calcext:value-type="string">
            <text:p>18:00:51.671</text:p>
          </table:table-cell>
          <table:table-cell office:value-type="float" office:value="0.4906401" calcext:value-type="float">
            <text:p>0.4906401</text:p>
          </table:table-cell>
          <table:table-cell office:value-type="float" office:value="0.15361616" calcext:value-type="float">
            <text:p>0.15361616</text:p>
          </table:table-cell>
          <table:table-cell office:value-type="float" office:value="0.31790847" calcext:value-type="float">
            <text:p>0.31790847</text:p>
          </table:table-cell>
        </table:table-row>
        <table:table-row table:style-name="ro1">
          <table:table-cell office:value-type="string" calcext:value-type="string">
            <text:p>18:00:51.739</text:p>
          </table:table-cell>
          <table:table-cell office:value-type="float" office:value="0.45541883" calcext:value-type="float">
            <text:p>0.45541883</text:p>
          </table:table-cell>
          <table:table-cell office:value-type="float" office:value="0.13122329" calcext:value-type="float">
            <text:p>0.13122329</text:p>
          </table:table-cell>
          <table:table-cell office:value-type="float" office:value="0.31424257" calcext:value-type="float">
            <text:p>0.31424257</text:p>
          </table:table-cell>
        </table:table-row>
        <table:table-row table:style-name="ro1">
          <table:table-cell office:value-type="string" calcext:value-type="string">
            <text:p>18:00:51.813</text:p>
          </table:table-cell>
          <table:table-cell office:value-type="float" office:value="0.336708" calcext:value-type="float">
            <text:p>0.336708</text:p>
          </table:table-cell>
          <table:table-cell office:value-type="float" office:value="0.15677285" calcext:value-type="float">
            <text:p>0.15677285</text:p>
          </table:table-cell>
          <table:table-cell office:value-type="float" office:value="0.28413668" calcext:value-type="float">
            <text:p>0.28413668</text:p>
          </table:table-cell>
        </table:table-row>
        <table:table-row table:style-name="ro1">
          <table:table-cell office:value-type="string" calcext:value-type="string">
            <text:p>18:00:51.880</text:p>
          </table:table-cell>
          <table:table-cell office:value-type="float" office:value="0.31753916" calcext:value-type="float">
            <text:p>0.31753916</text:p>
          </table:table-cell>
          <table:table-cell office:value-type="float" office:value="0.22459166" calcext:value-type="float">
            <text:p>0.22459166</text:p>
          </table:table-cell>
          <table:table-cell office:value-type="float" office:value="0.33943886" calcext:value-type="float">
            <text:p>0.33943886</text:p>
          </table:table-cell>
        </table:table-row>
        <table:table-row table:style-name="ro1">
          <table:table-cell office:value-type="string" calcext:value-type="string">
            <text:p>18:00:51.952</text:p>
          </table:table-cell>
          <table:table-cell office:value-type="float" office:value="0.23634678" calcext:value-type="float">
            <text:p>0.23634678</text:p>
          </table:table-cell>
          <table:table-cell office:value-type="float" office:value="0.11687858" calcext:value-type="float">
            <text:p>0.11687858</text:p>
          </table:table-cell>
          <table:table-cell office:value-type="float" office:value="0.24792658" calcext:value-type="float">
            <text:p>0.24792658</text:p>
          </table:table-cell>
        </table:table-row>
        <table:table-row table:style-name="ro1">
          <table:table-cell office:value-type="string" calcext:value-type="string">
            <text:p>18:00:52.021</text:p>
          </table:table-cell>
          <table:table-cell office:value-type="float" office:value="0.25028536" calcext:value-type="float">
            <text:p>0.25028536</text:p>
          </table:table-cell>
          <table:table-cell office:value-type="float" office:value="0.25416532" calcext:value-type="float">
            <text:p>0.25416532</text:p>
          </table:table-cell>
          <table:table-cell office:value-type="float" office:value="0.23961346" calcext:value-type="float">
            <text:p>0.23961346</text:p>
          </table:table-cell>
        </table:table-row>
        <table:table-row table:style-name="ro1">
          <table:table-cell office:value-type="string" calcext:value-type="string">
            <text:p>18:00:52.092</text:p>
          </table:table-cell>
          <table:table-cell office:value-type="float" office:value="0.23800094" calcext:value-type="float">
            <text:p>0.23800094</text:p>
          </table:table-cell>
          <table:table-cell office:value-type="float" office:value="0.21666382" calcext:value-type="float">
            <text:p>0.21666382</text:p>
          </table:table-cell>
          <table:table-cell office:value-type="float" office:value="0.12907986" calcext:value-type="float">
            <text:p>0.12907986</text:p>
          </table:table-cell>
        </table:table-row>
        <table:table-row table:style-name="ro1">
          <table:table-cell office:value-type="string" calcext:value-type="string">
            <text:p>18:00:53.290</text:p>
          </table:table-cell>
          <table:table-cell office:value-type="float" office:value="0.2798991" calcext:value-type="float">
            <text:p>0.2798991</text:p>
          </table:table-cell>
          <table:table-cell office:value-type="float" office:value="0.18994372" calcext:value-type="float">
            <text:p>0.18994372</text:p>
          </table:table-cell>
          <table:table-cell office:value-type="float" office:value="0.075522475" calcext:value-type="float">
            <text:p>0.075522475</text:p>
          </table:table-cell>
        </table:table-row>
        <table:table-row table:style-name="ro1">
          <table:table-cell office:value-type="string" calcext:value-type="string">
            <text:p>18:00:53.336</text:p>
          </table:table-cell>
          <table:table-cell office:value-type="float" office:value="-0.2976269" calcext:value-type="float">
            <text:p>-0.2976269</text:p>
          </table:table-cell>
          <table:table-cell office:value-type="float" office:value="-0.39155063" calcext:value-type="float">
            <text:p>-0.39155063</text:p>
          </table:table-cell>
          <table:table-cell office:value-type="float" office:value="-0.17988133" calcext:value-type="float">
            <text:p>-0.17988133</text:p>
          </table:table-cell>
        </table:table-row>
        <table:table-row table:style-name="ro1">
          <table:table-cell office:value-type="string" calcext:value-type="string">
            <text:p>18:00:53.410</text:p>
          </table:table-cell>
          <table:table-cell office:value-type="float" office:value="0.09424512" calcext:value-type="float">
            <text:p>0.09424512</text:p>
          </table:table-cell>
          <table:table-cell office:value-type="float" office:value="-0.5345489" calcext:value-type="float">
            <text:p>-0.5345489</text:p>
          </table:table-cell>
          <table:table-cell office:value-type="float" office:value="0.089034565" calcext:value-type="float">
            <text:p>0.089034565</text:p>
          </table:table-cell>
        </table:table-row>
        <table:table-row table:style-name="ro1">
          <table:table-cell office:value-type="string" calcext:value-type="string">
            <text:p>18:00:53.476</text:p>
          </table:table-cell>
          <table:table-cell office:value-type="float" office:value="0.009014948" calcext:value-type="float">
            <text:p>0.009014948</text:p>
          </table:table-cell>
          <table:table-cell office:value-type="float" office:value="-0.36837432" calcext:value-type="float">
            <text:p>-0.36837432</text:p>
          </table:table-cell>
          <table:table-cell office:value-type="float" office:value="-0.20287672" calcext:value-type="float">
            <text:p>-0.20287672</text:p>
          </table:table-cell>
        </table:table-row>
        <table:table-row table:style-name="ro1">
          <table:table-cell office:value-type="string" calcext:value-type="string">
            <text:p>18:00:53.550</text:p>
          </table:table-cell>
          <table:table-cell office:value-type="float" office:value="0.018440586" calcext:value-type="float">
            <text:p>0.018440586</text:p>
          </table:table-cell>
          <table:table-cell office:value-type="float" office:value="-0.5807068" calcext:value-type="float">
            <text:p>-0.5807068</text:p>
          </table:table-cell>
          <table:table-cell office:value-type="float" office:value="-0.025045078" calcext:value-type="float">
            <text:p>-0.025045078</text:p>
          </table:table-cell>
        </table:table-row>
        <table:table-row table:style-name="ro1">
          <table:table-cell office:value-type="string" calcext:value-type="string">
            <text:p>18:00:53.616</text:p>
          </table:table-cell>
          <table:table-cell office:value-type="float" office:value="-0.026469868" calcext:value-type="float">
            <text:p>-0.026469868</text:p>
          </table:table-cell>
          <table:table-cell office:value-type="float" office:value="-0.20249455" calcext:value-type="float">
            <text:p>-0.20249455</text:p>
          </table:table-cell>
          <table:table-cell office:value-type="float" office:value="-0.030011278" calcext:value-type="float">
            <text:p>-0.030011278</text:p>
          </table:table-cell>
        </table:table-row>
        <table:table-row table:style-name="ro1">
          <table:table-cell office:value-type="string" calcext:value-type="string">
            <text:p>18:00:53.689</text:p>
          </table:table-cell>
          <table:table-cell office:value-type="float" office:value="0.19084996" calcext:value-type="float">
            <text:p>0.19084996</text:p>
          </table:table-cell>
          <table:table-cell office:value-type="float" office:value="-0.16246971" calcext:value-type="float">
            <text:p>-0.16246971</text:p>
          </table:table-cell>
          <table:table-cell office:value-type="float" office:value="-0.070955485" calcext:value-type="float">
            <text:p>-0.070955485</text:p>
          </table:table-cell>
        </table:table-row>
        <table:table-row table:style-name="ro1">
          <table:table-cell office:value-type="string" calcext:value-type="string">
            <text:p>18:00:53.756</text:p>
          </table:table-cell>
          <table:table-cell office:value-type="float" office:value="0.120348945" calcext:value-type="float">
            <text:p>0.120348945</text:p>
          </table:table-cell>
          <table:table-cell office:value-type="float" office:value="-0.120734446" calcext:value-type="float">
            <text:p>-0.120734446</text:p>
          </table:table-cell>
          <table:table-cell office:value-type="float" office:value="-0.030681217" calcext:value-type="float">
            <text:p>-0.030681217</text:p>
          </table:table-cell>
        </table:table-row>
        <table:table-row table:style-name="ro1">
          <table:table-cell office:value-type="string" calcext:value-type="string">
            <text:p>18:01:02.543</text:p>
          </table:table-cell>
          <table:table-cell office:value-type="float" office:value="0.14412947" calcext:value-type="float">
            <text:p>0.14412947</text:p>
          </table:table-cell>
          <table:table-cell office:value-type="float" office:value="0.1547911" calcext:value-type="float">
            <text:p>0.1547911</text:p>
          </table:table-cell>
          <table:table-cell office:value-type="float" office:value="0.17980878" calcext:value-type="float">
            <text:p>0.17980878</text:p>
          </table:table-cell>
        </table:table-row>
        <table:table-row table:style-name="ro1">
          <table:table-cell office:value-type="string" calcext:value-type="string">
            <text:p>18:01:02.613</text:p>
          </table:table-cell>
          <table:table-cell office:value-type="float" office:value="0.15608372" calcext:value-type="float">
            <text:p>0.15608372</text:p>
          </table:table-cell>
          <table:table-cell office:value-type="float" office:value="0.055376448" calcext:value-type="float">
            <text:p>0.055376448</text:p>
          </table:table-cell>
          <table:table-cell office:value-type="float" office:value="0.046910886" calcext:value-type="float">
            <text:p>0.046910886</text:p>
          </table:table-cell>
        </table:table-row>
        <table:table-row table:style-name="ro1">
          <table:table-cell office:value-type="string" calcext:value-type="string">
            <text:p>18:01:02.683</text:p>
          </table:table-cell>
          <table:table-cell office:value-type="float" office:value="0.13871755" calcext:value-type="float">
            <text:p>0.13871755</text:p>
          </table:table-cell>
          <table:table-cell office:value-type="float" office:value="-0.2065821" calcext:value-type="float">
            <text:p>-0.2065821</text:p>
          </table:table-cell>
          <table:table-cell office:value-type="float" office:value="0.05320612" calcext:value-type="float">
            <text:p>0.05320612</text:p>
          </table:table-cell>
        </table:table-row>
        <table:table-row table:style-name="ro1">
          <table:table-cell office:value-type="string" calcext:value-type="string">
            <text:p>18:01:02.757</text:p>
          </table:table-cell>
          <table:table-cell office:value-type="float" office:value="0.0116866045" calcext:value-type="float">
            <text:p>0.0116866045</text:p>
          </table:table-cell>
          <table:table-cell office:value-type="float" office:value="-0.41026467" calcext:value-type="float">
            <text:p>-0.41026467</text:p>
          </table:table-cell>
          <table:table-cell office:value-type="float" office:value="-0.09647484" calcext:value-type="float">
            <text:p>-0.09647484</text:p>
          </table:table-cell>
        </table:table-row>
        <table:table-row table:style-name="ro1">
          <table:table-cell office:value-type="string" calcext:value-type="string">
            <text:p>18:01:02.825</text:p>
          </table:table-cell>
          <table:table-cell office:value-type="float" office:value="-0.15207972" calcext:value-type="float">
            <text:p>-0.15207972</text:p>
          </table:table-cell>
          <table:table-cell office:value-type="float" office:value="-0.38637695" calcext:value-type="float">
            <text:p>-0.38637695</text:p>
          </table:table-cell>
          <table:table-cell office:value-type="float" office:value="-0.34061152" calcext:value-type="float">
            <text:p>-0.34061152</text:p>
          </table:table-cell>
        </table:table-row>
        <table:table-row table:style-name="ro1">
          <table:table-cell office:value-type="string" calcext:value-type="string">
            <text:p>18:01:02.895</text:p>
          </table:table-cell>
          <table:table-cell office:value-type="float" office:value="-0.38208658" calcext:value-type="float">
            <text:p>-0.38208658</text:p>
          </table:table-cell>
          <table:table-cell office:value-type="float" office:value="-0.28555652" calcext:value-type="float">
            <text:p>-0.28555652</text:p>
          </table:table-cell>
          <table:table-cell office:value-type="float" office:value="-0.45047125" calcext:value-type="float">
            <text:p>-0.45047125</text:p>
          </table:table-cell>
        </table:table-row>
        <table:table-row table:style-name="ro1">
          <table:table-cell office:value-type="string" calcext:value-type="string">
            <text:p>18:01:02.964</text:p>
          </table:table-cell>
          <table:table-cell office:value-type="float" office:value="-0.43923923" calcext:value-type="float">
            <text:p>-0.43923923</text:p>
          </table:table-cell>
          <table:table-cell office:value-type="float" office:value="-0.19547749" calcext:value-type="float">
            <text:p>-0.19547749</text:p>
          </table:table-cell>
          <table:table-cell office:value-type="float" office:value="-0.45486262" calcext:value-type="float">
            <text:p>-0.45486262</text:p>
          </table:table-cell>
        </table:table-row>
        <table:table-row table:style-name="ro1">
          <table:table-cell office:value-type="string" calcext:value-type="string">
            <text:p>18:01:03.035</text:p>
          </table:table-cell>
          <table:table-cell office:value-type="float" office:value="-0.43091103" calcext:value-type="float">
            <text:p>-0.43091103</text:p>
          </table:table-cell>
          <table:table-cell office:value-type="float" office:value="0.038523417" calcext:value-type="float">
            <text:p>0.038523417</text:p>
          </table:table-cell>
          <table:table-cell office:value-type="float" office:value="-0.32653946" calcext:value-type="float">
            <text:p>-0.32653946</text:p>
          </table:table-cell>
        </table:table-row>
        <table:table-row table:style-name="ro1">
          <table:table-cell office:value-type="string" calcext:value-type="string">
            <text:p>18:01:03.103</text:p>
          </table:table-cell>
          <table:table-cell office:value-type="float" office:value="-0.38847908" calcext:value-type="float">
            <text:p>-0.38847908</text:p>
          </table:table-cell>
          <table:table-cell office:value-type="float" office:value="0.19023749" calcext:value-type="float">
            <text:p>0.19023749</text:p>
          </table:table-cell>
          <table:table-cell office:value-type="float" office:value="-0.22862676" calcext:value-type="float">
            <text:p>-0.22862676</text:p>
          </table:table-cell>
        </table:table-row>
        <table:table-row table:style-name="ro1">
          <table:table-cell office:value-type="string" calcext:value-type="string">
            <text:p>18:01:03.179</text:p>
          </table:table-cell>
          <table:table-cell office:value-type="float" office:value="-0.3744603" calcext:value-type="float">
            <text:p>-0.3744603</text:p>
          </table:table-cell>
          <table:table-cell office:value-type="float" office:value="0.18571566" calcext:value-type="float">
            <text:p>0.18571566</text:p>
          </table:table-cell>
          <table:table-cell office:value-type="float" office:value="-0.2488305" calcext:value-type="float">
            <text:p>-0.2488305</text:p>
          </table:table-cell>
        </table:table-row>
        <table:table-row table:style-name="ro1">
          <table:table-cell office:value-type="string" calcext:value-type="string">
            <text:p>18:01:03.244</text:p>
          </table:table-cell>
          <table:table-cell office:value-type="float" office:value="-0.36272225" calcext:value-type="float">
            <text:p>-0.36272225</text:p>
          </table:table-cell>
          <table:table-cell office:value-type="float" office:value="0.1812066" calcext:value-type="float">
            <text:p>0.1812066</text:p>
          </table:table-cell>
          <table:table-cell office:value-type="float" office:value="-0.20812716" calcext:value-type="float">
            <text:p>-0.20812716</text:p>
          </table:table-cell>
        </table:table-row>
        <table:table-row table:style-name="ro1">
          <table:table-cell office:value-type="string" calcext:value-type="string">
            <text:p>18:01:03.324</text:p>
          </table:table-cell>
          <table:table-cell office:value-type="float" office:value="-0.31897932" calcext:value-type="float">
            <text:p>-0.31897932</text:p>
          </table:table-cell>
          <table:table-cell office:value-type="float" office:value="0.18835448" calcext:value-type="float">
            <text:p>0.18835448</text:p>
          </table:table-cell>
          <table:table-cell office:value-type="float" office:value="-0.1686377" calcext:value-type="float">
            <text:p>-0.1686377</text:p>
          </table:table-cell>
        </table:table-row>
        <table:table-row table:style-name="ro1">
          <table:table-cell office:value-type="string" calcext:value-type="string">
            <text:p>18:01:03.383</text:p>
          </table:table-cell>
          <table:table-cell office:value-type="float" office:value="-0.39013317" calcext:value-type="float">
            <text:p>-0.39013317</text:p>
          </table:table-cell>
          <table:table-cell office:value-type="float" office:value="-0.055261258" calcext:value-type="float">
            <text:p>-0.055261258</text:p>
          </table:table-cell>
          <table:table-cell office:value-type="float" office:value="-0.19923487" calcext:value-type="float">
            <text:p>-0.19923487</text:p>
          </table:table-cell>
        </table:table-row>
        <table:table-row table:style-name="ro1">
          <table:table-cell office:value-type="string" calcext:value-type="string">
            <text:p>18:01:03.753</text:p>
          </table:table-cell>
          <table:table-cell office:value-type="float" office:value="-0.1641325" calcext:value-type="float">
            <text:p>-0.1641325</text:p>
          </table:table-cell>
          <table:table-cell office:value-type="float" office:value="-0.2224402" calcext:value-type="float">
            <text:p>-0.2224402</text:p>
          </table:table-cell>
          <table:table-cell office:value-type="float" office:value="-0.29356918" calcext:value-type="float">
            <text:p>-0.29356918</text:p>
          </table:table-cell>
        </table:table-row>
        <table:table-row table:style-name="ro1">
          <table:table-cell office:value-type="string" calcext:value-type="string">
            <text:p>18:01:03.824</text:p>
          </table:table-cell>
          <table:table-cell office:value-type="float" office:value="-0.042250533" calcext:value-type="float">
            <text:p>-0.042250533</text:p>
          </table:table-cell>
          <table:table-cell office:value-type="float" office:value="-0.19514246" calcext:value-type="float">
            <text:p>-0.19514246</text:p>
          </table:table-cell>
          <table:table-cell office:value-type="float" office:value="-0.08952965" calcext:value-type="float">
            <text:p>-0.08952965</text:p>
          </table:table-cell>
        </table:table-row>
        <table:table-row table:style-name="ro1">
          <table:table-cell office:value-type="string" calcext:value-type="string">
            <text:p>18:01:03.896</text:p>
          </table:table-cell>
          <table:table-cell office:value-type="float" office:value="0.16390322" calcext:value-type="float">
            <text:p>0.16390322</text:p>
          </table:table-cell>
          <table:table-cell office:value-type="float" office:value="-0.11827958" calcext:value-type="float">
            <text:p>-0.11827958</text:p>
          </table:table-cell>
          <table:table-cell office:value-type="float" office:value="0.031483874" calcext:value-type="float">
            <text:p>0.031483874</text:p>
          </table:table-cell>
        </table:table-row>
        <table:table-row table:style-name="ro1">
          <table:table-cell office:value-type="string" calcext:value-type="string">
            <text:p>18:01:03.964</text:p>
          </table:table-cell>
          <table:table-cell office:value-type="float" office:value="0.22046213" calcext:value-type="float">
            <text:p>0.22046213</text:p>
          </table:table-cell>
          <table:table-cell office:value-type="float" office:value="-0.13523579" calcext:value-type="float">
            <text:p>-0.13523579</text:p>
          </table:table-cell>
          <table:table-cell office:value-type="float" office:value="0.13468313" calcext:value-type="float">
            <text:p>0.13468313</text:p>
          </table:table-cell>
        </table:table-row>
        <table:table-row table:style-name="ro1">
          <table:table-cell office:value-type="string" calcext:value-type="string">
            <text:p>18:01:04.035</text:p>
          </table:table-cell>
          <table:table-cell office:value-type="float" office:value="0.29443645" calcext:value-type="float">
            <text:p>0.29443645</text:p>
          </table:table-cell>
          <table:table-cell office:value-type="float" office:value="-0.27683917" calcext:value-type="float">
            <text:p>-0.27683917</text:p>
          </table:table-cell>
          <table:table-cell office:value-type="float" office:value="0.19262594" calcext:value-type="float">
            <text:p>0.19262594</text:p>
          </table:table-cell>
        </table:table-row>
        <table:table-row table:style-name="ro1">
          <table:table-cell office:value-type="string" calcext:value-type="string">
            <text:p>18:01:04.104</text:p>
          </table:table-cell>
          <table:table-cell office:value-type="float" office:value="0.44143325" calcext:value-type="float">
            <text:p>0.44143325</text:p>
          </table:table-cell>
          <table:table-cell office:value-type="float" office:value="0.0006738294" calcext:value-type="float">
            <text:p>0.0006738294</text:p>
          </table:table-cell>
          <table:table-cell office:value-type="float" office:value="0.18588774" calcext:value-type="float">
            <text:p>0.18588774</text:p>
          </table:table-cell>
        </table:table-row>
        <table:table-row table:style-name="ro1">
          <table:table-cell office:value-type="string" calcext:value-type="string">
            <text:p>18:01:04.176</text:p>
          </table:table-cell>
          <table:table-cell office:value-type="float" office:value="0.41728503" calcext:value-type="float">
            <text:p>0.41728503</text:p>
          </table:table-cell>
          <table:table-cell office:value-type="float" office:value="-0.16374905" calcext:value-type="float">
            <text:p>-0.16374905</text:p>
          </table:table-cell>
          <table:table-cell office:value-type="float" office:value="0.16532141" calcext:value-type="float">
            <text:p>0.16532141</text:p>
          </table:table-cell>
        </table:table-row>
        <table:table-row table:style-name="ro1">
          <table:table-cell table:style-name="ce7" office:value-type="string" calcext:value-type="string">
            <text:p>18:01:36.194</text:p>
          </table:table-cell>
          <table:table-cell table:style-name="ce13" office:value-type="float" office:value="0.28415027" calcext:value-type="float">
            <text:p>0.28415027</text:p>
          </table:table-cell>
          <table:table-cell table:style-name="ce13" office:value-type="float" office:value="0.4113905" calcext:value-type="float">
            <text:p>0.4113905</text:p>
          </table:table-cell>
          <table:table-cell table:style-name="ce13" office:value-type="float" office:value="0.19690937" calcext:value-type="float">
            <text:p>0.19690937</text:p>
          </table:table-cell>
        </table:table-row>
        <table:table-row table:style-name="ro1">
          <table:table-cell table:style-name="ce7" office:value-type="string" calcext:value-type="string">
            <text:p>18:01:36.261</text:p>
          </table:table-cell>
          <table:table-cell table:style-name="ce13" office:value-type="float" office:value="0.08368934" calcext:value-type="float">
            <text:p>0.08368934</text:p>
          </table:table-cell>
          <table:table-cell table:style-name="ce13" office:value-type="float" office:value="0.013195786" calcext:value-type="float">
            <text:p>0.013195786</text:p>
          </table:table-cell>
          <table:table-cell table:style-name="ce13" office:value-type="float" office:value="0.251486" calcext:value-type="float">
            <text:p>0.251486</text:p>
          </table:table-cell>
        </table:table-row>
        <table:table-row table:style-name="ro1">
          <table:table-cell table:style-name="ce7" office:value-type="string" calcext:value-type="string">
            <text:p>18:01:36.332</text:p>
          </table:table-cell>
          <table:table-cell table:style-name="ce13" office:value-type="float" office:value="0.00017390323" calcext:value-type="float">
            <text:p>0.00017390323</text:p>
          </table:table-cell>
          <table:table-cell table:style-name="ce13" office:value-type="float" office:value="0.3087268" calcext:value-type="float">
            <text:p>0.3087268</text:p>
          </table:table-cell>
          <table:table-cell table:style-name="ce13" office:value-type="float" office:value="0.40629345" calcext:value-type="float">
            <text:p>0.40629345</text:p>
          </table:table-cell>
        </table:table-row>
        <table:table-row table:style-name="ro1">
          <table:table-cell table:style-name="ce7" office:value-type="string" calcext:value-type="string">
            <text:p>18:01:36.402</text:p>
          </table:table-cell>
          <table:table-cell table:style-name="ce13" office:value-type="float" office:value="0.110239536" calcext:value-type="float">
            <text:p>0.110239536</text:p>
          </table:table-cell>
          <table:table-cell table:style-name="ce13" office:value-type="float" office:value="0.46286392" calcext:value-type="float">
            <text:p>0.46286392</text:p>
          </table:table-cell>
          <table:table-cell table:style-name="ce13" office:value-type="float" office:value="0.42564946" calcext:value-type="float">
            <text:p>0.42564946</text:p>
          </table:table-cell>
        </table:table-row>
        <table:table-row table:style-name="ro1">
          <table:table-cell table:style-name="ce7" office:value-type="string" calcext:value-type="string">
            <text:p>18:01:36.474</text:p>
          </table:table-cell>
          <table:table-cell table:style-name="ce13" office:value-type="float" office:value="0.36025074" calcext:value-type="float">
            <text:p>0.36025074</text:p>
          </table:table-cell>
          <table:table-cell table:style-name="ce13" office:value-type="float" office:value="0.43261755" calcext:value-type="float">
            <text:p>0.43261755</text:p>
          </table:table-cell>
          <table:table-cell table:style-name="ce13" office:value-type="float" office:value="0.5324986" calcext:value-type="float">
            <text:p>0.5324986</text:p>
          </table:table-cell>
        </table:table-row>
        <table:table-row table:style-name="ro1">
          <table:table-cell table:style-name="ce7" office:value-type="string" calcext:value-type="string">
            <text:p>18:01:36.543</text:p>
          </table:table-cell>
          <table:table-cell table:style-name="ce13" office:value-type="float" office:value="0.5758126" calcext:value-type="float">
            <text:p>0.5758126</text:p>
          </table:table-cell>
          <table:table-cell table:style-name="ce13" office:value-type="float" office:value="0.49130893" calcext:value-type="float">
            <text:p>0.49130893</text:p>
          </table:table-cell>
          <table:table-cell table:style-name="ce13" office:value-type="float" office:value="0.26984927" calcext:value-type="float">
            <text:p>0.26984927</text:p>
          </table:table-cell>
        </table:table-row>
        <table:table-row table:style-name="ro1">
          <table:table-cell table:style-name="ce7" office:value-type="string" calcext:value-type="string">
            <text:p>18:01:36.614</text:p>
          </table:table-cell>
          <table:table-cell table:style-name="ce13" office:value-type="float" office:value="0.18688366" calcext:value-type="float">
            <text:p>0.18688366</text:p>
          </table:table-cell>
          <table:table-cell table:style-name="ce13" office:value-type="float" office:value="0.35890165" calcext:value-type="float">
            <text:p>0.35890165</text:p>
          </table:table-cell>
          <table:table-cell table:style-name="ce13" office:value-type="float" office:value="0.10421687" calcext:value-type="float">
            <text:p>0.10421687</text:p>
          </table:table-cell>
        </table:table-row>
        <table:table-row table:style-name="ro1">
          <table:table-cell table:style-name="ce7" office:value-type="string" calcext:value-type="string">
            <text:p>18:01:38.574</text:p>
          </table:table-cell>
          <table:table-cell table:style-name="ce13" office:value-type="float" office:value="0.3059638" calcext:value-type="float">
            <text:p>0.3059638</text:p>
          </table:table-cell>
          <table:table-cell table:style-name="ce13" office:value-type="float" office:value="0.2287488" calcext:value-type="float">
            <text:p>0.2287488</text:p>
          </table:table-cell>
          <table:table-cell table:style-name="ce13" office:value-type="float" office:value="0.1034632" calcext:value-type="float">
            <text:p>0.1034632</text:p>
          </table:table-cell>
        </table:table-row>
        <table:table-row table:style-name="ro1">
          <table:table-cell table:style-name="ce7" office:value-type="string" calcext:value-type="string">
            <text:p>18:01:38.622</text:p>
          </table:table-cell>
          <table:table-cell table:style-name="ce13" office:value-type="float" office:value="0.24987917" calcext:value-type="float">
            <text:p>0.24987917</text:p>
          </table:table-cell>
          <table:table-cell table:style-name="ce13" office:value-type="float" office:value="-0.40518567" calcext:value-type="float">
            <text:p>-0.40518567</text:p>
          </table:table-cell>
          <table:table-cell table:style-name="ce13" office:value-type="float" office:value="-0.23932944" calcext:value-type="float">
            <text:p>-0.23932944</text:p>
          </table:table-cell>
        </table:table-row>
        <table:table-row table:style-name="ro1">
          <table:table-cell table:style-name="ce7" office:value-type="string" calcext:value-type="string">
            <text:p>18:01:38.692</text:p>
          </table:table-cell>
          <table:table-cell table:style-name="ce13" office:value-type="float" office:value="0.24532582" calcext:value-type="float">
            <text:p>0.24532582</text:p>
          </table:table-cell>
          <table:table-cell table:style-name="ce13" office:value-type="float" office:value="-0.3506046" calcext:value-type="float">
            <text:p>-0.3506046</text:p>
          </table:table-cell>
          <table:table-cell table:style-name="ce13" office:value-type="float" office:value="-0.24220312" calcext:value-type="float">
            <text:p>-0.24220312</text:p>
          </table:table-cell>
        </table:table-row>
        <table:table-row table:style-name="ro1">
          <table:table-cell table:style-name="ce7" office:value-type="string" calcext:value-type="string">
            <text:p>18:01:38.762</text:p>
          </table:table-cell>
          <table:table-cell table:style-name="ce13" office:value-type="float" office:value="0.22826397" calcext:value-type="float">
            <text:p>0.22826397</text:p>
          </table:table-cell>
          <table:table-cell table:style-name="ce13" office:value-type="float" office:value="-0.31268778" calcext:value-type="float">
            <text:p>-0.31268778</text:p>
          </table:table-cell>
          <table:table-cell table:style-name="ce13" office:value-type="float" office:value="-0.22105898" calcext:value-type="float">
            <text:p>-0.22105898</text:p>
          </table:table-cell>
        </table:table-row>
        <table:table-row table:style-name="ro1">
          <table:table-cell table:style-name="ce7" office:value-type="string" calcext:value-type="string">
            <text:p>18:01:38.832</text:p>
          </table:table-cell>
          <table:table-cell table:style-name="ce13" office:value-type="float" office:value="0.19445121" calcext:value-type="float">
            <text:p>0.19445121</text:p>
          </table:table-cell>
          <table:table-cell table:style-name="ce13" office:value-type="float" office:value="-0.2478008" calcext:value-type="float">
            <text:p>-0.2478008</text:p>
          </table:table-cell>
          <table:table-cell table:style-name="ce13" office:value-type="float" office:value="-0.22422168" calcext:value-type="float">
            <text:p>-0.22422168</text:p>
          </table:table-cell>
        </table:table-row>
        <table:table-row table:style-name="ro1">
          <table:table-cell table:style-name="ce7" office:value-type="string" calcext:value-type="string">
            <text:p>18:01:38.907</text:p>
          </table:table-cell>
          <table:table-cell table:style-name="ce13" office:value-type="float" office:value="0.18884888" calcext:value-type="float">
            <text:p>0.18884888</text:p>
          </table:table-cell>
          <table:table-cell table:style-name="ce13" office:value-type="float" office:value="-0.34343088" calcext:value-type="float">
            <text:p>-0.34343088</text:p>
          </table:table-cell>
          <table:table-cell table:style-name="ce13" office:value-type="float" office:value="-0.22728777" calcext:value-type="float">
            <text:p>-0.22728777</text:p>
          </table:table-cell>
        </table:table-row>
        <table:table-row table:style-name="ro1">
          <table:table-cell table:style-name="ce7" office:value-type="string" calcext:value-type="string">
            <text:p>18:01:38.973</text:p>
          </table:table-cell>
          <table:table-cell table:style-name="ce13" office:value-type="float" office:value="0.20336242" calcext:value-type="float">
            <text:p>0.20336242</text:p>
          </table:table-cell>
          <table:table-cell table:style-name="ce13" office:value-type="float" office:value="-0.2868954" calcext:value-type="float">
            <text:p>-0.2868954</text:p>
          </table:table-cell>
          <table:table-cell table:style-name="ce13" office:value-type="float" office:value="-0.19884612" calcext:value-type="float">
            <text:p>-0.19884612</text:p>
          </table:table-cell>
        </table:table-row>
        <table:table-row table:style-name="ro1">
          <table:table-cell table:style-name="ce7" office:value-type="string" calcext:value-type="string">
            <text:p>18:01:39.043</text:p>
          </table:table-cell>
          <table:table-cell table:style-name="ce13" office:value-type="float" office:value="0.16918342" calcext:value-type="float">
            <text:p>0.16918342</text:p>
          </table:table-cell>
          <table:table-cell table:style-name="ce13" office:value-type="float" office:value="-0.22107206" calcext:value-type="float">
            <text:p>-0.22107206</text:p>
          </table:table-cell>
          <table:table-cell table:style-name="ce13" office:value-type="float" office:value="-0.20994294" calcext:value-type="float">
            <text:p>-0.20994294</text:p>
          </table:table-cell>
        </table:table-row>
        <table:table-row table:style-name="ro1">
          <table:table-cell table:style-name="ce7" office:value-type="string" calcext:value-type="string">
            <text:p>18:02:00.959</text:p>
          </table:table-cell>
          <table:table-cell table:style-name="ce13" office:value-type="float" office:value="-0.74619687" calcext:value-type="float">
            <text:p>-0.74619687</text:p>
          </table:table-cell>
          <table:table-cell table:style-name="ce13" office:value-type="float" office:value="0.78980464" calcext:value-type="float">
            <text:p>0.78980464</text:p>
          </table:table-cell>
          <table:table-cell table:style-name="ce13" office:value-type="float" office:value="-0.30650237" calcext:value-type="float">
            <text:p>-0.30650237</text:p>
          </table:table-cell>
        </table:table-row>
        <table:table-row table:style-name="ro1">
          <table:table-cell table:style-name="ce7" office:value-type="string" calcext:value-type="string">
            <text:p>18:02:01.033</text:p>
          </table:table-cell>
          <table:table-cell table:style-name="ce13" office:value-type="float" office:value="-0.47250485" calcext:value-type="float">
            <text:p>-0.47250485</text:p>
          </table:table-cell>
          <table:table-cell table:style-name="ce13" office:value-type="float" office:value="0.9195645" calcext:value-type="float">
            <text:p>0.9195645</text:p>
          </table:table-cell>
          <table:table-cell table:style-name="ce13" office:value-type="float" office:value="-0.021189062" calcext:value-type="float">
            <text:p>-0.021189062</text:p>
          </table:table-cell>
        </table:table-row>
        <table:table-row table:style-name="ro1">
          <table:table-cell table:style-name="ce7" office:value-type="string" calcext:value-type="string">
            <text:p>18:02:01.100</text:p>
          </table:table-cell>
          <table:table-cell table:style-name="ce13" office:value-type="float" office:value="-0.6104839" calcext:value-type="float">
            <text:p>-0.6104839</text:p>
          </table:table-cell>
          <table:table-cell table:style-name="ce13" office:value-type="float" office:value="0.3356402" calcext:value-type="float">
            <text:p>0.3356402</text:p>
          </table:table-cell>
          <table:table-cell table:style-name="ce13" office:value-type="float" office:value="0.043112442" calcext:value-type="float">
            <text:p>0.043112442</text:p>
          </table:table-cell>
        </table:table-row>
        <table:table-row table:style-name="ro1">
          <table:table-cell table:style-name="ce7" office:value-type="string" calcext:value-type="string">
            <text:p>18:02:01.175</text:p>
          </table:table-cell>
          <table:table-cell table:style-name="ce13" office:value-type="float" office:value="-1.1514863" calcext:value-type="float">
            <text:p>-1.1514863</text:p>
          </table:table-cell>
          <table:table-cell table:style-name="ce13" office:value-type="float" office:value="-0.031468727" calcext:value-type="float">
            <text:p>-0.031468727</text:p>
          </table:table-cell>
          <table:table-cell table:style-name="ce13" office:value-type="float" office:value="-0.122258395" calcext:value-type="float">
            <text:p>-0.122258395</text:p>
          </table:table-cell>
        </table:table-row>
        <table:table-row table:style-name="ro1">
          <table:table-cell table:style-name="ce7" office:value-type="string" calcext:value-type="string">
            <text:p>18:02:01.241</text:p>
          </table:table-cell>
          <table:table-cell table:style-name="ce13" office:value-type="float" office:value="-0.41626933" calcext:value-type="float">
            <text:p>-0.41626933</text:p>
          </table:table-cell>
          <table:table-cell table:style-name="ce13" office:value-type="float" office:value="0.4122299" calcext:value-type="float">
            <text:p>0.4122299</text:p>
          </table:table-cell>
          <table:table-cell table:style-name="ce13" office:value-type="float" office:value="0.09013832" calcext:value-type="float">
            <text:p>0.09013832</text:p>
          </table:table-cell>
        </table:table-row>
        <table:table-row table:style-name="ro1">
          <table:table-cell table:style-name="ce7" office:value-type="string" calcext:value-type="string">
            <text:p>18:02:01.311</text:p>
          </table:table-cell>
          <table:table-cell table:style-name="ce13" office:value-type="float" office:value="-0.23467655" calcext:value-type="float">
            <text:p>-0.23467655</text:p>
          </table:table-cell>
          <table:table-cell table:style-name="ce13" office:value-type="float" office:value="0.44988874" calcext:value-type="float">
            <text:p>0.44988874</text:p>
          </table:table-cell>
          <table:table-cell table:style-name="ce13" office:value-type="float" office:value="0.09716457" calcext:value-type="float">
            <text:p>0.09716457</text:p>
          </table:table-cell>
        </table:table-row>
        <table:table-row table:style-name="ro1">
          <table:table-cell table:style-name="ce7" office:value-type="string" calcext:value-type="string">
            <text:p>18:02:01.381</text:p>
          </table:table-cell>
          <table:table-cell table:style-name="ce13" office:value-type="float" office:value="-0.5344267" calcext:value-type="float">
            <text:p>-0.5344267</text:p>
          </table:table-cell>
          <table:table-cell table:style-name="ce13" office:value-type="float" office:value="0.24977292" calcext:value-type="float">
            <text:p>0.24977292</text:p>
          </table:table-cell>
          <table:table-cell table:style-name="ce13" office:value-type="float" office:value="-0.053176947" calcext:value-type="float">
            <text:p>-0.053176947</text:p>
          </table:table-cell>
        </table:table-row>
        <table:table-row table:style-name="ro1">
          <table:table-cell table:style-name="ce7" office:value-type="string" calcext:value-type="string">
            <text:p>18:02:13.551</text:p>
          </table:table-cell>
          <table:table-cell table:style-name="ce13" office:value-type="float" office:value="-0.0995387" calcext:value-type="float">
            <text:p>-0.0995387</text:p>
          </table:table-cell>
          <table:table-cell table:style-name="ce13" office:value-type="float" office:value="0.44210523" calcext:value-type="float">
            <text:p>0.44210523</text:p>
          </table:table-cell>
          <table:table-cell table:style-name="ce13" office:value-type="float" office:value="0.081339985" calcext:value-type="float">
            <text:p>0.081339985</text:p>
          </table:table-cell>
        </table:table-row>
        <table:table-row table:style-name="ro1">
          <table:table-cell table:style-name="ce7" office:value-type="string" calcext:value-type="string">
            <text:p>18:02:13.619</text:p>
          </table:table-cell>
          <table:table-cell table:style-name="ce13" office:value-type="float" office:value="-0.11133774" calcext:value-type="float">
            <text:p>-0.11133774</text:p>
          </table:table-cell>
          <table:table-cell table:style-name="ce13" office:value-type="float" office:value="0.4163517" calcext:value-type="float">
            <text:p>0.4163517</text:p>
          </table:table-cell>
          <table:table-cell table:style-name="ce13" office:value-type="float" office:value="0.3370976" calcext:value-type="float">
            <text:p>0.3370976</text:p>
          </table:table-cell>
        </table:table-row>
        <table:table-row table:style-name="ro1">
          <table:table-cell table:style-name="ce7" office:value-type="string" calcext:value-type="string">
            <text:p>18:02:13.692</text:p>
          </table:table-cell>
          <table:table-cell table:style-name="ce13" office:value-type="float" office:value="-0.12635145" calcext:value-type="float">
            <text:p>-0.12635145</text:p>
          </table:table-cell>
          <table:table-cell table:style-name="ce13" office:value-type="float" office:value="0.004697016" calcext:value-type="float">
            <text:p>0.004697016</text:p>
          </table:table-cell>
          <table:table-cell table:style-name="ce13" office:value-type="float" office:value="0.18913002" calcext:value-type="float">
            <text:p>0.18913002</text:p>
          </table:table-cell>
        </table:table-row>
        <table:table-row table:style-name="ro1">
          <table:table-cell table:style-name="ce7" office:value-type="string" calcext:value-type="string">
            <text:p>18:02:13.759</text:p>
          </table:table-cell>
          <table:table-cell table:style-name="ce13" office:value-type="float" office:value="-0.102729954" calcext:value-type="float">
            <text:p>-0.102729954</text:p>
          </table:table-cell>
          <table:table-cell table:style-name="ce13" office:value-type="float" office:value="0.3986365" calcext:value-type="float">
            <text:p>0.3986365</text:p>
          </table:table-cell>
          <table:table-cell table:style-name="ce13" office:value-type="float" office:value="-0.067087695" calcext:value-type="float">
            <text:p>-0.067087695</text:p>
          </table:table-cell>
        </table:table-row>
        <table:table-row table:style-name="ro1">
          <table:table-cell table:style-name="ce7" office:value-type="string" calcext:value-type="string">
            <text:p>18:02:13.831</text:p>
          </table:table-cell>
          <table:table-cell table:style-name="ce13" office:value-type="float" office:value="-0.063672796" calcext:value-type="float">
            <text:p>-0.063672796</text:p>
          </table:table-cell>
          <table:table-cell table:style-name="ce13" office:value-type="float" office:value="0.7692221" calcext:value-type="float">
            <text:p>0.7692221</text:p>
          </table:table-cell>
          <table:table-cell table:style-name="ce13" office:value-type="float" office:value="-0.11421195" calcext:value-type="float">
            <text:p>-0.11421195</text:p>
          </table:table-cell>
        </table:table-row>
        <table:table-row table:style-name="ro1">
          <table:table-cell table:style-name="ce7" office:value-type="string" calcext:value-type="string">
            <text:p>18:02:13.900</text:p>
          </table:table-cell>
          <table:table-cell table:style-name="ce13" office:value-type="float" office:value="-0.084331855" calcext:value-type="float">
            <text:p>-0.084331855</text:p>
          </table:table-cell>
          <table:table-cell table:style-name="ce13" office:value-type="float" office:value="0.22450201" calcext:value-type="float">
            <text:p>0.22450201</text:p>
          </table:table-cell>
          <table:table-cell table:style-name="ce13" office:value-type="float" office:value="0.32589576" calcext:value-type="float">
            <text:p>0.32589576</text:p>
          </table:table-cell>
        </table:table-row>
        <table:table-row table:style-name="ro1">
          <table:table-cell table:style-name="ce7" office:value-type="string" calcext:value-type="string">
            <text:p>18:02:13.971</text:p>
          </table:table-cell>
          <table:table-cell table:style-name="ce13" office:value-type="float" office:value="-0.14181668" calcext:value-type="float">
            <text:p>-0.14181668</text:p>
          </table:table-cell>
          <table:table-cell table:style-name="ce13" office:value-type="float" office:value="-0.09963277" calcext:value-type="float">
            <text:p>-0.09963277</text:p>
          </table:table-cell>
          <table:table-cell table:style-name="ce13" office:value-type="float" office:value="0.30297413" calcext:value-type="float">
            <text:p>0.30297413</text:p>
          </table:table-cell>
        </table:table-row>
        <table:table-row table:style-name="ro1">
          <table:table-cell table:style-name="ce7" office:value-type="string" calcext:value-type="string">
            <text:p>18:02:16.571</text:p>
          </table:table-cell>
          <table:table-cell table:style-name="ce13" office:value-type="float" office:value="-0.1423567" calcext:value-type="float">
            <text:p>-0.1423567</text:p>
          </table:table-cell>
          <table:table-cell table:style-name="ce13" office:value-type="float" office:value="0.46579924" calcext:value-type="float">
            <text:p>0.46579924</text:p>
          </table:table-cell>
          <table:table-cell table:style-name="ce13" office:value-type="float" office:value="-0.03779688" calcext:value-type="float">
            <text:p>-0.03779688</text:p>
          </table:table-cell>
        </table:table-row>
        <table:table-row table:style-name="ro1">
          <table:table-cell table:style-name="ce7" office:value-type="string" calcext:value-type="string">
            <text:p>18:02:16.622</text:p>
          </table:table-cell>
          <table:table-cell table:style-name="ce13" office:value-type="float" office:value="-0.071211874" calcext:value-type="float">
            <text:p>-0.071211874</text:p>
          </table:table-cell>
          <table:table-cell table:style-name="ce13" office:value-type="float" office:value="0.37175843" calcext:value-type="float">
            <text:p>0.37175843</text:p>
          </table:table-cell>
          <table:table-cell table:style-name="ce13" office:value-type="float" office:value="-0.18936387" calcext:value-type="float">
            <text:p>-0.18936387</text:p>
          </table:table-cell>
        </table:table-row>
        <table:table-row table:style-name="ro1">
          <table:table-cell table:style-name="ce7" office:value-type="string" calcext:value-type="string">
            <text:p>18:02:16.688</text:p>
          </table:table-cell>
          <table:table-cell table:style-name="ce13" office:value-type="float" office:value="-0.4259803" calcext:value-type="float">
            <text:p>-0.4259803</text:p>
          </table:table-cell>
          <table:table-cell table:style-name="ce13" office:value-type="float" office:value="0.10782474" calcext:value-type="float">
            <text:p>0.10782474</text:p>
          </table:table-cell>
          <table:table-cell table:style-name="ce13" office:value-type="float" office:value="0.06643774" calcext:value-type="float">
            <text:p>0.06643774</text:p>
          </table:table-cell>
        </table:table-row>
        <table:table-row table:style-name="ro1">
          <table:table-cell table:style-name="ce7" office:value-type="string" calcext:value-type="string">
            <text:p>18:02:16.762</text:p>
          </table:table-cell>
          <table:table-cell table:style-name="ce13" office:value-type="float" office:value="-0.1742026" calcext:value-type="float">
            <text:p>-0.1742026</text:p>
          </table:table-cell>
          <table:table-cell table:style-name="ce13" office:value-type="float" office:value="-0.34285033" calcext:value-type="float">
            <text:p>-0.34285033</text:p>
          </table:table-cell>
          <table:table-cell table:style-name="ce13" office:value-type="float" office:value="0.0929727" calcext:value-type="float">
            <text:p>0.0929727</text:p>
          </table:table-cell>
        </table:table-row>
        <table:table-row table:style-name="ro1">
          <table:table-cell table:style-name="ce7" office:value-type="string" calcext:value-type="string">
            <text:p>18:02:16.829</text:p>
          </table:table-cell>
          <table:table-cell table:style-name="ce13" office:value-type="float" office:value="-0.10207042" calcext:value-type="float">
            <text:p>-0.10207042</text:p>
          </table:table-cell>
          <table:table-cell table:style-name="ce13" office:value-type="float" office:value="-0.07477621" calcext:value-type="float">
            <text:p>-0.07477621</text:p>
          </table:table-cell>
          <table:table-cell table:style-name="ce13" office:value-type="float" office:value="-0.062003296" calcext:value-type="float">
            <text:p>-0.062003296</text:p>
          </table:table-cell>
        </table:table-row>
        <table:table-row table:style-name="ro1">
          <table:table-cell table:style-name="ce7" office:value-type="string" calcext:value-type="string">
            <text:p>18:02:16.901</text:p>
          </table:table-cell>
          <table:table-cell table:style-name="ce13" office:value-type="float" office:value="-0.115374155" calcext:value-type="float">
            <text:p>-0.115374155</text:p>
          </table:table-cell>
          <table:table-cell table:style-name="ce13" office:value-type="float" office:value="0.63714474" calcext:value-type="float">
            <text:p>0.63714474</text:p>
          </table:table-cell>
          <table:table-cell table:style-name="ce13" office:value-type="float" office:value="-0.21598364" calcext:value-type="float">
            <text:p>-0.21598364</text:p>
          </table:table-cell>
        </table:table-row>
        <table:table-row table:style-name="ro1">
          <table:table-cell table:style-name="ce7" office:value-type="string" calcext:value-type="string">
            <text:p>18:02:16.970</text:p>
          </table:table-cell>
          <table:table-cell table:style-name="ce13" office:value-type="float" office:value="-0.33520877" calcext:value-type="float">
            <text:p>-0.33520877</text:p>
          </table:table-cell>
          <table:table-cell table:style-name="ce13" office:value-type="float" office:value="0.024553334" calcext:value-type="float">
            <text:p>0.024553334</text:p>
          </table:table-cell>
          <table:table-cell table:style-name="ce13" office:value-type="float" office:value="0.064672306" calcext:value-type="float">
            <text:p>0.064672306</text:p>
          </table:table-cell>
        </table:table-row>
        <table:table-row table:style-name="ro1">
          <table:table-cell table:style-name="ce7" office:value-type="string" calcext:value-type="string">
            <text:p>18:02:17.040</text:p>
          </table:table-cell>
          <table:table-cell table:style-name="ce13" office:value-type="float" office:value="-0.11096524" calcext:value-type="float">
            <text:p>-0.11096524</text:p>
          </table:table-cell>
          <table:table-cell table:style-name="ce13" office:value-type="float" office:value="-0.57665694" calcext:value-type="float">
            <text:p>-0.57665694</text:p>
          </table:table-cell>
          <table:table-cell table:style-name="ce13" office:value-type="float" office:value="0.24629107" calcext:value-type="float">
            <text:p>0.24629107</text:p>
          </table:table-cell>
        </table:table-row>
        <table:table-row table:style-name="ro1">
          <table:table-cell table:style-name="ce7" office:value-type="string" calcext:value-type="string">
            <text:p>18:02:30.429</text:p>
          </table:table-cell>
          <table:table-cell table:style-name="ce13" office:value-type="float" office:value="0.059213307" calcext:value-type="float">
            <text:p>0.059213307</text:p>
          </table:table-cell>
          <table:table-cell table:style-name="ce13" office:value-type="float" office:value="0.41792282" calcext:value-type="float">
            <text:p>0.41792282</text:p>
          </table:table-cell>
          <table:table-cell table:style-name="ce13" office:value-type="float" office:value="0.031378727" calcext:value-type="float">
            <text:p>0.031378727</text:p>
          </table:table-cell>
        </table:table-row>
        <table:table-row table:style-name="ro1">
          <table:table-cell table:style-name="ce7" office:value-type="string" calcext:value-type="string">
            <text:p>18:02:30.498</text:p>
          </table:table-cell>
          <table:table-cell table:style-name="ce13" office:value-type="float" office:value="-0.04975976" calcext:value-type="float">
            <text:p>-0.04975976</text:p>
          </table:table-cell>
          <table:table-cell table:style-name="ce13" office:value-type="float" office:value="-0.055412386" calcext:value-type="float">
            <text:p>-0.055412386</text:p>
          </table:table-cell>
          <table:table-cell table:style-name="ce13" office:value-type="float" office:value="0.25126335" calcext:value-type="float">
            <text:p>0.25126335</text:p>
          </table:table-cell>
        </table:table-row>
        <table:table-row table:style-name="ro1">
          <table:table-cell table:style-name="ce7" office:value-type="string" calcext:value-type="string">
            <text:p>18:02:30.569</text:p>
          </table:table-cell>
          <table:table-cell table:style-name="ce13" office:value-type="float" office:value="-0.069393195" calcext:value-type="float">
            <text:p>-0.069393195</text:p>
          </table:table-cell>
          <table:table-cell table:style-name="ce13" office:value-type="float" office:value="-0.6046807" calcext:value-type="float">
            <text:p>-0.6046807</text:p>
          </table:table-cell>
          <table:table-cell table:style-name="ce13" office:value-type="float" office:value="0.3294085" calcext:value-type="float">
            <text:p>0.3294085</text:p>
          </table:table-cell>
        </table:table-row>
        <table:table-row table:style-name="ro1">
          <table:table-cell table:style-name="ce7" office:value-type="string" calcext:value-type="string">
            <text:p>18:02:30.638</text:p>
          </table:table-cell>
          <table:table-cell table:style-name="ce13" office:value-type="float" office:value="0.09860573" calcext:value-type="float">
            <text:p>0.09860573</text:p>
          </table:table-cell>
          <table:table-cell table:style-name="ce13" office:value-type="float" office:value="0.24790162" calcext:value-type="float">
            <text:p>0.24790162</text:p>
          </table:table-cell>
          <table:table-cell table:style-name="ce13" office:value-type="float" office:value="-0.1412277" calcext:value-type="float">
            <text:p>-0.1412277</text:p>
          </table:table-cell>
        </table:table-row>
        <table:table-row table:style-name="ro1">
          <table:table-cell table:style-name="ce7" office:value-type="string" calcext:value-type="string">
            <text:p>18:02:30.711</text:p>
          </table:table-cell>
          <table:table-cell table:style-name="ce13" office:value-type="float" office:value="0.09907228" calcext:value-type="float">
            <text:p>0.09907228</text:p>
          </table:table-cell>
          <table:table-cell table:style-name="ce13" office:value-type="float" office:value="0.24794056" calcext:value-type="float">
            <text:p>0.24794056</text:p>
          </table:table-cell>
          <table:table-cell table:style-name="ce13" office:value-type="float" office:value="0.1315132" calcext:value-type="float">
            <text:p>0.1315132</text:p>
          </table:table-cell>
        </table:table-row>
        <table:table-row table:style-name="ro1">
          <table:table-cell table:style-name="ce7" office:value-type="string" calcext:value-type="string">
            <text:p>18:02:30.779</text:p>
          </table:table-cell>
          <table:table-cell table:style-name="ce13" office:value-type="float" office:value="-0.0154248" calcext:value-type="float">
            <text:p>-0.0154248</text:p>
          </table:table-cell>
          <table:table-cell table:style-name="ce13" office:value-type="float" office:value="-0.51799124" calcext:value-type="float">
            <text:p>-0.51799124</text:p>
          </table:table-cell>
          <table:table-cell table:style-name="ce13" office:value-type="float" office:value="0.32710218" calcext:value-type="float">
            <text:p>0.32710218</text:p>
          </table:table-cell>
        </table:table-row>
        <table:table-row table:style-name="ro1">
          <table:table-cell table:style-name="ce7" office:value-type="string" calcext:value-type="string">
            <text:p>18:02:30.850</text:p>
          </table:table-cell>
          <table:table-cell table:style-name="ce13" office:value-type="float" office:value="-0.025967328" calcext:value-type="float">
            <text:p>-0.025967328</text:p>
          </table:table-cell>
          <table:table-cell table:style-name="ce13" office:value-type="float" office:value="-0.27063543" calcext:value-type="float">
            <text:p>-0.27063543</text:p>
          </table:table-cell>
          <table:table-cell table:style-name="ce13" office:value-type="float" office:value="0.053351894" calcext:value-type="float">
            <text:p>0.053351894</text:p>
          </table:table-cell>
        </table:table-row>
        <table:table-row table:style-name="ro1">
          <table:table-cell table:style-name="ce7" office:value-type="string" calcext:value-type="string">
            <text:p>18:02:36.042</text:p>
          </table:table-cell>
          <table:table-cell table:style-name="ce13" office:value-type="float" office:value="-0.6082827" calcext:value-type="float">
            <text:p>-0.6082827</text:p>
          </table:table-cell>
          <table:table-cell table:style-name="ce13" office:value-type="float" office:value="-0.48197523" calcext:value-type="float">
            <text:p>-0.48197523</text:p>
          </table:table-cell>
          <table:table-cell table:style-name="ce13" office:value-type="float" office:value="-0.7403622" calcext:value-type="float">
            <text:p>-0.7403622</text:p>
          </table:table-cell>
        </table:table-row>
        <table:table-row table:style-name="ro1">
          <table:table-cell table:style-name="ce7" office:value-type="string" calcext:value-type="string">
            <text:p>18:02:36.111</text:p>
          </table:table-cell>
          <table:table-cell table:style-name="ce13" office:value-type="float" office:value="-0.3578304" calcext:value-type="float">
            <text:p>-0.3578304</text:p>
          </table:table-cell>
          <table:table-cell table:style-name="ce13" office:value-type="float" office:value="-0.21668784" calcext:value-type="float">
            <text:p>-0.21668784</text:p>
          </table:table-cell>
          <table:table-cell table:style-name="ce13" office:value-type="float" office:value="-0.3595877" calcext:value-type="float">
            <text:p>-0.3595877</text:p>
          </table:table-cell>
        </table:table-row>
        <table:table-row table:style-name="ro1">
          <table:table-cell table:style-name="ce7" office:value-type="string" calcext:value-type="string">
            <text:p>18:02:36.182</text:p>
          </table:table-cell>
          <table:table-cell table:style-name="ce13" office:value-type="float" office:value="0.14355324" calcext:value-type="float">
            <text:p>0.14355324</text:p>
          </table:table-cell>
          <table:table-cell table:style-name="ce13" office:value-type="float" office:value="-0.010448757" calcext:value-type="float">
            <text:p>-0.010448757</text:p>
          </table:table-cell>
          <table:table-cell table:style-name="ce13" office:value-type="float" office:value="-0.010298873" calcext:value-type="float">
            <text:p>-0.010298873</text:p>
          </table:table-cell>
        </table:table-row>
        <table:table-row table:style-name="ro1">
          <table:table-cell table:style-name="ce7" office:value-type="string" calcext:value-type="string">
            <text:p>18:02:36.251</text:p>
          </table:table-cell>
          <table:table-cell table:style-name="ce13" office:value-type="float" office:value="0.0043932144" calcext:value-type="float">
            <text:p>0.0043932144</text:p>
          </table:table-cell>
          <table:table-cell table:style-name="ce13" office:value-type="float" office:value="-0.24165489" calcext:value-type="float">
            <text:p>-0.24165489</text:p>
          </table:table-cell>
          <table:table-cell table:style-name="ce13" office:value-type="float" office:value="-0.26503068" calcext:value-type="float">
            <text:p>-0.26503068</text:p>
          </table:table-cell>
        </table:table-row>
        <table:table-row table:style-name="ro1">
          <table:table-cell table:style-name="ce7" office:value-type="string" calcext:value-type="string">
            <text:p>18:02:36.323</text:p>
          </table:table-cell>
          <table:table-cell table:style-name="ce13" office:value-type="float" office:value="-0.31508908" calcext:value-type="float">
            <text:p>-0.31508908</text:p>
          </table:table-cell>
          <table:table-cell table:style-name="ce13" office:value-type="float" office:value="-0.32976964" calcext:value-type="float">
            <text:p>-0.32976964</text:p>
          </table:table-cell>
          <table:table-cell table:style-name="ce13" office:value-type="float" office:value="-0.30730206" calcext:value-type="float">
            <text:p>-0.30730206</text:p>
          </table:table-cell>
        </table:table-row>
        <table:table-row table:style-name="ro1">
          <table:table-cell table:style-name="ce7" office:value-type="string" calcext:value-type="string">
            <text:p>18:02:36.393</text:p>
          </table:table-cell>
          <table:table-cell table:style-name="ce13" office:value-type="float" office:value="-0.19525006" calcext:value-type="float">
            <text:p>-0.19525006</text:p>
          </table:table-cell>
          <table:table-cell table:style-name="ce13" office:value-type="float" office:value="-0.13287665" calcext:value-type="float">
            <text:p>-0.13287665</text:p>
          </table:table-cell>
          <table:table-cell table:style-name="ce13" office:value-type="float" office:value="-0.20032671" calcext:value-type="float">
            <text:p>-0.20032671</text:p>
          </table:table-cell>
        </table:table-row>
        <table:table-row table:style-name="ro1">
          <table:table-cell table:style-name="ce7" office:value-type="string" calcext:value-type="string">
            <text:p>18:02:36.464</text:p>
          </table:table-cell>
          <table:table-cell table:style-name="ce13" office:value-type="float" office:value="-0.1093676" calcext:value-type="float">
            <text:p>-0.1093676</text:p>
          </table:table-cell>
          <table:table-cell table:style-name="ce13" office:value-type="float" office:value="-0.03477453" calcext:value-type="float">
            <text:p>-0.03477453</text:p>
          </table:table-cell>
          <table:table-cell table:style-name="ce13" office:value-type="float" office:value="-0.102730565" calcext:value-type="float">
            <text:p>-0.102730565</text:p>
          </table:table-cell>
        </table:table-row>
        <table:table-row table:style-name="ro1">
          <table:table-cell table:style-name="ce7" office:value-type="string" calcext:value-type="string">
            <text:p>18:02:48.193</text:p>
          </table:table-cell>
          <table:table-cell table:style-name="ce13" office:value-type="float" office:value="0.7147772" calcext:value-type="float">
            <text:p>0.7147772</text:p>
          </table:table-cell>
          <table:table-cell table:style-name="ce13" office:value-type="float" office:value="-0.51755196" calcext:value-type="float">
            <text:p>-0.51755196</text:p>
          </table:table-cell>
          <table:table-cell table:style-name="ce13" office:value-type="float" office:value="0.009715338" calcext:value-type="float">
            <text:p>0.009715338</text:p>
          </table:table-cell>
        </table:table-row>
        <table:table-row table:style-name="ro1">
          <table:table-cell table:style-name="ce7" office:value-type="string" calcext:value-type="string">
            <text:p>18:02:48.264</text:p>
          </table:table-cell>
          <table:table-cell table:style-name="ce13" office:value-type="float" office:value="0.6712047" calcext:value-type="float">
            <text:p>0.6712047</text:p>
          </table:table-cell>
          <table:table-cell table:style-name="ce13" office:value-type="float" office:value="-0.4517343" calcext:value-type="float">
            <text:p>-0.4517343</text:p>
          </table:table-cell>
          <table:table-cell table:style-name="ce13" office:value-type="float" office:value="-0.03278454" calcext:value-type="float">
            <text:p>-0.03278454</text:p>
          </table:table-cell>
        </table:table-row>
        <table:table-row table:style-name="ro1">
          <table:table-cell table:style-name="ce7" office:value-type="string" calcext:value-type="string">
            <text:p>18:02:48.334</text:p>
          </table:table-cell>
          <table:table-cell table:style-name="ce13" office:value-type="float" office:value="0.6737376" calcext:value-type="float">
            <text:p>0.6737376</text:p>
          </table:table-cell>
          <table:table-cell table:style-name="ce13" office:value-type="float" office:value="-0.5361995" calcext:value-type="float">
            <text:p>-0.5361995</text:p>
          </table:table-cell>
          <table:table-cell table:style-name="ce13" office:value-type="float" office:value="-0.020277558" calcext:value-type="float">
            <text:p>-0.020277558</text:p>
          </table:table-cell>
        </table:table-row>
        <table:table-row table:style-name="ro1">
          <table:table-cell table:style-name="ce7" office:value-type="string" calcext:value-type="string">
            <text:p>18:02:48.405</text:p>
          </table:table-cell>
          <table:table-cell table:style-name="ce13" office:value-type="float" office:value="0.6122964" calcext:value-type="float">
            <text:p>0.6122964</text:p>
          </table:table-cell>
          <table:table-cell table:style-name="ce13" office:value-type="float" office:value="-0.45972806" calcext:value-type="float">
            <text:p>-0.45972806</text:p>
          </table:table-cell>
          <table:table-cell table:style-name="ce13" office:value-type="float" office:value="-0.104382634" calcext:value-type="float">
            <text:p>-0.104382634</text:p>
          </table:table-cell>
        </table:table-row>
        <table:table-row table:style-name="ro1">
          <table:table-cell table:style-name="ce7" office:value-type="string" calcext:value-type="string">
            <text:p>18:02:48.476</text:p>
          </table:table-cell>
          <table:table-cell table:style-name="ce13" office:value-type="float" office:value="0.5879808" calcext:value-type="float">
            <text:p>0.5879808</text:p>
          </table:table-cell>
          <table:table-cell table:style-name="ce13" office:value-type="float" office:value="-0.46407264" calcext:value-type="float">
            <text:p>-0.46407264</text:p>
          </table:table-cell>
          <table:table-cell table:style-name="ce13" office:value-type="float" office:value="-0.0842764" calcext:value-type="float">
            <text:p>-0.0842764</text:p>
          </table:table-cell>
        </table:table-row>
        <table:table-row table:style-name="ro1">
          <table:table-cell table:style-name="ce7" office:value-type="string" calcext:value-type="string">
            <text:p>18:02:48.545</text:p>
          </table:table-cell>
          <table:table-cell table:style-name="ce13" office:value-type="float" office:value="0.52874327" calcext:value-type="float">
            <text:p>0.52874327</text:p>
          </table:table-cell>
          <table:table-cell table:style-name="ce13" office:value-type="float" office:value="-0.36646912" calcext:value-type="float">
            <text:p>-0.36646912</text:p>
          </table:table-cell>
          <table:table-cell table:style-name="ce13" office:value-type="float" office:value="-0.08705484" calcext:value-type="float">
            <text:p>-0.08705484</text:p>
          </table:table-cell>
        </table:table-row>
        <table:table-row table:style-name="ro1">
          <table:table-cell table:style-name="ce7" office:value-type="string" calcext:value-type="string">
            <text:p>18:02:48.616</text:p>
          </table:table-cell>
          <table:table-cell table:style-name="ce13" office:value-type="float" office:value="0.5189353" calcext:value-type="float">
            <text:p>0.5189353</text:p>
          </table:table-cell>
          <table:table-cell table:style-name="ce13" office:value-type="float" office:value="-0.36212194" calcext:value-type="float">
            <text:p>-0.36212194</text:p>
          </table:table-cell>
          <table:table-cell table:style-name="ce13" office:value-type="float" office:value="-0.08779757" calcext:value-type="float">
            <text:p>-0.08779757</text:p>
          </table:table-cell>
        </table:table-row>
        <table:table-row table:style-name="ro1">
          <table:table-cell table:style-name="ce7" office:value-type="string" calcext:value-type="string">
            <text:p>18:02:49.412</text:p>
          </table:table-cell>
          <table:table-cell table:style-name="ce13" office:value-type="float" office:value="0.48637775" calcext:value-type="float">
            <text:p>0.48637775</text:p>
          </table:table-cell>
          <table:table-cell table:style-name="ce13" office:value-type="float" office:value="-0.303278" calcext:value-type="float">
            <text:p>-0.303278</text:p>
          </table:table-cell>
          <table:table-cell table:style-name="ce13" office:value-type="float" office:value="-0.15636158" calcext:value-type="float">
            <text:p>-0.15636158</text:p>
          </table:table-cell>
        </table:table-row>
        <table:table-row table:style-name="ro1">
          <table:table-cell table:style-name="ce7" office:value-type="string" calcext:value-type="string">
            <text:p>18:02:49.483</text:p>
          </table:table-cell>
          <table:table-cell table:style-name="ce13" office:value-type="float" office:value="0.44389236" calcext:value-type="float">
            <text:p>0.44389236</text:p>
          </table:table-cell>
          <table:table-cell table:style-name="ce13" office:value-type="float" office:value="-0.27646583" calcext:value-type="float">
            <text:p>-0.27646583</text:p>
          </table:table-cell>
          <table:table-cell table:style-name="ce13" office:value-type="float" office:value="-0.14687775" calcext:value-type="float">
            <text:p>-0.14687775</text:p>
          </table:table-cell>
        </table:table-row>
        <table:table-row table:style-name="ro1">
          <table:table-cell table:style-name="ce7" office:value-type="string" calcext:value-type="string">
            <text:p>18:02:49.553</text:p>
          </table:table-cell>
          <table:table-cell table:style-name="ce13" office:value-type="float" office:value="0.42059684" calcext:value-type="float">
            <text:p>0.42059684</text:p>
          </table:table-cell>
          <table:table-cell table:style-name="ce13" office:value-type="float" office:value="-0.24816002" calcext:value-type="float">
            <text:p>-0.24816002</text:p>
          </table:table-cell>
          <table:table-cell table:style-name="ce13" office:value-type="float" office:value="-0.13548586" calcext:value-type="float">
            <text:p>-0.13548586</text:p>
          </table:table-cell>
        </table:table-row>
        <table:table-row table:style-name="ro1">
          <table:table-cell table:style-name="ce7" office:value-type="string" calcext:value-type="string">
            <text:p>18:02:49.623</text:p>
          </table:table-cell>
          <table:table-cell table:style-name="ce13" office:value-type="float" office:value="0.34931353" calcext:value-type="float">
            <text:p>0.34931353</text:p>
          </table:table-cell>
          <table:table-cell table:style-name="ce13" office:value-type="float" office:value="-0.22927666" calcext:value-type="float">
            <text:p>-0.22927666</text:p>
          </table:table-cell>
          <table:table-cell table:style-name="ce13" office:value-type="float" office:value="-0.102161884" calcext:value-type="float">
            <text:p>-0.102161884</text:p>
          </table:table-cell>
        </table:table-row>
        <table:table-row table:style-name="ro1">
          <table:table-cell table:style-name="ce7" office:value-type="string" calcext:value-type="string">
            <text:p>18:02:49.695</text:p>
          </table:table-cell>
          <table:table-cell table:style-name="ce13" office:value-type="float" office:value="0.31833726" calcext:value-type="float">
            <text:p>0.31833726</text:p>
          </table:table-cell>
          <table:table-cell table:style-name="ce13" office:value-type="float" office:value="-0.17382942" calcext:value-type="float">
            <text:p>-0.17382942</text:p>
          </table:table-cell>
          <table:table-cell table:style-name="ce13" office:value-type="float" office:value="-0.09018789" calcext:value-type="float">
            <text:p>-0.09018789</text:p>
          </table:table-cell>
        </table:table-row>
        <table:table-row table:style-name="ro1">
          <table:table-cell table:style-name="ce7" office:value-type="string" calcext:value-type="string">
            <text:p>18:02:49.765</text:p>
          </table:table-cell>
          <table:table-cell table:style-name="ce13" office:value-type="float" office:value="0.29133752" calcext:value-type="float">
            <text:p>0.29133752</text:p>
          </table:table-cell>
          <table:table-cell table:style-name="ce13" office:value-type="float" office:value="-0.19489862" calcext:value-type="float">
            <text:p>-0.19489862</text:p>
          </table:table-cell>
          <table:table-cell table:style-name="ce13" office:value-type="float" office:value="-0.09039763" calcext:value-type="float">
            <text:p>-0.09039763</text:p>
          </table:table-cell>
        </table:table-row>
        <table:table-row table:style-name="ro1">
          <table:table-cell table:style-name="ce7" office:value-type="string" calcext:value-type="string">
            <text:p>18:02:49.835</text:p>
          </table:table-cell>
          <table:table-cell table:style-name="ce13" office:value-type="float" office:value="0.24880046" calcext:value-type="float">
            <text:p>0.24880046</text:p>
          </table:table-cell>
          <table:table-cell table:style-name="ce13" office:value-type="float" office:value="-0.1672789" calcext:value-type="float">
            <text:p>-0.1672789</text:p>
          </table:table-cell>
          <table:table-cell table:style-name="ce13" office:value-type="float" office:value="-0.08860884" calcext:value-type="float">
            <text:p>-0.08860884</text:p>
          </table:table-cell>
        </table:table-row>
        <table:table-row table:style-name="ro1">
          <table:table-cell table:style-name="ce7" office:value-type="string" calcext:value-type="string">
            <text:p>18:03:02.954</text:p>
          </table:table-cell>
          <table:table-cell table:style-name="ce13" office:value-type="float" office:value="0.0692329" calcext:value-type="float">
            <text:p>0.0692329</text:p>
          </table:table-cell>
          <table:table-cell table:style-name="ce13" office:value-type="float" office:value="-0.23624437" calcext:value-type="float">
            <text:p>-0.23624437</text:p>
          </table:table-cell>
          <table:table-cell table:style-name="ce13" office:value-type="float" office:value="-0.5671015" calcext:value-type="float">
            <text:p>-0.5671015</text:p>
          </table:table-cell>
        </table:table-row>
        <table:table-row table:style-name="ro1">
          <table:table-cell table:style-name="ce7" office:value-type="string" calcext:value-type="string">
            <text:p>18:03:03.021</text:p>
          </table:table-cell>
          <table:table-cell table:style-name="ce13" office:value-type="float" office:value="0.113286175" calcext:value-type="float">
            <text:p>0.113286175</text:p>
          </table:table-cell>
          <table:table-cell table:style-name="ce13" office:value-type="float" office:value="-0.24294215" calcext:value-type="float">
            <text:p>-0.24294215</text:p>
          </table:table-cell>
          <table:table-cell table:style-name="ce13" office:value-type="float" office:value="-0.5303864" calcext:value-type="float">
            <text:p>-0.5303864</text:p>
          </table:table-cell>
        </table:table-row>
        <table:table-row table:style-name="ro1">
          <table:table-cell table:style-name="ce7" office:value-type="string" calcext:value-type="string">
            <text:p>18:03:03.090</text:p>
          </table:table-cell>
          <table:table-cell table:style-name="ce13" office:value-type="float" office:value="0.08064408" calcext:value-type="float">
            <text:p>0.08064408</text:p>
          </table:table-cell>
          <table:table-cell table:style-name="ce13" office:value-type="float" office:value="-0.215352" calcext:value-type="float">
            <text:p>-0.215352</text:p>
          </table:table-cell>
          <table:table-cell table:style-name="ce13" office:value-type="float" office:value="-0.53996986" calcext:value-type="float">
            <text:p>-0.53996986</text:p>
          </table:table-cell>
        </table:table-row>
        <table:table-row table:style-name="ro1">
          <table:table-cell table:style-name="ce7" office:value-type="string" calcext:value-type="string">
            <text:p>18:03:03.161</text:p>
          </table:table-cell>
          <table:table-cell table:style-name="ce13" office:value-type="float" office:value="0.05368318" calcext:value-type="float">
            <text:p>0.05368318</text:p>
          </table:table-cell>
          <table:table-cell table:style-name="ce13" office:value-type="float" office:value="-0.182391" calcext:value-type="float">
            <text:p>-0.182391</text:p>
          </table:table-cell>
          <table:table-cell table:style-name="ce13" office:value-type="float" office:value="-0.44202757" calcext:value-type="float">
            <text:p>-0.44202757</text:p>
          </table:table-cell>
        </table:table-row>
        <table:table-row table:style-name="ro1">
          <table:table-cell table:style-name="ce7" office:value-type="string" calcext:value-type="string">
            <text:p>18:03:03.231</text:p>
          </table:table-cell>
          <table:table-cell table:style-name="ce13" office:value-type="float" office:value="-0.06923884" calcext:value-type="float">
            <text:p>-0.06923884</text:p>
          </table:table-cell>
          <table:table-cell table:style-name="ce13" office:value-type="float" office:value="-0.17469881" calcext:value-type="float">
            <text:p>-0.17469881</text:p>
          </table:table-cell>
          <table:table-cell table:style-name="ce13" office:value-type="float" office:value="-0.40705335" calcext:value-type="float">
            <text:p>-0.40705335</text:p>
          </table:table-cell>
        </table:table-row>
        <table:table-row table:style-name="ro1">
          <table:table-cell table:style-name="ce7" office:value-type="string" calcext:value-type="string">
            <text:p>18:03:03.301</text:p>
          </table:table-cell>
          <table:table-cell table:style-name="ce13" office:value-type="float" office:value="-0.13570362" calcext:value-type="float">
            <text:p>-0.13570362</text:p>
          </table:table-cell>
          <table:table-cell table:style-name="ce13" office:value-type="float" office:value="-0.0693383" calcext:value-type="float">
            <text:p>-0.0693383</text:p>
          </table:table-cell>
          <table:table-cell table:style-name="ce13" office:value-type="float" office:value="-0.39359412" calcext:value-type="float">
            <text:p>-0.39359412</text:p>
          </table:table-cell>
        </table:table-row>
        <table:table-row table:style-name="ro1">
          <table:table-cell table:style-name="ce7" office:value-type="string" calcext:value-type="string">
            <text:p>18:03:03.370</text:p>
          </table:table-cell>
          <table:table-cell table:style-name="ce13" office:value-type="float" office:value="-0.2076069" calcext:value-type="float">
            <text:p>-0.2076069</text:p>
          </table:table-cell>
          <table:table-cell table:style-name="ce13" office:value-type="float" office:value="-0.095803" calcext:value-type="float">
            <text:p>-0.095803</text:p>
          </table:table-cell>
          <table:table-cell table:style-name="ce13" office:value-type="float" office:value="-0.37313116" calcext:value-type="float">
            <text:p>-0.37313116</text:p>
          </table:table-cell>
        </table:table-row>
        <table:table-row table:style-name="ro1">
          <table:table-cell table:style-name="ce7" office:value-type="string" calcext:value-type="string">
            <text:p>18:03:07.526</text:p>
          </table:table-cell>
          <table:table-cell table:style-name="ce13" office:value-type="float" office:value="-0.077642106" calcext:value-type="float">
            <text:p>-0.077642106</text:p>
          </table:table-cell>
          <table:table-cell table:style-name="ce13" office:value-type="float" office:value="0.37344527" calcext:value-type="float">
            <text:p>0.37344527</text:p>
          </table:table-cell>
          <table:table-cell table:style-name="ce13" office:value-type="float" office:value="0.72568095" calcext:value-type="float">
            <text:p>0.72568095</text:p>
          </table:table-cell>
        </table:table-row>
        <table:table-row table:style-name="ro1">
          <table:table-cell office:value-type="string" calcext:value-type="string">
            <text:p>18:03:07.591</text:p>
          </table:table-cell>
          <table:table-cell office:value-type="float" office:value="-0.042851526" calcext:value-type="float">
            <text:p>-0.042851526</text:p>
          </table:table-cell>
          <table:table-cell office:value-type="float" office:value="0.40289763" calcext:value-type="float">
            <text:p>0.40289763</text:p>
          </table:table-cell>
          <table:table-cell office:value-type="float" office:value="0.6865113" calcext:value-type="float">
            <text:p>0.6865113</text:p>
          </table:table-cell>
        </table:table-row>
        <table:table-row table:style-name="ro1">
          <table:table-cell office:value-type="string" calcext:value-type="string">
            <text:p>18:03:07.671</text:p>
          </table:table-cell>
          <table:table-cell office:value-type="float" office:value="-0.06757029" calcext:value-type="float">
            <text:p>-0.06757029</text:p>
          </table:table-cell>
          <table:table-cell office:value-type="float" office:value="0.39490768" calcext:value-type="float">
            <text:p>0.39490768</text:p>
          </table:table-cell>
          <table:table-cell office:value-type="float" office:value="0.6075331" calcext:value-type="float">
            <text:p>0.6075331</text:p>
          </table:table-cell>
        </table:table-row>
        <table:table-row table:style-name="ro1">
          <table:table-cell office:value-type="string" calcext:value-type="string">
            <text:p>18:03:07.742</text:p>
          </table:table-cell>
          <table:table-cell office:value-type="float" office:value="-0.049607202" calcext:value-type="float">
            <text:p>-0.049607202</text:p>
          </table:table-cell>
          <table:table-cell office:value-type="float" office:value="0.31498724" calcext:value-type="float">
            <text:p>0.31498724</text:p>
          </table:table-cell>
          <table:table-cell office:value-type="float" office:value="0.57204825" calcext:value-type="float">
            <text:p>0.57204825</text:p>
          </table:table-cell>
        </table:table-row>
        <table:table-row table:style-name="ro1">
          <table:table-cell office:value-type="string" calcext:value-type="string">
            <text:p>18:03:07.814</text:p>
          </table:table-cell>
          <table:table-cell office:value-type="float" office:value="-0.036516596" calcext:value-type="float">
            <text:p>-0.036516596</text:p>
          </table:table-cell>
          <table:table-cell office:value-type="float" office:value="0.2973313" calcext:value-type="float">
            <text:p>0.2973313</text:p>
          </table:table-cell>
          <table:table-cell office:value-type="float" office:value="0.5146237" calcext:value-type="float">
            <text:p>0.5146237</text:p>
          </table:table-cell>
        </table:table-row>
        <table:table-row table:style-name="ro1">
          <table:table-cell office:value-type="string" calcext:value-type="string">
            <text:p>18:03:07.883</text:p>
          </table:table-cell>
          <table:table-cell office:value-type="float" office:value="-0.047806345" calcext:value-type="float">
            <text:p>-0.047806345</text:p>
          </table:table-cell>
          <table:table-cell office:value-type="float" office:value="0.2968218" calcext:value-type="float">
            <text:p>0.2968218</text:p>
          </table:table-cell>
          <table:table-cell office:value-type="float" office:value="0.454592" calcext:value-type="float">
            <text:p>0.454592</text:p>
          </table:table-cell>
        </table:table-row>
        <table:table-row table:style-name="ro1">
          <table:table-cell office:value-type="string" calcext:value-type="string">
            <text:p>18:03:07.954</text:p>
          </table:table-cell>
          <table:table-cell office:value-type="float" office:value="-0.043465164" calcext:value-type="float">
            <text:p>-0.043465164</text:p>
          </table:table-cell>
          <table:table-cell office:value-type="float" office:value="0.28801364" calcext:value-type="float">
            <text:p>0.28801364</text:p>
          </table:table-cell>
          <table:table-cell office:value-type="float" office:value="0.41352734" calcext:value-type="float">
            <text:p>0.41352734</text:p>
          </table:table-cell>
        </table:table-row>
        <table:table-row table:style-name="ro1">
          <table:table-cell office:value-type="string" calcext:value-type="string">
            <text:p>18:03:09.351</text:p>
          </table:table-cell>
          <table:table-cell office:value-type="float" office:value="-0.58513916" calcext:value-type="float">
            <text:p>-0.58513916</text:p>
          </table:table-cell>
          <table:table-cell office:value-type="float" office:value="0.17220059" calcext:value-type="float">
            <text:p>0.17220059</text:p>
          </table:table-cell>
          <table:table-cell office:value-type="float" office:value="-0.26283512" calcext:value-type="float">
            <text:p>-0.26283512</text:p>
          </table:table-cell>
        </table:table-row>
        <table:table-row table:style-name="ro1">
          <table:table-cell office:value-type="string" calcext:value-type="string">
            <text:p>18:03:09.423</text:p>
          </table:table-cell>
          <table:table-cell office:value-type="float" office:value="-0.4360979" calcext:value-type="float">
            <text:p>-0.4360979</text:p>
          </table:table-cell>
          <table:table-cell office:value-type="float" office:value="-0.12033685" calcext:value-type="float">
            <text:p>-0.12033685</text:p>
          </table:table-cell>
          <table:table-cell office:value-type="float" office:value="-0.26599497" calcext:value-type="float">
            <text:p>-0.26599497</text:p>
          </table:table-cell>
        </table:table-row>
        <table:table-row table:style-name="ro1">
          <table:table-cell office:value-type="string" calcext:value-type="string">
            <text:p>18:03:09.495</text:p>
          </table:table-cell>
          <table:table-cell office:value-type="float" office:value="-0.3111893" calcext:value-type="float">
            <text:p>-0.3111893</text:p>
          </table:table-cell>
          <table:table-cell office:value-type="float" office:value="-0.21662837" calcext:value-type="float">
            <text:p>-0.21662837</text:p>
          </table:table-cell>
          <table:table-cell office:value-type="float" office:value="0.030648468" calcext:value-type="float">
            <text:p>0.030648468</text:p>
          </table:table-cell>
        </table:table-row>
        <table:table-row table:style-name="ro1">
          <table:table-cell office:value-type="string" calcext:value-type="string">
            <text:p>18:03:09.563</text:p>
          </table:table-cell>
          <table:table-cell office:value-type="float" office:value="-0.35653523" calcext:value-type="float">
            <text:p>-0.35653523</text:p>
          </table:table-cell>
          <table:table-cell office:value-type="float" office:value="-0.33383268" calcext:value-type="float">
            <text:p>-0.33383268</text:p>
          </table:table-cell>
          <table:table-cell office:value-type="float" office:value="-0.16731384" calcext:value-type="float">
            <text:p>-0.16731384</text:p>
          </table:table-cell>
        </table:table-row>
        <table:table-row table:style-name="ro1">
          <table:table-cell office:value-type="string" calcext:value-type="string">
            <text:p>18:03:09.633</text:p>
          </table:table-cell>
          <table:table-cell office:value-type="float" office:value="-0.008430526" calcext:value-type="float">
            <text:p>-0.008430526</text:p>
          </table:table-cell>
          <table:table-cell office:value-type="float" office:value="-0.0965432" calcext:value-type="float">
            <text:p>-0.0965432</text:p>
          </table:table-cell>
          <table:table-cell office:value-type="float" office:value="0.039261308" calcext:value-type="float">
            <text:p>0.039261308</text:p>
          </table:table-cell>
        </table:table-row>
        <table:table-row table:style-name="ro1">
          <table:table-cell office:value-type="string" calcext:value-type="string">
            <text:p>18:03:09.703</text:p>
          </table:table-cell>
          <table:table-cell office:value-type="float" office:value="0.3767143" calcext:value-type="float">
            <text:p>0.3767143</text:p>
          </table:table-cell>
          <table:table-cell office:value-type="float" office:value="-0.5059074" calcext:value-type="float">
            <text:p>-0.5059074</text:p>
          </table:table-cell>
          <table:table-cell office:value-type="float" office:value="0.292635" calcext:value-type="float">
            <text:p>0.292635</text:p>
          </table:table-cell>
        </table:table-row>
        <table:table-row table:style-name="ro1">
          <table:table-cell office:value-type="string" calcext:value-type="string">
            <text:p>18:03:09.775</text:p>
          </table:table-cell>
          <table:table-cell office:value-type="float" office:value="0.3337694" calcext:value-type="float">
            <text:p>0.3337694</text:p>
          </table:table-cell>
          <table:table-cell office:value-type="float" office:value="-0.3166692" calcext:value-type="float">
            <text:p>-0.3166692</text:p>
          </table:table-cell>
          <table:table-cell office:value-type="float" office:value="0.27985096" calcext:value-type="float">
            <text:p>0.27985096</text:p>
          </table:table-cell>
        </table:table-row>
        <table:table-row table:style-name="ro1">
          <table:table-cell office:value-type="string" calcext:value-type="string">
            <text:p>18:03:16.612</text:p>
          </table:table-cell>
          <table:table-cell office:value-type="float" office:value="0.042213775" calcext:value-type="float">
            <text:p>0.042213775</text:p>
          </table:table-cell>
          <table:table-cell office:value-type="float" office:value="0.3043044" calcext:value-type="float">
            <text:p>0.3043044</text:p>
          </table:table-cell>
          <table:table-cell office:value-type="float" office:value="0.35140204" calcext:value-type="float">
            <text:p>0.35140204</text:p>
          </table:table-cell>
        </table:table-row>
        <table:table-row table:style-name="ro1">
          <table:table-cell office:value-type="string" calcext:value-type="string">
            <text:p>18:03:16.680</text:p>
          </table:table-cell>
          <table:table-cell office:value-type="float" office:value="0.046561733" calcext:value-type="float">
            <text:p>0.046561733</text:p>
          </table:table-cell>
          <table:table-cell office:value-type="float" office:value="0.2701386" calcext:value-type="float">
            <text:p>0.2701386</text:p>
          </table:table-cell>
          <table:table-cell office:value-type="float" office:value="0.34922078" calcext:value-type="float">
            <text:p>0.34922078</text:p>
          </table:table-cell>
        </table:table-row>
        <table:table-row table:style-name="ro1">
          <table:table-cell office:value-type="string" calcext:value-type="string">
            <text:p>18:03:16.759</text:p>
          </table:table-cell>
          <table:table-cell office:value-type="float" office:value="0.034215126" calcext:value-type="float">
            <text:p>0.034215126</text:p>
          </table:table-cell>
          <table:table-cell office:value-type="float" office:value="0.30772433" calcext:value-type="float">
            <text:p>0.30772433</text:p>
          </table:table-cell>
          <table:table-cell office:value-type="float" office:value="0.29342467" calcext:value-type="float">
            <text:p>0.29342467</text:p>
          </table:table-cell>
        </table:table-row>
        <table:table-row table:style-name="ro1">
          <table:table-cell office:value-type="string" calcext:value-type="string">
            <text:p>18:03:16.831</text:p>
          </table:table-cell>
          <table:table-cell office:value-type="float" office:value="0.07825455" calcext:value-type="float">
            <text:p>0.07825455</text:p>
          </table:table-cell>
          <table:table-cell office:value-type="float" office:value="0.30090207" calcext:value-type="float">
            <text:p>0.30090207</text:p>
          </table:table-cell>
          <table:table-cell office:value-type="float" office:value="0.30692887" calcext:value-type="float">
            <text:p>0.30692887</text:p>
          </table:table-cell>
        </table:table-row>
        <table:table-row table:style-name="ro1">
          <table:table-cell office:value-type="string" calcext:value-type="string">
            <text:p>18:03:16.906</text:p>
          </table:table-cell>
          <table:table-cell office:value-type="float" office:value="0.0291205" calcext:value-type="float">
            <text:p>0.0291205</text:p>
          </table:table-cell>
          <table:table-cell office:value-type="float" office:value="0.3380482" calcext:value-type="float">
            <text:p>0.3380482</text:p>
          </table:table-cell>
          <table:table-cell office:value-type="float" office:value="0.27337956" calcext:value-type="float">
            <text:p>0.27337956</text:p>
          </table:table-cell>
        </table:table-row>
        <table:table-row table:style-name="ro1">
          <table:table-cell office:value-type="string" calcext:value-type="string">
            <text:p>18:03:16.972</text:p>
          </table:table-cell>
          <table:table-cell office:value-type="float" office:value="0.046423294" calcext:value-type="float">
            <text:p>0.046423294</text:p>
          </table:table-cell>
          <table:table-cell office:value-type="float" office:value="0.30050805" calcext:value-type="float">
            <text:p>0.30050805</text:p>
          </table:table-cell>
          <table:table-cell office:value-type="float" office:value="0.2293423" calcext:value-type="float">
            <text:p>0.2293423</text:p>
          </table:table-cell>
        </table:table-row>
        <table:table-row table:style-name="ro1">
          <table:table-cell office:value-type="string" calcext:value-type="string">
            <text:p>18:03:17.043</text:p>
          </table:table-cell>
          <table:table-cell office:value-type="float" office:value="0.10352413" calcext:value-type="float">
            <text:p>0.10352413</text:p>
          </table:table-cell>
          <table:table-cell office:value-type="float" office:value="0.2618879" calcext:value-type="float">
            <text:p>0.2618879</text:p>
          </table:table-cell>
          <table:table-cell office:value-type="float" office:value="0.2802362" calcext:value-type="float">
            <text:p>0.2802362</text:p>
          </table:table-cell>
        </table:table-row>
        <table:table-row table:style-name="ro1">
          <table:table-cell office:value-type="string" calcext:value-type="string">
            <text:p>18:03:18.200</text:p>
          </table:table-cell>
          <table:table-cell office:value-type="float" office:value="-0.418132" calcext:value-type="float">
            <text:p>-0.418132</text:p>
          </table:table-cell>
          <table:table-cell office:value-type="float" office:value="0.21702237" calcext:value-type="float">
            <text:p>0.21702237</text:p>
          </table:table-cell>
          <table:table-cell office:value-type="float" office:value="-0.12527762" calcext:value-type="float">
            <text:p>-0.12527762</text:p>
          </table:table-cell>
        </table:table-row>
        <table:table-row table:style-name="ro1">
          <table:table-cell office:value-type="string" calcext:value-type="string">
            <text:p>18:03:18.271</text:p>
          </table:table-cell>
          <table:table-cell office:value-type="float" office:value="-0.17504926" calcext:value-type="float">
            <text:p>-0.17504926</text:p>
          </table:table-cell>
          <table:table-cell office:value-type="float" office:value="-0.066813655" calcext:value-type="float">
            <text:p>-0.066813655</text:p>
          </table:table-cell>
          <table:table-cell office:value-type="float" office:value="0.015131015" calcext:value-type="float">
            <text:p>0.015131015</text:p>
          </table:table-cell>
        </table:table-row>
        <table:table-row table:style-name="ro1">
          <table:table-cell office:value-type="string" calcext:value-type="string">
            <text:p>18:03:18.344</text:p>
          </table:table-cell>
          <table:table-cell office:value-type="float" office:value="0.032519136" calcext:value-type="float">
            <text:p>0.032519136</text:p>
          </table:table-cell>
          <table:table-cell office:value-type="float" office:value="-0.17197315" calcext:value-type="float">
            <text:p>-0.17197315</text:p>
          </table:table-cell>
          <table:table-cell office:value-type="float" office:value="0.11557103" calcext:value-type="float">
            <text:p>0.11557103</text:p>
          </table:table-cell>
        </table:table-row>
        <table:table-row table:style-name="ro1">
          <table:table-cell office:value-type="string" calcext:value-type="string">
            <text:p>18:03:18.411</text:p>
          </table:table-cell>
          <table:table-cell office:value-type="float" office:value="0.20658658" calcext:value-type="float">
            <text:p>0.20658658</text:p>
          </table:table-cell>
          <table:table-cell office:value-type="float" office:value="-0.1826811" calcext:value-type="float">
            <text:p>-0.1826811</text:p>
          </table:table-cell>
          <table:table-cell office:value-type="float" office:value="0.15213408" calcext:value-type="float">
            <text:p>0.15213408</text:p>
          </table:table-cell>
        </table:table-row>
        <table:table-row table:style-name="ro1">
          <table:table-cell office:value-type="string" calcext:value-type="string">
            <text:p>18:03:18.482</text:p>
          </table:table-cell>
          <table:table-cell office:value-type="float" office:value="0.17867693" calcext:value-type="float">
            <text:p>0.17867693</text:p>
          </table:table-cell>
          <table:table-cell office:value-type="float" office:value="-0.12947643" calcext:value-type="float">
            <text:p>-0.12947643</text:p>
          </table:table-cell>
          <table:table-cell office:value-type="float" office:value="0.12725271" calcext:value-type="float">
            <text:p>0.12725271</text:p>
          </table:table-cell>
        </table:table-row>
        <table:table-row table:style-name="ro1">
          <table:table-cell office:value-type="string" calcext:value-type="string">
            <text:p>18:03:18.551</text:p>
          </table:table-cell>
          <table:table-cell office:value-type="float" office:value="0.042376626" calcext:value-type="float">
            <text:p>0.042376626</text:p>
          </table:table-cell>
          <table:table-cell office:value-type="float" office:value="0.106054224" calcext:value-type="float">
            <text:p>0.106054224</text:p>
          </table:table-cell>
          <table:table-cell office:value-type="float" office:value="0.17319444" calcext:value-type="float">
            <text:p>0.17319444</text:p>
          </table:table-cell>
        </table:table-row>
        <table:table-row table:style-name="ro1">
          <table:table-cell office:value-type="string" calcext:value-type="string">
            <text:p>18:03:18.622</text:p>
          </table:table-cell>
          <table:table-cell office:value-type="float" office:value="0.10911064" calcext:value-type="float">
            <text:p>0.10911064</text:p>
          </table:table-cell>
          <table:table-cell office:value-type="float" office:value="0.09588824" calcext:value-type="float">
            <text:p>0.09588824</text:p>
          </table:table-cell>
          <table:table-cell office:value-type="float" office:value="0.058316343" calcext:value-type="float">
            <text:p>0.058316343</text:p>
          </table:table-cell>
        </table:table-row>
        <table:table-row table:style-name="ro1">
          <table:table-cell office:value-type="string" calcext:value-type="string">
            <text:p>18:03:18.691</text:p>
          </table:table-cell>
          <table:table-cell office:value-type="float" office:value="0.10610973" calcext:value-type="float">
            <text:p>0.10610973</text:p>
          </table:table-cell>
          <table:table-cell office:value-type="float" office:value="0.0482867" calcext:value-type="float">
            <text:p>0.0482867</text:p>
          </table:table-cell>
          <table:table-cell office:value-type="float" office:value="0.06039487" calcext:value-type="float">
            <text:p>0.06039487</text:p>
          </table:table-cell>
        </table:table-row>
        <table:table-row table:style-name="ro1">
          <table:table-cell office:value-type="string" calcext:value-type="string">
            <text:p>18:03:18.762</text:p>
          </table:table-cell>
          <table:table-cell office:value-type="float" office:value="0.095498756" calcext:value-type="float">
            <text:p>0.095498756</text:p>
          </table:table-cell>
          <table:table-cell office:value-type="float" office:value="0.06169531" calcext:value-type="float">
            <text:p>0.06169531</text:p>
          </table:table-cell>
          <table:table-cell office:value-type="float" office:value="0.09061032" calcext:value-type="float">
            <text:p>0.09061032</text:p>
          </table:table-cell>
        </table:table-row>
        <table:table-row table:style-name="ro1">
          <table:table-cell office:value-type="string" calcext:value-type="string">
            <text:p>18:03:18.831</text:p>
          </table:table-cell>
          <table:table-cell office:value-type="float" office:value="0.06441568" calcext:value-type="float">
            <text:p>0.06441568</text:p>
          </table:table-cell>
          <table:table-cell office:value-type="float" office:value="0.026961345" calcext:value-type="float">
            <text:p>0.026961345</text:p>
          </table:table-cell>
          <table:table-cell office:value-type="float" office:value="0.051226985" calcext:value-type="float">
            <text:p>0.051226985</text:p>
          </table:table-cell>
        </table:table-row>
        <table:table-row table:style-name="ro1">
          <table:table-cell office:value-type="string" calcext:value-type="string">
            <text:p>18:03:18.908</text:p>
          </table:table-cell>
          <table:table-cell office:value-type="float" office:value="0.06522508" calcext:value-type="float">
            <text:p>0.06522508</text:p>
          </table:table-cell>
          <table:table-cell office:value-type="float" office:value="0.0044897813" calcext:value-type="float">
            <text:p>0.0044897813</text:p>
          </table:table-cell>
          <table:table-cell office:value-type="float" office:value="0.044785928" calcext:value-type="float">
            <text:p>0.044785928</text:p>
          </table:table-cell>
        </table:table-row>
        <table:table-row table:style-name="ro1">
          <table:table-cell office:value-type="string" calcext:value-type="string">
            <text:p>18:03:18.973</text:p>
          </table:table-cell>
          <table:table-cell office:value-type="float" office:value="0.07737933" calcext:value-type="float">
            <text:p>0.07737933</text:p>
          </table:table-cell>
          <table:table-cell office:value-type="float" office:value="0.015246837" calcext:value-type="float">
            <text:p>0.015246837</text:p>
          </table:table-cell>
          <table:table-cell office:value-type="float" office:value="0.034814145" calcext:value-type="float">
            <text:p>0.034814145</text:p>
          </table:table-cell>
        </table:table-row>
        <table:table-row table:style-name="ro1">
          <table:table-cell office:value-type="string" calcext:value-type="string">
            <text:p>18:03:19.043</text:p>
          </table:table-cell>
          <table:table-cell office:value-type="float" office:value="0.08194609" calcext:value-type="float">
            <text:p>0.08194609</text:p>
          </table:table-cell>
          <table:table-cell office:value-type="float" office:value="-0.0029770443" calcext:value-type="float">
            <text:p>-0.0029770443</text:p>
          </table:table-cell>
          <table:table-cell office:value-type="float" office:value="0.025839593" calcext:value-type="float">
            <text:p>0.025839593</text:p>
          </table:table-cell>
        </table:table-row>
        <table:table-row table:style-name="ro1">
          <table:table-cell office:value-type="string" calcext:value-type="string">
            <text:p>18:03:19.921</text:p>
          </table:table-cell>
          <table:table-cell office:value-type="float" office:value="0.08869288" calcext:value-type="float">
            <text:p>0.08869288</text:p>
          </table:table-cell>
          <table:table-cell office:value-type="float" office:value="0.015557933" calcext:value-type="float">
            <text:p>0.015557933</text:p>
          </table:table-cell>
          <table:table-cell office:value-type="float" office:value="0.022157017" calcext:value-type="float">
            <text:p>0.022157017</text:p>
          </table:table-cell>
        </table:table-row>
        <table:table-row table:style-name="ro1">
          <table:table-cell office:value-type="string" calcext:value-type="string">
            <text:p>18:03:19.993</text:p>
          </table:table-cell>
          <table:table-cell office:value-type="float" office:value="0.08092223" calcext:value-type="float">
            <text:p>0.08092223</text:p>
          </table:table-cell>
          <table:table-cell office:value-type="float" office:value="0.017957227" calcext:value-type="float">
            <text:p>0.017957227</text:p>
          </table:table-cell>
          <table:table-cell office:value-type="float" office:value="0.014887604" calcext:value-type="float">
            <text:p>0.014887604</text:p>
          </table:table-cell>
        </table:table-row>
        <table:table-row table:style-name="ro1">
          <table:table-cell office:value-type="string" calcext:value-type="string">
            <text:p>18:03:20.065</text:p>
          </table:table-cell>
          <table:table-cell office:value-type="float" office:value="0.06909465" calcext:value-type="float">
            <text:p>0.06909465</text:p>
          </table:table-cell>
          <table:table-cell office:value-type="float" office:value="0.011766974" calcext:value-type="float">
            <text:p>0.011766974</text:p>
          </table:table-cell>
          <table:table-cell office:value-type="float" office:value="0.018452559" calcext:value-type="float">
            <text:p>0.018452559</text:p>
          </table:table-cell>
        </table:table-row>
        <table:table-row table:style-name="ro1">
          <table:table-cell office:value-type="string" calcext:value-type="string">
            <text:p>18:03:20.133</text:p>
          </table:table-cell>
          <table:table-cell office:value-type="float" office:value="0.06262464" calcext:value-type="float">
            <text:p>0.06262464</text:p>
          </table:table-cell>
          <table:table-cell office:value-type="float" office:value="0.018720185" calcext:value-type="float">
            <text:p>0.018720185</text:p>
          </table:table-cell>
          <table:table-cell office:value-type="float" office:value="0.025396338" calcext:value-type="float">
            <text:p>0.025396338</text:p>
          </table:table-cell>
        </table:table-row>
        <table:table-row table:style-name="ro1">
          <table:table-cell office:value-type="string" calcext:value-type="string">
            <text:p>18:03:20.203</text:p>
          </table:table-cell>
          <table:table-cell office:value-type="float" office:value="0.061855346" calcext:value-type="float">
            <text:p>0.061855346</text:p>
          </table:table-cell>
          <table:table-cell office:value-type="float" office:value="0.021682156" calcext:value-type="float">
            <text:p>0.021682156</text:p>
          </table:table-cell>
          <table:table-cell office:value-type="float" office:value="0.009453402" calcext:value-type="float">
            <text:p>0.009453402</text:p>
          </table:table-cell>
        </table:table-row>
        <table:table-row table:style-name="ro1">
          <table:table-cell office:value-type="string" calcext:value-type="string">
            <text:p>18:03:20.273</text:p>
          </table:table-cell>
          <table:table-cell office:value-type="float" office:value="0.053252812" calcext:value-type="float">
            <text:p>0.053252812</text:p>
          </table:table-cell>
          <table:table-cell office:value-type="float" office:value="0.020612577" calcext:value-type="float">
            <text:p>0.020612577</text:p>
          </table:table-cell>
          <table:table-cell office:value-type="float" office:value="0.02059303" calcext:value-type="float">
            <text:p>0.02059303</text:p>
          </table:table-cell>
        </table:table-row>
        <table:table-row table:style-name="ro1">
          <table:table-cell office:value-type="string" calcext:value-type="string">
            <text:p>18:03:20.345</text:p>
          </table:table-cell>
          <table:table-cell office:value-type="float" office:value="0.04924589" calcext:value-type="float">
            <text:p>0.04924589</text:p>
          </table:table-cell>
          <table:table-cell office:value-type="float" office:value="0.007125486" calcext:value-type="float">
            <text:p>0.007125486</text:p>
          </table:table-cell>
          <table:table-cell office:value-type="float" office:value="0.013040578" calcext:value-type="float">
            <text:p>0.013040578</text:p>
          </table:table-cell>
        </table:table-row>
        <table:table-row table:style-name="ro1">
          <table:table-cell office:value-type="string" calcext:value-type="string">
            <text:p>18:03:27.262</text:p>
          </table:table-cell>
          <table:table-cell office:value-type="float" office:value="0.09244142" calcext:value-type="float">
            <text:p>0.09244142</text:p>
          </table:table-cell>
          <table:table-cell office:value-type="float" office:value="0.018937388" calcext:value-type="float">
            <text:p>0.018937388</text:p>
          </table:table-cell>
          <table:table-cell office:value-type="float" office:value="-0.06912285" calcext:value-type="float">
            <text:p>-0.06912285</text:p>
          </table:table-cell>
        </table:table-row>
        <table:table-row table:style-name="ro1">
          <table:table-cell office:value-type="string" calcext:value-type="string">
            <text:p>18:03:27.333</text:p>
          </table:table-cell>
          <table:table-cell office:value-type="float" office:value="-0.012383776" calcext:value-type="float">
            <text:p>-0.012383776</text:p>
          </table:table-cell>
          <table:table-cell office:value-type="float" office:value="-0.15192607" calcext:value-type="float">
            <text:p>-0.15192607</text:p>
          </table:table-cell>
          <table:table-cell office:value-type="float" office:value="-0.06528672" calcext:value-type="float">
            <text:p>-0.06528672</text:p>
          </table:table-cell>
        </table:table-row>
        <table:table-row table:style-name="ro1">
          <table:table-cell office:value-type="string" calcext:value-type="string">
            <text:p>18:03:27.406</text:p>
          </table:table-cell>
          <table:table-cell office:value-type="float" office:value="0.09278527" calcext:value-type="float">
            <text:p>0.09278527</text:p>
          </table:table-cell>
          <table:table-cell office:value-type="float" office:value="-0.017421927" calcext:value-type="float">
            <text:p>-0.017421927</text:p>
          </table:table-cell>
          <table:table-cell office:value-type="float" office:value="-0.019646714" calcext:value-type="float">
            <text:p>-0.019646714</text:p>
          </table:table-cell>
        </table:table-row>
        <table:table-row table:style-name="ro1">
          <table:table-cell office:value-type="string" calcext:value-type="string">
            <text:p>18:03:27.473</text:p>
          </table:table-cell>
          <table:table-cell office:value-type="float" office:value="0.0567001" calcext:value-type="float">
            <text:p>0.0567001</text:p>
          </table:table-cell>
          <table:table-cell office:value-type="float" office:value="-0.05391214" calcext:value-type="float">
            <text:p>-0.05391214</text:p>
          </table:table-cell>
          <table:table-cell office:value-type="float" office:value="-0.024054125" calcext:value-type="float">
            <text:p>-0.024054125</text:p>
          </table:table-cell>
        </table:table-row>
        <table:table-row table:style-name="ro1">
          <table:table-cell office:value-type="string" calcext:value-type="string">
            <text:p>18:03:27.546</text:p>
          </table:table-cell>
          <table:table-cell office:value-type="float" office:value="0.046855282" calcext:value-type="float">
            <text:p>0.046855282</text:p>
          </table:table-cell>
          <table:table-cell office:value-type="float" office:value="-0.0047953334" calcext:value-type="float">
            <text:p>-0.0047953334</text:p>
          </table:table-cell>
          <table:table-cell office:value-type="float" office:value="-0.008025659" calcext:value-type="float">
            <text:p>-0.008025659</text:p>
          </table:table-cell>
        </table:table-row>
        <table:table-row table:style-name="ro1">
          <table:table-cell office:value-type="string" calcext:value-type="string">
            <text:p>18:03:27.614</text:p>
          </table:table-cell>
          <table:table-cell office:value-type="float" office:value="0.03601741" calcext:value-type="float">
            <text:p>0.03601741</text:p>
          </table:table-cell>
          <table:table-cell office:value-type="float" office:value="-0.037494536" calcext:value-type="float">
            <text:p>-0.037494536</text:p>
          </table:table-cell>
          <table:table-cell office:value-type="float" office:value="0.0011265662" calcext:value-type="float">
            <text:p>0.0011265662</text:p>
          </table:table-cell>
        </table:table-row>
        <table:table-row table:style-name="ro1">
          <table:table-cell office:value-type="string" calcext:value-type="string">
            <text:p>18:03:27.685</text:p>
          </table:table-cell>
          <table:table-cell office:value-type="float" office:value="0.026702778" calcext:value-type="float">
            <text:p>0.026702778</text:p>
          </table:table-cell>
          <table:table-cell office:value-type="float" office:value="-0.03770017" calcext:value-type="float">
            <text:p>-0.03770017</text:p>
          </table:table-cell>
          <table:table-cell office:value-type="float" office:value="0.0065070875" calcext:value-type="float">
            <text:p>0.0065070875</text:p>
          </table:table-cell>
        </table:table-row>
        <table:table-row table:style-name="ro1">
          <table:table-cell office:value-type="string" calcext:value-type="string">
            <text:p>18:03:28.481</text:p>
          </table:table-cell>
          <table:table-cell office:value-type="float" office:value="0.03128348" calcext:value-type="float">
            <text:p>0.03128348</text:p>
          </table:table-cell>
          <table:table-cell office:value-type="float" office:value="-0.015253401" calcext:value-type="float">
            <text:p>-0.015253401</text:p>
          </table:table-cell>
          <table:table-cell office:value-type="float" office:value="0.008932543" calcext:value-type="float">
            <text:p>0.008932543</text:p>
          </table:table-cell>
        </table:table-row>
        <table:table-row table:style-name="ro1">
          <table:table-cell office:value-type="string" calcext:value-type="string">
            <text:p>18:03:28.529</text:p>
          </table:table-cell>
          <table:table-cell office:value-type="float" office:value="0.045952987" calcext:value-type="float">
            <text:p>0.045952987</text:p>
          </table:table-cell>
          <table:table-cell office:value-type="float" office:value="0.05394773" calcext:value-type="float">
            <text:p>0.05394773</text:p>
          </table:table-cell>
          <table:table-cell office:value-type="float" office:value="0.05176486" calcext:value-type="float">
            <text:p>0.05176486</text:p>
          </table:table-cell>
        </table:table-row>
        <table:table-row table:style-name="ro1">
          <table:table-cell office:value-type="string" calcext:value-type="string">
            <text:p>18:03:28.599</text:p>
          </table:table-cell>
          <table:table-cell office:value-type="float" office:value="0.04751003" calcext:value-type="float">
            <text:p>0.04751003</text:p>
          </table:table-cell>
          <table:table-cell office:value-type="float" office:value="0.09227855" calcext:value-type="float">
            <text:p>0.09227855</text:p>
          </table:table-cell>
          <table:table-cell office:value-type="float" office:value="0.049664553" calcext:value-type="float">
            <text:p>0.049664553</text:p>
          </table:table-cell>
        </table:table-row>
        <table:table-row table:style-name="ro1">
          <table:table-cell office:value-type="string" calcext:value-type="string">
            <text:p>18:03:28.671</text:p>
          </table:table-cell>
          <table:table-cell office:value-type="float" office:value="0.03858422" calcext:value-type="float">
            <text:p>0.03858422</text:p>
          </table:table-cell>
          <table:table-cell office:value-type="float" office:value="0.08392959" calcext:value-type="float">
            <text:p>0.08392959</text:p>
          </table:table-cell>
          <table:table-cell office:value-type="float" office:value="0.044917796" calcext:value-type="float">
            <text:p>0.044917796</text:p>
          </table:table-cell>
        </table:table-row>
        <table:table-row table:style-name="ro1">
          <table:table-cell office:value-type="string" calcext:value-type="string">
            <text:p>18:03:28.739</text:p>
          </table:table-cell>
          <table:table-cell office:value-type="float" office:value="0.036263887" calcext:value-type="float">
            <text:p>0.036263887</text:p>
          </table:table-cell>
          <table:table-cell office:value-type="float" office:value="0.10212354" calcext:value-type="float">
            <text:p>0.10212354</text:p>
          </table:table-cell>
          <table:table-cell office:value-type="float" office:value="0.057344984" calcext:value-type="float">
            <text:p>0.057344984</text:p>
          </table:table-cell>
        </table:table-row>
        <table:table-row table:style-name="ro1">
          <table:table-cell office:value-type="string" calcext:value-type="string">
            <text:p>18:03:28.809</text:p>
          </table:table-cell>
          <table:table-cell office:value-type="float" office:value="0.02802324" calcext:value-type="float">
            <text:p>0.02802324</text:p>
          </table:table-cell>
          <table:table-cell office:value-type="float" office:value="0.07565143" calcext:value-type="float">
            <text:p>0.07565143</text:p>
          </table:table-cell>
          <table:table-cell office:value-type="float" office:value="0.049413215" calcext:value-type="float">
            <text:p>0.049413215</text:p>
          </table:table-cell>
        </table:table-row>
        <table:table-row table:style-name="ro1">
          <table:table-cell office:value-type="string" calcext:value-type="string">
            <text:p>18:03:28.879</text:p>
          </table:table-cell>
          <table:table-cell office:value-type="float" office:value="0.028516816" calcext:value-type="float">
            <text:p>0.028516816</text:p>
          </table:table-cell>
          <table:table-cell office:value-type="float" office:value="0.06061557" calcext:value-type="float">
            <text:p>0.06061557</text:p>
          </table:table-cell>
          <table:table-cell office:value-type="float" office:value="0.037660442" calcext:value-type="float">
            <text:p>0.037660442</text:p>
          </table:table-cell>
        </table:table-row>
        <table:table-row table:style-name="ro1">
          <table:table-cell office:value-type="string" calcext:value-type="string">
            <text:p>18:03:28.954</text:p>
          </table:table-cell>
          <table:table-cell office:value-type="float" office:value="0.026324311" calcext:value-type="float">
            <text:p>0.026324311</text:p>
          </table:table-cell>
          <table:table-cell office:value-type="float" office:value="0.036536403" calcext:value-type="float">
            <text:p>0.036536403</text:p>
          </table:table-cell>
          <table:table-cell office:value-type="float" office:value="0.03609164" calcext:value-type="float">
            <text:p>0.03609164</text:p>
          </table:table-cell>
        </table:table-row>
        <table:table-row table:style-name="ro1">
          <table:table-cell office:value-type="string" calcext:value-type="string">
            <text:p>18:03:29.020</text:p>
          </table:table-cell>
          <table:table-cell office:value-type="float" office:value="0.01666063" calcext:value-type="float">
            <text:p>0.01666063</text:p>
          </table:table-cell>
          <table:table-cell office:value-type="float" office:value="0.03661814" calcext:value-type="float">
            <text:p>0.03661814</text:p>
          </table:table-cell>
          <table:table-cell office:value-type="float" office:value="0.03775589" calcext:value-type="float">
            <text:p>0.03775589</text:p>
          </table:table-cell>
        </table:table-row>
        <table:table-row table:style-name="ro1">
          <table:table-cell office:value-type="string" calcext:value-type="string">
            <text:p>18:03:29.091</text:p>
          </table:table-cell>
          <table:table-cell office:value-type="float" office:value="0.034769952" calcext:value-type="float">
            <text:p>0.034769952</text:p>
          </table:table-cell>
          <table:table-cell office:value-type="float" office:value="0.10195047" calcext:value-type="float">
            <text:p>0.10195047</text:p>
          </table:table-cell>
          <table:table-cell office:value-type="float" office:value="0.032002717" calcext:value-type="float">
            <text:p>0.032002717</text:p>
          </table:table-cell>
        </table:table-row>
        <table:table-row table:style-name="ro1">
          <table:table-cell office:value-type="string" calcext:value-type="string">
            <text:p>18:03:29.160</text:p>
          </table:table-cell>
          <table:table-cell office:value-type="float" office:value="0.013934558" calcext:value-type="float">
            <text:p>0.013934558</text:p>
          </table:table-cell>
          <table:table-cell office:value-type="float" office:value="0.10120368" calcext:value-type="float">
            <text:p>0.10120368</text:p>
          </table:table-cell>
          <table:table-cell office:value-type="float" office:value="0.043304358" calcext:value-type="float">
            <text:p>0.043304358</text:p>
          </table:table-cell>
        </table:table-row>
        <table:table-row table:style-name="ro1">
          <table:table-cell office:value-type="string" calcext:value-type="string">
            <text:p>18:03:35.907</text:p>
          </table:table-cell>
          <table:table-cell office:value-type="float" office:value="-0.60576946" calcext:value-type="float">
            <text:p>-0.60576946</text:p>
          </table:table-cell>
          <table:table-cell office:value-type="float" office:value="-0.025371782" calcext:value-type="float">
            <text:p>-0.025371782</text:p>
          </table:table-cell>
          <table:table-cell office:value-type="float" office:value="-0.36180732" calcext:value-type="float">
            <text:p>-0.36180732</text:p>
          </table:table-cell>
        </table:table-row>
        <table:table-row table:style-name="ro1">
          <table:table-cell office:value-type="string" calcext:value-type="string">
            <text:p>18:03:35.977</text:p>
          </table:table-cell>
          <table:table-cell office:value-type="float" office:value="-0.50805867" calcext:value-type="float">
            <text:p>-0.50805867</text:p>
          </table:table-cell>
          <table:table-cell office:value-type="float" office:value="-0.04414813" calcext:value-type="float">
            <text:p>-0.04414813</text:p>
          </table:table-cell>
          <table:table-cell office:value-type="float" office:value="-0.24894205" calcext:value-type="float">
            <text:p>-0.24894205</text:p>
          </table:table-cell>
        </table:table-row>
        <table:table-row table:style-name="ro1">
          <table:table-cell office:value-type="string" calcext:value-type="string">
            <text:p>18:03:36.049</text:p>
          </table:table-cell>
          <table:table-cell office:value-type="float" office:value="-0.28652528" calcext:value-type="float">
            <text:p>-0.28652528</text:p>
          </table:table-cell>
          <table:table-cell office:value-type="float" office:value="-0.11312194" calcext:value-type="float">
            <text:p>-0.11312194</text:p>
          </table:table-cell>
          <table:table-cell office:value-type="float" office:value="-0.22141112" calcext:value-type="float">
            <text:p>-0.22141112</text:p>
          </table:table-cell>
        </table:table-row>
        <table:table-row table:style-name="ro1">
          <table:table-cell office:value-type="string" calcext:value-type="string">
            <text:p>18:03:36.117</text:p>
          </table:table-cell>
          <table:table-cell office:value-type="float" office:value="-0.10845872" calcext:value-type="float">
            <text:p>-0.10845872</text:p>
          </table:table-cell>
          <table:table-cell office:value-type="float" office:value="-0.46523753" calcext:value-type="float">
            <text:p>-0.46523753</text:p>
          </table:table-cell>
          <table:table-cell office:value-type="float" office:value="-0.15532468" calcext:value-type="float">
            <text:p>-0.15532468</text:p>
          </table:table-cell>
        </table:table-row>
        <table:table-row table:style-name="ro1">
          <table:table-cell office:value-type="string" calcext:value-type="string">
            <text:p>18:03:36.187</text:p>
          </table:table-cell>
          <table:table-cell office:value-type="float" office:value="-0.07893608" calcext:value-type="float">
            <text:p>-0.07893608</text:p>
          </table:table-cell>
          <table:table-cell office:value-type="float" office:value="-0.25325966" calcext:value-type="float">
            <text:p>-0.25325966</text:p>
          </table:table-cell>
          <table:table-cell office:value-type="float" office:value="-0.1259494" calcext:value-type="float">
            <text:p>-0.1259494</text:p>
          </table:table-cell>
        </table:table-row>
        <table:table-row table:style-name="ro1">
          <table:table-cell office:value-type="string" calcext:value-type="string">
            <text:p>18:03:36.257</text:p>
          </table:table-cell>
          <table:table-cell office:value-type="float" office:value="0.045632336" calcext:value-type="float">
            <text:p>0.045632336</text:p>
          </table:table-cell>
          <table:table-cell office:value-type="float" office:value="-0.22727452" calcext:value-type="float">
            <text:p>-0.22727452</text:p>
          </table:table-cell>
          <table:table-cell office:value-type="float" office:value="-0.13972168" calcext:value-type="float">
            <text:p>-0.13972168</text:p>
          </table:table-cell>
        </table:table-row>
        <table:table-row table:style-name="ro1">
          <table:table-cell office:value-type="string" calcext:value-type="string">
            <text:p>18:03:36.332</text:p>
          </table:table-cell>
          <table:table-cell office:value-type="float" office:value="0.156865" calcext:value-type="float">
            <text:p>0.156865</text:p>
          </table:table-cell>
          <table:table-cell office:value-type="float" office:value="-0.2293762" calcext:value-type="float">
            <text:p>-0.2293762</text:p>
          </table:table-cell>
          <table:table-cell office:value-type="float" office:value="-0.114982925" calcext:value-type="float">
            <text:p>-0.114982925</text:p>
          </table:table-cell>
        </table:table-row>
        <table:table-row table:style-name="ro1">
          <table:table-cell office:value-type="string" calcext:value-type="string">
            <text:p>18:04:00.946</text:p>
          </table:table-cell>
          <table:table-cell office:value-type="float" office:value="0.055704866" calcext:value-type="float">
            <text:p>0.055704866</text:p>
          </table:table-cell>
          <table:table-cell office:value-type="float" office:value="-0.12909478" calcext:value-type="float">
            <text:p>-0.12909478</text:p>
          </table:table-cell>
          <table:table-cell office:value-type="float" office:value="-0.06700999" calcext:value-type="float">
            <text:p>-0.06700999</text:p>
          </table:table-cell>
        </table:table-row>
        <table:table-row table:style-name="ro1">
          <table:table-cell office:value-type="string" calcext:value-type="string">
            <text:p>18:04:01.011</text:p>
          </table:table-cell>
          <table:table-cell office:value-type="float" office:value="0.052331645" calcext:value-type="float">
            <text:p>0.052331645</text:p>
          </table:table-cell>
          <table:table-cell office:value-type="float" office:value="-0.1161853" calcext:value-type="float">
            <text:p>-0.1161853</text:p>
          </table:table-cell>
          <table:table-cell office:value-type="float" office:value="-0.06250626" calcext:value-type="float">
            <text:p>-0.06250626</text:p>
          </table:table-cell>
        </table:table-row>
        <table:table-row table:style-name="ro1">
          <table:table-cell office:value-type="string" calcext:value-type="string">
            <text:p>18:04:01.083</text:p>
          </table:table-cell>
          <table:table-cell office:value-type="float" office:value="0.04687875" calcext:value-type="float">
            <text:p>0.04687875</text:p>
          </table:table-cell>
          <table:table-cell office:value-type="float" office:value="-0.1072035" calcext:value-type="float">
            <text:p>-0.1072035</text:p>
          </table:table-cell>
          <table:table-cell office:value-type="float" office:value="-0.056695078" calcext:value-type="float">
            <text:p>-0.056695078</text:p>
          </table:table-cell>
        </table:table-row>
        <table:table-row table:style-name="ro1">
          <table:table-cell office:value-type="string" calcext:value-type="string">
            <text:p>18:04:01.152</text:p>
          </table:table-cell>
          <table:table-cell office:value-type="float" office:value="0.037356894" calcext:value-type="float">
            <text:p>0.037356894</text:p>
          </table:table-cell>
          <table:table-cell office:value-type="float" office:value="-0.09274782" calcext:value-type="float">
            <text:p>-0.09274782</text:p>
          </table:table-cell>
          <table:table-cell office:value-type="float" office:value="-0.04992693" calcext:value-type="float">
            <text:p>-0.04992693</text:p>
          </table:table-cell>
        </table:table-row>
        <table:table-row table:style-name="ro1">
          <table:table-cell office:value-type="string" calcext:value-type="string">
            <text:p>18:04:01.224</text:p>
          </table:table-cell>
          <table:table-cell office:value-type="float" office:value="0.040213" calcext:value-type="float">
            <text:p>0.040213</text:p>
          </table:table-cell>
          <table:table-cell office:value-type="float" office:value="-0.08281387" calcext:value-type="float">
            <text:p>-0.08281387</text:p>
          </table:table-cell>
          <table:table-cell office:value-type="float" office:value="-0.050207682" calcext:value-type="float">
            <text:p>-0.050207682</text:p>
          </table:table-cell>
        </table:table-row>
        <table:table-row table:style-name="ro1">
          <table:table-cell office:value-type="string" calcext:value-type="string">
            <text:p>18:04:01.292</text:p>
          </table:table-cell>
          <table:table-cell office:value-type="float" office:value="0.033335254" calcext:value-type="float">
            <text:p>0.033335254</text:p>
          </table:table-cell>
          <table:table-cell office:value-type="float" office:value="-0.08288209" calcext:value-type="float">
            <text:p>-0.08288209</text:p>
          </table:table-cell>
          <table:table-cell office:value-type="float" office:value="-0.04057267" calcext:value-type="float">
            <text:p>-0.04057267</text:p>
          </table:table-cell>
        </table:table-row>
        <table:table-row table:style-name="ro1">
          <table:table-cell office:value-type="string" calcext:value-type="string">
            <text:p>18:04:01.361</text:p>
          </table:table-cell>
          <table:table-cell office:value-type="float" office:value="0.028683372" calcext:value-type="float">
            <text:p>0.028683372</text:p>
          </table:table-cell>
          <table:table-cell office:value-type="float" office:value="-0.069320455" calcext:value-type="float">
            <text:p>-0.069320455</text:p>
          </table:table-cell>
          <table:table-cell office:value-type="float" office:value="-0.034537867" calcext:value-type="float">
            <text:p>-0.034537867</text:p>
          </table:table-cell>
        </table:table-row>
        <table:table-row table:style-name="ro1">
          <table:table-cell table:style-name="ce4" office:value-type="string" calcext:value-type="string">
            <text:p>18:04:24.956</text:p>
          </table:table-cell>
          <table:table-cell table:style-name="ce10" office:value-type="float" office:value="0.020761326" calcext:value-type="float">
            <text:p>0.020761326</text:p>
          </table:table-cell>
          <table:table-cell table:style-name="ce10" office:value-type="float" office:value="-0.058653064" calcext:value-type="float">
            <text:p>-0.058653064</text:p>
          </table:table-cell>
          <table:table-cell table:style-name="ce10" office:value-type="float" office:value="-0.028007925" calcext:value-type="float">
            <text:p>-0.028007925</text:p>
          </table:table-cell>
        </table:table-row>
        <table:table-row table:style-name="ro1">
          <table:table-cell table:style-name="ce4" office:value-type="string" calcext:value-type="string">
            <text:p>18:04:25.009</text:p>
          </table:table-cell>
          <table:table-cell table:style-name="ce10" office:value-type="float" office:value="0.25664908" calcext:value-type="float">
            <text:p>0.25664908</text:p>
          </table:table-cell>
          <table:table-cell table:style-name="ce10" office:value-type="float" office:value="0.48334506" calcext:value-type="float">
            <text:p>0.48334506</text:p>
          </table:table-cell>
          <table:table-cell table:style-name="ce10" office:value-type="float" office:value="-0.021032346" calcext:value-type="float">
            <text:p>-0.021032346</text:p>
          </table:table-cell>
        </table:table-row>
        <table:table-row table:style-name="ro1">
          <table:table-cell table:style-name="ce4" office:value-type="string" calcext:value-type="string">
            <text:p>18:04:25.079</text:p>
          </table:table-cell>
          <table:table-cell table:style-name="ce10" office:value-type="float" office:value="0.44016382" calcext:value-type="float">
            <text:p>0.44016382</text:p>
          </table:table-cell>
          <table:table-cell table:style-name="ce10" office:value-type="float" office:value="0.4200692" calcext:value-type="float">
            <text:p>0.4200692</text:p>
          </table:table-cell>
          <table:table-cell table:style-name="ce10" office:value-type="float" office:value="0.02897126" calcext:value-type="float">
            <text:p>0.02897126</text:p>
          </table:table-cell>
        </table:table-row>
        <table:table-row table:style-name="ro1">
          <table:table-cell table:style-name="ce4" office:value-type="string" calcext:value-type="string">
            <text:p>18:04:25.149</text:p>
          </table:table-cell>
          <table:table-cell table:style-name="ce10" office:value-type="float" office:value="0.5400683" calcext:value-type="float">
            <text:p>0.5400683</text:p>
          </table:table-cell>
          <table:table-cell table:style-name="ce10" office:value-type="float" office:value="0.4312361" calcext:value-type="float">
            <text:p>0.4312361</text:p>
          </table:table-cell>
          <table:table-cell table:style-name="ce10" office:value-type="float" office:value="-0.00007332478" calcext:value-type="float">
            <text:p>-7.332478E-05</text:p>
          </table:table-cell>
        </table:table-row>
        <table:table-row table:style-name="ro1">
          <table:table-cell table:style-name="ce4" office:value-type="string" calcext:value-type="string">
            <text:p>18:04:25.224</text:p>
          </table:table-cell>
          <table:table-cell table:style-name="ce10" office:value-type="float" office:value="0.54912305" calcext:value-type="float">
            <text:p>0.54912305</text:p>
          </table:table-cell>
          <table:table-cell table:style-name="ce10" office:value-type="float" office:value="0.5634543" calcext:value-type="float">
            <text:p>0.5634543</text:p>
          </table:table-cell>
          <table:table-cell table:style-name="ce10" office:value-type="float" office:value="-0.35448495" calcext:value-type="float">
            <text:p>-0.35448495</text:p>
          </table:table-cell>
        </table:table-row>
        <table:table-row table:style-name="ro1">
          <table:table-cell table:style-name="ce4" office:value-type="string" calcext:value-type="string">
            <text:p>18:04:25.290</text:p>
          </table:table-cell>
          <table:table-cell table:style-name="ce10" office:value-type="float" office:value="0.8774138" calcext:value-type="float">
            <text:p>0.8774138</text:p>
          </table:table-cell>
          <table:table-cell table:style-name="ce10" office:value-type="float" office:value="0.117753394" calcext:value-type="float">
            <text:p>0.117753394</text:p>
          </table:table-cell>
          <table:table-cell table:style-name="ce10" office:value-type="float" office:value="-0.08612627" calcext:value-type="float">
            <text:p>-0.08612627</text:p>
          </table:table-cell>
        </table:table-row>
        <table:table-row table:style-name="ro1">
          <table:table-cell table:style-name="ce4" office:value-type="string" calcext:value-type="string">
            <text:p>18:04:25.361</text:p>
          </table:table-cell>
          <table:table-cell table:style-name="ce10" office:value-type="float" office:value="0.7066158" calcext:value-type="float">
            <text:p>0.7066158</text:p>
          </table:table-cell>
          <table:table-cell table:style-name="ce10" office:value-type="float" office:value="0.023800308" calcext:value-type="float">
            <text:p>0.023800308</text:p>
          </table:table-cell>
          <table:table-cell table:style-name="ce10" office:value-type="float" office:value="-0.030272435" calcext:value-type="float">
            <text:p>-0.030272435</text:p>
          </table:table-cell>
        </table:table-row>
        <table:table-row table:style-name="ro1">
          <table:table-cell table:style-name="ce4" office:value-type="string" calcext:value-type="string">
            <text:p>18:04:25.431</text:p>
          </table:table-cell>
          <table:table-cell table:style-name="ce10" office:value-type="float" office:value="0.72164756" calcext:value-type="float">
            <text:p>0.72164756</text:p>
          </table:table-cell>
          <table:table-cell table:style-name="ce10" office:value-type="float" office:value="0.17698666" calcext:value-type="float">
            <text:p>0.17698666</text:p>
          </table:table-cell>
          <table:table-cell table:style-name="ce10" office:value-type="float" office:value="-0.37902746" calcext:value-type="float">
            <text:p>-0.37902746</text:p>
          </table:table-cell>
        </table:table-row>
        <table:table-row table:style-name="ro1">
          <table:table-cell table:style-name="ce4" office:value-type="string" calcext:value-type="string">
            <text:p>18:04:26.207</text:p>
          </table:table-cell>
          <table:table-cell table:style-name="ce10" office:value-type="float" office:value="-0.67480916" calcext:value-type="float">
            <text:p>-0.67480916</text:p>
          </table:table-cell>
          <table:table-cell table:style-name="ce10" office:value-type="float" office:value="0.049204987" calcext:value-type="float">
            <text:p>0.049204987</text:p>
          </table:table-cell>
          <table:table-cell table:style-name="ce10" office:value-type="float" office:value="-0.33057782" calcext:value-type="float">
            <text:p>-0.33057782</text:p>
          </table:table-cell>
        </table:table-row>
        <table:table-row table:style-name="ro1">
          <table:table-cell table:style-name="ce4" office:value-type="string" calcext:value-type="string">
            <text:p>18:04:26.277</text:p>
          </table:table-cell>
          <table:table-cell table:style-name="ce10" office:value-type="float" office:value="-0.72642" calcext:value-type="float">
            <text:p>-0.72642</text:p>
          </table:table-cell>
          <table:table-cell table:style-name="ce10" office:value-type="float" office:value="0.42441145" calcext:value-type="float">
            <text:p>0.42441145</text:p>
          </table:table-cell>
          <table:table-cell table:style-name="ce10" office:value-type="float" office:value="-0.24302785" calcext:value-type="float">
            <text:p>-0.24302785</text:p>
          </table:table-cell>
        </table:table-row>
        <table:table-row table:style-name="ro1">
          <table:table-cell table:style-name="ce4" office:value-type="string" calcext:value-type="string">
            <text:p>18:04:26.349</text:p>
          </table:table-cell>
          <table:table-cell table:style-name="ce10" office:value-type="float" office:value="-0.8502135" calcext:value-type="float">
            <text:p>-0.8502135</text:p>
          </table:table-cell>
          <table:table-cell table:style-name="ce10" office:value-type="float" office:value="0.40130624" calcext:value-type="float">
            <text:p>0.40130624</text:p>
          </table:table-cell>
          <table:table-cell table:style-name="ce10" office:value-type="float" office:value="-0.09853462" calcext:value-type="float">
            <text:p>-0.09853462</text:p>
          </table:table-cell>
        </table:table-row>
        <table:table-row table:style-name="ro1">
          <table:table-cell table:style-name="ce4" office:value-type="string" calcext:value-type="string">
            <text:p>18:04:26.417</text:p>
          </table:table-cell>
          <table:table-cell table:style-name="ce10" office:value-type="float" office:value="-0.9451483" calcext:value-type="float">
            <text:p>-0.9451483</text:p>
          </table:table-cell>
          <table:table-cell table:style-name="ce10" office:value-type="float" office:value="0.514325" calcext:value-type="float">
            <text:p>0.514325</text:p>
          </table:table-cell>
          <table:table-cell table:style-name="ce10" office:value-type="float" office:value="-0.08956006" calcext:value-type="float">
            <text:p>-0.08956006</text:p>
          </table:table-cell>
        </table:table-row>
        <table:table-row table:style-name="ro1">
          <table:table-cell table:style-name="ce4" office:value-type="string" calcext:value-type="string">
            <text:p>18:04:26.492</text:p>
          </table:table-cell>
          <table:table-cell table:style-name="ce10" office:value-type="float" office:value="-0.911278" calcext:value-type="float">
            <text:p>-0.911278</text:p>
          </table:table-cell>
          <table:table-cell table:style-name="ce10" office:value-type="float" office:value="0.55100286" calcext:value-type="float">
            <text:p>0.55100286</text:p>
          </table:table-cell>
          <table:table-cell table:style-name="ce10" office:value-type="float" office:value="-0.010730994" calcext:value-type="float">
            <text:p>-0.010730994</text:p>
          </table:table-cell>
        </table:table-row>
        <table:table-row table:style-name="ro1">
          <table:table-cell table:style-name="ce4" office:value-type="string" calcext:value-type="string">
            <text:p>18:04:26.559</text:p>
          </table:table-cell>
          <table:table-cell table:style-name="ce10" office:value-type="float" office:value="-0.77686405" calcext:value-type="float">
            <text:p>-0.77686405</text:p>
          </table:table-cell>
          <table:table-cell table:style-name="ce10" office:value-type="float" office:value="0.51150316" calcext:value-type="float">
            <text:p>0.51150316</text:p>
          </table:table-cell>
          <table:table-cell table:style-name="ce10" office:value-type="float" office:value="-0.09095671" calcext:value-type="float">
            <text:p>-0.09095671</text:p>
          </table:table-cell>
        </table:table-row>
        <table:table-row table:style-name="ro1">
          <table:table-cell table:style-name="ce4" office:value-type="string" calcext:value-type="string">
            <text:p>18:04:26.629</text:p>
          </table:table-cell>
          <table:table-cell table:style-name="ce10" office:value-type="float" office:value="-0.77036905" calcext:value-type="float">
            <text:p>-0.77036905</text:p>
          </table:table-cell>
          <table:table-cell table:style-name="ce10" office:value-type="float" office:value="0.48913705" calcext:value-type="float">
            <text:p>0.48913705</text:p>
          </table:table-cell>
          <table:table-cell table:style-name="ce10" office:value-type="float" office:value="-0.22753976" calcext:value-type="float">
            <text:p>-0.22753976</text:p>
          </table:table-cell>
        </table:table-row>
        <table:table-row table:style-name="ro1">
          <table:table-cell table:style-name="ce4" office:value-type="string" calcext:value-type="string">
            <text:p>18:05:02.961</text:p>
          </table:table-cell>
          <table:table-cell table:style-name="ce10" office:value-type="float" office:value="1.5821562" calcext:value-type="float">
            <text:p>1.5821562</text:p>
          </table:table-cell>
          <table:table-cell table:style-name="ce10" office:value-type="float" office:value="0.008680368" calcext:value-type="float">
            <text:p>0.008680368</text:p>
          </table:table-cell>
          <table:table-cell table:style-name="ce10" office:value-type="float" office:value="-0.13271546" calcext:value-type="float">
            <text:p>-0.13271546</text:p>
          </table:table-cell>
        </table:table-row>
        <table:table-row table:style-name="ro1">
          <table:table-cell table:style-name="ce4" office:value-type="string" calcext:value-type="string">
            <text:p>18:05:03.036</text:p>
          </table:table-cell>
          <table:table-cell table:style-name="ce10" office:value-type="float" office:value="1.2525538" calcext:value-type="float">
            <text:p>1.2525538</text:p>
          </table:table-cell>
          <table:table-cell table:style-name="ce10" office:value-type="float" office:value="-0.0073488033" calcext:value-type="float">
            <text:p>-0.0073488033</text:p>
          </table:table-cell>
          <table:table-cell table:style-name="ce10" office:value-type="float" office:value="-0.12252009" calcext:value-type="float">
            <text:p>-0.12252009</text:p>
          </table:table-cell>
        </table:table-row>
        <table:table-row table:style-name="ro1">
          <table:table-cell table:style-name="ce4" office:value-type="string" calcext:value-type="string">
            <text:p>18:05:03.101</text:p>
          </table:table-cell>
          <table:table-cell table:style-name="ce10" office:value-type="float" office:value="0.9418493" calcext:value-type="float">
            <text:p>0.9418493</text:p>
          </table:table-cell>
          <table:table-cell table:style-name="ce10" office:value-type="float" office:value="-0.012766266" calcext:value-type="float">
            <text:p>-0.012766266</text:p>
          </table:table-cell>
          <table:table-cell table:style-name="ce10" office:value-type="float" office:value="-0.17816357" calcext:value-type="float">
            <text:p>-0.17816357</text:p>
          </table:table-cell>
        </table:table-row>
        <table:table-row table:style-name="ro1">
          <table:table-cell table:style-name="ce4" office:value-type="string" calcext:value-type="string">
            <text:p>18:05:03.171</text:p>
          </table:table-cell>
          <table:table-cell table:style-name="ce10" office:value-type="float" office:value="0.40381664" calcext:value-type="float">
            <text:p>0.40381664</text:p>
          </table:table-cell>
          <table:table-cell table:style-name="ce10" office:value-type="float" office:value="0.1634127" calcext:value-type="float">
            <text:p>0.1634127</text:p>
          </table:table-cell>
          <table:table-cell table:style-name="ce10" office:value-type="float" office:value="-0.17726618" calcext:value-type="float">
            <text:p>-0.17726618</text:p>
          </table:table-cell>
        </table:table-row>
        <table:table-row table:style-name="ro1">
          <table:table-cell table:style-name="ce4" office:value-type="string" calcext:value-type="string">
            <text:p>18:05:03.241</text:p>
          </table:table-cell>
          <table:table-cell table:style-name="ce10" office:value-type="float" office:value="0.30147204" calcext:value-type="float">
            <text:p>0.30147204</text:p>
          </table:table-cell>
          <table:table-cell table:style-name="ce10" office:value-type="float" office:value="0.0020518964" calcext:value-type="float">
            <text:p>0.0020518964</text:p>
          </table:table-cell>
          <table:table-cell table:style-name="ce10" office:value-type="float" office:value="-0.15646338" calcext:value-type="float">
            <text:p>-0.15646338</text:p>
          </table:table-cell>
        </table:table-row>
        <table:table-row table:style-name="ro1">
          <table:table-cell table:style-name="ce4" office:value-type="string" calcext:value-type="string">
            <text:p>18:05:03.311</text:p>
          </table:table-cell>
          <table:table-cell table:style-name="ce10" office:value-type="float" office:value="0.28912273" calcext:value-type="float">
            <text:p>0.28912273</text:p>
          </table:table-cell>
          <table:table-cell table:style-name="ce10" office:value-type="float" office:value="0.03194925" calcext:value-type="float">
            <text:p>0.03194925</text:p>
          </table:table-cell>
          <table:table-cell table:style-name="ce10" office:value-type="float" office:value="-0.22255534" calcext:value-type="float">
            <text:p>-0.22255534</text:p>
          </table:table-cell>
        </table:table-row>
        <table:table-row table:style-name="ro1">
          <table:table-cell table:style-name="ce4" office:value-type="string" calcext:value-type="string">
            <text:p>18:05:03.380</text:p>
          </table:table-cell>
          <table:table-cell table:style-name="ce10" office:value-type="float" office:value="0.44565967" calcext:value-type="float">
            <text:p>0.44565967</text:p>
          </table:table-cell>
          <table:table-cell table:style-name="ce10" office:value-type="float" office:value="-0.07012263" calcext:value-type="float">
            <text:p>-0.07012263</text:p>
          </table:table-cell>
          <table:table-cell table:style-name="ce10" office:value-type="float" office:value="-0.113507785" calcext:value-type="float">
            <text:p>-0.113507785</text:p>
          </table:table-cell>
        </table:table-row>
        <table:table-row table:style-name="ro1">
          <table:table-cell table:style-name="ce4" office:value-type="string" calcext:value-type="string">
            <text:p>18:06:02.960</text:p>
          </table:table-cell>
          <table:table-cell table:style-name="ce10" office:value-type="float" office:value="0.705415" calcext:value-type="float">
            <text:p>0.705415</text:p>
          </table:table-cell>
          <table:table-cell table:style-name="ce10" office:value-type="float" office:value="-0.051904313" calcext:value-type="float">
            <text:p>-0.051904313</text:p>
          </table:table-cell>
          <table:table-cell table:style-name="ce10" office:value-type="float" office:value="-0.049422625" calcext:value-type="float">
            <text:p>-0.049422625</text:p>
          </table:table-cell>
        </table:table-row>
        <table:table-row table:style-name="ro1">
          <table:table-cell table:style-name="ce4" office:value-type="string" calcext:value-type="string">
            <text:p>18:06:03.022</text:p>
          </table:table-cell>
          <table:table-cell table:style-name="ce10" office:value-type="float" office:value="0.5373149" calcext:value-type="float">
            <text:p>0.5373149</text:p>
          </table:table-cell>
          <table:table-cell table:style-name="ce10" office:value-type="float" office:value="-0.028916037" calcext:value-type="float">
            <text:p>-0.028916037</text:p>
          </table:table-cell>
          <table:table-cell table:style-name="ce10" office:value-type="float" office:value="-0.1060038" calcext:value-type="float">
            <text:p>-0.1060038</text:p>
          </table:table-cell>
        </table:table-row>
        <table:table-row table:style-name="ro1">
          <table:table-cell table:style-name="ce4" office:value-type="string" calcext:value-type="string">
            <text:p>18:06:03.090</text:p>
          </table:table-cell>
          <table:table-cell table:style-name="ce10" office:value-type="float" office:value="0.3642719" calcext:value-type="float">
            <text:p>0.3642719</text:p>
          </table:table-cell>
          <table:table-cell table:style-name="ce10" office:value-type="float" office:value="-0.05195216" calcext:value-type="float">
            <text:p>-0.05195216</text:p>
          </table:table-cell>
          <table:table-cell table:style-name="ce10" office:value-type="float" office:value="-0.1382501" calcext:value-type="float">
            <text:p>-0.1382501</text:p>
          </table:table-cell>
        </table:table-row>
        <table:table-row table:style-name="ro1">
          <table:table-cell table:style-name="ce4" office:value-type="string" calcext:value-type="string">
            <text:p>18:06:03.161</text:p>
          </table:table-cell>
          <table:table-cell table:style-name="ce10" office:value-type="float" office:value="0.29884082" calcext:value-type="float">
            <text:p>0.29884082</text:p>
          </table:table-cell>
          <table:table-cell table:style-name="ce10" office:value-type="float" office:value="-0.084769644" calcext:value-type="float">
            <text:p>-0.084769644</text:p>
          </table:table-cell>
          <table:table-cell table:style-name="ce10" office:value-type="float" office:value="-0.08926884" calcext:value-type="float">
            <text:p>-0.08926884</text:p>
          </table:table-cell>
        </table:table-row>
        <table:table-row table:style-name="ro1">
          <table:table-cell table:style-name="ce4" office:value-type="string" calcext:value-type="string">
            <text:p>18:06:03.229</text:p>
          </table:table-cell>
          <table:table-cell table:style-name="ce10" office:value-type="float" office:value="0.17755045" calcext:value-type="float">
            <text:p>0.17755045</text:p>
          </table:table-cell>
          <table:table-cell table:style-name="ce10" office:value-type="float" office:value="-0.05629755" calcext:value-type="float">
            <text:p>-0.05629755</text:p>
          </table:table-cell>
          <table:table-cell table:style-name="ce10" office:value-type="float" office:value="-0.007392747" calcext:value-type="float">
            <text:p>-0.007392747</text:p>
          </table:table-cell>
        </table:table-row>
        <table:table-row table:style-name="ro1">
          <table:table-cell table:style-name="ce4" office:value-type="string" calcext:value-type="string">
            <text:p>18:06:03.299</text:p>
          </table:table-cell>
          <table:table-cell table:style-name="ce10" office:value-type="float" office:value="0.18879934" calcext:value-type="float">
            <text:p>0.18879934</text:p>
          </table:table-cell>
          <table:table-cell table:style-name="ce10" office:value-type="float" office:value="-0.123617016" calcext:value-type="float">
            <text:p>-0.123617016</text:p>
          </table:table-cell>
          <table:table-cell table:style-name="ce10" office:value-type="float" office:value="0.07508481" calcext:value-type="float">
            <text:p>0.07508481</text:p>
          </table:table-cell>
        </table:table-row>
        <table:table-row table:style-name="ro1">
          <table:table-cell table:style-name="ce4" office:value-type="string" calcext:value-type="string">
            <text:p>18:06:03.369</text:p>
          </table:table-cell>
          <table:table-cell table:style-name="ce10" office:value-type="float" office:value="0.21540281" calcext:value-type="float">
            <text:p>0.21540281</text:p>
          </table:table-cell>
          <table:table-cell table:style-name="ce10" office:value-type="float" office:value="-0.068628356" calcext:value-type="float">
            <text:p>-0.068628356</text:p>
          </table:table-cell>
          <table:table-cell table:style-name="ce10" office:value-type="float" office:value="0.12426578" calcext:value-type="float">
            <text:p>0.12426578</text:p>
          </table:table-cell>
        </table:table-row>
        <table:table-row table:style-name="ro1">
          <table:table-cell table:style-name="ce4" office:value-type="string" calcext:value-type="string">
            <text:p>18:06:03.439</text:p>
          </table:table-cell>
          <table:table-cell table:style-name="ce10" office:value-type="float" office:value="0.34371606" calcext:value-type="float">
            <text:p>0.34371606</text:p>
          </table:table-cell>
          <table:table-cell table:style-name="ce10" office:value-type="float" office:value="-0.0026590808" calcext:value-type="float">
            <text:p>-0.0026590808</text:p>
          </table:table-cell>
          <table:table-cell table:style-name="ce10" office:value-type="float" office:value="0.064158544" calcext:value-type="float">
            <text:p>0.064158544</text:p>
          </table:table-cell>
        </table:table-row>
        <table:table-row table:style-name="ro1">
          <table:table-cell table:style-name="ce4" office:value-type="string" calcext:value-type="string">
            <text:p>18:06:03.509</text:p>
          </table:table-cell>
          <table:table-cell table:style-name="ce10" office:value-type="float" office:value="0.27550653" calcext:value-type="float">
            <text:p>0.27550653</text:p>
          </table:table-cell>
          <table:table-cell table:style-name="ce10" office:value-type="float" office:value="-0.012940048" calcext:value-type="float">
            <text:p>-0.012940048</text:p>
          </table:table-cell>
          <table:table-cell table:style-name="ce10" office:value-type="float" office:value="0.08125343" calcext:value-type="float">
            <text:p>0.08125343</text:p>
          </table:table-cell>
        </table:table-row>
        <table:table-row table:style-name="ro1">
          <table:table-cell table:style-name="ce4" office:value-type="string" calcext:value-type="string">
            <text:p>18:06:03.585</text:p>
          </table:table-cell>
          <table:table-cell table:style-name="ce10" office:value-type="float" office:value="0.20752624" calcext:value-type="float">
            <text:p>0.20752624</text:p>
          </table:table-cell>
          <table:table-cell table:style-name="ce10" office:value-type="float" office:value="-0.055371635" calcext:value-type="float">
            <text:p>-0.055371635</text:p>
          </table:table-cell>
          <table:table-cell table:style-name="ce10" office:value-type="float" office:value="-0.013004718" calcext:value-type="float">
            <text:p>-0.013004718</text:p>
          </table:table-cell>
        </table:table-row>
        <table:table-row table:style-name="ro1">
          <table:table-cell table:style-name="ce4" office:value-type="string" calcext:value-type="string">
            <text:p>18:06:03.650</text:p>
          </table:table-cell>
          <table:table-cell table:style-name="ce10" office:value-type="float" office:value="0.19644155" calcext:value-type="float">
            <text:p>0.19644155</text:p>
          </table:table-cell>
          <table:table-cell table:style-name="ce10" office:value-type="float" office:value="-0.073784664" calcext:value-type="float">
            <text:p>-0.073784664</text:p>
          </table:table-cell>
          <table:table-cell table:style-name="ce10" office:value-type="float" office:value="0.007851416" calcext:value-type="float">
            <text:p>0.007851416</text:p>
          </table:table-cell>
        </table:table-row>
        <table:table-row table:style-name="ro1">
          <table:table-cell table:style-name="ce4" office:value-type="string" calcext:value-type="string">
            <text:p>18:06:03.724</text:p>
          </table:table-cell>
          <table:table-cell table:style-name="ce10" office:value-type="float" office:value="0.1822905" calcext:value-type="float">
            <text:p>0.1822905</text:p>
          </table:table-cell>
          <table:table-cell table:style-name="ce10" office:value-type="float" office:value="-0.12902826" calcext:value-type="float">
            <text:p>-0.12902826</text:p>
          </table:table-cell>
          <table:table-cell table:style-name="ce10" office:value-type="float" office:value="0.118907064" calcext:value-type="float">
            <text:p>0.118907064</text:p>
          </table:table-cell>
        </table:table-row>
        <table:table-row table:style-name="ro1">
          <table:table-cell table:style-name="ce4" office:value-type="string" calcext:value-type="string">
            <text:p>18:06:03.791</text:p>
          </table:table-cell>
          <table:table-cell table:style-name="ce10" office:value-type="float" office:value="0.20449118" calcext:value-type="float">
            <text:p>0.20449118</text:p>
          </table:table-cell>
          <table:table-cell table:style-name="ce10" office:value-type="float" office:value="-0.12117915" calcext:value-type="float">
            <text:p>-0.12117915</text:p>
          </table:table-cell>
          <table:table-cell table:style-name="ce10" office:value-type="float" office:value="0.19578588" calcext:value-type="float">
            <text:p>0.19578588</text:p>
          </table:table-cell>
        </table:table-row>
        <table:table-row table:style-name="ro1">
          <table:table-cell table:style-name="ce4" office:value-type="string" calcext:value-type="string">
            <text:p>18:06:03.861</text:p>
          </table:table-cell>
          <table:table-cell table:style-name="ce10" office:value-type="float" office:value="0.2178799" calcext:value-type="float">
            <text:p>0.2178799</text:p>
          </table:table-cell>
          <table:table-cell table:style-name="ce10" office:value-type="float" office:value="-0.018753614" calcext:value-type="float">
            <text:p>-0.018753614</text:p>
          </table:table-cell>
          <table:table-cell table:style-name="ce10" office:value-type="float" office:value="0.14017217" calcext:value-type="float">
            <text:p>0.14017217</text:p>
          </table:table-cell>
        </table:table-row>
        <table:table-row table:style-name="ro1">
          <table:table-cell table:style-name="ce4" office:value-type="string" calcext:value-type="string">
            <text:p>18:06:03.931</text:p>
          </table:table-cell>
          <table:table-cell table:style-name="ce10" office:value-type="float" office:value="0.18071105" calcext:value-type="float">
            <text:p>0.18071105</text:p>
          </table:table-cell>
          <table:table-cell table:style-name="ce10" office:value-type="float" office:value="0.018937182" calcext:value-type="float">
            <text:p>0.018937182</text:p>
          </table:table-cell>
          <table:table-cell table:style-name="ce10" office:value-type="float" office:value="0.14834733" calcext:value-type="float">
            <text:p>0.14834733</text:p>
          </table:table-cell>
        </table:table-row>
        <table:table-row table:style-name="ro1">
          <table:table-cell table:style-name="ce4" office:value-type="string" calcext:value-type="string">
            <text:p>18:06:04.001</text:p>
          </table:table-cell>
          <table:table-cell table:style-name="ce10" office:value-type="float" office:value="0.18043779" calcext:value-type="float">
            <text:p>0.18043779</text:p>
          </table:table-cell>
          <table:table-cell table:style-name="ce10" office:value-type="float" office:value="-0.10995848" calcext:value-type="float">
            <text:p>-0.10995848</text:p>
          </table:table-cell>
          <table:table-cell table:style-name="ce10" office:value-type="float" office:value="0.07308781" calcext:value-type="float">
            <text:p>0.07308781</text:p>
          </table:table-cell>
        </table:table-row>
        <table:table-row table:style-name="ro1">
          <table:table-cell table:style-name="ce4" office:value-type="string" calcext:value-type="string">
            <text:p>18:06:04.071</text:p>
          </table:table-cell>
          <table:table-cell table:style-name="ce10" office:value-type="float" office:value="0.30104148" calcext:value-type="float">
            <text:p>0.30104148</text:p>
          </table:table-cell>
          <table:table-cell table:style-name="ce10" office:value-type="float" office:value="-0.056775138" calcext:value-type="float">
            <text:p>-0.056775138</text:p>
          </table:table-cell>
          <table:table-cell table:style-name="ce10" office:value-type="float" office:value="-0.079679966" calcext:value-type="float">
            <text:p>-0.079679966</text:p>
          </table:table-cell>
        </table:table-row>
        <table:table-row table:style-name="ro1">
          <table:table-cell table:style-name="ce4" office:value-type="string" calcext:value-type="string">
            <text:p>18:06:04.141</text:p>
          </table:table-cell>
          <table:table-cell table:style-name="ce10" office:value-type="float" office:value="0.2871971" calcext:value-type="float">
            <text:p>0.2871971</text:p>
          </table:table-cell>
          <table:table-cell table:style-name="ce10" office:value-type="float" office:value="0.0143808825" calcext:value-type="float">
            <text:p>0.0143808825</text:p>
          </table:table-cell>
          <table:table-cell table:style-name="ce10" office:value-type="float" office:value="-0.08621392" calcext:value-type="float">
            <text:p>-0.08621392</text:p>
          </table:table-cell>
        </table:table-row>
        <table:table-row table:style-name="ro1">
          <table:table-cell table:style-name="ce4" office:value-type="string" calcext:value-type="string">
            <text:p>18:06:04.211</text:p>
          </table:table-cell>
          <table:table-cell table:style-name="ce10" office:value-type="float" office:value="0.038091637" calcext:value-type="float">
            <text:p>0.038091637</text:p>
          </table:table-cell>
          <table:table-cell table:style-name="ce10" office:value-type="float" office:value="0.057986733" calcext:value-type="float">
            <text:p>0.057986733</text:p>
          </table:table-cell>
          <table:table-cell table:style-name="ce10" office:value-type="float" office:value="-0.14219214" calcext:value-type="float">
            <text:p>-0.14219214</text:p>
          </table:table-cell>
        </table:table-row>
        <table:table-row table:style-name="ro1">
          <table:table-cell table:style-name="ce4" office:value-type="string" calcext:value-type="string">
            <text:p>18:06:04.281</text:p>
          </table:table-cell>
          <table:table-cell table:style-name="ce10" office:value-type="float" office:value="-0.14457497" calcext:value-type="float">
            <text:p>-0.14457497</text:p>
          </table:table-cell>
          <table:table-cell table:style-name="ce10" office:value-type="float" office:value="0.04208064" calcext:value-type="float">
            <text:p>0.04208064</text:p>
          </table:table-cell>
          <table:table-cell table:style-name="ce10" office:value-type="float" office:value="-0.13939871" calcext:value-type="float">
            <text:p>-0.13939871</text:p>
          </table:table-cell>
        </table:table-row>
        <table:table-row table:style-name="ro1">
          <table:table-cell table:style-name="ce4" office:value-type="string" calcext:value-type="string">
            <text:p>18:06:04.351</text:p>
          </table:table-cell>
          <table:table-cell table:style-name="ce10" office:value-type="float" office:value="-0.06441922" calcext:value-type="float">
            <text:p>-0.06441922</text:p>
          </table:table-cell>
          <table:table-cell table:style-name="ce10" office:value-type="float" office:value="0.1033511" calcext:value-type="float">
            <text:p>0.1033511</text:p>
          </table:table-cell>
          <table:table-cell table:style-name="ce10" office:value-type="float" office:value="-0.04767562" calcext:value-type="float">
            <text:p>-0.04767562</text:p>
          </table:table-cell>
        </table:table-row>
        <table:table-row table:style-name="ro1">
          <table:table-cell table:style-name="ce4" office:value-type="string" calcext:value-type="string">
            <text:p>18:06:04.421</text:p>
          </table:table-cell>
          <table:table-cell table:style-name="ce10" office:value-type="float" office:value="-0.09577023" calcext:value-type="float">
            <text:p>-0.09577023</text:p>
          </table:table-cell>
          <table:table-cell table:style-name="ce10" office:value-type="float" office:value="0.09850915" calcext:value-type="float">
            <text:p>0.09850915</text:p>
          </table:table-cell>
          <table:table-cell table:style-name="ce10" office:value-type="float" office:value="0.024328267" calcext:value-type="float">
            <text:p>0.024328267</text:p>
          </table:table-cell>
        </table:table-row>
        <table:table-row table:style-name="ro1">
          <table:table-cell table:style-name="ce4" office:value-type="string" calcext:value-type="string">
            <text:p>18:06:04.491</text:p>
          </table:table-cell>
          <table:table-cell table:style-name="ce10" office:value-type="float" office:value="-0.021373881" calcext:value-type="float">
            <text:p>-0.021373881</text:p>
          </table:table-cell>
          <table:table-cell table:style-name="ce10" office:value-type="float" office:value="0.089537136" calcext:value-type="float">
            <text:p>0.089537136</text:p>
          </table:table-cell>
          <table:table-cell table:style-name="ce10" office:value-type="float" office:value="0.10758879" calcext:value-type="float">
            <text:p>0.10758879</text:p>
          </table:table-cell>
        </table:table-row>
        <table:table-row table:style-name="ro1">
          <table:table-cell table:style-name="ce4" office:value-type="string" calcext:value-type="string">
            <text:p>18:06:04.563</text:p>
          </table:table-cell>
          <table:table-cell table:style-name="ce10" office:value-type="float" office:value="0.11567567" calcext:value-type="float">
            <text:p>0.11567567</text:p>
          </table:table-cell>
          <table:table-cell table:style-name="ce10" office:value-type="float" office:value="0.10079826" calcext:value-type="float">
            <text:p>0.10079826</text:p>
          </table:table-cell>
          <table:table-cell table:style-name="ce10" office:value-type="float" office:value="-0.0055626663" calcext:value-type="float">
            <text:p>-0.0055626663</text:p>
          </table:table-cell>
        </table:table-row>
        <table:table-row table:style-name="ro1">
          <table:table-cell table:style-name="ce4" office:value-type="string" calcext:value-type="string">
            <text:p>18:06:04.631</text:p>
          </table:table-cell>
          <table:table-cell table:style-name="ce10" office:value-type="float" office:value="0.14409827" calcext:value-type="float">
            <text:p>0.14409827</text:p>
          </table:table-cell>
          <table:table-cell table:style-name="ce10" office:value-type="float" office:value="0.020405926" calcext:value-type="float">
            <text:p>0.020405926</text:p>
          </table:table-cell>
          <table:table-cell table:style-name="ce10" office:value-type="float" office:value="0.0029037439" calcext:value-type="float">
            <text:p>0.0029037439</text:p>
          </table:table-cell>
        </table:table-row>
        <table:table-row table:style-name="ro1">
          <table:table-cell table:style-name="ce4" office:value-type="string" calcext:value-type="string">
            <text:p>18:06:04.701</text:p>
          </table:table-cell>
          <table:table-cell table:style-name="ce10" office:value-type="float" office:value="0.08244719" calcext:value-type="float">
            <text:p>0.08244719</text:p>
          </table:table-cell>
          <table:table-cell table:style-name="ce10" office:value-type="float" office:value="-0.024261614" calcext:value-type="float">
            <text:p>-0.024261614</text:p>
          </table:table-cell>
          <table:table-cell table:style-name="ce10" office:value-type="float" office:value="0.010743271" calcext:value-type="float">
            <text:p>0.010743271</text:p>
          </table:table-cell>
        </table:table-row>
        <table:table-row table:style-name="ro1">
          <table:table-cell table:style-name="ce4" office:value-type="string" calcext:value-type="string">
            <text:p>18:06:04.781</text:p>
          </table:table-cell>
          <table:table-cell table:style-name="ce10" office:value-type="float" office:value="0.0012532313" calcext:value-type="float">
            <text:p>0.0012532313</text:p>
          </table:table-cell>
          <table:table-cell table:style-name="ce10" office:value-type="float" office:value="-0.07698682" calcext:value-type="float">
            <text:p>-0.07698682</text:p>
          </table:table-cell>
          <table:table-cell table:style-name="ce10" office:value-type="float" office:value="-0.012523439" calcext:value-type="float">
            <text:p>-0.012523439</text:p>
          </table:table-cell>
        </table:table-row>
        <table:table-row table:style-name="ro1">
          <table:table-cell table:style-name="ce4" office:value-type="string" calcext:value-type="string">
            <text:p>18:06:04.849</text:p>
          </table:table-cell>
          <table:table-cell table:style-name="ce10" office:value-type="float" office:value="0.0013476588" calcext:value-type="float">
            <text:p>0.0013476588</text:p>
          </table:table-cell>
          <table:table-cell table:style-name="ce10" office:value-type="float" office:value="-0.067969784" calcext:value-type="float">
            <text:p>-0.067969784</text:p>
          </table:table-cell>
          <table:table-cell table:style-name="ce10" office:value-type="float" office:value="0.06123866" calcext:value-type="float">
            <text:p>0.06123866</text:p>
          </table:table-cell>
        </table:table-row>
        <table:table-row table:style-name="ro1">
          <table:table-cell table:style-name="ce4" office:value-type="string" calcext:value-type="string">
            <text:p>18:06:04.919</text:p>
          </table:table-cell>
          <table:table-cell table:style-name="ce10" office:value-type="float" office:value="0.06822948" calcext:value-type="float">
            <text:p>0.06822948</text:p>
          </table:table-cell>
          <table:table-cell table:style-name="ce10" office:value-type="float" office:value="-0.104019485" calcext:value-type="float">
            <text:p>-0.104019485</text:p>
          </table:table-cell>
          <table:table-cell table:style-name="ce10" office:value-type="float" office:value="0.15487063" calcext:value-type="float">
            <text:p>0.15487063</text:p>
          </table:table-cell>
        </table:table-row>
        <table:table-row table:style-name="ro1">
          <table:table-cell table:style-name="ce4" office:value-type="string" calcext:value-type="string">
            <text:p>18:06:04.993</text:p>
          </table:table-cell>
          <table:table-cell table:style-name="ce10" office:value-type="float" office:value="0.08997096" calcext:value-type="float">
            <text:p>0.08997096</text:p>
          </table:table-cell>
          <table:table-cell table:style-name="ce10" office:value-type="float" office:value="-0.037587274" calcext:value-type="float">
            <text:p>-0.037587274</text:p>
          </table:table-cell>
          <table:table-cell table:style-name="ce10" office:value-type="float" office:value="0.12817752" calcext:value-type="float">
            <text:p>0.12817752</text:p>
          </table:table-cell>
        </table:table-row>
        <table:table-row table:style-name="ro1">
          <table:table-cell table:style-name="ce4" office:value-type="string" calcext:value-type="string">
            <text:p>18:06:05.060</text:p>
          </table:table-cell>
          <table:table-cell table:style-name="ce10" office:value-type="float" office:value="0.11107644" calcext:value-type="float">
            <text:p>0.11107644</text:p>
          </table:table-cell>
          <table:table-cell table:style-name="ce10" office:value-type="float" office:value="-0.04415569" calcext:value-type="float">
            <text:p>-0.04415569</text:p>
          </table:table-cell>
          <table:table-cell table:style-name="ce10" office:value-type="float" office:value="0.13952966" calcext:value-type="float">
            <text:p>0.13952966</text:p>
          </table:table-cell>
        </table:table-row>
        <table:table-row table:style-name="ro1">
          <table:table-cell table:style-name="ce4" office:value-type="string" calcext:value-type="string">
            <text:p>18:06:05.131</text:p>
          </table:table-cell>
          <table:table-cell table:style-name="ce10" office:value-type="float" office:value="0.08898244" calcext:value-type="float">
            <text:p>0.08898244</text:p>
          </table:table-cell>
          <table:table-cell table:style-name="ce10" office:value-type="float" office:value="-0.15311903" calcext:value-type="float">
            <text:p>-0.15311903</text:p>
          </table:table-cell>
          <table:table-cell table:style-name="ce10" office:value-type="float" office:value="0.06712944" calcext:value-type="float">
            <text:p>0.06712944</text:p>
          </table:table-cell>
        </table:table-row>
        <table:table-row table:style-name="ro1">
          <table:table-cell table:style-name="ce4" office:value-type="string" calcext:value-type="string">
            <text:p>18:06:05.199</text:p>
          </table:table-cell>
          <table:table-cell table:style-name="ce10" office:value-type="float" office:value="0.18621217" calcext:value-type="float">
            <text:p>0.18621217</text:p>
          </table:table-cell>
          <table:table-cell table:style-name="ce10" office:value-type="float" office:value="-0.08814893" calcext:value-type="float">
            <text:p>-0.08814893</text:p>
          </table:table-cell>
          <table:table-cell table:style-name="ce10" office:value-type="float" office:value="-0.056258313" calcext:value-type="float">
            <text:p>-0.056258313</text:p>
          </table:table-cell>
        </table:table-row>
        <table:table-row table:style-name="ro1">
          <table:table-cell table:style-name="ce4" office:value-type="string" calcext:value-type="string">
            <text:p>18:06:05.275</text:p>
          </table:table-cell>
          <table:table-cell table:style-name="ce10" office:value-type="float" office:value="0.2284552" calcext:value-type="float">
            <text:p>0.2284552</text:p>
          </table:table-cell>
          <table:table-cell table:style-name="ce10" office:value-type="float" office:value="0.10150091" calcext:value-type="float">
            <text:p>0.10150091</text:p>
          </table:table-cell>
          <table:table-cell table:style-name="ce10" office:value-type="float" office:value="-0.14379655" calcext:value-type="float">
            <text:p>-0.14379655</text:p>
          </table:table-cell>
        </table:table-row>
        <table:table-row table:style-name="ro1">
          <table:table-cell table:style-name="ce4" office:value-type="string" calcext:value-type="string">
            <text:p>18:06:05.340</text:p>
          </table:table-cell>
          <table:table-cell table:style-name="ce10" office:value-type="float" office:value="0.053778667" calcext:value-type="float">
            <text:p>0.053778667</text:p>
          </table:table-cell>
          <table:table-cell table:style-name="ce10" office:value-type="float" office:value="0.13156079" calcext:value-type="float">
            <text:p>0.13156079</text:p>
          </table:table-cell>
          <table:table-cell table:style-name="ce10" office:value-type="float" office:value="-0.18764444" calcext:value-type="float">
            <text:p>-0.18764444</text:p>
          </table:table-cell>
        </table:table-row>
        <table:table-row table:style-name="ro1">
          <table:table-cell table:style-name="ce4" office:value-type="string" calcext:value-type="string">
            <text:p>18:06:05.409</text:p>
          </table:table-cell>
          <table:table-cell table:style-name="ce10" office:value-type="float" office:value="-0.08365492" calcext:value-type="float">
            <text:p>-0.08365492</text:p>
          </table:table-cell>
          <table:table-cell table:style-name="ce10" office:value-type="float" office:value="-0.060452703" calcext:value-type="float">
            <text:p>-0.060452703</text:p>
          </table:table-cell>
          <table:table-cell table:style-name="ce10" office:value-type="float" office:value="-0.13152649" calcext:value-type="float">
            <text:p>-0.13152649</text:p>
          </table:table-cell>
        </table:table-row>
        <table:table-row table:style-name="ro1">
          <table:table-cell table:style-name="ce4" office:value-type="string" calcext:value-type="string">
            <text:p>18:06:05.479</text:p>
          </table:table-cell>
          <table:table-cell table:style-name="ce10" office:value-type="float" office:value="-0.20536762" calcext:value-type="float">
            <text:p>-0.20536762</text:p>
          </table:table-cell>
          <table:table-cell table:style-name="ce10" office:value-type="float" office:value="0.10115897" calcext:value-type="float">
            <text:p>0.10115897</text:p>
          </table:table-cell>
          <table:table-cell table:style-name="ce10" office:value-type="float" office:value="-0.08805158" calcext:value-type="float">
            <text:p>-0.08805158</text:p>
          </table:table-cell>
        </table:table-row>
        <table:table-row table:style-name="ro1">
          <table:table-cell table:style-name="ce4" office:value-type="string" calcext:value-type="string">
            <text:p>18:06:05.549</text:p>
          </table:table-cell>
          <table:table-cell table:style-name="ce10" office:value-type="float" office:value="-0.27447933" calcext:value-type="float">
            <text:p>-0.27447933</text:p>
          </table:table-cell>
          <table:table-cell table:style-name="ce10" office:value-type="float" office:value="0.1343292" calcext:value-type="float">
            <text:p>0.1343292</text:p>
          </table:table-cell>
          <table:table-cell table:style-name="ce10" office:value-type="float" office:value="0.027980138" calcext:value-type="float">
            <text:p>0.027980138</text:p>
          </table:table-cell>
        </table:table-row>
        <table:table-row table:style-name="ro1">
          <table:table-cell table:style-name="ce4" office:value-type="string" calcext:value-type="string">
            <text:p>18:06:05.620</text:p>
          </table:table-cell>
          <table:table-cell table:style-name="ce10" office:value-type="float" office:value="-0.24417491" calcext:value-type="float">
            <text:p>-0.24417491</text:p>
          </table:table-cell>
          <table:table-cell table:style-name="ce10" office:value-type="float" office:value="0.07145781" calcext:value-type="float">
            <text:p>0.07145781</text:p>
          </table:table-cell>
          <table:table-cell table:style-name="ce10" office:value-type="float" office:value="0.061656754" calcext:value-type="float">
            <text:p>0.061656754</text:p>
          </table:table-cell>
        </table:table-row>
        <table:table-row table:style-name="ro1">
          <table:table-cell table:style-name="ce4" office:value-type="string" calcext:value-type="string">
            <text:p>18:06:05.689</text:p>
          </table:table-cell>
          <table:table-cell table:style-name="ce10" office:value-type="float" office:value="-0.0017886772" calcext:value-type="float">
            <text:p>-0.0017886772</text:p>
          </table:table-cell>
          <table:table-cell table:style-name="ce10" office:value-type="float" office:value="0.1203423" calcext:value-type="float">
            <text:p>0.1203423</text:p>
          </table:table-cell>
          <table:table-cell table:style-name="ce10" office:value-type="float" office:value="0.044065297" calcext:value-type="float">
            <text:p>0.044065297</text:p>
          </table:table-cell>
        </table:table-row>
        <table:table-row table:style-name="ro1">
          <table:table-cell table:style-name="ce4" office:value-type="string" calcext:value-type="string">
            <text:p>18:06:05.759</text:p>
          </table:table-cell>
          <table:table-cell table:style-name="ce10" office:value-type="float" office:value="0.07243807" calcext:value-type="float">
            <text:p>0.07243807</text:p>
          </table:table-cell>
          <table:table-cell table:style-name="ce10" office:value-type="float" office:value="0.002399867" calcext:value-type="float">
            <text:p>0.002399867</text:p>
          </table:table-cell>
          <table:table-cell table:style-name="ce10" office:value-type="float" office:value="0.0315289" calcext:value-type="float">
            <text:p>0.0315289</text:p>
          </table:table-cell>
        </table:table-row>
        <table:table-row table:style-name="ro1">
          <table:table-cell table:style-name="ce4" office:value-type="string" calcext:value-type="string">
            <text:p>18:06:05.829</text:p>
          </table:table-cell>
          <table:table-cell table:style-name="ce10" office:value-type="float" office:value="0.22207896" calcext:value-type="float">
            <text:p>0.22207896</text:p>
          </table:table-cell>
          <table:table-cell table:style-name="ce10" office:value-type="float" office:value="-0.09078446" calcext:value-type="float">
            <text:p>-0.09078446</text:p>
          </table:table-cell>
          <table:table-cell table:style-name="ce10" office:value-type="float" office:value="0.030133834" calcext:value-type="float">
            <text:p>0.030133834</text:p>
          </table:table-cell>
        </table:table-row>
        <table:table-row table:style-name="ro1">
          <table:table-cell table:style-name="ce4" office:value-type="string" calcext:value-type="string">
            <text:p>18:06:05.899</text:p>
          </table:table-cell>
          <table:table-cell table:style-name="ce10" office:value-type="float" office:value="0.06649701" calcext:value-type="float">
            <text:p>0.06649701</text:p>
          </table:table-cell>
          <table:table-cell table:style-name="ce10" office:value-type="float" office:value="-0.04742866" calcext:value-type="float">
            <text:p>-0.04742866</text:p>
          </table:table-cell>
          <table:table-cell table:style-name="ce10" office:value-type="float" office:value="0.021187846" calcext:value-type="float">
            <text:p>0.021187846</text:p>
          </table:table-cell>
        </table:table-row>
        <table:table-row table:style-name="ro1">
          <table:table-cell table:style-name="ce4" office:value-type="string" calcext:value-type="string">
            <text:p>18:06:05.969</text:p>
          </table:table-cell>
          <table:table-cell table:style-name="ce10" office:value-type="float" office:value="0.023812173" calcext:value-type="float">
            <text:p>0.023812173</text:p>
          </table:table-cell>
          <table:table-cell table:style-name="ce10" office:value-type="float" office:value="-0.04070826" calcext:value-type="float">
            <text:p>-0.04070826</text:p>
          </table:table-cell>
          <table:table-cell table:style-name="ce10" office:value-type="float" office:value="0.0012711978" calcext:value-type="float">
            <text:p>0.0012711978</text:p>
          </table:table-cell>
        </table:table-row>
        <table:table-row table:style-name="ro1">
          <table:table-cell table:style-name="ce4" office:value-type="string" calcext:value-type="string">
            <text:p>18:06:06.039</text:p>
          </table:table-cell>
          <table:table-cell table:style-name="ce10" office:value-type="float" office:value="-0.08447724" calcext:value-type="float">
            <text:p>-0.08447724</text:p>
          </table:table-cell>
          <table:table-cell table:style-name="ce10" office:value-type="float" office:value="-0.05663255" calcext:value-type="float">
            <text:p>-0.05663255</text:p>
          </table:table-cell>
          <table:table-cell table:style-name="ce10" office:value-type="float" office:value="0.06508452" calcext:value-type="float">
            <text:p>0.06508452</text:p>
          </table:table-cell>
        </table:table-row>
        <table:table-row table:style-name="ro1">
          <table:table-cell table:style-name="ce4" office:value-type="string" calcext:value-type="string">
            <text:p>18:06:06.112</text:p>
          </table:table-cell>
          <table:table-cell table:style-name="ce10" office:value-type="float" office:value="-0.026810806" calcext:value-type="float">
            <text:p>-0.026810806</text:p>
          </table:table-cell>
          <table:table-cell table:style-name="ce10" office:value-type="float" office:value="-0.08326908" calcext:value-type="float">
            <text:p>-0.08326908</text:p>
          </table:table-cell>
          <table:table-cell table:style-name="ce10" office:value-type="float" office:value="0.13218446" calcext:value-type="float">
            <text:p>0.13218446</text:p>
          </table:table-cell>
        </table:table-row>
        <table:table-row table:style-name="ro1">
          <table:table-cell table:style-name="ce4" office:value-type="string" calcext:value-type="string">
            <text:p>18:06:06.179</text:p>
          </table:table-cell>
          <table:table-cell table:style-name="ce10" office:value-type="float" office:value="0.038712077" calcext:value-type="float">
            <text:p>0.038712077</text:p>
          </table:table-cell>
          <table:table-cell table:style-name="ce10" office:value-type="float" office:value="-0.038028125" calcext:value-type="float">
            <text:p>-0.038028125</text:p>
          </table:table-cell>
          <table:table-cell table:style-name="ce10" office:value-type="float" office:value="0.09743282" calcext:value-type="float">
            <text:p>0.09743282</text:p>
          </table:table-cell>
        </table:table-row>
        <table:table-row table:style-name="ro1">
          <table:table-cell table:style-name="ce4" office:value-type="string" calcext:value-type="string">
            <text:p>18:06:06.249</text:p>
          </table:table-cell>
          <table:table-cell table:style-name="ce10" office:value-type="float" office:value="0.087575264" calcext:value-type="float">
            <text:p>0.087575264</text:p>
          </table:table-cell>
          <table:table-cell table:style-name="ce10" office:value-type="float" office:value="-0.04059737" calcext:value-type="float">
            <text:p>-0.04059737</text:p>
          </table:table-cell>
          <table:table-cell table:style-name="ce10" office:value-type="float" office:value="0.08856846" calcext:value-type="float">
            <text:p>0.08856846</text:p>
          </table:table-cell>
        </table:table-row>
        <table:table-row table:style-name="ro1">
          <table:table-cell table:style-name="ce4" office:value-type="string" calcext:value-type="string">
            <text:p>18:06:06.319</text:p>
          </table:table-cell>
          <table:table-cell table:style-name="ce10" office:value-type="float" office:value="0.041244507" calcext:value-type="float">
            <text:p>0.041244507</text:p>
          </table:table-cell>
          <table:table-cell table:style-name="ce10" office:value-type="float" office:value="-0.07982377" calcext:value-type="float">
            <text:p>-0.07982377</text:p>
          </table:table-cell>
          <table:table-cell table:style-name="ce10" office:value-type="float" office:value="0.057299472" calcext:value-type="float">
            <text:p>0.057299472</text:p>
          </table:table-cell>
        </table:table-row>
        <table:table-row table:style-name="ro1">
          <table:table-cell table:style-name="ce4" office:value-type="string" calcext:value-type="string">
            <text:p>18:06:06.389</text:p>
          </table:table-cell>
          <table:table-cell table:style-name="ce10" office:value-type="float" office:value="0.22476651" calcext:value-type="float">
            <text:p>0.22476651</text:p>
          </table:table-cell>
          <table:table-cell table:style-name="ce10" office:value-type="float" office:value="-0.016470287" calcext:value-type="float">
            <text:p>-0.016470287</text:p>
          </table:table-cell>
          <table:table-cell table:style-name="ce10" office:value-type="float" office:value="-0.08158478" calcext:value-type="float">
            <text:p>-0.08158478</text:p>
          </table:table-cell>
        </table:table-row>
        <table:table-row table:style-name="ro1">
          <table:table-cell table:style-name="ce4" office:value-type="string" calcext:value-type="string">
            <text:p>18:06:06.459</text:p>
          </table:table-cell>
          <table:table-cell table:style-name="ce10" office:value-type="float" office:value="0.27853495" calcext:value-type="float">
            <text:p>0.27853495</text:p>
          </table:table-cell>
          <table:table-cell table:style-name="ce10" office:value-type="float" office:value="0.005391559" calcext:value-type="float">
            <text:p>0.005391559</text:p>
          </table:table-cell>
          <table:table-cell table:style-name="ce10" office:value-type="float" office:value="-0.15120952" calcext:value-type="float">
            <text:p>-0.15120952</text:p>
          </table:table-cell>
        </table:table-row>
        <table:table-row table:style-name="ro1">
          <table:table-cell table:style-name="ce4" office:value-type="string" calcext:value-type="string">
            <text:p>18:06:06.529</text:p>
          </table:table-cell>
          <table:table-cell table:style-name="ce10" office:value-type="float" office:value="-0.08176481" calcext:value-type="float">
            <text:p>-0.08176481</text:p>
          </table:table-cell>
          <table:table-cell table:style-name="ce10" office:value-type="float" office:value="0.028363159" calcext:value-type="float">
            <text:p>0.028363159</text:p>
          </table:table-cell>
          <table:table-cell table:style-name="ce10" office:value-type="float" office:value="-0.17344208" calcext:value-type="float">
            <text:p>-0.17344208</text:p>
          </table:table-cell>
        </table:table-row>
        <table:table-row table:style-name="ro1">
          <table:table-cell table:style-name="ce4" office:value-type="string" calcext:value-type="string">
            <text:p>18:06:06.599</text:p>
          </table:table-cell>
          <table:table-cell table:style-name="ce10" office:value-type="float" office:value="-0.20476508" calcext:value-type="float">
            <text:p>-0.20476508</text:p>
          </table:table-cell>
          <table:table-cell table:style-name="ce10" office:value-type="float" office:value="-0.020835469" calcext:value-type="float">
            <text:p>-0.020835469</text:p>
          </table:table-cell>
          <table:table-cell table:style-name="ce10" office:value-type="float" office:value="-0.15368088" calcext:value-type="float">
            <text:p>-0.15368088</text:p>
          </table:table-cell>
        </table:table-row>
        <table:table-row table:style-name="ro1">
          <table:table-cell table:style-name="ce4" office:value-type="string" calcext:value-type="string">
            <text:p>18:06:06.669</text:p>
          </table:table-cell>
          <table:table-cell table:style-name="ce10" office:value-type="float" office:value="-0.2231802" calcext:value-type="float">
            <text:p>-0.2231802</text:p>
          </table:table-cell>
          <table:table-cell table:style-name="ce10" office:value-type="float" office:value="0.014646527" calcext:value-type="float">
            <text:p>0.014646527</text:p>
          </table:table-cell>
          <table:table-cell table:style-name="ce10" office:value-type="float" office:value="-0.049762994" calcext:value-type="float">
            <text:p>-0.049762994</text:p>
          </table:table-cell>
        </table:table-row>
        <table:table-row table:style-name="ro1">
          <table:table-cell table:style-name="ce4" office:value-type="string" calcext:value-type="string">
            <text:p>18:06:06.739</text:p>
          </table:table-cell>
          <table:table-cell table:style-name="ce10" office:value-type="float" office:value="-0.2289872" calcext:value-type="float">
            <text:p>-0.2289872</text:p>
          </table:table-cell>
          <table:table-cell table:style-name="ce10" office:value-type="float" office:value="0.087229714" calcext:value-type="float">
            <text:p>0.087229714</text:p>
          </table:table-cell>
          <table:table-cell table:style-name="ce10" office:value-type="float" office:value="-0.039952718" calcext:value-type="float">
            <text:p>-0.039952718</text:p>
          </table:table-cell>
        </table:table-row>
        <table:table-row table:style-name="ro1">
          <table:table-cell table:style-name="ce4" office:value-type="string" calcext:value-type="string">
            <text:p>18:06:06.809</text:p>
          </table:table-cell>
          <table:table-cell table:style-name="ce10" office:value-type="float" office:value="-0.17466754" calcext:value-type="float">
            <text:p>-0.17466754</text:p>
          </table:table-cell>
          <table:table-cell table:style-name="ce10" office:value-type="float" office:value="0.026871014" calcext:value-type="float">
            <text:p>0.026871014</text:p>
          </table:table-cell>
          <table:table-cell table:style-name="ce10" office:value-type="float" office:value="0.06643514" calcext:value-type="float">
            <text:p>0.06643514</text:p>
          </table:table-cell>
        </table:table-row>
        <table:table-row table:style-name="ro1">
          <table:table-cell table:style-name="ce4" office:value-type="string" calcext:value-type="string">
            <text:p>18:06:06.879</text:p>
          </table:table-cell>
          <table:table-cell table:style-name="ce10" office:value-type="float" office:value="-0.04667832" calcext:value-type="float">
            <text:p>-0.04667832</text:p>
          </table:table-cell>
          <table:table-cell table:style-name="ce10" office:value-type="float" office:value="0.023964183" calcext:value-type="float">
            <text:p>0.023964183</text:p>
          </table:table-cell>
          <table:table-cell table:style-name="ce10" office:value-type="float" office:value="0.0042007854" calcext:value-type="float">
            <text:p>0.0042007854</text:p>
          </table:table-cell>
        </table:table-row>
        <table:table-row table:style-name="ro1">
          <table:table-cell table:style-name="ce4" office:value-type="string" calcext:value-type="string">
            <text:p>18:06:06.949</text:p>
          </table:table-cell>
          <table:table-cell table:style-name="ce10" office:value-type="float" office:value="0.1720032" calcext:value-type="float">
            <text:p>0.1720032</text:p>
          </table:table-cell>
          <table:table-cell table:style-name="ce10" office:value-type="float" office:value="-0.07577109" calcext:value-type="float">
            <text:p>-0.07577109</text:p>
          </table:table-cell>
          <table:table-cell table:style-name="ce10" office:value-type="float" office:value="0.033883266" calcext:value-type="float">
            <text:p>0.033883266</text:p>
          </table:table-cell>
        </table:table-row>
        <table:table-row table:style-name="ro1">
          <table:table-cell table:style-name="ce4" office:value-type="string" calcext:value-type="string">
            <text:p>18:06:07.019</text:p>
          </table:table-cell>
          <table:table-cell table:style-name="ce10" office:value-type="float" office:value="0.19874817" calcext:value-type="float">
            <text:p>0.19874817</text:p>
          </table:table-cell>
          <table:table-cell table:style-name="ce10" office:value-type="float" office:value="-0.031060202" calcext:value-type="float">
            <text:p>-0.031060202</text:p>
          </table:table-cell>
          <table:table-cell table:style-name="ce10" office:value-type="float" office:value="0.013136538" calcext:value-type="float">
            <text:p>0.013136538</text:p>
          </table:table-cell>
        </table:table-row>
        <table:table-row table:style-name="ro1">
          <table:table-cell table:style-name="ce4" office:value-type="string" calcext:value-type="string">
            <text:p>18:06:07.089</text:p>
          </table:table-cell>
          <table:table-cell table:style-name="ce10" office:value-type="float" office:value="0.040445615" calcext:value-type="float">
            <text:p>0.040445615</text:p>
          </table:table-cell>
          <table:table-cell table:style-name="ce10" office:value-type="float" office:value="0.093994066" calcext:value-type="float">
            <text:p>0.093994066</text:p>
          </table:table-cell>
          <table:table-cell table:style-name="ce10" office:value-type="float" office:value="-0.00026208258" calcext:value-type="float">
            <text:p>-0.00026208258</text:p>
          </table:table-cell>
        </table:table-row>
        <table:table-row table:style-name="ro1">
          <table:table-cell table:style-name="ce4" office:value-type="string" calcext:value-type="string">
            <text:p>18:06:07.159</text:p>
          </table:table-cell>
          <table:table-cell table:style-name="ce10" office:value-type="float" office:value="-0.049731802" calcext:value-type="float">
            <text:p>-0.049731802</text:p>
          </table:table-cell>
          <table:table-cell table:style-name="ce10" office:value-type="float" office:value="-0.047241274" calcext:value-type="float">
            <text:p>-0.047241274</text:p>
          </table:table-cell>
          <table:table-cell table:style-name="ce10" office:value-type="float" office:value="-0.060221206" calcext:value-type="float">
            <text:p>-0.060221206</text:p>
          </table:table-cell>
        </table:table-row>
        <table:table-row table:style-name="ro1">
          <table:table-cell table:style-name="ce4" office:value-type="string" calcext:value-type="string">
            <text:p>18:06:07.229</text:p>
          </table:table-cell>
          <table:table-cell table:style-name="ce10" office:value-type="float" office:value="-0.03838659" calcext:value-type="float">
            <text:p>-0.03838659</text:p>
          </table:table-cell>
          <table:table-cell table:style-name="ce10" office:value-type="float" office:value="-0.10777595" calcext:value-type="float">
            <text:p>-0.10777595</text:p>
          </table:table-cell>
          <table:table-cell table:style-name="ce10" office:value-type="float" office:value="0.042041134" calcext:value-type="float">
            <text:p>0.042041134</text:p>
          </table:table-cell>
        </table:table-row>
        <table:table-row table:style-name="ro1">
          <table:table-cell table:style-name="ce4" office:value-type="string" calcext:value-type="string">
            <text:p>18:06:07.306</text:p>
          </table:table-cell>
          <table:table-cell table:style-name="ce10" office:value-type="float" office:value="-0.03652546" calcext:value-type="float">
            <text:p>-0.03652546</text:p>
          </table:table-cell>
          <table:table-cell table:style-name="ce10" office:value-type="float" office:value="-0.102491505" calcext:value-type="float">
            <text:p>-0.102491505</text:p>
          </table:table-cell>
          <table:table-cell table:style-name="ce10" office:value-type="float" office:value="0.09474621" calcext:value-type="float">
            <text:p>0.09474621</text:p>
          </table:table-cell>
        </table:table-row>
        <table:table-row table:style-name="ro1">
          <table:table-cell table:style-name="ce4" office:value-type="string" calcext:value-type="string">
            <text:p>18:06:07.376</text:p>
          </table:table-cell>
          <table:table-cell table:style-name="ce10" office:value-type="float" office:value="0.06336729" calcext:value-type="float">
            <text:p>0.06336729</text:p>
          </table:table-cell>
          <table:table-cell table:style-name="ce10" office:value-type="float" office:value="-0.07268669" calcext:value-type="float">
            <text:p>-0.07268669</text:p>
          </table:table-cell>
          <table:table-cell table:style-name="ce10" office:value-type="float" office:value="0.13295226" calcext:value-type="float">
            <text:p>0.13295226</text:p>
          </table:table-cell>
        </table:table-row>
        <table:table-row table:style-name="ro1">
          <table:table-cell table:style-name="ce4" office:value-type="string" calcext:value-type="string">
            <text:p>18:06:07.441</text:p>
          </table:table-cell>
          <table:table-cell table:style-name="ce10" office:value-type="float" office:value="0.080761015" calcext:value-type="float">
            <text:p>0.080761015</text:p>
          </table:table-cell>
          <table:table-cell table:style-name="ce10" office:value-type="float" office:value="-0.03421685" calcext:value-type="float">
            <text:p>-0.03421685</text:p>
          </table:table-cell>
          <table:table-cell table:style-name="ce10" office:value-type="float" office:value="0.07285529" calcext:value-type="float">
            <text:p>0.07285529</text:p>
          </table:table-cell>
        </table:table-row>
        <table:table-row table:style-name="ro1">
          <table:table-cell table:style-name="ce4" office:value-type="string" calcext:value-type="string">
            <text:p>18:06:07.512</text:p>
          </table:table-cell>
          <table:table-cell table:style-name="ce10" office:value-type="float" office:value="0.08455018" calcext:value-type="float">
            <text:p>0.08455018</text:p>
          </table:table-cell>
          <table:table-cell table:style-name="ce10" office:value-type="float" office:value="-0.11165455" calcext:value-type="float">
            <text:p>-0.11165455</text:p>
          </table:table-cell>
          <table:table-cell table:style-name="ce10" office:value-type="float" office:value="0.05348481" calcext:value-type="float">
            <text:p>0.05348481</text:p>
          </table:table-cell>
        </table:table-row>
        <table:table-row table:style-name="ro1">
          <table:table-cell table:style-name="ce4" office:value-type="string" calcext:value-type="string">
            <text:p>18:06:07.582</text:p>
          </table:table-cell>
          <table:table-cell table:style-name="ce10" office:value-type="float" office:value="0.19386858" calcext:value-type="float">
            <text:p>0.19386858</text:p>
          </table:table-cell>
          <table:table-cell table:style-name="ce10" office:value-type="float" office:value="-0.08225178" calcext:value-type="float">
            <text:p>-0.08225178</text:p>
          </table:table-cell>
          <table:table-cell table:style-name="ce10" office:value-type="float" office:value="0.0059488127" calcext:value-type="float">
            <text:p>0.0059488127</text:p>
          </table:table-cell>
        </table:table-row>
        <table:table-row table:style-name="ro1">
          <table:table-cell table:style-name="ce4" office:value-type="string" calcext:value-type="string">
            <text:p>18:06:07.650</text:p>
          </table:table-cell>
          <table:table-cell table:style-name="ce10" office:value-type="float" office:value="0.2893987" calcext:value-type="float">
            <text:p>0.2893987</text:p>
          </table:table-cell>
          <table:table-cell table:style-name="ce10" office:value-type="float" office:value="0.054733176" calcext:value-type="float">
            <text:p>0.054733176</text:p>
          </table:table-cell>
          <table:table-cell table:style-name="ce10" office:value-type="float" office:value="-0.11044197" calcext:value-type="float">
            <text:p>-0.11044197</text:p>
          </table:table-cell>
        </table:table-row>
        <table:table-row table:style-name="ro1">
          <table:table-cell table:style-name="ce4" office:value-type="string" calcext:value-type="string">
            <text:p>18:06:07.721</text:p>
          </table:table-cell>
          <table:table-cell table:style-name="ce10" office:value-type="float" office:value="-0.03485368" calcext:value-type="float">
            <text:p>-0.03485368</text:p>
          </table:table-cell>
          <table:table-cell table:style-name="ce10" office:value-type="float" office:value="0.15648642" calcext:value-type="float">
            <text:p>0.15648642</text:p>
          </table:table-cell>
          <table:table-cell table:style-name="ce10" office:value-type="float" office:value="-0.1657552" calcext:value-type="float">
            <text:p>-0.1657552</text:p>
          </table:table-cell>
        </table:table-row>
        <table:table-row table:style-name="ro1">
          <table:table-cell table:style-name="ce4" office:value-type="string" calcext:value-type="string">
            <text:p>18:06:07.795</text:p>
          </table:table-cell>
          <table:table-cell table:style-name="ce10" office:value-type="float" office:value="-0.1836388" calcext:value-type="float">
            <text:p>-0.1836388</text:p>
          </table:table-cell>
          <table:table-cell table:style-name="ce10" office:value-type="float" office:value="-0.0035225796" calcext:value-type="float">
            <text:p>-0.0035225796</text:p>
          </table:table-cell>
          <table:table-cell table:style-name="ce10" office:value-type="float" office:value="-0.14039063" calcext:value-type="float">
            <text:p>-0.14039063</text:p>
          </table:table-cell>
        </table:table-row>
        <table:table-row table:style-name="ro1">
          <table:table-cell table:style-name="ce4" office:value-type="string" calcext:value-type="string">
            <text:p>18:06:07.861</text:p>
          </table:table-cell>
          <table:table-cell table:style-name="ce10" office:value-type="float" office:value="-0.28568506" calcext:value-type="float">
            <text:p>-0.28568506</text:p>
          </table:table-cell>
          <table:table-cell table:style-name="ce10" office:value-type="float" office:value="-0.02865861" calcext:value-type="float">
            <text:p>-0.02865861</text:p>
          </table:table-cell>
          <table:table-cell table:style-name="ce10" office:value-type="float" office:value="-0.09075587" calcext:value-type="float">
            <text:p>-0.09075587</text:p>
          </table:table-cell>
        </table:table-row>
        <table:table-row table:style-name="ro1">
          <table:table-cell table:style-name="ce4" office:value-type="string" calcext:value-type="string">
            <text:p>18:06:07.931</text:p>
          </table:table-cell>
          <table:table-cell table:style-name="ce10" office:value-type="float" office:value="-0.20548077" calcext:value-type="float">
            <text:p>-0.20548077</text:p>
          </table:table-cell>
          <table:table-cell table:style-name="ce10" office:value-type="float" office:value="0.013098854" calcext:value-type="float">
            <text:p>0.013098854</text:p>
          </table:table-cell>
          <table:table-cell table:style-name="ce10" office:value-type="float" office:value="-0.055752553" calcext:value-type="float">
            <text:p>-0.055752553</text:p>
          </table:table-cell>
        </table:table-row>
        <table:table-row table:style-name="ro1">
          <table:table-cell table:style-name="ce4" office:value-type="string" calcext:value-type="string">
            <text:p>18:06:08.001</text:p>
          </table:table-cell>
          <table:table-cell table:style-name="ce10" office:value-type="float" office:value="-0.14538193" calcext:value-type="float">
            <text:p>-0.14538193</text:p>
          </table:table-cell>
          <table:table-cell table:style-name="ce10" office:value-type="float" office:value="0.007394449" calcext:value-type="float">
            <text:p>0.007394449</text:p>
          </table:table-cell>
          <table:table-cell table:style-name="ce10" office:value-type="float" office:value="0.048919395" calcext:value-type="float">
            <text:p>0.048919395</text:p>
          </table:table-cell>
        </table:table-row>
        <table:table-row table:style-name="ro1">
          <table:table-cell table:style-name="ce4" office:value-type="string" calcext:value-type="string">
            <text:p>18:06:08.071</text:p>
          </table:table-cell>
          <table:table-cell table:style-name="ce10" office:value-type="float" office:value="-0.076131836" calcext:value-type="float">
            <text:p>-0.076131836</text:p>
          </table:table-cell>
          <table:table-cell table:style-name="ce10" office:value-type="float" office:value="0.027089555" calcext:value-type="float">
            <text:p>0.027089555</text:p>
          </table:table-cell>
          <table:table-cell table:style-name="ce10" office:value-type="float" office:value="0.08160068" calcext:value-type="float">
            <text:p>0.08160068</text:p>
          </table:table-cell>
        </table:table-row>
        <table:table-row table:style-name="ro1">
          <table:table-cell table:style-name="ce4" office:value-type="string" calcext:value-type="string">
            <text:p>18:06:08.142</text:p>
          </table:table-cell>
          <table:table-cell table:style-name="ce10" office:value-type="float" office:value="-0.03292302" calcext:value-type="float">
            <text:p>-0.03292302</text:p>
          </table:table-cell>
          <table:table-cell table:style-name="ce10" office:value-type="float" office:value="-0.020443609" calcext:value-type="float">
            <text:p>-0.020443609</text:p>
          </table:table-cell>
          <table:table-cell table:style-name="ce10" office:value-type="float" office:value="0.06311347" calcext:value-type="float">
            <text:p>0.06311347</text:p>
          </table:table-cell>
        </table:table-row>
        <table:table-row table:style-name="ro1">
          <table:table-cell table:style-name="ce4" office:value-type="string" calcext:value-type="string">
            <text:p>18:06:08.210</text:p>
          </table:table-cell>
          <table:table-cell table:style-name="ce10" office:value-type="float" office:value="0.09868961" calcext:value-type="float">
            <text:p>0.09868961</text:p>
          </table:table-cell>
          <table:table-cell table:style-name="ce10" office:value-type="float" office:value="0.032137867" calcext:value-type="float">
            <text:p>0.032137867</text:p>
          </table:table-cell>
          <table:table-cell table:style-name="ce10" office:value-type="float" office:value="0.06690954" calcext:value-type="float">
            <text:p>0.06690954</text:p>
          </table:table-cell>
        </table:table-row>
        <table:table-row table:style-name="ro1">
          <table:table-cell table:style-name="ce4" office:value-type="string" calcext:value-type="string">
            <text:p>18:06:08.279</text:p>
          </table:table-cell>
          <table:table-cell table:style-name="ce10" office:value-type="float" office:value="-0.06103286" calcext:value-type="float">
            <text:p>-0.06103286</text:p>
          </table:table-cell>
          <table:table-cell table:style-name="ce10" office:value-type="float" office:value="0.103191644" calcext:value-type="float">
            <text:p>0.103191644</text:p>
          </table:table-cell>
          <table:table-cell table:style-name="ce10" office:value-type="float" office:value="-0.059752107" calcext:value-type="float">
            <text:p>-0.059752107</text:p>
          </table:table-cell>
        </table:table-row>
        <table:table-row table:style-name="ro1">
          <table:table-cell table:style-name="ce4" office:value-type="string" calcext:value-type="string">
            <text:p>18:06:08.350</text:p>
          </table:table-cell>
          <table:table-cell table:style-name="ce10" office:value-type="float" office:value="-0.0489969" calcext:value-type="float">
            <text:p>-0.0489969</text:p>
          </table:table-cell>
          <table:table-cell table:style-name="ce10" office:value-type="float" office:value="-0.042259358" calcext:value-type="float">
            <text:p>-0.042259358</text:p>
          </table:table-cell>
          <table:table-cell table:style-name="ce10" office:value-type="float" office:value="-0.06849859" calcext:value-type="float">
            <text:p>-0.06849859</text:p>
          </table:table-cell>
        </table:table-row>
        <table:table-row table:style-name="ro1">
          <table:table-cell table:style-name="ce4" office:value-type="string" calcext:value-type="string">
            <text:p>18:06:09.213</text:p>
          </table:table-cell>
          <table:table-cell table:style-name="ce10" office:value-type="float" office:value="-0.07705627" calcext:value-type="float">
            <text:p>-0.07705627</text:p>
          </table:table-cell>
          <table:table-cell table:style-name="ce10" office:value-type="float" office:value="-0.027706264" calcext:value-type="float">
            <text:p>-0.027706264</text:p>
          </table:table-cell>
          <table:table-cell table:style-name="ce10" office:value-type="float" office:value="0.033053406" calcext:value-type="float">
            <text:p>0.033053406</text:p>
          </table:table-cell>
        </table:table-row>
        <table:table-row table:style-name="ro1">
          <table:table-cell table:style-name="ce4" office:value-type="string" calcext:value-type="string">
            <text:p>18:06:09.287</text:p>
          </table:table-cell>
          <table:table-cell table:style-name="ce10" office:value-type="float" office:value="-0.0675928" calcext:value-type="float">
            <text:p>-0.0675928</text:p>
          </table:table-cell>
          <table:table-cell table:style-name="ce10" office:value-type="float" office:value="-0.012191508" calcext:value-type="float">
            <text:p>-0.012191508</text:p>
          </table:table-cell>
          <table:table-cell table:style-name="ce10" office:value-type="float" office:value="0.022936555" calcext:value-type="float">
            <text:p>0.022936555</text:p>
          </table:table-cell>
        </table:table-row>
        <table:table-row table:style-name="ro1">
          <table:table-cell table:style-name="ce4" office:value-type="string" calcext:value-type="string">
            <text:p>18:06:09.353</text:p>
          </table:table-cell>
          <table:table-cell table:style-name="ce10" office:value-type="float" office:value="0.14087556" calcext:value-type="float">
            <text:p>0.14087556</text:p>
          </table:table-cell>
          <table:table-cell table:style-name="ce10" office:value-type="float" office:value="0.012538391" calcext:value-type="float">
            <text:p>0.012538391</text:p>
          </table:table-cell>
          <table:table-cell table:style-name="ce10" office:value-type="float" office:value="0.032288406" calcext:value-type="float">
            <text:p>0.032288406</text:p>
          </table:table-cell>
        </table:table-row>
        <table:table-row table:style-name="ro1">
          <table:table-cell table:style-name="ce4" office:value-type="string" calcext:value-type="string">
            <text:p>18:06:09.423</text:p>
          </table:table-cell>
          <table:table-cell table:style-name="ce10" office:value-type="float" office:value="0.13337982" calcext:value-type="float">
            <text:p>0.13337982</text:p>
          </table:table-cell>
          <table:table-cell table:style-name="ce10" office:value-type="float" office:value="0.04995644" calcext:value-type="float">
            <text:p>0.04995644</text:p>
          </table:table-cell>
          <table:table-cell table:style-name="ce10" office:value-type="float" office:value="0.071906246" calcext:value-type="float">
            <text:p>0.071906246</text:p>
          </table:table-cell>
        </table:table-row>
        <table:table-row table:style-name="ro1">
          <table:table-cell table:style-name="ce4" office:value-type="string" calcext:value-type="string">
            <text:p>18:06:09.493</text:p>
          </table:table-cell>
          <table:table-cell table:style-name="ce10" office:value-type="float" office:value="-0.09221408" calcext:value-type="float">
            <text:p>-0.09221408</text:p>
          </table:table-cell>
          <table:table-cell table:style-name="ce10" office:value-type="float" office:value="0.031118028" calcext:value-type="float">
            <text:p>0.031118028</text:p>
          </table:table-cell>
          <table:table-cell table:style-name="ce10" office:value-type="float" office:value="-0.033282448" calcext:value-type="float">
            <text:p>-0.033282448</text:p>
          </table:table-cell>
        </table:table-row>
        <table:table-row table:style-name="ro1">
          <table:table-cell table:style-name="ce4" office:value-type="string" calcext:value-type="string">
            <text:p>18:06:09.567</text:p>
          </table:table-cell>
          <table:table-cell table:style-name="ce10" office:value-type="float" office:value="0.020938016" calcext:value-type="float">
            <text:p>0.020938016</text:p>
          </table:table-cell>
          <table:table-cell table:style-name="ce10" office:value-type="float" office:value="0.001419306" calcext:value-type="float">
            <text:p>0.001419306</text:p>
          </table:table-cell>
          <table:table-cell table:style-name="ce10" office:value-type="float" office:value="-0.025559666" calcext:value-type="float">
            <text:p>-0.025559666</text:p>
          </table:table-cell>
        </table:table-row>
        <table:table-row table:style-name="ro1">
          <table:table-cell table:style-name="ce4" office:value-type="string" calcext:value-type="string">
            <text:p>18:06:09.633</text:p>
          </table:table-cell>
          <table:table-cell table:style-name="ce10" office:value-type="float" office:value="-0.045535658" calcext:value-type="float">
            <text:p>-0.045535658</text:p>
          </table:table-cell>
          <table:table-cell table:style-name="ce10" office:value-type="float" office:value="-0.15143259" calcext:value-type="float">
            <text:p>-0.15143259</text:p>
          </table:table-cell>
          <table:table-cell table:style-name="ce10" office:value-type="float" office:value="0.09652757" calcext:value-type="float">
            <text:p>0.09652757</text:p>
          </table:table-cell>
        </table:table-row>
        <table:table-row table:style-name="ro1">
          <table:table-cell table:style-name="ce4" office:value-type="string" calcext:value-type="string">
            <text:p>18:06:09.709</text:p>
          </table:table-cell>
          <table:table-cell table:style-name="ce10" office:value-type="float" office:value="0.07810966" calcext:value-type="float">
            <text:p>0.07810966</text:p>
          </table:table-cell>
          <table:table-cell table:style-name="ce10" office:value-type="float" office:value="-0.17979518" calcext:value-type="float">
            <text:p>-0.17979518</text:p>
          </table:table-cell>
          <table:table-cell table:style-name="ce10" office:value-type="float" office:value="0.15279277" calcext:value-type="float">
            <text:p>0.15279277</text:p>
          </table:table-cell>
        </table:table-row>
        <table:table-row table:style-name="ro1">
          <table:table-cell table:style-name="ce4" office:value-type="string" calcext:value-type="string">
            <text:p>18:06:09.774</text:p>
          </table:table-cell>
          <table:table-cell table:style-name="ce10" office:value-type="float" office:value="0.14566483" calcext:value-type="float">
            <text:p>0.14566483</text:p>
          </table:table-cell>
          <table:table-cell table:style-name="ce10" office:value-type="float" office:value="-0.012181881" calcext:value-type="float">
            <text:p>-0.012181881</text:p>
          </table:table-cell>
          <table:table-cell table:style-name="ce10" office:value-type="float" office:value="0.104115084" calcext:value-type="float">
            <text:p>0.104115084</text:p>
          </table:table-cell>
        </table:table-row>
        <table:table-row table:style-name="ro1">
          <table:table-cell table:style-name="ce4" office:value-type="string" calcext:value-type="string">
            <text:p>18:06:09.845</text:p>
          </table:table-cell>
          <table:table-cell table:style-name="ce10" office:value-type="float" office:value="0.055073034" calcext:value-type="float">
            <text:p>0.055073034</text:p>
          </table:table-cell>
          <table:table-cell table:style-name="ce10" office:value-type="float" office:value="0.00024234131" calcext:value-type="float">
            <text:p>0.00024234131</text:p>
          </table:table-cell>
          <table:table-cell table:style-name="ce10" office:value-type="float" office:value="0.056789506" calcext:value-type="float">
            <text:p>0.056789506</text:p>
          </table:table-cell>
        </table:table-row>
        <table:table-row table:style-name="ro1">
          <table:table-cell table:style-name="ce4" office:value-type="string" calcext:value-type="string">
            <text:p>18:06:09.914</text:p>
          </table:table-cell>
          <table:table-cell table:style-name="ce10" office:value-type="float" office:value="0.19941919" calcext:value-type="float">
            <text:p>0.19941919</text:p>
          </table:table-cell>
          <table:table-cell table:style-name="ce10" office:value-type="float" office:value="-0.05888833" calcext:value-type="float">
            <text:p>-0.05888833</text:p>
          </table:table-cell>
          <table:table-cell table:style-name="ce10" office:value-type="float" office:value="0.007384967" calcext:value-type="float">
            <text:p>0.007384967</text:p>
          </table:table-cell>
        </table:table-row>
        <table:table-row table:style-name="ro1">
          <table:table-cell table:style-name="ce4" office:value-type="string" calcext:value-type="string">
            <text:p>18:06:09.987</text:p>
          </table:table-cell>
          <table:table-cell table:style-name="ce10" office:value-type="float" office:value="0.13685039" calcext:value-type="float">
            <text:p>0.13685039</text:p>
          </table:table-cell>
          <table:table-cell table:style-name="ce10" office:value-type="float" office:value="-0.00004539037" calcext:value-type="float">
            <text:p>-4.539037E-05</text:p>
          </table:table-cell>
          <table:table-cell table:style-name="ce10" office:value-type="float" office:value="-0.06674223" calcext:value-type="float">
            <text:p>-0.06674223</text:p>
          </table:table-cell>
        </table:table-row>
        <table:table-row table:style-name="ro1">
          <table:table-cell table:style-name="ce4" office:value-type="string" calcext:value-type="string">
            <text:p>18:06:10.053</text:p>
          </table:table-cell>
          <table:table-cell table:style-name="ce10" office:value-type="float" office:value="0.06691527" calcext:value-type="float">
            <text:p>0.06691527</text:p>
          </table:table-cell>
          <table:table-cell table:style-name="ce10" office:value-type="float" office:value="0.13113591" calcext:value-type="float">
            <text:p>0.13113591</text:p>
          </table:table-cell>
          <table:table-cell table:style-name="ce10" office:value-type="float" office:value="-0.14202599" calcext:value-type="float">
            <text:p>-0.14202599</text:p>
          </table:table-cell>
        </table:table-row>
        <table:table-row table:style-name="ro1">
          <table:table-cell table:style-name="ce4" office:value-type="string" calcext:value-type="string">
            <text:p>18:06:10.129</text:p>
          </table:table-cell>
          <table:table-cell table:style-name="ce10" office:value-type="float" office:value="-0.083037876" calcext:value-type="float">
            <text:p>-0.083037876</text:p>
          </table:table-cell>
          <table:table-cell table:style-name="ce10" office:value-type="float" office:value="0.012993024" calcext:value-type="float">
            <text:p>0.012993024</text:p>
          </table:table-cell>
          <table:table-cell table:style-name="ce10" office:value-type="float" office:value="-0.14671986" calcext:value-type="float">
            <text:p>-0.14671986</text:p>
          </table:table-cell>
        </table:table-row>
        <table:table-row table:style-name="ro1">
          <table:table-cell table:style-name="ce4" office:value-type="string" calcext:value-type="string">
            <text:p>18:06:10.194</text:p>
          </table:table-cell>
          <table:table-cell table:style-name="ce10" office:value-type="float" office:value="-0.22612569" calcext:value-type="float">
            <text:p>-0.22612569</text:p>
          </table:table-cell>
          <table:table-cell table:style-name="ce10" office:value-type="float" office:value="0.030590218" calcext:value-type="float">
            <text:p>0.030590218</text:p>
          </table:table-cell>
          <table:table-cell table:style-name="ce10" office:value-type="float" office:value="-0.11798539" calcext:value-type="float">
            <text:p>-0.11798539</text:p>
          </table:table-cell>
        </table:table-row>
        <table:table-row table:style-name="ro1">
          <table:table-cell table:style-name="ce4" office:value-type="string" calcext:value-type="string">
            <text:p>18:06:10.265</text:p>
          </table:table-cell>
          <table:table-cell table:style-name="ce10" office:value-type="float" office:value="-0.094748445" calcext:value-type="float">
            <text:p>-0.094748445</text:p>
          </table:table-cell>
          <table:table-cell table:style-name="ce10" office:value-type="float" office:value="0.060929645" calcext:value-type="float">
            <text:p>0.060929645</text:p>
          </table:table-cell>
          <table:table-cell table:style-name="ce10" office:value-type="float" office:value="-0.0934427" calcext:value-type="float">
            <text:p>-0.0934427</text:p>
          </table:table-cell>
        </table:table-row>
        <table:table-row table:style-name="ro1">
          <table:table-cell table:style-name="ce4" office:value-type="string" calcext:value-type="string">
            <text:p>18:06:10.334</text:p>
          </table:table-cell>
          <table:table-cell table:style-name="ce10" office:value-type="float" office:value="-0.16986836" calcext:value-type="float">
            <text:p>-0.16986836</text:p>
          </table:table-cell>
          <table:table-cell table:style-name="ce10" office:value-type="float" office:value="0.02868923" calcext:value-type="float">
            <text:p>0.02868923</text:p>
          </table:table-cell>
          <table:table-cell table:style-name="ce10" office:value-type="float" office:value="-0.0014812285" calcext:value-type="float">
            <text:p>-0.0014812285</text:p>
          </table:table-cell>
        </table:table-row>
        <table:table-row table:style-name="ro1">
          <table:table-cell table:style-name="ce4" office:value-type="string" calcext:value-type="string">
            <text:p>18:06:10.405</text:p>
          </table:table-cell>
          <table:table-cell table:style-name="ce10" office:value-type="float" office:value="-0.067627616" calcext:value-type="float">
            <text:p>-0.067627616</text:p>
          </table:table-cell>
          <table:table-cell table:style-name="ce10" office:value-type="float" office:value="-0.018344712" calcext:value-type="float">
            <text:p>-0.018344712</text:p>
          </table:table-cell>
          <table:table-cell table:style-name="ce10" office:value-type="float" office:value="0.1111669" calcext:value-type="float">
            <text:p>0.1111669</text:p>
          </table:table-cell>
        </table:table-row>
        <table:table-row table:style-name="ro1">
          <table:table-cell table:style-name="ce4" office:value-type="string" calcext:value-type="string">
            <text:p>18:06:10.473</text:p>
          </table:table-cell>
          <table:table-cell table:style-name="ce10" office:value-type="float" office:value="-0.049219403" calcext:value-type="float">
            <text:p>-0.049219403</text:p>
          </table:table-cell>
          <table:table-cell table:style-name="ce10" office:value-type="float" office:value="0.016229015" calcext:value-type="float">
            <text:p>0.016229015</text:p>
          </table:table-cell>
          <table:table-cell table:style-name="ce10" office:value-type="float" office:value="0.020289471" calcext:value-type="float">
            <text:p>0.020289471</text:p>
          </table:table-cell>
        </table:table-row>
        <table:table-row table:style-name="ro1">
          <table:table-cell table:style-name="ce4" office:value-type="string" calcext:value-type="string">
            <text:p>18:06:10.549</text:p>
          </table:table-cell>
          <table:table-cell table:style-name="ce10" office:value-type="float" office:value="0.07391546" calcext:value-type="float">
            <text:p>0.07391546</text:p>
          </table:table-cell>
          <table:table-cell table:style-name="ce10" office:value-type="float" office:value="0.017902017" calcext:value-type="float">
            <text:p>0.017902017</text:p>
          </table:table-cell>
          <table:table-cell table:style-name="ce10" office:value-type="float" office:value="0.01848025" calcext:value-type="float">
            <text:p>0.01848025</text:p>
          </table:table-cell>
        </table:table-row>
        <table:table-row table:style-name="ro1">
          <table:table-cell table:style-name="ce4" office:value-type="string" calcext:value-type="string">
            <text:p>18:06:10.614</text:p>
          </table:table-cell>
          <table:table-cell table:style-name="ce10" office:value-type="float" office:value="-0.029716372" calcext:value-type="float">
            <text:p>-0.029716372</text:p>
          </table:table-cell>
          <table:table-cell table:style-name="ce10" office:value-type="float" office:value="0.06115576" calcext:value-type="float">
            <text:p>0.06115576</text:p>
          </table:table-cell>
          <table:table-cell table:style-name="ce10" office:value-type="float" office:value="0.0038881095" calcext:value-type="float">
            <text:p>0.0038881095</text:p>
          </table:table-cell>
        </table:table-row>
        <table:table-row table:style-name="ro1">
          <table:table-cell table:style-name="ce4" office:value-type="string" calcext:value-type="string">
            <text:p>18:06:10.685</text:p>
          </table:table-cell>
          <table:table-cell table:style-name="ce10" office:value-type="float" office:value="-0.013780876" calcext:value-type="float">
            <text:p>-0.013780876</text:p>
          </table:table-cell>
          <table:table-cell table:style-name="ce10" office:value-type="float" office:value="0.013731572" calcext:value-type="float">
            <text:p>0.013731572</text:p>
          </table:table-cell>
          <table:table-cell table:style-name="ce10" office:value-type="float" office:value="-0.05143235" calcext:value-type="float">
            <text:p>-0.05143235</text:p>
          </table:table-cell>
        </table:table-row>
        <table:table-row table:style-name="ro1">
          <table:table-cell table:style-name="ce4" office:value-type="string" calcext:value-type="string">
            <text:p>18:06:10.754</text:p>
          </table:table-cell>
          <table:table-cell table:style-name="ce10" office:value-type="float" office:value="-0.0014165102" calcext:value-type="float">
            <text:p>-0.0014165102</text:p>
          </table:table-cell>
          <table:table-cell table:style-name="ce10" office:value-type="float" office:value="-0.07355464" calcext:value-type="float">
            <text:p>-0.07355464</text:p>
          </table:table-cell>
          <table:table-cell table:style-name="ce10" office:value-type="float" office:value="0.0967529" calcext:value-type="float">
            <text:p>0.0967529</text:p>
          </table:table-cell>
        </table:table-row>
        <table:table-row table:style-name="ro1">
          <table:table-cell table:style-name="ce4" office:value-type="string" calcext:value-type="string">
            <text:p>18:06:10.828</text:p>
          </table:table-cell>
          <table:table-cell table:style-name="ce10" office:value-type="float" office:value="0.033661712" calcext:value-type="float">
            <text:p>0.033661712</text:p>
          </table:table-cell>
          <table:table-cell table:style-name="ce10" office:value-type="float" office:value="-0.11475877" calcext:value-type="float">
            <text:p>-0.11475877</text:p>
          </table:table-cell>
          <table:table-cell table:style-name="ce10" office:value-type="float" office:value="0.15651117" calcext:value-type="float">
            <text:p>0.15651117</text:p>
          </table:table-cell>
        </table:table-row>
        <table:table-row table:style-name="ro1">
          <table:table-cell table:style-name="ce4" office:value-type="string" calcext:value-type="string">
            <text:p>18:06:10.894</text:p>
          </table:table-cell>
          <table:table-cell table:style-name="ce10" office:value-type="float" office:value="0.09159928" calcext:value-type="float">
            <text:p>0.09159928</text:p>
          </table:table-cell>
          <table:table-cell table:style-name="ce10" office:value-type="float" office:value="-0.0061637303" calcext:value-type="float">
            <text:p>-0.0061637303</text:p>
          </table:table-cell>
          <table:table-cell table:style-name="ce10" office:value-type="float" office:value="0.14129952" calcext:value-type="float">
            <text:p>0.14129952</text:p>
          </table:table-cell>
        </table:table-row>
        <table:table-row table:style-name="ro1">
          <table:table-cell table:style-name="ce4" office:value-type="string" calcext:value-type="string">
            <text:p>18:06:10.965</text:p>
          </table:table-cell>
          <table:table-cell table:style-name="ce10" office:value-type="float" office:value="-0.002375081" calcext:value-type="float">
            <text:p>-0.002375081</text:p>
          </table:table-cell>
          <table:table-cell table:style-name="ce10" office:value-type="float" office:value="-0.03389209" calcext:value-type="float">
            <text:p>-0.03389209</text:p>
          </table:table-cell>
          <table:table-cell table:style-name="ce10" office:value-type="float" office:value="0.10717447" calcext:value-type="float">
            <text:p>0.10717447</text:p>
          </table:table-cell>
        </table:table-row>
        <table:table-row table:style-name="ro1">
          <table:table-cell table:style-name="ce4" office:value-type="string" calcext:value-type="string">
            <text:p>18:06:11.034</text:p>
          </table:table-cell>
          <table:table-cell table:style-name="ce10" office:value-type="float" office:value="0.27867296" calcext:value-type="float">
            <text:p>0.27867296</text:p>
          </table:table-cell>
          <table:table-cell table:style-name="ce10" office:value-type="float" office:value="-0.104330994" calcext:value-type="float">
            <text:p>-0.104330994</text:p>
          </table:table-cell>
          <table:table-cell table:style-name="ce10" office:value-type="float" office:value="0.017794898" calcext:value-type="float">
            <text:p>0.017794898</text:p>
          </table:table-cell>
        </table:table-row>
        <table:table-row table:style-name="ro1">
          <table:table-cell table:style-name="ce4" office:value-type="string" calcext:value-type="string">
            <text:p>18:06:11.105</text:p>
          </table:table-cell>
          <table:table-cell table:style-name="ce10" office:value-type="float" office:value="0.24575198" calcext:value-type="float">
            <text:p>0.24575198</text:p>
          </table:table-cell>
          <table:table-cell table:style-name="ce10" office:value-type="float" office:value="-0.008863715" calcext:value-type="float">
            <text:p>-0.008863715</text:p>
          </table:table-cell>
          <table:table-cell table:style-name="ce10" office:value-type="float" office:value="-0.045068555" calcext:value-type="float">
            <text:p>-0.045068555</text:p>
          </table:table-cell>
        </table:table-row>
        <table:table-row table:style-name="ro1">
          <table:table-cell table:style-name="ce4" office:value-type="string" calcext:value-type="string">
            <text:p>18:06:11.174</text:p>
          </table:table-cell>
          <table:table-cell table:style-name="ce10" office:value-type="float" office:value="0.1563575" calcext:value-type="float">
            <text:p>0.1563575</text:p>
          </table:table-cell>
          <table:table-cell table:style-name="ce10" office:value-type="float" office:value="0.1091369" calcext:value-type="float">
            <text:p>0.1091369</text:p>
          </table:table-cell>
          <table:table-cell table:style-name="ce10" office:value-type="float" office:value="-0.118344925" calcext:value-type="float">
            <text:p>-0.118344925</text:p>
          </table:table-cell>
        </table:table-row>
        <table:table-row table:style-name="ro1">
          <table:table-cell table:style-name="ce4" office:value-type="string" calcext:value-type="string">
            <text:p>18:06:11.245</text:p>
          </table:table-cell>
          <table:table-cell table:style-name="ce10" office:value-type="float" office:value="-0.09460539" calcext:value-type="float">
            <text:p>-0.09460539</text:p>
          </table:table-cell>
          <table:table-cell table:style-name="ce10" office:value-type="float" office:value="0.04724666" calcext:value-type="float">
            <text:p>0.04724666</text:p>
          </table:table-cell>
          <table:table-cell table:style-name="ce10" office:value-type="float" office:value="-0.13946943" calcext:value-type="float">
            <text:p>-0.13946943</text:p>
          </table:table-cell>
        </table:table-row>
        <table:table-row table:style-name="ro1">
          <table:table-cell table:style-name="ce4" office:value-type="string" calcext:value-type="string">
            <text:p>18:06:11.314</text:p>
          </table:table-cell>
          <table:table-cell table:style-name="ce10" office:value-type="float" office:value="-0.18094566" calcext:value-type="float">
            <text:p>-0.18094566</text:p>
          </table:table-cell>
          <table:table-cell table:style-name="ce10" office:value-type="float" office:value="0.019890148" calcext:value-type="float">
            <text:p>0.019890148</text:p>
          </table:table-cell>
          <table:table-cell table:style-name="ce10" office:value-type="float" office:value="-0.14024416" calcext:value-type="float">
            <text:p>-0.14024416</text:p>
          </table:table-cell>
        </table:table-row>
        <table:table-row table:style-name="ro1">
          <table:table-cell table:style-name="ce4" office:value-type="string" calcext:value-type="string">
            <text:p>18:06:11.385</text:p>
          </table:table-cell>
          <table:table-cell table:style-name="ce10" office:value-type="float" office:value="-0.17977" calcext:value-type="float">
            <text:p>-0.17977</text:p>
          </table:table-cell>
          <table:table-cell table:style-name="ce10" office:value-type="float" office:value="0.028008558" calcext:value-type="float">
            <text:p>0.028008558</text:p>
          </table:table-cell>
          <table:table-cell table:style-name="ce10" office:value-type="float" office:value="-0.097655304" calcext:value-type="float">
            <text:p>-0.097655304</text:p>
          </table:table-cell>
        </table:table-row>
        <table:table-row table:style-name="ro1">
          <table:table-cell table:style-name="ce4" office:value-type="string" calcext:value-type="string">
            <text:p>18:06:13.698</text:p>
          </table:table-cell>
          <table:table-cell table:style-name="ce10" office:value-type="float" office:value="-0.649586" calcext:value-type="float">
            <text:p>-0.649586</text:p>
          </table:table-cell>
          <table:table-cell table:style-name="ce10" office:value-type="float" office:value="-0.5898069" calcext:value-type="float">
            <text:p>-0.5898069</text:p>
          </table:table-cell>
          <table:table-cell table:style-name="ce10" office:value-type="float" office:value="-0.4438468" calcext:value-type="float">
            <text:p>-0.4438468</text:p>
          </table:table-cell>
        </table:table-row>
        <table:table-row table:style-name="ro1">
          <table:table-cell table:style-name="ce4" office:value-type="string" calcext:value-type="string">
            <text:p>18:06:13.768</text:p>
          </table:table-cell>
          <table:table-cell table:style-name="ce10" office:value-type="float" office:value="-0.52618015" calcext:value-type="float">
            <text:p>-0.52618015</text:p>
          </table:table-cell>
          <table:table-cell table:style-name="ce10" office:value-type="float" office:value="-0.63629496" calcext:value-type="float">
            <text:p>-0.63629496</text:p>
          </table:table-cell>
          <table:table-cell table:style-name="ce10" office:value-type="float" office:value="-0.48625413" calcext:value-type="float">
            <text:p>-0.48625413</text:p>
          </table:table-cell>
        </table:table-row>
        <table:table-row table:style-name="ro1">
          <table:table-cell table:style-name="ce4" office:value-type="string" calcext:value-type="string">
            <text:p>18:06:13.840</text:p>
          </table:table-cell>
          <table:table-cell table:style-name="ce10" office:value-type="float" office:value="-0.41094005" calcext:value-type="float">
            <text:p>-0.41094005</text:p>
          </table:table-cell>
          <table:table-cell table:style-name="ce10" office:value-type="float" office:value="-0.6728608" calcext:value-type="float">
            <text:p>-0.6728608</text:p>
          </table:table-cell>
          <table:table-cell table:style-name="ce10" office:value-type="float" office:value="-0.50354666" calcext:value-type="float">
            <text:p>-0.50354666</text:p>
          </table:table-cell>
        </table:table-row>
        <table:table-row table:style-name="ro1">
          <table:table-cell table:style-name="ce4" office:value-type="string" calcext:value-type="string">
            <text:p>18:06:18.230</text:p>
          </table:table-cell>
          <table:table-cell table:style-name="ce10" office:value-type="float" office:value="-0.85697985" calcext:value-type="float">
            <text:p>-0.85697985</text:p>
          </table:table-cell>
          <table:table-cell table:style-name="ce10" office:value-type="float" office:value="-0.1362388" calcext:value-type="float">
            <text:p>-0.1362388</text:p>
          </table:table-cell>
          <table:table-cell table:style-name="ce10" office:value-type="float" office:value="0.7243226" calcext:value-type="float">
            <text:p>0.7243226</text:p>
          </table:table-cell>
        </table:table-row>
        <table:table-row table:style-name="ro1">
          <table:table-cell table:style-name="ce4" office:value-type="string" calcext:value-type="string">
            <text:p>18:06:18.296</text:p>
          </table:table-cell>
          <table:table-cell table:style-name="ce10" office:value-type="float" office:value="-0.90136" calcext:value-type="float">
            <text:p>-0.90136</text:p>
          </table:table-cell>
          <table:table-cell table:style-name="ce10" office:value-type="float" office:value="0.10809801" calcext:value-type="float">
            <text:p>0.10809801</text:p>
          </table:table-cell>
          <table:table-cell table:style-name="ce10" office:value-type="float" office:value="0.3502058" calcext:value-type="float">
            <text:p>0.3502058</text:p>
          </table:table-cell>
        </table:table-row>
        <table:table-row table:style-name="ro1">
          <table:table-cell table:style-name="ce4" office:value-type="string" calcext:value-type="string">
            <text:p>18:06:18.367</text:p>
          </table:table-cell>
          <table:table-cell table:style-name="ce10" office:value-type="float" office:value="-0.69389" calcext:value-type="float">
            <text:p>-0.69389</text:p>
          </table:table-cell>
          <table:table-cell table:style-name="ce10" office:value-type="float" office:value="0.19308896" calcext:value-type="float">
            <text:p>0.19308896</text:p>
          </table:table-cell>
          <table:table-cell table:style-name="ce10" office:value-type="float" office:value="0.38857388" calcext:value-type="float">
            <text:p>0.38857388</text:p>
          </table:table-cell>
        </table:table-row>
        <table:table-row table:style-name="ro1">
          <table:table-cell table:style-name="ce4" office:value-type="string" calcext:value-type="string">
            <text:p>18:06:18.438</text:p>
          </table:table-cell>
          <table:table-cell table:style-name="ce10" office:value-type="float" office:value="-0.5014542" calcext:value-type="float">
            <text:p>-0.5014542</text:p>
          </table:table-cell>
          <table:table-cell table:style-name="ce10" office:value-type="float" office:value="0.07775954" calcext:value-type="float">
            <text:p>0.07775954</text:p>
          </table:table-cell>
          <table:table-cell table:style-name="ce10" office:value-type="float" office:value="0.34861785" calcext:value-type="float">
            <text:p>0.34861785</text:p>
          </table:table-cell>
        </table:table-row>
        <table:table-row table:style-name="ro1">
          <table:table-cell table:style-name="ce4" office:value-type="string" calcext:value-type="string">
            <text:p>18:06:18.507</text:p>
          </table:table-cell>
          <table:table-cell table:style-name="ce10" office:value-type="float" office:value="-0.33463392" calcext:value-type="float">
            <text:p>-0.33463392</text:p>
          </table:table-cell>
          <table:table-cell table:style-name="ce10" office:value-type="float" office:value="0.047791224" calcext:value-type="float">
            <text:p>0.047791224</text:p>
          </table:table-cell>
          <table:table-cell table:style-name="ce10" office:value-type="float" office:value="0.38099244" calcext:value-type="float">
            <text:p>0.38099244</text:p>
          </table:table-cell>
        </table:table-row>
        <table:table-row table:style-name="ro1">
          <table:table-cell table:style-name="ce4" office:value-type="string" calcext:value-type="string">
            <text:p>18:06:18.577</text:p>
          </table:table-cell>
          <table:table-cell table:style-name="ce10" office:value-type="float" office:value="-0.04936389" calcext:value-type="float">
            <text:p>-0.04936389</text:p>
          </table:table-cell>
          <table:table-cell table:style-name="ce10" office:value-type="float" office:value="-0.5214654" calcext:value-type="float">
            <text:p>-0.5214654</text:p>
          </table:table-cell>
          <table:table-cell table:style-name="ce10" office:value-type="float" office:value="0.58217543" calcext:value-type="float">
            <text:p>0.58217543</text:p>
          </table:table-cell>
        </table:table-row>
        <table:table-row table:style-name="ro1">
          <table:table-cell table:style-name="ce4" office:value-type="string" calcext:value-type="string">
            <text:p>18:06:18.651</text:p>
          </table:table-cell>
          <table:table-cell table:style-name="ce10" office:value-type="float" office:value="-0.21449585" calcext:value-type="float">
            <text:p>-0.21449585</text:p>
          </table:table-cell>
          <table:table-cell table:style-name="ce10" office:value-type="float" office:value="-0.13445556" calcext:value-type="float">
            <text:p>-0.13445556</text:p>
          </table:table-cell>
          <table:table-cell table:style-name="ce10" office:value-type="float" office:value="0.38267374" calcext:value-type="float">
            <text:p>0.38267374</text:p>
          </table:table-cell>
        </table:table-row>
        <table:table-row table:style-name="ro1">
          <table:table-cell table:style-name="ce4" office:value-type="string" calcext:value-type="string">
            <text:p>18:06:18.717</text:p>
          </table:table-cell>
          <table:table-cell table:style-name="ce10" office:value-type="float" office:value="-0.16228452" calcext:value-type="float">
            <text:p>-0.16228452</text:p>
          </table:table-cell>
          <table:table-cell table:style-name="ce10" office:value-type="float" office:value="-0.10694754" calcext:value-type="float">
            <text:p>-0.10694754</text:p>
          </table:table-cell>
          <table:table-cell table:style-name="ce10" office:value-type="float" office:value="0.2523409" calcext:value-type="float">
            <text:p>0.2523409</text:p>
          </table:table-cell>
        </table:table-row>
        <table:table-row table:style-name="ro1">
          <table:table-cell table:style-name="ce4" office:value-type="string" calcext:value-type="string">
            <text:p>18:06:18.791</text:p>
          </table:table-cell>
          <table:table-cell table:style-name="ce10" office:value-type="float" office:value="-0.066954516" calcext:value-type="float">
            <text:p>-0.066954516</text:p>
          </table:table-cell>
          <table:table-cell table:style-name="ce10" office:value-type="float" office:value="-0.05780064" calcext:value-type="float">
            <text:p>-0.05780064</text:p>
          </table:table-cell>
          <table:table-cell table:style-name="ce10" office:value-type="float" office:value="0.19370836" calcext:value-type="float">
            <text:p>0.19370836</text:p>
          </table:table-cell>
        </table:table-row>
        <table:table-row table:style-name="ro1">
          <table:table-cell table:style-name="ce4" office:value-type="string" calcext:value-type="string">
            <text:p>18:06:18.858</text:p>
          </table:table-cell>
          <table:table-cell table:style-name="ce10" office:value-type="float" office:value="0.009174519" calcext:value-type="float">
            <text:p>0.009174519</text:p>
          </table:table-cell>
          <table:table-cell table:style-name="ce10" office:value-type="float" office:value="-0.108929746" calcext:value-type="float">
            <text:p>-0.108929746</text:p>
          </table:table-cell>
          <table:table-cell table:style-name="ce10" office:value-type="float" office:value="0.18378574" calcext:value-type="float">
            <text:p>0.18378574</text:p>
          </table:table-cell>
        </table:table-row>
        <table:table-row table:style-name="ro1">
          <table:table-cell table:style-name="ce4" office:value-type="string" calcext:value-type="string">
            <text:p>18:06:18.929</text:p>
          </table:table-cell>
          <table:table-cell table:style-name="ce10" office:value-type="float" office:value="0.08516136" calcext:value-type="float">
            <text:p>0.08516136</text:p>
          </table:table-cell>
          <table:table-cell table:style-name="ce10" office:value-type="float" office:value="-0.057607066" calcext:value-type="float">
            <text:p>-0.057607066</text:p>
          </table:table-cell>
          <table:table-cell table:style-name="ce10" office:value-type="float" office:value="0.09575384" calcext:value-type="float">
            <text:p>0.09575384</text:p>
          </table:table-cell>
        </table:table-row>
        <table:table-row table:style-name="ro1">
          <table:table-cell table:style-name="ce4" office:value-type="string" calcext:value-type="string">
            <text:p>18:06:18.998</text:p>
          </table:table-cell>
          <table:table-cell table:style-name="ce10" office:value-type="float" office:value="0.06609835" calcext:value-type="float">
            <text:p>0.06609835</text:p>
          </table:table-cell>
          <table:table-cell table:style-name="ce10" office:value-type="float" office:value="-0.0028473644" calcext:value-type="float">
            <text:p>-0.0028473644</text:p>
          </table:table-cell>
          <table:table-cell table:style-name="ce10" office:value-type="float" office:value="0.032125734" calcext:value-type="float">
            <text:p>0.032125734</text:p>
          </table:table-cell>
        </table:table-row>
        <table:table-row table:style-name="ro1">
          <table:table-cell table:style-name="ce4" office:value-type="string" calcext:value-type="string">
            <text:p>18:06:19.067</text:p>
          </table:table-cell>
          <table:table-cell table:style-name="ce10" office:value-type="float" office:value="0.077286355" calcext:value-type="float">
            <text:p>0.077286355</text:p>
          </table:table-cell>
          <table:table-cell table:style-name="ce10" office:value-type="float" office:value="-0.034423016" calcext:value-type="float">
            <text:p>-0.034423016</text:p>
          </table:table-cell>
          <table:table-cell table:style-name="ce10" office:value-type="float" office:value="0.047370188" calcext:value-type="float">
            <text:p>0.047370188</text:p>
          </table:table-cell>
        </table:table-row>
        <table:table-row table:style-name="ro1">
          <table:table-cell table:style-name="ce4" office:value-type="string" calcext:value-type="string">
            <text:p>18:06:19.137</text:p>
          </table:table-cell>
          <table:table-cell table:style-name="ce10" office:value-type="float" office:value="0.06692102" calcext:value-type="float">
            <text:p>0.06692102</text:p>
          </table:table-cell>
          <table:table-cell table:style-name="ce10" office:value-type="float" office:value="-0.01977469" calcext:value-type="float">
            <text:p>-0.01977469</text:p>
          </table:table-cell>
          <table:table-cell table:style-name="ce10" office:value-type="float" office:value="0.0037415572" calcext:value-type="float">
            <text:p>0.0037415572</text:p>
          </table:table-cell>
        </table:table-row>
        <table:table-row table:style-name="ro1">
          <table:table-cell table:style-name="ce4" office:value-type="string" calcext:value-type="string">
            <text:p>18:06:19.210</text:p>
          </table:table-cell>
          <table:table-cell table:style-name="ce10" office:value-type="float" office:value="0.1015375" calcext:value-type="float">
            <text:p>0.1015375</text:p>
          </table:table-cell>
          <table:table-cell table:style-name="ce10" office:value-type="float" office:value="0.023511386" calcext:value-type="float">
            <text:p>0.023511386</text:p>
          </table:table-cell>
          <table:table-cell table:style-name="ce10" office:value-type="float" office:value="-0.015309319" calcext:value-type="float">
            <text:p>-0.015309319</text:p>
          </table:table-cell>
        </table:table-row>
        <table:table-row table:style-name="ro1">
          <table:table-cell table:style-name="ce4" office:value-type="string" calcext:value-type="string">
            <text:p>18:06:19.278</text:p>
          </table:table-cell>
          <table:table-cell table:style-name="ce10" office:value-type="float" office:value="0.09314158" calcext:value-type="float">
            <text:p>0.09314158</text:p>
          </table:table-cell>
          <table:table-cell table:style-name="ce10" office:value-type="float" office:value="0.036980584" calcext:value-type="float">
            <text:p>0.036980584</text:p>
          </table:table-cell>
          <table:table-cell table:style-name="ce10" office:value-type="float" office:value="-0.0320157" calcext:value-type="float">
            <text:p>-0.0320157</text:p>
          </table:table-cell>
        </table:table-row>
        <table:table-row table:style-name="ro1">
          <table:table-cell table:style-name="ce4" office:value-type="string" calcext:value-type="string">
            <text:p>18:06:19.349</text:p>
          </table:table-cell>
          <table:table-cell table:style-name="ce10" office:value-type="float" office:value="0.09810967" calcext:value-type="float">
            <text:p>0.09810967</text:p>
          </table:table-cell>
          <table:table-cell table:style-name="ce10" office:value-type="float" office:value="0.05217899" calcext:value-type="float">
            <text:p>0.05217899</text:p>
          </table:table-cell>
          <table:table-cell table:style-name="ce10" office:value-type="float" office:value="-0.018047474" calcext:value-type="float">
            <text:p>-0.018047474</text:p>
          </table:table-cell>
        </table:table-row>
        <table:table-row table:style-name="ro1">
          <table:table-cell table:style-name="ce4" office:value-type="string" calcext:value-type="string">
            <text:p>18:06:19.418</text:p>
          </table:table-cell>
          <table:table-cell table:style-name="ce10" office:value-type="float" office:value="0.124114096" calcext:value-type="float">
            <text:p>0.124114096</text:p>
          </table:table-cell>
          <table:table-cell table:style-name="ce10" office:value-type="float" office:value="0.059924964" calcext:value-type="float">
            <text:p>0.059924964</text:p>
          </table:table-cell>
          <table:table-cell table:style-name="ce10" office:value-type="float" office:value="-0.013386294" calcext:value-type="float">
            <text:p>-0.013386294</text:p>
          </table:table-cell>
        </table:table-row>
        <table:table-row table:style-name="ro1">
          <table:table-cell table:style-name="ce4" office:value-type="string" calcext:value-type="string">
            <text:p>18:06:19.489</text:p>
          </table:table-cell>
          <table:table-cell table:style-name="ce10" office:value-type="float" office:value="0.104232" calcext:value-type="float">
            <text:p>0.104232</text:p>
          </table:table-cell>
          <table:table-cell table:style-name="ce10" office:value-type="float" office:value="0.03701355" calcext:value-type="float">
            <text:p>0.03701355</text:p>
          </table:table-cell>
          <table:table-cell table:style-name="ce10" office:value-type="float" office:value="0.0024542892" calcext:value-type="float">
            <text:p>0.0024542892</text:p>
          </table:table-cell>
        </table:table-row>
        <table:table-row table:style-name="ro1">
          <table:table-cell table:style-name="ce4" office:value-type="string" calcext:value-type="string">
            <text:p>18:06:19.566</text:p>
          </table:table-cell>
          <table:table-cell table:style-name="ce10" office:value-type="float" office:value="0.07710961" calcext:value-type="float">
            <text:p>0.07710961</text:p>
          </table:table-cell>
          <table:table-cell table:style-name="ce10" office:value-type="float" office:value="-0.012390914" calcext:value-type="float">
            <text:p>-0.012390914</text:p>
          </table:table-cell>
          <table:table-cell table:style-name="ce10" office:value-type="float" office:value="0.021325111" calcext:value-type="float">
            <text:p>0.021325111</text:p>
          </table:table-cell>
        </table:table-row>
        <table:table-row table:style-name="ro1">
          <table:table-cell table:style-name="ce4" office:value-type="string" calcext:value-type="string">
            <text:p>18:06:19.633</text:p>
          </table:table-cell>
          <table:table-cell table:style-name="ce10" office:value-type="float" office:value="0.015565664" calcext:value-type="float">
            <text:p>0.015565664</text:p>
          </table:table-cell>
          <table:table-cell table:style-name="ce10" office:value-type="float" office:value="0.057842307" calcext:value-type="float">
            <text:p>0.057842307</text:p>
          </table:table-cell>
          <table:table-cell table:style-name="ce10" office:value-type="float" office:value="-0.0034392627" calcext:value-type="float">
            <text:p>-0.0034392627</text:p>
          </table:table-cell>
        </table:table-row>
        <table:table-row table:style-name="ro1">
          <table:table-cell table:style-name="ce4" office:value-type="string" calcext:value-type="string">
            <text:p>18:06:19.698</text:p>
          </table:table-cell>
          <table:table-cell table:style-name="ce10" office:value-type="float" office:value="0.048945602" calcext:value-type="float">
            <text:p>0.048945602</text:p>
          </table:table-cell>
          <table:table-cell table:style-name="ce10" office:value-type="float" office:value="0.043928202" calcext:value-type="float">
            <text:p>0.043928202</text:p>
          </table:table-cell>
          <table:table-cell table:style-name="ce10" office:value-type="float" office:value="0.050957415" calcext:value-type="float">
            <text:p>0.050957415</text:p>
          </table:table-cell>
        </table:table-row>
        <table:table-row table:style-name="ro1">
          <table:table-cell table:style-name="ce4" office:value-type="string" calcext:value-type="string">
            <text:p>18:06:19.770</text:p>
          </table:table-cell>
          <table:table-cell table:style-name="ce10" office:value-type="float" office:value="-0.17413743" calcext:value-type="float">
            <text:p>-0.17413743</text:p>
          </table:table-cell>
          <table:table-cell table:style-name="ce10" office:value-type="float" office:value="0.08479904" calcext:value-type="float">
            <text:p>0.08479904</text:p>
          </table:table-cell>
          <table:table-cell table:style-name="ce10" office:value-type="float" office:value="0.052892935" calcext:value-type="float">
            <text:p>0.052892935</text:p>
          </table:table-cell>
        </table:table-row>
        <table:table-row table:style-name="ro1">
          <table:table-cell table:style-name="ce4" office:value-type="string" calcext:value-type="string">
            <text:p>18:06:19.838</text:p>
          </table:table-cell>
          <table:table-cell table:style-name="ce10" office:value-type="float" office:value="-0.13233401" calcext:value-type="float">
            <text:p>-0.13233401</text:p>
          </table:table-cell>
          <table:table-cell table:style-name="ce10" office:value-type="float" office:value="-0.024535356" calcext:value-type="float">
            <text:p>-0.024535356</text:p>
          </table:table-cell>
          <table:table-cell table:style-name="ce10" office:value-type="float" office:value="0.18515246" calcext:value-type="float">
            <text:p>0.18515246</text:p>
          </table:table-cell>
        </table:table-row>
        <table:table-row table:style-name="ro1">
          <table:table-cell table:style-name="ce4" office:value-type="string" calcext:value-type="string">
            <text:p>18:06:19.909</text:p>
          </table:table-cell>
          <table:table-cell table:style-name="ce10" office:value-type="float" office:value="0.10326268" calcext:value-type="float">
            <text:p>0.10326268</text:p>
          </table:table-cell>
          <table:table-cell table:style-name="ce10" office:value-type="float" office:value="0.027136926" calcext:value-type="float">
            <text:p>0.027136926</text:p>
          </table:table-cell>
          <table:table-cell table:style-name="ce10" office:value-type="float" office:value="0.0033803792" calcext:value-type="float">
            <text:p>0.0033803792</text:p>
          </table:table-cell>
        </table:table-row>
        <table:table-row table:style-name="ro1">
          <table:table-cell table:style-name="ce4" office:value-type="string" calcext:value-type="string">
            <text:p>18:06:19.978</text:p>
          </table:table-cell>
          <table:table-cell table:style-name="ce10" office:value-type="float" office:value="0.07689639" calcext:value-type="float">
            <text:p>0.07689639</text:p>
          </table:table-cell>
          <table:table-cell table:style-name="ce10" office:value-type="float" office:value="-0.1594879" calcext:value-type="float">
            <text:p>-0.1594879</text:p>
          </table:table-cell>
          <table:table-cell table:style-name="ce10" office:value-type="float" office:value="0.04632847" calcext:value-type="float">
            <text:p>0.04632847</text:p>
          </table:table-cell>
        </table:table-row>
        <table:table-row table:style-name="ro1">
          <table:table-cell table:style-name="ce4" office:value-type="string" calcext:value-type="string">
            <text:p>18:06:20.046</text:p>
          </table:table-cell>
          <table:table-cell table:style-name="ce10" office:value-type="float" office:value="0.06393332" calcext:value-type="float">
            <text:p>0.06393332</text:p>
          </table:table-cell>
          <table:table-cell table:style-name="ce10" office:value-type="float" office:value="0.06168549" calcext:value-type="float">
            <text:p>0.06168549</text:p>
          </table:table-cell>
          <table:table-cell table:style-name="ce10" office:value-type="float" office:value="-0.045755535" calcext:value-type="float">
            <text:p>-0.045755535</text:p>
          </table:table-cell>
        </table:table-row>
        <table:table-row table:style-name="ro1">
          <table:table-cell table:style-name="ce4" office:value-type="string" calcext:value-type="string">
            <text:p>18:06:20.117</text:p>
          </table:table-cell>
          <table:table-cell table:style-name="ce10" office:value-type="float" office:value="0.10104587" calcext:value-type="float">
            <text:p>0.10104587</text:p>
          </table:table-cell>
          <table:table-cell table:style-name="ce10" office:value-type="float" office:value="-0.0413825" calcext:value-type="float">
            <text:p>-0.0413825</text:p>
          </table:table-cell>
          <table:table-cell table:style-name="ce10" office:value-type="float" office:value="-0.02777667" calcext:value-type="float">
            <text:p>-0.02777667</text:p>
          </table:table-cell>
        </table:table-row>
        <table:table-row table:style-name="ro1">
          <table:table-cell table:style-name="ce4" office:value-type="string" calcext:value-type="string">
            <text:p>18:06:20.192</text:p>
          </table:table-cell>
          <table:table-cell table:style-name="ce10" office:value-type="float" office:value="0.11840706" calcext:value-type="float">
            <text:p>0.11840706</text:p>
          </table:table-cell>
          <table:table-cell table:style-name="ce10" office:value-type="float" office:value="-0.004065538" calcext:value-type="float">
            <text:p>-0.004065538</text:p>
          </table:table-cell>
          <table:table-cell table:style-name="ce10" office:value-type="float" office:value="-0.15244041" calcext:value-type="float">
            <text:p>-0.15244041</text:p>
          </table:table-cell>
        </table:table-row>
        <table:table-row table:style-name="ro1">
          <table:table-cell table:style-name="ce4" office:value-type="string" calcext:value-type="string">
            <text:p>18:06:20.258</text:p>
          </table:table-cell>
          <table:table-cell table:style-name="ce10" office:value-type="float" office:value="0.09777733" calcext:value-type="float">
            <text:p>0.09777733</text:p>
          </table:table-cell>
          <table:table-cell table:style-name="ce10" office:value-type="float" office:value="-0.010909978" calcext:value-type="float">
            <text:p>-0.010909978</text:p>
          </table:table-cell>
          <table:table-cell table:style-name="ce10" office:value-type="float" office:value="-0.17169341" calcext:value-type="float">
            <text:p>-0.17169341</text:p>
          </table:table-cell>
        </table:table-row>
        <table:table-row table:style-name="ro1">
          <table:table-cell table:style-name="ce4" office:value-type="string" calcext:value-type="string">
            <text:p>18:06:20.329</text:p>
          </table:table-cell>
          <table:table-cell table:style-name="ce10" office:value-type="float" office:value="0.069762304" calcext:value-type="float">
            <text:p>0.069762304</text:p>
          </table:table-cell>
          <table:table-cell table:style-name="ce10" office:value-type="float" office:value="-0.05508266" calcext:value-type="float">
            <text:p>-0.05508266</text:p>
          </table:table-cell>
          <table:table-cell table:style-name="ce10" office:value-type="float" office:value="-0.21582784" calcext:value-type="float">
            <text:p>-0.21582784</text:p>
          </table:table-cell>
        </table:table-row>
        <table:table-row table:style-name="ro1">
          <table:table-cell table:style-name="ce4" office:value-type="string" calcext:value-type="string">
            <text:p>18:06:20.398</text:p>
          </table:table-cell>
          <table:table-cell table:style-name="ce10" office:value-type="float" office:value="0.03619915" calcext:value-type="float">
            <text:p>0.03619915</text:p>
          </table:table-cell>
          <table:table-cell table:style-name="ce10" office:value-type="float" office:value="-0.10406658" calcext:value-type="float">
            <text:p>-0.10406658</text:p>
          </table:table-cell>
          <table:table-cell table:style-name="ce10" office:value-type="float" office:value="-0.27532417" calcext:value-type="float">
            <text:p>-0.27532417</text:p>
          </table:table-cell>
        </table:table-row>
        <table:table-row table:style-name="ro1">
          <table:table-cell table:style-name="ce4" office:value-type="string" calcext:value-type="string">
            <text:p>18:06:20.469</text:p>
          </table:table-cell>
          <table:table-cell table:style-name="ce10" office:value-type="float" office:value="0.11124137" calcext:value-type="float">
            <text:p>0.11124137</text:p>
          </table:table-cell>
          <table:table-cell table:style-name="ce10" office:value-type="float" office:value="-0.18594506" calcext:value-type="float">
            <text:p>-0.18594506</text:p>
          </table:table-cell>
          <table:table-cell table:style-name="ce10" office:value-type="float" office:value="-0.38424197" calcext:value-type="float">
            <text:p>-0.38424197</text:p>
          </table:table-cell>
        </table:table-row>
        <table:table-row table:style-name="ro1">
          <table:table-cell table:style-name="ce4" office:value-type="string" calcext:value-type="string">
            <text:p>18:06:20.538</text:p>
          </table:table-cell>
          <table:table-cell table:style-name="ce10" office:value-type="float" office:value="0.12934083" calcext:value-type="float">
            <text:p>0.12934083</text:p>
          </table:table-cell>
          <table:table-cell table:style-name="ce10" office:value-type="float" office:value="-0.24667184" calcext:value-type="float">
            <text:p>-0.24667184</text:p>
          </table:table-cell>
          <table:table-cell table:style-name="ce10" office:value-type="float" office:value="-0.43612537" calcext:value-type="float">
            <text:p>-0.43612537</text:p>
          </table:table-cell>
        </table:table-row>
        <table:table-row table:style-name="ro1">
          <table:table-cell table:style-name="ce4" office:value-type="string" calcext:value-type="string">
            <text:p>18:06:20.609</text:p>
          </table:table-cell>
          <table:table-cell table:style-name="ce10" office:value-type="float" office:value="0.10102589" calcext:value-type="float">
            <text:p>0.10102589</text:p>
          </table:table-cell>
          <table:table-cell table:style-name="ce10" office:value-type="float" office:value="-0.11587673" calcext:value-type="float">
            <text:p>-0.11587673</text:p>
          </table:table-cell>
          <table:table-cell table:style-name="ce10" office:value-type="float" office:value="-0.449422" calcext:value-type="float">
            <text:p>-0.449422</text:p>
          </table:table-cell>
        </table:table-row>
        <table:table-row table:style-name="ro1">
          <table:table-cell table:style-name="ce4" office:value-type="string" calcext:value-type="string">
            <text:p>18:06:30.319</text:p>
          </table:table-cell>
          <table:table-cell table:style-name="ce10" office:value-type="float" office:value="0.10586469" calcext:value-type="float">
            <text:p>0.10586469</text:p>
          </table:table-cell>
          <table:table-cell table:style-name="ce10" office:value-type="float" office:value="-0.1524092" calcext:value-type="float">
            <text:p>-0.1524092</text:p>
          </table:table-cell>
          <table:table-cell table:style-name="ce10" office:value-type="float" office:value="-0.4490843" calcext:value-type="float">
            <text:p>-0.4490843</text:p>
          </table:table-cell>
        </table:table-row>
        <table:table-row table:style-name="ro1">
          <table:table-cell office:value-type="string" calcext:value-type="string">
            <text:p>18:06:30.366</text:p>
          </table:table-cell>
          <table:table-cell office:value-type="float" office:value="-0.47666997" calcext:value-type="float">
            <text:p>-0.47666997</text:p>
          </table:table-cell>
          <table:table-cell office:value-type="float" office:value="0.20099095" calcext:value-type="float">
            <text:p>0.20099095</text:p>
          </table:table-cell>
          <table:table-cell office:value-type="float" office:value="0.44287" calcext:value-type="float">
            <text:p>0.44287</text:p>
          </table:table-cell>
        </table:table-row>
        <table:table-row table:style-name="ro1">
          <table:table-cell office:value-type="string" calcext:value-type="string">
            <text:p>18:06:30.436</text:p>
          </table:table-cell>
          <table:table-cell office:value-type="float" office:value="-0.45119542" calcext:value-type="float">
            <text:p>-0.45119542</text:p>
          </table:table-cell>
          <table:table-cell office:value-type="float" office:value="0.22945142" calcext:value-type="float">
            <text:p>0.22945142</text:p>
          </table:table-cell>
          <table:table-cell office:value-type="float" office:value="0.42802644" calcext:value-type="float">
            <text:p>0.42802644</text:p>
          </table:table-cell>
        </table:table-row>
        <table:table-row table:style-name="ro1">
          <table:table-cell office:value-type="string" calcext:value-type="string">
            <text:p>18:06:30.507</text:p>
          </table:table-cell>
          <table:table-cell office:value-type="float" office:value="-0.4073942" calcext:value-type="float">
            <text:p>-0.4073942</text:p>
          </table:table-cell>
          <table:table-cell office:value-type="float" office:value="0.20694572" calcext:value-type="float">
            <text:p>0.20694572</text:p>
          </table:table-cell>
          <table:table-cell office:value-type="float" office:value="0.40433994" calcext:value-type="float">
            <text:p>0.40433994</text:p>
          </table:table-cell>
        </table:table-row>
        <table:table-row table:style-name="ro1">
          <table:table-cell office:value-type="string" calcext:value-type="string">
            <text:p>18:06:30.579</text:p>
          </table:table-cell>
          <table:table-cell office:value-type="float" office:value="-0.37302685" calcext:value-type="float">
            <text:p>-0.37302685</text:p>
          </table:table-cell>
          <table:table-cell office:value-type="float" office:value="0.2306359" calcext:value-type="float">
            <text:p>0.2306359</text:p>
          </table:table-cell>
          <table:table-cell office:value-type="float" office:value="0.3665428" calcext:value-type="float">
            <text:p>0.3665428</text:p>
          </table:table-cell>
        </table:table-row>
        <table:table-row table:style-name="ro1">
          <table:table-cell office:value-type="string" calcext:value-type="string">
            <text:p>18:06:30.648</text:p>
          </table:table-cell>
          <table:table-cell office:value-type="float" office:value="-0.34143704" calcext:value-type="float">
            <text:p>-0.34143704</text:p>
          </table:table-cell>
          <table:table-cell office:value-type="float" office:value="0.20295805" calcext:value-type="float">
            <text:p>0.20295805</text:p>
          </table:table-cell>
          <table:table-cell office:value-type="float" office:value="0.37405348" calcext:value-type="float">
            <text:p>0.37405348</text:p>
          </table:table-cell>
        </table:table-row>
        <table:table-row table:style-name="ro1">
          <table:table-cell office:value-type="string" calcext:value-type="string">
            <text:p>18:06:30.720</text:p>
          </table:table-cell>
          <table:table-cell office:value-type="float" office:value="-0.31696132" calcext:value-type="float">
            <text:p>-0.31696132</text:p>
          </table:table-cell>
          <table:table-cell office:value-type="float" office:value="0.22463004" calcext:value-type="float">
            <text:p>0.22463004</text:p>
          </table:table-cell>
          <table:table-cell office:value-type="float" office:value="0.30390894" calcext:value-type="float">
            <text:p>0.30390894</text:p>
          </table:table-cell>
        </table:table-row>
        <table:table-row table:style-name="ro1">
          <table:table-cell office:value-type="string" calcext:value-type="string">
            <text:p>18:06:30.786</text:p>
          </table:table-cell>
          <table:table-cell office:value-type="float" office:value="-0.13980618" calcext:value-type="float">
            <text:p>-0.13980618</text:p>
          </table:table-cell>
          <table:table-cell office:value-type="float" office:value="0.25687897" calcext:value-type="float">
            <text:p>0.25687897</text:p>
          </table:table-cell>
          <table:table-cell office:value-type="float" office:value="0.25220457" calcext:value-type="float">
            <text:p>0.25220457</text:p>
          </table:table-cell>
        </table:table-row>
        <table:table-row table:style-name="ro1">
          <table:table-cell office:value-type="string" calcext:value-type="string">
            <text:p>18:06:31.963</text:p>
          </table:table-cell>
          <table:table-cell office:value-type="float" office:value="-0.84543" calcext:value-type="float">
            <text:p>-0.84543</text:p>
          </table:table-cell>
          <table:table-cell office:value-type="float" office:value="-0.013144876" calcext:value-type="float">
            <text:p>-0.013144876</text:p>
          </table:table-cell>
          <table:table-cell office:value-type="float" office:value="-0.07931475" calcext:value-type="float">
            <text:p>-0.07931475</text:p>
          </table:table-cell>
        </table:table-row>
        <table:table-row table:style-name="ro1">
          <table:table-cell office:value-type="string" calcext:value-type="string">
            <text:p>18:06:32.037</text:p>
          </table:table-cell>
          <table:table-cell office:value-type="float" office:value="-0.59565264" calcext:value-type="float">
            <text:p>-0.59565264</text:p>
          </table:table-cell>
          <table:table-cell office:value-type="float" office:value="-0.1339983" calcext:value-type="float">
            <text:p>-0.1339983</text:p>
          </table:table-cell>
          <table:table-cell office:value-type="float" office:value="0.019144088" calcext:value-type="float">
            <text:p>0.019144088</text:p>
          </table:table-cell>
        </table:table-row>
        <table:table-row table:style-name="ro1">
          <table:table-cell office:value-type="string" calcext:value-type="string">
            <text:p>18:06:32.104</text:p>
          </table:table-cell>
          <table:table-cell office:value-type="float" office:value="-0.3565708" calcext:value-type="float">
            <text:p>-0.3565708</text:p>
          </table:table-cell>
          <table:table-cell office:value-type="float" office:value="-0.37592077" calcext:value-type="float">
            <text:p>-0.37592077</text:p>
          </table:table-cell>
          <table:table-cell office:value-type="float" office:value="0.19696596" calcext:value-type="float">
            <text:p>0.19696596</text:p>
          </table:table-cell>
        </table:table-row>
        <table:table-row table:style-name="ro1">
          <table:table-cell office:value-type="string" calcext:value-type="string">
            <text:p>18:06:32.176</text:p>
          </table:table-cell>
          <table:table-cell office:value-type="float" office:value="-0.2651032" calcext:value-type="float">
            <text:p>-0.2651032</text:p>
          </table:table-cell>
          <table:table-cell office:value-type="float" office:value="-0.06542831" calcext:value-type="float">
            <text:p>-0.06542831</text:p>
          </table:table-cell>
          <table:table-cell office:value-type="float" office:value="0.12914929" calcext:value-type="float">
            <text:p>0.12914929</text:p>
          </table:table-cell>
        </table:table-row>
        <table:table-row table:style-name="ro1">
          <table:table-cell office:value-type="string" calcext:value-type="string">
            <text:p>18:06:32.244</text:p>
          </table:table-cell>
          <table:table-cell office:value-type="float" office:value="-0.14520907" calcext:value-type="float">
            <text:p>-0.14520907</text:p>
          </table:table-cell>
          <table:table-cell office:value-type="float" office:value="-0.11337766" calcext:value-type="float">
            <text:p>-0.11337766</text:p>
          </table:table-cell>
          <table:table-cell office:value-type="float" office:value="0.06459864" calcext:value-type="float">
            <text:p>0.06459864</text:p>
          </table:table-cell>
        </table:table-row>
        <table:table-row table:style-name="ro1">
          <table:table-cell office:value-type="string" calcext:value-type="string">
            <text:p>18:06:32.317</text:p>
          </table:table-cell>
          <table:table-cell office:value-type="float" office:value="-0.015111996" calcext:value-type="float">
            <text:p>-0.015111996</text:p>
          </table:table-cell>
          <table:table-cell office:value-type="float" office:value="-0.15982798" calcext:value-type="float">
            <text:p>-0.15982798</text:p>
          </table:table-cell>
          <table:table-cell office:value-type="float" office:value="0.047152452" calcext:value-type="float">
            <text:p>0.047152452</text:p>
          </table:table-cell>
        </table:table-row>
        <table:table-row table:style-name="ro1">
          <table:table-cell office:value-type="string" calcext:value-type="string">
            <text:p>18:06:32.384</text:p>
          </table:table-cell>
          <table:table-cell office:value-type="float" office:value="0.020896276" calcext:value-type="float">
            <text:p>0.020896276</text:p>
          </table:table-cell>
          <table:table-cell office:value-type="float" office:value="-0.15922606" calcext:value-type="float">
            <text:p>-0.15922606</text:p>
          </table:table-cell>
          <table:table-cell office:value-type="float" office:value="0.024639312" calcext:value-type="float">
            <text:p>0.024639312</text:p>
          </table:table-cell>
        </table:table-row>
        <table:table-row table:style-name="ro1">
          <table:table-cell office:value-type="string" calcext:value-type="string">
            <text:p>18:06:33.204</text:p>
          </table:table-cell>
          <table:table-cell office:value-type="float" office:value="0.068025395" calcext:value-type="float">
            <text:p>0.068025395</text:p>
          </table:table-cell>
          <table:table-cell office:value-type="float" office:value="0.1755198" calcext:value-type="float">
            <text:p>0.1755198</text:p>
          </table:table-cell>
          <table:table-cell office:value-type="float" office:value="0.17136973" calcext:value-type="float">
            <text:p>0.17136973</text:p>
          </table:table-cell>
        </table:table-row>
        <table:table-row table:style-name="ro1">
          <table:table-cell office:value-type="string" calcext:value-type="string">
            <text:p>18:06:33.271</text:p>
          </table:table-cell>
          <table:table-cell office:value-type="float" office:value="0.071550004" calcext:value-type="float">
            <text:p>0.071550004</text:p>
          </table:table-cell>
          <table:table-cell office:value-type="float" office:value="0.17334865" calcext:value-type="float">
            <text:p>0.17334865</text:p>
          </table:table-cell>
          <table:table-cell office:value-type="float" office:value="0.1298431" calcext:value-type="float">
            <text:p>0.1298431</text:p>
          </table:table-cell>
        </table:table-row>
        <table:table-row table:style-name="ro1">
          <table:table-cell office:value-type="string" calcext:value-type="string">
            <text:p>18:06:33.345</text:p>
          </table:table-cell>
          <table:table-cell office:value-type="float" office:value="0.02396532" calcext:value-type="float">
            <text:p>0.02396532</text:p>
          </table:table-cell>
          <table:table-cell office:value-type="float" office:value="0.17447081" calcext:value-type="float">
            <text:p>0.17447081</text:p>
          </table:table-cell>
          <table:table-cell office:value-type="float" office:value="0.15970549" calcext:value-type="float">
            <text:p>0.15970549</text:p>
          </table:table-cell>
        </table:table-row>
        <table:table-row table:style-name="ro1">
          <table:table-cell office:value-type="string" calcext:value-type="string">
            <text:p>18:06:33.413</text:p>
          </table:table-cell>
          <table:table-cell office:value-type="float" office:value="-0.018641172" calcext:value-type="float">
            <text:p>-0.018641172</text:p>
          </table:table-cell>
          <table:table-cell office:value-type="float" office:value="0.038810883" calcext:value-type="float">
            <text:p>0.038810883</text:p>
          </table:table-cell>
          <table:table-cell office:value-type="float" office:value="0.1301119" calcext:value-type="float">
            <text:p>0.1301119</text:p>
          </table:table-cell>
        </table:table-row>
        <table:table-row table:style-name="ro1">
          <table:table-cell office:value-type="string" calcext:value-type="string">
            <text:p>18:06:33.483</text:p>
          </table:table-cell>
          <table:table-cell office:value-type="float" office:value="0.01684111" calcext:value-type="float">
            <text:p>0.01684111</text:p>
          </table:table-cell>
          <table:table-cell office:value-type="float" office:value="0.029656323" calcext:value-type="float">
            <text:p>0.029656323</text:p>
          </table:table-cell>
          <table:table-cell office:value-type="float" office:value="0.110728584" calcext:value-type="float">
            <text:p>0.110728584</text:p>
          </table:table-cell>
        </table:table-row>
        <table:table-row table:style-name="ro1">
          <table:table-cell office:value-type="string" calcext:value-type="string">
            <text:p>18:06:33.553</text:p>
          </table:table-cell>
          <table:table-cell office:value-type="float" office:value="0.020430438" calcext:value-type="float">
            <text:p>0.020430438</text:p>
          </table:table-cell>
          <table:table-cell office:value-type="float" office:value="0.031085232" calcext:value-type="float">
            <text:p>0.031085232</text:p>
          </table:table-cell>
          <table:table-cell office:value-type="float" office:value="0.055490665" calcext:value-type="float">
            <text:p>0.055490665</text:p>
          </table:table-cell>
        </table:table-row>
        <table:table-row table:style-name="ro1">
          <table:table-cell office:value-type="string" calcext:value-type="string">
            <text:p>18:06:33.622</text:p>
          </table:table-cell>
          <table:table-cell office:value-type="float" office:value="0.019705754" calcext:value-type="float">
            <text:p>0.019705754</text:p>
          </table:table-cell>
          <table:table-cell office:value-type="float" office:value="0.0031476167" calcext:value-type="float">
            <text:p>0.0031476167</text:p>
          </table:table-cell>
          <table:table-cell office:value-type="float" office:value="0.06532246" calcext:value-type="float">
            <text:p>0.06532246</text:p>
          </table:table-cell>
        </table:table-row>
        <table:table-row table:style-name="ro1">
          <table:table-cell office:value-type="string" calcext:value-type="string">
            <text:p>18:06:38.467</text:p>
          </table:table-cell>
          <table:table-cell office:value-type="float" office:value="0.11133869" calcext:value-type="float">
            <text:p>0.11133869</text:p>
          </table:table-cell>
          <table:table-cell office:value-type="float" office:value="-0.033861507" calcext:value-type="float">
            <text:p>-0.033861507</text:p>
          </table:table-cell>
          <table:table-cell office:value-type="float" office:value="0.3191662" calcext:value-type="float">
            <text:p>0.3191662</text:p>
          </table:table-cell>
        </table:table-row>
        <table:table-row table:style-name="ro1">
          <table:table-cell office:value-type="string" calcext:value-type="string">
            <text:p>18:06:38.520</text:p>
          </table:table-cell>
          <table:table-cell office:value-type="float" office:value="-0.026577402" calcext:value-type="float">
            <text:p>-0.026577402</text:p>
          </table:table-cell>
          <table:table-cell office:value-type="float" office:value="-0.036188256" calcext:value-type="float">
            <text:p>-0.036188256</text:p>
          </table:table-cell>
          <table:table-cell office:value-type="float" office:value="-0.00037250738" calcext:value-type="float">
            <text:p>-0.00037250738</text:p>
          </table:table-cell>
        </table:table-row>
        <table:table-row table:style-name="ro1">
          <table:table-cell office:value-type="string" calcext:value-type="string">
            <text:p>18:06:38.590</text:p>
          </table:table-cell>
          <table:table-cell office:value-type="float" office:value="-0.039080795" calcext:value-type="float">
            <text:p>-0.039080795</text:p>
          </table:table-cell>
          <table:table-cell office:value-type="float" office:value="-0.02839463" calcext:value-type="float">
            <text:p>-0.02839463</text:p>
          </table:table-cell>
          <table:table-cell office:value-type="float" office:value="0.0049381903" calcext:value-type="float">
            <text:p>0.0049381903</text:p>
          </table:table-cell>
        </table:table-row>
        <table:table-row table:style-name="ro1">
          <table:table-cell office:value-type="string" calcext:value-type="string">
            <text:p>18:06:38.662</text:p>
          </table:table-cell>
          <table:table-cell office:value-type="float" office:value="-0.023307482" calcext:value-type="float">
            <text:p>-0.023307482</text:p>
          </table:table-cell>
          <table:table-cell office:value-type="float" office:value="-0.053899936" calcext:value-type="float">
            <text:p>-0.053899936</text:p>
          </table:table-cell>
          <table:table-cell office:value-type="float" office:value="-0.016429612" calcext:value-type="float">
            <text:p>-0.016429612</text:p>
          </table:table-cell>
        </table:table-row>
        <table:table-row table:style-name="ro1">
          <table:table-cell office:value-type="string" calcext:value-type="string">
            <text:p>18:06:38.730</text:p>
          </table:table-cell>
          <table:table-cell office:value-type="float" office:value="-0.04316912" calcext:value-type="float">
            <text:p>-0.04316912</text:p>
          </table:table-cell>
          <table:table-cell office:value-type="float" office:value="-0.019725727" calcext:value-type="float">
            <text:p>-0.019725727</text:p>
          </table:table-cell>
          <table:table-cell office:value-type="float" office:value="0.0049887104" calcext:value-type="float">
            <text:p>0.0049887104</text:p>
          </table:table-cell>
        </table:table-row>
        <table:table-row table:style-name="ro1">
          <table:table-cell office:value-type="string" calcext:value-type="string">
            <text:p>18:06:38.801</text:p>
          </table:table-cell>
          <table:table-cell office:value-type="float" office:value="-0.021493806" calcext:value-type="float">
            <text:p>-0.021493806</text:p>
          </table:table-cell>
          <table:table-cell office:value-type="float" office:value="-0.022367412" calcext:value-type="float">
            <text:p>-0.022367412</text:p>
          </table:table-cell>
          <table:table-cell office:value-type="float" office:value="-0.00847402" calcext:value-type="float">
            <text:p>-0.00847402</text:p>
          </table:table-cell>
        </table:table-row>
        <table:table-row table:style-name="ro1">
          <table:table-cell office:value-type="string" calcext:value-type="string">
            <text:p>18:06:38.870</text:p>
          </table:table-cell>
          <table:table-cell office:value-type="float" office:value="-0.04659052" calcext:value-type="float">
            <text:p>-0.04659052</text:p>
          </table:table-cell>
          <table:table-cell office:value-type="float" office:value="-0.03397344" calcext:value-type="float">
            <text:p>-0.03397344</text:p>
          </table:table-cell>
          <table:table-cell office:value-type="float" office:value="0.0013821818" calcext:value-type="float">
            <text:p>0.0013821818</text:p>
          </table:table-cell>
        </table:table-row>
        <table:table-row table:style-name="ro1">
          <table:table-cell office:value-type="string" calcext:value-type="string">
            <text:p>18:06:38.943</text:p>
          </table:table-cell>
          <table:table-cell office:value-type="float" office:value="-0.0061160335" calcext:value-type="float">
            <text:p>-0.0061160335</text:p>
          </table:table-cell>
          <table:table-cell office:value-type="float" office:value="-0.025302688" calcext:value-type="float">
            <text:p>-0.025302688</text:p>
          </table:table-cell>
          <table:table-cell office:value-type="float" office:value="-0.024683755" calcext:value-type="float">
            <text:p>-0.024683755</text:p>
          </table:table-cell>
        </table:table-row>
        <table:table-row table:style-name="ro1">
          <table:table-cell office:value-type="string" calcext:value-type="string">
            <text:p>18:07:02.972</text:p>
          </table:table-cell>
          <table:table-cell office:value-type="float" office:value="-0.06878568" calcext:value-type="float">
            <text:p>-0.06878568</text:p>
          </table:table-cell>
          <table:table-cell office:value-type="float" office:value="-0.21723044" calcext:value-type="float">
            <text:p>-0.21723044</text:p>
          </table:table-cell>
          <table:table-cell office:value-type="float" office:value="-0.17690288" calcext:value-type="float">
            <text:p>-0.17690288</text:p>
          </table:table-cell>
        </table:table-row>
        <table:table-row table:style-name="ro1">
          <table:table-cell office:value-type="string" calcext:value-type="string">
            <text:p>18:07:03.043</text:p>
          </table:table-cell>
          <table:table-cell office:value-type="float" office:value="-0.057073127" calcext:value-type="float">
            <text:p>-0.057073127</text:p>
          </table:table-cell>
          <table:table-cell office:value-type="float" office:value="-0.19133255" calcext:value-type="float">
            <text:p>-0.19133255</text:p>
          </table:table-cell>
          <table:table-cell office:value-type="float" office:value="-0.15437861" calcext:value-type="float">
            <text:p>-0.15437861</text:p>
          </table:table-cell>
        </table:table-row>
        <table:table-row table:style-name="ro1">
          <table:table-cell office:value-type="string" calcext:value-type="string">
            <text:p>18:07:03.113</text:p>
          </table:table-cell>
          <table:table-cell office:value-type="float" office:value="-0.055980068" calcext:value-type="float">
            <text:p>-0.055980068</text:p>
          </table:table-cell>
          <table:table-cell office:value-type="float" office:value="-0.17439656" calcext:value-type="float">
            <text:p>-0.17439656</text:p>
          </table:table-cell>
          <table:table-cell office:value-type="float" office:value="-0.14179718" calcext:value-type="float">
            <text:p>-0.14179718</text:p>
          </table:table-cell>
        </table:table-row>
        <table:table-row table:style-name="ro1">
          <table:table-cell office:value-type="string" calcext:value-type="string">
            <text:p>18:07:03.184</text:p>
          </table:table-cell>
          <table:table-cell office:value-type="float" office:value="-0.05367796" calcext:value-type="float">
            <text:p>-0.05367796</text:p>
          </table:table-cell>
          <table:table-cell office:value-type="float" office:value="-0.15783581" calcext:value-type="float">
            <text:p>-0.15783581</text:p>
          </table:table-cell>
          <table:table-cell office:value-type="float" office:value="-0.12300324" calcext:value-type="float">
            <text:p>-0.12300324</text:p>
          </table:table-cell>
        </table:table-row>
        <table:table-row table:style-name="ro1">
          <table:table-cell office:value-type="string" calcext:value-type="string">
            <text:p>18:07:03.253</text:p>
          </table:table-cell>
          <table:table-cell office:value-type="float" office:value="-0.04479454" calcext:value-type="float">
            <text:p>-0.04479454</text:p>
          </table:table-cell>
          <table:table-cell office:value-type="float" office:value="-0.13589989" calcext:value-type="float">
            <text:p>-0.13589989</text:p>
          </table:table-cell>
          <table:table-cell office:value-type="float" office:value="-0.11268044" calcext:value-type="float">
            <text:p>-0.11268044</text:p>
          </table:table-cell>
        </table:table-row>
        <table:table-row table:style-name="ro1">
          <table:table-cell office:value-type="string" calcext:value-type="string">
            <text:p>18:07:03.325</text:p>
          </table:table-cell>
          <table:table-cell office:value-type="float" office:value="-0.038117822" calcext:value-type="float">
            <text:p>-0.038117822</text:p>
          </table:table-cell>
          <table:table-cell office:value-type="float" office:value="-0.12494664" calcext:value-type="float">
            <text:p>-0.12494664</text:p>
          </table:table-cell>
          <table:table-cell office:value-type="float" office:value="-0.10185186" calcext:value-type="float">
            <text:p>-0.10185186</text:p>
          </table:table-cell>
        </table:table-row>
        <table:table-row table:style-name="ro1">
          <table:table-cell office:value-type="string" calcext:value-type="string">
            <text:p>18:07:03.392</text:p>
          </table:table-cell>
          <table:table-cell office:value-type="float" office:value="-0.03782166" calcext:value-type="float">
            <text:p>-0.03782166</text:p>
          </table:table-cell>
          <table:table-cell office:value-type="float" office:value="-0.12409752" calcext:value-type="float">
            <text:p>-0.12409752</text:p>
          </table:table-cell>
          <table:table-cell office:value-type="float" office:value="-0.090787746" calcext:value-type="float">
            <text:p>-0.090787746</text:p>
          </table:table-cell>
        </table:table-row>
        <table:table-row table:style-name="ro1">
          <table:table-cell table:style-name="ce8" office:value-type="string" calcext:value-type="string">
            <text:p>18:07:30.391</text:p>
          </table:table-cell>
          <table:table-cell table:style-name="ce14" office:value-type="float" office:value="0.34608746" calcext:value-type="float">
            <text:p>0.34608746</text:p>
          </table:table-cell>
          <table:table-cell table:style-name="ce14" office:value-type="float" office:value="0.4620183" calcext:value-type="float">
            <text:p>0.4620183</text:p>
          </table:table-cell>
          <table:table-cell table:style-name="ce14" office:value-type="float" office:value="0.15823248" calcext:value-type="float">
            <text:p>0.15823248</text:p>
          </table:table-cell>
        </table:table-row>
        <table:table-row table:style-name="ro1">
          <table:table-cell table:style-name="ce8" office:value-type="string" calcext:value-type="string">
            <text:p>18:07:30.462</text:p>
          </table:table-cell>
          <table:table-cell table:style-name="ce14" office:value-type="float" office:value="0.26204023" calcext:value-type="float">
            <text:p>0.26204023</text:p>
          </table:table-cell>
          <table:table-cell table:style-name="ce14" office:value-type="float" office:value="0.51974714" calcext:value-type="float">
            <text:p>0.51974714</text:p>
          </table:table-cell>
          <table:table-cell table:style-name="ce14" office:value-type="float" office:value="0.13383989" calcext:value-type="float">
            <text:p>0.13383989</text:p>
          </table:table-cell>
        </table:table-row>
        <table:table-row table:style-name="ro1">
          <table:table-cell table:style-name="ce8" office:value-type="string" calcext:value-type="string">
            <text:p>18:07:30.532</text:p>
          </table:table-cell>
          <table:table-cell table:style-name="ce14" office:value-type="float" office:value="0.23847294" calcext:value-type="float">
            <text:p>0.23847294</text:p>
          </table:table-cell>
          <table:table-cell table:style-name="ce14" office:value-type="float" office:value="0.3790029" calcext:value-type="float">
            <text:p>0.3790029</text:p>
          </table:table-cell>
          <table:table-cell table:style-name="ce14" office:value-type="float" office:value="0.089035" calcext:value-type="float">
            <text:p>0.089035</text:p>
          </table:table-cell>
        </table:table-row>
        <table:table-row table:style-name="ro1">
          <table:table-cell table:style-name="ce8" office:value-type="string" calcext:value-type="string">
            <text:p>18:07:30.605</text:p>
          </table:table-cell>
          <table:table-cell table:style-name="ce14" office:value-type="float" office:value="0.22517252" calcext:value-type="float">
            <text:p>0.22517252</text:p>
          </table:table-cell>
          <table:table-cell table:style-name="ce14" office:value-type="float" office:value="0.36681065" calcext:value-type="float">
            <text:p>0.36681065</text:p>
          </table:table-cell>
          <table:table-cell table:style-name="ce14" office:value-type="float" office:value="0.028276086" calcext:value-type="float">
            <text:p>0.028276086</text:p>
          </table:table-cell>
        </table:table-row>
        <table:table-row table:style-name="ro1">
          <table:table-cell table:style-name="ce8" office:value-type="string" calcext:value-type="string">
            <text:p>18:07:30.672</text:p>
          </table:table-cell>
          <table:table-cell table:style-name="ce14" office:value-type="float" office:value="0.24066797" calcext:value-type="float">
            <text:p>0.24066797</text:p>
          </table:table-cell>
          <table:table-cell table:style-name="ce14" office:value-type="float" office:value="0.30310324" calcext:value-type="float">
            <text:p>0.30310324</text:p>
          </table:table-cell>
          <table:table-cell table:style-name="ce14" office:value-type="float" office:value="0.0232512" calcext:value-type="float">
            <text:p>0.0232512</text:p>
          </table:table-cell>
        </table:table-row>
        <table:table-row table:style-name="ro1">
          <table:table-cell table:style-name="ce8" office:value-type="string" calcext:value-type="string">
            <text:p>18:07:30.747</text:p>
          </table:table-cell>
          <table:table-cell table:style-name="ce14" office:value-type="float" office:value="0.21264608" calcext:value-type="float">
            <text:p>0.21264608</text:p>
          </table:table-cell>
          <table:table-cell table:style-name="ce14" office:value-type="float" office:value="0.22093742" calcext:value-type="float">
            <text:p>0.22093742</text:p>
          </table:table-cell>
          <table:table-cell table:style-name="ce14" office:value-type="float" office:value="-0.036202844" calcext:value-type="float">
            <text:p>-0.036202844</text:p>
          </table:table-cell>
        </table:table-row>
        <table:table-row table:style-name="ro1">
          <table:table-cell table:style-name="ce8" office:value-type="string" calcext:value-type="string">
            <text:p>18:07:30.813</text:p>
          </table:table-cell>
          <table:table-cell table:style-name="ce14" office:value-type="float" office:value="0.05888636" calcext:value-type="float">
            <text:p>0.05888636</text:p>
          </table:table-cell>
          <table:table-cell table:style-name="ce14" office:value-type="float" office:value="0.028116163" calcext:value-type="float">
            <text:p>0.028116163</text:p>
          </table:table-cell>
          <table:table-cell table:style-name="ce14" office:value-type="float" office:value="0.010044376" calcext:value-type="float">
            <text:p>0.010044376</text:p>
          </table:table-cell>
        </table:table-row>
        <table:table-row table:style-name="ro1">
          <table:table-cell table:style-name="ce8" office:value-type="string" calcext:value-type="string">
            <text:p>18:07:31.808</text:p>
          </table:table-cell>
          <table:table-cell table:style-name="ce14" office:value-type="float" office:value="-0.78833526" calcext:value-type="float">
            <text:p>-0.78833526</text:p>
          </table:table-cell>
          <table:table-cell table:style-name="ce14" office:value-type="float" office:value="0.39686215" calcext:value-type="float">
            <text:p>0.39686215</text:p>
          </table:table-cell>
          <table:table-cell table:style-name="ce14" office:value-type="float" office:value="-0.07050109" calcext:value-type="float">
            <text:p>-0.07050109</text:p>
          </table:table-cell>
        </table:table-row>
        <table:table-row table:style-name="ro1">
          <table:table-cell table:style-name="ce8" office:value-type="string" calcext:value-type="string">
            <text:p>18:07:31.880</text:p>
          </table:table-cell>
          <table:table-cell table:style-name="ce14" office:value-type="float" office:value="-0.66050273" calcext:value-type="float">
            <text:p>-0.66050273</text:p>
          </table:table-cell>
          <table:table-cell table:style-name="ce14" office:value-type="float" office:value="0.40617496" calcext:value-type="float">
            <text:p>0.40617496</text:p>
          </table:table-cell>
          <table:table-cell table:style-name="ce14" office:value-type="float" office:value="0.050587144" calcext:value-type="float">
            <text:p>0.050587144</text:p>
          </table:table-cell>
        </table:table-row>
        <table:table-row table:style-name="ro1">
          <table:table-cell table:style-name="ce8" office:value-type="string" calcext:value-type="string">
            <text:p>18:07:31.952</text:p>
          </table:table-cell>
          <table:table-cell table:style-name="ce14" office:value-type="float" office:value="-0.6107122" calcext:value-type="float">
            <text:p>-0.6107122</text:p>
          </table:table-cell>
          <table:table-cell table:style-name="ce14" office:value-type="float" office:value="0.37500572" calcext:value-type="float">
            <text:p>0.37500572</text:p>
          </table:table-cell>
          <table:table-cell table:style-name="ce14" office:value-type="float" office:value="-0.035550702" calcext:value-type="float">
            <text:p>-0.035550702</text:p>
          </table:table-cell>
        </table:table-row>
        <table:table-row table:style-name="ro1">
          <table:table-cell table:style-name="ce8" office:value-type="string" calcext:value-type="string">
            <text:p>18:07:32.020</text:p>
          </table:table-cell>
          <table:table-cell table:style-name="ce14" office:value-type="float" office:value="-0.5702953" calcext:value-type="float">
            <text:p>-0.5702953</text:p>
          </table:table-cell>
          <table:table-cell table:style-name="ce14" office:value-type="float" office:value="0.34651393" calcext:value-type="float">
            <text:p>0.34651393</text:p>
          </table:table-cell>
          <table:table-cell table:style-name="ce14" office:value-type="float" office:value="-0.098353036" calcext:value-type="float">
            <text:p>-0.098353036</text:p>
          </table:table-cell>
        </table:table-row>
        <table:table-row table:style-name="ro1">
          <table:table-cell table:style-name="ce8" office:value-type="string" calcext:value-type="string">
            <text:p>18:07:32.092</text:p>
          </table:table-cell>
          <table:table-cell table:style-name="ce14" office:value-type="float" office:value="-0.527548" calcext:value-type="float">
            <text:p>-0.527548</text:p>
          </table:table-cell>
          <table:table-cell table:style-name="ce14" office:value-type="float" office:value="0.32175025" calcext:value-type="float">
            <text:p>0.32175025</text:p>
          </table:table-cell>
          <table:table-cell table:style-name="ce14" office:value-type="float" office:value="-0.050065555" calcext:value-type="float">
            <text:p>-0.050065555</text:p>
          </table:table-cell>
        </table:table-row>
        <table:table-row table:style-name="ro1">
          <table:table-cell table:style-name="ce8" office:value-type="string" calcext:value-type="string">
            <text:p>18:07:32.161</text:p>
          </table:table-cell>
          <table:table-cell table:style-name="ce14" office:value-type="float" office:value="-0.54422677" calcext:value-type="float">
            <text:p>-0.54422677</text:p>
          </table:table-cell>
          <table:table-cell table:style-name="ce14" office:value-type="float" office:value="0.27727056" calcext:value-type="float">
            <text:p>0.27727056</text:p>
          </table:table-cell>
          <table:table-cell table:style-name="ce14" office:value-type="float" office:value="-0.14942914" calcext:value-type="float">
            <text:p>-0.14942914</text:p>
          </table:table-cell>
        </table:table-row>
        <table:table-row table:style-name="ro1">
          <table:table-cell table:style-name="ce8" office:value-type="string" calcext:value-type="string">
            <text:p>18:07:32.232</text:p>
          </table:table-cell>
          <table:table-cell table:style-name="ce14" office:value-type="float" office:value="-0.54407656" calcext:value-type="float">
            <text:p>-0.54407656</text:p>
          </table:table-cell>
          <table:table-cell table:style-name="ce14" office:value-type="float" office:value="0.6039624" calcext:value-type="float">
            <text:p>0.6039624</text:p>
          </table:table-cell>
          <table:table-cell table:style-name="ce14" office:value-type="float" office:value="-0.32674697" calcext:value-type="float">
            <text:p>-0.32674697</text:p>
          </table:table-cell>
        </table:table-row>
        <table:table-row table:style-name="ro1">
          <table:table-cell table:style-name="ce8" office:value-type="string" calcext:value-type="string">
            <text:p>18:07:35.505</text:p>
          </table:table-cell>
          <table:table-cell table:style-name="ce14" office:value-type="float" office:value="-0.21237396" calcext:value-type="float">
            <text:p>-0.21237396</text:p>
          </table:table-cell>
          <table:table-cell table:style-name="ce14" office:value-type="float" office:value="-0.13407053" calcext:value-type="float">
            <text:p>-0.13407053</text:p>
          </table:table-cell>
          <table:table-cell table:style-name="ce14" office:value-type="float" office:value="0.1137402" calcext:value-type="float">
            <text:p>0.1137402</text:p>
          </table:table-cell>
        </table:table-row>
        <table:table-row table:style-name="ro1">
          <table:table-cell table:style-name="ce8" office:value-type="string" calcext:value-type="string">
            <text:p>18:07:35.575</text:p>
          </table:table-cell>
          <table:table-cell table:style-name="ce14" office:value-type="float" office:value="-0.11225476" calcext:value-type="float">
            <text:p>-0.11225476</text:p>
          </table:table-cell>
          <table:table-cell table:style-name="ce14" office:value-type="float" office:value="-0.024423253" calcext:value-type="float">
            <text:p>-0.024423253</text:p>
          </table:table-cell>
          <table:table-cell table:style-name="ce14" office:value-type="float" office:value="0.16586716" calcext:value-type="float">
            <text:p>0.16586716</text:p>
          </table:table-cell>
        </table:table-row>
        <table:table-row table:style-name="ro1">
          <table:table-cell table:style-name="ce8" office:value-type="string" calcext:value-type="string">
            <text:p>18:07:35.649</text:p>
          </table:table-cell>
          <table:table-cell table:style-name="ce14" office:value-type="float" office:value="-0.08411033" calcext:value-type="float">
            <text:p>-0.08411033</text:p>
          </table:table-cell>
          <table:table-cell table:style-name="ce14" office:value-type="float" office:value="0.047013216" calcext:value-type="float">
            <text:p>0.047013216</text:p>
          </table:table-cell>
          <table:table-cell table:style-name="ce14" office:value-type="float" office:value="0.15609191" calcext:value-type="float">
            <text:p>0.15609191</text:p>
          </table:table-cell>
        </table:table-row>
        <table:table-row table:style-name="ro1">
          <table:table-cell table:style-name="ce8" office:value-type="string" calcext:value-type="string">
            <text:p>18:07:35.716</text:p>
          </table:table-cell>
          <table:table-cell table:style-name="ce14" office:value-type="float" office:value="-0.103384845" calcext:value-type="float">
            <text:p>-0.103384845</text:p>
          </table:table-cell>
          <table:table-cell table:style-name="ce14" office:value-type="float" office:value="0.03374256" calcext:value-type="float">
            <text:p>0.03374256</text:p>
          </table:table-cell>
          <table:table-cell table:style-name="ce14" office:value-type="float" office:value="0.117411494" calcext:value-type="float">
            <text:p>0.117411494</text:p>
          </table:table-cell>
        </table:table-row>
        <table:table-row table:style-name="ro1">
          <table:table-cell table:style-name="ce8" office:value-type="string" calcext:value-type="string">
            <text:p>18:07:35.788</text:p>
          </table:table-cell>
          <table:table-cell table:style-name="ce14" office:value-type="float" office:value="-0.049760222" calcext:value-type="float">
            <text:p>-0.049760222</text:p>
          </table:table-cell>
          <table:table-cell table:style-name="ce14" office:value-type="float" office:value="0.015866347" calcext:value-type="float">
            <text:p>0.015866347</text:p>
          </table:table-cell>
          <table:table-cell table:style-name="ce14" office:value-type="float" office:value="0.15488906" calcext:value-type="float">
            <text:p>0.15488906</text:p>
          </table:table-cell>
        </table:table-row>
        <table:table-row table:style-name="ro1">
          <table:table-cell table:style-name="ce8" office:value-type="string" calcext:value-type="string">
            <text:p>18:07:35.857</text:p>
          </table:table-cell>
          <table:table-cell table:style-name="ce14" office:value-type="float" office:value="0.019595683" calcext:value-type="float">
            <text:p>0.019595683</text:p>
          </table:table-cell>
          <table:table-cell table:style-name="ce14" office:value-type="float" office:value="0.06591546" calcext:value-type="float">
            <text:p>0.06591546</text:p>
          </table:table-cell>
          <table:table-cell table:style-name="ce14" office:value-type="float" office:value="0.16378981" calcext:value-type="float">
            <text:p>0.16378981</text:p>
          </table:table-cell>
        </table:table-row>
        <table:table-row table:style-name="ro1">
          <table:table-cell table:style-name="ce8" office:value-type="string" calcext:value-type="string">
            <text:p>18:07:35.928</text:p>
          </table:table-cell>
          <table:table-cell table:style-name="ce14" office:value-type="float" office:value="0.097396865" calcext:value-type="float">
            <text:p>0.097396865</text:p>
          </table:table-cell>
          <table:table-cell table:style-name="ce14" office:value-type="float" office:value="0.17555925" calcext:value-type="float">
            <text:p>0.17555925</text:p>
          </table:table-cell>
          <table:table-cell table:style-name="ce14" office:value-type="float" office:value="0.12763543" calcext:value-type="float">
            <text:p>0.12763543</text:p>
          </table:table-cell>
        </table:table-row>
        <table:table-row table:style-name="ro1">
          <table:table-cell table:style-name="ce8" office:value-type="string" calcext:value-type="string">
            <text:p>18:07:37.884</text:p>
          </table:table-cell>
          <table:table-cell table:style-name="ce14" office:value-type="float" office:value="0.18587495" calcext:value-type="float">
            <text:p>0.18587495</text:p>
          </table:table-cell>
          <table:table-cell table:style-name="ce14" office:value-type="float" office:value="0.054731853" calcext:value-type="float">
            <text:p>0.054731853</text:p>
          </table:table-cell>
          <table:table-cell table:style-name="ce14" office:value-type="float" office:value="0.106302544" calcext:value-type="float">
            <text:p>0.106302544</text:p>
          </table:table-cell>
        </table:table-row>
        <table:table-row table:style-name="ro1">
          <table:table-cell table:style-name="ce8" office:value-type="string" calcext:value-type="string">
            <text:p>18:07:37.934</text:p>
          </table:table-cell>
          <table:table-cell table:style-name="ce14" office:value-type="float" office:value="-0.37433854" calcext:value-type="float">
            <text:p>-0.37433854</text:p>
          </table:table-cell>
          <table:table-cell table:style-name="ce14" office:value-type="float" office:value="0.49508384" calcext:value-type="float">
            <text:p>0.49508384</text:p>
          </table:table-cell>
          <table:table-cell table:style-name="ce14" office:value-type="float" office:value="-0.12800935" calcext:value-type="float">
            <text:p>-0.12800935</text:p>
          </table:table-cell>
        </table:table-row>
        <table:table-row table:style-name="ro1">
          <table:table-cell table:style-name="ce8" office:value-type="string" calcext:value-type="string">
            <text:p>18:07:38.004</text:p>
          </table:table-cell>
          <table:table-cell table:style-name="ce14" office:value-type="float" office:value="-0.23868687" calcext:value-type="float">
            <text:p>-0.23868687</text:p>
          </table:table-cell>
          <table:table-cell table:style-name="ce14" office:value-type="float" office:value="0.4587591" calcext:value-type="float">
            <text:p>0.4587591</text:p>
          </table:table-cell>
          <table:table-cell table:style-name="ce14" office:value-type="float" office:value="-0.1723373" calcext:value-type="float">
            <text:p>-0.1723373</text:p>
          </table:table-cell>
        </table:table-row>
        <table:table-row table:style-name="ro1">
          <table:table-cell table:style-name="ce8" office:value-type="string" calcext:value-type="string">
            <text:p>18:07:38.076</text:p>
          </table:table-cell>
          <table:table-cell table:style-name="ce14" office:value-type="float" office:value="-0.160326" calcext:value-type="float">
            <text:p>-0.160326</text:p>
          </table:table-cell>
          <table:table-cell table:style-name="ce14" office:value-type="float" office:value="0.29554918" calcext:value-type="float">
            <text:p>0.29554918</text:p>
          </table:table-cell>
          <table:table-cell table:style-name="ce14" office:value-type="float" office:value="-0.07797954" calcext:value-type="float">
            <text:p>-0.07797954</text:p>
          </table:table-cell>
        </table:table-row>
        <table:table-row table:style-name="ro1">
          <table:table-cell table:style-name="ce8" office:value-type="string" calcext:value-type="string">
            <text:p>18:07:38.144</text:p>
          </table:table-cell>
          <table:table-cell table:style-name="ce14" office:value-type="float" office:value="-0.10342426" calcext:value-type="float">
            <text:p>-0.10342426</text:p>
          </table:table-cell>
          <table:table-cell table:style-name="ce14" office:value-type="float" office:value="0.24358214" calcext:value-type="float">
            <text:p>0.24358214</text:p>
          </table:table-cell>
          <table:table-cell table:style-name="ce14" office:value-type="float" office:value="0.046932623" calcext:value-type="float">
            <text:p>0.046932623</text:p>
          </table:table-cell>
        </table:table-row>
        <table:table-row table:style-name="ro1">
          <table:table-cell table:style-name="ce8" office:value-type="string" calcext:value-type="string">
            <text:p>18:07:38.216</text:p>
          </table:table-cell>
          <table:table-cell table:style-name="ce14" office:value-type="float" office:value="0.0035978493" calcext:value-type="float">
            <text:p>0.0035978493</text:p>
          </table:table-cell>
          <table:table-cell table:style-name="ce14" office:value-type="float" office:value="0.19725129" calcext:value-type="float">
            <text:p>0.19725129</text:p>
          </table:table-cell>
          <table:table-cell table:style-name="ce14" office:value-type="float" office:value="0.109475695" calcext:value-type="float">
            <text:p>0.109475695</text:p>
          </table:table-cell>
        </table:table-row>
        <table:table-row table:style-name="ro1">
          <table:table-cell table:style-name="ce8" office:value-type="string" calcext:value-type="string">
            <text:p>18:07:38.285</text:p>
          </table:table-cell>
          <table:table-cell table:style-name="ce14" office:value-type="float" office:value="0.048941202" calcext:value-type="float">
            <text:p>0.048941202</text:p>
          </table:table-cell>
          <table:table-cell table:style-name="ce14" office:value-type="float" office:value="0.22015312" calcext:value-type="float">
            <text:p>0.22015312</text:p>
          </table:table-cell>
          <table:table-cell table:style-name="ce14" office:value-type="float" office:value="0.06798612" calcext:value-type="float">
            <text:p>0.06798612</text:p>
          </table:table-cell>
        </table:table-row>
        <table:table-row table:style-name="ro1">
          <table:table-cell table:style-name="ce8" office:value-type="string" calcext:value-type="string">
            <text:p>18:07:38.354</text:p>
          </table:table-cell>
          <table:table-cell table:style-name="ce14" office:value-type="float" office:value="0.055692576" calcext:value-type="float">
            <text:p>0.055692576</text:p>
          </table:table-cell>
          <table:table-cell table:style-name="ce14" office:value-type="float" office:value="0.13771302" calcext:value-type="float">
            <text:p>0.13771302</text:p>
          </table:table-cell>
          <table:table-cell table:style-name="ce14" office:value-type="float" office:value="0.04119243" calcext:value-type="float">
            <text:p>0.04119243</text:p>
          </table:table-cell>
        </table:table-row>
        <table:table-row table:style-name="ro1">
          <table:table-cell table:style-name="ce8" office:value-type="string" calcext:value-type="string">
            <text:p>18:07:38.538</text:p>
          </table:table-cell>
          <table:table-cell table:style-name="ce14" office:value-type="float" office:value="0.14768194" calcext:value-type="float">
            <text:p>0.14768194</text:p>
          </table:table-cell>
          <table:table-cell table:style-name="ce14" office:value-type="float" office:value="0.052970015" calcext:value-type="float">
            <text:p>0.052970015</text:p>
          </table:table-cell>
          <table:table-cell table:style-name="ce14" office:value-type="float" office:value="0.1462773" calcext:value-type="float">
            <text:p>0.1462773</text:p>
          </table:table-cell>
        </table:table-row>
        <table:table-row table:style-name="ro1">
          <table:table-cell table:style-name="ce8" office:value-type="string" calcext:value-type="string">
            <text:p>18:07:38.608</text:p>
          </table:table-cell>
          <table:table-cell table:style-name="ce14" office:value-type="float" office:value="0.1500524" calcext:value-type="float">
            <text:p>0.1500524</text:p>
          </table:table-cell>
          <table:table-cell table:style-name="ce14" office:value-type="float" office:value="0.064372234" calcext:value-type="float">
            <text:p>0.064372234</text:p>
          </table:table-cell>
          <table:table-cell table:style-name="ce14" office:value-type="float" office:value="0.12593667" calcext:value-type="float">
            <text:p>0.12593667</text:p>
          </table:table-cell>
        </table:table-row>
        <table:table-row table:style-name="ro1">
          <table:table-cell table:style-name="ce8" office:value-type="string" calcext:value-type="string">
            <text:p>18:07:38.678</text:p>
          </table:table-cell>
          <table:table-cell table:style-name="ce14" office:value-type="float" office:value="0.17327958" calcext:value-type="float">
            <text:p>0.17327958</text:p>
          </table:table-cell>
          <table:table-cell table:style-name="ce14" office:value-type="float" office:value="0.12605025" calcext:value-type="float">
            <text:p>0.12605025</text:p>
          </table:table-cell>
          <table:table-cell table:style-name="ce14" office:value-type="float" office:value="0.03468087" calcext:value-type="float">
            <text:p>0.03468087</text:p>
          </table:table-cell>
        </table:table-row>
        <table:table-row table:style-name="ro1">
          <table:table-cell table:style-name="ce8" office:value-type="string" calcext:value-type="string">
            <text:p>18:07:38.753</text:p>
          </table:table-cell>
          <table:table-cell table:style-name="ce14" office:value-type="float" office:value="0.16825631" calcext:value-type="float">
            <text:p>0.16825631</text:p>
          </table:table-cell>
          <table:table-cell table:style-name="ce14" office:value-type="float" office:value="0.09850381" calcext:value-type="float">
            <text:p>0.09850381</text:p>
          </table:table-cell>
          <table:table-cell table:style-name="ce14" office:value-type="float" office:value="0.020006675" calcext:value-type="float">
            <text:p>0.020006675</text:p>
          </table:table-cell>
        </table:table-row>
        <table:table-row table:style-name="ro1">
          <table:table-cell table:style-name="ce8" office:value-type="string" calcext:value-type="string">
            <text:p>18:07:38.819</text:p>
          </table:table-cell>
          <table:table-cell table:style-name="ce14" office:value-type="float" office:value="0.24569339" calcext:value-type="float">
            <text:p>0.24569339</text:p>
          </table:table-cell>
          <table:table-cell table:style-name="ce14" office:value-type="float" office:value="0.120294064" calcext:value-type="float">
            <text:p>0.120294064</text:p>
          </table:table-cell>
          <table:table-cell table:style-name="ce14" office:value-type="float" office:value="0.08919745" calcext:value-type="float">
            <text:p>0.08919745</text:p>
          </table:table-cell>
        </table:table-row>
        <table:table-row table:style-name="ro1">
          <table:table-cell table:style-name="ce8" office:value-type="string" calcext:value-type="string">
            <text:p>18:07:38.890</text:p>
          </table:table-cell>
          <table:table-cell table:style-name="ce14" office:value-type="float" office:value="0.3142881" calcext:value-type="float">
            <text:p>0.3142881</text:p>
          </table:table-cell>
          <table:table-cell table:style-name="ce14" office:value-type="float" office:value="0.087830074" calcext:value-type="float">
            <text:p>0.087830074</text:p>
          </table:table-cell>
          <table:table-cell table:style-name="ce14" office:value-type="float" office:value="0.14509699" calcext:value-type="float">
            <text:p>0.14509699</text:p>
          </table:table-cell>
        </table:table-row>
        <table:table-row table:style-name="ro1">
          <table:table-cell table:style-name="ce8" office:value-type="string" calcext:value-type="string">
            <text:p>18:07:38.960</text:p>
          </table:table-cell>
          <table:table-cell table:style-name="ce14" office:value-type="float" office:value="0.34416303" calcext:value-type="float">
            <text:p>0.34416303</text:p>
          </table:table-cell>
          <table:table-cell table:style-name="ce14" office:value-type="float" office:value="0.1256291" calcext:value-type="float">
            <text:p>0.1256291</text:p>
          </table:table-cell>
          <table:table-cell table:style-name="ce14" office:value-type="float" office:value="0.26000625" calcext:value-type="float">
            <text:p>0.26000625</text:p>
          </table:table-cell>
        </table:table-row>
        <table:table-row table:style-name="ro1">
          <table:table-cell table:style-name="ce8" office:value-type="string" calcext:value-type="string">
            <text:p>18:07:40.185</text:p>
          </table:table-cell>
          <table:table-cell table:style-name="ce14" office:value-type="float" office:value="-0.23495544" calcext:value-type="float">
            <text:p>-0.23495544</text:p>
          </table:table-cell>
          <table:table-cell table:style-name="ce14" office:value-type="float" office:value="0.56372535" calcext:value-type="float">
            <text:p>0.56372535</text:p>
          </table:table-cell>
          <table:table-cell table:style-name="ce14" office:value-type="float" office:value="-0.53042305" calcext:value-type="float">
            <text:p>-0.53042305</text:p>
          </table:table-cell>
        </table:table-row>
        <table:table-row table:style-name="ro1">
          <table:table-cell table:style-name="ce8" office:value-type="string" calcext:value-type="string">
            <text:p>18:07:40.333</text:p>
          </table:table-cell>
          <table:table-cell table:style-name="ce14" office:value-type="float" office:value="-0.23167472" calcext:value-type="float">
            <text:p>-0.23167472</text:p>
          </table:table-cell>
          <table:table-cell table:style-name="ce14" office:value-type="float" office:value="0.4862591" calcext:value-type="float">
            <text:p>0.4862591</text:p>
          </table:table-cell>
          <table:table-cell table:style-name="ce14" office:value-type="float" office:value="-0.41431922" calcext:value-type="float">
            <text:p>-0.41431922</text:p>
          </table:table-cell>
        </table:table-row>
        <table:table-row table:style-name="ro1">
          <table:table-cell table:style-name="ce8" office:value-type="string" calcext:value-type="string">
            <text:p>18:07:40.335</text:p>
          </table:table-cell>
          <table:table-cell table:style-name="ce14" office:value-type="float" office:value="-0.23355609" calcext:value-type="float">
            <text:p>-0.23355609</text:p>
          </table:table-cell>
          <table:table-cell table:style-name="ce14" office:value-type="float" office:value="0.2436146" calcext:value-type="float">
            <text:p>0.2436146</text:p>
          </table:table-cell>
          <table:table-cell table:style-name="ce14" office:value-type="float" office:value="-0.21776034" calcext:value-type="float">
            <text:p>-0.21776034</text:p>
          </table:table-cell>
        </table:table-row>
        <table:table-row table:style-name="ro1">
          <table:table-cell table:style-name="ce8" office:value-type="string" calcext:value-type="string">
            <text:p>18:07:40.423</text:p>
          </table:table-cell>
          <table:table-cell table:style-name="ce14" office:value-type="float" office:value="-0.18625025" calcext:value-type="float">
            <text:p>-0.18625025</text:p>
          </table:table-cell>
          <table:table-cell table:style-name="ce14" office:value-type="float" office:value="0.22760274" calcext:value-type="float">
            <text:p>0.22760274</text:p>
          </table:table-cell>
          <table:table-cell table:style-name="ce14" office:value-type="float" office:value="-0.17489058" calcext:value-type="float">
            <text:p>-0.17489058</text:p>
          </table:table-cell>
        </table:table-row>
        <table:table-row table:style-name="ro1">
          <table:table-cell table:style-name="ce8" office:value-type="string" calcext:value-type="string">
            <text:p>18:07:40.463</text:p>
          </table:table-cell>
          <table:table-cell table:style-name="ce14" office:value-type="float" office:value="-0.16762523" calcext:value-type="float">
            <text:p>-0.16762523</text:p>
          </table:table-cell>
          <table:table-cell table:style-name="ce14" office:value-type="float" office:value="0.20484243" calcext:value-type="float">
            <text:p>0.20484243</text:p>
          </table:table-cell>
          <table:table-cell table:style-name="ce14" office:value-type="float" office:value="-0.1574015" calcext:value-type="float">
            <text:p>-0.1574015</text:p>
          </table:table-cell>
        </table:table-row>
        <table:table-row table:style-name="ro1">
          <table:table-cell table:style-name="ce8" office:value-type="string" calcext:value-type="string">
            <text:p>18:07:40.514</text:p>
          </table:table-cell>
          <table:table-cell table:style-name="ce14" office:value-type="float" office:value="-0.15086271" calcext:value-type="float">
            <text:p>-0.15086271</text:p>
          </table:table-cell>
          <table:table-cell table:style-name="ce14" office:value-type="float" office:value="0.18435818" calcext:value-type="float">
            <text:p>0.18435818</text:p>
          </table:table-cell>
          <table:table-cell table:style-name="ce14" office:value-type="float" office:value="-0.14166138" calcext:value-type="float">
            <text:p>-0.14166138</text:p>
          </table:table-cell>
        </table:table-row>
        <table:table-row table:style-name="ro1">
          <table:table-cell table:style-name="ce8" office:value-type="string" calcext:value-type="string">
            <text:p>18:07:40.543</text:p>
          </table:table-cell>
          <table:table-cell table:style-name="ce14" office:value-type="float" office:value="-0.07271494" calcext:value-type="float">
            <text:p>-0.07271494</text:p>
          </table:table-cell>
          <table:table-cell table:style-name="ce14" office:value-type="float" office:value="0.090336464" calcext:value-type="float">
            <text:p>0.090336464</text:p>
          </table:table-cell>
          <table:table-cell table:style-name="ce14" office:value-type="float" office:value="-0.025322381" calcext:value-type="float">
            <text:p>-0.025322381</text:p>
          </table:table-cell>
        </table:table-row>
        <table:table-row table:style-name="ro1">
          <table:table-cell table:style-name="ce8" office:value-type="string" calcext:value-type="string">
            <text:p>18:07:40.583</text:p>
          </table:table-cell>
          <table:table-cell table:style-name="ce14" office:value-type="float" office:value="-0.093788154" calcext:value-type="float">
            <text:p>-0.093788154</text:p>
          </table:table-cell>
          <table:table-cell table:style-name="ce14" office:value-type="float" office:value="0.09470615" calcext:value-type="float">
            <text:p>0.09470615</text:p>
          </table:table-cell>
          <table:table-cell table:style-name="ce14" office:value-type="float" office:value="-0.11133993" calcext:value-type="float">
            <text:p>-0.11133993</text:p>
          </table:table-cell>
        </table:table-row>
        <table:table-row table:style-name="ro1">
          <table:table-cell table:style-name="ce8" office:value-type="string" calcext:value-type="string">
            <text:p>18:07:40.625</text:p>
          </table:table-cell>
          <table:table-cell table:style-name="ce14" office:value-type="float" office:value="-0.14043963" calcext:value-type="float">
            <text:p>-0.14043963</text:p>
          </table:table-cell>
          <table:table-cell table:style-name="ce14" office:value-type="float" office:value="0.056231596" calcext:value-type="float">
            <text:p>0.056231596</text:p>
          </table:table-cell>
          <table:table-cell table:style-name="ce14" office:value-type="float" office:value="-0.0140731055" calcext:value-type="float">
            <text:p>-0.0140731055</text:p>
          </table:table-cell>
        </table:table-row>
        <table:table-row table:style-name="ro1">
          <table:table-cell table:style-name="ce8" office:value-type="string" calcext:value-type="string">
            <text:p>18:07:40.665</text:p>
          </table:table-cell>
          <table:table-cell table:style-name="ce14" office:value-type="float" office:value="0.0058797426" calcext:value-type="float">
            <text:p>0.0058797426</text:p>
          </table:table-cell>
          <table:table-cell table:style-name="ce14" office:value-type="float" office:value="0.0013896698" calcext:value-type="float">
            <text:p>0.0013896698</text:p>
          </table:table-cell>
          <table:table-cell table:style-name="ce14" office:value-type="float" office:value="0.073686734" calcext:value-type="float">
            <text:p>0.073686734</text:p>
          </table:table-cell>
        </table:table-row>
        <table:table-row table:style-name="ro1">
          <table:table-cell table:style-name="ce8" office:value-type="string" calcext:value-type="string">
            <text:p>18:07:40.707</text:p>
          </table:table-cell>
          <table:table-cell table:style-name="ce14" office:value-type="float" office:value="-0.10171508" calcext:value-type="float">
            <text:p>-0.10171508</text:p>
          </table:table-cell>
          <table:table-cell table:style-name="ce14" office:value-type="float" office:value="0.03377024" calcext:value-type="float">
            <text:p>0.03377024</text:p>
          </table:table-cell>
          <table:table-cell table:style-name="ce14" office:value-type="float" office:value="-0.048379183" calcext:value-type="float">
            <text:p>-0.048379183</text:p>
          </table:table-cell>
        </table:table-row>
        <table:table-row table:style-name="ro1">
          <table:table-cell table:style-name="ce8" office:value-type="string" calcext:value-type="string">
            <text:p>18:07:40.743</text:p>
          </table:table-cell>
          <table:table-cell table:style-name="ce14" office:value-type="float" office:value="0.028427135" calcext:value-type="float">
            <text:p>0.028427135</text:p>
          </table:table-cell>
          <table:table-cell table:style-name="ce14" office:value-type="float" office:value="-0.00080798264" calcext:value-type="float">
            <text:p>-0.00080798264</text:p>
          </table:table-cell>
          <table:table-cell table:style-name="ce14" office:value-type="float" office:value="0.07598995" calcext:value-type="float">
            <text:p>0.07598995</text:p>
          </table:table-cell>
        </table:table-row>
        <table:table-row table:style-name="ro1">
          <table:table-cell table:style-name="ce8" office:value-type="string" calcext:value-type="string">
            <text:p>18:07:40.783</text:p>
          </table:table-cell>
          <table:table-cell table:style-name="ce14" office:value-type="float" office:value="0.0099838395" calcext:value-type="float">
            <text:p>0.0099838395</text:p>
          </table:table-cell>
          <table:table-cell table:style-name="ce14" office:value-type="float" office:value="0.02717811" calcext:value-type="float">
            <text:p>0.02717811</text:p>
          </table:table-cell>
          <table:table-cell table:style-name="ce14" office:value-type="float" office:value="0.021589188" calcext:value-type="float">
            <text:p>0.021589188</text:p>
          </table:table-cell>
        </table:table-row>
        <table:table-row table:style-name="ro1">
          <table:table-cell table:style-name="ce8" office:value-type="string" calcext:value-type="string">
            <text:p>18:07:40.823</text:p>
          </table:table-cell>
          <table:table-cell table:style-name="ce14" office:value-type="float" office:value="0.043043077" calcext:value-type="float">
            <text:p>0.043043077</text:p>
          </table:table-cell>
          <table:table-cell table:style-name="ce14" office:value-type="float" office:value="0.084006175" calcext:value-type="float">
            <text:p>0.084006175</text:p>
          </table:table-cell>
          <table:table-cell table:style-name="ce14" office:value-type="float" office:value="0.091280885" calcext:value-type="float">
            <text:p>0.091280885</text:p>
          </table:table-cell>
        </table:table-row>
        <table:table-row table:style-name="ro1">
          <table:table-cell table:style-name="ce8" office:value-type="string" calcext:value-type="string">
            <text:p>18:07:40.863</text:p>
          </table:table-cell>
          <table:table-cell table:style-name="ce14" office:value-type="float" office:value="0.12003762" calcext:value-type="float">
            <text:p>0.12003762</text:p>
          </table:table-cell>
          <table:table-cell table:style-name="ce14" office:value-type="float" office:value="-0.0041551515" calcext:value-type="float">
            <text:p>-0.0041551515</text:p>
          </table:table-cell>
          <table:table-cell table:style-name="ce14" office:value-type="float" office:value="0.11862743" calcext:value-type="float">
            <text:p>0.11862743</text:p>
          </table:table-cell>
        </table:table-row>
        <table:table-row table:style-name="ro1">
          <table:table-cell table:style-name="ce8" office:value-type="string" calcext:value-type="string">
            <text:p>18:07:40.903</text:p>
          </table:table-cell>
          <table:table-cell table:style-name="ce14" office:value-type="float" office:value="0.067604154" calcext:value-type="float">
            <text:p>0.067604154</text:p>
          </table:table-cell>
          <table:table-cell table:style-name="ce14" office:value-type="float" office:value="0.054268163" calcext:value-type="float">
            <text:p>0.054268163</text:p>
          </table:table-cell>
          <table:table-cell table:style-name="ce14" office:value-type="float" office:value="0.063478544" calcext:value-type="float">
            <text:p>0.063478544</text:p>
          </table:table-cell>
        </table:table-row>
        <table:table-row table:style-name="ro1">
          <table:table-cell table:style-name="ce8" office:value-type="string" calcext:value-type="string">
            <text:p>18:07:40.944</text:p>
          </table:table-cell>
          <table:table-cell table:style-name="ce14" office:value-type="float" office:value="0.08567283" calcext:value-type="float">
            <text:p>0.08567283</text:p>
          </table:table-cell>
          <table:table-cell table:style-name="ce14" office:value-type="float" office:value="0.05037942" calcext:value-type="float">
            <text:p>0.05037942</text:p>
          </table:table-cell>
          <table:table-cell table:style-name="ce14" office:value-type="float" office:value="0.061964687" calcext:value-type="float">
            <text:p>0.061964687</text:p>
          </table:table-cell>
        </table:table-row>
        <table:table-row table:style-name="ro1">
          <table:table-cell table:style-name="ce8" office:value-type="string" calcext:value-type="string">
            <text:p>18:07:40.983</text:p>
          </table:table-cell>
          <table:table-cell table:style-name="ce14" office:value-type="float" office:value="0.085674874" calcext:value-type="float">
            <text:p>0.085674874</text:p>
          </table:table-cell>
          <table:table-cell table:style-name="ce14" office:value-type="float" office:value="-0.07484894" calcext:value-type="float">
            <text:p>-0.07484894</text:p>
          </table:table-cell>
          <table:table-cell table:style-name="ce14" office:value-type="float" office:value="-0.043767888" calcext:value-type="float">
            <text:p>-0.043767888</text:p>
          </table:table-cell>
        </table:table-row>
        <table:table-row table:style-name="ro1">
          <table:table-cell table:style-name="ce8" office:value-type="string" calcext:value-type="string">
            <text:p>18:07:41.023</text:p>
          </table:table-cell>
          <table:table-cell table:style-name="ce14" office:value-type="float" office:value="0.19004685" calcext:value-type="float">
            <text:p>0.19004685</text:p>
          </table:table-cell>
          <table:table-cell table:style-name="ce14" office:value-type="float" office:value="0.008221906" calcext:value-type="float">
            <text:p>0.008221906</text:p>
          </table:table-cell>
          <table:table-cell table:style-name="ce14" office:value-type="float" office:value="0.0025766755" calcext:value-type="float">
            <text:p>0.0025766755</text:p>
          </table:table-cell>
        </table:table-row>
        <table:table-row table:style-name="ro1">
          <table:table-cell table:style-name="ce8" office:value-type="string" calcext:value-type="string">
            <text:p>18:07:41.065</text:p>
          </table:table-cell>
          <table:table-cell table:style-name="ce14" office:value-type="float" office:value="0.1299533" calcext:value-type="float">
            <text:p>0.1299533</text:p>
          </table:table-cell>
          <table:table-cell table:style-name="ce14" office:value-type="float" office:value="0.038600877" calcext:value-type="float">
            <text:p>0.038600877</text:p>
          </table:table-cell>
          <table:table-cell table:style-name="ce14" office:value-type="float" office:value="-0.0007572193" calcext:value-type="float">
            <text:p>-0.0007572193</text:p>
          </table:table-cell>
        </table:table-row>
        <table:table-row table:style-name="ro1">
          <table:table-cell table:style-name="ce8" office:value-type="string" calcext:value-type="string">
            <text:p>18:07:41.104</text:p>
          </table:table-cell>
          <table:table-cell table:style-name="ce14" office:value-type="float" office:value="0.13849117" calcext:value-type="float">
            <text:p>0.13849117</text:p>
          </table:table-cell>
          <table:table-cell table:style-name="ce14" office:value-type="float" office:value="-0.08940473" calcext:value-type="float">
            <text:p>-0.08940473</text:p>
          </table:table-cell>
          <table:table-cell table:style-name="ce14" office:value-type="float" office:value="-0.07560825" calcext:value-type="float">
            <text:p>-0.07560825</text:p>
          </table:table-cell>
        </table:table-row>
        <table:table-row table:style-name="ro1">
          <table:table-cell table:style-name="ce8" office:value-type="string" calcext:value-type="string">
            <text:p>18:07:41.144</text:p>
          </table:table-cell>
          <table:table-cell table:style-name="ce14" office:value-type="float" office:value="0.24109714" calcext:value-type="float">
            <text:p>0.24109714</text:p>
          </table:table-cell>
          <table:table-cell table:style-name="ce14" office:value-type="float" office:value="0.2574752" calcext:value-type="float">
            <text:p>0.2574752</text:p>
          </table:table-cell>
          <table:table-cell table:style-name="ce14" office:value-type="float" office:value="0.034784585" calcext:value-type="float">
            <text:p>0.034784585</text:p>
          </table:table-cell>
        </table:table-row>
        <table:table-row table:style-name="ro1">
          <table:table-cell table:style-name="ce8" office:value-type="string" calcext:value-type="string">
            <text:p>18:07:41.184</text:p>
          </table:table-cell>
          <table:table-cell table:style-name="ce14" office:value-type="float" office:value="0.2782911" calcext:value-type="float">
            <text:p>0.2782911</text:p>
          </table:table-cell>
          <table:table-cell table:style-name="ce14" office:value-type="float" office:value="-0.001621946" calcext:value-type="float">
            <text:p>-0.001621946</text:p>
          </table:table-cell>
          <table:table-cell table:style-name="ce14" office:value-type="float" office:value="0.3879223" calcext:value-type="float">
            <text:p>0.3879223</text:p>
          </table:table-cell>
        </table:table-row>
        <table:table-row table:style-name="ro1">
          <table:table-cell table:style-name="ce8" office:value-type="string" calcext:value-type="string">
            <text:p>18:07:41.224</text:p>
          </table:table-cell>
          <table:table-cell table:style-name="ce14" office:value-type="float" office:value="0.1816876" calcext:value-type="float">
            <text:p>0.1816876</text:p>
          </table:table-cell>
          <table:table-cell table:style-name="ce14" office:value-type="float" office:value="-0.028266361" calcext:value-type="float">
            <text:p>-0.028266361</text:p>
          </table:table-cell>
          <table:table-cell table:style-name="ce14" office:value-type="float" office:value="0.32100508" calcext:value-type="float">
            <text:p>0.32100508</text:p>
          </table:table-cell>
        </table:table-row>
        <table:table-row table:style-name="ro1">
          <table:table-cell table:style-name="ce8" office:value-type="string" calcext:value-type="string">
            <text:p>18:07:41.265</text:p>
          </table:table-cell>
          <table:table-cell table:style-name="ce14" office:value-type="float" office:value="0.14791825" calcext:value-type="float">
            <text:p>0.14791825</text:p>
          </table:table-cell>
          <table:table-cell table:style-name="ce14" office:value-type="float" office:value="-0.006762995" calcext:value-type="float">
            <text:p>-0.006762995</text:p>
          </table:table-cell>
          <table:table-cell table:style-name="ce14" office:value-type="float" office:value="0.19398269" calcext:value-type="float">
            <text:p>0.19398269</text:p>
          </table:table-cell>
        </table:table-row>
        <table:table-row table:style-name="ro1">
          <table:table-cell table:style-name="ce8" office:value-type="string" calcext:value-type="string">
            <text:p>18:07:41.305</text:p>
          </table:table-cell>
          <table:table-cell table:style-name="ce14" office:value-type="float" office:value="0.11335104" calcext:value-type="float">
            <text:p>0.11335104</text:p>
          </table:table-cell>
          <table:table-cell table:style-name="ce14" office:value-type="float" office:value="0.117399625" calcext:value-type="float">
            <text:p>0.117399625</text:p>
          </table:table-cell>
          <table:table-cell table:style-name="ce14" office:value-type="float" office:value="0.13327585" calcext:value-type="float">
            <text:p>0.13327585</text:p>
          </table:table-cell>
        </table:table-row>
        <table:table-row table:style-name="ro1">
          <table:table-cell table:style-name="ce8" office:value-type="string" calcext:value-type="string">
            <text:p>18:07:41.344</text:p>
          </table:table-cell>
          <table:table-cell table:style-name="ce14" office:value-type="float" office:value="0.11739679" calcext:value-type="float">
            <text:p>0.11739679</text:p>
          </table:table-cell>
          <table:table-cell table:style-name="ce14" office:value-type="float" office:value="-0.060893066" calcext:value-type="float">
            <text:p>-0.060893066</text:p>
          </table:table-cell>
          <table:table-cell table:style-name="ce14" office:value-type="float" office:value="0.07907912" calcext:value-type="float">
            <text:p>0.07907912</text:p>
          </table:table-cell>
        </table:table-row>
        <table:table-row table:style-name="ro1">
          <table:table-cell table:style-name="ce8" office:value-type="string" calcext:value-type="string">
            <text:p>18:07:41.385</text:p>
          </table:table-cell>
          <table:table-cell table:style-name="ce14" office:value-type="float" office:value="0.12719032" calcext:value-type="float">
            <text:p>0.12719032</text:p>
          </table:table-cell>
          <table:table-cell table:style-name="ce14" office:value-type="float" office:value="-0.2626651" calcext:value-type="float">
            <text:p>-0.2626651</text:p>
          </table:table-cell>
          <table:table-cell table:style-name="ce14" office:value-type="float" office:value="0.25376403" calcext:value-type="float">
            <text:p>0.25376403</text:p>
          </table:table-cell>
        </table:table-row>
        <table:table-row table:style-name="ro1">
          <table:table-cell table:style-name="ce8" office:value-type="string" calcext:value-type="string">
            <text:p>18:07:41.424</text:p>
          </table:table-cell>
          <table:table-cell table:style-name="ce14" office:value-type="float" office:value="0.047454685" calcext:value-type="float">
            <text:p>0.047454685</text:p>
          </table:table-cell>
          <table:table-cell table:style-name="ce14" office:value-type="float" office:value="0.007278165" calcext:value-type="float">
            <text:p>0.007278165</text:p>
          </table:table-cell>
          <table:table-cell table:style-name="ce14" office:value-type="float" office:value="-0.03858016" calcext:value-type="float">
            <text:p>-0.03858016</text:p>
          </table:table-cell>
        </table:table-row>
        <table:table-row table:style-name="ro1">
          <table:table-cell table:style-name="ce8" office:value-type="string" calcext:value-type="string">
            <text:p>18:07:41.465</text:p>
          </table:table-cell>
          <table:table-cell table:style-name="ce14" office:value-type="float" office:value="0.15608813" calcext:value-type="float">
            <text:p>0.15608813</text:p>
          </table:table-cell>
          <table:table-cell table:style-name="ce14" office:value-type="float" office:value="-0.35995358" calcext:value-type="float">
            <text:p>-0.35995358</text:p>
          </table:table-cell>
          <table:table-cell table:style-name="ce14" office:value-type="float" office:value="0.10326608" calcext:value-type="float">
            <text:p>0.10326608</text:p>
          </table:table-cell>
        </table:table-row>
        <table:table-row table:style-name="ro1">
          <table:table-cell table:style-name="ce8" office:value-type="string" calcext:value-type="string">
            <text:p>18:07:41.504</text:p>
          </table:table-cell>
          <table:table-cell table:style-name="ce14" office:value-type="float" office:value="0.03808674" calcext:value-type="float">
            <text:p>0.03808674</text:p>
          </table:table-cell>
          <table:table-cell table:style-name="ce14" office:value-type="float" office:value="-0.29187816" calcext:value-type="float">
            <text:p>-0.29187816</text:p>
          </table:table-cell>
          <table:table-cell table:style-name="ce14" office:value-type="float" office:value="0.045039013" calcext:value-type="float">
            <text:p>0.045039013</text:p>
          </table:table-cell>
        </table:table-row>
        <table:table-row table:style-name="ro1">
          <table:table-cell table:style-name="ce8" office:value-type="string" calcext:value-type="string">
            <text:p>18:07:41.544</text:p>
          </table:table-cell>
          <table:table-cell table:style-name="ce14" office:value-type="float" office:value="0.074048564" calcext:value-type="float">
            <text:p>0.074048564</text:p>
          </table:table-cell>
          <table:table-cell table:style-name="ce14" office:value-type="float" office:value="-0.5129589" calcext:value-type="float">
            <text:p>-0.5129589</text:p>
          </table:table-cell>
          <table:table-cell table:style-name="ce14" office:value-type="float" office:value="-0.1822676" calcext:value-type="float">
            <text:p>-0.1822676</text:p>
          </table:table-cell>
        </table:table-row>
        <table:table-row table:style-name="ro1">
          <table:table-cell table:style-name="ce8" office:value-type="string" calcext:value-type="string">
            <text:p>18:07:41.585</text:p>
          </table:table-cell>
          <table:table-cell table:style-name="ce14" office:value-type="float" office:value="-0.06343441" calcext:value-type="float">
            <text:p>-0.06343441</text:p>
          </table:table-cell>
          <table:table-cell table:style-name="ce14" office:value-type="float" office:value="-0.7996025" calcext:value-type="float">
            <text:p>-0.7996025</text:p>
          </table:table-cell>
          <table:table-cell table:style-name="ce14" office:value-type="float" office:value="-0.020559432" calcext:value-type="float">
            <text:p>-0.020559432</text:p>
          </table:table-cell>
        </table:table-row>
        <table:table-row table:style-name="ro1">
          <table:table-cell table:style-name="ce8" office:value-type="string" calcext:value-type="string">
            <text:p>18:07:41.624</text:p>
          </table:table-cell>
          <table:table-cell table:style-name="ce14" office:value-type="float" office:value="-0.15245229" calcext:value-type="float">
            <text:p>-0.15245229</text:p>
          </table:table-cell>
          <table:table-cell table:style-name="ce14" office:value-type="float" office:value="-0.6045055" calcext:value-type="float">
            <text:p>-0.6045055</text:p>
          </table:table-cell>
          <table:table-cell table:style-name="ce14" office:value-type="float" office:value="-0.0404762" calcext:value-type="float">
            <text:p>-0.0404762</text:p>
          </table:table-cell>
        </table:table-row>
        <table:table-row table:style-name="ro1">
          <table:table-cell table:style-name="ce8" office:value-type="string" calcext:value-type="string">
            <text:p>18:07:41.664</text:p>
          </table:table-cell>
          <table:table-cell table:style-name="ce14" office:value-type="float" office:value="-0.19587407" calcext:value-type="float">
            <text:p>-0.19587407</text:p>
          </table:table-cell>
          <table:table-cell table:style-name="ce14" office:value-type="float" office:value="-0.583386" calcext:value-type="float">
            <text:p>-0.583386</text:p>
          </table:table-cell>
          <table:table-cell table:style-name="ce14" office:value-type="float" office:value="-0.10827915" calcext:value-type="float">
            <text:p>-0.10827915</text:p>
          </table:table-cell>
        </table:table-row>
        <table:table-row table:style-name="ro1">
          <table:table-cell table:style-name="ce8" office:value-type="string" calcext:value-type="string">
            <text:p>18:07:41.702</text:p>
          </table:table-cell>
          <table:table-cell table:style-name="ce14" office:value-type="float" office:value="-0.29823488" calcext:value-type="float">
            <text:p>-0.29823488</text:p>
          </table:table-cell>
          <table:table-cell table:style-name="ce14" office:value-type="float" office:value="-0.5169175" calcext:value-type="float">
            <text:p>-0.5169175</text:p>
          </table:table-cell>
          <table:table-cell table:style-name="ce14" office:value-type="float" office:value="-0.13304693" calcext:value-type="float">
            <text:p>-0.13304693</text:p>
          </table:table-cell>
        </table:table-row>
        <table:table-row table:style-name="ro1">
          <table:table-cell table:style-name="ce8" office:value-type="string" calcext:value-type="string">
            <text:p>18:07:41.743</text:p>
          </table:table-cell>
          <table:table-cell table:style-name="ce14" office:value-type="float" office:value="-0.28994462" calcext:value-type="float">
            <text:p>-0.28994462</text:p>
          </table:table-cell>
          <table:table-cell table:style-name="ce14" office:value-type="float" office:value="-0.4625891" calcext:value-type="float">
            <text:p>-0.4625891</text:p>
          </table:table-cell>
          <table:table-cell table:style-name="ce14" office:value-type="float" office:value="-0.13050881" calcext:value-type="float">
            <text:p>-0.13050881</text:p>
          </table:table-cell>
        </table:table-row>
        <table:table-row table:style-name="ro1">
          <table:table-cell table:style-name="ce8" office:value-type="string" calcext:value-type="string">
            <text:p>18:07:41.783</text:p>
          </table:table-cell>
          <table:table-cell table:style-name="ce14" office:value-type="float" office:value="-0.25062296" calcext:value-type="float">
            <text:p>-0.25062296</text:p>
          </table:table-cell>
          <table:table-cell table:style-name="ce14" office:value-type="float" office:value="-0.44467485" calcext:value-type="float">
            <text:p>-0.44467485</text:p>
          </table:table-cell>
          <table:table-cell table:style-name="ce14" office:value-type="float" office:value="0.034373127" calcext:value-type="float">
            <text:p>0.034373127</text:p>
          </table:table-cell>
        </table:table-row>
        <table:table-row table:style-name="ro1">
          <table:table-cell table:style-name="ce8" office:value-type="string" calcext:value-type="string">
            <text:p>18:07:41.844</text:p>
          </table:table-cell>
          <table:table-cell table:style-name="ce14" office:value-type="float" office:value="-0.16403726" calcext:value-type="float">
            <text:p>-0.16403726</text:p>
          </table:table-cell>
          <table:table-cell table:style-name="ce14" office:value-type="float" office:value="-0.3044066" calcext:value-type="float">
            <text:p>-0.3044066</text:p>
          </table:table-cell>
          <table:table-cell table:style-name="ce14" office:value-type="float" office:value="-0.02817067" calcext:value-type="float">
            <text:p>-0.02817067</text:p>
          </table:table-cell>
        </table:table-row>
        <table:table-row table:style-name="ro1">
          <table:table-cell table:style-name="ce8" office:value-type="string" calcext:value-type="string">
            <text:p>18:07:41.884</text:p>
          </table:table-cell>
          <table:table-cell table:style-name="ce14" office:value-type="float" office:value="-0.14763354" calcext:value-type="float">
            <text:p>-0.14763354</text:p>
          </table:table-cell>
          <table:table-cell table:style-name="ce14" office:value-type="float" office:value="-0.27396598" calcext:value-type="float">
            <text:p>-0.27396598</text:p>
          </table:table-cell>
          <table:table-cell table:style-name="ce14" office:value-type="float" office:value="-0.025353597" calcext:value-type="float">
            <text:p>-0.025353597</text:p>
          </table:table-cell>
        </table:table-row>
        <table:table-row table:style-name="ro1">
          <table:table-cell table:style-name="ce8" office:value-type="string" calcext:value-type="string">
            <text:p>18:07:41.962</text:p>
          </table:table-cell>
          <table:table-cell table:style-name="ce14" office:value-type="float" office:value="-0.13287018" calcext:value-type="float">
            <text:p>-0.13287018</text:p>
          </table:table-cell>
          <table:table-cell table:style-name="ce14" office:value-type="float" office:value="-0.24656937" calcext:value-type="float">
            <text:p>-0.24656937</text:p>
          </table:table-cell>
          <table:table-cell table:style-name="ce14" office:value-type="float" office:value="-0.022818252" calcext:value-type="float">
            <text:p>-0.022818252</text:p>
          </table:table-cell>
        </table:table-row>
        <table:table-row table:style-name="ro1">
          <table:table-cell table:style-name="ce8" office:value-type="string" calcext:value-type="string">
            <text:p>18:07:42.032</text:p>
          </table:table-cell>
          <table:table-cell table:style-name="ce14" office:value-type="float" office:value="-0.11958316" calcext:value-type="float">
            <text:p>-0.11958316</text:p>
          </table:table-cell>
          <table:table-cell table:style-name="ce14" office:value-type="float" office:value="-0.22191243" calcext:value-type="float">
            <text:p>-0.22191243</text:p>
          </table:table-cell>
          <table:table-cell table:style-name="ce14" office:value-type="float" office:value="-0.020536432" calcext:value-type="float">
            <text:p>-0.020536432</text:p>
          </table:table-cell>
        </table:table-row>
        <table:table-row table:style-name="ro1">
          <table:table-cell table:style-name="ce8" office:value-type="string" calcext:value-type="string">
            <text:p>18:07:42.103</text:p>
          </table:table-cell>
          <table:table-cell table:style-name="ce14" office:value-type="float" office:value="-0.10762485" calcext:value-type="float">
            <text:p>-0.10762485</text:p>
          </table:table-cell>
          <table:table-cell table:style-name="ce14" office:value-type="float" office:value="-0.19972119" calcext:value-type="float">
            <text:p>-0.19972119</text:p>
          </table:table-cell>
          <table:table-cell table:style-name="ce14" office:value-type="float" office:value="-0.018482804" calcext:value-type="float">
            <text:p>-0.018482804</text:p>
          </table:table-cell>
        </table:table-row>
        <table:table-row table:style-name="ro1">
          <table:table-cell table:style-name="ce8" office:value-type="string" calcext:value-type="string">
            <text:p>18:07:42.172</text:p>
          </table:table-cell>
          <table:table-cell table:style-name="ce14" office:value-type="float" office:value="-0.23814653" calcext:value-type="float">
            <text:p>-0.23814653</text:p>
          </table:table-cell>
          <table:table-cell table:style-name="ce14" office:value-type="float" office:value="0.022838833" calcext:value-type="float">
            <text:p>0.022838833</text:p>
          </table:table-cell>
          <table:table-cell table:style-name="ce14" office:value-type="float" office:value="-0.18846072" calcext:value-type="float">
            <text:p>-0.18846072</text:p>
          </table:table-cell>
        </table:table-row>
        <table:table-row table:style-name="ro1">
          <table:table-cell table:style-name="ce8" office:value-type="string" calcext:value-type="string">
            <text:p>18:07:42.244</text:p>
          </table:table-cell>
          <table:table-cell table:style-name="ce14" office:value-type="float" office:value="-0.121827" calcext:value-type="float">
            <text:p>-0.121827</text:p>
          </table:table-cell>
          <table:table-cell table:style-name="ce14" office:value-type="float" office:value="-0.15017258" calcext:value-type="float">
            <text:p>-0.15017258</text:p>
          </table:table-cell>
          <table:table-cell table:style-name="ce14" office:value-type="float" office:value="0.001991779" calcext:value-type="float">
            <text:p>0.001991779</text:p>
          </table:table-cell>
        </table:table-row>
        <table:table-row table:style-name="ro1">
          <table:table-cell table:style-name="ce8" office:value-type="string" calcext:value-type="string">
            <text:p>18:07:42.314</text:p>
          </table:table-cell>
          <table:table-cell table:style-name="ce14" office:value-type="float" office:value="-0.12656328" calcext:value-type="float">
            <text:p>-0.12656328</text:p>
          </table:table-cell>
          <table:table-cell table:style-name="ce14" office:value-type="float" office:value="-0.034520555" calcext:value-type="float">
            <text:p>-0.034520555</text:p>
          </table:table-cell>
          <table:table-cell table:style-name="ce14" office:value-type="float" office:value="-0.06588319" calcext:value-type="float">
            <text:p>-0.06588319</text:p>
          </table:table-cell>
        </table:table-row>
        <table:table-row table:style-name="ro1">
          <table:table-cell table:style-name="ce8" office:value-type="string" calcext:value-type="string">
            <text:p>18:07:42.399</text:p>
          </table:table-cell>
          <table:table-cell table:style-name="ce14" office:value-type="float" office:value="-0.10445868" calcext:value-type="float">
            <text:p>-0.10445868</text:p>
          </table:table-cell>
          <table:table-cell table:style-name="ce14" office:value-type="float" office:value="-0.05194253" calcext:value-type="float">
            <text:p>-0.05194253</text:p>
          </table:table-cell>
          <table:table-cell table:style-name="ce14" office:value-type="float" office:value="0.019367272" calcext:value-type="float">
            <text:p>0.019367272</text:p>
          </table:table-cell>
        </table:table-row>
        <table:table-row table:style-name="ro1">
          <table:table-cell table:style-name="ce8" office:value-type="string" calcext:value-type="string">
            <text:p>18:07:49.798</text:p>
          </table:table-cell>
          <table:table-cell table:style-name="ce14" office:value-type="float" office:value="-0.06522866" calcext:value-type="float">
            <text:p>-0.06522866</text:p>
          </table:table-cell>
          <table:table-cell table:style-name="ce14" office:value-type="float" office:value="0.9018113" calcext:value-type="float">
            <text:p>0.9018113</text:p>
          </table:table-cell>
          <table:table-cell table:style-name="ce14" office:value-type="float" office:value="-1.1475596" calcext:value-type="float">
            <text:p>-1.1475596</text:p>
          </table:table-cell>
        </table:table-row>
        <table:table-row table:style-name="ro1">
          <table:table-cell table:style-name="ce8" office:value-type="string" calcext:value-type="string">
            <text:p>18:07:49.872</text:p>
          </table:table-cell>
          <table:table-cell table:style-name="ce14" office:value-type="float" office:value="-0.019594442" calcext:value-type="float">
            <text:p>-0.019594442</text:p>
          </table:table-cell>
          <table:table-cell table:style-name="ce14" office:value-type="float" office:value="1.087387" calcext:value-type="float">
            <text:p>1.087387</text:p>
          </table:table-cell>
          <table:table-cell table:style-name="ce14" office:value-type="float" office:value="-0.82274514" calcext:value-type="float">
            <text:p>-0.82274514</text:p>
          </table:table-cell>
        </table:table-row>
        <table:table-row table:style-name="ro1">
          <table:table-cell table:style-name="ce8" office:value-type="string" calcext:value-type="string">
            <text:p>18:07:49.939</text:p>
          </table:table-cell>
          <table:table-cell table:style-name="ce14" office:value-type="float" office:value="-0.109700434" calcext:value-type="float">
            <text:p>-0.109700434</text:p>
          </table:table-cell>
          <table:table-cell table:style-name="ce14" office:value-type="float" office:value="0.65235436" calcext:value-type="float">
            <text:p>0.65235436</text:p>
          </table:table-cell>
          <table:table-cell table:style-name="ce14" office:value-type="float" office:value="-0.66993845" calcext:value-type="float">
            <text:p>-0.66993845</text:p>
          </table:table-cell>
        </table:table-row>
        <table:table-row table:style-name="ro1">
          <table:table-cell table:style-name="ce8" office:value-type="string" calcext:value-type="string">
            <text:p>18:07:50.009</text:p>
          </table:table-cell>
          <table:table-cell table:style-name="ce14" office:value-type="float" office:value="-0.07807606" calcext:value-type="float">
            <text:p>-0.07807606</text:p>
          </table:table-cell>
          <table:table-cell table:style-name="ce14" office:value-type="float" office:value="0.72510713" calcext:value-type="float">
            <text:p>0.72510713</text:p>
          </table:table-cell>
          <table:table-cell table:style-name="ce14" office:value-type="float" office:value="-0.45155293" calcext:value-type="float">
            <text:p>-0.45155293</text:p>
          </table:table-cell>
        </table:table-row>
        <table:table-row table:style-name="ro1">
          <table:table-cell table:style-name="ce8" office:value-type="string" calcext:value-type="string">
            <text:p>18:07:50.078</text:p>
          </table:table-cell>
          <table:table-cell table:style-name="ce14" office:value-type="float" office:value="-0.03489253" calcext:value-type="float">
            <text:p>-0.03489253</text:p>
          </table:table-cell>
          <table:table-cell table:style-name="ce14" office:value-type="float" office:value="0.5381189" calcext:value-type="float">
            <text:p>0.5381189</text:p>
          </table:table-cell>
          <table:table-cell table:style-name="ce14" office:value-type="float" office:value="-0.38046992" calcext:value-type="float">
            <text:p>-0.38046992</text:p>
          </table:table-cell>
        </table:table-row>
        <table:table-row table:style-name="ro1">
          <table:table-cell table:style-name="ce8" office:value-type="string" calcext:value-type="string">
            <text:p>18:07:50.149</text:p>
          </table:table-cell>
          <table:table-cell table:style-name="ce14" office:value-type="float" office:value="-0.045465738" calcext:value-type="float">
            <text:p>-0.045465738</text:p>
          </table:table-cell>
          <table:table-cell table:style-name="ce14" office:value-type="float" office:value="0.52495646" calcext:value-type="float">
            <text:p>0.52495646</text:p>
          </table:table-cell>
          <table:table-cell table:style-name="ce14" office:value-type="float" office:value="-0.30133408" calcext:value-type="float">
            <text:p>-0.30133408</text:p>
          </table:table-cell>
        </table:table-row>
        <table:table-row table:style-name="ro1">
          <table:table-cell table:style-name="ce8" office:value-type="string" calcext:value-type="string">
            <text:p>18:07:50.225</text:p>
          </table:table-cell>
          <table:table-cell table:style-name="ce14" office:value-type="float" office:value="-0.060694534" calcext:value-type="float">
            <text:p>-0.060694534</text:p>
          </table:table-cell>
          <table:table-cell table:style-name="ce14" office:value-type="float" office:value="0.4410399" calcext:value-type="float">
            <text:p>0.4410399</text:p>
          </table:table-cell>
          <table:table-cell table:style-name="ce14" office:value-type="float" office:value="-0.17759715" calcext:value-type="float">
            <text:p>-0.17759715</text:p>
          </table:table-cell>
        </table:table-row>
        <table:table-row table:style-name="ro1">
          <table:table-cell table:style-name="ce8" office:value-type="string" calcext:value-type="string">
            <text:p>18:07:50.290</text:p>
          </table:table-cell>
          <table:table-cell table:style-name="ce14" office:value-type="float" office:value="-0.07747667" calcext:value-type="float">
            <text:p>-0.07747667</text:p>
          </table:table-cell>
          <table:table-cell table:style-name="ce14" office:value-type="float" office:value="0.35848376" calcext:value-type="float">
            <text:p>0.35848376</text:p>
          </table:table-cell>
          <table:table-cell table:style-name="ce14" office:value-type="float" office:value="-0.11523294" calcext:value-type="float">
            <text:p>-0.11523294</text:p>
          </table:table-cell>
        </table:table-row>
        <table:table-row table:style-name="ro1">
          <table:table-cell table:style-name="ce8" office:value-type="string" calcext:value-type="string">
            <text:p>18:07:50.361</text:p>
          </table:table-cell>
          <table:table-cell table:style-name="ce14" office:value-type="float" office:value="-0.0967554" calcext:value-type="float">
            <text:p>-0.0967554</text:p>
          </table:table-cell>
          <table:table-cell table:style-name="ce14" office:value-type="float" office:value="0.30417836" calcext:value-type="float">
            <text:p>0.30417836</text:p>
          </table:table-cell>
          <table:table-cell table:style-name="ce14" office:value-type="float" office:value="-0.09975458" calcext:value-type="float">
            <text:p>-0.09975458</text:p>
          </table:table-cell>
        </table:table-row>
        <table:table-row table:style-name="ro1">
          <table:table-cell table:style-name="ce8" office:value-type="string" calcext:value-type="string">
            <text:p>18:07:50.430</text:p>
          </table:table-cell>
          <table:table-cell table:style-name="ce14" office:value-type="float" office:value="-0.10971166" calcext:value-type="float">
            <text:p>-0.10971166</text:p>
          </table:table-cell>
          <table:table-cell table:style-name="ce14" office:value-type="float" office:value="0.30144602" calcext:value-type="float">
            <text:p>0.30144602</text:p>
          </table:table-cell>
          <table:table-cell table:style-name="ce14" office:value-type="float" office:value="-0.10603888" calcext:value-type="float">
            <text:p>-0.10603888</text:p>
          </table:table-cell>
        </table:table-row>
        <table:table-row table:style-name="ro1">
          <table:table-cell table:style-name="ce8" office:value-type="string" calcext:value-type="string">
            <text:p>18:07:50.500</text:p>
          </table:table-cell>
          <table:table-cell table:style-name="ce14" office:value-type="float" office:value="-0.13873072" calcext:value-type="float">
            <text:p>-0.13873072</text:p>
          </table:table-cell>
          <table:table-cell table:style-name="ce14" office:value-type="float" office:value="0.2625124" calcext:value-type="float">
            <text:p>0.2625124</text:p>
          </table:table-cell>
          <table:table-cell table:style-name="ce14" office:value-type="float" office:value="-0.13894086" calcext:value-type="float">
            <text:p>-0.13894086</text:p>
          </table:table-cell>
        </table:table-row>
        <table:table-row table:style-name="ro1">
          <table:table-cell table:style-name="ce8" office:value-type="string" calcext:value-type="string">
            <text:p>18:07:51.187</text:p>
          </table:table-cell>
          <table:table-cell table:style-name="ce14" office:value-type="float" office:value="-0.35139567" calcext:value-type="float">
            <text:p>-0.35139567</text:p>
          </table:table-cell>
          <table:table-cell table:style-name="ce14" office:value-type="float" office:value="-0.2231871" calcext:value-type="float">
            <text:p>-0.2231871</text:p>
          </table:table-cell>
          <table:table-cell table:style-name="ce14" office:value-type="float" office:value="-0.2454569" calcext:value-type="float">
            <text:p>-0.2454569</text:p>
          </table:table-cell>
        </table:table-row>
        <table:table-row table:style-name="ro1">
          <table:table-cell table:style-name="ce8" office:value-type="string" calcext:value-type="string">
            <text:p>18:07:51.261</text:p>
          </table:table-cell>
          <table:table-cell table:style-name="ce14" office:value-type="float" office:value="-0.35295045" calcext:value-type="float">
            <text:p>-0.35295045</text:p>
          </table:table-cell>
          <table:table-cell table:style-name="ce14" office:value-type="float" office:value="-0.3737932" calcext:value-type="float">
            <text:p>-0.3737932</text:p>
          </table:table-cell>
          <table:table-cell table:style-name="ce14" office:value-type="float" office:value="-0.42569637" calcext:value-type="float">
            <text:p>-0.42569637</text:p>
          </table:table-cell>
        </table:table-row>
        <table:table-row table:style-name="ro1">
          <table:table-cell table:style-name="ce8" office:value-type="string" calcext:value-type="string">
            <text:p>18:07:51.328</text:p>
          </table:table-cell>
          <table:table-cell table:style-name="ce14" office:value-type="float" office:value="-0.30117598" calcext:value-type="float">
            <text:p>-0.30117598</text:p>
          </table:table-cell>
          <table:table-cell table:style-name="ce14" office:value-type="float" office:value="-0.37288854" calcext:value-type="float">
            <text:p>-0.37288854</text:p>
          </table:table-cell>
          <table:table-cell table:style-name="ce14" office:value-type="float" office:value="-0.42465505" calcext:value-type="float">
            <text:p>-0.42465505</text:p>
          </table:table-cell>
        </table:table-row>
        <table:table-row table:style-name="ro1">
          <table:table-cell table:style-name="ce8" office:value-type="string" calcext:value-type="string">
            <text:p>18:07:51.401</text:p>
          </table:table-cell>
          <table:table-cell table:style-name="ce14" office:value-type="float" office:value="-0.44046754" calcext:value-type="float">
            <text:p>-0.44046754</text:p>
          </table:table-cell>
          <table:table-cell table:style-name="ce14" office:value-type="float" office:value="-0.32395416" calcext:value-type="float">
            <text:p>-0.32395416</text:p>
          </table:table-cell>
          <table:table-cell table:style-name="ce14" office:value-type="float" office:value="-0.27100793" calcext:value-type="float">
            <text:p>-0.27100793</text:p>
          </table:table-cell>
        </table:table-row>
        <table:table-row table:style-name="ro1">
          <table:table-cell table:style-name="ce8" office:value-type="string" calcext:value-type="string">
            <text:p>18:07:51.468</text:p>
          </table:table-cell>
          <table:table-cell table:style-name="ce14" office:value-type="float" office:value="-0.44541982" calcext:value-type="float">
            <text:p>-0.44541982</text:p>
          </table:table-cell>
          <table:table-cell table:style-name="ce14" office:value-type="float" office:value="-0.49920034" calcext:value-type="float">
            <text:p>-0.49920034</text:p>
          </table:table-cell>
          <table:table-cell table:style-name="ce14" office:value-type="float" office:value="-0.09273524" calcext:value-type="float">
            <text:p>-0.09273524</text:p>
          </table:table-cell>
        </table:table-row>
        <table:table-row table:style-name="ro1">
          <table:table-cell table:style-name="ce8" office:value-type="string" calcext:value-type="string">
            <text:p>18:07:51.541</text:p>
          </table:table-cell>
          <table:table-cell table:style-name="ce14" office:value-type="float" office:value="-0.36484268" calcext:value-type="float">
            <text:p>-0.36484268</text:p>
          </table:table-cell>
          <table:table-cell table:style-name="ce14" office:value-type="float" office:value="-0.35128227" calcext:value-type="float">
            <text:p>-0.35128227</text:p>
          </table:table-cell>
          <table:table-cell table:style-name="ce14" office:value-type="float" office:value="0.07913593" calcext:value-type="float">
            <text:p>0.07913593</text:p>
          </table:table-cell>
        </table:table-row>
        <table:table-row table:style-name="ro1">
          <table:table-cell table:style-name="ce8" office:value-type="string" calcext:value-type="string">
            <text:p>18:07:51.608</text:p>
          </table:table-cell>
          <table:table-cell table:style-name="ce14" office:value-type="float" office:value="-0.33407134" calcext:value-type="float">
            <text:p>-0.33407134</text:p>
          </table:table-cell>
          <table:table-cell table:style-name="ce14" office:value-type="float" office:value="-0.47325853" calcext:value-type="float">
            <text:p>-0.47325853</text:p>
          </table:table-cell>
          <table:table-cell table:style-name="ce14" office:value-type="float" office:value="0.12373699" calcext:value-type="float">
            <text:p>0.12373699</text:p>
          </table:table-cell>
        </table:table-row>
        <table:table-row table:style-name="ro1">
          <table:table-cell table:style-name="ce8" office:value-type="string" calcext:value-type="string">
            <text:p>18:07:53.401</text:p>
          </table:table-cell>
          <table:table-cell table:style-name="ce14" office:value-type="float" office:value="0.3426952" calcext:value-type="float">
            <text:p>0.3426952</text:p>
          </table:table-cell>
          <table:table-cell table:style-name="ce14" office:value-type="float" office:value="-0.14797859" calcext:value-type="float">
            <text:p>-0.14797859</text:p>
          </table:table-cell>
          <table:table-cell table:style-name="ce14" office:value-type="float" office:value="0.6637559" calcext:value-type="float">
            <text:p>0.6637559</text:p>
          </table:table-cell>
        </table:table-row>
        <table:table-row table:style-name="ro1">
          <table:table-cell table:style-name="ce8" office:value-type="string" calcext:value-type="string">
            <text:p>18:07:53.473</text:p>
          </table:table-cell>
          <table:table-cell table:style-name="ce14" office:value-type="float" office:value="0.4055448" calcext:value-type="float">
            <text:p>0.4055448</text:p>
          </table:table-cell>
          <table:table-cell table:style-name="ce14" office:value-type="float" office:value="-0.23821002" calcext:value-type="float">
            <text:p>-0.23821002</text:p>
          </table:table-cell>
          <table:table-cell table:style-name="ce14" office:value-type="float" office:value="0.61935294" calcext:value-type="float">
            <text:p>0.61935294</text:p>
          </table:table-cell>
        </table:table-row>
        <table:table-row table:style-name="ro1">
          <table:table-cell table:style-name="ce8" office:value-type="string" calcext:value-type="string">
            <text:p>18:07:53.545</text:p>
          </table:table-cell>
          <table:table-cell table:style-name="ce14" office:value-type="float" office:value="0.39948738" calcext:value-type="float">
            <text:p>0.39948738</text:p>
          </table:table-cell>
          <table:table-cell table:style-name="ce14" office:value-type="float" office:value="-0.22976987" calcext:value-type="float">
            <text:p>-0.22976987</text:p>
          </table:table-cell>
          <table:table-cell table:style-name="ce14" office:value-type="float" office:value="0.62707096" calcext:value-type="float">
            <text:p>0.62707096</text:p>
          </table:table-cell>
        </table:table-row>
        <table:table-row table:style-name="ro1">
          <table:table-cell table:style-name="ce8" office:value-type="string" calcext:value-type="string">
            <text:p>18:07:53.617</text:p>
          </table:table-cell>
          <table:table-cell table:style-name="ce14" office:value-type="float" office:value="0.29933354" calcext:value-type="float">
            <text:p>0.29933354</text:p>
          </table:table-cell>
          <table:table-cell table:style-name="ce14" office:value-type="float" office:value="-0.29248625" calcext:value-type="float">
            <text:p>-0.29248625</text:p>
          </table:table-cell>
          <table:table-cell table:style-name="ce14" office:value-type="float" office:value="0.67181015" calcext:value-type="float">
            <text:p>0.67181015</text:p>
          </table:table-cell>
        </table:table-row>
        <table:table-row table:style-name="ro1">
          <table:table-cell table:style-name="ce8" office:value-type="string" calcext:value-type="string">
            <text:p>18:07:53.683</text:p>
          </table:table-cell>
          <table:table-cell table:style-name="ce14" office:value-type="float" office:value="0.25270095" calcext:value-type="float">
            <text:p>0.25270095</text:p>
          </table:table-cell>
          <table:table-cell table:style-name="ce14" office:value-type="float" office:value="-0.3276175" calcext:value-type="float">
            <text:p>-0.3276175</text:p>
          </table:table-cell>
          <table:table-cell table:style-name="ce14" office:value-type="float" office:value="0.564639" calcext:value-type="float">
            <text:p>0.564639</text:p>
          </table:table-cell>
        </table:table-row>
        <table:table-row table:style-name="ro1">
          <table:table-cell table:style-name="ce8" office:value-type="string" calcext:value-type="string">
            <text:p>18:07:53.753</text:p>
          </table:table-cell>
          <table:table-cell table:style-name="ce14" office:value-type="float" office:value="0.15404218" calcext:value-type="float">
            <text:p>0.15404218</text:p>
          </table:table-cell>
          <table:table-cell table:style-name="ce14" office:value-type="float" office:value="-0.43548077" calcext:value-type="float">
            <text:p>-0.43548077</text:p>
          </table:table-cell>
          <table:table-cell table:style-name="ce14" office:value-type="float" office:value="0.48334593" calcext:value-type="float">
            <text:p>0.48334593</text:p>
          </table:table-cell>
        </table:table-row>
        <table:table-row table:style-name="ro1">
          <table:table-cell table:style-name="ce8" office:value-type="string" calcext:value-type="string">
            <text:p>18:07:53.836</text:p>
          </table:table-cell>
          <table:table-cell table:style-name="ce14" office:value-type="float" office:value="0.044814713" calcext:value-type="float">
            <text:p>0.044814713</text:p>
          </table:table-cell>
          <table:table-cell table:style-name="ce14" office:value-type="float" office:value="-0.4607071" calcext:value-type="float">
            <text:p>-0.4607071</text:p>
          </table:table-cell>
          <table:table-cell table:style-name="ce14" office:value-type="float" office:value="0.35722816" calcext:value-type="float">
            <text:p>0.35722816</text:p>
          </table:table-cell>
        </table:table-row>
        <table:table-row table:style-name="ro1">
          <table:table-cell table:style-name="ce8" office:value-type="string" calcext:value-type="string">
            <text:p>18:07:53.903</text:p>
          </table:table-cell>
          <table:table-cell table:style-name="ce14" office:value-type="float" office:value="-0.069530025" calcext:value-type="float">
            <text:p>-0.069530025</text:p>
          </table:table-cell>
          <table:table-cell table:style-name="ce14" office:value-type="float" office:value="-0.38277602" calcext:value-type="float">
            <text:p>-0.38277602</text:p>
          </table:table-cell>
          <table:table-cell table:style-name="ce14" office:value-type="float" office:value="0.19340475" calcext:value-type="float">
            <text:p>0.19340475</text:p>
          </table:table-cell>
        </table:table-row>
        <table:table-row table:style-name="ro1">
          <table:table-cell table:style-name="ce8" office:value-type="string" calcext:value-type="string">
            <text:p>18:07:54.867</text:p>
          </table:table-cell>
          <table:table-cell table:style-name="ce14" office:value-type="float" office:value="-0.09927134" calcext:value-type="float">
            <text:p>-0.09927134</text:p>
          </table:table-cell>
          <table:table-cell table:style-name="ce14" office:value-type="float" office:value="0.65064317" calcext:value-type="float">
            <text:p>0.65064317</text:p>
          </table:table-cell>
          <table:table-cell table:style-name="ce14" office:value-type="float" office:value="-0.46885565" calcext:value-type="float">
            <text:p>-0.46885565</text:p>
          </table:table-cell>
        </table:table-row>
        <table:table-row table:style-name="ro1">
          <table:table-cell table:style-name="ce8" office:value-type="string" calcext:value-type="string">
            <text:p>18:07:54.937</text:p>
          </table:table-cell>
          <table:table-cell table:style-name="ce14" office:value-type="float" office:value="-0.033094224" calcext:value-type="float">
            <text:p>-0.033094224</text:p>
          </table:table-cell>
          <table:table-cell table:style-name="ce14" office:value-type="float" office:value="0.649739" calcext:value-type="float">
            <text:p>0.649739</text:p>
          </table:table-cell>
          <table:table-cell table:style-name="ce14" office:value-type="float" office:value="-0.36637926" calcext:value-type="float">
            <text:p>-0.36637926</text:p>
          </table:table-cell>
        </table:table-row>
        <table:table-row table:style-name="ro1">
          <table:table-cell table:style-name="ce8" office:value-type="string" calcext:value-type="string">
            <text:p>18:07:55.008</text:p>
          </table:table-cell>
          <table:table-cell table:style-name="ce14" office:value-type="float" office:value="-0.120971344" calcext:value-type="float">
            <text:p>-0.120971344</text:p>
          </table:table-cell>
          <table:table-cell table:style-name="ce14" office:value-type="float" office:value="0.59794873" calcext:value-type="float">
            <text:p>0.59794873</text:p>
          </table:table-cell>
          <table:table-cell table:style-name="ce14" office:value-type="float" office:value="-0.25371593" calcext:value-type="float">
            <text:p>-0.25371593</text:p>
          </table:table-cell>
        </table:table-row>
        <table:table-row table:style-name="ro1">
          <table:table-cell table:style-name="ce8" office:value-type="string" calcext:value-type="string">
            <text:p>18:07:55.077</text:p>
          </table:table-cell>
          <table:table-cell table:style-name="ce14" office:value-type="float" office:value="-0.17127651" calcext:value-type="float">
            <text:p>-0.17127651</text:p>
          </table:table-cell>
          <table:table-cell table:style-name="ce14" office:value-type="float" office:value="0.3740181" calcext:value-type="float">
            <text:p>0.3740181</text:p>
          </table:table-cell>
          <table:table-cell table:style-name="ce14" office:value-type="float" office:value="-0.14968225" calcext:value-type="float">
            <text:p>-0.14968225</text:p>
          </table:table-cell>
        </table:table-row>
        <table:table-row table:style-name="ro1">
          <table:table-cell table:style-name="ce8" office:value-type="string" calcext:value-type="string">
            <text:p>18:07:55.149</text:p>
          </table:table-cell>
          <table:table-cell table:style-name="ce14" office:value-type="float" office:value="-0.12228852" calcext:value-type="float">
            <text:p>-0.12228852</text:p>
          </table:table-cell>
          <table:table-cell table:style-name="ce14" office:value-type="float" office:value="0.3913282" calcext:value-type="float">
            <text:p>0.3913282</text:p>
          </table:table-cell>
          <table:table-cell table:style-name="ce14" office:value-type="float" office:value="-0.04176969" calcext:value-type="float">
            <text:p>-0.04176969</text:p>
          </table:table-cell>
        </table:table-row>
        <table:table-row table:style-name="ro1">
          <table:table-cell table:style-name="ce8" office:value-type="string" calcext:value-type="string">
            <text:p>18:07:55.218</text:p>
          </table:table-cell>
          <table:table-cell table:style-name="ce14" office:value-type="float" office:value="-0.14192002" calcext:value-type="float">
            <text:p>-0.14192002</text:p>
          </table:table-cell>
          <table:table-cell table:style-name="ce14" office:value-type="float" office:value="0.10807914" calcext:value-type="float">
            <text:p>0.10807914</text:p>
          </table:table-cell>
          <table:table-cell table:style-name="ce14" office:value-type="float" office:value="0.057988327" calcext:value-type="float">
            <text:p>0.057988327</text:p>
          </table:table-cell>
        </table:table-row>
        <table:table-row table:style-name="ro1">
          <table:table-cell table:style-name="ce8" office:value-type="string" calcext:value-type="string">
            <text:p>18:07:55.288</text:p>
          </table:table-cell>
          <table:table-cell table:style-name="ce14" office:value-type="float" office:value="-0.02533546" calcext:value-type="float">
            <text:p>-0.02533546</text:p>
          </table:table-cell>
          <table:table-cell table:style-name="ce14" office:value-type="float" office:value="0.04255932" calcext:value-type="float">
            <text:p>0.04255932</text:p>
          </table:table-cell>
          <table:table-cell table:style-name="ce14" office:value-type="float" office:value="0.21808301" calcext:value-type="float">
            <text:p>0.21808301</text:p>
          </table:table-cell>
        </table:table-row>
        <table:table-row table:style-name="ro1">
          <table:table-cell table:style-name="ce8" office:value-type="string" calcext:value-type="string">
            <text:p>18:07:55.622</text:p>
          </table:table-cell>
          <table:table-cell table:style-name="ce14" office:value-type="float" office:value="0.3338143" calcext:value-type="float">
            <text:p>0.3338143</text:p>
          </table:table-cell>
          <table:table-cell table:style-name="ce14" office:value-type="float" office:value="0.12729263" calcext:value-type="float">
            <text:p>0.12729263</text:p>
          </table:table-cell>
          <table:table-cell table:style-name="ce14" office:value-type="float" office:value="0.34261265" calcext:value-type="float">
            <text:p>0.34261265</text:p>
          </table:table-cell>
        </table:table-row>
        <table:table-row table:style-name="ro1">
          <table:table-cell table:style-name="ce8" office:value-type="string" calcext:value-type="string">
            <text:p>18:07:55.692</text:p>
          </table:table-cell>
          <table:table-cell table:style-name="ce14" office:value-type="float" office:value="0.3733821" calcext:value-type="float">
            <text:p>0.3733821</text:p>
          </table:table-cell>
          <table:table-cell table:style-name="ce14" office:value-type="float" office:value="0.037219618" calcext:value-type="float">
            <text:p>0.037219618</text:p>
          </table:table-cell>
          <table:table-cell table:style-name="ce14" office:value-type="float" office:value="0.47841975" calcext:value-type="float">
            <text:p>0.47841975</text:p>
          </table:table-cell>
        </table:table-row>
        <table:table-row table:style-name="ro1">
          <table:table-cell table:style-name="ce8" office:value-type="string" calcext:value-type="string">
            <text:p>18:07:55.763</text:p>
          </table:table-cell>
          <table:table-cell table:style-name="ce14" office:value-type="float" office:value="0.33999893" calcext:value-type="float">
            <text:p>0.33999893</text:p>
          </table:table-cell>
          <table:table-cell table:style-name="ce14" office:value-type="float" office:value="0.10622715" calcext:value-type="float">
            <text:p>0.10622715</text:p>
          </table:table-cell>
          <table:table-cell table:style-name="ce14" office:value-type="float" office:value="0.34356606" calcext:value-type="float">
            <text:p>0.34356606</text:p>
          </table:table-cell>
        </table:table-row>
        <table:table-row table:style-name="ro1">
          <table:table-cell table:style-name="ce8" office:value-type="string" calcext:value-type="string">
            <text:p>18:07:55.834</text:p>
          </table:table-cell>
          <table:table-cell table:style-name="ce14" office:value-type="float" office:value="0.3288506" calcext:value-type="float">
            <text:p>0.3288506</text:p>
          </table:table-cell>
          <table:table-cell table:style-name="ce14" office:value-type="float" office:value="-0.22080182" calcext:value-type="float">
            <text:p>-0.22080182</text:p>
          </table:table-cell>
          <table:table-cell table:style-name="ce14" office:value-type="float" office:value="0.50300825" calcext:value-type="float">
            <text:p>0.50300825</text:p>
          </table:table-cell>
        </table:table-row>
        <table:table-row table:style-name="ro1">
          <table:table-cell table:style-name="ce8" office:value-type="string" calcext:value-type="string">
            <text:p>18:07:55.905</text:p>
          </table:table-cell>
          <table:table-cell table:style-name="ce14" office:value-type="float" office:value="0.24059445" calcext:value-type="float">
            <text:p>0.24059445</text:p>
          </table:table-cell>
          <table:table-cell table:style-name="ce14" office:value-type="float" office:value="-0.5597324" calcext:value-type="float">
            <text:p>-0.5597324</text:p>
          </table:table-cell>
          <table:table-cell table:style-name="ce14" office:value-type="float" office:value="0.46720937" calcext:value-type="float">
            <text:p>0.46720937</text:p>
          </table:table-cell>
        </table:table-row>
        <table:table-row table:style-name="ro1">
          <table:table-cell table:style-name="ce8" office:value-type="string" calcext:value-type="string">
            <text:p>18:07:55.974</text:p>
          </table:table-cell>
          <table:table-cell table:style-name="ce14" office:value-type="float" office:value="0.15413265" calcext:value-type="float">
            <text:p>0.15413265</text:p>
          </table:table-cell>
          <table:table-cell table:style-name="ce14" office:value-type="float" office:value="-0.4382806" calcext:value-type="float">
            <text:p>-0.4382806</text:p>
          </table:table-cell>
          <table:table-cell table:style-name="ce14" office:value-type="float" office:value="0.12957047" calcext:value-type="float">
            <text:p>0.12957047</text:p>
          </table:table-cell>
        </table:table-row>
        <table:table-row table:style-name="ro1">
          <table:table-cell table:style-name="ce8" office:value-type="string" calcext:value-type="string">
            <text:p>18:07:56.045</text:p>
          </table:table-cell>
          <table:table-cell table:style-name="ce14" office:value-type="float" office:value="0.052147143" calcext:value-type="float">
            <text:p>0.052147143</text:p>
          </table:table-cell>
          <table:table-cell table:style-name="ce14" office:value-type="float" office:value="-0.5873725" calcext:value-type="float">
            <text:p>-0.5873725</text:p>
          </table:table-cell>
          <table:table-cell table:style-name="ce14" office:value-type="float" office:value="0.13265347" calcext:value-type="float">
            <text:p>0.13265347</text:p>
          </table:table-cell>
        </table:table-row>
        <table:table-row table:style-name="ro1">
          <table:table-cell table:style-name="ce8" office:value-type="string" calcext:value-type="string">
            <text:p>18:07:57.154</text:p>
          </table:table-cell>
          <table:table-cell table:style-name="ce14" office:value-type="float" office:value="-0.3298987" calcext:value-type="float">
            <text:p>-0.3298987</text:p>
          </table:table-cell>
          <table:table-cell table:style-name="ce14" office:value-type="float" office:value="0.6214136" calcext:value-type="float">
            <text:p>0.6214136</text:p>
          </table:table-cell>
          <table:table-cell table:style-name="ce14" office:value-type="float" office:value="-0.45256013" calcext:value-type="float">
            <text:p>-0.45256013</text:p>
          </table:table-cell>
        </table:table-row>
        <table:table-row table:style-name="ro1">
          <table:table-cell table:style-name="ce8" office:value-type="string" calcext:value-type="string">
            <text:p>18:07:57.225</text:p>
          </table:table-cell>
          <table:table-cell table:style-name="ce14" office:value-type="float" office:value="-0.20901816" calcext:value-type="float">
            <text:p>-0.20901816</text:p>
          </table:table-cell>
          <table:table-cell table:style-name="ce14" office:value-type="float" office:value="0.44918925" calcext:value-type="float">
            <text:p>0.44918925</text:p>
          </table:table-cell>
          <table:table-cell table:style-name="ce14" office:value-type="float" office:value="-0.21965769" calcext:value-type="float">
            <text:p>-0.21965769</text:p>
          </table:table-cell>
        </table:table-row>
        <table:table-row table:style-name="ro1">
          <table:table-cell table:style-name="ce8" office:value-type="string" calcext:value-type="string">
            <text:p>18:07:57.295</text:p>
          </table:table-cell>
          <table:table-cell table:style-name="ce14" office:value-type="float" office:value="-0.21448353" calcext:value-type="float">
            <text:p>-0.21448353</text:p>
          </table:table-cell>
          <table:table-cell table:style-name="ce14" office:value-type="float" office:value="0.23310333" calcext:value-type="float">
            <text:p>0.23310333</text:p>
          </table:table-cell>
          <table:table-cell table:style-name="ce14" office:value-type="float" office:value="-0.20648097" calcext:value-type="float">
            <text:p>-0.20648097</text:p>
          </table:table-cell>
        </table:table-row>
        <table:table-row table:style-name="ro1">
          <table:table-cell table:style-name="ce8" office:value-type="string" calcext:value-type="string">
            <text:p>18:07:57.365</text:p>
          </table:table-cell>
          <table:table-cell table:style-name="ce14" office:value-type="float" office:value="-0.07262503" calcext:value-type="float">
            <text:p>-0.07262503</text:p>
          </table:table-cell>
          <table:table-cell table:style-name="ce14" office:value-type="float" office:value="0.209793" calcext:value-type="float">
            <text:p>0.209793</text:p>
          </table:table-cell>
          <table:table-cell table:style-name="ce14" office:value-type="float" office:value="0.043122213" calcext:value-type="float">
            <text:p>0.043122213</text:p>
          </table:table-cell>
        </table:table-row>
        <table:table-row table:style-name="ro1">
          <table:table-cell table:style-name="ce8" office:value-type="string" calcext:value-type="string">
            <text:p>18:07:57.435</text:p>
          </table:table-cell>
          <table:table-cell table:style-name="ce14" office:value-type="float" office:value="-0.07546992" calcext:value-type="float">
            <text:p>-0.07546992</text:p>
          </table:table-cell>
          <table:table-cell table:style-name="ce14" office:value-type="float" office:value="0.087300025" calcext:value-type="float">
            <text:p>0.087300025</text:p>
          </table:table-cell>
          <table:table-cell table:style-name="ce14" office:value-type="float" office:value="0.108243614" calcext:value-type="float">
            <text:p>0.108243614</text:p>
          </table:table-cell>
        </table:table-row>
        <table:table-row table:style-name="ro1">
          <table:table-cell table:style-name="ce8" office:value-type="string" calcext:value-type="string">
            <text:p>18:07:57.507</text:p>
          </table:table-cell>
          <table:table-cell table:style-name="ce14" office:value-type="float" office:value="0.0579804" calcext:value-type="float">
            <text:p>0.0579804</text:p>
          </table:table-cell>
          <table:table-cell table:style-name="ce14" office:value-type="float" office:value="-0.045355774" calcext:value-type="float">
            <text:p>-0.045355774</text:p>
          </table:table-cell>
          <table:table-cell table:style-name="ce14" office:value-type="float" office:value="0.14795642" calcext:value-type="float">
            <text:p>0.14795642</text:p>
          </table:table-cell>
        </table:table-row>
        <table:table-row table:style-name="ro1">
          <table:table-cell table:style-name="ce8" office:value-type="string" calcext:value-type="string">
            <text:p>18:07:57.576</text:p>
          </table:table-cell>
          <table:table-cell table:style-name="ce14" office:value-type="float" office:value="0.08294408" calcext:value-type="float">
            <text:p>0.08294408</text:p>
          </table:table-cell>
          <table:table-cell table:style-name="ce14" office:value-type="float" office:value="-0.053564332" calcext:value-type="float">
            <text:p>-0.053564332</text:p>
          </table:table-cell>
          <table:table-cell table:style-name="ce14" office:value-type="float" office:value="0.180402" calcext:value-type="float">
            <text:p>0.180402</text:p>
          </table:table-cell>
        </table:table-row>
        <table:table-row table:style-name="ro1">
          <table:table-cell table:style-name="ce8" office:value-type="string" calcext:value-type="string">
            <text:p>18:07:57.686</text:p>
          </table:table-cell>
          <table:table-cell table:style-name="ce14" office:value-type="float" office:value="0.12430786" calcext:value-type="float">
            <text:p>0.12430786</text:p>
          </table:table-cell>
          <table:table-cell table:style-name="ce14" office:value-type="float" office:value="-0.060732305" calcext:value-type="float">
            <text:p>-0.060732305</text:p>
          </table:table-cell>
          <table:table-cell table:style-name="ce14" office:value-type="float" office:value="0.1614829" calcext:value-type="float">
            <text:p>0.1614829</text:p>
          </table:table-cell>
        </table:table-row>
        <table:table-row table:style-name="ro1">
          <table:table-cell table:style-name="ce8" office:value-type="string" calcext:value-type="string">
            <text:p>18:07:57.755</text:p>
          </table:table-cell>
          <table:table-cell table:style-name="ce14" office:value-type="float" office:value="0.1925167" calcext:value-type="float">
            <text:p>0.1925167</text:p>
          </table:table-cell>
          <table:table-cell table:style-name="ce14" office:value-type="float" office:value="-0.018404203" calcext:value-type="float">
            <text:p>-0.018404203</text:p>
          </table:table-cell>
          <table:table-cell table:style-name="ce14" office:value-type="float" office:value="0.18774182" calcext:value-type="float">
            <text:p>0.18774182</text:p>
          </table:table-cell>
        </table:table-row>
        <table:table-row table:style-name="ro1">
          <table:table-cell table:style-name="ce8" office:value-type="string" calcext:value-type="string">
            <text:p>18:07:57.826</text:p>
          </table:table-cell>
          <table:table-cell table:style-name="ce14" office:value-type="float" office:value="0.20556484" calcext:value-type="float">
            <text:p>0.20556484</text:p>
          </table:table-cell>
          <table:table-cell table:style-name="ce14" office:value-type="float" office:value="0.02254754" calcext:value-type="float">
            <text:p>0.02254754</text:p>
          </table:table-cell>
          <table:table-cell table:style-name="ce14" office:value-type="float" office:value="0.09448029" calcext:value-type="float">
            <text:p>0.09448029</text:p>
          </table:table-cell>
        </table:table-row>
        <table:table-row table:style-name="ro1">
          <table:table-cell table:style-name="ce8" office:value-type="string" calcext:value-type="string">
            <text:p>18:07:57.895</text:p>
          </table:table-cell>
          <table:table-cell table:style-name="ce14" office:value-type="float" office:value="0.214232" calcext:value-type="float">
            <text:p>0.214232</text:p>
          </table:table-cell>
          <table:table-cell table:style-name="ce14" office:value-type="float" office:value="0.09038555" calcext:value-type="float">
            <text:p>0.09038555</text:p>
          </table:table-cell>
          <table:table-cell table:style-name="ce14" office:value-type="float" office:value="0.0672344" calcext:value-type="float">
            <text:p>0.0672344</text:p>
          </table:table-cell>
        </table:table-row>
        <table:table-row table:style-name="ro1">
          <table:table-cell table:style-name="ce8" office:value-type="string" calcext:value-type="string">
            <text:p>18:07:57.970</text:p>
          </table:table-cell>
          <table:table-cell table:style-name="ce14" office:value-type="float" office:value="0.22598752" calcext:value-type="float">
            <text:p>0.22598752</text:p>
          </table:table-cell>
          <table:table-cell table:style-name="ce14" office:value-type="float" office:value="0.085961245" calcext:value-type="float">
            <text:p>0.085961245</text:p>
          </table:table-cell>
          <table:table-cell table:style-name="ce14" office:value-type="float" office:value="0.06073071" calcext:value-type="float">
            <text:p>0.06073071</text:p>
          </table:table-cell>
        </table:table-row>
        <table:table-row table:style-name="ro1">
          <table:table-cell table:style-name="ce8" office:value-type="string" calcext:value-type="string">
            <text:p>18:07:58.036</text:p>
          </table:table-cell>
          <table:table-cell table:style-name="ce14" office:value-type="float" office:value="0.2464552" calcext:value-type="float">
            <text:p>0.2464552</text:p>
          </table:table-cell>
          <table:table-cell table:style-name="ce14" office:value-type="float" office:value="0.046603415" calcext:value-type="float">
            <text:p>0.046603415</text:p>
          </table:table-cell>
          <table:table-cell table:style-name="ce14" office:value-type="float" office:value="0.11662058" calcext:value-type="float">
            <text:p>0.11662058</text:p>
          </table:table-cell>
        </table:table-row>
        <table:table-row table:style-name="ro1">
          <table:table-cell table:style-name="ce8" office:value-type="string" calcext:value-type="string">
            <text:p>18:07:58.107</text:p>
          </table:table-cell>
          <table:table-cell table:style-name="ce14" office:value-type="float" office:value="0.23433407" calcext:value-type="float">
            <text:p>0.23433407</text:p>
          </table:table-cell>
          <table:table-cell table:style-name="ce14" office:value-type="float" office:value="0.077538766" calcext:value-type="float">
            <text:p>0.077538766</text:p>
          </table:table-cell>
          <table:table-cell table:style-name="ce14" office:value-type="float" office:value="0.109572746" calcext:value-type="float">
            <text:p>0.109572746</text:p>
          </table:table-cell>
        </table:table-row>
        <table:table-row table:style-name="ro1">
          <table:table-cell table:style-name="ce8" office:value-type="string" calcext:value-type="string">
            <text:p>18:07:58.186</text:p>
          </table:table-cell>
          <table:table-cell table:style-name="ce14" office:value-type="float" office:value="0.26868874" calcext:value-type="float">
            <text:p>0.26868874</text:p>
          </table:table-cell>
          <table:table-cell table:style-name="ce14" office:value-type="float" office:value="0.05704077" calcext:value-type="float">
            <text:p>0.05704077</text:p>
          </table:table-cell>
          <table:table-cell table:style-name="ce14" office:value-type="float" office:value="0.24341531" calcext:value-type="float">
            <text:p>0.24341531</text:p>
          </table:table-cell>
        </table:table-row>
        <table:table-row table:style-name="ro1">
          <table:table-cell table:style-name="ce8" office:value-type="string" calcext:value-type="string">
            <text:p>18:07:58.246</text:p>
          </table:table-cell>
          <table:table-cell table:style-name="ce14" office:value-type="float" office:value="0.29411483" calcext:value-type="float">
            <text:p>0.29411483</text:p>
          </table:table-cell>
          <table:table-cell table:style-name="ce14" office:value-type="float" office:value="-0.012823473" calcext:value-type="float">
            <text:p>-0.012823473</text:p>
          </table:table-cell>
          <table:table-cell table:style-name="ce14" office:value-type="float" office:value="0.30213046" calcext:value-type="float">
            <text:p>0.30213046</text:p>
          </table:table-cell>
        </table:table-row>
        <table:table-row table:style-name="ro1">
          <table:table-cell table:style-name="ce8" office:value-type="string" calcext:value-type="string">
            <text:p>18:07:58.315</text:p>
          </table:table-cell>
          <table:table-cell table:style-name="ce14" office:value-type="float" office:value="0.22581172" calcext:value-type="float">
            <text:p>0.22581172</text:p>
          </table:table-cell>
          <table:table-cell table:style-name="ce14" office:value-type="float" office:value="0.10403502" calcext:value-type="float">
            <text:p>0.10403502</text:p>
          </table:table-cell>
          <table:table-cell table:style-name="ce14" office:value-type="float" office:value="0.06625341" calcext:value-type="float">
            <text:p>0.06625341</text:p>
          </table:table-cell>
        </table:table-row>
        <table:table-row table:style-name="ro1">
          <table:table-cell table:style-name="ce8" office:value-type="string" calcext:value-type="string">
            <text:p>18:07:58.387</text:p>
          </table:table-cell>
          <table:table-cell table:style-name="ce14" office:value-type="float" office:value="0.26101863" calcext:value-type="float">
            <text:p>0.26101863</text:p>
          </table:table-cell>
          <table:table-cell table:style-name="ce14" office:value-type="float" office:value="-0.17201789" calcext:value-type="float">
            <text:p>-0.17201789</text:p>
          </table:table-cell>
          <table:table-cell table:style-name="ce14" office:value-type="float" office:value="0.20860267" calcext:value-type="float">
            <text:p>0.20860267</text:p>
          </table:table-cell>
        </table:table-row>
        <table:table-row table:style-name="ro1">
          <table:table-cell table:style-name="ce8" office:value-type="string" calcext:value-type="string">
            <text:p>18:07:58.456</text:p>
          </table:table-cell>
          <table:table-cell table:style-name="ce14" office:value-type="float" office:value="0.15427713" calcext:value-type="float">
            <text:p>0.15427713</text:p>
          </table:table-cell>
          <table:table-cell table:style-name="ce14" office:value-type="float" office:value="-0.0656071" calcext:value-type="float">
            <text:p>-0.0656071</text:p>
          </table:table-cell>
          <table:table-cell table:style-name="ce14" office:value-type="float" office:value="0.061399583" calcext:value-type="float">
            <text:p>0.061399583</text:p>
          </table:table-cell>
        </table:table-row>
        <table:table-row table:style-name="ro1">
          <table:table-cell table:style-name="ce8" office:value-type="string" calcext:value-type="string">
            <text:p>18:07:58.527</text:p>
          </table:table-cell>
          <table:table-cell table:style-name="ce14" office:value-type="float" office:value="0.0634832" calcext:value-type="float">
            <text:p>0.0634832</text:p>
          </table:table-cell>
          <table:table-cell table:style-name="ce14" office:value-type="float" office:value="-0.109144054" calcext:value-type="float">
            <text:p>-0.109144054</text:p>
          </table:table-cell>
          <table:table-cell table:style-name="ce14" office:value-type="float" office:value="0.122276165" calcext:value-type="float">
            <text:p>0.122276165</text:p>
          </table:table-cell>
        </table:table-row>
        <table:table-row table:style-name="ro1">
          <table:table-cell table:style-name="ce8" office:value-type="string" calcext:value-type="string">
            <text:p>18:07:58.596</text:p>
          </table:table-cell>
          <table:table-cell table:style-name="ce14" office:value-type="float" office:value="-0.06195693" calcext:value-type="float">
            <text:p>-0.06195693</text:p>
          </table:table-cell>
          <table:table-cell table:style-name="ce14" office:value-type="float" office:value="-0.11756558" calcext:value-type="float">
            <text:p>-0.11756558</text:p>
          </table:table-cell>
          <table:table-cell table:style-name="ce14" office:value-type="float" office:value="0.08895482" calcext:value-type="float">
            <text:p>0.08895482</text:p>
          </table:table-cell>
        </table:table-row>
        <table:table-row table:style-name="ro1">
          <table:table-cell table:style-name="ce8" office:value-type="string" calcext:value-type="string">
            <text:p>18:07:58.667</text:p>
          </table:table-cell>
          <table:table-cell table:style-name="ce14" office:value-type="float" office:value="-0.15353958" calcext:value-type="float">
            <text:p>-0.15353958</text:p>
          </table:table-cell>
          <table:table-cell table:style-name="ce14" office:value-type="float" office:value="-0.24994965" calcext:value-type="float">
            <text:p>-0.24994965</text:p>
          </table:table-cell>
          <table:table-cell table:style-name="ce14" office:value-type="float" office:value="-0.010468036" calcext:value-type="float">
            <text:p>-0.010468036</text:p>
          </table:table-cell>
        </table:table-row>
        <table:table-row table:style-name="ro1">
          <table:table-cell table:style-name="ce8" office:value-type="string" calcext:value-type="string">
            <text:p>18:07:58.735</text:p>
          </table:table-cell>
          <table:table-cell table:style-name="ce14" office:value-type="float" office:value="-0.094899476" calcext:value-type="float">
            <text:p>-0.094899476</text:p>
          </table:table-cell>
          <table:table-cell table:style-name="ce14" office:value-type="float" office:value="-0.2282506" calcext:value-type="float">
            <text:p>-0.2282506</text:p>
          </table:table-cell>
          <table:table-cell table:style-name="ce14" office:value-type="float" office:value="-0.02062731" calcext:value-type="float">
            <text:p>-0.02062731</text:p>
          </table:table-cell>
        </table:table-row>
        <table:table-row table:style-name="ro1">
          <table:table-cell table:style-name="ce8" office:value-type="string" calcext:value-type="string">
            <text:p>18:07:58.808</text:p>
          </table:table-cell>
          <table:table-cell table:style-name="ce14" office:value-type="float" office:value="-0.16846615" calcext:value-type="float">
            <text:p>-0.16846615</text:p>
          </table:table-cell>
          <table:table-cell table:style-name="ce14" office:value-type="float" office:value="-0.27002516" calcext:value-type="float">
            <text:p>-0.27002516</text:p>
          </table:table-cell>
          <table:table-cell table:style-name="ce14" office:value-type="float" office:value="-0.17984384" calcext:value-type="float">
            <text:p>-0.17984384</text:p>
          </table:table-cell>
        </table:table-row>
        <table:table-row table:style-name="ro1">
          <table:table-cell table:style-name="ce8" office:value-type="string" calcext:value-type="string">
            <text:p>18:07:58.875</text:p>
          </table:table-cell>
          <table:table-cell table:style-name="ce14" office:value-type="float" office:value="-0.16040865" calcext:value-type="float">
            <text:p>-0.16040865</text:p>
          </table:table-cell>
          <table:table-cell table:style-name="ce14" office:value-type="float" office:value="-0.10173845" calcext:value-type="float">
            <text:p>-0.10173845</text:p>
          </table:table-cell>
          <table:table-cell table:style-name="ce14" office:value-type="float" office:value="-0.24755286" calcext:value-type="float">
            <text:p>-0.24755286</text:p>
          </table:table-cell>
        </table:table-row>
        <table:table-row table:style-name="ro1">
          <table:table-cell table:style-name="ce8" office:value-type="string" calcext:value-type="string">
            <text:p>18:07:58.950</text:p>
          </table:table-cell>
          <table:table-cell table:style-name="ce14" office:value-type="float" office:value="-0.12525156" calcext:value-type="float">
            <text:p>-0.12525156</text:p>
          </table:table-cell>
          <table:table-cell table:style-name="ce14" office:value-type="float" office:value="-0.04256559" calcext:value-type="float">
            <text:p>-0.04256559</text:p>
          </table:table-cell>
          <table:table-cell table:style-name="ce14" office:value-type="float" office:value="-0.28717747" calcext:value-type="float">
            <text:p>-0.28717747</text:p>
          </table:table-cell>
        </table:table-row>
        <table:table-row table:style-name="ro1">
          <table:table-cell table:style-name="ce8" office:value-type="string" calcext:value-type="string">
            <text:p>18:07:59.016</text:p>
          </table:table-cell>
          <table:table-cell table:style-name="ce14" office:value-type="float" office:value="-0.14458676" calcext:value-type="float">
            <text:p>-0.14458676</text:p>
          </table:table-cell>
          <table:table-cell table:style-name="ce14" office:value-type="float" office:value="0.064083554" calcext:value-type="float">
            <text:p>0.064083554</text:p>
          </table:table-cell>
          <table:table-cell table:style-name="ce14" office:value-type="float" office:value="-0.22681907" calcext:value-type="float">
            <text:p>-0.22681907</text:p>
          </table:table-cell>
        </table:table-row>
        <table:table-row table:style-name="ro1">
          <table:table-cell table:style-name="ce8" office:value-type="string" calcext:value-type="string">
            <text:p>18:07:59.087</text:p>
          </table:table-cell>
          <table:table-cell table:style-name="ce14" office:value-type="float" office:value="-0.15627557" calcext:value-type="float">
            <text:p>-0.15627557</text:p>
          </table:table-cell>
          <table:table-cell table:style-name="ce14" office:value-type="float" office:value="0.15149845" calcext:value-type="float">
            <text:p>0.15149845</text:p>
          </table:table-cell>
          <table:table-cell table:style-name="ce14" office:value-type="float" office:value="-0.19996236" calcext:value-type="float">
            <text:p>-0.19996236</text:p>
          </table:table-cell>
        </table:table-row>
        <table:table-row table:style-name="ro1">
          <table:table-cell table:style-name="ce8" office:value-type="string" calcext:value-type="string">
            <text:p>18:07:59.156</text:p>
          </table:table-cell>
          <table:table-cell table:style-name="ce14" office:value-type="float" office:value="-0.17822123" calcext:value-type="float">
            <text:p>-0.17822123</text:p>
          </table:table-cell>
          <table:table-cell table:style-name="ce14" office:value-type="float" office:value="0.17897555" calcext:value-type="float">
            <text:p>0.17897555</text:p>
          </table:table-cell>
          <table:table-cell table:style-name="ce14" office:value-type="float" office:value="-0.2557718" calcext:value-type="float">
            <text:p>-0.2557718</text:p>
          </table:table-cell>
        </table:table-row>
        <table:table-row table:style-name="ro1">
          <table:table-cell table:style-name="ce8" office:value-type="string" calcext:value-type="string">
            <text:p>18:07:59.227</text:p>
          </table:table-cell>
          <table:table-cell table:style-name="ce14" office:value-type="float" office:value="-0.16413444" calcext:value-type="float">
            <text:p>-0.16413444</text:p>
          </table:table-cell>
          <table:table-cell table:style-name="ce14" office:value-type="float" office:value="0.23908095" calcext:value-type="float">
            <text:p>0.23908095</text:p>
          </table:table-cell>
          <table:table-cell table:style-name="ce14" office:value-type="float" office:value="-0.282929" calcext:value-type="float">
            <text:p>-0.282929</text:p>
          </table:table-cell>
        </table:table-row>
        <table:table-row table:style-name="ro1">
          <table:table-cell table:style-name="ce8" office:value-type="string" calcext:value-type="string">
            <text:p>18:07:59.296</text:p>
          </table:table-cell>
          <table:table-cell table:style-name="ce14" office:value-type="float" office:value="-0.14794071" calcext:value-type="float">
            <text:p>-0.14794071</text:p>
          </table:table-cell>
          <table:table-cell table:style-name="ce14" office:value-type="float" office:value="0.27801463" calcext:value-type="float">
            <text:p>0.27801463</text:p>
          </table:table-cell>
          <table:table-cell table:style-name="ce14" office:value-type="float" office:value="-0.21662341" calcext:value-type="float">
            <text:p>-0.21662341</text:p>
          </table:table-cell>
        </table:table-row>
        <table:table-row table:style-name="ro1">
          <table:table-cell table:style-name="ce8" office:value-type="string" calcext:value-type="string">
            <text:p>18:07:59.367</text:p>
          </table:table-cell>
          <table:table-cell table:style-name="ce14" office:value-type="float" office:value="-0.17181852" calcext:value-type="float">
            <text:p>-0.17181852</text:p>
          </table:table-cell>
          <table:table-cell table:style-name="ce14" office:value-type="float" office:value="0.25658524" calcext:value-type="float">
            <text:p>0.25658524</text:p>
          </table:table-cell>
          <table:table-cell table:style-name="ce14" office:value-type="float" office:value="-0.36327162" calcext:value-type="float">
            <text:p>-0.36327162</text:p>
          </table:table-cell>
        </table:table-row>
        <table:table-row table:style-name="ro1">
          <table:table-cell table:style-name="ce8" office:value-type="string" calcext:value-type="string">
            <text:p>18:07:59.436</text:p>
          </table:table-cell>
          <table:table-cell table:style-name="ce14" office:value-type="float" office:value="-0.15573531" calcext:value-type="float">
            <text:p>-0.15573531</text:p>
          </table:table-cell>
          <table:table-cell table:style-name="ce14" office:value-type="float" office:value="0.3344179" calcext:value-type="float">
            <text:p>0.3344179</text:p>
          </table:table-cell>
          <table:table-cell table:style-name="ce14" office:value-type="float" office:value="-0.47504017" calcext:value-type="float">
            <text:p>-0.47504017</text:p>
          </table:table-cell>
        </table:table-row>
        <table:table-row table:style-name="ro1">
          <table:table-cell table:style-name="ce8" office:value-type="string" calcext:value-type="string">
            <text:p>18:07:59.507</text:p>
          </table:table-cell>
          <table:table-cell table:style-name="ce14" office:value-type="float" office:value="-0.13005438" calcext:value-type="float">
            <text:p>-0.13005438</text:p>
          </table:table-cell>
          <table:table-cell table:style-name="ce14" office:value-type="float" office:value="0.485107" calcext:value-type="float">
            <text:p>0.485107</text:p>
          </table:table-cell>
          <table:table-cell table:style-name="ce14" office:value-type="float" office:value="-0.53190625" calcext:value-type="float">
            <text:p>-0.53190625</text:p>
          </table:table-cell>
        </table:table-row>
        <table:table-row table:style-name="ro1">
          <table:table-cell table:style-name="ce8" office:value-type="string" calcext:value-type="string">
            <text:p>18:07:59.576</text:p>
          </table:table-cell>
          <table:table-cell table:style-name="ce14" office:value-type="float" office:value="-0.1530841" calcext:value-type="float">
            <text:p>-0.1530841</text:p>
          </table:table-cell>
          <table:table-cell table:style-name="ce14" office:value-type="float" office:value="0.3342037" calcext:value-type="float">
            <text:p>0.3342037</text:p>
          </table:table-cell>
          <table:table-cell table:style-name="ce14" office:value-type="float" office:value="-0.5231004" calcext:value-type="float">
            <text:p>-0.5231004</text:p>
          </table:table-cell>
        </table:table-row>
        <table:table-row table:style-name="ro1">
          <table:table-cell table:style-name="ce8" office:value-type="string" calcext:value-type="string">
            <text:p>18:07:59.647</text:p>
          </table:table-cell>
          <table:table-cell table:style-name="ce14" office:value-type="float" office:value="-0.15051982" calcext:value-type="float">
            <text:p>-0.15051982</text:p>
          </table:table-cell>
          <table:table-cell table:style-name="ce14" office:value-type="float" office:value="0.56423545" calcext:value-type="float">
            <text:p>0.56423545</text:p>
          </table:table-cell>
          <table:table-cell table:style-name="ce14" office:value-type="float" office:value="-0.5837298" calcext:value-type="float">
            <text:p>-0.5837298</text:p>
          </table:table-cell>
        </table:table-row>
        <table:table-row table:style-name="ro1">
          <table:table-cell table:style-name="ce8" office:value-type="string" calcext:value-type="string">
            <text:p>18:07:59.716</text:p>
          </table:table-cell>
          <table:table-cell table:style-name="ce14" office:value-type="float" office:value="-0.053509824" calcext:value-type="float">
            <text:p>-0.053509824</text:p>
          </table:table-cell>
          <table:table-cell table:style-name="ce14" office:value-type="float" office:value="0.57329047" calcext:value-type="float">
            <text:p>0.57329047</text:p>
          </table:table-cell>
          <table:table-cell table:style-name="ce14" office:value-type="float" office:value="-0.4572416" calcext:value-type="float">
            <text:p>-0.4572416</text:p>
          </table:table-cell>
        </table:table-row>
        <table:table-row table:style-name="ro1">
          <table:table-cell table:style-name="ce8" office:value-type="string" calcext:value-type="string">
            <text:p>18:07:59.786</text:p>
          </table:table-cell>
          <table:table-cell table:style-name="ce14" office:value-type="float" office:value="-0.02904264" calcext:value-type="float">
            <text:p>-0.02904264</text:p>
          </table:table-cell>
          <table:table-cell table:style-name="ce14" office:value-type="float" office:value="0.35797802" calcext:value-type="float">
            <text:p>0.35797802</text:p>
          </table:table-cell>
          <table:table-cell table:style-name="ce14" office:value-type="float" office:value="-0.25529182" calcext:value-type="float">
            <text:p>-0.25529182</text:p>
          </table:table-cell>
        </table:table-row>
        <table:table-row table:style-name="ro1">
          <table:table-cell table:style-name="ce8" office:value-type="string" calcext:value-type="string">
            <text:p>18:07:59.855</text:p>
          </table:table-cell>
          <table:table-cell table:style-name="ce14" office:value-type="float" office:value="-0.017569063" calcext:value-type="float">
            <text:p>-0.017569063</text:p>
          </table:table-cell>
          <table:table-cell table:style-name="ce14" office:value-type="float" office:value="0.31668705" calcext:value-type="float">
            <text:p>0.31668705</text:p>
          </table:table-cell>
          <table:table-cell table:style-name="ce14" office:value-type="float" office:value="-0.19218943" calcext:value-type="float">
            <text:p>-0.19218943</text:p>
          </table:table-cell>
        </table:table-row>
        <table:table-row table:style-name="ro1">
          <table:table-cell table:style-name="ce8" office:value-type="string" calcext:value-type="string">
            <text:p>18:07:59.929</text:p>
          </table:table-cell>
          <table:table-cell table:style-name="ce14" office:value-type="float" office:value="-0.10765784" calcext:value-type="float">
            <text:p>-0.10765784</text:p>
          </table:table-cell>
          <table:table-cell table:style-name="ce14" office:value-type="float" office:value="-0.028751189" calcext:value-type="float">
            <text:p>-0.028751189</text:p>
          </table:table-cell>
          <table:table-cell table:style-name="ce14" office:value-type="float" office:value="-0.10793142" calcext:value-type="float">
            <text:p>-0.10793142</text:p>
          </table:table-cell>
        </table:table-row>
        <table:table-row table:style-name="ro1">
          <table:table-cell table:style-name="ce8" office:value-type="string" calcext:value-type="string">
            <text:p>18:07:59.996</text:p>
          </table:table-cell>
          <table:table-cell table:style-name="ce14" office:value-type="float" office:value="-0.088981904" calcext:value-type="float">
            <text:p>-0.088981904</text:p>
          </table:table-cell>
          <table:table-cell table:style-name="ce14" office:value-type="float" office:value="0.032790907" calcext:value-type="float">
            <text:p>0.032790907</text:p>
          </table:table-cell>
          <table:table-cell table:style-name="ce14" office:value-type="float" office:value="-0.074726164" calcext:value-type="float">
            <text:p>-0.074726164</text:p>
          </table:table-cell>
        </table:table-row>
        <table:table-row table:style-name="ro1">
          <table:table-cell table:style-name="ce8" office:value-type="string" calcext:value-type="string">
            <text:p>18:08:00.064</text:p>
          </table:table-cell>
          <table:table-cell table:style-name="ce14" office:value-type="float" office:value="-0.124029" calcext:value-type="float">
            <text:p>-0.124029</text:p>
          </table:table-cell>
          <table:table-cell table:style-name="ce14" office:value-type="float" office:value="0.08004892" calcext:value-type="float">
            <text:p>0.08004892</text:p>
          </table:table-cell>
          <table:table-cell table:style-name="ce14" office:value-type="float" office:value="-0.024187136" calcext:value-type="float">
            <text:p>-0.024187136</text:p>
          </table:table-cell>
        </table:table-row>
        <table:table-row table:style-name="ro1">
          <table:table-cell table:style-name="ce8" office:value-type="string" calcext:value-type="string">
            <text:p>18:08:00.136</text:p>
          </table:table-cell>
          <table:table-cell table:style-name="ce14" office:value-type="float" office:value="-0.11294447" calcext:value-type="float">
            <text:p>-0.11294447</text:p>
          </table:table-cell>
          <table:table-cell table:style-name="ce14" office:value-type="float" office:value="-0.13647647" calcext:value-type="float">
            <text:p>-0.13647647</text:p>
          </table:table-cell>
          <table:table-cell table:style-name="ce14" office:value-type="float" office:value="-0.036490113" calcext:value-type="float">
            <text:p>-0.036490113</text:p>
          </table:table-cell>
        </table:table-row>
        <table:table-row table:style-name="ro1">
          <table:table-cell table:style-name="ce8" office:value-type="string" calcext:value-type="string">
            <text:p>18:08:00.916</text:p>
          </table:table-cell>
          <table:table-cell table:style-name="ce14" office:value-type="float" office:value="-0.010902976" calcext:value-type="float">
            <text:p>-0.010902976</text:p>
          </table:table-cell>
          <table:table-cell table:style-name="ce14" office:value-type="float" office:value="-0.65390795" calcext:value-type="float">
            <text:p>-0.65390795</text:p>
          </table:table-cell>
          <table:table-cell table:style-name="ce14" office:value-type="float" office:value="0.14579661" calcext:value-type="float">
            <text:p>0.14579661</text:p>
          </table:table-cell>
        </table:table-row>
        <table:table-row table:style-name="ro1">
          <table:table-cell table:style-name="ce8" office:value-type="string" calcext:value-type="string">
            <text:p>18:08:00.987</text:p>
          </table:table-cell>
          <table:table-cell table:style-name="ce14" office:value-type="float" office:value="0.11565121" calcext:value-type="float">
            <text:p>0.11565121</text:p>
          </table:table-cell>
          <table:table-cell table:style-name="ce14" office:value-type="float" office:value="-0.40240875" calcext:value-type="float">
            <text:p>-0.40240875</text:p>
          </table:table-cell>
          <table:table-cell table:style-name="ce14" office:value-type="float" office:value="0.25052845" calcext:value-type="float">
            <text:p>0.25052845</text:p>
          </table:table-cell>
        </table:table-row>
        <table:table-row table:style-name="ro1">
          <table:table-cell table:style-name="ce8" office:value-type="string" calcext:value-type="string">
            <text:p>18:08:01.059</text:p>
          </table:table-cell>
          <table:table-cell table:style-name="ce14" office:value-type="float" office:value="0.16538979" calcext:value-type="float">
            <text:p>0.16538979</text:p>
          </table:table-cell>
          <table:table-cell table:style-name="ce14" office:value-type="float" office:value="-0.3292089" calcext:value-type="float">
            <text:p>-0.3292089</text:p>
          </table:table-cell>
          <table:table-cell table:style-name="ce14" office:value-type="float" office:value="0.42235062" calcext:value-type="float">
            <text:p>0.42235062</text:p>
          </table:table-cell>
        </table:table-row>
        <table:table-row table:style-name="ro1">
          <table:table-cell table:style-name="ce8" office:value-type="string" calcext:value-type="string">
            <text:p>18:08:01.127</text:p>
          </table:table-cell>
          <table:table-cell table:style-name="ce14" office:value-type="float" office:value="0.17324048" calcext:value-type="float">
            <text:p>0.17324048</text:p>
          </table:table-cell>
          <table:table-cell table:style-name="ce14" office:value-type="float" office:value="-0.2029042" calcext:value-type="float">
            <text:p>-0.2029042</text:p>
          </table:table-cell>
          <table:table-cell table:style-name="ce14" office:value-type="float" office:value="0.39725423" calcext:value-type="float">
            <text:p>0.39725423</text:p>
          </table:table-cell>
        </table:table-row>
        <table:table-row table:style-name="ro1">
          <table:table-cell table:style-name="ce8" office:value-type="string" calcext:value-type="string">
            <text:p>18:08:01.198</text:p>
          </table:table-cell>
          <table:table-cell table:style-name="ce14" office:value-type="float" office:value="0.10735686" calcext:value-type="float">
            <text:p>0.10735686</text:p>
          </table:table-cell>
          <table:table-cell table:style-name="ce14" office:value-type="float" office:value="-0.18854642" calcext:value-type="float">
            <text:p>-0.18854642</text:p>
          </table:table-cell>
          <table:table-cell table:style-name="ce14" office:value-type="float" office:value="0.30611277" calcext:value-type="float">
            <text:p>0.30611277</text:p>
          </table:table-cell>
        </table:table-row>
        <table:table-row table:style-name="ro1">
          <table:table-cell table:style-name="ce8" office:value-type="string" calcext:value-type="string">
            <text:p>18:08:01.267</text:p>
          </table:table-cell>
          <table:table-cell table:style-name="ce14" office:value-type="float" office:value="0.032900505" calcext:value-type="float">
            <text:p>0.032900505</text:p>
          </table:table-cell>
          <table:table-cell table:style-name="ce14" office:value-type="float" office:value="-0.11058534" calcext:value-type="float">
            <text:p>-0.11058534</text:p>
          </table:table-cell>
          <table:table-cell table:style-name="ce14" office:value-type="float" office:value="0.08807473" calcext:value-type="float">
            <text:p>0.08807473</text:p>
          </table:table-cell>
        </table:table-row>
        <table:table-row table:style-name="ro1">
          <table:table-cell table:style-name="ce8" office:value-type="string" calcext:value-type="string">
            <text:p>18:08:01.337</text:p>
          </table:table-cell>
          <table:table-cell table:style-name="ce14" office:value-type="float" office:value="-0.10486221" calcext:value-type="float">
            <text:p>-0.10486221</text:p>
          </table:table-cell>
          <table:table-cell table:style-name="ce14" office:value-type="float" office:value="-0.3113432" calcext:value-type="float">
            <text:p>-0.3113432</text:p>
          </table:table-cell>
          <table:table-cell table:style-name="ce14" office:value-type="float" office:value="0.17023407" calcext:value-type="float">
            <text:p>0.17023407</text:p>
          </table:table-cell>
        </table:table-row>
        <table:table-row table:style-name="ro1">
          <table:table-cell table:style-name="ce8" office:value-type="string" calcext:value-type="string">
            <text:p>18:08:01.408</text:p>
          </table:table-cell>
          <table:table-cell table:style-name="ce14" office:value-type="float" office:value="-0.053946324" calcext:value-type="float">
            <text:p>-0.053946324</text:p>
          </table:table-cell>
          <table:table-cell table:style-name="ce14" office:value-type="float" office:value="-0.08157607" calcext:value-type="float">
            <text:p>-0.08157607</text:p>
          </table:table-cell>
          <table:table-cell table:style-name="ce14" office:value-type="float" office:value="0.16024192" calcext:value-type="float">
            <text:p>0.16024192</text:p>
          </table:table-cell>
        </table:table-row>
        <table:table-row table:style-name="ro1">
          <table:table-cell table:style-name="ce8" office:value-type="string" calcext:value-type="string">
            <text:p>18:08:01.479</text:p>
          </table:table-cell>
          <table:table-cell table:style-name="ce14" office:value-type="float" office:value="-0.14061718" calcext:value-type="float">
            <text:p>-0.14061718</text:p>
          </table:table-cell>
          <table:table-cell table:style-name="ce14" office:value-type="float" office:value="-0.13779837" calcext:value-type="float">
            <text:p>-0.13779837</text:p>
          </table:table-cell>
          <table:table-cell table:style-name="ce14" office:value-type="float" office:value="0.13762593" calcext:value-type="float">
            <text:p>0.13762593</text:p>
          </table:table-cell>
        </table:table-row>
        <table:table-row table:style-name="ro1">
          <table:table-cell table:style-name="ce8" office:value-type="string" calcext:value-type="string">
            <text:p>18:08:01.547</text:p>
          </table:table-cell>
          <table:table-cell table:style-name="ce14" office:value-type="float" office:value="-0.13732204" calcext:value-type="float">
            <text:p>-0.13732204</text:p>
          </table:table-cell>
          <table:table-cell table:style-name="ce14" office:value-type="float" office:value="-0.2677197" calcext:value-type="float">
            <text:p>-0.2677197</text:p>
          </table:table-cell>
          <table:table-cell table:style-name="ce14" office:value-type="float" office:value="0.1326524" calcext:value-type="float">
            <text:p>0.1326524</text:p>
          </table:table-cell>
        </table:table-row>
        <table:table-row table:style-name="ro1">
          <table:table-cell table:style-name="ce8" office:value-type="string" calcext:value-type="string">
            <text:p>18:08:01.621</text:p>
          </table:table-cell>
          <table:table-cell table:style-name="ce14" office:value-type="float" office:value="-0.10535248" calcext:value-type="float">
            <text:p>-0.10535248</text:p>
          </table:table-cell>
          <table:table-cell table:style-name="ce14" office:value-type="float" office:value="-0.11658248" calcext:value-type="float">
            <text:p>-0.11658248</text:p>
          </table:table-cell>
          <table:table-cell table:style-name="ce14" office:value-type="float" office:value="0.1132348" calcext:value-type="float">
            <text:p>0.1132348</text:p>
          </table:table-cell>
        </table:table-row>
        <table:table-row table:style-name="ro1">
          <table:table-cell table:style-name="ce8" office:value-type="string" calcext:value-type="string">
            <text:p>18:08:01.687</text:p>
          </table:table-cell>
          <table:table-cell table:style-name="ce14" office:value-type="float" office:value="-0.008244953" calcext:value-type="float">
            <text:p>-0.008244953</text:p>
          </table:table-cell>
          <table:table-cell table:style-name="ce14" office:value-type="float" office:value="-0.21588616" calcext:value-type="float">
            <text:p>-0.21588616</text:p>
          </table:table-cell>
          <table:table-cell table:style-name="ce14" office:value-type="float" office:value="0.14321992" calcext:value-type="float">
            <text:p>0.14321992</text:p>
          </table:table-cell>
        </table:table-row>
        <table:table-row table:style-name="ro1">
          <table:table-cell table:style-name="ce8" office:value-type="string" calcext:value-type="string">
            <text:p>18:08:05.594</text:p>
          </table:table-cell>
          <table:table-cell table:style-name="ce14" office:value-type="float" office:value="0.26482072" calcext:value-type="float">
            <text:p>0.26482072</text:p>
          </table:table-cell>
          <table:table-cell table:style-name="ce14" office:value-type="float" office:value="0.30118582" calcext:value-type="float">
            <text:p>0.30118582</text:p>
          </table:table-cell>
          <table:table-cell table:style-name="ce14" office:value-type="float" office:value="0.17284323" calcext:value-type="float">
            <text:p>0.17284323</text:p>
          </table:table-cell>
        </table:table-row>
        <table:table-row table:style-name="ro1">
          <table:table-cell table:style-name="ce8" office:value-type="string" calcext:value-type="string">
            <text:p>18:08:05.668</text:p>
          </table:table-cell>
          <table:table-cell table:style-name="ce14" office:value-type="float" office:value="0.20318243" calcext:value-type="float">
            <text:p>0.20318243</text:p>
          </table:table-cell>
          <table:table-cell table:style-name="ce14" office:value-type="float" office:value="0.27106723" calcext:value-type="float">
            <text:p>0.27106723</text:p>
          </table:table-cell>
          <table:table-cell table:style-name="ce14" office:value-type="float" office:value="0.11600811" calcext:value-type="float">
            <text:p>0.11600811</text:p>
          </table:table-cell>
        </table:table-row>
        <table:table-row table:style-name="ro1">
          <table:table-cell table:style-name="ce8" office:value-type="string" calcext:value-type="string">
            <text:p>18:08:05.735</text:p>
          </table:table-cell>
          <table:table-cell table:style-name="ce14" office:value-type="float" office:value="0.23867473" calcext:value-type="float">
            <text:p>0.23867473</text:p>
          </table:table-cell>
          <table:table-cell table:style-name="ce14" office:value-type="float" office:value="0.19891655" calcext:value-type="float">
            <text:p>0.19891655</text:p>
          </table:table-cell>
          <table:table-cell table:style-name="ce14" office:value-type="float" office:value="0.12857719" calcext:value-type="float">
            <text:p>0.12857719</text:p>
          </table:table-cell>
        </table:table-row>
        <table:table-row table:style-name="ro1">
          <table:table-cell table:style-name="ce8" office:value-type="string" calcext:value-type="string">
            <text:p>18:08:05.810</text:p>
          </table:table-cell>
          <table:table-cell table:style-name="ce14" office:value-type="float" office:value="0.23062755" calcext:value-type="float">
            <text:p>0.23062755</text:p>
          </table:table-cell>
          <table:table-cell table:style-name="ce14" office:value-type="float" office:value="0.19660306" calcext:value-type="float">
            <text:p>0.19660306</text:p>
          </table:table-cell>
          <table:table-cell table:style-name="ce14" office:value-type="float" office:value="0.12055342" calcext:value-type="float">
            <text:p>0.12055342</text:p>
          </table:table-cell>
        </table:table-row>
        <table:table-row table:style-name="ro1">
          <table:table-cell table:style-name="ce8" office:value-type="string" calcext:value-type="string">
            <text:p>18:08:05.874</text:p>
          </table:table-cell>
          <table:table-cell table:style-name="ce14" office:value-type="float" office:value="0.27677867" calcext:value-type="float">
            <text:p>0.27677867</text:p>
          </table:table-cell>
          <table:table-cell table:style-name="ce14" office:value-type="float" office:value="0.1663959" calcext:value-type="float">
            <text:p>0.1663959</text:p>
          </table:table-cell>
          <table:table-cell table:style-name="ce14" office:value-type="float" office:value="0.14079791" calcext:value-type="float">
            <text:p>0.14079791</text:p>
          </table:table-cell>
        </table:table-row>
        <table:table-row table:style-name="ro1">
          <table:table-cell table:style-name="ce8" office:value-type="string" calcext:value-type="string">
            <text:p>18:08:05.948</text:p>
          </table:table-cell>
          <table:table-cell table:style-name="ce14" office:value-type="float" office:value="0.28711346" calcext:value-type="float">
            <text:p>0.28711346</text:p>
          </table:table-cell>
          <table:table-cell table:style-name="ce14" office:value-type="float" office:value="0.1919438" calcext:value-type="float">
            <text:p>0.1919438</text:p>
          </table:table-cell>
          <table:table-cell table:style-name="ce14" office:value-type="float" office:value="0.12166443" calcext:value-type="float">
            <text:p>0.12166443</text:p>
          </table:table-cell>
        </table:table-row>
        <table:table-row table:style-name="ro1">
          <table:table-cell table:style-name="ce8" office:value-type="string" calcext:value-type="string">
            <text:p>18:08:06.016</text:p>
          </table:table-cell>
          <table:table-cell table:style-name="ce14" office:value-type="float" office:value="0.33113164" calcext:value-type="float">
            <text:p>0.33113164</text:p>
          </table:table-cell>
          <table:table-cell table:style-name="ce14" office:value-type="float" office:value="0.19933632" calcext:value-type="float">
            <text:p>0.19933632</text:p>
          </table:table-cell>
          <table:table-cell table:style-name="ce14" office:value-type="float" office:value="0.17915134" calcext:value-type="float">
            <text:p>0.17915134</text:p>
          </table:table-cell>
        </table:table-row>
        <table:table-row table:style-name="ro1">
          <table:table-cell table:style-name="ce8" office:value-type="string" calcext:value-type="string">
            <text:p>18:08:06.087</text:p>
          </table:table-cell>
          <table:table-cell table:style-name="ce14" office:value-type="float" office:value="0.26088467" calcext:value-type="float">
            <text:p>0.26088467</text:p>
          </table:table-cell>
          <table:table-cell table:style-name="ce14" office:value-type="float" office:value="0.4259359" calcext:value-type="float">
            <text:p>0.4259359</text:p>
          </table:table-cell>
          <table:table-cell table:style-name="ce14" office:value-type="float" office:value="-0.038714997" calcext:value-type="float">
            <text:p>-0.038714997</text:p>
          </table:table-cell>
        </table:table-row>
        <table:table-row table:style-name="ro1">
          <table:table-cell table:style-name="ce8" office:value-type="string" calcext:value-type="string">
            <text:p>18:08:06.156</text:p>
          </table:table-cell>
          <table:table-cell table:style-name="ce14" office:value-type="float" office:value="0.34202278" calcext:value-type="float">
            <text:p>0.34202278</text:p>
          </table:table-cell>
          <table:table-cell table:style-name="ce14" office:value-type="float" office:value="0.26688722" calcext:value-type="float">
            <text:p>0.26688722</text:p>
          </table:table-cell>
          <table:table-cell table:style-name="ce14" office:value-type="float" office:value="0.12775412" calcext:value-type="float">
            <text:p>0.12775412</text:p>
          </table:table-cell>
        </table:table-row>
        <table:table-row table:style-name="ro1">
          <table:table-cell table:style-name="ce8" office:value-type="string" calcext:value-type="string">
            <text:p>18:08:06.227</text:p>
          </table:table-cell>
          <table:table-cell table:style-name="ce14" office:value-type="float" office:value="0.23289374" calcext:value-type="float">
            <text:p>0.23289374</text:p>
          </table:table-cell>
          <table:table-cell table:style-name="ce14" office:value-type="float" office:value="0.221302" calcext:value-type="float">
            <text:p>0.221302</text:p>
          </table:table-cell>
          <table:table-cell table:style-name="ce14" office:value-type="float" office:value="0.10750808" calcext:value-type="float">
            <text:p>0.10750808</text:p>
          </table:table-cell>
        </table:table-row>
        <table:table-row table:style-name="ro1">
          <table:table-cell table:style-name="ce8" office:value-type="string" calcext:value-type="string">
            <text:p>18:08:06.296</text:p>
          </table:table-cell>
          <table:table-cell table:style-name="ce14" office:value-type="float" office:value="0.12171372" calcext:value-type="float">
            <text:p>0.12171372</text:p>
          </table:table-cell>
          <table:table-cell table:style-name="ce14" office:value-type="float" office:value="-0.005613381" calcext:value-type="float">
            <text:p>-0.005613381</text:p>
          </table:table-cell>
          <table:table-cell table:style-name="ce14" office:value-type="float" office:value="0.12773867" calcext:value-type="float">
            <text:p>0.12773867</text:p>
          </table:table-cell>
        </table:table-row>
        <table:table-row table:style-name="ro1">
          <table:table-cell table:style-name="ce8" office:value-type="string" calcext:value-type="string">
            <text:p>18:08:07.590</text:p>
          </table:table-cell>
          <table:table-cell table:style-name="ce14" office:value-type="float" office:value="-0.17192738" calcext:value-type="float">
            <text:p>-0.17192738</text:p>
          </table:table-cell>
          <table:table-cell table:style-name="ce14" office:value-type="float" office:value="0.26059732" calcext:value-type="float">
            <text:p>0.26059732</text:p>
          </table:table-cell>
          <table:table-cell table:style-name="ce14" office:value-type="float" office:value="-0.65144145" calcext:value-type="float">
            <text:p>-0.65144145</text:p>
          </table:table-cell>
        </table:table-row>
        <table:table-row table:style-name="ro1">
          <table:table-cell table:style-name="ce8" office:value-type="string" calcext:value-type="string">
            <text:p>18:08:07.592</text:p>
          </table:table-cell>
          <table:table-cell table:style-name="ce14" office:value-type="float" office:value="-0.13517894" calcext:value-type="float">
            <text:p>-0.13517894</text:p>
          </table:table-cell>
          <table:table-cell table:style-name="ce14" office:value-type="float" office:value="0.2949625" calcext:value-type="float">
            <text:p>0.2949625</text:p>
          </table:table-cell>
          <table:table-cell table:style-name="ce14" office:value-type="float" office:value="-0.47775236" calcext:value-type="float">
            <text:p>-0.47775236</text:p>
          </table:table-cell>
        </table:table-row>
        <table:table-row table:style-name="ro1">
          <table:table-cell table:style-name="ce8" office:value-type="string" calcext:value-type="string">
            <text:p>18:08:07.649</text:p>
          </table:table-cell>
          <table:table-cell table:style-name="ce14" office:value-type="float" office:value="-0.09463472" calcext:value-type="float">
            <text:p>-0.09463472</text:p>
          </table:table-cell>
          <table:table-cell table:style-name="ce14" office:value-type="float" office:value="0.37137443" calcext:value-type="float">
            <text:p>0.37137443</text:p>
          </table:table-cell>
          <table:table-cell table:style-name="ce14" office:value-type="float" office:value="-0.44843414" calcext:value-type="float">
            <text:p>-0.44843414</text:p>
          </table:table-cell>
        </table:table-row>
        <table:table-row table:style-name="ro1">
          <table:table-cell table:style-name="ce8" office:value-type="string" calcext:value-type="string">
            <text:p>18:08:07.679</text:p>
          </table:table-cell>
          <table:table-cell table:style-name="ce14" office:value-type="float" office:value="-0.13241246" calcext:value-type="float">
            <text:p>-0.13241246</text:p>
          </table:table-cell>
          <table:table-cell table:style-name="ce14" office:value-type="float" office:value="0.29622427" calcext:value-type="float">
            <text:p>0.29622427</text:p>
          </table:table-cell>
          <table:table-cell table:style-name="ce14" office:value-type="float" office:value="-0.42292666" calcext:value-type="float">
            <text:p>-0.42292666</text:p>
          </table:table-cell>
        </table:table-row>
        <table:table-row table:style-name="ro1">
          <table:table-cell table:style-name="ce8" office:value-type="string" calcext:value-type="string">
            <text:p>18:08:07.728</text:p>
          </table:table-cell>
          <table:table-cell table:style-name="ce14" office:value-type="float" office:value="-0.11917122" calcext:value-type="float">
            <text:p>-0.11917122</text:p>
          </table:table-cell>
          <table:table-cell table:style-name="ce14" office:value-type="float" office:value="0.26660183" calcext:value-type="float">
            <text:p>0.26660183</text:p>
          </table:table-cell>
          <table:table-cell table:style-name="ce14" office:value-type="float" office:value="-0.38063398" calcext:value-type="float">
            <text:p>-0.38063398</text:p>
          </table:table-cell>
        </table:table-row>
        <table:table-row table:style-name="ro1">
          <table:table-cell table:style-name="ce8" office:value-type="string" calcext:value-type="string">
            <text:p>18:08:07.760</text:p>
          </table:table-cell>
          <table:table-cell table:style-name="ce14" office:value-type="float" office:value="-0.10725409" calcext:value-type="float">
            <text:p>-0.10725409</text:p>
          </table:table-cell>
          <table:table-cell table:style-name="ce14" office:value-type="float" office:value="0.23994167" calcext:value-type="float">
            <text:p>0.23994167</text:p>
          </table:table-cell>
          <table:table-cell table:style-name="ce14" office:value-type="float" office:value="-0.34257057" calcext:value-type="float">
            <text:p>-0.34257057</text:p>
          </table:table-cell>
        </table:table-row>
        <table:table-row table:style-name="ro1">
          <table:table-cell table:style-name="ce8" office:value-type="string" calcext:value-type="string">
            <text:p>18:08:07.800</text:p>
          </table:table-cell>
          <table:table-cell table:style-name="ce14" office:value-type="float" office:value="-0.050605837" calcext:value-type="float">
            <text:p>-0.050605837</text:p>
          </table:table-cell>
          <table:table-cell table:style-name="ce14" office:value-type="float" office:value="0.022148654" calcext:value-type="float">
            <text:p>0.022148654</text:p>
          </table:table-cell>
          <table:table-cell table:style-name="ce14" office:value-type="float" office:value="-0.13626766" calcext:value-type="float">
            <text:p>-0.13626766</text:p>
          </table:table-cell>
        </table:table-row>
        <table:table-row table:style-name="ro1">
          <table:table-cell table:style-name="ce8" office:value-type="string" calcext:value-type="string">
            <text:p>18:08:07.840</text:p>
          </table:table-cell>
          <table:table-cell table:style-name="ce14" office:value-type="float" office:value="-0.14925618" calcext:value-type="float">
            <text:p>-0.14925618</text:p>
          </table:table-cell>
          <table:table-cell table:style-name="ce14" office:value-type="float" office:value="0.10650609" calcext:value-type="float">
            <text:p>0.10650609</text:p>
          </table:table-cell>
          <table:table-cell table:style-name="ce14" office:value-type="float" office:value="-0.14395435" calcext:value-type="float">
            <text:p>-0.14395435</text:p>
          </table:table-cell>
        </table:table-row>
        <table:table-row table:style-name="ro1">
          <table:table-cell table:style-name="ce8" office:value-type="string" calcext:value-type="string">
            <text:p>18:08:07.883</text:p>
          </table:table-cell>
          <table:table-cell table:style-name="ce14" office:value-type="float" office:value="-0.100932114" calcext:value-type="float">
            <text:p>-0.100932114</text:p>
          </table:table-cell>
          <table:table-cell table:style-name="ce14" office:value-type="float" office:value="0.099151336" calcext:value-type="float">
            <text:p>0.099151336</text:p>
          </table:table-cell>
          <table:table-cell table:style-name="ce14" office:value-type="float" office:value="-0.12472491" calcext:value-type="float">
            <text:p>-0.12472491</text:p>
          </table:table-cell>
        </table:table-row>
        <table:table-row table:style-name="ro1">
          <table:table-cell table:style-name="ce8" office:value-type="string" calcext:value-type="string">
            <text:p>18:08:07.920</text:p>
          </table:table-cell>
          <table:table-cell table:style-name="ce14" office:value-type="float" office:value="-0.18839754" calcext:value-type="float">
            <text:p>-0.18839754</text:p>
          </table:table-cell>
          <table:table-cell table:style-name="ce14" office:value-type="float" office:value="0.12395305" calcext:value-type="float">
            <text:p>0.12395305</text:p>
          </table:table-cell>
          <table:table-cell table:style-name="ce14" office:value-type="float" office:value="-0.18168601" calcext:value-type="float">
            <text:p>-0.18168601</text:p>
          </table:table-cell>
        </table:table-row>
        <table:table-row table:style-name="ro1">
          <table:table-cell table:style-name="ce8" office:value-type="string" calcext:value-type="string">
            <text:p>18:08:07.960</text:p>
          </table:table-cell>
          <table:table-cell table:style-name="ce14" office:value-type="float" office:value="-0.17680874" calcext:value-type="float">
            <text:p>-0.17680874</text:p>
          </table:table-cell>
          <table:table-cell table:style-name="ce14" office:value-type="float" office:value="-0.10069811" calcext:value-type="float">
            <text:p>-0.10069811</text:p>
          </table:table-cell>
          <table:table-cell table:style-name="ce14" office:value-type="float" office:value="-0.116935365" calcext:value-type="float">
            <text:p>-0.116935365</text:p>
          </table:table-cell>
        </table:table-row>
        <table:table-row table:style-name="ro1">
          <table:table-cell table:style-name="ce8" office:value-type="string" calcext:value-type="string">
            <text:p>18:08:08.001</text:p>
          </table:table-cell>
          <table:table-cell table:style-name="ce14" office:value-type="float" office:value="-0.223288" calcext:value-type="float">
            <text:p>-0.223288</text:p>
          </table:table-cell>
          <table:table-cell table:style-name="ce14" office:value-type="float" office:value="-0.08799158" calcext:value-type="float">
            <text:p>-0.08799158</text:p>
          </table:table-cell>
          <table:table-cell table:style-name="ce14" office:value-type="float" office:value="-0.065691076" calcext:value-type="float">
            <text:p>-0.065691076</text:p>
          </table:table-cell>
        </table:table-row>
        <table:table-row table:style-name="ro1">
          <table:table-cell table:style-name="ce8" office:value-type="string" calcext:value-type="string">
            <text:p>18:08:08.041</text:p>
          </table:table-cell>
          <table:table-cell table:style-name="ce14" office:value-type="float" office:value="-0.20359592" calcext:value-type="float">
            <text:p>-0.20359592</text:p>
          </table:table-cell>
          <table:table-cell table:style-name="ce14" office:value-type="float" office:value="-0.05282525" calcext:value-type="float">
            <text:p>-0.05282525</text:p>
          </table:table-cell>
          <table:table-cell table:style-name="ce14" office:value-type="float" office:value="-0.011221584" calcext:value-type="float">
            <text:p>-0.011221584</text:p>
          </table:table-cell>
        </table:table-row>
        <table:table-row table:style-name="ro1">
          <table:table-cell table:style-name="ce8" office:value-type="string" calcext:value-type="string">
            <text:p>18:08:08.085</text:p>
          </table:table-cell>
          <table:table-cell table:style-name="ce14" office:value-type="float" office:value="-0.22168846" calcext:value-type="float">
            <text:p>-0.22168846</text:p>
          </table:table-cell>
          <table:table-cell table:style-name="ce14" office:value-type="float" office:value="0.009366462" calcext:value-type="float">
            <text:p>0.009366462</text:p>
          </table:table-cell>
          <table:table-cell table:style-name="ce14" office:value-type="float" office:value="-0.060416795" calcext:value-type="float">
            <text:p>-0.060416795</text:p>
          </table:table-cell>
        </table:table-row>
        <table:table-row table:style-name="ro1">
          <table:table-cell table:style-name="ce8" office:value-type="string" calcext:value-type="string">
            <text:p>18:08:08.122</text:p>
          </table:table-cell>
          <table:table-cell table:style-name="ce14" office:value-type="float" office:value="-0.24148743" calcext:value-type="float">
            <text:p>-0.24148743</text:p>
          </table:table-cell>
          <table:table-cell table:style-name="ce14" office:value-type="float" office:value="-0.09747839" calcext:value-type="float">
            <text:p>-0.09747839</text:p>
          </table:table-cell>
          <table:table-cell table:style-name="ce14" office:value-type="float" office:value="-0.12205089" calcext:value-type="float">
            <text:p>-0.12205089</text:p>
          </table:table-cell>
        </table:table-row>
        <table:table-row table:style-name="ro1">
          <table:table-cell table:style-name="ce8" office:value-type="string" calcext:value-type="string">
            <text:p>18:08:08.162</text:p>
          </table:table-cell>
          <table:table-cell table:style-name="ce14" office:value-type="float" office:value="-0.2788621" calcext:value-type="float">
            <text:p>-0.2788621</text:p>
          </table:table-cell>
          <table:table-cell table:style-name="ce14" office:value-type="float" office:value="0.015101451" calcext:value-type="float">
            <text:p>0.015101451</text:p>
          </table:table-cell>
          <table:table-cell table:style-name="ce14" office:value-type="float" office:value="-0.117975675" calcext:value-type="float">
            <text:p>-0.117975675</text:p>
          </table:table-cell>
        </table:table-row>
        <table:table-row table:style-name="ro1">
          <table:table-cell table:style-name="ce8" office:value-type="string" calcext:value-type="string">
            <text:p>18:08:08.202</text:p>
          </table:table-cell>
          <table:table-cell table:style-name="ce14" office:value-type="float" office:value="-0.28525326" calcext:value-type="float">
            <text:p>-0.28525326</text:p>
          </table:table-cell>
          <table:table-cell table:style-name="ce14" office:value-type="float" office:value="-0.1072583" calcext:value-type="float">
            <text:p>-0.1072583</text:p>
          </table:table-cell>
          <table:table-cell table:style-name="ce14" office:value-type="float" office:value="-0.15363905" calcext:value-type="float">
            <text:p>-0.15363905</text:p>
          </table:table-cell>
        </table:table-row>
        <table:table-row table:style-name="ro1">
          <table:table-cell table:style-name="ce8" office:value-type="string" calcext:value-type="string">
            <text:p>18:08:08.242</text:p>
          </table:table-cell>
          <table:table-cell table:style-name="ce14" office:value-type="float" office:value="-0.32044858" calcext:value-type="float">
            <text:p>-0.32044858</text:p>
          </table:table-cell>
          <table:table-cell table:style-name="ce14" office:value-type="float" office:value="-0.056761935" calcext:value-type="float">
            <text:p>-0.056761935</text:p>
          </table:table-cell>
          <table:table-cell table:style-name="ce14" office:value-type="float" office:value="-0.09982299" calcext:value-type="float">
            <text:p>-0.09982299</text:p>
          </table:table-cell>
        </table:table-row>
        <table:table-row table:style-name="ro1">
          <table:table-cell table:style-name="ce8" office:value-type="string" calcext:value-type="string">
            <text:p>18:08:08.282</text:p>
          </table:table-cell>
          <table:table-cell table:style-name="ce14" office:value-type="float" office:value="-0.34069866" calcext:value-type="float">
            <text:p>-0.34069866</text:p>
          </table:table-cell>
          <table:table-cell table:style-name="ce14" office:value-type="float" office:value="-0.06229183" calcext:value-type="float">
            <text:p>-0.06229183</text:p>
          </table:table-cell>
          <table:table-cell table:style-name="ce14" office:value-type="float" office:value="-0.30209655" calcext:value-type="float">
            <text:p>-0.30209655</text:p>
          </table:table-cell>
        </table:table-row>
        <table:table-row table:style-name="ro1">
          <table:table-cell table:style-name="ce8" office:value-type="string" calcext:value-type="string">
            <text:p>18:08:08.322</text:p>
          </table:table-cell>
          <table:table-cell table:style-name="ce14" office:value-type="float" office:value="-0.35914344" calcext:value-type="float">
            <text:p>-0.35914344</text:p>
          </table:table-cell>
          <table:table-cell table:style-name="ce14" office:value-type="float" office:value="-0.21426575" calcext:value-type="float">
            <text:p>-0.21426575</text:p>
          </table:table-cell>
          <table:table-cell table:style-name="ce14" office:value-type="float" office:value="-0.32791716" calcext:value-type="float">
            <text:p>-0.32791716</text:p>
          </table:table-cell>
        </table:table-row>
        <table:table-row table:style-name="ro1">
          <table:table-cell table:style-name="ce8" office:value-type="string" calcext:value-type="string">
            <text:p>18:08:08.362</text:p>
          </table:table-cell>
          <table:table-cell table:style-name="ce14" office:value-type="float" office:value="-0.28038242" calcext:value-type="float">
            <text:p>-0.28038242</text:p>
          </table:table-cell>
          <table:table-cell table:style-name="ce14" office:value-type="float" office:value="-0.266887" calcext:value-type="float">
            <text:p>-0.266887</text:p>
          </table:table-cell>
          <table:table-cell table:style-name="ce14" office:value-type="float" office:value="-0.3584067" calcext:value-type="float">
            <text:p>-0.3584067</text:p>
          </table:table-cell>
        </table:table-row>
        <table:table-row table:style-name="ro1">
          <table:table-cell table:style-name="ce8" office:value-type="string" calcext:value-type="string">
            <text:p>18:08:08.402</text:p>
          </table:table-cell>
          <table:table-cell table:style-name="ce14" office:value-type="float" office:value="-0.33430216" calcext:value-type="float">
            <text:p>-0.33430216</text:p>
          </table:table-cell>
          <table:table-cell table:style-name="ce14" office:value-type="float" office:value="-0.28721982" calcext:value-type="float">
            <text:p>-0.28721982</text:p>
          </table:table-cell>
          <table:table-cell table:style-name="ce14" office:value-type="float" office:value="-0.36760998" calcext:value-type="float">
            <text:p>-0.36760998</text:p>
          </table:table-cell>
        </table:table-row>
        <table:table-row table:style-name="ro1">
          <table:table-cell table:style-name="ce8" office:value-type="string" calcext:value-type="string">
            <text:p>18:08:08.442</text:p>
          </table:table-cell>
          <table:table-cell table:style-name="ce14" office:value-type="float" office:value="-0.2712089" calcext:value-type="float">
            <text:p>-0.2712089</text:p>
          </table:table-cell>
          <table:table-cell table:style-name="ce14" office:value-type="float" office:value="-0.19741388" calcext:value-type="float">
            <text:p>-0.19741388</text:p>
          </table:table-cell>
          <table:table-cell table:style-name="ce14" office:value-type="float" office:value="-0.43851498" calcext:value-type="float">
            <text:p>-0.43851498</text:p>
          </table:table-cell>
        </table:table-row>
        <table:table-row table:style-name="ro1">
          <table:table-cell table:style-name="ce8" office:value-type="string" calcext:value-type="string">
            <text:p>18:08:08.484</text:p>
          </table:table-cell>
          <table:table-cell table:style-name="ce14" office:value-type="float" office:value="-0.17179792" calcext:value-type="float">
            <text:p>-0.17179792</text:p>
          </table:table-cell>
          <table:table-cell table:style-name="ce14" office:value-type="float" office:value="-0.39388338" calcext:value-type="float">
            <text:p>-0.39388338</text:p>
          </table:table-cell>
          <table:table-cell table:style-name="ce14" office:value-type="float" office:value="-0.32896525" calcext:value-type="float">
            <text:p>-0.32896525</text:p>
          </table:table-cell>
        </table:table-row>
        <table:table-row table:style-name="ro1">
          <table:table-cell table:style-name="ce8" office:value-type="string" calcext:value-type="string">
            <text:p>18:08:08.522</text:p>
          </table:table-cell>
          <table:table-cell table:style-name="ce14" office:value-type="float" office:value="-0.15769427" calcext:value-type="float">
            <text:p>-0.15769427</text:p>
          </table:table-cell>
          <table:table-cell table:style-name="ce14" office:value-type="float" office:value="-0.45578906" calcext:value-type="float">
            <text:p>-0.45578906</text:p>
          </table:table-cell>
          <table:table-cell table:style-name="ce14" office:value-type="float" office:value="-0.25783628" calcext:value-type="float">
            <text:p>-0.25783628</text:p>
          </table:table-cell>
        </table:table-row>
        <table:table-row table:style-name="ro1">
          <table:table-cell table:style-name="ce8" office:value-type="string" calcext:value-type="string">
            <text:p>18:08:08.570</text:p>
          </table:table-cell>
          <table:table-cell table:style-name="ce14" office:value-type="float" office:value="-0.18257423" calcext:value-type="float">
            <text:p>-0.18257423</text:p>
          </table:table-cell>
          <table:table-cell table:style-name="ce14" office:value-type="float" office:value="-0.3642873" calcext:value-type="float">
            <text:p>-0.3642873</text:p>
          </table:table-cell>
          <table:table-cell table:style-name="ce14" office:value-type="float" office:value="-0.26413277" calcext:value-type="float">
            <text:p>-0.26413277</text:p>
          </table:table-cell>
        </table:table-row>
        <table:table-row table:style-name="ro1">
          <table:table-cell table:style-name="ce8" office:value-type="string" calcext:value-type="string">
            <text:p>18:08:08.610</text:p>
          </table:table-cell>
          <table:table-cell table:style-name="ce14" office:value-type="float" office:value="-0.12432663" calcext:value-type="float">
            <text:p>-0.12432663</text:p>
          </table:table-cell>
          <table:table-cell table:style-name="ce14" office:value-type="float" office:value="-0.33752653" calcext:value-type="float">
            <text:p>-0.33752653</text:p>
          </table:table-cell>
          <table:table-cell table:style-name="ce14" office:value-type="float" office:value="-0.14455542" calcext:value-type="float">
            <text:p>-0.14455542</text:p>
          </table:table-cell>
        </table:table-row>
        <table:table-row table:style-name="ro1">
          <table:table-cell table:style-name="ce8" office:value-type="string" calcext:value-type="string">
            <text:p>18:08:08.653</text:p>
          </table:table-cell>
          <table:table-cell table:style-name="ce14" office:value-type="float" office:value="-0.12090273" calcext:value-type="float">
            <text:p>-0.12090273</text:p>
          </table:table-cell>
          <table:table-cell table:style-name="ce14" office:value-type="float" office:value="-0.42352483" calcext:value-type="float">
            <text:p>-0.42352483</text:p>
          </table:table-cell>
          <table:table-cell table:style-name="ce14" office:value-type="float" office:value="-0.10900613" calcext:value-type="float">
            <text:p>-0.10900613</text:p>
          </table:table-cell>
        </table:table-row>
        <table:table-row table:style-name="ro1">
          <table:table-cell table:style-name="ce8" office:value-type="string" calcext:value-type="string">
            <text:p>18:08:08.693</text:p>
          </table:table-cell>
          <table:table-cell table:style-name="ce14" office:value-type="float" office:value="0.014673805" calcext:value-type="float">
            <text:p>0.014673805</text:p>
          </table:table-cell>
          <table:table-cell table:style-name="ce14" office:value-type="float" office:value="-0.56794" calcext:value-type="float">
            <text:p>-0.56794</text:p>
          </table:table-cell>
          <table:table-cell table:style-name="ce14" office:value-type="float" office:value="0.116567336" calcext:value-type="float">
            <text:p>0.116567336</text:p>
          </table:table-cell>
        </table:table-row>
        <table:table-row table:style-name="ro1">
          <table:table-cell table:style-name="ce8" office:value-type="string" calcext:value-type="string">
            <text:p>18:08:08.732</text:p>
          </table:table-cell>
          <table:table-cell table:style-name="ce14" office:value-type="float" office:value="-0.019752568" calcext:value-type="float">
            <text:p>-0.019752568</text:p>
          </table:table-cell>
          <table:table-cell table:style-name="ce14" office:value-type="float" office:value="-0.4223764" calcext:value-type="float">
            <text:p>-0.4223764</text:p>
          </table:table-cell>
          <table:table-cell table:style-name="ce14" office:value-type="float" office:value="0.098758265" calcext:value-type="float">
            <text:p>0.098758265</text:p>
          </table:table-cell>
        </table:table-row>
        <table:table-row table:style-name="ro1">
          <table:table-cell table:style-name="ce8" office:value-type="string" calcext:value-type="string">
            <text:p>18:08:08.789</text:p>
          </table:table-cell>
          <table:table-cell table:style-name="ce14" office:value-type="float" office:value="-0.017777272" calcext:value-type="float">
            <text:p>-0.017777272</text:p>
          </table:table-cell>
          <table:table-cell table:style-name="ce14" office:value-type="float" office:value="-0.38013875" calcext:value-type="float">
            <text:p>-0.38013875</text:p>
          </table:table-cell>
          <table:table-cell table:style-name="ce14" office:value-type="float" office:value="0.08888244" calcext:value-type="float">
            <text:p>0.08888244</text:p>
          </table:table-cell>
        </table:table-row>
        <table:table-row table:style-name="ro1">
          <table:table-cell table:style-name="ce8" office:value-type="string" calcext:value-type="string">
            <text:p>18:08:08.872</text:p>
          </table:table-cell>
          <table:table-cell table:style-name="ce14" office:value-type="float" office:value="-0.015999584" calcext:value-type="float">
            <text:p>-0.015999584</text:p>
          </table:table-cell>
          <table:table-cell table:style-name="ce14" office:value-type="float" office:value="-0.3421249" calcext:value-type="float">
            <text:p>-0.3421249</text:p>
          </table:table-cell>
          <table:table-cell table:style-name="ce14" office:value-type="float" office:value="0.07999419" calcext:value-type="float">
            <text:p>0.07999419</text:p>
          </table:table-cell>
        </table:table-row>
        <table:table-row table:style-name="ro1">
          <table:table-cell table:style-name="ce8" office:value-type="string" calcext:value-type="string">
            <text:p>18:08:08.941</text:p>
          </table:table-cell>
          <table:table-cell table:style-name="ce14" office:value-type="float" office:value="-0.014399664" calcext:value-type="float">
            <text:p>-0.014399664</text:p>
          </table:table-cell>
          <table:table-cell table:style-name="ce14" office:value-type="float" office:value="-0.3079124" calcext:value-type="float">
            <text:p>-0.3079124</text:p>
          </table:table-cell>
          <table:table-cell table:style-name="ce14" office:value-type="float" office:value="0.071994774" calcext:value-type="float">
            <text:p>0.071994774</text:p>
          </table:table-cell>
        </table:table-row>
        <table:table-row table:style-name="ro1">
          <table:table-cell table:style-name="ce8" office:value-type="string" calcext:value-type="string">
            <text:p>18:08:09.011</text:p>
          </table:table-cell>
          <table:table-cell table:style-name="ce14" office:value-type="float" office:value="-0.012959717" calcext:value-type="float">
            <text:p>-0.012959717</text:p>
          </table:table-cell>
          <table:table-cell table:style-name="ce14" office:value-type="float" office:value="-0.2771212" calcext:value-type="float">
            <text:p>-0.2771212</text:p>
          </table:table-cell>
          <table:table-cell table:style-name="ce14" office:value-type="float" office:value="0.06479529" calcext:value-type="float">
            <text:p>0.06479529</text:p>
          </table:table-cell>
        </table:table-row>
        <table:table-row table:style-name="ro1">
          <table:table-cell table:style-name="ce8" office:value-type="string" calcext:value-type="string">
            <text:p>18:08:09.079</text:p>
          </table:table-cell>
          <table:table-cell table:style-name="ce14" office:value-type="float" office:value="0.112701446" calcext:value-type="float">
            <text:p>0.112701446</text:p>
          </table:table-cell>
          <table:table-cell table:style-name="ce14" office:value-type="float" office:value="-0.030781114" calcext:value-type="float">
            <text:p>-0.030781114</text:p>
          </table:table-cell>
          <table:table-cell table:style-name="ce14" office:value-type="float" office:value="0.6814603" calcext:value-type="float">
            <text:p>0.6814603</text:p>
          </table:table-cell>
        </table:table-row>
        <table:table-row table:style-name="ro1">
          <table:table-cell table:style-name="ce8" office:value-type="string" calcext:value-type="string">
            <text:p>18:08:12.682</text:p>
          </table:table-cell>
          <table:table-cell table:style-name="ce14" office:value-type="float" office:value="0.8742096" calcext:value-type="float">
            <text:p>0.8742096</text:p>
          </table:table-cell>
          <table:table-cell table:style-name="ce14" office:value-type="float" office:value="0.2616769" calcext:value-type="float">
            <text:p>0.2616769</text:p>
          </table:table-cell>
          <table:table-cell table:style-name="ce14" office:value-type="float" office:value="0.82930547" calcext:value-type="float">
            <text:p>0.82930547</text:p>
          </table:table-cell>
        </table:table-row>
        <table:table-row table:style-name="ro1">
          <table:table-cell table:style-name="ce8" office:value-type="string" calcext:value-type="string">
            <text:p>18:08:12.682</text:p>
          </table:table-cell>
          <table:table-cell table:style-name="ce14" office:value-type="float" office:value="0.7931607" calcext:value-type="float">
            <text:p>0.7931607</text:p>
          </table:table-cell>
          <table:table-cell table:style-name="ce14" office:value-type="float" office:value="0.32779437" calcext:value-type="float">
            <text:p>0.32779437</text:p>
          </table:table-cell>
          <table:table-cell table:style-name="ce14" office:value-type="float" office:value="0.8406376" calcext:value-type="float">
            <text:p>0.8406376</text:p>
          </table:table-cell>
        </table:table-row>
        <table:table-row table:style-name="ro1">
          <table:table-cell table:style-name="ce8" office:value-type="string" calcext:value-type="string">
            <text:p>18:08:12.716</text:p>
          </table:table-cell>
          <table:table-cell table:style-name="ce14" office:value-type="float" office:value="0.49785346" calcext:value-type="float">
            <text:p>0.49785346</text:p>
          </table:table-cell>
          <table:table-cell table:style-name="ce14" office:value-type="float" office:value="-0.20112766" calcext:value-type="float">
            <text:p>-0.20112766</text:p>
          </table:table-cell>
          <table:table-cell table:style-name="ce14" office:value-type="float" office:value="0.65571934" calcext:value-type="float">
            <text:p>0.65571934</text:p>
          </table:table-cell>
        </table:table-row>
        <table:table-row table:style-name="ro1">
          <table:table-cell table:style-name="ce8" office:value-type="string" calcext:value-type="string">
            <text:p>18:08:12.772</text:p>
          </table:table-cell>
          <table:table-cell table:style-name="ce14" office:value-type="float" office:value="0.17055343" calcext:value-type="float">
            <text:p>0.17055343</text:p>
          </table:table-cell>
          <table:table-cell table:style-name="ce14" office:value-type="float" office:value="-0.56927174" calcext:value-type="float">
            <text:p>-0.56927174</text:p>
          </table:table-cell>
          <table:table-cell table:style-name="ce14" office:value-type="float" office:value="0.38712007" calcext:value-type="float">
            <text:p>0.38712007</text:p>
          </table:table-cell>
        </table:table-row>
        <table:table-row table:style-name="ro1">
          <table:table-cell table:style-name="ce8" office:value-type="string" calcext:value-type="string">
            <text:p>18:08:12.813</text:p>
          </table:table-cell>
          <table:table-cell table:style-name="ce14" office:value-type="float" office:value="0.15349808" calcext:value-type="float">
            <text:p>0.15349808</text:p>
          </table:table-cell>
          <table:table-cell table:style-name="ce14" office:value-type="float" office:value="-0.5123446" calcext:value-type="float">
            <text:p>-0.5123446</text:p>
          </table:table-cell>
          <table:table-cell table:style-name="ce14" office:value-type="float" office:value="0.34840807" calcext:value-type="float">
            <text:p>0.34840807</text:p>
          </table:table-cell>
        </table:table-row>
        <table:table-row table:style-name="ro1">
          <table:table-cell table:style-name="ce8" office:value-type="string" calcext:value-type="string">
            <text:p>18:08:12.852</text:p>
          </table:table-cell>
          <table:table-cell table:style-name="ce14" office:value-type="float" office:value="0.13814826" calcext:value-type="float">
            <text:p>0.13814826</text:p>
          </table:table-cell>
          <table:table-cell table:style-name="ce14" office:value-type="float" office:value="-0.46111012" calcext:value-type="float">
            <text:p>-0.46111012</text:p>
          </table:table-cell>
          <table:table-cell table:style-name="ce14" office:value-type="float" office:value="0.31356728" calcext:value-type="float">
            <text:p>0.31356728</text:p>
          </table:table-cell>
        </table:table-row>
        <table:table-row table:style-name="ro1">
          <table:table-cell table:style-name="ce8" office:value-type="string" calcext:value-type="string">
            <text:p>18:08:12.892</text:p>
          </table:table-cell>
          <table:table-cell table:style-name="ce14" office:value-type="float" office:value="-0.050349176" calcext:value-type="float">
            <text:p>-0.050349176</text:p>
          </table:table-cell>
          <table:table-cell table:style-name="ce14" office:value-type="float" office:value="-0.08980378" calcext:value-type="float">
            <text:p>-0.08980378</text:p>
          </table:table-cell>
          <table:table-cell table:style-name="ce14" office:value-type="float" office:value="0.17080915" calcext:value-type="float">
            <text:p>0.17080915</text:p>
          </table:table-cell>
        </table:table-row>
        <table:table-row table:style-name="ro1">
          <table:table-cell table:style-name="ce8" office:value-type="string" calcext:value-type="string">
            <text:p>18:08:12.932</text:p>
          </table:table-cell>
          <table:table-cell table:style-name="ce14" office:value-type="float" office:value="-0.15693535" calcext:value-type="float">
            <text:p>-0.15693535</text:p>
          </table:table-cell>
          <table:table-cell table:style-name="ce14" office:value-type="float" office:value="-0.09444644" calcext:value-type="float">
            <text:p>-0.09444644</text:p>
          </table:table-cell>
          <table:table-cell table:style-name="ce14" office:value-type="float" office:value="-0.00403544" calcext:value-type="float">
            <text:p>-0.00403544</text:p>
          </table:table-cell>
        </table:table-row>
        <table:table-row table:style-name="ro1">
          <table:table-cell table:style-name="ce8" office:value-type="string" calcext:value-type="string">
            <text:p>18:08:12.972</text:p>
          </table:table-cell>
          <table:table-cell table:style-name="ce14" office:value-type="float" office:value="-0.07246744" calcext:value-type="float">
            <text:p>-0.07246744</text:p>
          </table:table-cell>
          <table:table-cell table:style-name="ce14" office:value-type="float" office:value="0.0945148" calcext:value-type="float">
            <text:p>0.0945148</text:p>
          </table:table-cell>
          <table:table-cell table:style-name="ce14" office:value-type="float" office:value="-0.12206455" calcext:value-type="float">
            <text:p>-0.12206455</text:p>
          </table:table-cell>
        </table:table-row>
        <table:table-row table:style-name="ro1">
          <table:table-cell table:style-name="ce8" office:value-type="string" calcext:value-type="string">
            <text:p>18:08:13.012</text:p>
          </table:table-cell>
          <table:table-cell table:style-name="ce14" office:value-type="float" office:value="-0.08939058" calcext:value-type="float">
            <text:p>-0.08939058</text:p>
          </table:table-cell>
          <table:table-cell table:style-name="ce14" office:value-type="float" office:value="0.14966293" calcext:value-type="float">
            <text:p>0.14966293</text:p>
          </table:table-cell>
          <table:table-cell table:style-name="ce14" office:value-type="float" office:value="-0.12326143" calcext:value-type="float">
            <text:p>-0.12326143</text:p>
          </table:table-cell>
        </table:table-row>
        <table:table-row table:style-name="ro1">
          <table:table-cell table:style-name="ce8" office:value-type="string" calcext:value-type="string">
            <text:p>18:08:13.052</text:p>
          </table:table-cell>
          <table:table-cell table:style-name="ce14" office:value-type="float" office:value="0.041276988" calcext:value-type="float">
            <text:p>0.041276988</text:p>
          </table:table-cell>
          <table:table-cell table:style-name="ce14" office:value-type="float" office:value="0.15622984" calcext:value-type="float">
            <text:p>0.15622984</text:p>
          </table:table-cell>
          <table:table-cell table:style-name="ce14" office:value-type="float" office:value="0.081545174" calcext:value-type="float">
            <text:p>0.081545174</text:p>
          </table:table-cell>
        </table:table-row>
        <table:table-row table:style-name="ro1">
          <table:table-cell table:style-name="ce8" office:value-type="string" calcext:value-type="string">
            <text:p>18:08:13.094</text:p>
          </table:table-cell>
          <table:table-cell table:style-name="ce14" office:value-type="float" office:value="-0.004159333" calcext:value-type="float">
            <text:p>-0.004159333</text:p>
          </table:table-cell>
          <table:table-cell table:style-name="ce14" office:value-type="float" office:value="0.107867606" calcext:value-type="float">
            <text:p>0.107867606</text:p>
          </table:table-cell>
          <table:table-cell table:style-name="ce14" office:value-type="float" office:value="-0.037351534" calcext:value-type="float">
            <text:p>-0.037351534</text:p>
          </table:table-cell>
        </table:table-row>
        <table:table-row table:style-name="ro1">
          <table:table-cell table:style-name="ce8" office:value-type="string" calcext:value-type="string">
            <text:p>18:08:13.134</text:p>
          </table:table-cell>
          <table:table-cell table:style-name="ce14" office:value-type="float" office:value="0.0916179" calcext:value-type="float">
            <text:p>0.0916179</text:p>
          </table:table-cell>
          <table:table-cell table:style-name="ce14" office:value-type="float" office:value="0.40997148" calcext:value-type="float">
            <text:p>0.40997148</text:p>
          </table:table-cell>
          <table:table-cell table:style-name="ce14" office:value-type="float" office:value="0.02483089" calcext:value-type="float">
            <text:p>0.02483089</text:p>
          </table:table-cell>
        </table:table-row>
        <table:table-row table:style-name="ro1">
          <table:table-cell table:style-name="ce8" office:value-type="string" calcext:value-type="string">
            <text:p>18:08:13.174</text:p>
          </table:table-cell>
          <table:table-cell table:style-name="ce14" office:value-type="float" office:value="0.09322268" calcext:value-type="float">
            <text:p>0.09322268</text:p>
          </table:table-cell>
          <table:table-cell table:style-name="ce14" office:value-type="float" office:value="-0.012470998" calcext:value-type="float">
            <text:p>-0.012470998</text:p>
          </table:table-cell>
          <table:table-cell table:style-name="ce14" office:value-type="float" office:value="0.15572184" calcext:value-type="float">
            <text:p>0.15572184</text:p>
          </table:table-cell>
        </table:table-row>
        <table:table-row table:style-name="ro1">
          <table:table-cell table:style-name="ce8" office:value-type="string" calcext:value-type="string">
            <text:p>18:08:13.213</text:p>
          </table:table-cell>
          <table:table-cell table:style-name="ce14" office:value-type="float" office:value="-0.010362279" calcext:value-type="float">
            <text:p>-0.010362279</text:p>
          </table:table-cell>
          <table:table-cell table:style-name="ce14" office:value-type="float" office:value="-0.00595046" calcext:value-type="float">
            <text:p>-0.00595046</text:p>
          </table:table-cell>
          <table:table-cell table:style-name="ce14" office:value-type="float" office:value="0.15575024" calcext:value-type="float">
            <text:p>0.15575024</text:p>
          </table:table-cell>
        </table:table-row>
        <table:table-row table:style-name="ro1">
          <table:table-cell table:style-name="ce8" office:value-type="string" calcext:value-type="string">
            <text:p>18:08:13.254</text:p>
          </table:table-cell>
          <table:table-cell table:style-name="ce14" office:value-type="float" office:value="0.031762805" calcext:value-type="float">
            <text:p>0.031762805</text:p>
          </table:table-cell>
          <table:table-cell table:style-name="ce14" office:value-type="float" office:value="0.11022075" calcext:value-type="float">
            <text:p>0.11022075</text:p>
          </table:table-cell>
          <table:table-cell table:style-name="ce14" office:value-type="float" office:value="0.1500629" calcext:value-type="float">
            <text:p>0.1500629</text:p>
          </table:table-cell>
        </table:table-row>
        <table:table-row table:style-name="ro1">
          <table:table-cell table:style-name="ce8" office:value-type="string" calcext:value-type="string">
            <text:p>18:08:13.294</text:p>
          </table:table-cell>
          <table:table-cell table:style-name="ce14" office:value-type="float" office:value="0.050559137" calcext:value-type="float">
            <text:p>0.050559137</text:p>
          </table:table-cell>
          <table:table-cell table:style-name="ce14" office:value-type="float" office:value="0.008891067" calcext:value-type="float">
            <text:p>0.008891067</text:p>
          </table:table-cell>
          <table:table-cell table:style-name="ce14" office:value-type="float" office:value="0.2605205" calcext:value-type="float">
            <text:p>0.2605205</text:p>
          </table:table-cell>
        </table:table-row>
        <table:table-row table:style-name="ro1">
          <table:table-cell table:style-name="ce8" office:value-type="string" calcext:value-type="string">
            <text:p>18:08:13.333</text:p>
          </table:table-cell>
          <table:table-cell table:style-name="ce14" office:value-type="float" office:value="0.16020049" calcext:value-type="float">
            <text:p>0.16020049</text:p>
          </table:table-cell>
          <table:table-cell table:style-name="ce14" office:value-type="float" office:value="-0.089556634" calcext:value-type="float">
            <text:p>-0.089556634</text:p>
          </table:table-cell>
          <table:table-cell table:style-name="ce14" office:value-type="float" office:value="0.30170482" calcext:value-type="float">
            <text:p>0.30170482</text:p>
          </table:table-cell>
        </table:table-row>
        <table:table-row table:style-name="ro1">
          <table:table-cell table:style-name="ce8" office:value-type="string" calcext:value-type="string">
            <text:p>18:08:13.373</text:p>
          </table:table-cell>
          <table:table-cell table:style-name="ce14" office:value-type="float" office:value="0.059146255" calcext:value-type="float">
            <text:p>0.059146255</text:p>
          </table:table-cell>
          <table:table-cell table:style-name="ce14" office:value-type="float" office:value="0.14286093" calcext:value-type="float">
            <text:p>0.14286093</text:p>
          </table:table-cell>
          <table:table-cell table:style-name="ce14" office:value-type="float" office:value="0.21220812" calcext:value-type="float">
            <text:p>0.21220812</text:p>
          </table:table-cell>
        </table:table-row>
        <table:table-row table:style-name="ro1">
          <table:table-cell table:style-name="ce8" office:value-type="string" calcext:value-type="string">
            <text:p>18:08:13.414</text:p>
          </table:table-cell>
          <table:table-cell table:style-name="ce14" office:value-type="float" office:value="0.114315614" calcext:value-type="float">
            <text:p>0.114315614</text:p>
          </table:table-cell>
          <table:table-cell table:style-name="ce14" office:value-type="float" office:value="0.045737933" calcext:value-type="float">
            <text:p>0.045737933</text:p>
          </table:table-cell>
          <table:table-cell table:style-name="ce14" office:value-type="float" office:value="0.24372174" calcext:value-type="float">
            <text:p>0.24372174</text:p>
          </table:table-cell>
        </table:table-row>
        <table:table-row table:style-name="ro1">
          <table:table-cell table:style-name="ce8" office:value-type="string" calcext:value-type="string">
            <text:p>18:08:13.454</text:p>
          </table:table-cell>
          <table:table-cell table:style-name="ce14" office:value-type="float" office:value="0.26306474" calcext:value-type="float">
            <text:p>0.26306474</text:p>
          </table:table-cell>
          <table:table-cell table:style-name="ce14" office:value-type="float" office:value="0.06775106" calcext:value-type="float">
            <text:p>0.06775106</text:p>
          </table:table-cell>
          <table:table-cell table:style-name="ce14" office:value-type="float" office:value="0.35228413" calcext:value-type="float">
            <text:p>0.35228413</text:p>
          </table:table-cell>
        </table:table-row>
        <table:table-row table:style-name="ro1">
          <table:table-cell table:style-name="ce8" office:value-type="string" calcext:value-type="string">
            <text:p>18:08:13.493</text:p>
          </table:table-cell>
          <table:table-cell table:style-name="ce14" office:value-type="float" office:value="0.15480028" calcext:value-type="float">
            <text:p>0.15480028</text:p>
          </table:table-cell>
          <table:table-cell table:style-name="ce14" office:value-type="float" office:value="0.105141" calcext:value-type="float">
            <text:p>0.105141</text:p>
          </table:table-cell>
          <table:table-cell table:style-name="ce14" office:value-type="float" office:value="0.09974615" calcext:value-type="float">
            <text:p>0.09974615</text:p>
          </table:table-cell>
        </table:table-row>
        <table:table-row table:style-name="ro1">
          <table:table-cell table:style-name="ce8" office:value-type="string" calcext:value-type="string">
            <text:p>18:08:13.534</text:p>
          </table:table-cell>
          <table:table-cell table:style-name="ce14" office:value-type="float" office:value="0.19337296" calcext:value-type="float">
            <text:p>0.19337296</text:p>
          </table:table-cell>
          <table:table-cell table:style-name="ce14" office:value-type="float" office:value="-0.0115010375" calcext:value-type="float">
            <text:p>-0.0115010375</text:p>
          </table:table-cell>
          <table:table-cell table:style-name="ce14" office:value-type="float" office:value="0.16953224" calcext:value-type="float">
            <text:p>0.16953224</text:p>
          </table:table-cell>
        </table:table-row>
        <table:table-row table:style-name="ro1">
          <table:table-cell table:style-name="ce8" office:value-type="string" calcext:value-type="string">
            <text:p>18:08:13.573</text:p>
          </table:table-cell>
          <table:table-cell table:style-name="ce14" office:value-type="float" office:value="0.14019777" calcext:value-type="float">
            <text:p>0.14019777</text:p>
          </table:table-cell>
          <table:table-cell table:style-name="ce14" office:value-type="float" office:value="0.12807679" calcext:value-type="float">
            <text:p>0.12807679</text:p>
          </table:table-cell>
          <table:table-cell table:style-name="ce14" office:value-type="float" office:value="0.09061615" calcext:value-type="float">
            <text:p>0.09061615</text:p>
          </table:table-cell>
        </table:table-row>
        <table:table-row table:style-name="ro1">
          <table:table-cell table:style-name="ce8" office:value-type="string" calcext:value-type="string">
            <text:p>18:08:13.614</text:p>
          </table:table-cell>
          <table:table-cell table:style-name="ce14" office:value-type="float" office:value="0.21868286" calcext:value-type="float">
            <text:p>0.21868286</text:p>
          </table:table-cell>
          <table:table-cell table:style-name="ce14" office:value-type="float" office:value="0.018589435" calcext:value-type="float">
            <text:p>0.018589435</text:p>
          </table:table-cell>
          <table:table-cell table:style-name="ce14" office:value-type="float" office:value="0.18768245" calcext:value-type="float">
            <text:p>0.18768245</text:p>
          </table:table-cell>
        </table:table-row>
        <table:table-row table:style-name="ro1">
          <table:table-cell table:style-name="ce8" office:value-type="string" calcext:value-type="string">
            <text:p>18:08:13.653</text:p>
          </table:table-cell>
          <table:table-cell table:style-name="ce14" office:value-type="float" office:value="0.14539859" calcext:value-type="float">
            <text:p>0.14539859</text:p>
          </table:table-cell>
          <table:table-cell table:style-name="ce14" office:value-type="float" office:value="0.06968459" calcext:value-type="float">
            <text:p>0.06968459</text:p>
          </table:table-cell>
          <table:table-cell table:style-name="ce14" office:value-type="float" office:value="0.037078317" calcext:value-type="float">
            <text:p>0.037078317</text:p>
          </table:table-cell>
        </table:table-row>
        <table:table-row table:style-name="ro1">
          <table:table-cell table:style-name="ce8" office:value-type="string" calcext:value-type="string">
            <text:p>18:08:13.694</text:p>
          </table:table-cell>
          <table:table-cell table:style-name="ce14" office:value-type="float" office:value="0.12558529" calcext:value-type="float">
            <text:p>0.12558529</text:p>
          </table:table-cell>
          <table:table-cell table:style-name="ce14" office:value-type="float" office:value="0.19652961" calcext:value-type="float">
            <text:p>0.19652961</text:p>
          </table:table-cell>
          <table:table-cell table:style-name="ce14" office:value-type="float" office:value="0.049190763" calcext:value-type="float">
            <text:p>0.049190763</text:p>
          </table:table-cell>
        </table:table-row>
        <table:table-row table:style-name="ro1">
          <table:table-cell table:style-name="ce8" office:value-type="string" calcext:value-type="string">
            <text:p>18:08:13.734</text:p>
          </table:table-cell>
          <table:table-cell table:style-name="ce14" office:value-type="float" office:value="0.16620058" calcext:value-type="float">
            <text:p>0.16620058</text:p>
          </table:table-cell>
          <table:table-cell table:style-name="ce14" office:value-type="float" office:value="0.28695968" calcext:value-type="float">
            <text:p>0.28695968</text:p>
          </table:table-cell>
          <table:table-cell table:style-name="ce14" office:value-type="float" office:value="0.022079267" calcext:value-type="float">
            <text:p>0.022079267</text:p>
          </table:table-cell>
        </table:table-row>
        <table:table-row table:style-name="ro1">
          <table:table-cell table:style-name="ce8" office:value-type="string" calcext:value-type="string">
            <text:p>18:08:13.774</text:p>
          </table:table-cell>
          <table:table-cell table:style-name="ce14" office:value-type="float" office:value="0.13485883" calcext:value-type="float">
            <text:p>0.13485883</text:p>
          </table:table-cell>
          <table:table-cell table:style-name="ce14" office:value-type="float" office:value="0.31077835" calcext:value-type="float">
            <text:p>0.31077835</text:p>
          </table:table-cell>
          <table:table-cell table:style-name="ce14" office:value-type="float" office:value="0.08073559" calcext:value-type="float">
            <text:p>0.08073559</text:p>
          </table:table-cell>
        </table:table-row>
        <table:table-row table:style-name="ro1">
          <table:table-cell table:style-name="ce8" office:value-type="string" calcext:value-type="string">
            <text:p>18:08:13.813</text:p>
          </table:table-cell>
          <table:table-cell table:style-name="ce14" office:value-type="float" office:value="0.18948819" calcext:value-type="float">
            <text:p>0.18948819</text:p>
          </table:table-cell>
          <table:table-cell table:style-name="ce14" office:value-type="float" office:value="0.14588703" calcext:value-type="float">
            <text:p>0.14588703</text:p>
          </table:table-cell>
          <table:table-cell table:style-name="ce14" office:value-type="float" office:value="0.15615815" calcext:value-type="float">
            <text:p>0.15615815</text:p>
          </table:table-cell>
        </table:table-row>
        <table:table-row table:style-name="ro1">
          <table:table-cell table:style-name="ce8" office:value-type="string" calcext:value-type="string">
            <text:p>18:08:13.853</text:p>
          </table:table-cell>
          <table:table-cell table:style-name="ce14" office:value-type="float" office:value="0.08176984" calcext:value-type="float">
            <text:p>0.08176984</text:p>
          </table:table-cell>
          <table:table-cell table:style-name="ce14" office:value-type="float" office:value="0.11789504" calcext:value-type="float">
            <text:p>0.11789504</text:p>
          </table:table-cell>
          <table:table-cell table:style-name="ce14" office:value-type="float" office:value="0.11527384" calcext:value-type="float">
            <text:p>0.11527384</text:p>
          </table:table-cell>
        </table:table-row>
        <table:table-row table:style-name="ro1">
          <table:table-cell table:style-name="ce8" office:value-type="string" calcext:value-type="string">
            <text:p>18:08:13.893</text:p>
          </table:table-cell>
          <table:table-cell table:style-name="ce14" office:value-type="float" office:value="0.10743074" calcext:value-type="float">
            <text:p>0.10743074</text:p>
          </table:table-cell>
          <table:table-cell table:style-name="ce14" office:value-type="float" office:value="0.157961" calcext:value-type="float">
            <text:p>0.157961</text:p>
          </table:table-cell>
          <table:table-cell table:style-name="ce14" office:value-type="float" office:value="0.04156377" calcext:value-type="float">
            <text:p>0.04156377</text:p>
          </table:table-cell>
        </table:table-row>
        <table:table-row table:style-name="ro1">
          <table:table-cell table:style-name="ce8" office:value-type="string" calcext:value-type="string">
            <text:p>18:08:13.934</text:p>
          </table:table-cell>
          <table:table-cell table:style-name="ce14" office:value-type="float" office:value="0.1450275" calcext:value-type="float">
            <text:p>0.1450275</text:p>
          </table:table-cell>
          <table:table-cell table:style-name="ce14" office:value-type="float" office:value="0.24499692" calcext:value-type="float">
            <text:p>0.24499692</text:p>
          </table:table-cell>
          <table:table-cell table:style-name="ce14" office:value-type="float" office:value="-0.015986163" calcext:value-type="float">
            <text:p>-0.015986163</text:p>
          </table:table-cell>
        </table:table-row>
        <table:table-row table:style-name="ro1">
          <table:table-cell table:style-name="ce8" office:value-type="string" calcext:value-type="string">
            <text:p>18:08:13.972</text:p>
          </table:table-cell>
          <table:table-cell table:style-name="ce14" office:value-type="float" office:value="0.18413804" calcext:value-type="float">
            <text:p>0.18413804</text:p>
          </table:table-cell>
          <table:table-cell table:style-name="ce14" office:value-type="float" office:value="0.18819745" calcext:value-type="float">
            <text:p>0.18819745</text:p>
          </table:table-cell>
          <table:table-cell table:style-name="ce14" office:value-type="float" office:value="0.07482142" calcext:value-type="float">
            <text:p>0.07482142</text:p>
          </table:table-cell>
        </table:table-row>
        <table:table-row table:style-name="ro1">
          <table:table-cell table:style-name="ce8" office:value-type="string" calcext:value-type="string">
            <text:p>18:08:14.011</text:p>
          </table:table-cell>
          <table:table-cell table:style-name="ce14" office:value-type="float" office:value="0.25559244" calcext:value-type="float">
            <text:p>0.25559244</text:p>
          </table:table-cell>
          <table:table-cell table:style-name="ce14" office:value-type="float" office:value="0.15575461" calcext:value-type="float">
            <text:p>0.15575461</text:p>
          </table:table-cell>
          <table:table-cell table:style-name="ce14" office:value-type="float" office:value="0.101836346" calcext:value-type="float">
            <text:p>0.101836346</text:p>
          </table:table-cell>
        </table:table-row>
        <table:table-row table:style-name="ro1">
          <table:table-cell table:style-name="ce8" office:value-type="string" calcext:value-type="string">
            <text:p>18:08:14.052</text:p>
          </table:table-cell>
          <table:table-cell table:style-name="ce14" office:value-type="float" office:value="0.27353907" calcext:value-type="float">
            <text:p>0.27353907</text:p>
          </table:table-cell>
          <table:table-cell table:style-name="ce14" office:value-type="float" office:value="0.1810483" calcext:value-type="float">
            <text:p>0.1810483</text:p>
          </table:table-cell>
          <table:table-cell table:style-name="ce14" office:value-type="float" office:value="0.0288109" calcext:value-type="float">
            <text:p>0.0288109</text:p>
          </table:table-cell>
        </table:table-row>
        <table:table-row table:style-name="ro1">
          <table:table-cell table:style-name="ce8" office:value-type="string" calcext:value-type="string">
            <text:p>18:08:14.092</text:p>
          </table:table-cell>
          <table:table-cell table:style-name="ce14" office:value-type="float" office:value="0.29144883" calcext:value-type="float">
            <text:p>0.29144883</text:p>
          </table:table-cell>
          <table:table-cell table:style-name="ce14" office:value-type="float" office:value="0.29412025" calcext:value-type="float">
            <text:p>0.29412025</text:p>
          </table:table-cell>
          <table:table-cell table:style-name="ce14" office:value-type="float" office:value="0.013405452" calcext:value-type="float">
            <text:p>0.013405452</text:p>
          </table:table-cell>
        </table:table-row>
        <table:table-row table:style-name="ro1">
          <table:table-cell table:style-name="ce8" office:value-type="string" calcext:value-type="string">
            <text:p>18:08:14.132</text:p>
          </table:table-cell>
          <table:table-cell table:style-name="ce14" office:value-type="float" office:value="0.37062913" calcext:value-type="float">
            <text:p>0.37062913</text:p>
          </table:table-cell>
          <table:table-cell table:style-name="ce14" office:value-type="float" office:value="0.2326281" calcext:value-type="float">
            <text:p>0.2326281</text:p>
          </table:table-cell>
          <table:table-cell table:style-name="ce14" office:value-type="float" office:value="0.015580542" calcext:value-type="float">
            <text:p>0.015580542</text:p>
          </table:table-cell>
        </table:table-row>
        <table:table-row table:style-name="ro1">
          <table:table-cell table:style-name="ce8" office:value-type="string" calcext:value-type="string">
            <text:p>18:08:14.172</text:p>
          </table:table-cell>
          <table:table-cell table:style-name="ce14" office:value-type="float" office:value="0.38739923" calcext:value-type="float">
            <text:p>0.38739923</text:p>
          </table:table-cell>
          <table:table-cell table:style-name="ce14" office:value-type="float" office:value="0.25528812" calcext:value-type="float">
            <text:p>0.25528812</text:p>
          </table:table-cell>
          <table:table-cell table:style-name="ce14" office:value-type="float" office:value="0.20100977" calcext:value-type="float">
            <text:p>0.20100977</text:p>
          </table:table-cell>
        </table:table-row>
        <table:table-row table:style-name="ro1">
          <table:table-cell table:style-name="ce8" office:value-type="string" calcext:value-type="string">
            <text:p>18:08:14.212</text:p>
          </table:table-cell>
          <table:table-cell table:style-name="ce14" office:value-type="float" office:value="0.3462423" calcext:value-type="float">
            <text:p>0.3462423</text:p>
          </table:table-cell>
          <table:table-cell table:style-name="ce14" office:value-type="float" office:value="0.062547445" calcext:value-type="float">
            <text:p>0.062547445</text:p>
          </table:table-cell>
          <table:table-cell table:style-name="ce14" office:value-type="float" office:value="0.15036684" calcext:value-type="float">
            <text:p>0.15036684</text:p>
          </table:table-cell>
        </table:table-row>
        <table:table-row table:style-name="ro1">
          <table:table-cell table:style-name="ce8" office:value-type="string" calcext:value-type="string">
            <text:p>18:08:14.253</text:p>
          </table:table-cell>
          <table:table-cell table:style-name="ce14" office:value-type="float" office:value="0.27184758" calcext:value-type="float">
            <text:p>0.27184758</text:p>
          </table:table-cell>
          <table:table-cell table:style-name="ce14" office:value-type="float" office:value="-0.4664368" calcext:value-type="float">
            <text:p>-0.4664368</text:p>
          </table:table-cell>
          <table:table-cell table:style-name="ce14" office:value-type="float" office:value="0.14214164" calcext:value-type="float">
            <text:p>0.14214164</text:p>
          </table:table-cell>
        </table:table-row>
        <table:table-row table:style-name="ro1">
          <table:table-cell table:style-name="ce8" office:value-type="string" calcext:value-type="string">
            <text:p>18:08:14.294</text:p>
          </table:table-cell>
          <table:table-cell table:style-name="ce14" office:value-type="float" office:value="0.031747773" calcext:value-type="float">
            <text:p>0.031747773</text:p>
          </table:table-cell>
          <table:table-cell table:style-name="ce14" office:value-type="float" office:value="-0.7491632" calcext:value-type="float">
            <text:p>-0.7491632</text:p>
          </table:table-cell>
          <table:table-cell table:style-name="ce14" office:value-type="float" office:value="0.19538349" calcext:value-type="float">
            <text:p>0.19538349</text:p>
          </table:table-cell>
        </table:table-row>
        <table:table-row table:style-name="ro1">
          <table:table-cell table:style-name="ce8" office:value-type="string" calcext:value-type="string">
            <text:p>18:08:14.334</text:p>
          </table:table-cell>
          <table:table-cell table:style-name="ce14" office:value-type="float" office:value="-0.3203528" calcext:value-type="float">
            <text:p>-0.3203528</text:p>
          </table:table-cell>
          <table:table-cell table:style-name="ce14" office:value-type="float" office:value="-0.5960242" calcext:value-type="float">
            <text:p>-0.5960242</text:p>
          </table:table-cell>
          <table:table-cell table:style-name="ce14" office:value-type="float" office:value="0.15826705" calcext:value-type="float">
            <text:p>0.15826705</text:p>
          </table:table-cell>
        </table:table-row>
        <table:table-row table:style-name="ro1">
          <table:table-cell table:style-name="ce8" office:value-type="string" calcext:value-type="string">
            <text:p>18:08:14.373</text:p>
          </table:table-cell>
          <table:table-cell table:style-name="ce14" office:value-type="float" office:value="-0.32589075" calcext:value-type="float">
            <text:p>-0.32589075</text:p>
          </table:table-cell>
          <table:table-cell table:style-name="ce14" office:value-type="float" office:value="-0.49247652" calcext:value-type="float">
            <text:p>-0.49247652</text:p>
          </table:table-cell>
          <table:table-cell table:style-name="ce14" office:value-type="float" office:value="0.13211326" calcext:value-type="float">
            <text:p>0.13211326</text:p>
          </table:table-cell>
        </table:table-row>
        <table:table-row table:style-name="ro1">
          <table:table-cell table:style-name="ce8" office:value-type="string" calcext:value-type="string">
            <text:p>18:08:14.413</text:p>
          </table:table-cell>
          <table:table-cell table:style-name="ce14" office:value-type="float" office:value="-0.46029386" calcext:value-type="float">
            <text:p>-0.46029386</text:p>
          </table:table-cell>
          <table:table-cell table:style-name="ce14" office:value-type="float" office:value="-0.52408826" calcext:value-type="float">
            <text:p>-0.52408826</text:p>
          </table:table-cell>
          <table:table-cell table:style-name="ce14" office:value-type="float" office:value="-0.0039252094" calcext:value-type="float">
            <text:p>-0.0039252094</text:p>
          </table:table-cell>
        </table:table-row>
        <table:table-row table:style-name="ro1">
          <table:table-cell table:style-name="ce8" office:value-type="string" calcext:value-type="string">
            <text:p>18:08:14.454</text:p>
          </table:table-cell>
          <table:table-cell table:style-name="ce14" office:value-type="float" office:value="-0.45601252" calcext:value-type="float">
            <text:p>-0.45601252</text:p>
          </table:table-cell>
          <table:table-cell table:style-name="ce14" office:value-type="float" office:value="-0.43168923" calcext:value-type="float">
            <text:p>-0.43168923</text:p>
          </table:table-cell>
          <table:table-cell table:style-name="ce14" office:value-type="float" office:value="-0.15800045" calcext:value-type="float">
            <text:p>-0.15800045</text:p>
          </table:table-cell>
        </table:table-row>
        <table:table-row table:style-name="ro1">
          <table:table-cell table:style-name="ce8" office:value-type="string" calcext:value-type="string">
            <text:p>18:08:14.493</text:p>
          </table:table-cell>
          <table:table-cell table:style-name="ce14" office:value-type="float" office:value="-0.4985216" calcext:value-type="float">
            <text:p>-0.4985216</text:p>
          </table:table-cell>
          <table:table-cell table:style-name="ce14" office:value-type="float" office:value="-0.22086892" calcext:value-type="float">
            <text:p>-0.22086892</text:p>
          </table:table-cell>
          <table:table-cell table:style-name="ce14" office:value-type="float" office:value="-0.2896369" calcext:value-type="float">
            <text:p>-0.2896369</text:p>
          </table:table-cell>
        </table:table-row>
        <table:table-row table:style-name="ro1">
          <table:table-cell table:style-name="ce8" office:value-type="string" calcext:value-type="string">
            <text:p>18:08:14.534</text:p>
          </table:table-cell>
          <table:table-cell table:style-name="ce14" office:value-type="float" office:value="-0.38428956" calcext:value-type="float">
            <text:p>-0.38428956</text:p>
          </table:table-cell>
          <table:table-cell table:style-name="ce14" office:value-type="float" office:value="-0.36621365" calcext:value-type="float">
            <text:p>-0.36621365</text:p>
          </table:table-cell>
          <table:table-cell table:style-name="ce14" office:value-type="float" office:value="-0.21123473" calcext:value-type="float">
            <text:p>-0.21123473</text:p>
          </table:table-cell>
        </table:table-row>
        <table:table-row table:style-name="ro1">
          <table:table-cell table:style-name="ce8" office:value-type="string" calcext:value-type="string">
            <text:p>18:08:14.573</text:p>
          </table:table-cell>
          <table:table-cell table:style-name="ce14" office:value-type="float" office:value="-0.31641722" calcext:value-type="float">
            <text:p>-0.31641722</text:p>
          </table:table-cell>
          <table:table-cell table:style-name="ce14" office:value-type="float" office:value="-0.25971925" calcext:value-type="float">
            <text:p>-0.25971925</text:p>
          </table:table-cell>
          <table:table-cell table:style-name="ce14" office:value-type="float" office:value="-0.17934467" calcext:value-type="float">
            <text:p>-0.17934467</text:p>
          </table:table-cell>
        </table:table-row>
        <table:table-row table:style-name="ro1">
          <table:table-cell table:style-name="ce8" office:value-type="string" calcext:value-type="string">
            <text:p>18:08:14.637</text:p>
          </table:table-cell>
          <table:table-cell table:style-name="ce14" office:value-type="float" office:value="-0.35508803" calcext:value-type="float">
            <text:p>-0.35508803</text:p>
          </table:table-cell>
          <table:table-cell table:style-name="ce14" office:value-type="float" office:value="-0.23616433" calcext:value-type="float">
            <text:p>-0.23616433</text:p>
          </table:table-cell>
          <table:table-cell table:style-name="ce14" office:value-type="float" office:value="-0.2391934" calcext:value-type="float">
            <text:p>-0.2391934</text:p>
          </table:table-cell>
        </table:table-row>
        <table:table-row table:style-name="ro1">
          <table:table-cell table:style-name="ce8" office:value-type="string" calcext:value-type="string">
            <text:p>18:08:14.673</text:p>
          </table:table-cell>
          <table:table-cell table:style-name="ce14" office:value-type="float" office:value="-0.31957924" calcext:value-type="float">
            <text:p>-0.31957924</text:p>
          </table:table-cell>
          <table:table-cell table:style-name="ce14" office:value-type="float" office:value="-0.21254788" calcext:value-type="float">
            <text:p>-0.21254788</text:p>
          </table:table-cell>
          <table:table-cell table:style-name="ce14" office:value-type="float" office:value="-0.21527405" calcext:value-type="float">
            <text:p>-0.21527405</text:p>
          </table:table-cell>
        </table:table-row>
        <table:table-row table:style-name="ro1">
          <table:table-cell table:style-name="ce8" office:value-type="string" calcext:value-type="string">
            <text:p>18:08:14.762</text:p>
          </table:table-cell>
          <table:table-cell table:style-name="ce14" office:value-type="float" office:value="-0.2876213" calcext:value-type="float">
            <text:p>-0.2876213</text:p>
          </table:table-cell>
          <table:table-cell table:style-name="ce14" office:value-type="float" office:value="-0.19129309" calcext:value-type="float">
            <text:p>-0.19129309</text:p>
          </table:table-cell>
          <table:table-cell table:style-name="ce14" office:value-type="float" office:value="-0.19374667" calcext:value-type="float">
            <text:p>-0.19374667</text:p>
          </table:table-cell>
        </table:table-row>
        <table:table-row table:style-name="ro1">
          <table:table-cell table:style-name="ce8" office:value-type="string" calcext:value-type="string">
            <text:p>18:08:14.831</text:p>
          </table:table-cell>
          <table:table-cell table:style-name="ce14" office:value-type="float" office:value="-0.25885916" calcext:value-type="float">
            <text:p>-0.25885916</text:p>
          </table:table-cell>
          <table:table-cell table:style-name="ce14" office:value-type="float" office:value="-0.17216378" calcext:value-type="float">
            <text:p>-0.17216378</text:p>
          </table:table-cell>
          <table:table-cell table:style-name="ce14" office:value-type="float" office:value="-0.174372" calcext:value-type="float">
            <text:p>-0.174372</text:p>
          </table:table-cell>
        </table:table-row>
        <table:table-row table:style-name="ro1">
          <table:table-cell table:style-name="ce8" office:value-type="string" calcext:value-type="string">
            <text:p>18:08:14.902</text:p>
          </table:table-cell>
          <table:table-cell table:style-name="ce14" office:value-type="float" office:value="-0.23297323" calcext:value-type="float">
            <text:p>-0.23297323</text:p>
          </table:table-cell>
          <table:table-cell table:style-name="ce14" office:value-type="float" office:value="-0.1549474" calcext:value-type="float">
            <text:p>-0.1549474</text:p>
          </table:table-cell>
          <table:table-cell table:style-name="ce14" office:value-type="float" office:value="-0.15693481" calcext:value-type="float">
            <text:p>-0.15693481</text:p>
          </table:table-cell>
        </table:table-row>
        <table:table-row table:style-name="ro1">
          <table:table-cell table:style-name="ce8" office:value-type="string" calcext:value-type="string">
            <text:p>18:08:14.971</text:p>
          </table:table-cell>
          <table:table-cell table:style-name="ce14" office:value-type="float" office:value="0.08387878" calcext:value-type="float">
            <text:p>0.08387878</text:p>
          </table:table-cell>
          <table:table-cell table:style-name="ce14" office:value-type="float" office:value="0.23715869" calcext:value-type="float">
            <text:p>0.23715869</text:p>
          </table:table-cell>
          <table:table-cell table:style-name="ce14" office:value-type="float" office:value="-0.018414196" calcext:value-type="float">
            <text:p>-0.018414196</text:p>
          </table:table-cell>
        </table:table-row>
        <table:table-row table:style-name="ro1">
          <table:table-cell table:style-name="ce8" office:value-type="string" calcext:value-type="string">
            <text:p>18:08:15.062</text:p>
          </table:table-cell>
          <table:table-cell table:style-name="ce14" office:value-type="float" office:value="-0.012399715" calcext:value-type="float">
            <text:p>-0.012399715</text:p>
          </table:table-cell>
          <table:table-cell table:style-name="ce14" office:value-type="float" office:value="0.4052641" calcext:value-type="float">
            <text:p>0.4052641</text:p>
          </table:table-cell>
          <table:table-cell table:style-name="ce14" office:value-type="float" office:value="-0.020308143" calcext:value-type="float">
            <text:p>-0.020308143</text:p>
          </table:table-cell>
        </table:table-row>
        <table:table-row table:style-name="ro1">
          <table:table-cell table:style-name="ce8" office:value-type="string" calcext:value-type="string">
            <text:p>18:08:15.138</text:p>
          </table:table-cell>
          <table:table-cell table:style-name="ce14" office:value-type="float" office:value="-0.0017115112" calcext:value-type="float">
            <text:p>-0.0017115112</text:p>
          </table:table-cell>
          <table:table-cell table:style-name="ce14" office:value-type="float" office:value="0.35265273" calcext:value-type="float">
            <text:p>0.35265273</text:p>
          </table:table-cell>
          <table:table-cell table:style-name="ce14" office:value-type="float" office:value="-0.025748035" calcext:value-type="float">
            <text:p>-0.025748035</text:p>
          </table:table-cell>
        </table:table-row>
        <table:table-row table:style-name="ro1">
          <table:table-cell table:style-name="ce8" office:value-type="string" calcext:value-type="string">
            <text:p>18:08:15.208</text:p>
          </table:table-cell>
          <table:table-cell table:style-name="ce14" office:value-type="float" office:value="-0.0043968125" calcext:value-type="float">
            <text:p>-0.0043968125</text:p>
          </table:table-cell>
          <table:table-cell table:style-name="ce14" office:value-type="float" office:value="0.5263474" calcext:value-type="float">
            <text:p>0.5263474</text:p>
          </table:table-cell>
          <table:table-cell table:style-name="ce14" office:value-type="float" office:value="-0.042509213" calcext:value-type="float">
            <text:p>-0.042509213</text:p>
          </table:table-cell>
        </table:table-row>
        <table:table-row table:style-name="ro1">
          <table:table-cell table:style-name="ce8" office:value-type="string" calcext:value-type="string">
            <text:p>18:08:18.009</text:p>
          </table:table-cell>
          <table:table-cell table:style-name="ce14" office:value-type="float" office:value="-0.046144623" calcext:value-type="float">
            <text:p>-0.046144623</text:p>
          </table:table-cell>
          <table:table-cell table:style-name="ce14" office:value-type="float" office:value="0.26607105" calcext:value-type="float">
            <text:p>0.26607105</text:p>
          </table:table-cell>
          <table:table-cell table:style-name="ce14" office:value-type="float" office:value="-0.07099749" calcext:value-type="float">
            <text:p>-0.07099749</text:p>
          </table:table-cell>
        </table:table-row>
        <table:table-row table:style-name="ro1">
          <table:table-cell table:style-name="ce8" office:value-type="string" calcext:value-type="string">
            <text:p>18:08:18.159</text:p>
          </table:table-cell>
          <table:table-cell table:style-name="ce14" office:value-type="float" office:value="0.4794415" calcext:value-type="float">
            <text:p>0.4794415</text:p>
          </table:table-cell>
          <table:table-cell table:style-name="ce14" office:value-type="float" office:value="0.4897325" calcext:value-type="float">
            <text:p>0.4897325</text:p>
          </table:table-cell>
          <table:table-cell table:style-name="ce14" office:value-type="float" office:value="0.054095402" calcext:value-type="float">
            <text:p>0.054095402</text:p>
          </table:table-cell>
        </table:table-row>
        <table:table-row table:style-name="ro1">
          <table:table-cell table:style-name="ce8" office:value-type="string" calcext:value-type="string">
            <text:p>18:08:18.161</text:p>
          </table:table-cell>
          <table:table-cell table:style-name="ce14" office:value-type="float" office:value="0.46313795" calcext:value-type="float">
            <text:p>0.46313795</text:p>
          </table:table-cell>
          <table:table-cell table:style-name="ce14" office:value-type="float" office:value="0.45086667" calcext:value-type="float">
            <text:p>0.45086667</text:p>
          </table:table-cell>
          <table:table-cell table:style-name="ce14" office:value-type="float" office:value="0.07417419" calcext:value-type="float">
            <text:p>0.07417419</text:p>
          </table:table-cell>
        </table:table-row>
        <table:table-row table:style-name="ro1">
          <table:table-cell table:style-name="ce8" office:value-type="string" calcext:value-type="string">
            <text:p>18:08:18.229</text:p>
          </table:table-cell>
          <table:table-cell table:style-name="ce14" office:value-type="float" office:value="0.42165816" calcext:value-type="float">
            <text:p>0.42165816</text:p>
          </table:table-cell>
          <table:table-cell table:style-name="ce14" office:value-type="float" office:value="0.52619016" calcext:value-type="float">
            <text:p>0.52619016</text:p>
          </table:table-cell>
          <table:table-cell table:style-name="ce14" office:value-type="float" office:value="0.13201557" calcext:value-type="float">
            <text:p>0.13201557</text:p>
          </table:table-cell>
        </table:table-row>
        <table:table-row table:style-name="ro1">
          <table:table-cell table:style-name="ce8" office:value-type="string" calcext:value-type="string">
            <text:p>18:08:18.269</text:p>
          </table:table-cell>
          <table:table-cell table:style-name="ce14" office:value-type="float" office:value="0.37949234" calcext:value-type="float">
            <text:p>0.37949234</text:p>
          </table:table-cell>
          <table:table-cell table:style-name="ce14" office:value-type="float" office:value="0.47357118" calcext:value-type="float">
            <text:p>0.47357118</text:p>
          </table:table-cell>
          <table:table-cell table:style-name="ce14" office:value-type="float" office:value="0.118814" calcext:value-type="float">
            <text:p>0.118814</text:p>
          </table:table-cell>
        </table:table-row>
        <table:table-row table:style-name="ro1">
          <table:table-cell table:style-name="ce8" office:value-type="string" calcext:value-type="string">
            <text:p>18:08:18.309</text:p>
          </table:table-cell>
          <table:table-cell table:style-name="ce14" office:value-type="float" office:value="0.3415431" calcext:value-type="float">
            <text:p>0.3415431</text:p>
          </table:table-cell>
          <table:table-cell table:style-name="ce14" office:value-type="float" office:value="0.42621407" calcext:value-type="float">
            <text:p>0.42621407</text:p>
          </table:table-cell>
          <table:table-cell table:style-name="ce14" office:value-type="float" office:value="0.10693262" calcext:value-type="float">
            <text:p>0.10693262</text:p>
          </table:table-cell>
        </table:table-row>
        <table:table-row table:style-name="ro1">
          <table:table-cell table:style-name="ce8" office:value-type="string" calcext:value-type="string">
            <text:p>18:08:18.350</text:p>
          </table:table-cell>
          <table:table-cell table:style-name="ce14" office:value-type="float" office:value="0.19840442" calcext:value-type="float">
            <text:p>0.19840442</text:p>
          </table:table-cell>
          <table:table-cell table:style-name="ce14" office:value-type="float" office:value="0.2822987" calcext:value-type="float">
            <text:p>0.2822987</text:p>
          </table:table-cell>
          <table:table-cell table:style-name="ce14" office:value-type="float" office:value="0.21708894" calcext:value-type="float">
            <text:p>0.21708894</text:p>
          </table:table-cell>
        </table:table-row>
        <table:table-row table:style-name="ro1">
          <table:table-cell table:style-name="ce8" office:value-type="string" calcext:value-type="string">
            <text:p>18:08:18.389</text:p>
          </table:table-cell>
          <table:table-cell table:style-name="ce14" office:value-type="float" office:value="0.09045361" calcext:value-type="float">
            <text:p>0.09045361</text:p>
          </table:table-cell>
          <table:table-cell table:style-name="ce14" office:value-type="float" office:value="0.12355125" calcext:value-type="float">
            <text:p>0.12355125</text:p>
          </table:table-cell>
          <table:table-cell table:style-name="ce14" office:value-type="float" office:value="0.17384687" calcext:value-type="float">
            <text:p>0.17384687</text:p>
          </table:table-cell>
        </table:table-row>
        <table:table-row table:style-name="ro1">
          <table:table-cell table:style-name="ce8" office:value-type="string" calcext:value-type="string">
            <text:p>18:08:18.429</text:p>
          </table:table-cell>
          <table:table-cell table:style-name="ce14" office:value-type="float" office:value="-0.03197065" calcext:value-type="float">
            <text:p>-0.03197065</text:p>
          </table:table-cell>
          <table:table-cell table:style-name="ce14" office:value-type="float" office:value="0.038686357" calcext:value-type="float">
            <text:p>0.038686357</text:p>
          </table:table-cell>
          <table:table-cell table:style-name="ce14" office:value-type="float" office:value="0.09405984" calcext:value-type="float">
            <text:p>0.09405984</text:p>
          </table:table-cell>
        </table:table-row>
        <table:table-row table:style-name="ro1">
          <table:table-cell table:style-name="ce8" office:value-type="string" calcext:value-type="string">
            <text:p>18:08:18.470</text:p>
          </table:table-cell>
          <table:table-cell table:style-name="ce14" office:value-type="float" office:value="-0.15094154" calcext:value-type="float">
            <text:p>-0.15094154</text:p>
          </table:table-cell>
          <table:table-cell table:style-name="ce14" office:value-type="float" office:value="-0.098995745" calcext:value-type="float">
            <text:p>-0.098995745</text:p>
          </table:table-cell>
          <table:table-cell table:style-name="ce14" office:value-type="float" office:value="0.057188027" calcext:value-type="float">
            <text:p>0.057188027</text:p>
          </table:table-cell>
        </table:table-row>
        <table:table-row table:style-name="ro1">
          <table:table-cell table:style-name="ce8" office:value-type="string" calcext:value-type="string">
            <text:p>18:08:18.509</text:p>
          </table:table-cell>
          <table:table-cell table:style-name="ce14" office:value-type="float" office:value="-0.17693625" calcext:value-type="float">
            <text:p>-0.17693625</text:p>
          </table:table-cell>
          <table:table-cell table:style-name="ce14" office:value-type="float" office:value="-0.1901704" calcext:value-type="float">
            <text:p>-0.1901704</text:p>
          </table:table-cell>
          <table:table-cell table:style-name="ce14" office:value-type="float" office:value="0.06816841" calcext:value-type="float">
            <text:p>0.06816841</text:p>
          </table:table-cell>
        </table:table-row>
        <table:table-row table:style-name="ro1">
          <table:table-cell table:style-name="ce8" office:value-type="string" calcext:value-type="string">
            <text:p>18:08:18.549</text:p>
          </table:table-cell>
          <table:table-cell table:style-name="ce14" office:value-type="float" office:value="-0.26493114" calcext:value-type="float">
            <text:p>-0.26493114</text:p>
          </table:table-cell>
          <table:table-cell table:style-name="ce14" office:value-type="float" office:value="-0.17774518" calcext:value-type="float">
            <text:p>-0.17774518</text:p>
          </table:table-cell>
          <table:table-cell table:style-name="ce14" office:value-type="float" office:value="-0.032251913" calcext:value-type="float">
            <text:p>-0.032251913</text:p>
          </table:table-cell>
        </table:table-row>
        <table:table-row table:style-name="ro1">
          <table:table-cell table:style-name="ce8" office:value-type="string" calcext:value-type="string">
            <text:p>18:08:18.589</text:p>
          </table:table-cell>
          <table:table-cell table:style-name="ce14" office:value-type="float" office:value="-0.2724956" calcext:value-type="float">
            <text:p>-0.2724956</text:p>
          </table:table-cell>
          <table:table-cell table:style-name="ce14" office:value-type="float" office:value="-0.11998044" calcext:value-type="float">
            <text:p>-0.11998044</text:p>
          </table:table-cell>
          <table:table-cell table:style-name="ce14" office:value-type="float" office:value="-0.13054037" calcext:value-type="float">
            <text:p>-0.13054037</text:p>
          </table:table-cell>
        </table:table-row>
        <table:table-row table:style-name="ro1">
          <table:table-cell table:style-name="ce8" office:value-type="string" calcext:value-type="string">
            <text:p>18:08:18.629</text:p>
          </table:table-cell>
          <table:table-cell table:style-name="ce14" office:value-type="float" office:value="-0.30435252" calcext:value-type="float">
            <text:p>-0.30435252</text:p>
          </table:table-cell>
          <table:table-cell table:style-name="ce14" office:value-type="float" office:value="-0.0974355" calcext:value-type="float">
            <text:p>-0.0974355</text:p>
          </table:table-cell>
          <table:table-cell table:style-name="ce14" office:value-type="float" office:value="-0.19878517" calcext:value-type="float">
            <text:p>-0.19878517</text:p>
          </table:table-cell>
        </table:table-row>
        <table:table-row table:style-name="ro1">
          <table:table-cell table:style-name="ce8" office:value-type="string" calcext:value-type="string">
            <text:p>18:08:18.669</text:p>
          </table:table-cell>
          <table:table-cell table:style-name="ce14" office:value-type="float" office:value="-0.22755498" calcext:value-type="float">
            <text:p>-0.22755498</text:p>
          </table:table-cell>
          <table:table-cell table:style-name="ce14" office:value-type="float" office:value="-0.07340972" calcext:value-type="float">
            <text:p>-0.07340972</text:p>
          </table:table-cell>
          <table:table-cell table:style-name="ce14" office:value-type="float" office:value="-0.2604252" calcext:value-type="float">
            <text:p>-0.2604252</text:p>
          </table:table-cell>
        </table:table-row>
        <table:table-row table:style-name="ro1">
          <table:table-cell table:style-name="ce8" office:value-type="string" calcext:value-type="string">
            <text:p>18:08:18.711</text:p>
          </table:table-cell>
          <table:table-cell table:style-name="ce14" office:value-type="float" office:value="-0.19886686" calcext:value-type="float">
            <text:p>-0.19886686</text:p>
          </table:table-cell>
          <table:table-cell table:style-name="ce14" office:value-type="float" office:value="0.050166596" calcext:value-type="float">
            <text:p>0.050166596</text:p>
          </table:table-cell>
          <table:table-cell table:style-name="ce14" office:value-type="float" office:value="-0.32886508" calcext:value-type="float">
            <text:p>-0.32886508</text:p>
          </table:table-cell>
        </table:table-row>
        <table:table-row table:style-name="ro1">
          <table:table-cell table:style-name="ce8" office:value-type="string" calcext:value-type="string">
            <text:p>18:08:18.751</text:p>
          </table:table-cell>
          <table:table-cell table:style-name="ce14" office:value-type="float" office:value="-0.10075753" calcext:value-type="float">
            <text:p>-0.10075753</text:p>
          </table:table-cell>
          <table:table-cell table:style-name="ce14" office:value-type="float" office:value="0.033284683" calcext:value-type="float">
            <text:p>0.033284683</text:p>
          </table:table-cell>
          <table:table-cell table:style-name="ce14" office:value-type="float" office:value="-0.3640938" calcext:value-type="float">
            <text:p>-0.3640938</text:p>
          </table:table-cell>
        </table:table-row>
        <table:table-row table:style-name="ro1">
          <table:table-cell table:style-name="ce8" office:value-type="string" calcext:value-type="string">
            <text:p>18:08:18.791</text:p>
          </table:table-cell>
          <table:table-cell table:style-name="ce14" office:value-type="float" office:value="-0.10474425" calcext:value-type="float">
            <text:p>-0.10474425</text:p>
          </table:table-cell>
          <table:table-cell table:style-name="ce14" office:value-type="float" office:value="0.09125993" calcext:value-type="float">
            <text:p>0.09125993</text:p>
          </table:table-cell>
          <table:table-cell table:style-name="ce14" office:value-type="float" office:value="-0.3936024" calcext:value-type="float">
            <text:p>-0.3936024</text:p>
          </table:table-cell>
        </table:table-row>
        <table:table-row table:style-name="ro1">
          <table:table-cell table:style-name="ce8" office:value-type="string" calcext:value-type="string">
            <text:p>18:08:18.828</text:p>
          </table:table-cell>
          <table:table-cell table:style-name="ce14" office:value-type="float" office:value="-0.010773734" calcext:value-type="float">
            <text:p>-0.010773734</text:p>
          </table:table-cell>
          <table:table-cell table:style-name="ce14" office:value-type="float" office:value="0.16541031" calcext:value-type="float">
            <text:p>0.16541031</text:p>
          </table:table-cell>
          <table:table-cell table:style-name="ce14" office:value-type="float" office:value="-0.42872947" calcext:value-type="float">
            <text:p>-0.42872947</text:p>
          </table:table-cell>
        </table:table-row>
        <table:table-row table:style-name="ro1">
          <table:table-cell table:style-name="ce8" office:value-type="string" calcext:value-type="string">
            <text:p>18:08:18.869</text:p>
          </table:table-cell>
          <table:table-cell table:style-name="ce14" office:value-type="float" office:value="0.049190324" calcext:value-type="float">
            <text:p>0.049190324</text:p>
          </table:table-cell>
          <table:table-cell table:style-name="ce14" office:value-type="float" office:value="0.19303434" calcext:value-type="float">
            <text:p>0.19303434</text:p>
          </table:table-cell>
          <table:table-cell table:style-name="ce14" office:value-type="float" office:value="-0.40936726" calcext:value-type="float">
            <text:p>-0.40936726</text:p>
          </table:table-cell>
        </table:table-row>
        <table:table-row table:style-name="ro1">
          <table:table-cell table:style-name="ce8" office:value-type="string" calcext:value-type="string">
            <text:p>18:08:18.909</text:p>
          </table:table-cell>
          <table:table-cell table:style-name="ce14" office:value-type="float" office:value="0.03372444" calcext:value-type="float">
            <text:p>0.03372444</text:p>
          </table:table-cell>
          <table:table-cell table:style-name="ce14" office:value-type="float" office:value="0.23042034" calcext:value-type="float">
            <text:p>0.23042034</text:p>
          </table:table-cell>
          <table:table-cell table:style-name="ce14" office:value-type="float" office:value="-0.36908972" calcext:value-type="float">
            <text:p>-0.36908972</text:p>
          </table:table-cell>
        </table:table-row>
        <table:table-row table:style-name="ro1">
          <table:table-cell table:style-name="ce8" office:value-type="string" calcext:value-type="string">
            <text:p>18:08:18.949</text:p>
          </table:table-cell>
          <table:table-cell table:style-name="ce14" office:value-type="float" office:value="0.08044963" calcext:value-type="float">
            <text:p>0.08044963</text:p>
          </table:table-cell>
          <table:table-cell table:style-name="ce14" office:value-type="float" office:value="0.30889195" calcext:value-type="float">
            <text:p>0.30889195</text:p>
          </table:table-cell>
          <table:table-cell table:style-name="ce14" office:value-type="float" office:value="-0.41985163" calcext:value-type="float">
            <text:p>-0.41985163</text:p>
          </table:table-cell>
        </table:table-row>
        <table:table-row table:style-name="ro1">
          <table:table-cell table:style-name="ce8" office:value-type="string" calcext:value-type="string">
            <text:p>18:08:18.989</text:p>
          </table:table-cell>
          <table:table-cell table:style-name="ce14" office:value-type="float" office:value="-0.04053479" calcext:value-type="float">
            <text:p>-0.04053479</text:p>
          </table:table-cell>
          <table:table-cell table:style-name="ce14" office:value-type="float" office:value="0.28041977" calcext:value-type="float">
            <text:p>0.28041977</text:p>
          </table:table-cell>
          <table:table-cell table:style-name="ce14" office:value-type="float" office:value="-0.43675318" calcext:value-type="float">
            <text:p>-0.43675318</text:p>
          </table:table-cell>
        </table:table-row>
        <table:table-row table:style-name="ro1">
          <table:table-cell table:style-name="ce8" office:value-type="string" calcext:value-type="string">
            <text:p>18:08:19.032</text:p>
          </table:table-cell>
          <table:table-cell table:style-name="ce14" office:value-type="float" office:value="0.07206362" calcext:value-type="float">
            <text:p>0.07206362</text:p>
          </table:table-cell>
          <table:table-cell table:style-name="ce14" office:value-type="float" office:value="0.51604974" calcext:value-type="float">
            <text:p>0.51604974</text:p>
          </table:table-cell>
          <table:table-cell table:style-name="ce14" office:value-type="float" office:value="-0.38450855" calcext:value-type="float">
            <text:p>-0.38450855</text:p>
          </table:table-cell>
        </table:table-row>
        <table:table-row table:style-name="ro1">
          <table:table-cell table:style-name="ce8" office:value-type="string" calcext:value-type="string">
            <text:p>18:08:19.071</text:p>
          </table:table-cell>
          <table:table-cell table:style-name="ce14" office:value-type="float" office:value="-0.119273596" calcext:value-type="float">
            <text:p>-0.119273596</text:p>
          </table:table-cell>
          <table:table-cell table:style-name="ce14" office:value-type="float" office:value="0.3016273" calcext:value-type="float">
            <text:p>0.3016273</text:p>
          </table:table-cell>
          <table:table-cell table:style-name="ce14" office:value-type="float" office:value="-0.2825567" calcext:value-type="float">
            <text:p>-0.2825567</text:p>
          </table:table-cell>
        </table:table-row>
        <table:table-row table:style-name="ro1">
          <table:table-cell table:style-name="ce8" office:value-type="string" calcext:value-type="string">
            <text:p>18:08:19.111</text:p>
          </table:table-cell>
          <table:table-cell table:style-name="ce14" office:value-type="float" office:value="-0.1044898" calcext:value-type="float">
            <text:p>-0.1044898</text:p>
          </table:table-cell>
          <table:table-cell table:style-name="ce14" office:value-type="float" office:value="0.37253878" calcext:value-type="float">
            <text:p>0.37253878</text:p>
          </table:table-cell>
          <table:table-cell table:style-name="ce14" office:value-type="float" office:value="-0.3474651" calcext:value-type="float">
            <text:p>-0.3474651</text:p>
          </table:table-cell>
        </table:table-row>
        <table:table-row table:style-name="ro1">
          <table:table-cell table:style-name="ce8" office:value-type="string" calcext:value-type="string">
            <text:p>18:08:19.151</text:p>
          </table:table-cell>
          <table:table-cell table:style-name="ce14" office:value-type="float" office:value="-0.073166795" calcext:value-type="float">
            <text:p>-0.073166795</text:p>
          </table:table-cell>
          <table:table-cell table:style-name="ce14" office:value-type="float" office:value="0.22652031" calcext:value-type="float">
            <text:p>0.22652031</text:p>
          </table:table-cell>
          <table:table-cell table:style-name="ce14" office:value-type="float" office:value="-0.34765512" calcext:value-type="float">
            <text:p>-0.34765512</text:p>
          </table:table-cell>
        </table:table-row>
        <table:table-row table:style-name="ro1">
          <table:table-cell table:style-name="ce8" office:value-type="string" calcext:value-type="string">
            <text:p>18:08:19.190</text:p>
          </table:table-cell>
          <table:table-cell table:style-name="ce14" office:value-type="float" office:value="-0.08167043" calcext:value-type="float">
            <text:p>-0.08167043</text:p>
          </table:table-cell>
          <table:table-cell table:style-name="ce14" office:value-type="float" office:value="0.22254498" calcext:value-type="float">
            <text:p>0.22254498</text:p>
          </table:table-cell>
          <table:table-cell table:style-name="ce14" office:value-type="float" office:value="-0.25400287" calcext:value-type="float">
            <text:p>-0.25400287</text:p>
          </table:table-cell>
        </table:table-row>
        <table:table-row table:style-name="ro1">
          <table:table-cell table:style-name="ce8" office:value-type="string" calcext:value-type="string">
            <text:p>18:08:19.231</text:p>
          </table:table-cell>
          <table:table-cell table:style-name="ce14" office:value-type="float" office:value="-0.06537351" calcext:value-type="float">
            <text:p>-0.06537351</text:p>
          </table:table-cell>
          <table:table-cell table:style-name="ce14" office:value-type="float" office:value="0.188645" calcext:value-type="float">
            <text:p>0.188645</text:p>
          </table:table-cell>
          <table:table-cell table:style-name="ce14" office:value-type="float" office:value="-0.23255765" calcext:value-type="float">
            <text:p>-0.23255765</text:p>
          </table:table-cell>
        </table:table-row>
        <table:table-row table:style-name="ro1">
          <table:table-cell table:style-name="ce8" office:value-type="string" calcext:value-type="string">
            <text:p>18:08:19.271</text:p>
          </table:table-cell>
          <table:table-cell table:style-name="ce14" office:value-type="float" office:value="-0.08168769" calcext:value-type="float">
            <text:p>-0.08168769</text:p>
          </table:table-cell>
          <table:table-cell table:style-name="ce14" office:value-type="float" office:value="0.16758324" calcext:value-type="float">
            <text:p>0.16758324</text:p>
          </table:table-cell>
          <table:table-cell table:style-name="ce14" office:value-type="float" office:value="-0.21809095" calcext:value-type="float">
            <text:p>-0.21809095</text:p>
          </table:table-cell>
        </table:table-row>
        <table:table-row table:style-name="ro1">
          <table:table-cell table:style-name="ce8" office:value-type="string" calcext:value-type="string">
            <text:p>18:08:19.311</text:p>
          </table:table-cell>
          <table:table-cell table:style-name="ce14" office:value-type="float" office:value="-0.09966641" calcext:value-type="float">
            <text:p>-0.09966641</text:p>
          </table:table-cell>
          <table:table-cell table:style-name="ce14" office:value-type="float" office:value="0.14269498" calcext:value-type="float">
            <text:p>0.14269498</text:p>
          </table:table-cell>
          <table:table-cell table:style-name="ce14" office:value-type="float" office:value="-0.21342051" calcext:value-type="float">
            <text:p>-0.21342051</text:p>
          </table:table-cell>
        </table:table-row>
        <table:table-row table:style-name="ro1">
          <table:table-cell table:style-name="ce8" office:value-type="string" calcext:value-type="string">
            <text:p>18:08:19.351</text:p>
          </table:table-cell>
          <table:table-cell table:style-name="ce14" office:value-type="float" office:value="-0.03828375" calcext:value-type="float">
            <text:p>-0.03828375</text:p>
          </table:table-cell>
          <table:table-cell table:style-name="ce14" office:value-type="float" office:value="0.12469019" calcext:value-type="float">
            <text:p>0.12469019</text:p>
          </table:table-cell>
          <table:table-cell table:style-name="ce14" office:value-type="float" office:value="-0.07694176" calcext:value-type="float">
            <text:p>-0.07694176</text:p>
          </table:table-cell>
        </table:table-row>
        <table:table-row table:style-name="ro1">
          <table:table-cell table:style-name="ce8" office:value-type="string" calcext:value-type="string">
            <text:p>18:08:19.391</text:p>
          </table:table-cell>
          <table:table-cell table:style-name="ce14" office:value-type="float" office:value="-0.008747335" calcext:value-type="float">
            <text:p>-0.008747335</text:p>
          </table:table-cell>
          <table:table-cell table:style-name="ce14" office:value-type="float" office:value="0.17000923" calcext:value-type="float">
            <text:p>0.17000923</text:p>
          </table:table-cell>
          <table:table-cell table:style-name="ce14" office:value-type="float" office:value="-0.019589374" calcext:value-type="float">
            <text:p>-0.019589374</text:p>
          </table:table-cell>
        </table:table-row>
        <table:table-row table:style-name="ro1">
          <table:table-cell table:style-name="ce8" office:value-type="string" calcext:value-type="string">
            <text:p>18:08:19.430</text:p>
          </table:table-cell>
          <table:table-cell table:style-name="ce14" office:value-type="float" office:value="0.038929135" calcext:value-type="float">
            <text:p>0.038929135</text:p>
          </table:table-cell>
          <table:table-cell table:style-name="ce14" office:value-type="float" office:value="0.1345513" calcext:value-type="float">
            <text:p>0.1345513</text:p>
          </table:table-cell>
          <table:table-cell table:style-name="ce14" office:value-type="float" office:value="0.05114398" calcext:value-type="float">
            <text:p>0.05114398</text:p>
          </table:table-cell>
        </table:table-row>
        <table:table-row table:style-name="ro1">
          <table:table-cell table:style-name="ce8" office:value-type="string" calcext:value-type="string">
            <text:p>18:08:19.471</text:p>
          </table:table-cell>
          <table:table-cell table:style-name="ce14" office:value-type="float" office:value="-0.010447176" calcext:value-type="float">
            <text:p>-0.010447176</text:p>
          </table:table-cell>
          <table:table-cell table:style-name="ce14" office:value-type="float" office:value="0.0782495" calcext:value-type="float">
            <text:p>0.0782495</text:p>
          </table:table-cell>
          <table:table-cell table:style-name="ce14" office:value-type="float" office:value="0.05613701" calcext:value-type="float">
            <text:p>0.05613701</text:p>
          </table:table-cell>
        </table:table-row>
        <table:table-row table:style-name="ro1">
          <table:table-cell table:style-name="ce8" office:value-type="string" calcext:value-type="string">
            <text:p>18:08:19.511</text:p>
          </table:table-cell>
          <table:table-cell table:style-name="ce14" office:value-type="float" office:value="-0.0058868416" calcext:value-type="float">
            <text:p>-0.0058868416</text:p>
          </table:table-cell>
          <table:table-cell table:style-name="ce14" office:value-type="float" office:value="0.19830535" calcext:value-type="float">
            <text:p>0.19830535</text:p>
          </table:table-cell>
          <table:table-cell table:style-name="ce14" office:value-type="float" office:value="0.05535729" calcext:value-type="float">
            <text:p>0.05535729</text:p>
          </table:table-cell>
        </table:table-row>
        <table:table-row table:style-name="ro1">
          <table:table-cell table:style-name="ce8" office:value-type="string" calcext:value-type="string">
            <text:p>18:08:19.551</text:p>
          </table:table-cell>
          <table:table-cell table:style-name="ce14" office:value-type="float" office:value="-0.066601895" calcext:value-type="float">
            <text:p>-0.066601895</text:p>
          </table:table-cell>
          <table:table-cell table:style-name="ce14" office:value-type="float" office:value="0.004231637" calcext:value-type="float">
            <text:p>0.004231637</text:p>
          </table:table-cell>
          <table:table-cell table:style-name="ce14" office:value-type="float" office:value="0.022795193" calcext:value-type="float">
            <text:p>0.022795193</text:p>
          </table:table-cell>
        </table:table-row>
        <table:table-row table:style-name="ro1">
          <table:table-cell table:style-name="ce8" office:value-type="string" calcext:value-type="string">
            <text:p>18:08:19.590</text:p>
          </table:table-cell>
          <table:table-cell table:style-name="ce14" office:value-type="float" office:value="0.03036589" calcext:value-type="float">
            <text:p>0.03036589</text:p>
          </table:table-cell>
          <table:table-cell table:style-name="ce14" office:value-type="float" office:value="0.19387193" calcext:value-type="float">
            <text:p>0.19387193</text:p>
          </table:table-cell>
          <table:table-cell table:style-name="ce14" office:value-type="float" office:value="0.12840141" calcext:value-type="float">
            <text:p>0.12840141</text:p>
          </table:table-cell>
        </table:table-row>
        <table:table-row table:style-name="ro1">
          <table:table-cell table:style-name="ce8" office:value-type="string" calcext:value-type="string">
            <text:p>18:08:19.631</text:p>
          </table:table-cell>
          <table:table-cell table:style-name="ce14" office:value-type="float" office:value="-0.019472444" calcext:value-type="float">
            <text:p>-0.019472444</text:p>
          </table:table-cell>
          <table:table-cell table:style-name="ce14" office:value-type="float" office:value="-0.07160899" calcext:value-type="float">
            <text:p>-0.07160899</text:p>
          </table:table-cell>
          <table:table-cell table:style-name="ce14" office:value-type="float" office:value="0.19114721" calcext:value-type="float">
            <text:p>0.19114721</text:p>
          </table:table-cell>
        </table:table-row>
        <table:table-row table:style-name="ro1">
          <table:table-cell table:style-name="ce8" office:value-type="string" calcext:value-type="string">
            <text:p>18:08:19.671</text:p>
          </table:table-cell>
          <table:table-cell table:style-name="ce14" office:value-type="float" office:value="-0.05092362" calcext:value-type="float">
            <text:p>-0.05092362</text:p>
          </table:table-cell>
          <table:table-cell table:style-name="ce14" office:value-type="float" office:value="-0.04774887" calcext:value-type="float">
            <text:p>-0.04774887</text:p>
          </table:table-cell>
          <table:table-cell table:style-name="ce14" office:value-type="float" office:value="0.17730592" calcext:value-type="float">
            <text:p>0.17730592</text:p>
          </table:table-cell>
        </table:table-row>
        <table:table-row table:style-name="ro1">
          <table:table-cell table:style-name="ce8" office:value-type="string" calcext:value-type="string">
            <text:p>18:08:19.711</text:p>
          </table:table-cell>
          <table:table-cell table:style-name="ce14" office:value-type="float" office:value="-0.093292214" calcext:value-type="float">
            <text:p>-0.093292214</text:p>
          </table:table-cell>
          <table:table-cell table:style-name="ce14" office:value-type="float" office:value="-0.07527377" calcext:value-type="float">
            <text:p>-0.07527377</text:p>
          </table:table-cell>
          <table:table-cell table:style-name="ce14" office:value-type="float" office:value="0.13386734" calcext:value-type="float">
            <text:p>0.13386734</text:p>
          </table:table-cell>
        </table:table-row>
        <table:table-row table:style-name="ro1">
          <table:table-cell table:style-name="ce8" office:value-type="string" calcext:value-type="string">
            <text:p>18:08:19.751</text:p>
          </table:table-cell>
          <table:table-cell table:style-name="ce14" office:value-type="float" office:value="-0.055838034" calcext:value-type="float">
            <text:p>-0.055838034</text:p>
          </table:table-cell>
          <table:table-cell table:style-name="ce14" office:value-type="float" office:value="-0.122018896" calcext:value-type="float">
            <text:p>-0.122018896</text:p>
          </table:table-cell>
          <table:table-cell table:style-name="ce14" office:value-type="float" office:value="0.15014368" calcext:value-type="float">
            <text:p>0.15014368</text:p>
          </table:table-cell>
        </table:table-row>
        <table:table-row table:style-name="ro1">
          <table:table-cell table:style-name="ce8" office:value-type="string" calcext:value-type="string">
            <text:p>18:08:19.791</text:p>
          </table:table-cell>
          <table:table-cell table:style-name="ce14" office:value-type="float" office:value="-0.051792335" calcext:value-type="float">
            <text:p>-0.051792335</text:p>
          </table:table-cell>
          <table:table-cell table:style-name="ce14" office:value-type="float" office:value="-0.12036388" calcext:value-type="float">
            <text:p>-0.12036388</text:p>
          </table:table-cell>
          <table:table-cell table:style-name="ce14" office:value-type="float" office:value="0.16896722" calcext:value-type="float">
            <text:p>0.16896722</text:p>
          </table:table-cell>
        </table:table-row>
        <table:table-row table:style-name="ro1">
          <table:table-cell table:style-name="ce8" office:value-type="string" calcext:value-type="string">
            <text:p>18:08:19.830</text:p>
          </table:table-cell>
          <table:table-cell table:style-name="ce14" office:value-type="float" office:value="-0.024860162" calcext:value-type="float">
            <text:p>-0.024860162</text:p>
          </table:table-cell>
          <table:table-cell table:style-name="ce14" office:value-type="float" office:value="-0.14260483" calcext:value-type="float">
            <text:p>-0.14260483</text:p>
          </table:table-cell>
          <table:table-cell table:style-name="ce14" office:value-type="float" office:value="0.1520705" calcext:value-type="float">
            <text:p>0.1520705</text:p>
          </table:table-cell>
        </table:table-row>
        <table:table-row table:style-name="ro1">
          <table:table-cell table:style-name="ce8" office:value-type="string" calcext:value-type="string">
            <text:p>18:08:19.868</text:p>
          </table:table-cell>
          <table:table-cell table:style-name="ce14" office:value-type="float" office:value="-0.059507966" calcext:value-type="float">
            <text:p>-0.059507966</text:p>
          </table:table-cell>
          <table:table-cell table:style-name="ce14" office:value-type="float" office:value="-0.06791951" calcext:value-type="float">
            <text:p>-0.06791951</text:p>
          </table:table-cell>
          <table:table-cell table:style-name="ce14" office:value-type="float" office:value="0.11269352" calcext:value-type="float">
            <text:p>0.11269352</text:p>
          </table:table-cell>
        </table:table-row>
        <table:table-row table:style-name="ro1">
          <table:table-cell table:style-name="ce8" office:value-type="string" calcext:value-type="string">
            <text:p>18:08:19.909</text:p>
          </table:table-cell>
          <table:table-cell table:style-name="ce14" office:value-type="float" office:value="0.03740964" calcext:value-type="float">
            <text:p>0.03740964</text:p>
          </table:table-cell>
          <table:table-cell table:style-name="ce14" office:value-type="float" office:value="-0.10045859" calcext:value-type="float">
            <text:p>-0.10045859</text:p>
          </table:table-cell>
          <table:table-cell table:style-name="ce14" office:value-type="float" office:value="0.21568201" calcext:value-type="float">
            <text:p>0.21568201</text:p>
          </table:table-cell>
        </table:table-row>
        <table:table-row table:style-name="ro1">
          <table:table-cell table:style-name="ce8" office:value-type="string" calcext:value-type="string">
            <text:p>18:08:19.949</text:p>
          </table:table-cell>
          <table:table-cell table:style-name="ce14" office:value-type="float" office:value="-0.014231717" calcext:value-type="float">
            <text:p>-0.014231717</text:p>
          </table:table-cell>
          <table:table-cell table:style-name="ce14" office:value-type="float" office:value="-0.06404555" calcext:value-type="float">
            <text:p>-0.06404555</text:p>
          </table:table-cell>
          <table:table-cell table:style-name="ce14" office:value-type="float" office:value="0.11479252" calcext:value-type="float">
            <text:p>0.11479252</text:p>
          </table:table-cell>
        </table:table-row>
        <table:table-row table:style-name="ro1">
          <table:table-cell table:style-name="ce8" office:value-type="string" calcext:value-type="string">
            <text:p>18:08:19.989</text:p>
          </table:table-cell>
          <table:table-cell table:style-name="ce14" office:value-type="float" office:value="-0.033243157" calcext:value-type="float">
            <text:p>-0.033243157</text:p>
          </table:table-cell>
          <table:table-cell table:style-name="ce14" office:value-type="float" office:value="-0.042260114" calcext:value-type="float">
            <text:p>-0.042260114</text:p>
          </table:table-cell>
          <table:table-cell table:style-name="ce14" office:value-type="float" office:value="0.11869412" calcext:value-type="float">
            <text:p>0.11869412</text:p>
          </table:table-cell>
        </table:table-row>
        <table:table-row table:style-name="ro1">
          <table:table-cell table:style-name="ce8" office:value-type="string" calcext:value-type="string">
            <text:p>18:08:20.030</text:p>
          </table:table-cell>
          <table:table-cell table:style-name="ce14" office:value-type="float" office:value="0.07840636" calcext:value-type="float">
            <text:p>0.07840636</text:p>
          </table:table-cell>
          <table:table-cell table:style-name="ce14" office:value-type="float" office:value="-0.07604679" calcext:value-type="float">
            <text:p>-0.07604679</text:p>
          </table:table-cell>
          <table:table-cell table:style-name="ce14" office:value-type="float" office:value="0.18922217" calcext:value-type="float">
            <text:p>0.18922217</text:p>
          </table:table-cell>
        </table:table-row>
        <table:table-row table:style-name="ro1">
          <table:table-cell table:style-name="ce8" office:value-type="string" calcext:value-type="string">
            <text:p>18:08:20.069</text:p>
          </table:table-cell>
          <table:table-cell table:style-name="ce14" office:value-type="float" office:value="-0.012490934" calcext:value-type="float">
            <text:p>-0.012490934</text:p>
          </table:table-cell>
          <table:table-cell table:style-name="ce14" office:value-type="float" office:value="-0.050424546" calcext:value-type="float">
            <text:p>-0.050424546</text:p>
          </table:table-cell>
          <table:table-cell table:style-name="ce14" office:value-type="float" office:value="0.0854855" calcext:value-type="float">
            <text:p>0.0854855</text:p>
          </table:table-cell>
        </table:table-row>
        <table:table-row table:style-name="ro1">
          <table:table-cell table:style-name="ce8" office:value-type="string" calcext:value-type="string">
            <text:p>18:08:20.109</text:p>
          </table:table-cell>
          <table:table-cell table:style-name="ce14" office:value-type="float" office:value="0.016223982" calcext:value-type="float">
            <text:p>0.016223982</text:p>
          </table:table-cell>
          <table:table-cell table:style-name="ce14" office:value-type="float" office:value="-0.05592896" calcext:value-type="float">
            <text:p>-0.05592896</text:p>
          </table:table-cell>
          <table:table-cell table:style-name="ce14" office:value-type="float" office:value="0.15999359" calcext:value-type="float">
            <text:p>0.15999359</text:p>
          </table:table-cell>
        </table:table-row>
        <table:table-row table:style-name="ro1">
          <table:table-cell table:style-name="ce8" office:value-type="string" calcext:value-type="string">
            <text:p>18:08:20.150</text:p>
          </table:table-cell>
          <table:table-cell table:style-name="ce14" office:value-type="float" office:value="0.060084987" calcext:value-type="float">
            <text:p>0.060084987</text:p>
          </table:table-cell>
          <table:table-cell table:style-name="ce14" office:value-type="float" office:value="-0.06901281" calcext:value-type="float">
            <text:p>-0.06901281</text:p>
          </table:table-cell>
          <table:table-cell table:style-name="ce14" office:value-type="float" office:value="0.15607917" calcext:value-type="float">
            <text:p>0.15607917</text:p>
          </table:table-cell>
        </table:table-row>
        <table:table-row table:style-name="ro1">
          <table:table-cell table:style-name="ce8" office:value-type="string" calcext:value-type="string">
            <text:p>18:08:20.190</text:p>
          </table:table-cell>
          <table:table-cell table:style-name="ce14" office:value-type="float" office:value="0.05759209" calcext:value-type="float">
            <text:p>0.05759209</text:p>
          </table:table-cell>
          <table:table-cell table:style-name="ce14" office:value-type="float" office:value="-0.019704284" calcext:value-type="float">
            <text:p>-0.019704284</text:p>
          </table:table-cell>
          <table:table-cell table:style-name="ce14" office:value-type="float" office:value="0.1771656" calcext:value-type="float">
            <text:p>0.1771656</text:p>
          </table:table-cell>
        </table:table-row>
        <table:table-row table:style-name="ro1">
          <table:table-cell table:style-name="ce8" office:value-type="string" calcext:value-type="string">
            <text:p>18:08:20.231</text:p>
          </table:table-cell>
          <table:table-cell table:style-name="ce14" office:value-type="float" office:value="0.06919126" calcext:value-type="float">
            <text:p>0.06919126</text:p>
          </table:table-cell>
          <table:table-cell table:style-name="ce14" office:value-type="float" office:value="-0.060141098" calcext:value-type="float">
            <text:p>-0.060141098</text:p>
          </table:table-cell>
          <table:table-cell table:style-name="ce14" office:value-type="float" office:value="0.14165121" calcext:value-type="float">
            <text:p>0.14165121</text:p>
          </table:table-cell>
        </table:table-row>
        <table:table-row table:style-name="ro1">
          <table:table-cell table:style-name="ce8" office:value-type="string" calcext:value-type="string">
            <text:p>18:08:20.271</text:p>
          </table:table-cell>
          <table:table-cell table:style-name="ce14" office:value-type="float" office:value="0.029752597" calcext:value-type="float">
            <text:p>0.029752597</text:p>
          </table:table-cell>
          <table:table-cell table:style-name="ce14" office:value-type="float" office:value="-0.09851174" calcext:value-type="float">
            <text:p>-0.09851174</text:p>
          </table:table-cell>
          <table:table-cell table:style-name="ce14" office:value-type="float" office:value="0.092989" calcext:value-type="float">
            <text:p>0.092989</text:p>
          </table:table-cell>
        </table:table-row>
        <table:table-row table:style-name="ro1">
          <table:table-cell table:style-name="ce8" office:value-type="string" calcext:value-type="string">
            <text:p>18:08:20.311</text:p>
          </table:table-cell>
          <table:table-cell table:style-name="ce14" office:value-type="float" office:value="0.11444826" calcext:value-type="float">
            <text:p>0.11444826</text:p>
          </table:table-cell>
          <table:table-cell table:style-name="ce14" office:value-type="float" office:value="-0.028455507" calcext:value-type="float">
            <text:p>-0.028455507</text:p>
          </table:table-cell>
          <table:table-cell table:style-name="ce14" office:value-type="float" office:value="0.12148306" calcext:value-type="float">
            <text:p>0.12148306</text:p>
          </table:table-cell>
        </table:table-row>
        <table:table-row table:style-name="ro1">
          <table:table-cell table:style-name="ce8" office:value-type="string" calcext:value-type="string">
            <text:p>18:08:20.350</text:p>
          </table:table-cell>
          <table:table-cell table:style-name="ce14" office:value-type="float" office:value="0.06323294" calcext:value-type="float">
            <text:p>0.06323294</text:p>
          </table:table-cell>
          <table:table-cell table:style-name="ce14" office:value-type="float" office:value="-0.072411716" calcext:value-type="float">
            <text:p>-0.072411716</text:p>
          </table:table-cell>
          <table:table-cell table:style-name="ce14" office:value-type="float" office:value="0.08868043" calcext:value-type="float">
            <text:p>0.08868043</text:p>
          </table:table-cell>
        </table:table-row>
        <table:table-row table:style-name="ro1">
          <table:table-cell table:style-name="ce8" office:value-type="string" calcext:value-type="string">
            <text:p>18:08:20.391</text:p>
          </table:table-cell>
          <table:table-cell table:style-name="ce14" office:value-type="float" office:value="0.090747535" calcext:value-type="float">
            <text:p>0.090747535</text:p>
          </table:table-cell>
          <table:table-cell table:style-name="ce14" office:value-type="float" office:value="-0.11021448" calcext:value-type="float">
            <text:p>-0.11021448</text:p>
          </table:table-cell>
          <table:table-cell table:style-name="ce14" office:value-type="float" office:value="0.12090128" calcext:value-type="float">
            <text:p>0.12090128</text:p>
          </table:table-cell>
        </table:table-row>
        <table:table-row table:style-name="ro1">
          <table:table-cell table:style-name="ce8" office:value-type="string" calcext:value-type="string">
            <text:p>18:08:20.431</text:p>
          </table:table-cell>
          <table:table-cell table:style-name="ce14" office:value-type="float" office:value="0.05991986" calcext:value-type="float">
            <text:p>0.05991986</text:p>
          </table:table-cell>
          <table:table-cell table:style-name="ce14" office:value-type="float" office:value="-0.10358754" calcext:value-type="float">
            <text:p>-0.10358754</text:p>
          </table:table-cell>
          <table:table-cell table:style-name="ce14" office:value-type="float" office:value="0.13759536" calcext:value-type="float">
            <text:p>0.13759536</text:p>
          </table:table-cell>
        </table:table-row>
        <table:table-row table:style-name="ro1">
          <table:table-cell table:style-name="ce8" office:value-type="string" calcext:value-type="string">
            <text:p>18:08:20.470</text:p>
          </table:table-cell>
          <table:table-cell table:style-name="ce14" office:value-type="float" office:value="0.058322422" calcext:value-type="float">
            <text:p>0.058322422</text:p>
          </table:table-cell>
          <table:table-cell table:style-name="ce14" office:value-type="float" office:value="-0.13409793" calcext:value-type="float">
            <text:p>-0.13409793</text:p>
          </table:table-cell>
          <table:table-cell table:style-name="ce14" office:value-type="float" office:value="0.18733679" calcext:value-type="float">
            <text:p>0.18733679</text:p>
          </table:table-cell>
        </table:table-row>
        <table:table-row table:style-name="ro1">
          <table:table-cell table:style-name="ce8" office:value-type="string" calcext:value-type="string">
            <text:p>18:08:20.510</text:p>
          </table:table-cell>
          <table:table-cell table:style-name="ce14" office:value-type="float" office:value="0.032055568" calcext:value-type="float">
            <text:p>0.032055568</text:p>
          </table:table-cell>
          <table:table-cell table:style-name="ce14" office:value-type="float" office:value="-0.106625654" calcext:value-type="float">
            <text:p>-0.106625654</text:p>
          </table:table-cell>
          <table:table-cell table:style-name="ce14" office:value-type="float" office:value="0.1736568" calcext:value-type="float">
            <text:p>0.1736568</text:p>
          </table:table-cell>
        </table:table-row>
        <table:table-row table:style-name="ro1">
          <table:table-cell table:style-name="ce8" office:value-type="string" calcext:value-type="string">
            <text:p>18:08:20.550</text:p>
          </table:table-cell>
          <table:table-cell table:style-name="ce14" office:value-type="float" office:value="-0.0036694966" calcext:value-type="float">
            <text:p>-0.0036694966</text:p>
          </table:table-cell>
          <table:table-cell table:style-name="ce14" office:value-type="float" office:value="-0.09574334" calcext:value-type="float">
            <text:p>-0.09574334</text:p>
          </table:table-cell>
          <table:table-cell table:style-name="ce14" office:value-type="float" office:value="0.20001672" calcext:value-type="float">
            <text:p>0.20001672</text:p>
          </table:table-cell>
        </table:table-row>
        <table:table-row table:style-name="ro1">
          <table:table-cell table:style-name="ce8" office:value-type="string" calcext:value-type="string">
            <text:p>18:08:20.590</text:p>
          </table:table-cell>
          <table:table-cell table:style-name="ce14" office:value-type="float" office:value="0.011419118" calcext:value-type="float">
            <text:p>0.011419118</text:p>
          </table:table-cell>
          <table:table-cell table:style-name="ce14" office:value-type="float" office:value="-0.103966855" calcext:value-type="float">
            <text:p>-0.103966855</text:p>
          </table:table-cell>
          <table:table-cell table:style-name="ce14" office:value-type="float" office:value="0.16617228" calcext:value-type="float">
            <text:p>0.16617228</text:p>
          </table:table-cell>
        </table:table-row>
        <table:table-row table:style-name="ro1">
          <table:table-cell table:style-name="ce8" office:value-type="string" calcext:value-type="string">
            <text:p>18:08:20.630</text:p>
          </table:table-cell>
          <table:table-cell table:style-name="ce14" office:value-type="float" office:value="-0.0044444636" calcext:value-type="float">
            <text:p>-0.0044444636</text:p>
          </table:table-cell>
          <table:table-cell table:style-name="ce14" office:value-type="float" office:value="-0.054239087" calcext:value-type="float">
            <text:p>-0.054239087</text:p>
          </table:table-cell>
          <table:table-cell table:style-name="ce14" office:value-type="float" office:value="0.17372496" calcext:value-type="float">
            <text:p>0.17372496</text:p>
          </table:table-cell>
        </table:table-row>
        <table:table-row table:style-name="ro1">
          <table:table-cell table:style-name="ce8" office:value-type="string" calcext:value-type="string">
            <text:p>18:08:20.670</text:p>
          </table:table-cell>
          <table:table-cell table:style-name="ce14" office:value-type="float" office:value="0.0008339478" calcext:value-type="float">
            <text:p>0.0008339478</text:p>
          </table:table-cell>
          <table:table-cell table:style-name="ce14" office:value-type="float" office:value="-0.11341481" calcext:value-type="float">
            <text:p>-0.11341481</text:p>
          </table:table-cell>
          <table:table-cell table:style-name="ce14" office:value-type="float" office:value="0.16909662" calcext:value-type="float">
            <text:p>0.16909662</text:p>
          </table:table-cell>
        </table:table-row>
        <table:table-row table:style-name="ro1">
          <table:table-cell table:style-name="ce8" office:value-type="string" calcext:value-type="string">
            <text:p>18:08:20.711</text:p>
          </table:table-cell>
          <table:table-cell table:style-name="ce14" office:value-type="float" office:value="0.0047056223" calcext:value-type="float">
            <text:p>0.0047056223</text:p>
          </table:table-cell>
          <table:table-cell table:style-name="ce14" office:value-type="float" office:value="-0.08537406" calcext:value-type="float">
            <text:p>-0.08537406</text:p>
          </table:table-cell>
          <table:table-cell table:style-name="ce14" office:value-type="float" office:value="0.1642719" calcext:value-type="float">
            <text:p>0.1642719</text:p>
          </table:table-cell>
        </table:table-row>
        <table:table-row table:style-name="ro1">
          <table:table-cell table:style-name="ce8" office:value-type="string" calcext:value-type="string">
            <text:p>18:08:20.750</text:p>
          </table:table-cell>
          <table:table-cell table:style-name="ce14" office:value-type="float" office:value="0.046202827" calcext:value-type="float">
            <text:p>0.046202827</text:p>
          </table:table-cell>
          <table:table-cell table:style-name="ce14" office:value-type="float" office:value="-0.15242262" calcext:value-type="float">
            <text:p>-0.15242262</text:p>
          </table:table-cell>
          <table:table-cell table:style-name="ce14" office:value-type="float" office:value="0.2265068" calcext:value-type="float">
            <text:p>0.2265068</text:p>
          </table:table-cell>
        </table:table-row>
        <table:table-row table:style-name="ro1">
          <table:table-cell table:style-name="ce8" office:value-type="string" calcext:value-type="string">
            <text:p>18:08:20.790</text:p>
          </table:table-cell>
          <table:table-cell table:style-name="ce14" office:value-type="float" office:value="-0.010492688" calcext:value-type="float">
            <text:p>-0.010492688</text:p>
          </table:table-cell>
          <table:table-cell table:style-name="ce14" office:value-type="float" office:value="-0.12026141" calcext:value-type="float">
            <text:p>-0.12026141</text:p>
          </table:table-cell>
          <table:table-cell table:style-name="ce14" office:value-type="float" office:value="0.054002676" calcext:value-type="float">
            <text:p>0.054002676</text:p>
          </table:table-cell>
        </table:table-row>
        <table:table-row table:style-name="ro1">
          <table:table-cell table:style-name="ce8" office:value-type="string" calcext:value-type="string">
            <text:p>18:08:20.830</text:p>
          </table:table-cell>
          <table:table-cell table:style-name="ce14" office:value-type="float" office:value="0.078666955" calcext:value-type="float">
            <text:p>0.078666955</text:p>
          </table:table-cell>
          <table:table-cell table:style-name="ce14" office:value-type="float" office:value="-0.09922646" calcext:value-type="float">
            <text:p>-0.09922646</text:p>
          </table:table-cell>
          <table:table-cell table:style-name="ce14" office:value-type="float" office:value="0.074969575" calcext:value-type="float">
            <text:p>0.074969575</text:p>
          </table:table-cell>
        </table:table-row>
        <table:table-row table:style-name="ro1">
          <table:table-cell table:style-name="ce8" office:value-type="string" calcext:value-type="string">
            <text:p>18:08:20.871</text:p>
          </table:table-cell>
          <table:table-cell table:style-name="ce14" office:value-type="float" office:value="0.082665496" calcext:value-type="float">
            <text:p>0.082665496</text:p>
          </table:table-cell>
          <table:table-cell table:style-name="ce14" office:value-type="float" office:value="-0.1807101" calcext:value-type="float">
            <text:p>-0.1807101</text:p>
          </table:table-cell>
          <table:table-cell table:style-name="ce14" office:value-type="float" office:value="0.06483593" calcext:value-type="float">
            <text:p>0.06483593</text:p>
          </table:table-cell>
        </table:table-row>
        <table:table-row table:style-name="ro1">
          <table:table-cell table:style-name="ce8" office:value-type="string" calcext:value-type="string">
            <text:p>18:08:20.908</text:p>
          </table:table-cell>
          <table:table-cell table:style-name="ce14" office:value-type="float" office:value="0.11351028" calcext:value-type="float">
            <text:p>0.11351028</text:p>
          </table:table-cell>
          <table:table-cell table:style-name="ce14" office:value-type="float" office:value="-0.21515374" calcext:value-type="float">
            <text:p>-0.21515374</text:p>
          </table:table-cell>
          <table:table-cell table:style-name="ce14" office:value-type="float" office:value="0.12097446" calcext:value-type="float">
            <text:p>0.12097446</text:p>
          </table:table-cell>
        </table:table-row>
        <table:table-row table:style-name="ro1">
          <table:table-cell table:style-name="ce8" office:value-type="string" calcext:value-type="string">
            <text:p>18:08:20.949</text:p>
          </table:table-cell>
          <table:table-cell table:style-name="ce14" office:value-type="float" office:value="0.08831651" calcext:value-type="float">
            <text:p>0.08831651</text:p>
          </table:table-cell>
          <table:table-cell table:style-name="ce14" office:value-type="float" office:value="-0.25098702" calcext:value-type="float">
            <text:p>-0.25098702</text:p>
          </table:table-cell>
          <table:table-cell table:style-name="ce14" office:value-type="float" office:value="0.11502931" calcext:value-type="float">
            <text:p>0.11502931</text:p>
          </table:table-cell>
        </table:table-row>
        <table:table-row table:style-name="ro1">
          <table:table-cell table:style-name="ce8" office:value-type="string" calcext:value-type="string">
            <text:p>18:08:20.989</text:p>
          </table:table-cell>
          <table:table-cell table:style-name="ce14" office:value-type="float" office:value="0.09882077" calcext:value-type="float">
            <text:p>0.09882077</text:p>
          </table:table-cell>
          <table:table-cell table:style-name="ce14" office:value-type="float" office:value="-0.25203577" calcext:value-type="float">
            <text:p>-0.25203577</text:p>
          </table:table-cell>
          <table:table-cell table:style-name="ce14" office:value-type="float" office:value="0.1013291" calcext:value-type="float">
            <text:p>0.1013291</text:p>
          </table:table-cell>
        </table:table-row>
        <table:table-row table:style-name="ro1">
          <table:table-cell table:style-name="ce8" office:value-type="string" calcext:value-type="string">
            <text:p>18:08:21.030</text:p>
          </table:table-cell>
          <table:table-cell table:style-name="ce14" office:value-type="float" office:value="0.10585764" calcext:value-type="float">
            <text:p>0.10585764</text:p>
          </table:table-cell>
          <table:table-cell table:style-name="ce14" office:value-type="float" office:value="-0.24836539" calcext:value-type="float">
            <text:p>-0.24836539</text:p>
          </table:table-cell>
          <table:table-cell table:style-name="ce14" office:value-type="float" office:value="0.05779777" calcext:value-type="float">
            <text:p>0.05779777</text:p>
          </table:table-cell>
        </table:table-row>
        <table:table-row table:style-name="ro1">
          <table:table-cell table:style-name="ce8" office:value-type="string" calcext:value-type="string">
            <text:p>18:08:21.069</text:p>
          </table:table-cell>
          <table:table-cell table:style-name="ce14" office:value-type="float" office:value="0.07989102" calcext:value-type="float">
            <text:p>0.07989102</text:p>
          </table:table-cell>
          <table:table-cell table:style-name="ce14" office:value-type="float" office:value="-0.29164407" calcext:value-type="float">
            <text:p>-0.29164407</text:p>
          </table:table-cell>
          <table:table-cell table:style-name="ce14" office:value-type="float" office:value="-0.033455644" calcext:value-type="float">
            <text:p>-0.033455644</text:p>
          </table:table-cell>
        </table:table-row>
        <table:table-row table:style-name="ro1">
          <table:table-cell table:style-name="ce8" office:value-type="string" calcext:value-type="string">
            <text:p>18:08:21.109</text:p>
          </table:table-cell>
          <table:table-cell table:style-name="ce14" office:value-type="float" office:value="0.13584234" calcext:value-type="float">
            <text:p>0.13584234</text:p>
          </table:table-cell>
          <table:table-cell table:style-name="ce14" office:value-type="float" office:value="-0.26643473" calcext:value-type="float">
            <text:p>-0.26643473</text:p>
          </table:table-cell>
          <table:table-cell table:style-name="ce14" office:value-type="float" office:value="0.10458233" calcext:value-type="float">
            <text:p>0.10458233</text:p>
          </table:table-cell>
        </table:table-row>
        <table:table-row table:style-name="ro1">
          <table:table-cell table:style-name="ce8" office:value-type="string" calcext:value-type="string">
            <text:p>18:08:21.151</text:p>
          </table:table-cell>
          <table:table-cell table:style-name="ce14" office:value-type="float" office:value="0.093913384" calcext:value-type="float">
            <text:p>0.093913384</text:p>
          </table:table-cell>
          <table:table-cell table:style-name="ce14" office:value-type="float" office:value="-0.26044556" calcext:value-type="float">
            <text:p>-0.26044556</text:p>
          </table:table-cell>
          <table:table-cell table:style-name="ce14" office:value-type="float" office:value="-0.008927681" calcext:value-type="float">
            <text:p>-0.008927681</text:p>
          </table:table-cell>
        </table:table-row>
        <table:table-row table:style-name="ro1">
          <table:table-cell table:style-name="ce8" office:value-type="string" calcext:value-type="string">
            <text:p>18:08:21.191</text:p>
          </table:table-cell>
          <table:table-cell table:style-name="ce14" office:value-type="float" office:value="0.2007574" calcext:value-type="float">
            <text:p>0.2007574</text:p>
          </table:table-cell>
          <table:table-cell table:style-name="ce14" office:value-type="float" office:value="-0.45105144" calcext:value-type="float">
            <text:p>-0.45105144</text:p>
          </table:table-cell>
          <table:table-cell table:style-name="ce14" office:value-type="float" office:value="0.116989486" calcext:value-type="float">
            <text:p>0.116989486</text:p>
          </table:table-cell>
        </table:table-row>
        <table:table-row table:style-name="ro1">
          <table:table-cell table:style-name="ce8" office:value-type="string" calcext:value-type="string">
            <text:p>18:08:21.230</text:p>
          </table:table-cell>
          <table:table-cell table:style-name="ce14" office:value-type="float" office:value="0.18859182" calcext:value-type="float">
            <text:p>0.18859182</text:p>
          </table:table-cell>
          <table:table-cell table:style-name="ce14" office:value-type="float" office:value="-0.45626363" calcext:value-type="float">
            <text:p>-0.45626363</text:p>
          </table:table-cell>
          <table:table-cell table:style-name="ce14" office:value-type="float" office:value="0.14374268" calcext:value-type="float">
            <text:p>0.14374268</text:p>
          </table:table-cell>
        </table:table-row>
        <table:table-row table:style-name="ro1">
          <table:table-cell table:style-name="ce8" office:value-type="string" calcext:value-type="string">
            <text:p>18:08:21.270</text:p>
          </table:table-cell>
          <table:table-cell table:style-name="ce14" office:value-type="float" office:value="0.16072385" calcext:value-type="float">
            <text:p>0.16072385</text:p>
          </table:table-cell>
          <table:table-cell table:style-name="ce14" office:value-type="float" office:value="-0.52203864" calcext:value-type="float">
            <text:p>-0.52203864</text:p>
          </table:table-cell>
          <table:table-cell table:style-name="ce14" office:value-type="float" office:value="0.11904122" calcext:value-type="float">
            <text:p>0.11904122</text:p>
          </table:table-cell>
        </table:table-row>
        <table:table-row table:style-name="ro1">
          <table:table-cell table:style-name="ce8" office:value-type="string" calcext:value-type="string">
            <text:p>18:08:21.311</text:p>
          </table:table-cell>
          <table:table-cell table:style-name="ce14" office:value-type="float" office:value="0.20991026" calcext:value-type="float">
            <text:p>0.20991026</text:p>
          </table:table-cell>
          <table:table-cell table:style-name="ce14" office:value-type="float" office:value="-0.4643416" calcext:value-type="float">
            <text:p>-0.4643416</text:p>
          </table:table-cell>
          <table:table-cell table:style-name="ce14" office:value-type="float" office:value="0.14141442" calcext:value-type="float">
            <text:p>0.14141442</text:p>
          </table:table-cell>
        </table:table-row>
        <table:table-row table:style-name="ro1">
          <table:table-cell table:style-name="ce8" office:value-type="string" calcext:value-type="string">
            <text:p>18:08:21.351</text:p>
          </table:table-cell>
          <table:table-cell table:style-name="ce14" office:value-type="float" office:value="0.119925104" calcext:value-type="float">
            <text:p>0.119925104</text:p>
          </table:table-cell>
          <table:table-cell table:style-name="ce14" office:value-type="float" office:value="-0.4108762" calcext:value-type="float">
            <text:p>-0.4108762</text:p>
          </table:table-cell>
          <table:table-cell table:style-name="ce14" office:value-type="float" office:value="0.041579623" calcext:value-type="float">
            <text:p>0.041579623</text:p>
          </table:table-cell>
        </table:table-row>
        <table:table-row table:style-name="ro1">
          <table:table-cell table:style-name="ce8" office:value-type="string" calcext:value-type="string">
            <text:p>18:08:21.391</text:p>
          </table:table-cell>
          <table:table-cell table:style-name="ce14" office:value-type="float" office:value="0.27360642" calcext:value-type="float">
            <text:p>0.27360642</text:p>
          </table:table-cell>
          <table:table-cell table:style-name="ce14" office:value-type="float" office:value="-0.4965708" calcext:value-type="float">
            <text:p>-0.4965708</text:p>
          </table:table-cell>
          <table:table-cell table:style-name="ce14" office:value-type="float" office:value="0.10224105" calcext:value-type="float">
            <text:p>0.10224105</text:p>
          </table:table-cell>
        </table:table-row>
        <table:table-row table:style-name="ro1">
          <table:table-cell table:style-name="ce8" office:value-type="string" calcext:value-type="string">
            <text:p>18:08:21.430</text:p>
          </table:table-cell>
          <table:table-cell table:style-name="ce14" office:value-type="float" office:value="0.19548893" calcext:value-type="float">
            <text:p>0.19548893</text:p>
          </table:table-cell>
          <table:table-cell table:style-name="ce14" office:value-type="float" office:value="-0.31068325" calcext:value-type="float">
            <text:p>-0.31068325</text:p>
          </table:table-cell>
          <table:table-cell table:style-name="ce14" office:value-type="float" office:value="-0.01872529" calcext:value-type="float">
            <text:p>-0.01872529</text:p>
          </table:table-cell>
        </table:table-row>
        <table:table-row table:style-name="ro1">
          <table:table-cell table:style-name="ce8" office:value-type="string" calcext:value-type="string">
            <text:p>18:08:21.506</text:p>
          </table:table-cell>
          <table:table-cell table:style-name="ce14" office:value-type="float" office:value="0.32161877" calcext:value-type="float">
            <text:p>0.32161877</text:p>
          </table:table-cell>
          <table:table-cell table:style-name="ce14" office:value-type="float" office:value="-0.5032966" calcext:value-type="float">
            <text:p>-0.5032966</text:p>
          </table:table-cell>
          <table:table-cell table:style-name="ce14" office:value-type="float" office:value="0.021159887" calcext:value-type="float">
            <text:p>0.021159887</text:p>
          </table:table-cell>
        </table:table-row>
        <table:table-row table:style-name="ro1">
          <table:table-cell table:style-name="ce8" office:value-type="string" calcext:value-type="string">
            <text:p>18:08:21.539</text:p>
          </table:table-cell>
          <table:table-cell table:style-name="ce14" office:value-type="float" office:value="0.2894569" calcext:value-type="float">
            <text:p>0.2894569</text:p>
          </table:table-cell>
          <table:table-cell table:style-name="ce14" office:value-type="float" office:value="-0.45296693" calcext:value-type="float">
            <text:p>-0.45296693</text:p>
          </table:table-cell>
          <table:table-cell table:style-name="ce14" office:value-type="float" office:value="0.019043922" calcext:value-type="float">
            <text:p>0.019043922</text:p>
          </table:table-cell>
        </table:table-row>
        <table:table-row table:style-name="ro1">
          <table:table-cell table:style-name="ce8" office:value-type="string" calcext:value-type="string">
            <text:p>18:08:21.586</text:p>
          </table:table-cell>
          <table:table-cell table:style-name="ce14" office:value-type="float" office:value="0.26051122" calcext:value-type="float">
            <text:p>0.26051122</text:p>
          </table:table-cell>
          <table:table-cell table:style-name="ce14" office:value-type="float" office:value="-0.40767023" calcext:value-type="float">
            <text:p>-0.40767023</text:p>
          </table:table-cell>
          <table:table-cell table:style-name="ce14" office:value-type="float" office:value="0.01713952" calcext:value-type="float">
            <text:p>0.01713952</text:p>
          </table:table-cell>
        </table:table-row>
        <table:table-row table:style-name="ro1">
          <table:table-cell table:style-name="ce8" office:value-type="string" calcext:value-type="string">
            <text:p>18:08:21.659</text:p>
          </table:table-cell>
          <table:table-cell table:style-name="ce14" office:value-type="float" office:value="0.23446009" calcext:value-type="float">
            <text:p>0.23446009</text:p>
          </table:table-cell>
          <table:table-cell table:style-name="ce14" office:value-type="float" office:value="-0.36690322" calcext:value-type="float">
            <text:p>-0.36690322</text:p>
          </table:table-cell>
          <table:table-cell table:style-name="ce14" office:value-type="float" office:value="0.015425579" calcext:value-type="float">
            <text:p>0.015425579</text:p>
          </table:table-cell>
        </table:table-row>
        <table:table-row table:style-name="ro1">
          <table:table-cell table:style-name="ce8" office:value-type="string" calcext:value-type="string">
            <text:p>18:08:21.735</text:p>
          </table:table-cell>
          <table:table-cell table:style-name="ce14" office:value-type="float" office:value="0.21101408" calcext:value-type="float">
            <text:p>0.21101408</text:p>
          </table:table-cell>
          <table:table-cell table:style-name="ce14" office:value-type="float" office:value="-0.3302129" calcext:value-type="float">
            <text:p>-0.3302129</text:p>
          </table:table-cell>
          <table:table-cell table:style-name="ce14" office:value-type="float" office:value="0.013883035" calcext:value-type="float">
            <text:p>0.013883035</text:p>
          </table:table-cell>
        </table:table-row>
        <table:table-row table:style-name="ro1">
          <table:table-cell table:style-name="ce8" office:value-type="string" calcext:value-type="string">
            <text:p>18:08:21.801</text:p>
          </table:table-cell>
          <table:table-cell table:style-name="ce14" office:value-type="float" office:value="0.18991266" calcext:value-type="float">
            <text:p>0.18991266</text:p>
          </table:table-cell>
          <table:table-cell table:style-name="ce14" office:value-type="float" office:value="-0.2971916" calcext:value-type="float">
            <text:p>-0.2971916</text:p>
          </table:table-cell>
          <table:table-cell table:style-name="ce14" office:value-type="float" office:value="0.012494727" calcext:value-type="float">
            <text:p>0.012494727</text:p>
          </table:table-cell>
        </table:table-row>
        <table:table-row table:style-name="ro1">
          <table:table-cell table:style-name="ce8" office:value-type="string" calcext:value-type="string">
            <text:p>18:08:21.896</text:p>
          </table:table-cell>
          <table:table-cell table:style-name="ce14" office:value-type="float" office:value="0.3860337" calcext:value-type="float">
            <text:p>0.3860337</text:p>
          </table:table-cell>
          <table:table-cell table:style-name="ce14" office:value-type="float" office:value="-0.5063152" calcext:value-type="float">
            <text:p>-0.5063152</text:p>
          </table:table-cell>
          <table:table-cell table:style-name="ce14" office:value-type="float" office:value="-0.45435533" calcext:value-type="float">
            <text:p>-0.45435533</text:p>
          </table:table-cell>
        </table:table-row>
        <table:table-row table:style-name="ro1">
          <table:table-cell table:style-name="ce8" office:value-type="string" calcext:value-type="string">
            <text:p>18:08:22.772</text:p>
          </table:table-cell>
          <table:table-cell table:style-name="ce14" office:value-type="float" office:value="0.34765005" calcext:value-type="float">
            <text:p>0.34765005</text:p>
          </table:table-cell>
          <table:table-cell table:style-name="ce14" office:value-type="float" office:value="-0.42536145" calcext:value-type="float">
            <text:p>-0.42536145</text:p>
          </table:table-cell>
          <table:table-cell table:style-name="ce14" office:value-type="float" office:value="-0.43133187" calcext:value-type="float">
            <text:p>-0.43133187</text:p>
          </table:table-cell>
        </table:table-row>
        <table:table-row table:style-name="ro1">
          <table:table-cell table:style-name="ce8" office:value-type="string" calcext:value-type="string">
            <text:p>18:08:22.823</text:p>
          </table:table-cell>
          <table:table-cell table:style-name="ce14" office:value-type="float" office:value="0.06041924" calcext:value-type="float">
            <text:p>0.06041924</text:p>
          </table:table-cell>
          <table:table-cell table:style-name="ce14" office:value-type="float" office:value="-0.54959774" calcext:value-type="float">
            <text:p>-0.54959774</text:p>
          </table:table-cell>
          <table:table-cell table:style-name="ce14" office:value-type="float" office:value="-0.43478072" calcext:value-type="float">
            <text:p>-0.43478072</text:p>
          </table:table-cell>
        </table:table-row>
        <table:table-row table:style-name="ro1">
          <table:table-cell table:style-name="ce8" office:value-type="string" calcext:value-type="string">
            <text:p>18:08:22.894</text:p>
          </table:table-cell>
          <table:table-cell table:style-name="ce14" office:value-type="float" office:value="-0.05636487" calcext:value-type="float">
            <text:p>-0.05636487</text:p>
          </table:table-cell>
          <table:table-cell table:style-name="ce14" office:value-type="float" office:value="-0.5939544" calcext:value-type="float">
            <text:p>-0.5939544</text:p>
          </table:table-cell>
          <table:table-cell table:style-name="ce14" office:value-type="float" office:value="-0.387787" calcext:value-type="float">
            <text:p>-0.387787</text:p>
          </table:table-cell>
        </table:table-row>
        <table:table-row table:style-name="ro1">
          <table:table-cell table:style-name="ce8" office:value-type="string" calcext:value-type="string">
            <text:p>18:08:22.966</text:p>
          </table:table-cell>
          <table:table-cell table:style-name="ce14" office:value-type="float" office:value="-0.04809167" calcext:value-type="float">
            <text:p>-0.04809167</text:p>
          </table:table-cell>
          <table:table-cell table:style-name="ce14" office:value-type="float" office:value="-0.3029672" calcext:value-type="float">
            <text:p>-0.3029672</text:p>
          </table:table-cell>
          <table:table-cell table:style-name="ce14" office:value-type="float" office:value="-0.31451127" calcext:value-type="float">
            <text:p>-0.31451127</text:p>
          </table:table-cell>
        </table:table-row>
        <table:table-row table:style-name="ro1">
          <table:table-cell table:style-name="ce8" office:value-type="string" calcext:value-type="string">
            <text:p>18:08:23.033</text:p>
          </table:table-cell>
          <table:table-cell table:style-name="ce14" office:value-type="float" office:value="0.011649139" calcext:value-type="float">
            <text:p>0.011649139</text:p>
          </table:table-cell>
          <table:table-cell table:style-name="ce14" office:value-type="float" office:value="-0.30277294" calcext:value-type="float">
            <text:p>-0.30277294</text:p>
          </table:table-cell>
          <table:table-cell table:style-name="ce14" office:value-type="float" office:value="-0.21516463" calcext:value-type="float">
            <text:p>-0.21516463</text:p>
          </table:table-cell>
        </table:table-row>
        <table:table-row table:style-name="ro1">
          <table:table-cell table:style-name="ce8" office:value-type="string" calcext:value-type="string">
            <text:p>18:08:23.106</text:p>
          </table:table-cell>
          <table:table-cell table:style-name="ce14" office:value-type="float" office:value="0.033116058" calcext:value-type="float">
            <text:p>0.033116058</text:p>
          </table:table-cell>
          <table:table-cell table:style-name="ce14" office:value-type="float" office:value="-0.20020562" calcext:value-type="float">
            <text:p>-0.20020562</text:p>
          </table:table-cell>
          <table:table-cell table:style-name="ce14" office:value-type="float" office:value="-0.09762771" calcext:value-type="float">
            <text:p>-0.09762771</text:p>
          </table:table-cell>
        </table:table-row>
        <table:table-row table:style-name="ro1">
          <table:table-cell table:style-name="ce8" office:value-type="string" calcext:value-type="string">
            <text:p>18:08:23.173</text:p>
          </table:table-cell>
          <table:table-cell table:style-name="ce14" office:value-type="float" office:value="0.0014597308" calcext:value-type="float">
            <text:p>0.0014597308</text:p>
          </table:table-cell>
          <table:table-cell table:style-name="ce14" office:value-type="float" office:value="-0.1017427" calcext:value-type="float">
            <text:p>-0.1017427</text:p>
          </table:table-cell>
          <table:table-cell table:style-name="ce14" office:value-type="float" office:value="-0.04106319" calcext:value-type="float">
            <text:p>-0.04106319</text:p>
          </table:table-cell>
        </table:table-row>
        <table:table-row table:style-name="ro1">
          <table:table-cell table:style-name="ce8" office:value-type="string" calcext:value-type="string">
            <text:p>18:08:23.246</text:p>
          </table:table-cell>
          <table:table-cell table:style-name="ce14" office:value-type="float" office:value="0.16039579" calcext:value-type="float">
            <text:p>0.16039579</text:p>
          </table:table-cell>
          <table:table-cell table:style-name="ce14" office:value-type="float" office:value="0.058285125" calcext:value-type="float">
            <text:p>0.058285125</text:p>
          </table:table-cell>
          <table:table-cell table:style-name="ce14" office:value-type="float" office:value="0.03775015" calcext:value-type="float">
            <text:p>0.03775015</text:p>
          </table:table-cell>
        </table:table-row>
        <table:table-row table:style-name="ro1">
          <table:table-cell table:style-name="ce1" office:value-type="string" calcext:value-type="string">
            <text:p>18:08:25.904</text:p>
          </table:table-cell>
          <table:table-cell table:style-name="Default" office:value-type="float" office:value="-0.25752366" calcext:value-type="float">
            <text:p>-0.25752366</text:p>
          </table:table-cell>
          <table:table-cell table:style-name="Default" office:value-type="float" office:value="-0.3193207" calcext:value-type="float">
            <text:p>-0.3193207</text:p>
          </table:table-cell>
          <table:table-cell table:style-name="Default" office:value-type="float" office:value="-0.7880219" calcext:value-type="float">
            <text:p>-0.7880219</text:p>
          </table:table-cell>
        </table:table-row>
        <table:table-row table:style-name="ro1">
          <table:table-cell table:style-name="ce1" office:value-type="string" calcext:value-type="string">
            <text:p>18:08:25.981</text:p>
          </table:table-cell>
          <table:table-cell table:style-name="Default" office:value-type="float" office:value="-0.18716681" calcext:value-type="float">
            <text:p>-0.18716681</text:p>
          </table:table-cell>
          <table:table-cell table:style-name="Default" office:value-type="float" office:value="-0.34891212" calcext:value-type="float">
            <text:p>-0.34891212</text:p>
          </table:table-cell>
          <table:table-cell table:style-name="Default" office:value-type="float" office:value="-0.75448334" calcext:value-type="float">
            <text:p>-0.75448334</text:p>
          </table:table-cell>
        </table:table-row>
        <table:table-row table:style-name="ro1">
          <table:table-cell table:style-name="ce1" office:value-type="string" calcext:value-type="string">
            <text:p>18:08:26.063</text:p>
          </table:table-cell>
          <table:table-cell table:style-name="Default" office:value-type="float" office:value="-0.11329877" calcext:value-type="float">
            <text:p>-0.11329877</text:p>
          </table:table-cell>
          <table:table-cell table:style-name="Default" office:value-type="float" office:value="-0.20569569" calcext:value-type="float">
            <text:p>-0.20569569</text:p>
          </table:table-cell>
          <table:table-cell table:style-name="Default" office:value-type="float" office:value="-0.63684756" calcext:value-type="float">
            <text:p>-0.63684756</text:p>
          </table:table-cell>
        </table:table-row>
        <table:table-row table:style-name="ro1">
          <table:table-cell table:style-name="ce1" office:value-type="string" calcext:value-type="string">
            <text:p>18:08:26.133</text:p>
          </table:table-cell>
          <table:table-cell table:style-name="Default" office:value-type="float" office:value="-0.1210851" calcext:value-type="float">
            <text:p>-0.1210851</text:p>
          </table:table-cell>
          <table:table-cell table:style-name="Default" office:value-type="float" office:value="-0.18820229" calcext:value-type="float">
            <text:p>-0.18820229</text:p>
          </table:table-cell>
          <table:table-cell table:style-name="Default" office:value-type="float" office:value="-0.6160095" calcext:value-type="float">
            <text:p>-0.6160095</text:p>
          </table:table-cell>
        </table:table-row>
        <table:table-row table:style-name="ro1">
          <table:table-cell table:style-name="ce1" office:value-type="string" calcext:value-type="string">
            <text:p>18:08:34.763</text:p>
          </table:table-cell>
          <table:table-cell table:style-name="Default" office:value-type="float" office:value="-0.13622268" calcext:value-type="float">
            <text:p>-0.13622268</text:p>
          </table:table-cell>
          <table:table-cell table:style-name="Default" office:value-type="float" office:value="0.56362575" calcext:value-type="float">
            <text:p>0.56362575</text:p>
          </table:table-cell>
          <table:table-cell table:style-name="Default" office:value-type="float" office:value="0.5993756" calcext:value-type="float">
            <text:p>0.5993756</text:p>
          </table:table-cell>
        </table:table-row>
        <table:table-row table:style-name="ro1">
          <table:table-cell table:style-name="ce1" office:value-type="string" calcext:value-type="string">
            <text:p>18:08:34.833</text:p>
          </table:table-cell>
          <table:table-cell table:style-name="Default" office:value-type="float" office:value="-0.0637137" calcext:value-type="float">
            <text:p>-0.0637137</text:p>
          </table:table-cell>
          <table:table-cell table:style-name="Default" office:value-type="float" office:value="0.55867916" calcext:value-type="float">
            <text:p>0.55867916</text:p>
          </table:table-cell>
          <table:table-cell table:style-name="Default" office:value-type="float" office:value="0.50032675" calcext:value-type="float">
            <text:p>0.50032675</text:p>
          </table:table-cell>
        </table:table-row>
        <table:table-row table:style-name="ro1">
          <table:table-cell table:style-name="ce1" office:value-type="string" calcext:value-type="string">
            <text:p>18:08:34.906</text:p>
          </table:table-cell>
          <table:table-cell table:style-name="Default" office:value-type="float" office:value="0.008575643" calcext:value-type="float">
            <text:p>0.008575643</text:p>
          </table:table-cell>
          <table:table-cell table:style-name="Default" office:value-type="float" office:value="0.6225623" calcext:value-type="float">
            <text:p>0.6225623</text:p>
          </table:table-cell>
          <table:table-cell table:style-name="Default" office:value-type="float" office:value="0.4948986" calcext:value-type="float">
            <text:p>0.4948986</text:p>
          </table:table-cell>
        </table:table-row>
        <table:table-row table:style-name="ro1">
          <table:table-cell table:style-name="ce1" office:value-type="string" calcext:value-type="string">
            <text:p>18:08:34.972</text:p>
          </table:table-cell>
          <table:table-cell table:style-name="Default" office:value-type="float" office:value="0.091873355" calcext:value-type="float">
            <text:p>0.091873355</text:p>
          </table:table-cell>
          <table:table-cell table:style-name="Default" office:value-type="float" office:value="0.4985628" calcext:value-type="float">
            <text:p>0.4985628</text:p>
          </table:table-cell>
          <table:table-cell table:style-name="Default" office:value-type="float" office:value="0.47858745" calcext:value-type="float">
            <text:p>0.47858745</text:p>
          </table:table-cell>
        </table:table-row>
        <table:table-row table:style-name="ro1">
          <table:table-cell table:style-name="ce1" office:value-type="string" calcext:value-type="string">
            <text:p>18:08:35.046</text:p>
          </table:table-cell>
          <table:table-cell table:style-name="Default" office:value-type="float" office:value="0.09696824" calcext:value-type="float">
            <text:p>0.09696824</text:p>
          </table:table-cell>
          <table:table-cell table:style-name="Default" office:value-type="float" office:value="0.53132373" calcext:value-type="float">
            <text:p>0.53132373</text:p>
          </table:table-cell>
          <table:table-cell table:style-name="Default" office:value-type="float" office:value="0.39755002" calcext:value-type="float">
            <text:p>0.39755002</text:p>
          </table:table-cell>
        </table:table-row>
        <table:table-row table:style-name="ro1">
          <table:table-cell table:style-name="ce1" office:value-type="string" calcext:value-type="string">
            <text:p>18:08:35.113</text:p>
          </table:table-cell>
          <table:table-cell table:style-name="Default" office:value-type="float" office:value="0.020254819" calcext:value-type="float">
            <text:p>0.020254819</text:p>
          </table:table-cell>
          <table:table-cell table:style-name="Default" office:value-type="float" office:value="0.3749199" calcext:value-type="float">
            <text:p>0.3749199</text:p>
          </table:table-cell>
          <table:table-cell table:style-name="Default" office:value-type="float" office:value="0.32835162" calcext:value-type="float">
            <text:p>0.32835162</text:p>
          </table:table-cell>
        </table:table-row>
        <table:table-row table:style-name="ro1">
          <table:table-cell table:style-name="ce1" office:value-type="string" calcext:value-type="string">
            <text:p>18:08:35.185</text:p>
          </table:table-cell>
          <table:table-cell table:style-name="Default" office:value-type="float" office:value="-0.028352696" calcext:value-type="float">
            <text:p>-0.028352696</text:p>
          </table:table-cell>
          <table:table-cell table:style-name="Default" office:value-type="float" office:value="0.33391225" calcext:value-type="float">
            <text:p>0.33391225</text:p>
          </table:table-cell>
          <table:table-cell table:style-name="Default" office:value-type="float" office:value="0.32627824" calcext:value-type="float">
            <text:p>0.32627824</text:p>
          </table:table-cell>
        </table:table-row>
        <table:table-row table:style-name="ro1">
          <table:table-cell table:style-name="ce1" office:value-type="string" calcext:value-type="string">
            <text:p>18:08:36.662</text:p>
          </table:table-cell>
          <table:table-cell table:style-name="Default" office:value-type="float" office:value="0.0021681197" calcext:value-type="float">
            <text:p>0.0021681197</text:p>
          </table:table-cell>
          <table:table-cell table:style-name="Default" office:value-type="float" office:value="0.16077496" calcext:value-type="float">
            <text:p>0.16077496</text:p>
          </table:table-cell>
          <table:table-cell table:style-name="Default" office:value-type="float" office:value="0.30793262" calcext:value-type="float">
            <text:p>0.30793262</text:p>
          </table:table-cell>
        </table:table-row>
        <table:table-row table:style-name="ro1">
          <table:table-cell table:style-name="ce1" office:value-type="string" calcext:value-type="string">
            <text:p>18:08:36.710</text:p>
          </table:table-cell>
          <table:table-cell table:style-name="Default" office:value-type="float" office:value="0.008762832" calcext:value-type="float">
            <text:p>0.008762832</text:p>
          </table:table-cell>
          <table:table-cell table:style-name="Default" office:value-type="float" office:value="-0.18665022" calcext:value-type="float">
            <text:p>-0.18665022</text:p>
          </table:table-cell>
          <table:table-cell table:style-name="Default" office:value-type="float" office:value="0.13168041" calcext:value-type="float">
            <text:p>0.13168041</text:p>
          </table:table-cell>
        </table:table-row>
        <table:table-row table:style-name="ro1">
          <table:table-cell table:style-name="ce1" office:value-type="string" calcext:value-type="string">
            <text:p>18:08:36.780</text:p>
          </table:table-cell>
          <table:table-cell table:style-name="Default" office:value-type="float" office:value="0.011182448" calcext:value-type="float">
            <text:p>0.011182448</text:p>
          </table:table-cell>
          <table:table-cell table:style-name="Default" office:value-type="float" office:value="-0.1846844" calcext:value-type="float">
            <text:p>-0.1846844</text:p>
          </table:table-cell>
          <table:table-cell table:style-name="Default" office:value-type="float" office:value="0.15476726" calcext:value-type="float">
            <text:p>0.15476726</text:p>
          </table:table-cell>
        </table:table-row>
        <table:table-row table:style-name="ro1">
          <table:table-cell table:style-name="ce1" office:value-type="string" calcext:value-type="string">
            <text:p>18:08:36.852</text:p>
          </table:table-cell>
          <table:table-cell table:style-name="Default" office:value-type="float" office:value="0.020171626" calcext:value-type="float">
            <text:p>0.020171626</text:p>
          </table:table-cell>
          <table:table-cell table:style-name="Default" office:value-type="float" office:value="-0.10227554" calcext:value-type="float">
            <text:p>-0.10227554</text:p>
          </table:table-cell>
          <table:table-cell table:style-name="Default" office:value-type="float" office:value="0.1254477" calcext:value-type="float">
            <text:p>0.1254477</text:p>
          </table:table-cell>
        </table:table-row>
        <table:table-row table:style-name="ro1">
          <table:table-cell table:style-name="ce1" office:value-type="string" calcext:value-type="string">
            <text:p>18:08:36.920</text:p>
          </table:table-cell>
          <table:table-cell table:style-name="Default" office:value-type="float" office:value="0.019472823" calcext:value-type="float">
            <text:p>0.019472823</text:p>
          </table:table-cell>
          <table:table-cell table:style-name="Default" office:value-type="float" office:value="-0.11511927" calcext:value-type="float">
            <text:p>-0.11511927</text:p>
          </table:table-cell>
          <table:table-cell table:style-name="Default" office:value-type="float" office:value="0.15860611" calcext:value-type="float">
            <text:p>0.15860611</text:p>
          </table:table-cell>
        </table:table-row>
        <table:table-row table:style-name="ro1">
          <table:table-cell table:style-name="ce1" office:value-type="string" calcext:value-type="string">
            <text:p>18:08:36.992</text:p>
          </table:table-cell>
          <table:table-cell table:style-name="Default" office:value-type="float" office:value="-0.00796274" calcext:value-type="float">
            <text:p>-0.00796274</text:p>
          </table:table-cell>
          <table:table-cell table:style-name="Default" office:value-type="float" office:value="-0.09723527" calcext:value-type="float">
            <text:p>-0.09723527</text:p>
          </table:table-cell>
          <table:table-cell table:style-name="Default" office:value-type="float" office:value="0.10429331" calcext:value-type="float">
            <text:p>0.10429331</text:p>
          </table:table-cell>
        </table:table-row>
        <table:table-row table:style-name="ro1">
          <table:table-cell table:style-name="ce1" office:value-type="string" calcext:value-type="string">
            <text:p>18:08:37.061</text:p>
          </table:table-cell>
          <table:table-cell table:style-name="Default" office:value-type="float" office:value="-0.029139126" calcext:value-type="float">
            <text:p>-0.029139126</text:p>
          </table:table-cell>
          <table:table-cell table:style-name="Default" office:value-type="float" office:value="-0.045763705" calcext:value-type="float">
            <text:p>-0.045763705</text:p>
          </table:table-cell>
          <table:table-cell table:style-name="Default" office:value-type="float" office:value="0.07211108" calcext:value-type="float">
            <text:p>0.07211108</text:p>
          </table:table-cell>
        </table:table-row>
        <table:table-row table:style-name="ro1">
          <table:table-cell table:style-name="ce1" office:value-type="string" calcext:value-type="string">
            <text:p>18:08:37.131</text:p>
          </table:table-cell>
          <table:table-cell table:style-name="Default" office:value-type="float" office:value="-0.03457482" calcext:value-type="float">
            <text:p>-0.03457482</text:p>
          </table:table-cell>
          <table:table-cell table:style-name="Default" office:value-type="float" office:value="-0.05700768" calcext:value-type="float">
            <text:p>-0.05700768</text:p>
          </table:table-cell>
          <table:table-cell table:style-name="Default" office:value-type="float" office:value="0.06402109" calcext:value-type="float">
            <text:p>0.06402109</text:p>
          </table:table-cell>
        </table:table-row>
        <table:table-row table:style-name="ro1">
          <table:table-cell table:style-name="ce1" office:value-type="string" calcext:value-type="string">
            <text:p>18:08:38.834</text:p>
          </table:table-cell>
          <table:table-cell table:style-name="Default" office:value-type="float" office:value="-0.024305817" calcext:value-type="float">
            <text:p>-0.024305817</text:p>
          </table:table-cell>
          <table:table-cell table:style-name="Default" office:value-type="float" office:value="-0.0280159" calcext:value-type="float">
            <text:p>-0.0280159</text:p>
          </table:table-cell>
          <table:table-cell table:style-name="Default" office:value-type="float" office:value="0.1268328" calcext:value-type="float">
            <text:p>0.1268328</text:p>
          </table:table-cell>
        </table:table-row>
        <table:table-row table:style-name="ro1">
          <table:table-cell table:style-name="ce1" office:value-type="string" calcext:value-type="string">
            <text:p>18:08:38.904</text:p>
          </table:table-cell>
          <table:table-cell table:style-name="Default" office:value-type="float" office:value="-0.029565664" calcext:value-type="float">
            <text:p>-0.029565664</text:p>
          </table:table-cell>
          <table:table-cell table:style-name="Default" office:value-type="float" office:value="0.024224162" calcext:value-type="float">
            <text:p>0.024224162</text:p>
          </table:table-cell>
          <table:table-cell table:style-name="Default" office:value-type="float" office:value="0.11480875" calcext:value-type="float">
            <text:p>0.11480875</text:p>
          </table:table-cell>
        </table:table-row>
        <table:table-row table:style-name="ro1">
          <table:table-cell table:style-name="ce1" office:value-type="string" calcext:value-type="string">
            <text:p>18:08:38.974</text:p>
          </table:table-cell>
          <table:table-cell table:style-name="Default" office:value-type="float" office:value="-0.02243429" calcext:value-type="float">
            <text:p>-0.02243429</text:p>
          </table:table-cell>
          <table:table-cell table:style-name="Default" office:value-type="float" office:value="0.014770518" calcext:value-type="float">
            <text:p>0.014770518</text:p>
          </table:table-cell>
          <table:table-cell table:style-name="Default" office:value-type="float" office:value="0.118269265" calcext:value-type="float">
            <text:p>0.118269265</text:p>
          </table:table-cell>
        </table:table-row>
        <table:table-row table:style-name="ro1">
          <table:table-cell table:style-name="ce1" office:value-type="string" calcext:value-type="string">
            <text:p>18:08:39.044</text:p>
          </table:table-cell>
          <table:table-cell table:style-name="Default" office:value-type="float" office:value="-0.023926213" calcext:value-type="float">
            <text:p>-0.023926213</text:p>
          </table:table-cell>
          <table:table-cell table:style-name="Default" office:value-type="float" office:value="0.047351055" calcext:value-type="float">
            <text:p>0.047351055</text:p>
          </table:table-cell>
          <table:table-cell table:style-name="Default" office:value-type="float" office:value="0.10248727" calcext:value-type="float">
            <text:p>0.10248727</text:p>
          </table:table-cell>
        </table:table-row>
        <table:table-row table:style-name="ro1">
          <table:table-cell table:style-name="ce1" office:value-type="string" calcext:value-type="string">
            <text:p>18:08:39.114</text:p>
          </table:table-cell>
          <table:table-cell table:style-name="Default" office:value-type="float" office:value="0.0068111327" calcext:value-type="float">
            <text:p>0.0068111327</text:p>
          </table:table-cell>
          <table:table-cell table:style-name="Default" office:value-type="float" office:value="0.06876342" calcext:value-type="float">
            <text:p>0.06876342</text:p>
          </table:table-cell>
          <table:table-cell table:style-name="Default" office:value-type="float" office:value="0.1179466" calcext:value-type="float">
            <text:p>0.1179466</text:p>
          </table:table-cell>
        </table:table-row>
        <table:table-row table:style-name="ro1">
          <table:table-cell table:style-name="ce1" office:value-type="string" calcext:value-type="string">
            <text:p>18:08:39.185</text:p>
          </table:table-cell>
          <table:table-cell table:style-name="Default" office:value-type="float" office:value="0.017555801" calcext:value-type="float">
            <text:p>0.017555801</text:p>
          </table:table-cell>
          <table:table-cell table:style-name="Default" office:value-type="float" office:value="0.093088284" calcext:value-type="float">
            <text:p>0.093088284</text:p>
          </table:table-cell>
          <table:table-cell table:style-name="Default" office:value-type="float" office:value="0.13098095" calcext:value-type="float">
            <text:p>0.13098095</text:p>
          </table:table-cell>
        </table:table-row>
        <table:table-row table:style-name="ro1">
          <table:table-cell table:style-name="ce1" office:value-type="string" calcext:value-type="string">
            <text:p>18:08:39.255</text:p>
          </table:table-cell>
          <table:table-cell table:style-name="Default" office:value-type="float" office:value="0.002616626" calcext:value-type="float">
            <text:p>0.002616626</text:p>
          </table:table-cell>
          <table:table-cell table:style-name="Default" office:value-type="float" office:value="0.13146012" calcext:value-type="float">
            <text:p>0.13146012</text:p>
          </table:table-cell>
          <table:table-cell table:style-name="Default" office:value-type="float" office:value="0.11392779" calcext:value-type="float">
            <text:p>0.11392779</text:p>
          </table:table-cell>
        </table:table-row>
        <table:table-row table:style-name="ro1">
          <table:table-cell table:style-name="ce1" office:value-type="string" calcext:value-type="string">
            <text:p>18:08:40.345</text:p>
          </table:table-cell>
          <table:table-cell table:style-name="Default" office:value-type="float" office:value="0.20450339" calcext:value-type="float">
            <text:p>0.20450339</text:p>
          </table:table-cell>
          <table:table-cell table:style-name="Default" office:value-type="float" office:value="0.53403676" calcext:value-type="float">
            <text:p>0.53403676</text:p>
          </table:table-cell>
          <table:table-cell table:style-name="Default" office:value-type="float" office:value="0.08715418" calcext:value-type="float">
            <text:p>0.08715418</text:p>
          </table:table-cell>
        </table:table-row>
        <table:table-row table:style-name="ro1">
          <table:table-cell table:style-name="ce1" office:value-type="string" calcext:value-type="string">
            <text:p>18:08:40.489</text:p>
          </table:table-cell>
          <table:table-cell table:style-name="Default" office:value-type="float" office:value="0.17658237" calcext:value-type="float">
            <text:p>0.17658237</text:p>
          </table:table-cell>
          <table:table-cell table:style-name="Default" office:value-type="float" office:value="0.47096515" calcext:value-type="float">
            <text:p>0.47096515</text:p>
          </table:table-cell>
          <table:table-cell table:style-name="Default" office:value-type="float" office:value="0.07140754" calcext:value-type="float">
            <text:p>0.07140754</text:p>
          </table:table-cell>
        </table:table-row>
        <table:table-row table:style-name="ro1">
          <table:table-cell table:style-name="ce1" office:value-type="string" calcext:value-type="string">
            <text:p>18:08:40.512</text:p>
          </table:table-cell>
          <table:table-cell table:style-name="Default" office:value-type="float" office:value="0.14815752" calcext:value-type="float">
            <text:p>0.14815752</text:p>
          </table:table-cell>
          <table:table-cell table:style-name="Default" office:value-type="float" office:value="0.46363914" calcext:value-type="float">
            <text:p>0.46363914</text:p>
          </table:table-cell>
          <table:table-cell table:style-name="Default" office:value-type="float" office:value="0.06690351" calcext:value-type="float">
            <text:p>0.06690351</text:p>
          </table:table-cell>
        </table:table-row>
        <table:table-row table:style-name="ro1">
          <table:table-cell table:style-name="ce1" office:value-type="string" calcext:value-type="string">
            <text:p>18:08:40.578</text:p>
          </table:table-cell>
          <table:table-cell table:style-name="Default" office:value-type="float" office:value="0.147624" calcext:value-type="float">
            <text:p>0.147624</text:p>
          </table:table-cell>
          <table:table-cell table:style-name="Default" office:value-type="float" office:value="0.42145002" calcext:value-type="float">
            <text:p>0.42145002</text:p>
          </table:table-cell>
          <table:table-cell table:style-name="Default" office:value-type="float" office:value="0.049226794" calcext:value-type="float">
            <text:p>0.049226794</text:p>
          </table:table-cell>
        </table:table-row>
        <table:table-row table:style-name="ro1">
          <table:table-cell table:style-name="ce1" office:value-type="string" calcext:value-type="string">
            <text:p>18:08:40.619</text:p>
          </table:table-cell>
          <table:table-cell table:style-name="Default" office:value-type="float" office:value="0.1328616" calcext:value-type="float">
            <text:p>0.1328616</text:p>
          </table:table-cell>
          <table:table-cell table:style-name="Default" office:value-type="float" office:value="0.379305" calcext:value-type="float">
            <text:p>0.379305</text:p>
          </table:table-cell>
          <table:table-cell table:style-name="Default" office:value-type="float" office:value="0.044304114" calcext:value-type="float">
            <text:p>0.044304114</text:p>
          </table:table-cell>
        </table:table-row>
        <table:table-row table:style-name="ro1">
          <table:table-cell table:style-name="ce1" office:value-type="string" calcext:value-type="string">
            <text:p>18:08:40.660</text:p>
          </table:table-cell>
          <table:table-cell table:style-name="Default" office:value-type="float" office:value="0.123530515" calcext:value-type="float">
            <text:p>0.123530515</text:p>
          </table:table-cell>
          <table:table-cell table:style-name="Default" office:value-type="float" office:value="0.33258545" calcext:value-type="float">
            <text:p>0.33258545</text:p>
          </table:table-cell>
          <table:table-cell table:style-name="Default" office:value-type="float" office:value="0.053496744" calcext:value-type="float">
            <text:p>0.053496744</text:p>
          </table:table-cell>
        </table:table-row>
        <table:table-row table:style-name="ro1">
          <table:table-cell table:style-name="ce1" office:value-type="string" calcext:value-type="string">
            <text:p>18:08:40.703</text:p>
          </table:table-cell>
          <table:table-cell table:style-name="Default" office:value-type="float" office:value="0.11381419" calcext:value-type="float">
            <text:p>0.11381419</text:p>
          </table:table-cell>
          <table:table-cell table:style-name="Default" office:value-type="float" office:value="0.29031813" calcext:value-type="float">
            <text:p>0.29031813</text:p>
          </table:table-cell>
          <table:table-cell table:style-name="Default" office:value-type="float" office:value="0.03847907" calcext:value-type="float">
            <text:p>0.03847907</text:p>
          </table:table-cell>
        </table:table-row>
        <table:table-row table:style-name="ro1">
          <table:table-cell table:style-name="ce1" office:value-type="string" calcext:value-type="string">
            <text:p>18:08:40.746</text:p>
          </table:table-cell>
          <table:table-cell table:style-name="Default" office:value-type="float" office:value="0.10748648" calcext:value-type="float">
            <text:p>0.10748648</text:p>
          </table:table-cell>
          <table:table-cell table:style-name="Default" office:value-type="float" office:value="0.26897675" calcext:value-type="float">
            <text:p>0.26897675</text:p>
          </table:table-cell>
          <table:table-cell table:style-name="Default" office:value-type="float" office:value="0.03682839" calcext:value-type="float">
            <text:p>0.03682839</text:p>
          </table:table-cell>
        </table:table-row>
        <table:table-row table:style-name="ro1">
          <table:table-cell table:style-name="ce1" office:value-type="string" calcext:value-type="string">
            <text:p>18:08:40.779</text:p>
          </table:table-cell>
          <table:table-cell table:style-name="Default" office:value-type="float" office:value="0.09761673" calcext:value-type="float">
            <text:p>0.09761673</text:p>
          </table:table-cell>
          <table:table-cell table:style-name="Default" office:value-type="float" office:value="0.2365859" calcext:value-type="float">
            <text:p>0.2365859</text:p>
          </table:table-cell>
          <table:table-cell table:style-name="Default" office:value-type="float" office:value="0.040396605" calcext:value-type="float">
            <text:p>0.040396605</text:p>
          </table:table-cell>
        </table:table-row>
        <table:table-row table:style-name="ro1">
          <table:table-cell table:style-name="ce1" office:value-type="string" calcext:value-type="string">
            <text:p>18:08:40.819</text:p>
          </table:table-cell>
          <table:table-cell table:style-name="Default" office:value-type="float" office:value="0.08368026" calcext:value-type="float">
            <text:p>0.08368026</text:p>
          </table:table-cell>
          <table:table-cell table:style-name="Default" office:value-type="float" office:value="0.21688236" calcext:value-type="float">
            <text:p>0.21688236</text:p>
          </table:table-cell>
          <table:table-cell table:style-name="Default" office:value-type="float" office:value="0.033061013" calcext:value-type="float">
            <text:p>0.033061013</text:p>
          </table:table-cell>
        </table:table-row>
        <table:table-row table:style-name="ro1">
          <table:table-cell table:style-name="ce1" office:value-type="string" calcext:value-type="string">
            <text:p>18:08:40.859</text:p>
          </table:table-cell>
          <table:table-cell table:style-name="Default" office:value-type="float" office:value="0.08629855" calcext:value-type="float">
            <text:p>0.08629855</text:p>
          </table:table-cell>
          <table:table-cell table:style-name="Default" office:value-type="float" office:value="0.19936897" calcext:value-type="float">
            <text:p>0.19936897</text:p>
          </table:table-cell>
          <table:table-cell table:style-name="Default" office:value-type="float" office:value="0.038104475" calcext:value-type="float">
            <text:p>0.038104475</text:p>
          </table:table-cell>
        </table:table-row>
        <table:table-row table:style-name="ro1">
          <table:table-cell table:style-name="ce1" office:value-type="string" calcext:value-type="string">
            <text:p>18:08:40.899</text:p>
          </table:table-cell>
          <table:table-cell table:style-name="Default" office:value-type="float" office:value="0.074812256" calcext:value-type="float">
            <text:p>0.074812256</text:p>
          </table:table-cell>
          <table:table-cell table:style-name="Default" office:value-type="float" office:value="0.1829477" calcext:value-type="float">
            <text:p>0.1829477</text:p>
          </table:table-cell>
          <table:table-cell table:style-name="Default" office:value-type="float" office:value="0.024406357" calcext:value-type="float">
            <text:p>0.024406357</text:p>
          </table:table-cell>
        </table:table-row>
        <table:table-row table:style-name="ro1">
          <table:table-cell table:style-name="ce1" office:value-type="string" calcext:value-type="string">
            <text:p>18:08:40.940</text:p>
          </table:table-cell>
          <table:table-cell table:style-name="Default" office:value-type="float" office:value="0.07655955" calcext:value-type="float">
            <text:p>0.07655955</text:p>
          </table:table-cell>
          <table:table-cell table:style-name="Default" office:value-type="float" office:value="0.15850057" calcext:value-type="float">
            <text:p>0.15850057</text:p>
          </table:table-cell>
          <table:table-cell table:style-name="Default" office:value-type="float" office:value="0.016033037" calcext:value-type="float">
            <text:p>0.016033037</text:p>
          </table:table-cell>
        </table:table-row>
        <table:table-row table:style-name="ro1">
          <table:table-cell table:style-name="ce1" office:value-type="string" calcext:value-type="string">
            <text:p>18:08:40.980</text:p>
          </table:table-cell>
          <table:table-cell table:style-name="Default" office:value-type="float" office:value="0.06319069" calcext:value-type="float">
            <text:p>0.06319069</text:p>
          </table:table-cell>
          <table:table-cell table:style-name="Default" office:value-type="float" office:value="0.14352943" calcext:value-type="float">
            <text:p>0.14352943</text:p>
          </table:table-cell>
          <table:table-cell table:style-name="Default" office:value-type="float" office:value="0.0062998044" calcext:value-type="float">
            <text:p>0.0062998044</text:p>
          </table:table-cell>
        </table:table-row>
        <table:table-row table:style-name="ro1">
          <table:table-cell table:style-name="ce1" office:value-type="string" calcext:value-type="string">
            <text:p>18:08:41.020</text:p>
          </table:table-cell>
          <table:table-cell table:style-name="Default" office:value-type="float" office:value="0.056212436" calcext:value-type="float">
            <text:p>0.056212436</text:p>
          </table:table-cell>
          <table:table-cell table:style-name="Default" office:value-type="float" office:value="0.13159347" calcext:value-type="float">
            <text:p>0.13159347</text:p>
          </table:table-cell>
          <table:table-cell table:style-name="Default" office:value-type="float" office:value="0.0036923012" calcext:value-type="float">
            <text:p>0.0036923012</text:p>
          </table:table-cell>
        </table:table-row>
        <table:table-row table:style-name="ro1">
          <table:table-cell table:style-name="ce1" office:value-type="string" calcext:value-type="string">
            <text:p>18:08:41.060</text:p>
          </table:table-cell>
          <table:table-cell table:style-name="Default" office:value-type="float" office:value="0.053008184" calcext:value-type="float">
            <text:p>0.053008184</text:p>
          </table:table-cell>
          <table:table-cell table:style-name="Default" office:value-type="float" office:value="0.12019194" calcext:value-type="float">
            <text:p>0.12019194</text:p>
          </table:table-cell>
          <table:table-cell table:style-name="Default" office:value-type="float" office:value="0.005520364" calcext:value-type="float">
            <text:p>0.005520364</text:p>
          </table:table-cell>
        </table:table-row>
        <table:table-row table:style-name="ro1">
          <table:table-cell table:style-name="ce1" office:value-type="string" calcext:value-type="string">
            <text:p>18:08:41.098</text:p>
          </table:table-cell>
          <table:table-cell table:style-name="Default" office:value-type="float" office:value="0.049245477" calcext:value-type="float">
            <text:p>0.049245477</text:p>
          </table:table-cell>
          <table:table-cell table:style-name="Default" office:value-type="float" office:value="0.0971864" calcext:value-type="float">
            <text:p>0.0971864</text:p>
          </table:table-cell>
          <table:table-cell table:style-name="Default" office:value-type="float" office:value="0.005407751" calcext:value-type="float">
            <text:p>0.005407751</text:p>
          </table:table-cell>
        </table:table-row>
        <table:table-row table:style-name="ro1">
          <table:table-cell table:style-name="ce1" office:value-type="string" calcext:value-type="string">
            <text:p>18:08:41.138</text:p>
          </table:table-cell>
          <table:table-cell table:style-name="Default" office:value-type="float" office:value="0.04541956" calcext:value-type="float">
            <text:p>0.04541956</text:p>
          </table:table-cell>
          <table:table-cell table:style-name="Default" office:value-type="float" office:value="0.11317576" calcext:value-type="float">
            <text:p>0.11317576</text:p>
          </table:table-cell>
          <table:table-cell table:style-name="Default" office:value-type="float" office:value="0.0015710369" calcext:value-type="float">
            <text:p>0.0015710369</text:p>
          </table:table-cell>
        </table:table-row>
        <table:table-row table:style-name="ro1">
          <table:table-cell table:style-name="ce1" office:value-type="string" calcext:value-type="string">
            <text:p>18:08:41.180</text:p>
          </table:table-cell>
          <table:table-cell table:style-name="Default" office:value-type="float" office:value="0.049227208" calcext:value-type="float">
            <text:p>0.049227208</text:p>
          </table:table-cell>
          <table:table-cell table:style-name="Default" office:value-type="float" office:value="0.08010525" calcext:value-type="float">
            <text:p>0.08010525</text:p>
          </table:table-cell>
          <table:table-cell table:style-name="Default" office:value-type="float" office:value="0.009983353" calcext:value-type="float">
            <text:p>0.009983353</text:p>
          </table:table-cell>
        </table:table-row>
        <table:table-row table:style-name="ro1">
          <table:table-cell table:style-name="ce1" office:value-type="string" calcext:value-type="string">
            <text:p>18:08:41.220</text:p>
          </table:table-cell>
          <table:table-cell table:style-name="Default" office:value-type="float" office:value="0.04408476" calcext:value-type="float">
            <text:p>0.04408476</text:p>
          </table:table-cell>
          <table:table-cell table:style-name="Default" office:value-type="float" office:value="0.07692873" calcext:value-type="float">
            <text:p>0.07692873</text:p>
          </table:table-cell>
          <table:table-cell table:style-name="Default" office:value-type="float" office:value="0.0034917765" calcext:value-type="float">
            <text:p>0.0034917765</text:p>
          </table:table-cell>
        </table:table-row>
        <table:table-row table:style-name="ro1">
          <table:table-cell table:style-name="ce1" office:value-type="string" calcext:value-type="string">
            <text:p>18:08:41.260</text:p>
          </table:table-cell>
          <table:table-cell table:style-name="Default" office:value-type="float" office:value="0.048465345" calcext:value-type="float">
            <text:p>0.048465345</text:p>
          </table:table-cell>
          <table:table-cell table:style-name="Default" office:value-type="float" office:value="0.06835695" calcext:value-type="float">
            <text:p>0.06835695</text:p>
          </table:table-cell>
          <table:table-cell table:style-name="Default" office:value-type="float" office:value="-0.06782902" calcext:value-type="float">
            <text:p>-0.06782902</text:p>
          </table:table-cell>
        </table:table-row>
        <table:table-row table:style-name="ro1">
          <table:table-cell table:style-name="ce1" office:value-type="string" calcext:value-type="string">
            <text:p>18:08:41.300</text:p>
          </table:table-cell>
          <table:table-cell table:style-name="Default" office:value-type="float" office:value="0.04493717" calcext:value-type="float">
            <text:p>0.04493717</text:p>
          </table:table-cell>
          <table:table-cell table:style-name="Default" office:value-type="float" office:value="0.042624768" calcext:value-type="float">
            <text:p>0.042624768</text:p>
          </table:table-cell>
          <table:table-cell table:style-name="Default" office:value-type="float" office:value="0.0066296686" calcext:value-type="float">
            <text:p>0.0066296686</text:p>
          </table:table-cell>
        </table:table-row>
        <table:table-row table:style-name="ro1">
          <table:table-cell table:style-name="ce1" office:value-type="string" calcext:value-type="string">
            <text:p>18:08:41.340</text:p>
          </table:table-cell>
          <table:table-cell table:style-name="Default" office:value-type="float" office:value="0.04967198" calcext:value-type="float">
            <text:p>0.04967198</text:p>
          </table:table-cell>
          <table:table-cell table:style-name="Default" office:value-type="float" office:value="0.054402318" calcext:value-type="float">
            <text:p>0.054402318</text:p>
          </table:table-cell>
          <table:table-cell table:style-name="Default" office:value-type="float" office:value="0.012338692" calcext:value-type="float">
            <text:p>0.0123386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 style:data-style-name="N2" text:time-value="08:17:52.9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7T09:07:51.356000000</dc:date>
    <meta:editing-duration>PT56M12S</meta:editing-duration>
    <meta:editing-cycles>2</meta:editing-cycles>
    <meta:generator>LibreOffice/6.0.4.2$Windows_X86_64 LibreOffice_project/9b0d9b32d5dcda91d2f1a96dc04c645c450872bf</meta:generator>
    <meta:document-statistic meta:table-count="1" meta:cell-count="7784" meta:object-count="0"/>
  </office:meta>
</office:document-meta>
</file>